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53.94pt"/>
    </style:style>
    <style:style style:name="co6" style:family="table-column">
      <style:table-column-properties fo:break-before="auto" style:column-width="59.56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61.91pt"/>
    </style:style>
    <style:style style:name="co9" style:family="table-column">
      <style:table-column-properties fo:break-before="auto" style:column-width="14.54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31.75pt"/>
    </style:style>
    <style:style style:name="co12" style:family="table-column">
      <style:table-column-properties fo:break-before="auto" style:column-width="32.29pt"/>
    </style:style>
    <style:style style:name="co13" style:family="table-column">
      <style:table-column-properties fo:break-before="auto" style:column-width="29.14pt"/>
    </style:style>
    <style:style style:name="co14" style:family="table-column">
      <style:table-column-properties fo:break-before="auto" style:column-width="11.45pt"/>
    </style:style>
    <style:style style:name="co15" style:family="table-column">
      <style:table-column-properties fo:break-before="auto" style:column-width="52.1pt"/>
    </style:style>
    <style:style style:name="co16" style:family="table-column">
      <style:table-column-properties fo:break-before="auto" style:column-width="52.61pt"/>
    </style:style>
    <style:style style:name="co17" style:family="table-column">
      <style:table-column-properties fo:break-before="auto" style:column-width="53.09pt"/>
    </style:style>
    <style:style style:name="co18" style:family="table-column">
      <style:table-column-properties fo:break-before="auto" style:column-width="9.89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rawAccX</text:p>
          </table:table-cell>
          <table:table-cell table:style-name="ce1" office:value-type="string" calcext:value-type="string">
            <text:p>rawAccY</text:p>
          </table:table-cell>
          <table:table-cell table:style-name="ce1" office:value-type="string" calcext:value-type="string">
            <text:p>rawAccZ</text:p>
          </table:table-cell>
          <table:table-cell table:style-name="ce1" office:value-type="string" calcext:value-type="string">
            <text:p>rawMagX</text:p>
          </table:table-cell>
          <table:table-cell table:style-name="ce1" office:value-type="string" calcext:value-type="string">
            <text:p>rawMagY</text:p>
          </table:table-cell>
          <table:table-cell table:style-name="ce1" office:value-type="string" calcext:value-type="string">
            <text:p>rawMagZ</text:p>
          </table:table-cell>
          <table:table-cell table:style-name="ce1" office:value-type="string" calcext:value-type="string">
            <text:p>accX</text:p>
          </table:table-cell>
          <table:table-cell table:style-name="ce1" office:value-type="string" calcext:value-type="string">
            <text:p>accY</text:p>
          </table:table-cell>
          <table:table-cell table:style-name="ce1" office:value-type="string" calcext:value-type="string">
            <text:p>accZ</text:p>
          </table:table-cell>
          <table:table-cell table:style-name="ce1" office:value-type="string" calcext:value-type="string">
            <text:p>magX</text:p>
          </table:table-cell>
          <table:table-cell table:style-name="ce1" office:value-type="string" calcext:value-type="string">
            <text:p>magY</text:p>
          </table:table-cell>
          <table:table-cell table:style-name="ce1" office:value-type="string" calcext:value-type="string">
            <text:p>magZ</text:p>
          </table:table-cell>
          <table:table-cell table:style-name="ce1" office:value-type="string" calcext:value-type="string">
            <text:p>accNorm</text:p>
          </table:table-cell>
          <table:table-cell table:style-name="ce1" office:value-type="string" calcext:value-type="string">
            <text:p>magNorm</text:p>
          </table:table-cell>
          <table:table-cell table:style-name="ce1"/>
          <table:table-cell/>
          <table:table-cell table:style-name="ce1" office:value-type="string" calcext:value-type="string">
            <text:p>MagX</text:p>
          </table:table-cell>
          <table:table-cell table:style-name="ce1" office:value-type="string" calcext:value-type="string">
            <text:p>MagY</text:p>
          </table:table-cell>
          <table:table-cell table:style-name="ce1" office:value-type="string" calcext:value-type="string">
            <text:p>MagZ</text:p>
          </table:table-cell>
          <table:table-cell table:style-name="ce1"/>
          <table:table-cell table:style-name="ce1" office:value-type="string" calcext:value-type="string">
            <text:p>new AccX</text:p>
          </table:table-cell>
          <table:table-cell table:style-name="ce1" office:value-type="string" calcext:value-type="string">
            <text:p>new AccY</text:p>
          </table:table-cell>
          <table:table-cell table:style-name="ce1" office:value-type="string" calcext:value-type="string">
            <text:p>new AccZ</text:p>
          </table:table-cell>
          <table:table-cell table:style-name="ce1"/>
          <table:table-cell table:style-name="ce1" office:value-type="string" calcext:value-type="string">
            <text:p>new MagX</text:p>
          </table:table-cell>
          <table:table-cell table:style-name="ce1" office:value-type="string" calcext:value-type="string">
            <text:p>new MagY</text:p>
          </table:table-cell>
          <table:table-cell table:style-name="ce1" office:value-type="string" calcext:value-type="string">
            <text:p>new MagZ</text:p>
          </table:table-cell>
          <table:table-cell table:style-name="ce1"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32" calcext:value-type="float">
            <text:p>-132</text:p>
          </table:table-cell>
          <table:table-cell office:value-type="float" office:value="1016" calcext:value-type="float">
            <text:p>1016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-355" calcext:value-type="float">
            <text:p>-355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194172" calcext:value-type="float">
            <text:p>-0.194172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3.15" calcext:value-type="float">
            <text:p>3.1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0.053496" calcext:value-type="float">
            <text:p>10.053496</text:p>
          </table:table-cell>
          <table:table-cell office:value-type="float" office:value="383.669128" calcext:value-type="float">
            <text:p>383.669128</text:p>
          </table:table-cell>
          <table:table-cell/>
          <table:table-cell office:value-type="string" calcext:value-type="string">
            <text:p>Coe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/>
          <table:table-cell table:formula="of:=[.$Q$7]+([.$Q$6]*[.G2])" office:value-type="float" office:value="-0.00295599999999999" calcext:value-type="float">
            <text:p>-0.002956</text:p>
          </table:table-cell>
          <table:table-cell table:formula="of:=[.$R$7]+([.$R$6]*[.H2])" office:value-type="float" office:value="-0.194172" calcext:value-type="float">
            <text:p>-0.194172</text:p>
          </table:table-cell>
          <table:table-cell table:formula="of:=[.$S$7]+([.$S$6]*[.I2])" office:value-type="float" office:value="1.494534" calcext:value-type="float">
            <text:p>1.494534</text:p>
          </table:table-cell>
          <table:table-cell/>
          <table:table-cell table:formula="of:=[.$Q$3]+([.$Q$2]*[.J2])" office:value-type="float" office:value="33.600001" calcext:value-type="float">
            <text:p>33.600001</text:p>
          </table:table-cell>
          <table:table-cell table:formula="of:=[.$R$3]+([.$R$2]*[.K2])" office:value-type="float" office:value="-15.1925" calcext:value-type="float">
            <text:p>-15.1925</text:p>
          </table:table-cell>
          <table:table-cell table:formula="of:=[.$S$3]+([.$S$2]*[.L2])" office:value-type="float" office:value="-60.9125021" calcext:value-type="float">
            <text:p>-60.9125021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60" calcext:value-type="float">
            <text:p>60</text:p>
          </table:table-cell>
          <table:table-cell office:value-type="float" office:value="940" calcext:value-type="float">
            <text:p>940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-370" calcext:value-type="float">
            <text:p>-370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1.382738" calcext:value-type="float">
            <text:p>1.382738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10.8" calcext:value-type="float">
            <text:p>10.8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9.242341" calcext:value-type="float">
            <text:p>9.242341</text:p>
          </table:table-cell>
          <table:table-cell office:value-type="float" office:value="410.673837" calcext:value-type="float">
            <text:p>410.673837</text:p>
          </table:table-cell>
          <table:table-cell/>
          <table:table-cell office:value-type="string" calcext:value-type="string">
            <text:p>Offset</text:p>
          </table:table-cell>
          <table:table-cell office:value-type="float" office:value="12" calcext:value-type="float">
            <text:p>12</text:p>
          </table:table-cell>
          <table:table-cell office:value-type="float" office:value="-18.5" calcext:value-type="float">
            <text:p>-18.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$Q$7]+([.$Q$6]*[.G3])" office:value-type="float" office:value="0.00292800000000001" calcext:value-type="float">
            <text:p>0.002928</text:p>
          </table:table-cell>
          <table:table-cell table:formula="of:=[.$R$7]+([.$R$6]*[.H3])" office:value-type="float" office:value="0.08826" calcext:value-type="float">
            <text:p>0.08826</text:p>
          </table:table-cell>
          <table:table-cell table:formula="of:=[.$S$7]+([.$S$6]*[.I3])" office:value-type="float" office:value="1.382738" calcext:value-type="float">
            <text:p>1.382738</text:p>
          </table:table-cell>
          <table:table-cell/>
          <table:table-cell table:formula="of:=[.$Q$3]+([.$Q$2]*[.J3])" office:value-type="float" office:value="36.450001" calcext:value-type="float">
            <text:p>36.450001</text:p>
          </table:table-cell>
          <table:table-cell table:formula="of:=[.$R$3]+([.$R$2]*[.K3])" office:value-type="float" office:value="-7.16" calcext:value-type="float">
            <text:p>-7.16</text:p>
          </table:table-cell>
          <table:table-cell table:formula="of:=[.$S$3]+([.$S$2]*[.L3])" office:value-type="float" office:value="-63.2750021" calcext:value-type="float">
            <text:p>-63.2750021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988" calcext:value-type="float">
            <text:p>988</text:p>
          </table:table-cell>
          <table:table-cell office:value-type="float" office:value="158" calcext:value-type="float">
            <text:p>158</text:p>
          </table:table-cell>
          <table:table-cell office:value-type="float" office:value="66" calcext:value-type="float">
            <text:p>66</text:p>
          </table:table-cell>
          <table:table-cell office:value-type="float" office:value="-377" calcext:value-type="float">
            <text:p>-377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9.9" calcext:value-type="float">
            <text:p>9.9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9.708326" calcext:value-type="float">
            <text:p>9.708326</text:p>
          </table:table-cell>
          <table:table-cell office:value-type="float" office:value="414.064005" calcext:value-type="float">
            <text:p>414.064005</text:p>
          </table:table-cell>
          <table:table-cell table:number-columns-repeated="6"/>
          <table:table-cell table:formula="of:=[.$Q$7]+([.$Q$6]*[.G4])" office:value-type="float" office:value="-0.020608" calcext:value-type="float">
            <text:p>-0.020608</text:p>
          </table:table-cell>
          <table:table-cell table:formula="of:=[.$R$7]+([.$R$6]*[.H4])" office:value-type="float" office:value="-0.05884" calcext:value-type="float">
            <text:p>-0.05884</text:p>
          </table:table-cell>
          <table:table-cell table:formula="of:=[.$S$7]+([.$S$6]*[.I4])" office:value-type="float" office:value="1.453346" calcext:value-type="float">
            <text:p>1.453346</text:p>
          </table:table-cell>
          <table:table-cell/>
          <table:table-cell table:formula="of:=[.$Q$3]+([.$Q$2]*[.J4])" office:value-type="float" office:value="35.700001" calcext:value-type="float">
            <text:p>35.700001</text:p>
          </table:table-cell>
          <table:table-cell table:formula="of:=[.$R$3]+([.$R$2]*[.K4])" office:value-type="float" office:value="-8.105" calcext:value-type="float">
            <text:p>-8.105</text:p>
          </table:table-cell>
          <table:table-cell table:formula="of:=[.$S$3]+([.$S$2]*[.L4])" office:value-type="float" office:value="-64.3775021" calcext:value-type="float">
            <text:p>-64.377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2" calcext:value-type="float">
            <text:p>-32</text:p>
          </table:table-cell>
          <table:table-cell office:value-type="float" office:value="984" calcext:value-type="float">
            <text:p>984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office:value-type="float" office:value="-374" calcext:value-type="float">
            <text:p>-37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9.15" calcext:value-type="float">
            <text:p>9.15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9.656837" calcext:value-type="float">
            <text:p>9.656837</text:p>
          </table:table-cell>
          <table:table-cell office:value-type="float" office:value="414.512967" calcext:value-type="float">
            <text:p>414.512967</text:p>
          </table:table-cell>
          <table:table-cell table:number-columns-repeated="2"/>
          <table:table-cell table:style-name="ce1" office:value-type="string" calcext:value-type="string">
            <text:p>AccX</text:p>
          </table:table-cell>
          <table:table-cell table:style-name="ce1" office:value-type="string" calcext:value-type="string">
            <text:p>AccY</text:p>
          </table:table-cell>
          <table:table-cell table:style-name="ce1" office:value-type="string" calcext:value-type="string">
            <text:p>AccZ</text:p>
          </table:table-cell>
          <table:table-cell/>
          <table:table-cell table:formula="of:=[.$Q$7]+([.$Q$6]*[.G5])" office:value-type="float" office:value="0.02058" calcext:value-type="float">
            <text:p>0.02058</text:p>
          </table:table-cell>
          <table:table-cell table:formula="of:=[.$R$7]+([.$R$6]*[.H5])" office:value-type="float" office:value="-0.047072" calcext:value-type="float">
            <text:p>-0.047072</text:p>
          </table:table-cell>
          <table:table-cell table:formula="of:=[.$S$7]+([.$S$6]*[.I5])" office:value-type="float" office:value="1.447462" calcext:value-type="float">
            <text:p>1.447462</text:p>
          </table:table-cell>
          <table:table-cell/>
          <table:table-cell table:formula="of:=[.$Q$3]+([.$Q$2]*[.J5])" office:value-type="float" office:value="37.200001" calcext:value-type="float">
            <text:p>37.200001</text:p>
          </table:table-cell>
          <table:table-cell table:formula="of:=[.$R$3]+([.$R$2]*[.K5])" office:value-type="float" office:value="-8.8925" calcext:value-type="float">
            <text:p>-8.8925</text:p>
          </table:table-cell>
          <table:table-cell table:formula="of:=[.$S$3]+([.$S$2]*[.L5])" office:value-type="float" office:value="-63.9050021" calcext:value-type="float">
            <text:p>-63.9050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32" calcext:value-type="float">
            <text:p>-32</text:p>
          </table:table-cell>
          <table:table-cell office:value-type="float" office:value="996" calcext:value-type="float">
            <text:p>996</text:p>
          </table:table-cell>
          <table:table-cell office:value-type="float" office:value="167" calcext:value-type="float">
            <text:p>167</text:p>
          </table:table-cell>
          <table:table-cell office:value-type="float" office:value="59" calcext:value-type="float">
            <text:p>59</text:p>
          </table:table-cell>
          <table:table-cell office:value-type="float" office:value="-372" calcext:value-type="float">
            <text:p>-37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77632" calcext:value-type="float">
            <text:p>9.77632</text:p>
          </table:table-cell>
          <table:table-cell office:value-type="float" office:value="412.012136" calcext:value-type="float">
            <text:p>412.012136</text:p>
          </table:table-cell>
          <table:table-cell/>
          <table:table-cell office:value-type="string" calcext:value-type="string">
            <text:p>Coef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$Q$7]+([.$Q$6]*[.G6])" office:value-type="float" office:value="0.00881200000000001" calcext:value-type="float">
            <text:p>0.008812</text:p>
          </table:table-cell>
          <table:table-cell table:formula="of:=[.$R$7]+([.$R$6]*[.H6])" office:value-type="float" office:value="-0.047072" calcext:value-type="float">
            <text:p>-0.047072</text:p>
          </table:table-cell>
          <table:table-cell table:formula="of:=[.$S$7]+([.$S$6]*[.I6])" office:value-type="float" office:value="1.465114" calcext:value-type="float">
            <text:p>1.465114</text:p>
          </table:table-cell>
          <table:table-cell/>
          <table:table-cell table:formula="of:=[.$Q$3]+([.$Q$2]*[.J6])" office:value-type="float" office:value="37.050001" calcext:value-type="float">
            <text:p>37.050001</text:p>
          </table:table-cell>
          <table:table-cell table:formula="of:=[.$R$3]+([.$R$2]*[.K6])" office:value-type="float" office:value="-9.2075" calcext:value-type="float">
            <text:p>-9.2075</text:p>
          </table:table-cell>
          <table:table-cell table:formula="of:=[.$S$3]+([.$S$2]*[.L6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-372" calcext:value-type="float">
            <text:p>-372</text:p>
          </table:table-cell>
          <table:table-cell table:number-columns-repeated="2" office:value-type="float" office:value="-0.02942" calcext:value-type="float">
            <text:p>-0.0294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614519" calcext:value-type="float">
            <text:p>9.614519</text:p>
          </table:table-cell>
          <table:table-cell office:value-type="float" office:value="412.82684" calcext:value-type="float">
            <text:p>412.82684</text:p>
          </table:table-cell>
          <table:table-cell/>
          <table:table-cell office:value-type="string" calcext:value-type="string">
            <text:p>Offset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Q$7]+([.$Q$6]*[.G7])" office:value-type="float" office:value="0.02058" calcext:value-type="float">
            <text:p>0.02058</text:p>
          </table:table-cell>
          <table:table-cell table:formula="of:=[.$R$7]+([.$R$6]*[.H7])" office:value-type="float" office:value="-0.02942" calcext:value-type="float">
            <text:p>-0.02942</text:p>
          </table:table-cell>
          <table:table-cell table:formula="of:=[.$S$7]+([.$S$6]*[.I7])" office:value-type="float" office:value="1.441578" calcext:value-type="float">
            <text:p>1.441578</text:p>
          </table:table-cell>
          <table:table-cell/>
          <table:table-cell table:formula="of:=[.$Q$3]+([.$Q$2]*[.J7])" office:value-type="float" office:value="37.350001" calcext:value-type="float">
            <text:p>37.350001</text:p>
          </table:table-cell>
          <table:table-cell table:formula="of:=[.$R$3]+([.$R$2]*[.K7])" office:value-type="float" office:value="-9.2075" calcext:value-type="float">
            <text:p>-9.2075</text:p>
          </table:table-cell>
          <table:table-cell table:formula="of:=[.$S$3]+([.$S$2]*[.L7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72" calcext:value-type="float">
            <text:p>972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-377" calcext:value-type="float">
            <text:p>-37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0.2" calcext:value-type="float">
            <text:p>10.2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9.533436" calcext:value-type="float">
            <text:p>9.533436</text:p>
          </table:table-cell>
          <table:table-cell office:value-type="float" office:value="417.503293" calcext:value-type="float">
            <text:p>417.503293</text:p>
          </table:table-cell>
          <table:table-cell table:number-columns-repeated="6"/>
          <table:table-cell table:formula="of:=[.$Q$7]+([.$Q$6]*[.G8])" office:value-type="float" office:value="0.044116" calcext:value-type="float">
            <text:p>0.044116</text:p>
          </table:table-cell>
          <table:table-cell table:formula="of:=[.$R$7]+([.$R$6]*[.H8])" office:value-type="float" office:value="-0.023536" calcext:value-type="float">
            <text:p>-0.023536</text:p>
          </table:table-cell>
          <table:table-cell table:formula="of:=[.$S$7]+([.$S$6]*[.I8])" office:value-type="float" office:value="1.42981" calcext:value-type="float">
            <text:p>1.42981</text:p>
          </table:table-cell>
          <table:table-cell/>
          <table:table-cell table:formula="of:=[.$Q$3]+([.$Q$2]*[.J8])" office:value-type="float" office:value="36.900001" calcext:value-type="float">
            <text:p>36.900001</text:p>
          </table:table-cell>
          <table:table-cell table:formula="of:=[.$R$3]+([.$R$2]*[.K8])" office:value-type="float" office:value="-7.79" calcext:value-type="float">
            <text:p>-7.79</text:p>
          </table:table-cell>
          <table:table-cell table:formula="of:=[.$S$3]+([.$S$2]*[.L8])" office:value-type="float" office:value="-64.3775021" calcext:value-type="float">
            <text:p>-64.3775021</text:p>
          </table:table-cell>
          <table:table-cell table:number-columns-repeated="99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-373" calcext:value-type="float">
            <text:p>-373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8.4" calcext:value-type="float">
            <text:p>8.4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9.689368" calcext:value-type="float">
            <text:p>9.689368</text:p>
          </table:table-cell>
          <table:table-cell office:value-type="float" office:value="410.104865" calcext:value-type="float">
            <text:p>410.104865</text:p>
          </table:table-cell>
          <table:table-cell table:number-columns-repeated="6"/>
          <table:table-cell table:formula="of:=[.$Q$7]+([.$Q$6]*[.G9])" office:value-type="float" office:value="0.038232" calcext:value-type="float">
            <text:p>0.038232</text:p>
          </table:table-cell>
          <table:table-cell table:formula="of:=[.$R$7]+([.$R$6]*[.H9])" office:value-type="float" office:value="0.005884" calcext:value-type="float">
            <text:p>0.005884</text:p>
          </table:table-cell>
          <table:table-cell table:formula="of:=[.$S$7]+([.$S$6]*[.I9])" office:value-type="float" office:value="1.453346" calcext:value-type="float">
            <text:p>1.453346</text:p>
          </table:table-cell>
          <table:table-cell/>
          <table:table-cell table:formula="of:=[.$Q$3]+([.$Q$2]*[.J9])" office:value-type="float" office:value="36.150001" calcext:value-type="float">
            <text:p>36.150001</text:p>
          </table:table-cell>
          <table:table-cell table:formula="of:=[.$R$3]+([.$R$2]*[.K9])" office:value-type="float" office:value="-9.68" calcext:value-type="float">
            <text:p>-9.68</text:p>
          </table:table-cell>
          <table:table-cell table:formula="of:=[.$S$3]+([.$S$2]*[.L9])" office:value-type="float" office:value="-63.7475021" calcext:value-type="float">
            <text:p>-63.7475021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1008" calcext:value-type="float">
            <text:p>1008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-374" calcext:value-type="float">
            <text:p>-37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6" calcext:value-type="float">
            <text:p>6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9.91153" calcext:value-type="float">
            <text:p>9.91153</text:p>
          </table:table-cell>
          <table:table-cell office:value-type="float" office:value="406.438187" calcext:value-type="float">
            <text:p>406.438187</text:p>
          </table:table-cell>
          <table:table-cell table:number-columns-repeated="6"/>
          <table:table-cell table:formula="of:=[.$Q$7]+([.$Q$6]*[.G10])" office:value-type="float" office:value="-0.020608" calcext:value-type="float">
            <text:p>-0.020608</text:p>
          </table:table-cell>
          <table:table-cell table:formula="of:=[.$R$7]+([.$R$6]*[.H10])" office:value-type="float" office:value="0.082376" calcext:value-type="float">
            <text:p>0.082376</text:p>
          </table:table-cell>
          <table:table-cell table:formula="of:=[.$S$7]+([.$S$6]*[.I10])" office:value-type="float" office:value="1.482766" calcext:value-type="float">
            <text:p>1.482766</text:p>
          </table:table-cell>
          <table:table-cell/>
          <table:table-cell table:formula="of:=[.$Q$3]+([.$Q$2]*[.J10])" office:value-type="float" office:value="35.100001" calcext:value-type="float">
            <text:p>35.100001</text:p>
          </table:table-cell>
          <table:table-cell table:formula="of:=[.$R$3]+([.$R$2]*[.K10])" office:value-type="float" office:value="-12.2" calcext:value-type="float">
            <text:p>-12.2</text:p>
          </table:table-cell>
          <table:table-cell table:formula="of:=[.$S$3]+([.$S$2]*[.L10])" office:value-type="float" office:value="-63.9050021" calcext:value-type="float">
            <text:p>-63.9050021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4" calcext:value-type="float">
            <text:p>-44</text:p>
          </table:table-cell>
          <table:table-cell office:value-type="float" office:value="920" calcext:value-type="float">
            <text:p>920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-375" calcext:value-type="float">
            <text:p>-375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5.7" calcext:value-type="float">
            <text:p>5.7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9.036604" calcext:value-type="float">
            <text:p>9.036604</text:p>
          </table:table-cell>
          <table:table-cell office:value-type="float" office:value="406.789872" calcext:value-type="float">
            <text:p>406.789872</text:p>
          </table:table-cell>
          <table:table-cell table:number-columns-repeated="6"/>
          <table:table-cell table:formula="of:=[.$Q$7]+([.$Q$6]*[.G11])" office:value-type="float" office:value="0.091188" calcext:value-type="float">
            <text:p>0.091188</text:p>
          </table:table-cell>
          <table:table-cell table:formula="of:=[.$R$7]+([.$R$6]*[.H11])" office:value-type="float" office:value="-0.064724" calcext:value-type="float">
            <text:p>-0.064724</text:p>
          </table:table-cell>
          <table:table-cell table:formula="of:=[.$S$7]+([.$S$6]*[.I11])" office:value-type="float" office:value="1.353318" calcext:value-type="float">
            <text:p>1.353318</text:p>
          </table:table-cell>
          <table:table-cell/>
          <table:table-cell table:formula="of:=[.$Q$3]+([.$Q$2]*[.J11])" office:value-type="float" office:value="34.950001" calcext:value-type="float">
            <text:p>34.950001</text:p>
          </table:table-cell>
          <table:table-cell table:formula="of:=[.$R$3]+([.$R$2]*[.K11])" office:value-type="float" office:value="-12.515" calcext:value-type="float">
            <text:p>-12.515</text:p>
          </table:table-cell>
          <table:table-cell table:formula="of:=[.$S$3]+([.$S$2]*[.L11])" office:value-type="float" office:value="-64.0625021" calcext:value-type="float">
            <text:p>-64.0625021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944" calcext:value-type="float">
            <text:p>944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float" office:value="-373" calcext:value-type="float">
            <text:p>-373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6.15" calcext:value-type="float">
            <text:p>6.15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9.262298" calcext:value-type="float">
            <text:p>9.262298</text:p>
          </table:table-cell>
          <table:table-cell office:value-type="float" office:value="407.933818" calcext:value-type="float">
            <text:p>407.933818</text:p>
          </table:table-cell>
          <table:table-cell table:number-columns-repeated="6"/>
          <table:table-cell table:formula="of:=[.$Q$7]+([.$Q$6]*[.G12])" office:value-type="float" office:value="0.091188" calcext:value-type="float">
            <text:p>0.091188</text:p>
          </table:table-cell>
          <table:table-cell table:formula="of:=[.$R$7]+([.$R$6]*[.H12])" office:value-type="float" office:value="-0.017652" calcext:value-type="float">
            <text:p>-0.017652</text:p>
          </table:table-cell>
          <table:table-cell table:formula="of:=[.$S$7]+([.$S$6]*[.I12])" office:value-type="float" office:value="1.388622" calcext:value-type="float">
            <text:p>1.388622</text:p>
          </table:table-cell>
          <table:table-cell/>
          <table:table-cell table:formula="of:=[.$Q$3]+([.$Q$2]*[.J12])" office:value-type="float" office:value="36.000001" calcext:value-type="float">
            <text:p>36.000001</text:p>
          </table:table-cell>
          <table:table-cell table:formula="of:=[.$R$3]+([.$R$2]*[.K12])" office:value-type="float" office:value="-12.0425" calcext:value-type="float">
            <text:p>-12.0425</text:p>
          </table:table-cell>
          <table:table-cell table:formula="of:=[.$S$3]+([.$S$2]*[.L12])" office:value-type="float" office:value="-63.7475021" calcext:value-type="float">
            <text:p>-63.7475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-372" calcext:value-type="float">
            <text:p>-372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6.3" calcext:value-type="float">
            <text:p>6.3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651179" calcext:value-type="float">
            <text:p>9.651179</text:p>
          </table:table-cell>
          <table:table-cell office:value-type="float" office:value="407.911755" calcext:value-type="float">
            <text:p>407.911755</text:p>
          </table:table-cell>
          <table:table-cell table:number-columns-repeated="6"/>
          <table:table-cell table:formula="of:=[.$Q$7]+([.$Q$6]*[.G13])" office:value-type="float" office:value="0.032348" calcext:value-type="float">
            <text:p>0.032348</text:p>
          </table:table-cell>
          <table:table-cell table:formula="of:=[.$R$7]+([.$R$6]*[.H13])" office:value-type="float" office:value="-0.017652" calcext:value-type="float">
            <text:p>-0.017652</text:p>
          </table:table-cell>
          <table:table-cell table:formula="of:=[.$S$7]+([.$S$6]*[.I13])" office:value-type="float" office:value="1.447462" calcext:value-type="float">
            <text:p>1.447462</text:p>
          </table:table-cell>
          <table:table-cell/>
          <table:table-cell table:formula="of:=[.$Q$3]+([.$Q$2]*[.J13])" office:value-type="float" office:value="36.300001" calcext:value-type="float">
            <text:p>36.300001</text:p>
          </table:table-cell>
          <table:table-cell table:formula="of:=[.$R$3]+([.$R$2]*[.K13])" office:value-type="float" office:value="-11.885" calcext:value-type="float">
            <text:p>-11.885</text:p>
          </table:table-cell>
          <table:table-cell table:formula="of:=[.$S$3]+([.$S$2]*[.L13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4" calcext:value-type="float">
            <text:p>-24</text:p>
          </table:table-cell>
          <table:table-cell office:value-type="float" office:value="984" calcext:value-type="float">
            <text:p>984</text:p>
          </table:table-cell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</text:p>
          </table:table-cell>
          <table:table-cell office:value-type="float" office:value="-373" calcext:value-type="float">
            <text:p>-373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.6" calcext:value-type="float">
            <text:p>6.6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9.653889" calcext:value-type="float">
            <text:p>9.653889</text:p>
          </table:table-cell>
          <table:table-cell office:value-type="float" office:value="409.431313" calcext:value-type="float">
            <text:p>409.431313</text:p>
          </table:table-cell>
          <table:table-cell table:number-columns-repeated="6"/>
          <table:table-cell table:formula="of:=[.$Q$7]+([.$Q$6]*[.G14])" office:value-type="float" office:value="0.073536" calcext:value-type="float">
            <text:p>0.073536</text:p>
          </table:table-cell>
          <table:table-cell table:formula="of:=[.$R$7]+([.$R$6]*[.H14])" office:value-type="float" office:value="-0.035304" calcext:value-type="float">
            <text:p>-0.035304</text:p>
          </table:table-cell>
          <table:table-cell table:formula="of:=[.$S$7]+([.$S$6]*[.I14])" office:value-type="float" office:value="1.447462" calcext:value-type="float">
            <text:p>1.447462</text:p>
          </table:table-cell>
          <table:table-cell/>
          <table:table-cell table:formula="of:=[.$Q$3]+([.$Q$2]*[.J14])" office:value-type="float" office:value="36.450001" calcext:value-type="float">
            <text:p>36.450001</text:p>
          </table:table-cell>
          <table:table-cell table:formula="of:=[.$R$3]+([.$R$2]*[.K14])" office:value-type="float" office:value="-11.57" calcext:value-type="float">
            <text:p>-11.57</text:p>
          </table:table-cell>
          <table:table-cell table:formula="of:=[.$S$3]+([.$S$2]*[.L14])" office:value-type="float" office:value="-63.7475021" calcext:value-type="float">
            <text:p>-63.747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float" office:value="-373" calcext:value-type="float">
            <text:p>-373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9.75" calcext:value-type="float">
            <text:p>9.75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9.690956" calcext:value-type="float">
            <text:p>9.690956</text:p>
          </table:table-cell>
          <table:table-cell office:value-type="float" office:value="416.272747" calcext:value-type="float">
            <text:p>416.272747</text:p>
          </table:table-cell>
          <table:table-cell table:number-columns-repeated="6"/>
          <table:table-cell table:formula="of:=[.$Q$7]+([.$Q$6]*[.G15])" office:value-type="float" office:value="0.026464" calcext:value-type="float">
            <text:p>0.026464</text:p>
          </table:table-cell>
          <table:table-cell table:formula="of:=[.$R$7]+([.$R$6]*[.H15])" office:value-type="float" office:value="-0.017652" calcext:value-type="float">
            <text:p>-0.017652</text:p>
          </table:table-cell>
          <table:table-cell table:formula="of:=[.$S$7]+([.$S$6]*[.I15])" office:value-type="float" office:value="1.453346" calcext:value-type="float">
            <text:p>1.453346</text:p>
          </table:table-cell>
          <table:table-cell/>
          <table:table-cell table:formula="of:=[.$Q$3]+([.$Q$2]*[.J15])" office:value-type="float" office:value="37.950001" calcext:value-type="float">
            <text:p>37.950001</text:p>
          </table:table-cell>
          <table:table-cell table:formula="of:=[.$R$3]+([.$R$2]*[.K15])" office:value-type="float" office:value="-8.2625" calcext:value-type="float">
            <text:p>-8.2625</text:p>
          </table:table-cell>
          <table:table-cell table:formula="of:=[.$S$3]+([.$S$2]*[.L15])" office:value-type="float" office:value="-63.7475021" calcext:value-type="float">
            <text:p>-63.7475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968" calcext:value-type="float">
            <text:p>968</text:p>
          </table:table-cell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-372" calcext:value-type="float">
            <text:p>-37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15.150001" calcext:value-type="float">
            <text:p>15.15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497051" calcext:value-type="float">
            <text:p>9.497051</text:p>
          </table:table-cell>
          <table:table-cell office:value-type="float" office:value="425.423319" calcext:value-type="float">
            <text:p>425.423319</text:p>
          </table:table-cell>
          <table:table-cell table:number-columns-repeated="6"/>
          <table:table-cell table:formula="of:=[.$Q$7]+([.$Q$6]*[.G16])" office:value-type="float" office:value="0.014696" calcext:value-type="float">
            <text:p>0.014696</text:p>
          </table:table-cell>
          <table:table-cell table:formula="of:=[.$R$7]+([.$R$6]*[.H16])" office:value-type="float" office:value="-0.023536" calcext:value-type="float">
            <text:p>-0.023536</text:p>
          </table:table-cell>
          <table:table-cell table:formula="of:=[.$S$7]+([.$S$6]*[.I16])" office:value-type="float" office:value="1.423926" calcext:value-type="float">
            <text:p>1.423926</text:p>
          </table:table-cell>
          <table:table-cell/>
          <table:table-cell table:formula="of:=[.$Q$3]+([.$Q$2]*[.J16])" office:value-type="float" office:value="39.000001" calcext:value-type="float">
            <text:p>39.000001</text:p>
          </table:table-cell>
          <table:table-cell table:formula="of:=[.$R$3]+([.$R$2]*[.K16])" office:value-type="float" office:value="-2.59249895" calcext:value-type="float">
            <text:p>-2.59249895</text:p>
          </table:table-cell>
          <table:table-cell table:formula="of:=[.$S$3]+([.$S$2]*[.L16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84" calcext:value-type="float">
            <text:p>184</text:p>
          </table:table-cell>
          <table:table-cell office:value-type="float" office:value="119" calcext:value-type="float">
            <text:p>119</text:p>
          </table:table-cell>
          <table:table-cell office:value-type="float" office:value="-372" calcext:value-type="float">
            <text:p>-37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7.600001" calcext:value-type="float">
            <text:p>27.600001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738947" calcext:value-type="float">
            <text:p>9.738947</text:p>
          </table:table-cell>
          <table:table-cell office:value-type="float" office:value="431.741821" calcext:value-type="float">
            <text:p>431.741821</text:p>
          </table:table-cell>
          <table:table-cell table:number-columns-repeated="6"/>
          <table:table-cell table:formula="of:=[.$Q$7]+([.$Q$6]*[.G17])" office:value-type="float" office:value="-0.00883999999999999" calcext:value-type="float">
            <text:p>-0.00884</text:p>
          </table:table-cell>
          <table:table-cell table:formula="of:=[.$R$7]+([.$R$6]*[.H17])" office:value-type="float" office:value="-0.035304" calcext:value-type="float">
            <text:p>-0.035304</text:p>
          </table:table-cell>
          <table:table-cell table:formula="of:=[.$S$7]+([.$S$6]*[.I17])" office:value-type="float" office:value="1.45923" calcext:value-type="float">
            <text:p>1.45923</text:p>
          </table:table-cell>
          <table:table-cell/>
          <table:table-cell table:formula="of:=[.$Q$3]+([.$Q$2]*[.J17])" office:value-type="float" office:value="39.600001" calcext:value-type="float">
            <text:p>39.600001</text:p>
          </table:table-cell>
          <table:table-cell table:formula="of:=[.$R$3]+([.$R$2]*[.K17])" office:value-type="float" office:value="0.242501050000001" calcext:value-type="float">
            <text:p>0.242501050000001</text:p>
          </table:table-cell>
          <table:table-cell table:formula="of:=[.$S$3]+([.$S$2]*[.L17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976" calcext:value-type="float">
            <text:p>976</text:p>
          </table:table-cell>
          <table:table-cell office:value-type="float" office:value="182" calcext:value-type="float">
            <text:p>182</text:p>
          </table:table-cell>
          <table:table-cell office:value-type="float" office:value="151" calcext:value-type="float">
            <text:p>151</text:p>
          </table:table-cell>
          <table:table-cell office:value-type="float" office:value="-372" calcext:value-type="float">
            <text:p>-37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22.650001" calcext:value-type="float">
            <text:p>22.65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578523" calcext:value-type="float">
            <text:p>9.578523</text:p>
          </table:table-cell>
          <table:table-cell office:value-type="float" office:value="440.804946" calcext:value-type="float">
            <text:p>440.804946</text:p>
          </table:table-cell>
          <table:table-cell table:number-columns-repeated="6"/>
          <table:table-cell table:formula="of:=[.$Q$7]+([.$Q$6]*[.G18])" office:value-type="float" office:value="-0.00295599999999999" calcext:value-type="float">
            <text:p>-0.002956</text:p>
          </table:table-cell>
          <table:table-cell table:formula="of:=[.$R$7]+([.$R$6]*[.H18])" office:value-type="float" office:value="-0.017652" calcext:value-type="float">
            <text:p>-0.017652</text:p>
          </table:table-cell>
          <table:table-cell table:formula="of:=[.$S$7]+([.$S$6]*[.I18])" office:value-type="float" office:value="1.435694" calcext:value-type="float">
            <text:p>1.435694</text:p>
          </table:table-cell>
          <table:table-cell/>
          <table:table-cell table:formula="of:=[.$Q$3]+([.$Q$2]*[.J18])" office:value-type="float" office:value="39.300001" calcext:value-type="float">
            <text:p>39.300001</text:p>
          </table:table-cell>
          <table:table-cell table:formula="of:=[.$R$3]+([.$R$2]*[.K18])" office:value-type="float" office:value="5.28250105" calcext:value-type="float">
            <text:p>5.28250105</text:p>
          </table:table-cell>
          <table:table-cell table:formula="of:=[.$S$3]+([.$S$2]*[.L18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-371" calcext:value-type="float">
            <text:p>-371</text:p>
          </table:table-cell>
          <table:table-cell table:number-columns-repeated="2" office:value-type="float" office:value="-0.02942" calcext:value-type="float">
            <text:p>-0.0294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27.900001" calcext:value-type="float">
            <text:p>27.9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9.614519" calcext:value-type="float">
            <text:p>9.614519</text:p>
          </table:table-cell>
          <table:table-cell office:value-type="float" office:value="449.628736" calcext:value-type="float">
            <text:p>449.628736</text:p>
          </table:table-cell>
          <table:table-cell table:number-columns-repeated="6"/>
          <table:table-cell table:formula="of:=[.$Q$7]+([.$Q$6]*[.G19])" office:value-type="float" office:value="0.02058" calcext:value-type="float">
            <text:p>0.02058</text:p>
          </table:table-cell>
          <table:table-cell table:formula="of:=[.$R$7]+([.$R$6]*[.H19])" office:value-type="float" office:value="-0.02942" calcext:value-type="float">
            <text:p>-0.02942</text:p>
          </table:table-cell>
          <table:table-cell table:formula="of:=[.$S$7]+([.$S$6]*[.I19])" office:value-type="float" office:value="1.441578" calcext:value-type="float">
            <text:p>1.441578</text:p>
          </table:table-cell>
          <table:table-cell/>
          <table:table-cell table:formula="of:=[.$Q$3]+([.$Q$2]*[.J19])" office:value-type="float" office:value="37.950001" calcext:value-type="float">
            <text:p>37.950001</text:p>
          </table:table-cell>
          <table:table-cell table:formula="of:=[.$R$3]+([.$R$2]*[.K19])" office:value-type="float" office:value="10.79500105" calcext:value-type="float">
            <text:p>10.79500105</text:p>
          </table:table-cell>
          <table:table-cell table:formula="of:=[.$S$3]+([.$S$2]*[.L19])" office:value-type="float" office:value="-63.4325021" calcext:value-type="float">
            <text:p>-63.4325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988" calcext:value-type="float">
            <text:p>988</text:p>
          </table:table-cell>
          <table:table-cell office:value-type="float" office:value="156" calcext:value-type="float">
            <text:p>156</text:p>
          </table:table-cell>
          <table:table-cell office:value-type="float" office:value="226" calcext:value-type="float">
            <text:p>226</text:p>
          </table:table-cell>
          <table:table-cell office:value-type="float" office:value="-369" calcext:value-type="float">
            <text:p>-369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33.900001" calcext:value-type="float">
            <text:p>33.9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9.697384" calcext:value-type="float">
            <text:p>9.697384</text:p>
          </table:table-cell>
          <table:table-cell office:value-type="float" office:value="459.970651" calcext:value-type="float">
            <text:p>459.970651</text:p>
          </table:table-cell>
          <table:table-cell table:number-columns-repeated="6"/>
          <table:table-cell table:formula="of:=[.$Q$7]+([.$Q$6]*[.G20])" office:value-type="float" office:value="-0.00295599999999999" calcext:value-type="float">
            <text:p>-0.002956</text:p>
          </table:table-cell>
          <table:table-cell table:formula="of:=[.$R$7]+([.$R$6]*[.H20])" office:value-type="float" office:value="-0.02942" calcext:value-type="float">
            <text:p>-0.02942</text:p>
          </table:table-cell>
          <table:table-cell table:formula="of:=[.$S$7]+([.$S$6]*[.I20])" office:value-type="float" office:value="1.453346" calcext:value-type="float">
            <text:p>1.453346</text:p>
          </table:table-cell>
          <table:table-cell/>
          <table:table-cell table:formula="of:=[.$Q$3]+([.$Q$2]*[.J20])" office:value-type="float" office:value="35.400001" calcext:value-type="float">
            <text:p>35.400001</text:p>
          </table:table-cell>
          <table:table-cell table:formula="of:=[.$R$3]+([.$R$2]*[.K20])" office:value-type="float" office:value="17.09500105" calcext:value-type="float">
            <text:p>17.09500105</text:p>
          </table:table-cell>
          <table:table-cell table:formula="of:=[.$S$3]+([.$S$2]*[.L20])" office:value-type="float" office:value="-63.1175021" calcext:value-type="float">
            <text:p>-63.117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139" calcext:value-type="float">
            <text:p>139</text:p>
          </table:table-cell>
          <table:table-cell office:value-type="float" office:value="259" calcext:value-type="float">
            <text:p>259</text:p>
          </table:table-cell>
          <table:table-cell office:value-type="float" office:value="-367" calcext:value-type="float">
            <text:p>-36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0.850001" calcext:value-type="float">
            <text:p>20.850001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9.572898" calcext:value-type="float">
            <text:p>9.572898</text:p>
          </table:table-cell>
          <table:table-cell office:value-type="float" office:value="470.203148" calcext:value-type="float">
            <text:p>470.203148</text:p>
          </table:table-cell>
          <table:table-cell table:number-columns-repeated="6"/>
          <table:table-cell table:formula="of:=[.$Q$7]+([.$Q$6]*[.G21])" office:value-type="float" office:value="0.026464" calcext:value-type="float">
            <text:p>0.026464</text:p>
          </table:table-cell>
          <table:table-cell table:formula="of:=[.$R$7]+([.$R$6]*[.H21])" office:value-type="float" office:value="-0.011768" calcext:value-type="float">
            <text:p>-0.011768</text:p>
          </table:table-cell>
          <table:table-cell table:formula="of:=[.$S$7]+([.$S$6]*[.I21])" office:value-type="float" office:value="1.435694" calcext:value-type="float">
            <text:p>1.435694</text:p>
          </table:table-cell>
          <table:table-cell/>
          <table:table-cell table:formula="of:=[.$Q$3]+([.$Q$2]*[.J21])" office:value-type="float" office:value="32.850001" calcext:value-type="float">
            <text:p>32.850001</text:p>
          </table:table-cell>
          <table:table-cell table:formula="of:=[.$R$3]+([.$R$2]*[.K21])" office:value-type="float" office:value="22.2925021" calcext:value-type="float">
            <text:p>22.2925021</text:p>
          </table:table-cell>
          <table:table-cell table:formula="of:=[.$S$3]+([.$S$2]*[.L21])" office:value-type="float" office:value="-62.8025021" calcext:value-type="float">
            <text:p>-62.8025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992" calcext:value-type="float">
            <text:p>992</text:p>
          </table:table-cell>
          <table:table-cell office:value-type="float" office:value="115" calcext:value-type="float">
            <text:p>115</text:p>
          </table:table-cell>
          <table:table-cell office:value-type="float" office:value="287" calcext:value-type="float">
            <text:p>287</text:p>
          </table:table-cell>
          <table:table-cell office:value-type="float" office:value="-366" calcext:value-type="float">
            <text:p>-366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7.250001" calcext:value-type="float">
            <text:p>17.250001</text:p>
          </table:table-cell>
          <table:table-cell office:value-type="float" office:value="43.050002" calcext:value-type="float">
            <text:p>43.05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9.745975" calcext:value-type="float">
            <text:p>9.745975</text:p>
          </table:table-cell>
          <table:table-cell office:value-type="float" office:value="479.113765" calcext:value-type="float">
            <text:p>479.113765</text:p>
          </table:table-cell>
          <table:table-cell table:number-columns-repeated="6"/>
          <table:table-cell table:formula="of:=[.$Q$7]+([.$Q$6]*[.G22])" office:value-type="float" office:value="-0.00295599999999999" calcext:value-type="float">
            <text:p>-0.002956</text:p>
          </table:table-cell>
          <table:table-cell table:formula="of:=[.$R$7]+([.$R$6]*[.H22])" office:value-type="float" office:value="-0.070608" calcext:value-type="float">
            <text:p>-0.070608</text:p>
          </table:table-cell>
          <table:table-cell table:formula="of:=[.$S$7]+([.$S$6]*[.I22])" office:value-type="float" office:value="1.45923" calcext:value-type="float">
            <text:p>1.45923</text:p>
          </table:table-cell>
          <table:table-cell/>
          <table:table-cell table:formula="of:=[.$Q$3]+([.$Q$2]*[.J22])" office:value-type="float" office:value="29.250001" calcext:value-type="float">
            <text:p>29.250001</text:p>
          </table:table-cell>
          <table:table-cell table:formula="of:=[.$R$3]+([.$R$2]*[.K22])" office:value-type="float" office:value="26.7025021" calcext:value-type="float">
            <text:p>26.7025021</text:p>
          </table:table-cell>
          <table:table-cell table:formula="of:=[.$S$3]+([.$S$2]*[.L22])" office:value-type="float" office:value="-62.6450021" calcext:value-type="float">
            <text:p>-62.6450021</text:p>
          </table:table-cell>
          <table:table-cell table:number-columns-repeated="997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28" calcext:value-type="float">
            <text:p>-28</text:p>
          </table:table-cell>
          <table:table-cell office:value-type="float" office:value="980" calcext:value-type="float">
            <text:p>980</text:p>
          </table:table-cell>
          <table:table-cell office:value-type="float" office:value="88" calcext:value-type="float">
            <text:p>88</text:p>
          </table:table-cell>
          <table:table-cell office:value-type="float" office:value="319" calcext:value-type="float">
            <text:p>319</text:p>
          </table:table-cell>
          <table:table-cell office:value-type="float" office:value="-360" calcext:value-type="float">
            <text:p>-360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47.850002" calcext:value-type="float">
            <text:p>47.850002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9.627954" calcext:value-type="float">
            <text:p>9.627954</text:p>
          </table:table-cell>
          <table:table-cell office:value-type="float" office:value="488.98364" calcext:value-type="float">
            <text:p>488.98364</text:p>
          </table:table-cell>
          <table:table-cell table:number-columns-repeated="6"/>
          <table:table-cell table:formula="of:=[.$Q$7]+([.$Q$6]*[.G23])" office:value-type="float" office:value="-0.026492" calcext:value-type="float">
            <text:p>-0.026492</text:p>
          </table:table-cell>
          <table:table-cell table:formula="of:=[.$R$7]+([.$R$6]*[.H23])" office:value-type="float" office:value="-0.041188" calcext:value-type="float">
            <text:p>-0.041188</text:p>
          </table:table-cell>
          <table:table-cell table:formula="of:=[.$S$7]+([.$S$6]*[.I23])" office:value-type="float" office:value="1.441578" calcext:value-type="float">
            <text:p>1.441578</text:p>
          </table:table-cell>
          <table:table-cell/>
          <table:table-cell table:formula="of:=[.$Q$3]+([.$Q$2]*[.J23])" office:value-type="float" office:value="25.200001" calcext:value-type="float">
            <text:p>25.200001</text:p>
          </table:table-cell>
          <table:table-cell table:formula="of:=[.$R$3]+([.$R$2]*[.K23])" office:value-type="float" office:value="31.7425021" calcext:value-type="float">
            <text:p>31.7425021</text:p>
          </table:table-cell>
          <table:table-cell table:formula="of:=[.$S$3]+([.$S$2]*[.L23])" office:value-type="float" office:value="-61.7000021" calcext:value-type="float">
            <text:p>-61.7000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37" calcext:value-type="float">
            <text:p>37</text:p>
          </table:table-cell>
          <table:table-cell office:value-type="float" office:value="349" calcext:value-type="float">
            <text:p>349</text:p>
          </table:table-cell>
          <table:table-cell office:value-type="float" office:value="-356" calcext:value-type="float">
            <text:p>-356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5.55" calcext:value-type="float">
            <text:p>5.55</text:p>
          </table:table-cell>
          <table:table-cell office:value-type="float" office:value="52.350002" calcext:value-type="float">
            <text:p>52.350002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9.771597" calcext:value-type="float">
            <text:p>9.771597</text:p>
          </table:table-cell>
          <table:table-cell office:value-type="float" office:value="499.905991" calcext:value-type="float">
            <text:p>499.905991</text:p>
          </table:table-cell>
          <table:table-cell table:number-columns-repeated="6"/>
          <table:table-cell table:formula="of:=[.$Q$7]+([.$Q$6]*[.G24])" office:value-type="float" office:value="0.00881200000000001" calcext:value-type="float">
            <text:p>0.008812</text:p>
          </table:table-cell>
          <table:table-cell table:formula="of:=[.$R$7]+([.$R$6]*[.H24])" office:value-type="float" office:value="-0.011768" calcext:value-type="float">
            <text:p>-0.011768</text:p>
          </table:table-cell>
          <table:table-cell table:formula="of:=[.$S$7]+([.$S$6]*[.I24])" office:value-type="float" office:value="1.465114" calcext:value-type="float">
            <text:p>1.465114</text:p>
          </table:table-cell>
          <table:table-cell/>
          <table:table-cell table:formula="of:=[.$Q$3]+([.$Q$2]*[.J24])" office:value-type="float" office:value="17.55" calcext:value-type="float">
            <text:p>17.55</text:p>
          </table:table-cell>
          <table:table-cell table:formula="of:=[.$R$3]+([.$R$2]*[.K24])" office:value-type="float" office:value="36.4675021" calcext:value-type="float">
            <text:p>36.4675021</text:p>
          </table:table-cell>
          <table:table-cell table:formula="of:=[.$S$3]+([.$S$2]*[.L24])" office:value-type="float" office:value="-61.0700021" calcext:value-type="float">
            <text:p>-61.0700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88" calcext:value-type="float">
            <text:p>988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  <table:table-cell office:value-type="float" office:value="-357" calcext:value-type="float">
            <text:p>-357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.85" calcext:value-type="float">
            <text:p>2.85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694845" calcext:value-type="float">
            <text:p>9.694845</text:p>
          </table:table-cell>
          <table:table-cell office:value-type="float" office:value="501.00998" calcext:value-type="float">
            <text:p>501.00998</text:p>
          </table:table-cell>
          <table:table-cell table:number-columns-repeated="6"/>
          <table:table-cell table:formula="of:=[.$Q$7]+([.$Q$6]*[.G25])" office:value-type="float" office:value="0.00881200000000001" calcext:value-type="float">
            <text:p>0.008812</text:p>
          </table:table-cell>
          <table:table-cell table:formula="of:=[.$R$7]+([.$R$6]*[.H25])" office:value-type="float" office:value="-0.02942" calcext:value-type="float">
            <text:p>-0.02942</text:p>
          </table:table-cell>
          <table:table-cell table:formula="of:=[.$S$7]+([.$S$6]*[.I25])" office:value-type="float" office:value="1.453346" calcext:value-type="float">
            <text:p>1.453346</text:p>
          </table:table-cell>
          <table:table-cell/>
          <table:table-cell table:formula="of:=[.$Q$3]+([.$Q$2]*[.J25])" office:value-type="float" office:value="14.85" calcext:value-type="float">
            <text:p>14.85</text:p>
          </table:table-cell>
          <table:table-cell table:formula="of:=[.$R$3]+([.$R$2]*[.K25])" office:value-type="float" office:value="36.7825021" calcext:value-type="float">
            <text:p>36.7825021</text:p>
          </table:table-cell>
          <table:table-cell table:formula="of:=[.$S$3]+([.$S$2]*[.L25])" office:value-type="float" office:value="-61.2275021" calcext:value-type="float">
            <text:p>-61.2275021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48" calcext:value-type="float">
            <text:p>848</text:p>
          </table:table-cell>
          <table:table-cell office:value-type="float" office:value="-8" calcext:value-type="float">
            <text:p>-8</text:p>
          </table:table-cell>
          <table:table-cell office:value-type="float" office:value="362" calcext:value-type="float">
            <text:p>362</text:p>
          </table:table-cell>
          <table:table-cell office:value-type="float" office:value="-361" calcext:value-type="float">
            <text:p>-361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0.188288" calcext:value-type="float">
            <text:p>0.188288</text:p>
          </table:table-cell>
          <table:table-cell office:value-type="float" office:value="1.247406" calcext:value-type="float">
            <text:p>1.247406</text:p>
          </table:table-cell>
          <table:table-cell office:value-type="float" office:value="-1.2" calcext:value-type="float">
            <text:p>-1.2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8.416095" calcext:value-type="float">
            <text:p>8.416095</text:p>
          </table:table-cell>
          <table:table-cell office:value-type="float" office:value="511.301281" calcext:value-type="float">
            <text:p>511.301281</text:p>
          </table:table-cell>
          <table:table-cell table:number-columns-repeated="6"/>
          <table:table-cell table:formula="of:=[.$Q$7]+([.$Q$6]*[.G26])" office:value-type="float" office:value="0.097072" calcext:value-type="float">
            <text:p>0.097072</text:p>
          </table:table-cell>
          <table:table-cell table:formula="of:=[.$R$7]+([.$R$6]*[.H26])" office:value-type="float" office:value="0.188288" calcext:value-type="float">
            <text:p>0.188288</text:p>
          </table:table-cell>
          <table:table-cell table:formula="of:=[.$S$7]+([.$S$6]*[.I26])" office:value-type="float" office:value="1.247406" calcext:value-type="float">
            <text:p>1.247406</text:p>
          </table:table-cell>
          <table:table-cell/>
          <table:table-cell table:formula="of:=[.$Q$3]+([.$Q$2]*[.J26])" office:value-type="float" office:value="10.8" calcext:value-type="float">
            <text:p>10.8</text:p>
          </table:table-cell>
          <table:table-cell table:formula="of:=[.$R$3]+([.$R$2]*[.K26])" office:value-type="float" office:value="38.5150021" calcext:value-type="float">
            <text:p>38.5150021</text:p>
          </table:table-cell>
          <table:table-cell table:formula="of:=[.$S$3]+([.$S$2]*[.L26])" office:value-type="float" office:value="-61.8575021" calcext:value-type="float">
            <text:p>-61.8575021</text:p>
          </table:table-cell>
          <table:table-cell table:number-columns-repeated="99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6" calcext:value-type="float">
            <text:p>16</text:p>
          </table:table-cell>
          <table:table-cell office:value-type="float" office:value="1012" calcext:value-type="float">
            <text:p>1012</text:p>
          </table:table-cell>
          <table:table-cell office:value-type="float" office:value="-54" calcext:value-type="float">
            <text:p>-54</text:p>
          </table:table-cell>
          <table:table-cell office:value-type="float" office:value="368" calcext:value-type="float">
            <text:p>368</text:p>
          </table:table-cell>
          <table:table-cell office:value-type="float" office:value="-359" calcext:value-type="float">
            <text:p>-359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-8.1" calcext:value-type="float">
            <text:p>-8.1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9.940752" calcext:value-type="float">
            <text:p>9.940752</text:p>
          </table:table-cell>
          <table:table-cell office:value-type="float" office:value="516.934232" calcext:value-type="float">
            <text:p>516.934232</text:p>
          </table:table-cell>
          <table:table-cell table:number-columns-repeated="6"/>
          <table:table-cell table:formula="of:=[.$Q$7]+([.$Q$6]*[.G27])" office:value-type="float" office:value="-0.032376" calcext:value-type="float">
            <text:p>-0.032376</text:p>
          </table:table-cell>
          <table:table-cell table:formula="of:=[.$R$7]+([.$R$6]*[.H27])" office:value-type="float" office:value="0.023536" calcext:value-type="float">
            <text:p>0.023536</text:p>
          </table:table-cell>
          <table:table-cell table:formula="of:=[.$S$7]+([.$S$6]*[.I27])" office:value-type="float" office:value="1.48865" calcext:value-type="float">
            <text:p>1.48865</text:p>
          </table:table-cell>
          <table:table-cell/>
          <table:table-cell table:formula="of:=[.$Q$3]+([.$Q$2]*[.J27])" office:value-type="float" office:value="3.9" calcext:value-type="float">
            <text:p>3.9</text:p>
          </table:table-cell>
          <table:table-cell table:formula="of:=[.$R$3]+([.$R$2]*[.K27])" office:value-type="float" office:value="39.4600021" calcext:value-type="float">
            <text:p>39.4600021</text:p>
          </table:table-cell>
          <table:table-cell table:formula="of:=[.$S$3]+([.$S$2]*[.L27])" office:value-type="float" office:value="-61.5425021" calcext:value-type="float">
            <text:p>-61.5425021</text:p>
          </table:table-cell>
          <table:table-cell table:number-columns-repeated="997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4" calcext:value-type="float">
            <text:p>-4</text:p>
          </table:table-cell>
          <table:table-cell office:value-type="float" office:value="964" calcext:value-type="float">
            <text:p>964</text:p>
          </table:table-cell>
          <table:table-cell office:value-type="float" office:value="-86" calcext:value-type="float">
            <text:p>-86</text:p>
          </table:table-cell>
          <table:table-cell office:value-type="float" office:value="375" calcext:value-type="float">
            <text:p>375</text:p>
          </table:table-cell>
          <table:table-cell office:value-type="float" office:value="-357" calcext:value-type="float">
            <text:p>-357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56.250002" calcext:value-type="float">
            <text:p>56.250002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477183" calcext:value-type="float">
            <text:p>9.477183</text:p>
          </table:table-cell>
          <table:table-cell office:value-type="float" office:value="524.85236" calcext:value-type="float">
            <text:p>524.85236</text:p>
          </table:table-cell>
          <table:table-cell table:number-columns-repeated="6"/>
          <table:table-cell table:formula="of:=[.$Q$7]+([.$Q$6]*[.G28])" office:value-type="float" office:value="-0.050028" calcext:value-type="float">
            <text:p>-0.050028</text:p>
          </table:table-cell>
          <table:table-cell table:formula="of:=[.$R$7]+([.$R$6]*[.H28])" office:value-type="float" office:value="-0.005884" calcext:value-type="float">
            <text:p>-0.005884</text:p>
          </table:table-cell>
          <table:table-cell table:formula="of:=[.$S$7]+([.$S$6]*[.I28])" office:value-type="float" office:value="1.418042" calcext:value-type="float">
            <text:p>1.418042</text:p>
          </table:table-cell>
          <table:table-cell/>
          <table:table-cell table:formula="of:=[.$Q$3]+([.$Q$2]*[.J28])" office:value-type="float" office:value="-0.900001" calcext:value-type="float">
            <text:p>-0.900001</text:p>
          </table:table-cell>
          <table:table-cell table:formula="of:=[.$R$3]+([.$R$2]*[.K28])" office:value-type="float" office:value="40.5625021" calcext:value-type="float">
            <text:p>40.5625021</text:p>
          </table:table-cell>
          <table:table-cell table:formula="of:=[.$S$3]+([.$S$2]*[.L28])" office:value-type="float" office:value="-61.2275021" calcext:value-type="float">
            <text:p>-61.2275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992" calcext:value-type="float">
            <text:p>992</text:p>
          </table:table-cell>
          <table:table-cell office:value-type="float" office:value="-122" calcext:value-type="float">
            <text:p>-122</text:p>
          </table:table-cell>
          <table:table-cell office:value-type="float" office:value="378" calcext:value-type="float">
            <text:p>378</text:p>
          </table:table-cell>
          <table:table-cell office:value-type="float" office:value="-350" calcext:value-type="float">
            <text:p>-350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56.700002" calcext:value-type="float">
            <text:p>56.700002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730174" calcext:value-type="float">
            <text:p>9.730174</text:p>
          </table:table-cell>
          <table:table-cell office:value-type="float" office:value="529.403438" calcext:value-type="float">
            <text:p>529.403438</text:p>
          </table:table-cell>
          <table:table-cell table:number-columns-repeated="6"/>
          <table:table-cell table:formula="of:=[.$Q$7]+([.$Q$6]*[.G29])" office:value-type="float" office:value="0.032348" calcext:value-type="float">
            <text:p>0.032348</text:p>
          </table:table-cell>
          <table:table-cell table:formula="of:=[.$R$7]+([.$R$6]*[.H29])" office:value-type="float" office:value="0.023536" calcext:value-type="float">
            <text:p>0.023536</text:p>
          </table:table-cell>
          <table:table-cell table:formula="of:=[.$S$7]+([.$S$6]*[.I29])" office:value-type="float" office:value="1.45923" calcext:value-type="float">
            <text:p>1.45923</text:p>
          </table:table-cell>
          <table:table-cell/>
          <table:table-cell table:formula="of:=[.$Q$3]+([.$Q$2]*[.J29])" office:value-type="float" office:value="-6.300001" calcext:value-type="float">
            <text:p>-6.300001</text:p>
          </table:table-cell>
          <table:table-cell table:formula="of:=[.$R$3]+([.$R$2]*[.K29])" office:value-type="float" office:value="41.0350021" calcext:value-type="float">
            <text:p>41.0350021</text:p>
          </table:table-cell>
          <table:table-cell table:formula="of:=[.$S$3]+([.$S$2]*[.L29])" office:value-type="float" office:value="-60.1250021" calcext:value-type="float">
            <text:p>-60.125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980" calcext:value-type="float">
            <text:p>980</text:p>
          </table:table-cell>
          <table:table-cell office:value-type="float" office:value="-164" calcext:value-type="float">
            <text:p>-164</text:p>
          </table:table-cell>
          <table:table-cell office:value-type="float" office:value="366" calcext:value-type="float">
            <text:p>366</text:p>
          </table:table-cell>
          <table:table-cell office:value-type="float" office:value="-349" calcext:value-type="float">
            <text:p>-349</text:p>
          </table:table-cell>
          <table:table-cell table:number-columns-repeated="2"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24.600001" calcext:value-type="float">
            <text:p>-24.600001</text:p>
          </table:table-cell>
          <table:table-cell office:value-type="float" office:value="54.900002" calcext:value-type="float">
            <text:p>54.900002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611158" calcext:value-type="float">
            <text:p>9.611158</text:p>
          </table:table-cell>
          <table:table-cell office:value-type="float" office:value="531.651201" calcext:value-type="float">
            <text:p>531.651201</text:p>
          </table:table-cell>
          <table:table-cell table:number-columns-repeated="6"/>
          <table:table-cell table:formula="of:=[.$Q$7]+([.$Q$6]*[.G30])" office:value-type="float" office:value="0.038232" calcext:value-type="float">
            <text:p>0.038232</text:p>
          </table:table-cell>
          <table:table-cell table:formula="of:=[.$R$7]+([.$R$6]*[.H30])" office:value-type="float" office:value="-0.011768" calcext:value-type="float">
            <text:p>-0.011768</text:p>
          </table:table-cell>
          <table:table-cell table:formula="of:=[.$S$7]+([.$S$6]*[.I30])" office:value-type="float" office:value="1.441578" calcext:value-type="float">
            <text:p>1.441578</text:p>
          </table:table-cell>
          <table:table-cell/>
          <table:table-cell table:formula="of:=[.$Q$3]+([.$Q$2]*[.J30])" office:value-type="float" office:value="-12.600001" calcext:value-type="float">
            <text:p>-12.600001</text:p>
          </table:table-cell>
          <table:table-cell table:formula="of:=[.$R$3]+([.$R$2]*[.K30])" office:value-type="float" office:value="39.1450021" calcext:value-type="float">
            <text:p>39.1450021</text:p>
          </table:table-cell>
          <table:table-cell table:formula="of:=[.$S$3]+([.$S$2]*[.L30])" office:value-type="float" office:value="-59.9675021" calcext:value-type="float">
            <text:p>-59.9675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972" calcext:value-type="float">
            <text:p>972</text:p>
          </table:table-cell>
          <table:table-cell office:value-type="float" office:value="-203" calcext:value-type="float">
            <text:p>-203</text:p>
          </table:table-cell>
          <table:table-cell office:value-type="float" office:value="356" calcext:value-type="float">
            <text:p>356</text:p>
          </table:table-cell>
          <table:table-cell office:value-type="float" office:value="-347" calcext:value-type="float">
            <text:p>-347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30.450001" calcext:value-type="float">
            <text:p>-30.45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9.536099" calcext:value-type="float">
            <text:p>9.536099</text:p>
          </table:table-cell>
          <table:table-cell office:value-type="float" office:value="536.986033" calcext:value-type="float">
            <text:p>536.986033</text:p>
          </table:table-cell>
          <table:table-cell table:number-columns-repeated="6"/>
          <table:table-cell table:formula="of:=[.$Q$7]+([.$Q$6]*[.G31])" office:value-type="float" office:value="0.00881200000000001" calcext:value-type="float">
            <text:p>0.008812</text:p>
          </table:table-cell>
          <table:table-cell table:formula="of:=[.$R$7]+([.$R$6]*[.H31])" office:value-type="float" office:value="-0.005884" calcext:value-type="float">
            <text:p>-0.005884</text:p>
          </table:table-cell>
          <table:table-cell table:formula="of:=[.$S$7]+([.$S$6]*[.I31])" office:value-type="float" office:value="1.42981" calcext:value-type="float">
            <text:p>1.42981</text:p>
          </table:table-cell>
          <table:table-cell/>
          <table:table-cell table:formula="of:=[.$Q$3]+([.$Q$2]*[.J31])" office:value-type="float" office:value="-18.450001" calcext:value-type="float">
            <text:p>-18.450001</text:p>
          </table:table-cell>
          <table:table-cell table:formula="of:=[.$R$3]+([.$R$2]*[.K31])" office:value-type="float" office:value="37.5700021" calcext:value-type="float">
            <text:p>37.5700021</text:p>
          </table:table-cell>
          <table:table-cell table:formula="of:=[.$S$3]+([.$S$2]*[.L31])" office:value-type="float" office:value="-59.6525021" calcext:value-type="float">
            <text:p>-59.6525021</text:p>
          </table:table-cell>
          <table:table-cell table:number-columns-repeated="99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76" calcext:value-type="float">
            <text:p>976</text:p>
          </table:table-cell>
          <table:table-cell office:value-type="float" office:value="-243" calcext:value-type="float">
            <text:p>-243</text:p>
          </table:table-cell>
          <table:table-cell office:value-type="float" office:value="332" calcext:value-type="float">
            <text:p>332</text:p>
          </table:table-cell>
          <table:table-cell office:value-type="float" office:value="-345" calcext:value-type="float">
            <text:p>-34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6.450001" calcext:value-type="float">
            <text:p>-36.45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571693" calcext:value-type="float">
            <text:p>9.571693</text:p>
          </table:table-cell>
          <table:table-cell office:value-type="float" office:value="536.933888" calcext:value-type="float">
            <text:p>536.933888</text:p>
          </table:table-cell>
          <table:table-cell table:number-columns-repeated="6"/>
          <table:table-cell table:formula="of:=[.$Q$7]+([.$Q$6]*[.G32])" office:value-type="float" office:value="0.038232" calcext:value-type="float">
            <text:p>0.038232</text:p>
          </table:table-cell>
          <table:table-cell table:formula="of:=[.$R$7]+([.$R$6]*[.H32])" office:value-type="float" office:value="-0.005884" calcext:value-type="float">
            <text:p>-0.005884</text:p>
          </table:table-cell>
          <table:table-cell table:formula="of:=[.$S$7]+([.$S$6]*[.I32])" office:value-type="float" office:value="1.435694" calcext:value-type="float">
            <text:p>1.435694</text:p>
          </table:table-cell>
          <table:table-cell/>
          <table:table-cell table:formula="of:=[.$Q$3]+([.$Q$2]*[.J32])" office:value-type="float" office:value="-24.450001" calcext:value-type="float">
            <text:p>-24.450001</text:p>
          </table:table-cell>
          <table:table-cell table:formula="of:=[.$R$3]+([.$R$2]*[.K32])" office:value-type="float" office:value="33.7900021" calcext:value-type="float">
            <text:p>33.7900021</text:p>
          </table:table-cell>
          <table:table-cell table:formula="of:=[.$S$3]+([.$S$2]*[.L32])" office:value-type="float" office:value="-59.3375021" calcext:value-type="float">
            <text:p>-59.3375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-262" calcext:value-type="float">
            <text:p>-262</text:p>
          </table:table-cell>
          <table:table-cell office:value-type="float" office:value="315" calcext:value-type="float">
            <text:p>315</text:p>
          </table:table-cell>
          <table:table-cell office:value-type="float" office:value="-344" calcext:value-type="float">
            <text:p>-34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9.300002" calcext:value-type="float">
            <text:p>-39.300002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11318" calcext:value-type="float">
            <text:p>9.611318</text:p>
          </table:table-cell>
          <table:table-cell office:value-type="float" office:value="534.981308" calcext:value-type="float">
            <text:p>534.981308</text:p>
          </table:table-cell>
          <table:table-cell table:number-columns-repeated="6"/>
          <table:table-cell table:formula="of:=[.$Q$7]+([.$Q$6]*[.G33])" office:value-type="float" office:value="0.032348" calcext:value-type="float">
            <text:p>0.032348</text:p>
          </table:table-cell>
          <table:table-cell table:formula="of:=[.$R$7]+([.$R$6]*[.H33])" office:value-type="float" office:value="-0.005884" calcext:value-type="float">
            <text:p>-0.005884</text:p>
          </table:table-cell>
          <table:table-cell table:formula="of:=[.$S$7]+([.$S$6]*[.I33])" office:value-type="float" office:value="1.441578" calcext:value-type="float">
            <text:p>1.441578</text:p>
          </table:table-cell>
          <table:table-cell/>
          <table:table-cell table:formula="of:=[.$Q$3]+([.$Q$2]*[.J33])" office:value-type="float" office:value="-27.300002" calcext:value-type="float">
            <text:p>-27.300002</text:p>
          </table:table-cell>
          <table:table-cell table:formula="of:=[.$R$3]+([.$R$2]*[.K33])" office:value-type="float" office:value="31.1125021" calcext:value-type="float">
            <text:p>31.1125021</text:p>
          </table:table-cell>
          <table:table-cell table:formula="of:=[.$S$3]+([.$S$2]*[.L33])" office:value-type="float" office:value="-59.1800021" calcext:value-type="float">
            <text:p>-59.1800021</text:p>
          </table:table-cell>
          <table:table-cell table:number-columns-repeated="99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4" calcext:value-type="float">
            <text:p>984</text:p>
          </table:table-cell>
          <table:table-cell office:value-type="float" office:value="-281" calcext:value-type="float">
            <text:p>-281</text:p>
          </table:table-cell>
          <table:table-cell office:value-type="float" office:value="298" calcext:value-type="float">
            <text:p>298</text:p>
          </table:table-cell>
          <table:table-cell office:value-type="float" office:value="-343" calcext:value-type="float">
            <text:p>-343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42.150002" calcext:value-type="float">
            <text:p>-42.150002</text:p>
          </table:table-cell>
          <table:table-cell office:value-type="float" office:value="44.700002" calcext:value-type="float">
            <text:p>44.700002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50143" calcext:value-type="float">
            <text:p>9.650143</text:p>
          </table:table-cell>
          <table:table-cell office:value-type="float" office:value="534.241518" calcext:value-type="float">
            <text:p>534.241518</text:p>
          </table:table-cell>
          <table:table-cell table:number-columns-repeated="6"/>
          <table:table-cell table:formula="of:=[.$Q$7]+([.$Q$6]*[.G34])" office:value-type="float" office:value="0.038232" calcext:value-type="float">
            <text:p>0.038232</text:p>
          </table:table-cell>
          <table:table-cell table:formula="of:=[.$R$7]+([.$R$6]*[.H34])" office:value-type="float" office:value="-0.005884" calcext:value-type="float">
            <text:p>-0.005884</text:p>
          </table:table-cell>
          <table:table-cell table:formula="of:=[.$S$7]+([.$S$6]*[.I34])" office:value-type="float" office:value="1.447462" calcext:value-type="float">
            <text:p>1.447462</text:p>
          </table:table-cell>
          <table:table-cell/>
          <table:table-cell table:formula="of:=[.$Q$3]+([.$Q$2]*[.J34])" office:value-type="float" office:value="-30.150002" calcext:value-type="float">
            <text:p>-30.150002</text:p>
          </table:table-cell>
          <table:table-cell table:formula="of:=[.$R$3]+([.$R$2]*[.K34])" office:value-type="float" office:value="28.4350021" calcext:value-type="float">
            <text:p>28.4350021</text:p>
          </table:table-cell>
          <table:table-cell table:formula="of:=[.$S$3]+([.$S$2]*[.L34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302" calcext:value-type="float">
            <text:p>-302</text:p>
          </table:table-cell>
          <table:table-cell office:value-type="float" office:value="272" calcext:value-type="float">
            <text:p>272</text:p>
          </table:table-cell>
          <table:table-cell office:value-type="float" office:value="-342" calcext:value-type="float">
            <text:p>-3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40.800002" calcext:value-type="float">
            <text:p>40.80000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69032" calcext:value-type="float">
            <text:p>9.69032</text:p>
          </table:table-cell>
          <table:table-cell office:value-type="float" office:value="531.179819" calcext:value-type="float">
            <text:p>531.179819</text:p>
          </table:table-cell>
          <table:table-cell table:number-columns-repeated="6"/>
          <table:table-cell table:formula="of:=[.$Q$7]+([.$Q$6]*[.G35])" office:value-type="float" office:value="0.026464" calcext:value-type="float">
            <text:p>0.026464</text:p>
          </table:table-cell>
          <table:table-cell table:formula="of:=[.$R$7]+([.$R$6]*[.H35])" office:value-type="float" office:value="0.005884" calcext:value-type="float">
            <text:p>0.005884</text:p>
          </table:table-cell>
          <table:table-cell table:formula="of:=[.$S$7]+([.$S$6]*[.I35])" office:value-type="float" office:value="1.453346" calcext:value-type="float">
            <text:p>1.453346</text:p>
          </table:table-cell>
          <table:table-cell/>
          <table:table-cell table:formula="of:=[.$Q$3]+([.$Q$2]*[.J35])" office:value-type="float" office:value="-33.300002" calcext:value-type="float">
            <text:p>-33.300002</text:p>
          </table:table-cell>
          <table:table-cell table:formula="of:=[.$R$3]+([.$R$2]*[.K35])" office:value-type="float" office:value="24.3400021" calcext:value-type="float">
            <text:p>24.3400021</text:p>
          </table:table-cell>
          <table:table-cell table:formula="of:=[.$S$3]+([.$S$2]*[.L35])" office:value-type="float" office:value="-58.8650021" calcext:value-type="float">
            <text:p>-58.8650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32" calcext:value-type="float">
            <text:p>-32</text:p>
          </table:table-cell>
          <table:table-cell office:value-type="float" office:value="980" calcext:value-type="float">
            <text:p>980</text:p>
          </table:table-cell>
          <table:table-cell office:value-type="float" office:value="-319" calcext:value-type="float">
            <text:p>-319</text:p>
          </table:table-cell>
          <table:table-cell office:value-type="float" office:value="240" calcext:value-type="float">
            <text:p>240</text:p>
          </table:table-cell>
          <table:table-cell office:value-type="float" office:value="-343" calcext:value-type="float">
            <text:p>-343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36.000001" calcext:value-type="float">
            <text:p>36.0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19559" calcext:value-type="float">
            <text:p>9.619559</text:p>
          </table:table-cell>
          <table:table-cell office:value-type="float" office:value="526.317395" calcext:value-type="float">
            <text:p>526.317395</text:p>
          </table:table-cell>
          <table:table-cell table:number-columns-repeated="6"/>
          <table:table-cell table:formula="of:=[.$Q$7]+([.$Q$6]*[.G36])" office:value-type="float" office:value="0.00881200000000001" calcext:value-type="float">
            <text:p>0.008812</text:p>
          </table:table-cell>
          <table:table-cell table:formula="of:=[.$R$7]+([.$R$6]*[.H36])" office:value-type="float" office:value="-0.047072" calcext:value-type="float">
            <text:p>-0.047072</text:p>
          </table:table-cell>
          <table:table-cell table:formula="of:=[.$S$7]+([.$S$6]*[.I36])" office:value-type="float" office:value="1.441578" calcext:value-type="float">
            <text:p>1.441578</text:p>
          </table:table-cell>
          <table:table-cell/>
          <table:table-cell table:formula="of:=[.$Q$3]+([.$Q$2]*[.J36])" office:value-type="float" office:value="-35.850002" calcext:value-type="float">
            <text:p>-35.850002</text:p>
          </table:table-cell>
          <table:table-cell table:formula="of:=[.$R$3]+([.$R$2]*[.K36])" office:value-type="float" office:value="19.30000105" calcext:value-type="float">
            <text:p>19.30000105</text:p>
          </table:table-cell>
          <table:table-cell table:formula="of:=[.$S$3]+([.$S$2]*[.L36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28" calcext:value-type="float">
            <text:p>-28</text:p>
          </table:table-cell>
          <table:table-cell office:value-type="float" office:value="968" calcext:value-type="float">
            <text:p>968</text:p>
          </table:table-cell>
          <table:table-cell office:value-type="float" office:value="-329" calcext:value-type="float">
            <text:p>-329</text:p>
          </table:table-cell>
          <table:table-cell office:value-type="float" office:value="211" calcext:value-type="float">
            <text:p>211</text:p>
          </table:table-cell>
          <table:table-cell office:value-type="float" office:value="-341" calcext:value-type="float">
            <text:p>-341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31.650001" calcext:value-type="float">
            <text:p>31.6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501992" calcext:value-type="float">
            <text:p>9.501992</text:p>
          </table:table-cell>
          <table:table-cell office:value-type="float" office:value="518.693551" calcext:value-type="float">
            <text:p>518.693551</text:p>
          </table:table-cell>
          <table:table-cell table:number-columns-repeated="6"/>
          <table:table-cell table:formula="of:=[.$Q$7]+([.$Q$6]*[.G37])" office:value-type="float" office:value="0.00292800000000001" calcext:value-type="float">
            <text:p>0.002928</text:p>
          </table:table-cell>
          <table:table-cell table:formula="of:=[.$R$7]+([.$R$6]*[.H37])" office:value-type="float" office:value="-0.041188" calcext:value-type="float">
            <text:p>-0.041188</text:p>
          </table:table-cell>
          <table:table-cell table:formula="of:=[.$S$7]+([.$S$6]*[.I37])" office:value-type="float" office:value="1.423926" calcext:value-type="float">
            <text:p>1.423926</text:p>
          </table:table-cell>
          <table:table-cell/>
          <table:table-cell table:formula="of:=[.$Q$3]+([.$Q$2]*[.J37])" office:value-type="float" office:value="-37.350002" calcext:value-type="float">
            <text:p>-37.350002</text:p>
          </table:table-cell>
          <table:table-cell table:formula="of:=[.$R$3]+([.$R$2]*[.K37])" office:value-type="float" office:value="14.73250105" calcext:value-type="float">
            <text:p>14.73250105</text:p>
          </table:table-cell>
          <table:table-cell table:formula="of:=[.$S$3]+([.$S$2]*[.L37])" office:value-type="float" office:value="-58.7075021" calcext:value-type="float">
            <text:p>-58.707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-343" calcext:value-type="float">
            <text:p>-343</text:p>
          </table:table-cell>
          <table:table-cell office:value-type="float" office:value="165" calcext:value-type="float">
            <text:p>165</text:p>
          </table:table-cell>
          <table:table-cell office:value-type="float" office:value="-342" calcext:value-type="float">
            <text:p>-34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573622" calcext:value-type="float">
            <text:p>9.573622</text:p>
          </table:table-cell>
          <table:table-cell office:value-type="float" office:value="511.701085" calcext:value-type="float">
            <text:p>511.701085</text:p>
          </table:table-cell>
          <table:table-cell table:number-columns-repeated="6"/>
          <table:table-cell table:formula="of:=[.$Q$7]+([.$Q$6]*[.G38])" office:value-type="float" office:value="0.02058" calcext:value-type="float">
            <text:p>0.02058</text:p>
          </table:table-cell>
          <table:table-cell table:formula="of:=[.$R$7]+([.$R$6]*[.H38])" office:value-type="float" office:value="-0.011768" calcext:value-type="float">
            <text:p>-0.011768</text:p>
          </table:table-cell>
          <table:table-cell table:formula="of:=[.$S$7]+([.$S$6]*[.I38])" office:value-type="float" office:value="1.435694" calcext:value-type="float">
            <text:p>1.435694</text:p>
          </table:table-cell>
          <table:table-cell/>
          <table:table-cell table:formula="of:=[.$Q$3]+([.$Q$2]*[.J38])" office:value-type="float" office:value="-39.450002" calcext:value-type="float">
            <text:p>-39.450002</text:p>
          </table:table-cell>
          <table:table-cell table:formula="of:=[.$R$3]+([.$R$2]*[.K38])" office:value-type="float" office:value="7.48750105" calcext:value-type="float">
            <text:p>7.48750105</text:p>
          </table:table-cell>
          <table:table-cell table:formula="of:=[.$S$3]+([.$S$2]*[.L38])" office:value-type="float" office:value="-58.8650021" calcext:value-type="float">
            <text:p>-58.8650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 office:value-type="float" office:value="984" calcext:value-type="float">
            <text:p>984</text:p>
          </table:table-cell>
          <table:table-cell office:value-type="float" office:value="-341" calcext:value-type="float">
            <text:p>-341</text:p>
          </table:table-cell>
          <table:table-cell office:value-type="float" office:value="134" calcext:value-type="float">
            <text:p>134</text:p>
          </table:table-cell>
          <table:table-cell office:value-type="float" office:value="-343" calcext:value-type="float">
            <text:p>-343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53331" calcext:value-type="float">
            <text:p>9.653331</text:p>
          </table:table-cell>
          <table:table-cell office:value-type="float" office:value="501.882456" calcext:value-type="float">
            <text:p>501.882456</text:p>
          </table:table-cell>
          <table:table-cell table:number-columns-repeated="6"/>
          <table:table-cell table:formula="of:=[.$Q$7]+([.$Q$6]*[.G39])" office:value-type="float" office:value="0.014696" calcext:value-type="float">
            <text:p>0.014696</text:p>
          </table:table-cell>
          <table:table-cell table:formula="of:=[.$R$7]+([.$R$6]*[.H39])" office:value-type="float" office:value="-0.017652" calcext:value-type="float">
            <text:p>-0.017652</text:p>
          </table:table-cell>
          <table:table-cell table:formula="of:=[.$S$7]+([.$S$6]*[.I39])" office:value-type="float" office:value="1.447462" calcext:value-type="float">
            <text:p>1.447462</text:p>
          </table:table-cell>
          <table:table-cell/>
          <table:table-cell table:formula="of:=[.$Q$3]+([.$Q$2]*[.J39])" office:value-type="float" office:value="-39.150002" calcext:value-type="float">
            <text:p>-39.150002</text:p>
          </table:table-cell>
          <table:table-cell table:formula="of:=[.$R$3]+([.$R$2]*[.K39])" office:value-type="float" office:value="2.60500105" calcext:value-type="float">
            <text:p>2.60500105</text:p>
          </table:table-cell>
          <table:table-cell table:formula="of:=[.$S$3]+([.$S$2]*[.L39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2" calcext:value-type="float">
            <text:p>-32</text:p>
          </table:table-cell>
          <table:table-cell office:value-type="float" office:value="924" calcext:value-type="float">
            <text:p>924</text:p>
          </table:table-cell>
          <table:table-cell office:value-type="float" office:value="-332" calcext:value-type="float">
            <text:p>-332</text:p>
          </table:table-cell>
          <table:table-cell office:value-type="float" office:value="115" calcext:value-type="float">
            <text:p>115</text:p>
          </table:table-cell>
          <table:table-cell office:value-type="float" office:value="-346" calcext:value-type="float">
            <text:p>-346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7.250001" calcext:value-type="float">
            <text:p>17.2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100656" calcext:value-type="float">
            <text:p>9.100656</text:p>
          </table:table-cell>
          <table:table-cell office:value-type="float" office:value="493.117633" calcext:value-type="float">
            <text:p>493.117633</text:p>
          </table:table-cell>
          <table:table-cell table:number-columns-repeated="6"/>
          <table:table-cell table:formula="of:=[.$Q$7]+([.$Q$6]*[.G40])" office:value-type="float" office:value="-0.06768" calcext:value-type="float">
            <text:p>-0.06768</text:p>
          </table:table-cell>
          <table:table-cell table:formula="of:=[.$R$7]+([.$R$6]*[.H40])" office:value-type="float" office:value="-0.047072" calcext:value-type="float">
            <text:p>-0.047072</text:p>
          </table:table-cell>
          <table:table-cell table:formula="of:=[.$S$7]+([.$S$6]*[.I40])" office:value-type="float" office:value="1.359202" calcext:value-type="float">
            <text:p>1.359202</text:p>
          </table:table-cell>
          <table:table-cell/>
          <table:table-cell table:formula="of:=[.$Q$3]+([.$Q$2]*[.J40])" office:value-type="float" office:value="-37.800002" calcext:value-type="float">
            <text:p>-37.800002</text:p>
          </table:table-cell>
          <table:table-cell table:formula="of:=[.$R$3]+([.$R$2]*[.K40])" office:value-type="float" office:value="-0.387498949999998" calcext:value-type="float">
            <text:p>-0.387498949999998</text:p>
          </table:table-cell>
          <table:table-cell table:formula="of:=[.$S$3]+([.$S$2]*[.L40])" office:value-type="float" office:value="-59.4950021" calcext:value-type="float">
            <text:p>-59.495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-337" calcext:value-type="float">
            <text:p>-337</text:p>
          </table:table-cell>
          <table:table-cell office:value-type="float" office:value="99" calcext:value-type="float">
            <text:p>99</text:p>
          </table:table-cell>
          <table:table-cell office:value-type="float" office:value="-345" calcext:value-type="float">
            <text:p>-345</text:p>
          </table:table-cell>
          <table:table-cell table:number-columns-repeated="2" office:value-type="float" office:value="-0.02942" calcext:value-type="float">
            <text:p>-0.0294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4.850001" calcext:value-type="float">
            <text:p>14.85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5373" calcext:value-type="float">
            <text:p>9.65373</text:p>
          </table:table-cell>
          <table:table-cell office:value-type="float" office:value="492.336267" calcext:value-type="float">
            <text:p>492.336267</text:p>
          </table:table-cell>
          <table:table-cell table:number-columns-repeated="6"/>
          <table:table-cell table:formula="of:=[.$Q$7]+([.$Q$6]*[.G41])" office:value-type="float" office:value="0.02058" calcext:value-type="float">
            <text:p>0.02058</text:p>
          </table:table-cell>
          <table:table-cell table:formula="of:=[.$R$7]+([.$R$6]*[.H41])" office:value-type="float" office:value="-0.02942" calcext:value-type="float">
            <text:p>-0.02942</text:p>
          </table:table-cell>
          <table:table-cell table:formula="of:=[.$S$7]+([.$S$6]*[.I41])" office:value-type="float" office:value="1.447462" calcext:value-type="float">
            <text:p>1.447462</text:p>
          </table:table-cell>
          <table:table-cell/>
          <table:table-cell table:formula="of:=[.$Q$3]+([.$Q$2]*[.J41])" office:value-type="float" office:value="-38.550002" calcext:value-type="float">
            <text:p>-38.550002</text:p>
          </table:table-cell>
          <table:table-cell table:formula="of:=[.$R$3]+([.$R$2]*[.K41])" office:value-type="float" office:value="-2.90749895" calcext:value-type="float">
            <text:p>-2.90749895</text:p>
          </table:table-cell>
          <table:table-cell table:formula="of:=[.$S$3]+([.$S$2]*[.L41])" office:value-type="float" office:value="-59.3375021" calcext:value-type="float">
            <text:p>-59.337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38" calcext:value-type="float">
            <text:p>-338</text:p>
          </table:table-cell>
          <table:table-cell office:value-type="float" office:value="76" calcext:value-type="float">
            <text:p>76</text:p>
          </table:table-cell>
          <table:table-cell office:value-type="float" office:value="-342" calcext:value-type="float">
            <text:p>-34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1.4" calcext:value-type="float">
            <text:p>11.4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729541" calcext:value-type="float">
            <text:p>9.729541</text:p>
          </table:table-cell>
          <table:table-cell office:value-type="float" office:value="486.810025" calcext:value-type="float">
            <text:p>486.810025</text:p>
          </table:table-cell>
          <table:table-cell table:number-columns-repeated="6"/>
          <table:table-cell table:formula="of:=[.$Q$7]+([.$Q$6]*[.G42])" office:value-type="float" office:value="0.026464" calcext:value-type="float">
            <text:p>0.026464</text:p>
          </table:table-cell>
          <table:table-cell table:formula="of:=[.$R$7]+([.$R$6]*[.H42])" office:value-type="float" office:value="-0.005884" calcext:value-type="float">
            <text:p>-0.005884</text:p>
          </table:table-cell>
          <table:table-cell table:formula="of:=[.$S$7]+([.$S$6]*[.I42])" office:value-type="float" office:value="1.45923" calcext:value-type="float">
            <text:p>1.45923</text:p>
          </table:table-cell>
          <table:table-cell/>
          <table:table-cell table:formula="of:=[.$Q$3]+([.$Q$2]*[.J42])" office:value-type="float" office:value="-38.700002" calcext:value-type="float">
            <text:p>-38.700002</text:p>
          </table:table-cell>
          <table:table-cell table:formula="of:=[.$R$3]+([.$R$2]*[.K42])" office:value-type="float" office:value="-6.53" calcext:value-type="float">
            <text:p>-6.53</text:p>
          </table:table-cell>
          <table:table-cell table:formula="of:=[.$S$3]+([.$S$2]*[.L42])" office:value-type="float" office:value="-58.8650021" calcext:value-type="float">
            <text:p>-58.8650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-333" calcext:value-type="float">
            <text:p>-333</text:p>
          </table:table-cell>
          <table:table-cell office:value-type="float" office:value="42" calcext:value-type="float">
            <text:p>42</text:p>
          </table:table-cell>
          <table:table-cell office:value-type="float" office:value="-341" calcext:value-type="float">
            <text:p>-341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6.3" calcext:value-type="float">
            <text:p>6.3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6154" calcext:value-type="float">
            <text:p>9.6154</text:p>
          </table:table-cell>
          <table:table-cell office:value-type="float" office:value="478.47048" calcext:value-type="float">
            <text:p>478.47048</text:p>
          </table:table-cell>
          <table:table-cell table:number-columns-repeated="6"/>
          <table:table-cell table:formula="of:=[.$Q$7]+([.$Q$6]*[.G43])" office:value-type="float" office:value="0.014696" calcext:value-type="float">
            <text:p>0.014696</text:p>
          </table:table-cell>
          <table:table-cell table:formula="of:=[.$R$7]+([.$R$6]*[.H43])" office:value-type="float" office:value="-0.02942" calcext:value-type="float">
            <text:p>-0.02942</text:p>
          </table:table-cell>
          <table:table-cell table:formula="of:=[.$S$7]+([.$S$6]*[.I43])" office:value-type="float" office:value="1.441578" calcext:value-type="float">
            <text:p>1.441578</text:p>
          </table:table-cell>
          <table:table-cell/>
          <table:table-cell table:formula="of:=[.$Q$3]+([.$Q$2]*[.J43])" office:value-type="float" office:value="-37.950002" calcext:value-type="float">
            <text:p>-37.950002</text:p>
          </table:table-cell>
          <table:table-cell table:formula="of:=[.$R$3]+([.$R$2]*[.K43])" office:value-type="float" office:value="-11.885" calcext:value-type="float">
            <text:p>-11.885</text:p>
          </table:table-cell>
          <table:table-cell table:formula="of:=[.$S$3]+([.$S$2]*[.L43])" office:value-type="float" office:value="-58.7075021" calcext:value-type="float">
            <text:p>-58.707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-314" calcext:value-type="float">
            <text:p>-314</text:p>
          </table:table-cell>
          <table:table-cell office:value-type="float" office:value="0" calcext:value-type="float">
            <text:p>0</text:p>
          </table:table-cell>
          <table:table-cell office:value-type="float" office:value="-341" calcext:value-type="float">
            <text:p>-34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0" calcext:value-type="float">
            <text:p>0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613239" calcext:value-type="float">
            <text:p>9.613239</text:p>
          </table:table-cell>
          <table:table-cell office:value-type="float" office:value="463.548271" calcext:value-type="float">
            <text:p>463.548271</text:p>
          </table:table-cell>
          <table:table-cell table:number-columns-repeated="6"/>
          <table:table-cell table:formula="of:=[.$Q$7]+([.$Q$6]*[.G44])" office:value-type="float" office:value="0.02058" calcext:value-type="float">
            <text:p>0.02058</text:p>
          </table:table-cell>
          <table:table-cell table:formula="of:=[.$R$7]+([.$R$6]*[.H44])" office:value-type="float" office:value="0.017652" calcext:value-type="float">
            <text:p>0.017652</text:p>
          </table:table-cell>
          <table:table-cell table:formula="of:=[.$S$7]+([.$S$6]*[.I44])" office:value-type="float" office:value="1.441578" calcext:value-type="float">
            <text:p>1.441578</text:p>
          </table:table-cell>
          <table:table-cell/>
          <table:table-cell table:formula="of:=[.$Q$3]+([.$Q$2]*[.J44])" office:value-type="float" office:value="-35.100002" calcext:value-type="float">
            <text:p>-35.100002</text:p>
          </table:table-cell>
          <table:table-cell table:formula="of:=[.$R$3]+([.$R$2]*[.K44])" office:value-type="float" office:value="-18.5" calcext:value-type="float">
            <text:p>-18.5</text:p>
          </table:table-cell>
          <table:table-cell table:formula="of:=[.$S$3]+([.$S$2]*[.L44])" office:value-type="float" office:value="-58.7075021" calcext:value-type="float">
            <text:p>-58.7075021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-292" calcext:value-type="float">
            <text:p>-292</text:p>
          </table:table-cell>
          <table:table-cell office:value-type="float" office:value="-35" calcext:value-type="float">
            <text:p>-35</text:p>
          </table:table-cell>
          <table:table-cell office:value-type="float" office:value="-343" calcext:value-type="float">
            <text:p>-343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43.800002" calcext:value-type="float">
            <text:p>-43.800002</text:p>
          </table:table-cell>
          <table:table-cell office:value-type="float" office:value="-5.25" calcext:value-type="float">
            <text:p>-5.2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732783" calcext:value-type="float">
            <text:p>9.732783</text:p>
          </table:table-cell>
          <table:table-cell office:value-type="float" office:value="451.816334" calcext:value-type="float">
            <text:p>451.816334</text:p>
          </table:table-cell>
          <table:table-cell table:number-columns-repeated="6"/>
          <table:table-cell table:formula="of:=[.$Q$7]+([.$Q$6]*[.G45])" office:value-type="float" office:value="0.067652" calcext:value-type="float">
            <text:p>0.067652</text:p>
          </table:table-cell>
          <table:table-cell table:formula="of:=[.$R$7]+([.$R$6]*[.H45])" office:value-type="float" office:value="0.041188" calcext:value-type="float">
            <text:p>0.041188</text:p>
          </table:table-cell>
          <table:table-cell table:formula="of:=[.$S$7]+([.$S$6]*[.I45])" office:value-type="float" office:value="1.45923" calcext:value-type="float">
            <text:p>1.45923</text:p>
          </table:table-cell>
          <table:table-cell/>
          <table:table-cell table:formula="of:=[.$Q$3]+([.$Q$2]*[.J45])" office:value-type="float" office:value="-31.800002" calcext:value-type="float">
            <text:p>-31.800002</text:p>
          </table:table-cell>
          <table:table-cell table:formula="of:=[.$R$3]+([.$R$2]*[.K45])" office:value-type="float" office:value="-24.0125" calcext:value-type="float">
            <text:p>-24.0125</text:p>
          </table:table-cell>
          <table:table-cell table:formula="of:=[.$S$3]+([.$S$2]*[.L45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-261" calcext:value-type="float">
            <text:p>-261</text:p>
          </table:table-cell>
          <table:table-cell office:value-type="float" office:value="-67" calcext:value-type="float">
            <text:p>-67</text:p>
          </table:table-cell>
          <table:table-cell office:value-type="float" office:value="-345" calcext:value-type="float">
            <text:p>-345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9.150002" calcext:value-type="float">
            <text:p>-39.150002</text:p>
          </table:table-cell>
          <table:table-cell office:value-type="float" office:value="-10.05" calcext:value-type="float">
            <text:p>-10.0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9.611318" calcext:value-type="float">
            <text:p>9.611318</text:p>
          </table:table-cell>
          <table:table-cell office:value-type="float" office:value="437.761351" calcext:value-type="float">
            <text:p>437.761351</text:p>
          </table:table-cell>
          <table:table-cell table:number-columns-repeated="6"/>
          <table:table-cell table:formula="of:=[.$Q$7]+([.$Q$6]*[.G46])" office:value-type="float" office:value="0.044116" calcext:value-type="float">
            <text:p>0.044116</text:p>
          </table:table-cell>
          <table:table-cell table:formula="of:=[.$R$7]+([.$R$6]*[.H46])" office:value-type="float" office:value="-0.017652" calcext:value-type="float">
            <text:p>-0.017652</text:p>
          </table:table-cell>
          <table:table-cell table:formula="of:=[.$S$7]+([.$S$6]*[.I46])" office:value-type="float" office:value="1.441578" calcext:value-type="float">
            <text:p>1.441578</text:p>
          </table:table-cell>
          <table:table-cell/>
          <table:table-cell table:formula="of:=[.$Q$3]+([.$Q$2]*[.J46])" office:value-type="float" office:value="-27.150002" calcext:value-type="float">
            <text:p>-27.150002</text:p>
          </table:table-cell>
          <table:table-cell table:formula="of:=[.$R$3]+([.$R$2]*[.K46])" office:value-type="float" office:value="-29.0525" calcext:value-type="float">
            <text:p>-29.0525</text:p>
          </table:table-cell>
          <table:table-cell table:formula="of:=[.$S$3]+([.$S$2]*[.L46])" office:value-type="float" office:value="-59.3375021" calcext:value-type="float">
            <text:p>-59.337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-231" calcext:value-type="float">
            <text:p>-231</text:p>
          </table:table-cell>
          <table:table-cell office:value-type="float" office:value="-86" calcext:value-type="float">
            <text:p>-86</text:p>
          </table:table-cell>
          <table:table-cell office:value-type="float" office:value="-350" calcext:value-type="float">
            <text:p>-350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4.650001" calcext:value-type="float">
            <text:p>-34.650001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9167" calcext:value-type="float">
            <text:p>9.69167</text:p>
          </table:table-cell>
          <table:table-cell office:value-type="float" office:value="428.085272" calcext:value-type="float">
            <text:p>428.085272</text:p>
          </table:table-cell>
          <table:table-cell table:number-columns-repeated="6"/>
          <table:table-cell table:formula="of:=[.$Q$7]+([.$Q$6]*[.G47])" office:value-type="float" office:value="0.02058" calcext:value-type="float">
            <text:p>0.02058</text:p>
          </table:table-cell>
          <table:table-cell table:formula="of:=[.$R$7]+([.$R$6]*[.H47])" office:value-type="float" office:value="-0.017652" calcext:value-type="float">
            <text:p>-0.017652</text:p>
          </table:table-cell>
          <table:table-cell table:formula="of:=[.$S$7]+([.$S$6]*[.I47])" office:value-type="float" office:value="1.453346" calcext:value-type="float">
            <text:p>1.453346</text:p>
          </table:table-cell>
          <table:table-cell/>
          <table:table-cell table:formula="of:=[.$Q$3]+([.$Q$2]*[.J47])" office:value-type="float" office:value="-22.650001" calcext:value-type="float">
            <text:p>-22.650001</text:p>
          </table:table-cell>
          <table:table-cell table:formula="of:=[.$R$3]+([.$R$2]*[.K47])" office:value-type="float" office:value="-32.04500105" calcext:value-type="float">
            <text:p>-32.04500105</text:p>
          </table:table-cell>
          <table:table-cell table:formula="of:=[.$S$3]+([.$S$2]*[.L47])" office:value-type="float" office:value="-60.1250021" calcext:value-type="float">
            <text:p>-60.1250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4" calcext:value-type="float">
            <text:p>-24</text:p>
          </table:table-cell>
          <table:table-cell office:value-type="float" office:value="996" calcext:value-type="float">
            <text:p>996</text:p>
          </table:table-cell>
          <table:table-cell office:value-type="float" office:value="-220" calcext:value-type="float">
            <text:p>-220</text:p>
          </table:table-cell>
          <table:table-cell office:value-type="float" office:value="-95" calcext:value-type="float">
            <text:p>-95</text:p>
          </table:table-cell>
          <table:table-cell office:value-type="float" office:value="-349" calcext:value-type="float">
            <text:p>-349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3.000001" calcext:value-type="float">
            <text:p>-33.00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770968" calcext:value-type="float">
            <text:p>9.770968</text:p>
          </table:table-cell>
          <table:table-cell office:value-type="float" office:value="423.350918" calcext:value-type="float">
            <text:p>423.350918</text:p>
          </table:table-cell>
          <table:table-cell table:number-columns-repeated="6"/>
          <table:table-cell table:formula="of:=[.$Q$7]+([.$Q$6]*[.G48])" office:value-type="float" office:value="0.032348" calcext:value-type="float">
            <text:p>0.032348</text:p>
          </table:table-cell>
          <table:table-cell table:formula="of:=[.$R$7]+([.$R$6]*[.H48])" office:value-type="float" office:value="-0.035304" calcext:value-type="float">
            <text:p>-0.035304</text:p>
          </table:table-cell>
          <table:table-cell table:formula="of:=[.$S$7]+([.$S$6]*[.I48])" office:value-type="float" office:value="1.465114" calcext:value-type="float">
            <text:p>1.465114</text:p>
          </table:table-cell>
          <table:table-cell/>
          <table:table-cell table:formula="of:=[.$Q$3]+([.$Q$2]*[.J48])" office:value-type="float" office:value="-21.000001" calcext:value-type="float">
            <text:p>-21.000001</text:p>
          </table:table-cell>
          <table:table-cell table:formula="of:=[.$R$3]+([.$R$2]*[.K48])" office:value-type="float" office:value="-33.46250105" calcext:value-type="float">
            <text:p>-33.46250105</text:p>
          </table:table-cell>
          <table:table-cell table:formula="of:=[.$S$3]+([.$S$2]*[.L48])" office:value-type="float" office:value="-59.9675021" calcext:value-type="float">
            <text:p>-59.9675021</text:p>
          </table:table-cell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office:value-type="float" office:value="-208" calcext:value-type="float">
            <text:p>-208</text:p>
          </table:table-cell>
          <table:table-cell office:value-type="float" office:value="-99" calcext:value-type="float">
            <text:p>-99</text:p>
          </table:table-cell>
          <table:table-cell office:value-type="float" office:value="-354" calcext:value-type="float">
            <text:p>-354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31.200001" calcext:value-type="float">
            <text:p>-31.20000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778917" calcext:value-type="float">
            <text:p>9.778917</text:p>
          </table:table-cell>
          <table:table-cell office:value-type="float" office:value="422.351749" calcext:value-type="float">
            <text:p>422.351749</text:p>
          </table:table-cell>
          <table:table-cell table:number-columns-repeated="6"/>
          <table:table-cell table:formula="of:=[.$Q$7]+([.$Q$6]*[.G49])" office:value-type="float" office:value="0.114724" calcext:value-type="float">
            <text:p>0.114724</text:p>
          </table:table-cell>
          <table:table-cell table:formula="of:=[.$R$7]+([.$R$6]*[.H49])" office:value-type="float" office:value="0.02942" calcext:value-type="float">
            <text:p>0.02942</text:p>
          </table:table-cell>
          <table:table-cell table:formula="of:=[.$S$7]+([.$S$6]*[.I49])" office:value-type="float" office:value="1.465114" calcext:value-type="float">
            <text:p>1.465114</text:p>
          </table:table-cell>
          <table:table-cell/>
          <table:table-cell table:formula="of:=[.$Q$3]+([.$Q$2]*[.J49])" office:value-type="float" office:value="-19.200001" calcext:value-type="float">
            <text:p>-19.200001</text:p>
          </table:table-cell>
          <table:table-cell table:formula="of:=[.$R$3]+([.$R$2]*[.K49])" office:value-type="float" office:value="-34.09250105" calcext:value-type="float">
            <text:p>-34.09250105</text:p>
          </table:table-cell>
          <table:table-cell table:formula="of:=[.$S$3]+([.$S$2]*[.L49])" office:value-type="float" office:value="-60.7550021" calcext:value-type="float">
            <text:p>-60.755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8" calcext:value-type="float">
            <text:p>-28</text:p>
          </table:table-cell>
          <table:table-cell office:value-type="float" office:value="976" calcext:value-type="float">
            <text:p>976</text:p>
          </table:table-cell>
          <table:table-cell office:value-type="float" office:value="-196" calcext:value-type="float">
            <text:p>-196</text:p>
          </table:table-cell>
          <table:table-cell office:value-type="float" office:value="-106" calcext:value-type="float">
            <text:p>-106</text:p>
          </table:table-cell>
          <table:table-cell office:value-type="float" office:value="-354" calcext:value-type="float">
            <text:p>-35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29.400001" calcext:value-type="float">
            <text:p>-29.400001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576514" calcext:value-type="float">
            <text:p>9.576514</text:p>
          </table:table-cell>
          <table:table-cell office:value-type="float" office:value="418.291764" calcext:value-type="float">
            <text:p>418.291764</text:p>
          </table:table-cell>
          <table:table-cell table:number-columns-repeated="6"/>
          <table:table-cell table:formula="of:=[.$Q$7]+([.$Q$6]*[.G50])" office:value-type="float" office:value="0.026464" calcext:value-type="float">
            <text:p>0.026464</text:p>
          </table:table-cell>
          <table:table-cell table:formula="of:=[.$R$7]+([.$R$6]*[.H50])" office:value-type="float" office:value="-0.041188" calcext:value-type="float">
            <text:p>-0.041188</text:p>
          </table:table-cell>
          <table:table-cell table:formula="of:=[.$S$7]+([.$S$6]*[.I50])" office:value-type="float" office:value="1.435694" calcext:value-type="float">
            <text:p>1.435694</text:p>
          </table:table-cell>
          <table:table-cell/>
          <table:table-cell table:formula="of:=[.$Q$3]+([.$Q$2]*[.J50])" office:value-type="float" office:value="-17.400001" calcext:value-type="float">
            <text:p>-17.400001</text:p>
          </table:table-cell>
          <table:table-cell table:formula="of:=[.$R$3]+([.$R$2]*[.K50])" office:value-type="float" office:value="-35.19500105" calcext:value-type="float">
            <text:p>-35.19500105</text:p>
          </table:table-cell>
          <table:table-cell table:formula="of:=[.$S$3]+([.$S$2]*[.L50])" office:value-type="float" office:value="-60.7550021" calcext:value-type="float">
            <text:p>-60.7550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980" calcext:value-type="float">
            <text:p>980</text:p>
          </table:table-cell>
          <table:table-cell office:value-type="float" office:value="-152" calcext:value-type="float">
            <text:p>-152</text:p>
          </table:table-cell>
          <table:table-cell office:value-type="float" office:value="-122" calcext:value-type="float">
            <text:p>-122</text:p>
          </table:table-cell>
          <table:table-cell office:value-type="float" office:value="-358" calcext:value-type="float">
            <text:p>-35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9.612839" calcext:value-type="float">
            <text:p>9.612839</text:p>
          </table:table-cell>
          <table:table-cell office:value-type="float" office:value="407.617468" calcext:value-type="float">
            <text:p>407.617468</text:p>
          </table:table-cell>
          <table:table-cell table:number-columns-repeated="6"/>
          <table:table-cell table:formula="of:=[.$Q$7]+([.$Q$6]*[.G51])" office:value-type="float" office:value="0.02058" calcext:value-type="float">
            <text:p>0.02058</text:p>
          </table:table-cell>
          <table:table-cell table:formula="of:=[.$R$7]+([.$R$6]*[.H51])" office:value-type="float" office:value="-0.011768" calcext:value-type="float">
            <text:p>-0.011768</text:p>
          </table:table-cell>
          <table:table-cell table:formula="of:=[.$S$7]+([.$S$6]*[.I51])" office:value-type="float" office:value="1.441578" calcext:value-type="float">
            <text:p>1.441578</text:p>
          </table:table-cell>
          <table:table-cell/>
          <table:table-cell table:formula="of:=[.$Q$3]+([.$Q$2]*[.J51])" office:value-type="float" office:value="-10.800001" calcext:value-type="float">
            <text:p>-10.800001</text:p>
          </table:table-cell>
          <table:table-cell table:formula="of:=[.$R$3]+([.$R$2]*[.K51])" office:value-type="float" office:value="-37.71500105" calcext:value-type="float">
            <text:p>-37.71500105</text:p>
          </table:table-cell>
          <table:table-cell table:formula="of:=[.$S$3]+([.$S$2]*[.L51])" office:value-type="float" office:value="-61.3850021" calcext:value-type="float">
            <text:p>-61.3850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-102" calcext:value-type="float">
            <text:p>-102</text:p>
          </table:table-cell>
          <table:table-cell office:value-type="float" office:value="-136" calcext:value-type="float">
            <text:p>-136</text:p>
          </table:table-cell>
          <table:table-cell office:value-type="float" office:value="-359" calcext:value-type="float">
            <text:p>-359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" calcext:value-type="float">
            <text:p>0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20.400001" calcext:value-type="float">
            <text:p>-20.40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9.617" calcext:value-type="float">
            <text:p>9.617</text:p>
          </table:table-cell>
          <table:table-cell office:value-type="float" office:value="397.216566" calcext:value-type="float">
            <text:p>397.216566</text:p>
          </table:table-cell>
          <table:table-cell table:number-columns-repeated="6"/>
          <table:table-cell table:formula="of:=[.$Q$7]+([.$Q$6]*[.G52])" office:value-type="float" office:value="-0.00295599999999999" calcext:value-type="float">
            <text:p>-0.002956</text:p>
          </table:table-cell>
          <table:table-cell table:formula="of:=[.$R$7]+([.$R$6]*[.H52])" office:value-type="float" office:value="0" calcext:value-type="float">
            <text:p>0</text:p>
          </table:table-cell>
          <table:table-cell table:formula="of:=[.$S$7]+([.$S$6]*[.I52])" office:value-type="float" office:value="1.441578" calcext:value-type="float">
            <text:p>1.441578</text:p>
          </table:table-cell>
          <table:table-cell/>
          <table:table-cell table:formula="of:=[.$Q$3]+([.$Q$2]*[.J52])" office:value-type="float" office:value="-3.300001" calcext:value-type="float">
            <text:p>-3.300001</text:p>
          </table:table-cell>
          <table:table-cell table:formula="of:=[.$R$3]+([.$R$2]*[.K52])" office:value-type="float" office:value="-39.92000105" calcext:value-type="float">
            <text:p>-39.92000105</text:p>
          </table:table-cell>
          <table:table-cell table:formula="of:=[.$S$3]+([.$S$2]*[.L52])" office:value-type="float" office:value="-61.5425021" calcext:value-type="float">
            <text:p>-61.5425021</text:p>
          </table:table-cell>
          <table:table-cell table:number-columns-repeated="997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4" calcext:value-type="float">
            <text:p>-4</text:p>
          </table:table-cell>
          <table:table-cell office:value-type="float" office:value="1004" calcext:value-type="float">
            <text:p>1004</text:p>
          </table:table-cell>
          <table:table-cell office:value-type="float" office:value="-72" calcext:value-type="float">
            <text:p>-72</text:p>
          </table:table-cell>
          <table:table-cell office:value-type="float" office:value="-138" calcext:value-type="float">
            <text:p>-138</text:p>
          </table:table-cell>
          <table:table-cell office:value-type="float" office:value="-361" calcext:value-type="float">
            <text:p>-361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10.8" calcext:value-type="float">
            <text:p>-10.8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9.859153" calcext:value-type="float">
            <text:p>9.859153</text:p>
          </table:table-cell>
          <table:table-cell office:value-type="float" office:value="393.127206" calcext:value-type="float">
            <text:p>393.127206</text:p>
          </table:table-cell>
          <table:table-cell table:number-columns-repeated="6"/>
          <table:table-cell table:formula="of:=[.$Q$7]+([.$Q$6]*[.G53])" office:value-type="float" office:value="-0.026492" calcext:value-type="float">
            <text:p>-0.026492</text:p>
          </table:table-cell>
          <table:table-cell table:formula="of:=[.$R$7]+([.$R$6]*[.H53])" office:value-type="float" office:value="-0.005884" calcext:value-type="float">
            <text:p>-0.005884</text:p>
          </table:table-cell>
          <table:table-cell table:formula="of:=[.$S$7]+([.$S$6]*[.I53])" office:value-type="float" office:value="1.476882" calcext:value-type="float">
            <text:p>1.476882</text:p>
          </table:table-cell>
          <table:table-cell/>
          <table:table-cell table:formula="of:=[.$Q$3]+([.$Q$2]*[.J53])" office:value-type="float" office:value="1.2" calcext:value-type="float">
            <text:p>1.2</text:p>
          </table:table-cell>
          <table:table-cell table:formula="of:=[.$R$3]+([.$R$2]*[.K53])" office:value-type="float" office:value="-40.23500105" calcext:value-type="float">
            <text:p>-40.23500105</text:p>
          </table:table-cell>
          <table:table-cell table:formula="of:=[.$S$3]+([.$S$2]*[.L53])" office:value-type="float" office:value="-61.8575021" calcext:value-type="float">
            <text:p>-61.857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-30" calcext:value-type="float">
            <text:p>-30</text:p>
          </table:table-cell>
          <table:table-cell office:value-type="float" office:value="-131" calcext:value-type="float">
            <text:p>-131</text:p>
          </table:table-cell>
          <table:table-cell office:value-type="float" office:value="-362" calcext:value-type="float">
            <text:p>-36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-4.5" calcext:value-type="float">
            <text:p>-4.5</text:p>
          </table:table-cell>
          <table:table-cell office:value-type="float" office:value="-19.650001" calcext:value-type="float">
            <text:p>-19.6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9.768999" calcext:value-type="float">
            <text:p>9.768999</text:p>
          </table:table-cell>
          <table:table-cell office:value-type="float" office:value="386.141166" calcext:value-type="float">
            <text:p>386.141166</text:p>
          </table:table-cell>
          <table:table-cell table:number-columns-repeated="6"/>
          <table:table-cell table:formula="of:=[.$Q$7]+([.$Q$6]*[.G54])" office:value-type="float" office:value="0.026464" calcext:value-type="float">
            <text:p>0.026464</text:p>
          </table:table-cell>
          <table:table-cell table:formula="of:=[.$R$7]+([.$R$6]*[.H54])" office:value-type="float" office:value="-0.011768" calcext:value-type="float">
            <text:p>-0.011768</text:p>
          </table:table-cell>
          <table:table-cell table:formula="of:=[.$S$7]+([.$S$6]*[.I54])" office:value-type="float" office:value="1.465114" calcext:value-type="float">
            <text:p>1.465114</text:p>
          </table:table-cell>
          <table:table-cell/>
          <table:table-cell table:formula="of:=[.$Q$3]+([.$Q$2]*[.J54])" office:value-type="float" office:value="7.5" calcext:value-type="float">
            <text:p>7.5</text:p>
          </table:table-cell>
          <table:table-cell table:formula="of:=[.$R$3]+([.$R$2]*[.K54])" office:value-type="float" office:value="-39.13250105" calcext:value-type="float">
            <text:p>-39.13250105</text:p>
          </table:table-cell>
          <table:table-cell table:formula="of:=[.$S$3]+([.$S$2]*[.L54])" office:value-type="float" office:value="-62.0150021" calcext:value-type="float">
            <text:p>-62.0150021</text:p>
          </table:table-cell>
          <table:table-cell table:number-columns-repeated="997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40" calcext:value-type="float">
            <text:p>-40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-122" calcext:value-type="float">
            <text:p>-122</text:p>
          </table:table-cell>
          <table:table-cell office:value-type="float" office:value="-366" calcext:value-type="float">
            <text:p>-366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0.75" calcext:value-type="float">
            <text:p>0.75</text:p>
          </table:table-cell>
          <table:table-cell office:value-type="float" office:value="-18.300001" calcext:value-type="float">
            <text:p>-18.300001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9.680709" calcext:value-type="float">
            <text:p>9.680709</text:p>
          </table:table-cell>
          <table:table-cell office:value-type="float" office:value="385.830274" calcext:value-type="float">
            <text:p>385.830274</text:p>
          </table:table-cell>
          <table:table-cell table:number-columns-repeated="6"/>
          <table:table-cell table:formula="of:=[.$Q$7]+([.$Q$6]*[.G55])" office:value-type="float" office:value="-0.050028" calcext:value-type="float">
            <text:p>-0.050028</text:p>
          </table:table-cell>
          <table:table-cell table:formula="of:=[.$R$7]+([.$R$6]*[.H55])" office:value-type="float" office:value="-0.05884" calcext:value-type="float">
            <text:p>-0.05884</text:p>
          </table:table-cell>
          <table:table-cell table:formula="of:=[.$S$7]+([.$S$6]*[.I55])" office:value-type="float" office:value="1.447462" calcext:value-type="float">
            <text:p>1.447462</text:p>
          </table:table-cell>
          <table:table-cell/>
          <table:table-cell table:formula="of:=[.$Q$3]+([.$Q$2]*[.J55])" office:value-type="float" office:value="12.75" calcext:value-type="float">
            <text:p>12.75</text:p>
          </table:table-cell>
          <table:table-cell table:formula="of:=[.$R$3]+([.$R$2]*[.K55])" office:value-type="float" office:value="-37.71500105" calcext:value-type="float">
            <text:p>-37.71500105</text:p>
          </table:table-cell>
          <table:table-cell table:formula="of:=[.$S$3]+([.$S$2]*[.L55])" office:value-type="float" office:value="-62.6450021" calcext:value-type="float">
            <text:p>-62.6450021</text:p>
          </table:table-cell>
          <table:table-cell table:number-columns-repeated="99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8" calcext:value-type="float">
            <text:p>-8</text:p>
          </table:table-cell>
          <table:table-cell office:value-type="float" office:value="1020" calcext:value-type="float">
            <text:p>1020</text:p>
          </table:table-cell>
          <table:table-cell office:value-type="float" office:value="51" calcext:value-type="float">
            <text:p>51</text:p>
          </table:table-cell>
          <table:table-cell office:value-type="float" office:value="-103" calcext:value-type="float">
            <text:p>-103</text:p>
          </table:table-cell>
          <table:table-cell office:value-type="float" office:value="-368" calcext:value-type="float">
            <text:p>-368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7.65" calcext:value-type="float">
            <text:p>7.65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0.018155" calcext:value-type="float">
            <text:p>10.018155</text:p>
          </table:table-cell>
          <table:table-cell office:value-type="float" office:value="385.530803" calcext:value-type="float">
            <text:p>385.530803</text:p>
          </table:table-cell>
          <table:table-cell table:number-columns-repeated="6"/>
          <table:table-cell table:formula="of:=[.$Q$7]+([.$Q$6]*[.G56])" office:value-type="float" office:value="-0.032376" calcext:value-type="float">
            <text:p>-0.032376</text:p>
          </table:table-cell>
          <table:table-cell table:formula="of:=[.$R$7]+([.$R$6]*[.H56])" office:value-type="float" office:value="-0.011768" calcext:value-type="float">
            <text:p>-0.011768</text:p>
          </table:table-cell>
          <table:table-cell table:formula="of:=[.$S$7]+([.$S$6]*[.I56])" office:value-type="float" office:value="1.500418" calcext:value-type="float">
            <text:p>1.500418</text:p>
          </table:table-cell>
          <table:table-cell/>
          <table:table-cell table:formula="of:=[.$Q$3]+([.$Q$2]*[.J56])" office:value-type="float" office:value="19.65" calcext:value-type="float">
            <text:p>19.65</text:p>
          </table:table-cell>
          <table:table-cell table:formula="of:=[.$R$3]+([.$R$2]*[.K56])" office:value-type="float" office:value="-34.72250105" calcext:value-type="float">
            <text:p>-34.72250105</text:p>
          </table:table-cell>
          <table:table-cell table:formula="of:=[.$S$3]+([.$S$2]*[.L56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88" calcext:value-type="float">
            <text:p>988</text:p>
          </table:table-cell>
          <table:table-cell office:value-type="float" office:value="78" calcext:value-type="float">
            <text:p>78</text:p>
          </table:table-cell>
          <table:table-cell office:value-type="float" office:value="-83" calcext:value-type="float">
            <text:p>-83</text:p>
          </table:table-cell>
          <table:table-cell office:value-type="float" office:value="-367" calcext:value-type="float">
            <text:p>-36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1.7" calcext:value-type="float">
            <text:p>11.7</text:p>
          </table:table-cell>
          <table:table-cell office:value-type="float" office:value="-12.45" calcext:value-type="float">
            <text:p>-12.45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9.690956" calcext:value-type="float">
            <text:p>9.690956</text:p>
          </table:table-cell>
          <table:table-cell office:value-type="float" office:value="384.268136" calcext:value-type="float">
            <text:p>384.268136</text:p>
          </table:table-cell>
          <table:table-cell table:number-columns-repeated="6"/>
          <table:table-cell table:formula="of:=[.$Q$7]+([.$Q$6]*[.G57])" office:value-type="float" office:value="0.026464" calcext:value-type="float">
            <text:p>0.026464</text:p>
          </table:table-cell>
          <table:table-cell table:formula="of:=[.$R$7]+([.$R$6]*[.H57])" office:value-type="float" office:value="-0.017652" calcext:value-type="float">
            <text:p>-0.017652</text:p>
          </table:table-cell>
          <table:table-cell table:formula="of:=[.$S$7]+([.$S$6]*[.I57])" office:value-type="float" office:value="1.453346" calcext:value-type="float">
            <text:p>1.453346</text:p>
          </table:table-cell>
          <table:table-cell/>
          <table:table-cell table:formula="of:=[.$Q$3]+([.$Q$2]*[.J57])" office:value-type="float" office:value="23.7" calcext:value-type="float">
            <text:p>23.7</text:p>
          </table:table-cell>
          <table:table-cell table:formula="of:=[.$R$3]+([.$R$2]*[.K57])" office:value-type="float" office:value="-31.5725" calcext:value-type="float">
            <text:p>-31.5725</text:p>
          </table:table-cell>
          <table:table-cell table:formula="of:=[.$S$3]+([.$S$2]*[.L57])" office:value-type="float" office:value="-62.8025021" calcext:value-type="float">
            <text:p>-62.802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 office:value-type="float" office:value="-56" calcext:value-type="float">
            <text:p>-56</text:p>
          </table:table-cell>
          <table:table-cell office:value-type="float" office:value="-368" calcext:value-type="float">
            <text:p>-36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8.4" calcext:value-type="float">
            <text:p>-8.4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808611" calcext:value-type="float">
            <text:p>9.808611</text:p>
          </table:table-cell>
          <table:table-cell office:value-type="float" office:value="387.587409" calcext:value-type="float">
            <text:p>387.587409</text:p>
          </table:table-cell>
          <table:table-cell table:number-columns-repeated="6"/>
          <table:table-cell table:formula="of:=[.$Q$7]+([.$Q$6]*[.G58])" office:value-type="float" office:value="0.02058" calcext:value-type="float">
            <text:p>0.02058</text:p>
          </table:table-cell>
          <table:table-cell table:formula="of:=[.$R$7]+([.$R$6]*[.H58])" office:value-type="float" office:value="0" calcext:value-type="float">
            <text:p>0</text:p>
          </table:table-cell>
          <table:table-cell table:formula="of:=[.$S$7]+([.$S$6]*[.I58])" office:value-type="float" office:value="1.470998" calcext:value-type="float">
            <text:p>1.470998</text:p>
          </table:table-cell>
          <table:table-cell/>
          <table:table-cell table:formula="of:=[.$Q$3]+([.$Q$2]*[.J58])" office:value-type="float" office:value="28.200001" calcext:value-type="float">
            <text:p>28.200001</text:p>
          </table:table-cell>
          <table:table-cell table:formula="of:=[.$R$3]+([.$R$2]*[.K58])" office:value-type="float" office:value="-27.32" calcext:value-type="float">
            <text:p>-27.32</text:p>
          </table:table-cell>
          <table:table-cell table:formula="of:=[.$S$3]+([.$S$2]*[.L58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72" calcext:value-type="float">
            <text:p>972</text:p>
          </table:table-cell>
          <table:table-cell office:value-type="float" office:value="129" calcext:value-type="float">
            <text:p>129</text:p>
          </table:table-cell>
          <table:table-cell office:value-type="float" office:value="-29" calcext:value-type="float">
            <text:p>-29</text:p>
          </table:table-cell>
          <table:table-cell office:value-type="float" office:value="-373" calcext:value-type="float">
            <text:p>-373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-4.35" calcext:value-type="float">
            <text:p>-4.35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9.533436" calcext:value-type="float">
            <text:p>9.533436</text:p>
          </table:table-cell>
          <table:table-cell office:value-type="float" office:value="395.741077" calcext:value-type="float">
            <text:p>395.741077</text:p>
          </table:table-cell>
          <table:table-cell table:number-columns-repeated="6"/>
          <table:table-cell table:formula="of:=[.$Q$7]+([.$Q$6]*[.G59])" office:value-type="float" office:value="0.026464" calcext:value-type="float">
            <text:p>0.026464</text:p>
          </table:table-cell>
          <table:table-cell table:formula="of:=[.$R$7]+([.$R$6]*[.H59])" office:value-type="float" office:value="-0.005884" calcext:value-type="float">
            <text:p>-0.005884</text:p>
          </table:table-cell>
          <table:table-cell table:formula="of:=[.$S$7]+([.$S$6]*[.I59])" office:value-type="float" office:value="1.42981" calcext:value-type="float">
            <text:p>1.42981</text:p>
          </table:table-cell>
          <table:table-cell/>
          <table:table-cell table:formula="of:=[.$Q$3]+([.$Q$2]*[.J59])" office:value-type="float" office:value="31.350001" calcext:value-type="float">
            <text:p>31.350001</text:p>
          </table:table-cell>
          <table:table-cell table:formula="of:=[.$R$3]+([.$R$2]*[.K59])" office:value-type="float" office:value="-23.0675" calcext:value-type="float">
            <text:p>-23.0675</text:p>
          </table:table-cell>
          <table:table-cell table:formula="of:=[.$S$3]+([.$S$2]*[.L59])" office:value-type="float" office:value="-63.7475021" calcext:value-type="float">
            <text:p>-63.7475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944" calcext:value-type="float">
            <text:p>944</text:p>
          </table:table-cell>
          <table:table-cell office:value-type="float" office:value="144" calcext:value-type="float">
            <text:p>144</text:p>
          </table:table-cell>
          <table:table-cell office:value-type="float" office:value="-9" calcext:value-type="float">
            <text:p>-9</text:p>
          </table:table-cell>
          <table:table-cell office:value-type="float" office:value="-372" calcext:value-type="float">
            <text:p>-372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-1.35" calcext:value-type="float">
            <text:p>-1.35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260553" calcext:value-type="float">
            <text:p>9.260553</text:p>
          </table:table-cell>
          <table:table-cell office:value-type="float" office:value="399" calcext:value-type="float">
            <text:p>399</text:p>
          </table:table-cell>
          <table:table-cell table:number-columns-repeated="6"/>
          <table:table-cell table:formula="of:=[.$Q$7]+([.$Q$6]*[.G60])" office:value-type="float" office:value="0.014696" calcext:value-type="float">
            <text:p>0.014696</text:p>
          </table:table-cell>
          <table:table-cell table:formula="of:=[.$R$7]+([.$R$6]*[.H60])" office:value-type="float" office:value="-0.005884" calcext:value-type="float">
            <text:p>-0.005884</text:p>
          </table:table-cell>
          <table:table-cell table:formula="of:=[.$S$7]+([.$S$6]*[.I60])" office:value-type="float" office:value="1.388622" calcext:value-type="float">
            <text:p>1.388622</text:p>
          </table:table-cell>
          <table:table-cell/>
          <table:table-cell table:formula="of:=[.$Q$3]+([.$Q$2]*[.J60])" office:value-type="float" office:value="33.600001" calcext:value-type="float">
            <text:p>33.600001</text:p>
          </table:table-cell>
          <table:table-cell table:formula="of:=[.$R$3]+([.$R$2]*[.K60])" office:value-type="float" office:value="-19.9175" calcext:value-type="float">
            <text:p>-19.9175</text:p>
          </table:table-cell>
          <table:table-cell table:formula="of:=[.$S$3]+([.$S$2]*[.L60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-375" calcext:value-type="float">
            <text:p>-375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" calcext:value-type="float">
            <text:p>0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4.5" calcext:value-type="float">
            <text:p>4.5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9.808611" calcext:value-type="float">
            <text:p>9.808611</text:p>
          </table:table-cell>
          <table:table-cell office:value-type="float" office:value="408.030636" calcext:value-type="float">
            <text:p>408.030636</text:p>
          </table:table-cell>
          <table:table-cell table:number-columns-repeated="6"/>
          <table:table-cell table:formula="of:=[.$Q$7]+([.$Q$6]*[.G61])" office:value-type="float" office:value="0.02058" calcext:value-type="float">
            <text:p>0.02058</text:p>
          </table:table-cell>
          <table:table-cell table:formula="of:=[.$R$7]+([.$R$6]*[.H61])" office:value-type="float" office:value="0" calcext:value-type="float">
            <text:p>0</text:p>
          </table:table-cell>
          <table:table-cell table:formula="of:=[.$S$7]+([.$S$6]*[.I61])" office:value-type="float" office:value="1.470998" calcext:value-type="float">
            <text:p>1.470998</text:p>
          </table:table-cell>
          <table:table-cell/>
          <table:table-cell table:formula="of:=[.$Q$3]+([.$Q$2]*[.J61])" office:value-type="float" office:value="35.700001" calcext:value-type="float">
            <text:p>35.700001</text:p>
          </table:table-cell>
          <table:table-cell table:formula="of:=[.$R$3]+([.$R$2]*[.K61])" office:value-type="float" office:value="-13.775" calcext:value-type="float">
            <text:p>-13.775</text:p>
          </table:table-cell>
          <table:table-cell table:formula="of:=[.$S$3]+([.$S$2]*[.L61])" office:value-type="float" office:value="-64.0625021" calcext:value-type="float">
            <text:p>-64.0625021</text:p>
          </table:table-cell>
          <table:table-cell table:number-columns-repeated="997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-96" calcext:value-type="float">
            <text:p>-96</text:p>
          </table:table-cell>
          <table:table-cell office:value-type="float" office:value="1112" calcext:value-type="float">
            <text:p>1112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float" office:value="-376" calcext:value-type="float">
            <text:p>-376</text:p>
          </table:table-cell>
          <table:table-cell office:value-type="float" office:value="-0.188288" calcext:value-type="float">
            <text:p>-0.188288</text:p>
          </table:table-cell>
          <table:table-cell office:value-type="float" office:value="-0.141216" calcext:value-type="float">
            <text:p>-0.141216</text:p>
          </table:table-cell>
          <table:table-cell office:value-type="float" office:value="1.635749" calcext:value-type="float">
            <text:p>1.635749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5.1" calcext:value-type="float">
            <text:p>5.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1.0173" calcext:value-type="float">
            <text:p>11.0173</text:p>
          </table:table-cell>
          <table:table-cell office:value-type="float" office:value="410.430262" calcext:value-type="float">
            <text:p>410.430262</text:p>
          </table:table-cell>
          <table:table-cell table:number-columns-repeated="6"/>
          <table:table-cell table:formula="of:=[.$Q$7]+([.$Q$6]*[.G62])" office:value-type="float" office:value="-0.138288" calcext:value-type="float">
            <text:p>-0.138288</text:p>
          </table:table-cell>
          <table:table-cell table:formula="of:=[.$R$7]+([.$R$6]*[.H62])" office:value-type="float" office:value="-0.141216" calcext:value-type="float">
            <text:p>-0.141216</text:p>
          </table:table-cell>
          <table:table-cell table:formula="of:=[.$S$7]+([.$S$6]*[.I62])" office:value-type="float" office:value="1.635749" calcext:value-type="float">
            <text:p>1.635749</text:p>
          </table:table-cell>
          <table:table-cell/>
          <table:table-cell table:formula="of:=[.$Q$3]+([.$Q$2]*[.J62])" office:value-type="float" office:value="36.150001" calcext:value-type="float">
            <text:p>36.150001</text:p>
          </table:table-cell>
          <table:table-cell table:formula="of:=[.$R$3]+([.$R$2]*[.K62])" office:value-type="float" office:value="-13.145" calcext:value-type="float">
            <text:p>-13.145</text:p>
          </table:table-cell>
          <table:table-cell table:formula="of:=[.$S$3]+([.$S$2]*[.L62])" office:value-type="float" office:value="-64.2200021" calcext:value-type="float">
            <text:p>-64.2200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  <table:table-cell office:value-type="float" office:value="952" calcext:value-type="float">
            <text:p>952</text:p>
          </table:table-cell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-375" calcext:value-type="float">
            <text:p>-375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10.65" calcext:value-type="float">
            <text:p>10.65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9.341533" calcext:value-type="float">
            <text:p>9.341533</text:p>
          </table:table-cell>
          <table:table-cell office:value-type="float" office:value="418.628714" calcext:value-type="float">
            <text:p>418.628714</text:p>
          </table:table-cell>
          <table:table-cell table:number-columns-repeated="6"/>
          <table:table-cell table:formula="of:=[.$Q$7]+([.$Q$6]*[.G63])" office:value-type="float" office:value="0.061768" calcext:value-type="float">
            <text:p>0.061768</text:p>
          </table:table-cell>
          <table:table-cell table:formula="of:=[.$R$7]+([.$R$6]*[.H63])" office:value-type="float" office:value="-0.047072" calcext:value-type="float">
            <text:p>-0.047072</text:p>
          </table:table-cell>
          <table:table-cell table:formula="of:=[.$S$7]+([.$S$6]*[.I63])" office:value-type="float" office:value="1.40039" calcext:value-type="float">
            <text:p>1.40039</text:p>
          </table:table-cell>
          <table:table-cell/>
          <table:table-cell table:formula="of:=[.$Q$3]+([.$Q$2]*[.J63])" office:value-type="float" office:value="37.800001" calcext:value-type="float">
            <text:p>37.800001</text:p>
          </table:table-cell>
          <table:table-cell table:formula="of:=[.$R$3]+([.$R$2]*[.K63])" office:value-type="float" office:value="-7.3175" calcext:value-type="float">
            <text:p>-7.3175</text:p>
          </table:table-cell>
          <table:table-cell table:formula="of:=[.$S$3]+([.$S$2]*[.L63])" office:value-type="float" office:value="-64.0625021" calcext:value-type="float">
            <text:p>-64.062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178" calcext:value-type="float">
            <text:p>178</text:p>
          </table:table-cell>
          <table:table-cell office:value-type="float" office:value="111" calcext:value-type="float">
            <text:p>111</text:p>
          </table:table-cell>
          <table:table-cell office:value-type="float" office:value="-378" calcext:value-type="float">
            <text:p>-37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9.611878" calcext:value-type="float">
            <text:p>9.611878</text:p>
          </table:table-cell>
          <table:table-cell office:value-type="float" office:value="432.306604" calcext:value-type="float">
            <text:p>432.306604</text:p>
          </table:table-cell>
          <table:table-cell table:number-columns-repeated="6"/>
          <table:table-cell table:formula="of:=[.$Q$7]+([.$Q$6]*[.G64])" office:value-type="float" office:value="0.026464" calcext:value-type="float">
            <text:p>0.026464</text:p>
          </table:table-cell>
          <table:table-cell table:formula="of:=[.$R$7]+([.$R$6]*[.H64])" office:value-type="float" office:value="-0.005884" calcext:value-type="float">
            <text:p>-0.005884</text:p>
          </table:table-cell>
          <table:table-cell table:formula="of:=[.$S$7]+([.$S$6]*[.I64])" office:value-type="float" office:value="1.441578" calcext:value-type="float">
            <text:p>1.441578</text:p>
          </table:table-cell>
          <table:table-cell/>
          <table:table-cell table:formula="of:=[.$Q$3]+([.$Q$2]*[.J64])" office:value-type="float" office:value="38.700001" calcext:value-type="float">
            <text:p>38.700001</text:p>
          </table:table-cell>
          <table:table-cell table:formula="of:=[.$R$3]+([.$R$2]*[.K64])" office:value-type="float" office:value="-1.01749895" calcext:value-type="float">
            <text:p>-1.01749895</text:p>
          </table:table-cell>
          <table:table-cell table:formula="of:=[.$S$3]+([.$S$2]*[.L64])" office:value-type="float" office:value="-64.5350021" calcext:value-type="float">
            <text:p>-64.5350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-378" calcext:value-type="float">
            <text:p>-37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0" calcext:value-type="float">
            <text:p>0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6.100001" calcext:value-type="float">
            <text:p>26.100001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9.849706" calcext:value-type="float">
            <text:p>9.849706</text:p>
          </table:table-cell>
          <table:table-cell office:value-type="float" office:value="439.686252" calcext:value-type="float">
            <text:p>439.686252</text:p>
          </table:table-cell>
          <table:table-cell table:number-columns-repeated="6"/>
          <table:table-cell table:formula="of:=[.$Q$7]+([.$Q$6]*[.G65])" office:value-type="float" office:value="0.00881200000000001" calcext:value-type="float">
            <text:p>0.008812</text:p>
          </table:table-cell>
          <table:table-cell table:formula="of:=[.$R$7]+([.$R$6]*[.H65])" office:value-type="float" office:value="0" calcext:value-type="float">
            <text:p>0</text:p>
          </table:table-cell>
          <table:table-cell table:formula="of:=[.$S$7]+([.$S$6]*[.I65])" office:value-type="float" office:value="1.476882" calcext:value-type="float">
            <text:p>1.476882</text:p>
          </table:table-cell>
          <table:table-cell/>
          <table:table-cell table:formula="of:=[.$Q$3]+([.$Q$2]*[.J65])" office:value-type="float" office:value="38.100001" calcext:value-type="float">
            <text:p>38.100001</text:p>
          </table:table-cell>
          <table:table-cell table:formula="of:=[.$R$3]+([.$R$2]*[.K65])" office:value-type="float" office:value="3.86500105" calcext:value-type="float">
            <text:p>3.86500105</text:p>
          </table:table-cell>
          <table:table-cell table:formula="of:=[.$S$3]+([.$S$2]*[.L65])" office:value-type="float" office:value="-64.5350021" calcext:value-type="float">
            <text:p>-64.535002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-379" calcext:value-type="float">
            <text:p>-379</text:p>
          </table:table-cell>
          <table:table-cell office:value-type="float" office:value="0" calcext:value-type="float">
            <text:p>0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9.610598" calcext:value-type="float">
            <text:p>9.610598</text:p>
          </table:table-cell>
          <table:table-cell office:value-type="float" office:value="449.723248" calcext:value-type="float">
            <text:p>449.723248</text:p>
          </table:table-cell>
          <table:table-cell table:number-columns-repeated="6"/>
          <table:table-cell table:formula="of:=[.$Q$7]+([.$Q$6]*[.G66])" office:value-type="float" office:value="0.05" calcext:value-type="float">
            <text:p>0.05</text:p>
          </table:table-cell>
          <table:table-cell table:formula="of:=[.$R$7]+([.$R$6]*[.H66])" office:value-type="float" office:value="0.005884" calcext:value-type="float">
            <text:p>0.005884</text:p>
          </table:table-cell>
          <table:table-cell table:formula="of:=[.$S$7]+([.$S$6]*[.I66])" office:value-type="float" office:value="1.441578" calcext:value-type="float">
            <text:p>1.441578</text:p>
          </table:table-cell>
          <table:table-cell/>
          <table:table-cell table:formula="of:=[.$Q$3]+([.$Q$2]*[.J66])" office:value-type="float" office:value="36.450001" calcext:value-type="float">
            <text:p>36.450001</text:p>
          </table:table-cell>
          <table:table-cell table:formula="of:=[.$R$3]+([.$R$2]*[.K66])" office:value-type="float" office:value="9.69250105" calcext:value-type="float">
            <text:p>9.69250105</text:p>
          </table:table-cell>
          <table:table-cell table:formula="of:=[.$S$3]+([.$S$2]*[.L66])" office:value-type="float" office:value="-64.6925021" calcext:value-type="float">
            <text:p>-64.6925021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964" calcext:value-type="float">
            <text:p>964</text:p>
          </table:table-cell>
          <table:table-cell office:value-type="float" office:value="158" calcext:value-type="float">
            <text:p>158</text:p>
          </table:table-cell>
          <table:table-cell office:value-type="float" office:value="198" calcext:value-type="float">
            <text:p>198</text:p>
          </table:table-cell>
          <table:table-cell office:value-type="float" office:value="-378" calcext:value-type="float">
            <text:p>-378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9.45768" calcext:value-type="float">
            <text:p>9.45768</text:p>
          </table:table-cell>
          <table:table-cell office:value-type="float" office:value="455.029669" calcext:value-type="float">
            <text:p>455.029669</text:p>
          </table:table-cell>
          <table:table-cell table:number-columns-repeated="6"/>
          <table:table-cell table:formula="of:=[.$Q$7]+([.$Q$6]*[.G67])" office:value-type="float" office:value="0.07942" calcext:value-type="float">
            <text:p>0.07942</text:p>
          </table:table-cell>
          <table:table-cell table:formula="of:=[.$R$7]+([.$R$6]*[.H67])" office:value-type="float" office:value="-0.02942" calcext:value-type="float">
            <text:p>-0.02942</text:p>
          </table:table-cell>
          <table:table-cell table:formula="of:=[.$S$7]+([.$S$6]*[.I67])" office:value-type="float" office:value="1.418042" calcext:value-type="float">
            <text:p>1.418042</text:p>
          </table:table-cell>
          <table:table-cell/>
          <table:table-cell table:formula="of:=[.$Q$3]+([.$Q$2]*[.J67])" office:value-type="float" office:value="35.700001" calcext:value-type="float">
            <text:p>35.700001</text:p>
          </table:table-cell>
          <table:table-cell table:formula="of:=[.$R$3]+([.$R$2]*[.K67])" office:value-type="float" office:value="12.68500105" calcext:value-type="float">
            <text:p>12.68500105</text:p>
          </table:table-cell>
          <table:table-cell table:formula="of:=[.$S$3]+([.$S$2]*[.L67])" office:value-type="float" office:value="-64.5350021" calcext:value-type="float">
            <text:p>-64.5350021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61" calcext:value-type="float">
            <text:p>161</text:p>
          </table:table-cell>
          <table:table-cell office:value-type="float" office:value="204" calcext:value-type="float">
            <text:p>204</text:p>
          </table:table-cell>
          <table:table-cell office:value-type="float" office:value="-377" calcext:value-type="float">
            <text:p>-377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" calcext:value-type="float">
            <text:p>0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30.600001" calcext:value-type="float">
            <text:p>30.600001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9.417326" calcext:value-type="float">
            <text:p>9.417326</text:p>
          </table:table-cell>
          <table:table-cell office:value-type="float" office:value="457.893001" calcext:value-type="float">
            <text:p>457.893001</text:p>
          </table:table-cell>
          <table:table-cell table:number-columns-repeated="6"/>
          <table:table-cell table:formula="of:=[.$Q$7]+([.$Q$6]*[.G68])" office:value-type="float" office:value="0.085304" calcext:value-type="float">
            <text:p>0.085304</text:p>
          </table:table-cell>
          <table:table-cell table:formula="of:=[.$R$7]+([.$R$6]*[.H68])" office:value-type="float" office:value="0" calcext:value-type="float">
            <text:p>0</text:p>
          </table:table-cell>
          <table:table-cell table:formula="of:=[.$S$7]+([.$S$6]*[.I68])" office:value-type="float" office:value="1.412158" calcext:value-type="float">
            <text:p>1.412158</text:p>
          </table:table-cell>
          <table:table-cell/>
          <table:table-cell table:formula="of:=[.$Q$3]+([.$Q$2]*[.J68])" office:value-type="float" office:value="36.150001" calcext:value-type="float">
            <text:p>36.150001</text:p>
          </table:table-cell>
          <table:table-cell table:formula="of:=[.$R$3]+([.$R$2]*[.K68])" office:value-type="float" office:value="13.63000105" calcext:value-type="float">
            <text:p>13.63000105</text:p>
          </table:table-cell>
          <table:table-cell table:formula="of:=[.$S$3]+([.$S$2]*[.L68])" office:value-type="float" office:value="-64.3775021" calcext:value-type="float">
            <text:p>-64.3775021</text:p>
          </table:table-cell>
          <table:table-cell table:number-columns-repeated="997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40" calcext:value-type="float">
            <text:p>-40</text:p>
          </table:table-cell>
          <table:table-cell office:value-type="float" office:value="1104" calcext:value-type="float">
            <text:p>1104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-377" calcext:value-type="float">
            <text:p>-377</text:p>
          </table:table-cell>
          <table:table-cell office:value-type="float" office:value="-0.200056" calcext:value-type="float">
            <text:p>-0.20005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623981" calcext:value-type="float">
            <text:p>1.623981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0.915433" calcext:value-type="float">
            <text:p>10.915433</text:p>
          </table:table-cell>
          <table:table-cell office:value-type="float" office:value="446.411245" calcext:value-type="float">
            <text:p>446.411245</text:p>
          </table:table-cell>
          <table:table-cell table:number-columns-repeated="6"/>
          <table:table-cell table:formula="of:=[.$Q$7]+([.$Q$6]*[.G69])" office:value-type="float" office:value="-0.150056" calcext:value-type="float">
            <text:p>-0.150056</text:p>
          </table:table-cell>
          <table:table-cell table:formula="of:=[.$R$7]+([.$R$6]*[.H69])" office:value-type="float" office:value="-0.05884" calcext:value-type="float">
            <text:p>-0.05884</text:p>
          </table:table-cell>
          <table:table-cell table:formula="of:=[.$S$7]+([.$S$6]*[.I69])" office:value-type="float" office:value="1.623981" calcext:value-type="float">
            <text:p>1.623981</text:p>
          </table:table-cell>
          <table:table-cell/>
          <table:table-cell table:formula="of:=[.$Q$3]+([.$Q$2]*[.J69])" office:value-type="float" office:value="37.950001" calcext:value-type="float">
            <text:p>37.950001</text:p>
          </table:table-cell>
          <table:table-cell table:formula="of:=[.$R$3]+([.$R$2]*[.K69])" office:value-type="float" office:value="7.48750105" calcext:value-type="float">
            <text:p>7.48750105</text:p>
          </table:table-cell>
          <table:table-cell table:formula="of:=[.$S$3]+([.$S$2]*[.L69])" office:value-type="float" office:value="-64.3775021" calcext:value-type="float">
            <text:p>-64.377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72" calcext:value-type="float">
            <text:p>972</text:p>
          </table:table-cell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-376" calcext:value-type="float">
            <text:p>-37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6.400001" calcext:value-type="float">
            <text:p>26.400001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9.533436" calcext:value-type="float">
            <text:p>9.533436</text:p>
          </table:table-cell>
          <table:table-cell office:value-type="float" office:value="431.871509" calcext:value-type="float">
            <text:p>431.871509</text:p>
          </table:table-cell>
          <table:table-cell table:number-columns-repeated="6"/>
          <table:table-cell table:formula="of:=[.$Q$7]+([.$Q$6]*[.G70])" office:value-type="float" office:value="0.026464" calcext:value-type="float">
            <text:p>0.026464</text:p>
          </table:table-cell>
          <table:table-cell table:formula="of:=[.$R$7]+([.$R$6]*[.H70])" office:value-type="float" office:value="-0.005884" calcext:value-type="float">
            <text:p>-0.005884</text:p>
          </table:table-cell>
          <table:table-cell table:formula="of:=[.$S$7]+([.$S$6]*[.I70])" office:value-type="float" office:value="1.42981" calcext:value-type="float">
            <text:p>1.42981</text:p>
          </table:table-cell>
          <table:table-cell/>
          <table:table-cell table:formula="of:=[.$Q$3]+([.$Q$2]*[.J70])" office:value-type="float" office:value="38.400001" calcext:value-type="float">
            <text:p>38.400001</text:p>
          </table:table-cell>
          <table:table-cell table:formula="of:=[.$R$3]+([.$R$2]*[.K70])" office:value-type="float" office:value="0.242501050000001" calcext:value-type="float">
            <text:p>0.242501050000001</text:p>
          </table:table-cell>
          <table:table-cell table:formula="of:=[.$S$3]+([.$S$2]*[.L70])" office:value-type="float" office:value="-64.2200021" calcext:value-type="float">
            <text:p>-64.2200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984" calcext:value-type="float">
            <text:p>984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-379" calcext:value-type="float">
            <text:p>-379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6.400001" calcext:value-type="float">
            <text:p>26.400001</text:p>
          </table:table-cell>
          <table:table-cell office:value-type="float" office:value="10.95" calcext:value-type="float">
            <text:p>10.95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9.652933" calcext:value-type="float">
            <text:p>9.652933</text:p>
          </table:table-cell>
          <table:table-cell office:value-type="float" office:value="424.200424" calcext:value-type="float">
            <text:p>424.200424</text:p>
          </table:table-cell>
          <table:table-cell table:number-columns-repeated="6"/>
          <table:table-cell table:formula="of:=[.$Q$7]+([.$Q$6]*[.G71])" office:value-type="float" office:value="0.014696" calcext:value-type="float">
            <text:p>0.014696</text:p>
          </table:table-cell>
          <table:table-cell table:formula="of:=[.$R$7]+([.$R$6]*[.H71])" office:value-type="float" office:value="-0.011768" calcext:value-type="float">
            <text:p>-0.011768</text:p>
          </table:table-cell>
          <table:table-cell table:formula="of:=[.$S$7]+([.$S$6]*[.I71])" office:value-type="float" office:value="1.447462" calcext:value-type="float">
            <text:p>1.447462</text:p>
          </table:table-cell>
          <table:table-cell/>
          <table:table-cell table:formula="of:=[.$Q$3]+([.$Q$2]*[.J71])" office:value-type="float" office:value="38.400001" calcext:value-type="float">
            <text:p>38.400001</text:p>
          </table:table-cell>
          <table:table-cell table:formula="of:=[.$R$3]+([.$R$2]*[.K71])" office:value-type="float" office:value="-7.0025" calcext:value-type="float">
            <text:p>-7.0025</text:p>
          </table:table-cell>
          <table:table-cell table:formula="of:=[.$S$3]+([.$S$2]*[.L71])" office:value-type="float" office:value="-64.6925021" calcext:value-type="float">
            <text:p>-64.6925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988" calcext:value-type="float">
            <text:p>988</text:p>
          </table:table-cell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office:value-type="float" office:value="-379" calcext:value-type="float">
            <text:p>-379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3.15" calcext:value-type="float">
            <text:p>3.15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9.693813" calcext:value-type="float">
            <text:p>9.693813</text:p>
          </table:table-cell>
          <table:table-cell office:value-type="float" office:value="411.537362" calcext:value-type="float">
            <text:p>411.537362</text:p>
          </table:table-cell>
          <table:table-cell table:number-columns-repeated="6"/>
          <table:table-cell table:formula="of:=[.$Q$7]+([.$Q$6]*[.G72])" office:value-type="float" office:value="0.014696" calcext:value-type="float">
            <text:p>0.014696</text:p>
          </table:table-cell>
          <table:table-cell table:formula="of:=[.$R$7]+([.$R$6]*[.H72])" office:value-type="float" office:value="-0.02942" calcext:value-type="float">
            <text:p>-0.02942</text:p>
          </table:table-cell>
          <table:table-cell table:formula="of:=[.$S$7]+([.$S$6]*[.I72])" office:value-type="float" office:value="1.453346" calcext:value-type="float">
            <text:p>1.453346</text:p>
          </table:table-cell>
          <table:table-cell/>
          <table:table-cell table:formula="of:=[.$Q$3]+([.$Q$2]*[.J72])" office:value-type="float" office:value="35.850001" calcext:value-type="float">
            <text:p>35.850001</text:p>
          </table:table-cell>
          <table:table-cell table:formula="of:=[.$R$3]+([.$R$2]*[.K72])" office:value-type="float" office:value="-15.1925" calcext:value-type="float">
            <text:p>-15.1925</text:p>
          </table:table-cell>
          <table:table-cell table:formula="of:=[.$S$3]+([.$S$2]*[.L72])" office:value-type="float" office:value="-64.6925021" calcext:value-type="float">
            <text:p>-64.6925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378" calcext:value-type="float">
            <text:p>-37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-0.15" calcext:value-type="float">
            <text:p>-0.15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9.577237" calcext:value-type="float">
            <text:p>9.577237</text:p>
          </table:table-cell>
          <table:table-cell office:value-type="float" office:value="406.307765" calcext:value-type="float">
            <text:p>406.307765</text:p>
          </table:table-cell>
          <table:table-cell table:number-columns-repeated="6"/>
          <table:table-cell table:formula="of:=[.$Q$7]+([.$Q$6]*[.G73])" office:value-type="float" office:value="0.00881200000000001" calcext:value-type="float">
            <text:p>0.008812</text:p>
          </table:table-cell>
          <table:table-cell table:formula="of:=[.$R$7]+([.$R$6]*[.H73])" office:value-type="float" office:value="-0.02942" calcext:value-type="float">
            <text:p>-0.02942</text:p>
          </table:table-cell>
          <table:table-cell table:formula="of:=[.$S$7]+([.$S$6]*[.I73])" office:value-type="float" office:value="1.435694" calcext:value-type="float">
            <text:p>1.435694</text:p>
          </table:table-cell>
          <table:table-cell/>
          <table:table-cell table:formula="of:=[.$Q$3]+([.$Q$2]*[.J73])" office:value-type="float" office:value="34.350001" calcext:value-type="float">
            <text:p>34.350001</text:p>
          </table:table-cell>
          <table:table-cell table:formula="of:=[.$R$3]+([.$R$2]*[.K73])" office:value-type="float" office:value="-18.6575" calcext:value-type="float">
            <text:p>-18.6575</text:p>
          </table:table-cell>
          <table:table-cell table:formula="of:=[.$S$3]+([.$S$2]*[.L73])" office:value-type="float" office:value="-64.5350021" calcext:value-type="float">
            <text:p>-64.5350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124" calcext:value-type="float">
            <text:p>124</text:p>
          </table:table-cell>
          <table:table-cell office:value-type="float" office:value="-36" calcext:value-type="float">
            <text:p>-36</text:p>
          </table:table-cell>
          <table:table-cell office:value-type="float" office:value="-373" calcext:value-type="float">
            <text:p>-373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5.4" calcext:value-type="float">
            <text:p>-5.4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9.689765" calcext:value-type="float">
            <text:p>9.689765</text:p>
          </table:table-cell>
          <table:table-cell office:value-type="float" office:value="394.716354" calcext:value-type="float">
            <text:p>394.716354</text:p>
          </table:table-cell>
          <table:table-cell table:number-columns-repeated="6"/>
          <table:table-cell table:formula="of:=[.$Q$7]+([.$Q$6]*[.G74])" office:value-type="float" office:value="0.032348" calcext:value-type="float">
            <text:p>0.032348</text:p>
          </table:table-cell>
          <table:table-cell table:formula="of:=[.$R$7]+([.$R$6]*[.H74])" office:value-type="float" office:value="0.005884" calcext:value-type="float">
            <text:p>0.005884</text:p>
          </table:table-cell>
          <table:table-cell table:formula="of:=[.$S$7]+([.$S$6]*[.I74])" office:value-type="float" office:value="1.453346" calcext:value-type="float">
            <text:p>1.453346</text:p>
          </table:table-cell>
          <table:table-cell/>
          <table:table-cell table:formula="of:=[.$Q$3]+([.$Q$2]*[.J74])" office:value-type="float" office:value="30.600001" calcext:value-type="float">
            <text:p>30.600001</text:p>
          </table:table-cell>
          <table:table-cell table:formula="of:=[.$R$3]+([.$R$2]*[.K74])" office:value-type="float" office:value="-24.17" calcext:value-type="float">
            <text:p>-24.17</text:p>
          </table:table-cell>
          <table:table-cell table:formula="of:=[.$S$3]+([.$S$2]*[.L74])" office:value-type="float" office:value="-63.7475021" calcext:value-type="float">
            <text:p>-63.747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87" calcext:value-type="float">
            <text:p>87</text:p>
          </table:table-cell>
          <table:table-cell office:value-type="float" office:value="-74" calcext:value-type="float">
            <text:p>-74</text:p>
          </table:table-cell>
          <table:table-cell office:value-type="float" office:value="-372" calcext:value-type="float">
            <text:p>-37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-11.1" calcext:value-type="float">
            <text:p>-11.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534405" calcext:value-type="float">
            <text:p>9.534405</text:p>
          </table:table-cell>
          <table:table-cell office:value-type="float" office:value="389.138793" calcext:value-type="float">
            <text:p>389.138793</text:p>
          </table:table-cell>
          <table:table-cell table:number-columns-repeated="6"/>
          <table:table-cell table:formula="of:=[.$Q$7]+([.$Q$6]*[.G75])" office:value-type="float" office:value="0.02058" calcext:value-type="float">
            <text:p>0.02058</text:p>
          </table:table-cell>
          <table:table-cell table:formula="of:=[.$R$7]+([.$R$6]*[.H75])" office:value-type="float" office:value="-0.011768" calcext:value-type="float">
            <text:p>-0.011768</text:p>
          </table:table-cell>
          <table:table-cell table:formula="of:=[.$S$7]+([.$S$6]*[.I75])" office:value-type="float" office:value="1.42981" calcext:value-type="float">
            <text:p>1.42981</text:p>
          </table:table-cell>
          <table:table-cell/>
          <table:table-cell table:formula="of:=[.$Q$3]+([.$Q$2]*[.J75])" office:value-type="float" office:value="25.050001" calcext:value-type="float">
            <text:p>25.050001</text:p>
          </table:table-cell>
          <table:table-cell table:formula="of:=[.$R$3]+([.$R$2]*[.K75])" office:value-type="float" office:value="-30.155" calcext:value-type="float">
            <text:p>-30.155</text:p>
          </table:table-cell>
          <table:table-cell table:formula="of:=[.$S$3]+([.$S$2]*[.L75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996" calcext:value-type="float">
            <text:p>996</text:p>
          </table:table-cell>
          <table:table-cell office:value-type="float" office:value="48" calcext:value-type="float">
            <text:p>48</text:p>
          </table:table-cell>
          <table:table-cell office:value-type="float" office:value="-97" calcext:value-type="float">
            <text:p>-97</text:p>
          </table:table-cell>
          <table:table-cell office:value-type="float" office:value="-371" calcext:value-type="float">
            <text:p>-371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7.2" calcext:value-type="float">
            <text:p>7.2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9.772227" calcext:value-type="float">
            <text:p>9.772227</text:p>
          </table:table-cell>
          <table:table-cell office:value-type="float" office:value="386.463452" calcext:value-type="float">
            <text:p>386.463452</text:p>
          </table:table-cell>
          <table:table-cell table:number-columns-repeated="6"/>
          <table:table-cell table:formula="of:=[.$Q$7]+([.$Q$6]*[.G76])" office:value-type="float" office:value="0.014696" calcext:value-type="float">
            <text:p>0.014696</text:p>
          </table:table-cell>
          <table:table-cell table:formula="of:=[.$R$7]+([.$R$6]*[.H76])" office:value-type="float" office:value="-0.02942" calcext:value-type="float">
            <text:p>-0.02942</text:p>
          </table:table-cell>
          <table:table-cell table:formula="of:=[.$S$7]+([.$S$6]*[.I76])" office:value-type="float" office:value="1.465114" calcext:value-type="float">
            <text:p>1.465114</text:p>
          </table:table-cell>
          <table:table-cell/>
          <table:table-cell table:formula="of:=[.$Q$3]+([.$Q$2]*[.J76])" office:value-type="float" office:value="19.2" calcext:value-type="float">
            <text:p>19.2</text:p>
          </table:table-cell>
          <table:table-cell table:formula="of:=[.$R$3]+([.$R$2]*[.K76])" office:value-type="float" office:value="-33.77750105" calcext:value-type="float">
            <text:p>-33.77750105</text:p>
          </table:table-cell>
          <table:table-cell table:formula="of:=[.$S$3]+([.$S$2]*[.L76])" office:value-type="float" office:value="-63.4325021" calcext:value-type="float">
            <text:p>-63.4325021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996" calcext:value-type="float">
            <text:p>996</text:p>
          </table:table-cell>
          <table:table-cell office:value-type="float" office:value="30" calcext:value-type="float">
            <text:p>30</text:p>
          </table:table-cell>
          <table:table-cell office:value-type="float" office:value="-109" calcext:value-type="float">
            <text:p>-109</text:p>
          </table:table-cell>
          <table:table-cell office:value-type="float" office:value="-369" calcext:value-type="float">
            <text:p>-369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4.5" calcext:value-type="float">
            <text:p>4.5</text:p>
          </table:table-cell>
          <table:table-cell office:value-type="float" office:value="-16.350001" calcext:value-type="float">
            <text:p>-16.35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9.772778" calcext:value-type="float">
            <text:p>9.772778</text:p>
          </table:table-cell>
          <table:table-cell office:value-type="float" office:value="385.930045" calcext:value-type="float">
            <text:p>385.930045</text:p>
          </table:table-cell>
          <table:table-cell table:number-columns-repeated="6"/>
          <table:table-cell table:formula="of:=[.$Q$7]+([.$Q$6]*[.G77])" office:value-type="float" office:value="0.00292800000000001" calcext:value-type="float">
            <text:p>0.002928</text:p>
          </table:table-cell>
          <table:table-cell table:formula="of:=[.$R$7]+([.$R$6]*[.H77])" office:value-type="float" office:value="-0.011768" calcext:value-type="float">
            <text:p>-0.011768</text:p>
          </table:table-cell>
          <table:table-cell table:formula="of:=[.$S$7]+([.$S$6]*[.I77])" office:value-type="float" office:value="1.465114" calcext:value-type="float">
            <text:p>1.465114</text:p>
          </table:table-cell>
          <table:table-cell/>
          <table:table-cell table:formula="of:=[.$Q$3]+([.$Q$2]*[.J77])" office:value-type="float" office:value="16.5" calcext:value-type="float">
            <text:p>16.5</text:p>
          </table:table-cell>
          <table:table-cell table:formula="of:=[.$R$3]+([.$R$2]*[.K77])" office:value-type="float" office:value="-35.66750105" calcext:value-type="float">
            <text:p>-35.66750105</text:p>
          </table:table-cell>
          <table:table-cell table:formula="of:=[.$S$3]+([.$S$2]*[.L77])" office:value-type="float" office:value="-63.1175021" calcext:value-type="float">
            <text:p>-63.117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 office:value-type="float" office:value="-112" calcext:value-type="float">
            <text:p>-112</text:p>
          </table:table-cell>
          <table:table-cell office:value-type="float" office:value="-369" calcext:value-type="float">
            <text:p>-369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.7" calcext:value-type="float">
            <text:p>2.7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9.534808" calcext:value-type="float">
            <text:p>9.534808</text:p>
          </table:table-cell>
          <table:table-cell office:value-type="float" office:value="386.042744" calcext:value-type="float">
            <text:p>386.042744</text:p>
          </table:table-cell>
          <table:table-cell table:number-columns-repeated="6"/>
          <table:table-cell table:formula="of:=[.$Q$7]+([.$Q$6]*[.G78])" office:value-type="float" office:value="0.02058" calcext:value-type="float">
            <text:p>0.02058</text:p>
          </table:table-cell>
          <table:table-cell table:formula="of:=[.$R$7]+([.$R$6]*[.H78])" office:value-type="float" office:value="-0.017652" calcext:value-type="float">
            <text:p>-0.017652</text:p>
          </table:table-cell>
          <table:table-cell table:formula="of:=[.$S$7]+([.$S$6]*[.I78])" office:value-type="float" office:value="1.42981" calcext:value-type="float">
            <text:p>1.42981</text:p>
          </table:table-cell>
          <table:table-cell/>
          <table:table-cell table:formula="of:=[.$Q$3]+([.$Q$2]*[.J78])" office:value-type="float" office:value="14.7" calcext:value-type="float">
            <text:p>14.7</text:p>
          </table:table-cell>
          <table:table-cell table:formula="of:=[.$R$3]+([.$R$2]*[.K78])" office:value-type="float" office:value="-36.14000105" calcext:value-type="float">
            <text:p>-36.14000105</text:p>
          </table:table-cell>
          <table:table-cell table:formula="of:=[.$S$3]+([.$S$2]*[.L78])" office:value-type="float" office:value="-63.1175021" calcext:value-type="float">
            <text:p>-63.1175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-10" calcext:value-type="float">
            <text:p>-10</text:p>
          </table:table-cell>
          <table:table-cell office:value-type="float" office:value="-119" calcext:value-type="float">
            <text:p>-119</text:p>
          </table:table-cell>
          <table:table-cell office:value-type="float" office:value="-368" calcext:value-type="float">
            <text:p>-368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.5" calcext:value-type="float">
            <text:p>-1.5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538923" calcext:value-type="float">
            <text:p>9.538923</text:p>
          </table:table-cell>
          <table:table-cell office:value-type="float" office:value="386.891458" calcext:value-type="float">
            <text:p>386.891458</text:p>
          </table:table-cell>
          <table:table-cell table:number-columns-repeated="6"/>
          <table:table-cell table:formula="of:=[.$Q$7]+([.$Q$6]*[.G79])" office:value-type="float" office:value="0.014696" calcext:value-type="float">
            <text:p>0.014696</text:p>
          </table:table-cell>
          <table:table-cell table:formula="of:=[.$R$7]+([.$R$6]*[.H79])" office:value-type="float" office:value="-0.041188" calcext:value-type="float">
            <text:p>-0.041188</text:p>
          </table:table-cell>
          <table:table-cell table:formula="of:=[.$S$7]+([.$S$6]*[.I79])" office:value-type="float" office:value="1.42981" calcext:value-type="float">
            <text:p>1.42981</text:p>
          </table:table-cell>
          <table:table-cell/>
          <table:table-cell table:formula="of:=[.$Q$3]+([.$Q$2]*[.J79])" office:value-type="float" office:value="10.5" calcext:value-type="float">
            <text:p>10.5</text:p>
          </table:table-cell>
          <table:table-cell table:formula="of:=[.$R$3]+([.$R$2]*[.K79])" office:value-type="float" office:value="-37.24250105" calcext:value-type="float">
            <text:p>-37.24250105</text:p>
          </table:table-cell>
          <table:table-cell table:formula="of:=[.$S$3]+([.$S$2]*[.L79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-41" calcext:value-type="float">
            <text:p>-41</text:p>
          </table:table-cell>
          <table:table-cell office:value-type="float" office:value="-129" calcext:value-type="float">
            <text:p>-129</text:p>
          </table:table-cell>
          <table:table-cell office:value-type="float" office:value="-363" calcext:value-type="float">
            <text:p>-363</text:p>
          </table:table-cell>
          <table:table-cell table:number-columns-repeated="2" office:value-type="float" office:value="-0.023536" calcext:value-type="float">
            <text:p>-0.023536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6.15" calcext:value-type="float">
            <text:p>-6.15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9.613079" calcext:value-type="float">
            <text:p>9.613079</text:p>
          </table:table-cell>
          <table:table-cell office:value-type="float" office:value="387.415797" calcext:value-type="float">
            <text:p>387.415797</text:p>
          </table:table-cell>
          <table:table-cell table:number-columns-repeated="6"/>
          <table:table-cell table:formula="of:=[.$Q$7]+([.$Q$6]*[.G80])" office:value-type="float" office:value="0.026464" calcext:value-type="float">
            <text:p>0.026464</text:p>
          </table:table-cell>
          <table:table-cell table:formula="of:=[.$R$7]+([.$R$6]*[.H80])" office:value-type="float" office:value="-0.023536" calcext:value-type="float">
            <text:p>-0.023536</text:p>
          </table:table-cell>
          <table:table-cell table:formula="of:=[.$S$7]+([.$S$6]*[.I80])" office:value-type="float" office:value="1.441578" calcext:value-type="float">
            <text:p>1.441578</text:p>
          </table:table-cell>
          <table:table-cell/>
          <table:table-cell table:formula="of:=[.$Q$3]+([.$Q$2]*[.J80])" office:value-type="float" office:value="5.85" calcext:value-type="float">
            <text:p>5.85</text:p>
          </table:table-cell>
          <table:table-cell table:formula="of:=[.$R$3]+([.$R$2]*[.K80])" office:value-type="float" office:value="-38.81750105" calcext:value-type="float">
            <text:p>-38.81750105</text:p>
          </table:table-cell>
          <table:table-cell table:formula="of:=[.$S$3]+([.$S$2]*[.L80])" office:value-type="float" office:value="-62.1725021" calcext:value-type="float">
            <text:p>-62.172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0" calcext:value-type="float">
            <text:p>-20</text:p>
          </table:table-cell>
          <table:table-cell office:value-type="float" office:value="972" calcext:value-type="float">
            <text:p>972</text:p>
          </table:table-cell>
          <table:table-cell office:value-type="float" office:value="-67" calcext:value-type="float">
            <text:p>-67</text:p>
          </table:table-cell>
          <table:table-cell office:value-type="float" office:value="-131" calcext:value-type="float">
            <text:p>-131</text:p>
          </table:table-cell>
          <table:table-cell office:value-type="float" office:value="-360" calcext:value-type="float">
            <text:p>-36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19.650001" calcext:value-type="float">
            <text:p>-19.65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9.535373" calcext:value-type="float">
            <text:p>9.535373</text:p>
          </table:table-cell>
          <table:table-cell office:value-type="float" office:value="388.90873" calcext:value-type="float">
            <text:p>388.90873</text:p>
          </table:table-cell>
          <table:table-cell table:number-columns-repeated="6"/>
          <table:table-cell table:formula="of:=[.$Q$7]+([.$Q$6]*[.G81])" office:value-type="float" office:value="0.026464" calcext:value-type="float">
            <text:p>0.026464</text:p>
          </table:table-cell>
          <table:table-cell table:formula="of:=[.$R$7]+([.$R$6]*[.H81])" office:value-type="float" office:value="-0.02942" calcext:value-type="float">
            <text:p>-0.02942</text:p>
          </table:table-cell>
          <table:table-cell table:formula="of:=[.$S$7]+([.$S$6]*[.I81])" office:value-type="float" office:value="1.42981" calcext:value-type="float">
            <text:p>1.42981</text:p>
          </table:table-cell>
          <table:table-cell/>
          <table:table-cell table:formula="of:=[.$Q$3]+([.$Q$2]*[.J81])" office:value-type="float" office:value="1.95" calcext:value-type="float">
            <text:p>1.95</text:p>
          </table:table-cell>
          <table:table-cell table:formula="of:=[.$R$3]+([.$R$2]*[.K81])" office:value-type="float" office:value="-39.13250105" calcext:value-type="float">
            <text:p>-39.13250105</text:p>
          </table:table-cell>
          <table:table-cell table:formula="of:=[.$S$3]+([.$S$2]*[.L81])" office:value-type="float" office:value="-61.7000021" calcext:value-type="float">
            <text:p>-61.7000021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976" calcext:value-type="float">
            <text:p>976</text:p>
          </table:table-cell>
          <table:table-cell office:value-type="float" office:value="-94" calcext:value-type="float">
            <text:p>-94</text:p>
          </table:table-cell>
          <table:table-cell office:value-type="float" office:value="-130" calcext:value-type="float">
            <text:p>-130</text:p>
          </table:table-cell>
          <table:table-cell office:value-type="float" office:value="-357" calcext:value-type="float">
            <text:p>-357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14.100001" calcext:value-type="float">
            <text:p>-14.100001</text:p>
          </table:table-cell>
          <table:table-cell office:value-type="float" office:value="-19.500001" calcext:value-type="float">
            <text:p>-19.50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577157" calcext:value-type="float">
            <text:p>9.577157</text:p>
          </table:table-cell>
          <table:table-cell office:value-type="float" office:value="391.388554" calcext:value-type="float">
            <text:p>391.388554</text:p>
          </table:table-cell>
          <table:table-cell table:number-columns-repeated="6"/>
          <table:table-cell table:formula="of:=[.$Q$7]+([.$Q$6]*[.G82])" office:value-type="float" office:value="0.00292800000000001" calcext:value-type="float">
            <text:p>0.002928</text:p>
          </table:table-cell>
          <table:table-cell table:formula="of:=[.$R$7]+([.$R$6]*[.H82])" office:value-type="float" office:value="-0.017652" calcext:value-type="float">
            <text:p>-0.017652</text:p>
          </table:table-cell>
          <table:table-cell table:formula="of:=[.$S$7]+([.$S$6]*[.I82])" office:value-type="float" office:value="1.435694" calcext:value-type="float">
            <text:p>1.435694</text:p>
          </table:table-cell>
          <table:table-cell/>
          <table:table-cell table:formula="of:=[.$Q$3]+([.$Q$2]*[.J82])" office:value-type="float" office:value="-2.100001" calcext:value-type="float">
            <text:p>-2.100001</text:p>
          </table:table-cell>
          <table:table-cell table:formula="of:=[.$R$3]+([.$R$2]*[.K82])" office:value-type="float" office:value="-38.97500105" calcext:value-type="float">
            <text:p>-38.97500105</text:p>
          </table:table-cell>
          <table:table-cell table:formula="of:=[.$S$3]+([.$S$2]*[.L82])" office:value-type="float" office:value="-61.2275021" calcext:value-type="float">
            <text:p>-61.2275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-143" calcext:value-type="float">
            <text:p>-143</text:p>
          </table:table-cell>
          <table:table-cell office:value-type="float" office:value="-125" calcext:value-type="float">
            <text:p>-125</text:p>
          </table:table-cell>
          <table:table-cell office:value-type="float" office:value="-354" calcext:value-type="float">
            <text:p>-35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18.750001" calcext:value-type="float">
            <text:p>-18.7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574506" calcext:value-type="float">
            <text:p>9.574506</text:p>
          </table:table-cell>
          <table:table-cell office:value-type="float" office:value="401.733743" calcext:value-type="float">
            <text:p>401.733743</text:p>
          </table:table-cell>
          <table:table-cell table:number-columns-repeated="6"/>
          <table:table-cell table:formula="of:=[.$Q$7]+([.$Q$6]*[.G83])" office:value-type="float" office:value="0.014696" calcext:value-type="float">
            <text:p>0.014696</text:p>
          </table:table-cell>
          <table:table-cell table:formula="of:=[.$R$7]+([.$R$6]*[.H83])" office:value-type="float" office:value="-0.011768" calcext:value-type="float">
            <text:p>-0.011768</text:p>
          </table:table-cell>
          <table:table-cell table:formula="of:=[.$S$7]+([.$S$6]*[.I83])" office:value-type="float" office:value="1.435694" calcext:value-type="float">
            <text:p>1.435694</text:p>
          </table:table-cell>
          <table:table-cell/>
          <table:table-cell table:formula="of:=[.$Q$3]+([.$Q$2]*[.J83])" office:value-type="float" office:value="-9.450001" calcext:value-type="float">
            <text:p>-9.450001</text:p>
          </table:table-cell>
          <table:table-cell table:formula="of:=[.$R$3]+([.$R$2]*[.K83])" office:value-type="float" office:value="-38.18750105" calcext:value-type="float">
            <text:p>-38.18750105</text:p>
          </table:table-cell>
          <table:table-cell table:formula="of:=[.$S$3]+([.$S$2]*[.L83])" office:value-type="float" office:value="-60.7550021" calcext:value-type="float">
            <text:p>-60.7550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-191" calcext:value-type="float">
            <text:p>-191</text:p>
          </table:table-cell>
          <table:table-cell office:value-type="float" office:value="-106" calcext:value-type="float">
            <text:p>-106</text:p>
          </table:table-cell>
          <table:table-cell office:value-type="float" office:value="-349" calcext:value-type="float">
            <text:p>-349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28.650001" calcext:value-type="float">
            <text:p>-28.650001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612599" calcext:value-type="float">
            <text:p>9.612599</text:p>
          </table:table-cell>
          <table:table-cell office:value-type="float" office:value="411.725637" calcext:value-type="float">
            <text:p>411.725637</text:p>
          </table:table-cell>
          <table:table-cell table:number-columns-repeated="6"/>
          <table:table-cell table:formula="of:=[.$Q$7]+([.$Q$6]*[.G84])" office:value-type="float" office:value="0.02058" calcext:value-type="float">
            <text:p>0.02058</text:p>
          </table:table-cell>
          <table:table-cell table:formula="of:=[.$R$7]+([.$R$6]*[.H84])" office:value-type="float" office:value="-0.005884" calcext:value-type="float">
            <text:p>-0.005884</text:p>
          </table:table-cell>
          <table:table-cell table:formula="of:=[.$S$7]+([.$S$6]*[.I84])" office:value-type="float" office:value="1.441578" calcext:value-type="float">
            <text:p>1.441578</text:p>
          </table:table-cell>
          <table:table-cell/>
          <table:table-cell table:formula="of:=[.$Q$3]+([.$Q$2]*[.J84])" office:value-type="float" office:value="-16.650001" calcext:value-type="float">
            <text:p>-16.650001</text:p>
          </table:table-cell>
          <table:table-cell table:formula="of:=[.$R$3]+([.$R$2]*[.K84])" office:value-type="float" office:value="-35.19500105" calcext:value-type="float">
            <text:p>-35.19500105</text:p>
          </table:table-cell>
          <table:table-cell table:formula="of:=[.$S$3]+([.$S$2]*[.L84])" office:value-type="float" office:value="-59.9675021" calcext:value-type="float">
            <text:p>-59.9675021</text:p>
          </table:table-cell>
          <table:table-cell table:number-columns-repeated="99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80" calcext:value-type="float">
            <text:p>980</text:p>
          </table:table-cell>
          <table:table-cell office:value-type="float" office:value="-225" calcext:value-type="float">
            <text:p>-225</text:p>
          </table:table-cell>
          <table:table-cell office:value-type="float" office:value="-91" calcext:value-type="float">
            <text:p>-91</text:p>
          </table:table-cell>
          <table:table-cell office:value-type="float" office:value="-344" calcext:value-type="float">
            <text:p>-3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33.750001" calcext:value-type="float">
            <text:p>-33.750001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610918" calcext:value-type="float">
            <text:p>9.610918</text:p>
          </table:table-cell>
          <table:table-cell office:value-type="float" office:value="421.001188" calcext:value-type="float">
            <text:p>421.001188</text:p>
          </table:table-cell>
          <table:table-cell table:number-columns-repeated="6"/>
          <table:table-cell table:formula="of:=[.$Q$7]+([.$Q$6]*[.G85])" office:value-type="float" office:value="0.038232" calcext:value-type="float">
            <text:p>0.038232</text:p>
          </table:table-cell>
          <table:table-cell table:formula="of:=[.$R$7]+([.$R$6]*[.H85])" office:value-type="float" office:value="-0.005884" calcext:value-type="float">
            <text:p>-0.005884</text:p>
          </table:table-cell>
          <table:table-cell table:formula="of:=[.$S$7]+([.$S$6]*[.I85])" office:value-type="float" office:value="1.441578" calcext:value-type="float">
            <text:p>1.441578</text:p>
          </table:table-cell>
          <table:table-cell/>
          <table:table-cell table:formula="of:=[.$Q$3]+([.$Q$2]*[.J85])" office:value-type="float" office:value="-21.750001" calcext:value-type="float">
            <text:p>-21.750001</text:p>
          </table:table-cell>
          <table:table-cell table:formula="of:=[.$R$3]+([.$R$2]*[.K85])" office:value-type="float" office:value="-32.83250105" calcext:value-type="float">
            <text:p>-32.83250105</text:p>
          </table:table-cell>
          <table:table-cell table:formula="of:=[.$S$3]+([.$S$2]*[.L85])" office:value-type="float" office:value="-59.1800021" calcext:value-type="float">
            <text:p>-59.180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255" calcext:value-type="float">
            <text:p>-255</text:p>
          </table:table-cell>
          <table:table-cell office:value-type="float" office:value="-65" calcext:value-type="float">
            <text:p>-65</text:p>
          </table:table-cell>
          <table:table-cell office:value-type="float" office:value="-346" calcext:value-type="float">
            <text:p>-34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38.250002" calcext:value-type="float">
            <text:p>-38.250002</text:p>
          </table:table-cell>
          <table:table-cell office:value-type="float" office:value="-9.75" calcext:value-type="float">
            <text:p>-9.7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572657" calcext:value-type="float">
            <text:p>9.572657</text:p>
          </table:table-cell>
          <table:table-cell office:value-type="float" office:value="434.702197" calcext:value-type="float">
            <text:p>434.702197</text:p>
          </table:table-cell>
          <table:table-cell table:number-columns-repeated="6"/>
          <table:table-cell table:formula="of:=[.$Q$7]+([.$Q$6]*[.G86])" office:value-type="float" office:value="0.026464" calcext:value-type="float">
            <text:p>0.026464</text:p>
          </table:table-cell>
          <table:table-cell table:formula="of:=[.$R$7]+([.$R$6]*[.H86])" office:value-type="float" office:value="0.005884" calcext:value-type="float">
            <text:p>0.005884</text:p>
          </table:table-cell>
          <table:table-cell table:formula="of:=[.$S$7]+([.$S$6]*[.I86])" office:value-type="float" office:value="1.435694" calcext:value-type="float">
            <text:p>1.435694</text:p>
          </table:table-cell>
          <table:table-cell/>
          <table:table-cell table:formula="of:=[.$Q$3]+([.$Q$2]*[.J86])" office:value-type="float" office:value="-26.250002" calcext:value-type="float">
            <text:p>-26.250002</text:p>
          </table:table-cell>
          <table:table-cell table:formula="of:=[.$R$3]+([.$R$2]*[.K86])" office:value-type="float" office:value="-28.7375" calcext:value-type="float">
            <text:p>-28.7375</text:p>
          </table:table-cell>
          <table:table-cell table:formula="of:=[.$S$3]+([.$S$2]*[.L86])" office:value-type="float" office:value="-59.4950021" calcext:value-type="float">
            <text:p>-59.4950021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44" calcext:value-type="float">
            <text:p>-44</text:p>
          </table:table-cell>
          <table:table-cell office:value-type="float" office:value="968" calcext:value-type="float">
            <text:p>968</text:p>
          </table:table-cell>
          <table:table-cell office:value-type="float" office:value="-290" calcext:value-type="float">
            <text:p>-290</text:p>
          </table:table-cell>
          <table:table-cell office:value-type="float" office:value="-25" calcext:value-type="float">
            <text:p>-25</text:p>
          </table:table-cell>
          <table:table-cell office:value-type="float" office:value="-346" calcext:value-type="float">
            <text:p>-34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-3.75" calcext:value-type="float">
            <text:p>-3.7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9.50782" calcext:value-type="float">
            <text:p>9.50782</text:p>
          </table:table-cell>
          <table:table-cell office:value-type="float" office:value="452.151523" calcext:value-type="float">
            <text:p>452.151523</text:p>
          </table:table-cell>
          <table:table-cell table:number-columns-repeated="6"/>
          <table:table-cell table:formula="of:=[.$Q$7]+([.$Q$6]*[.G87])" office:value-type="float" office:value="0.00292800000000001" calcext:value-type="float">
            <text:p>0.002928</text:p>
          </table:table-cell>
          <table:table-cell table:formula="of:=[.$R$7]+([.$R$6]*[.H87])" office:value-type="float" office:value="-0.064724" calcext:value-type="float">
            <text:p>-0.064724</text:p>
          </table:table-cell>
          <table:table-cell table:formula="of:=[.$S$7]+([.$S$6]*[.I87])" office:value-type="float" office:value="1.423926" calcext:value-type="float">
            <text:p>1.423926</text:p>
          </table:table-cell>
          <table:table-cell/>
          <table:table-cell table:formula="of:=[.$Q$3]+([.$Q$2]*[.J87])" office:value-type="float" office:value="-31.500002" calcext:value-type="float">
            <text:p>-31.500002</text:p>
          </table:table-cell>
          <table:table-cell table:formula="of:=[.$R$3]+([.$R$2]*[.K87])" office:value-type="float" office:value="-22.4375" calcext:value-type="float">
            <text:p>-22.4375</text:p>
          </table:table-cell>
          <table:table-cell table:formula="of:=[.$S$3]+([.$S$2]*[.L87])" office:value-type="float" office:value="-59.4950021" calcext:value-type="float">
            <text:p>-59.495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office:value-type="float" office:value="976" calcext:value-type="float">
            <text:p>976</text:p>
          </table:table-cell>
          <table:table-cell office:value-type="float" office:value="-317" calcext:value-type="float">
            <text:p>-317</text:p>
          </table:table-cell>
          <table:table-cell office:value-type="float" office:value="21" calcext:value-type="float">
            <text:p>21</text:p>
          </table:table-cell>
          <table:table-cell office:value-type="float" office:value="-343" calcext:value-type="float">
            <text:p>-343</text:p>
          </table:table-cell>
          <table:table-cell table:number-columns-repeated="2" office:value-type="float" office:value="-0.02942" calcext:value-type="float">
            <text:p>-0.0294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3.15" calcext:value-type="float">
            <text:p>3.1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575309" calcext:value-type="float">
            <text:p>9.575309</text:p>
          </table:table-cell>
          <table:table-cell office:value-type="float" office:value="467.524331" calcext:value-type="float">
            <text:p>467.524331</text:p>
          </table:table-cell>
          <table:table-cell table:number-columns-repeated="6"/>
          <table:table-cell table:formula="of:=[.$Q$7]+([.$Q$6]*[.G88])" office:value-type="float" office:value="0.02058" calcext:value-type="float">
            <text:p>0.02058</text:p>
          </table:table-cell>
          <table:table-cell table:formula="of:=[.$R$7]+([.$R$6]*[.H88])" office:value-type="float" office:value="-0.02942" calcext:value-type="float">
            <text:p>-0.02942</text:p>
          </table:table-cell>
          <table:table-cell table:formula="of:=[.$S$7]+([.$S$6]*[.I88])" office:value-type="float" office:value="1.435694" calcext:value-type="float">
            <text:p>1.435694</text:p>
          </table:table-cell>
          <table:table-cell/>
          <table:table-cell table:formula="of:=[.$Q$3]+([.$Q$2]*[.J88])" office:value-type="float" office:value="-35.550002" calcext:value-type="float">
            <text:p>-35.550002</text:p>
          </table:table-cell>
          <table:table-cell table:formula="of:=[.$R$3]+([.$R$2]*[.K88])" office:value-type="float" office:value="-15.1925" calcext:value-type="float">
            <text:p>-15.1925</text:p>
          </table:table-cell>
          <table:table-cell table:formula="of:=[.$S$3]+([.$S$2]*[.L88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-333" calcext:value-type="float">
            <text:p>-333</text:p>
          </table:table-cell>
          <table:table-cell office:value-type="float" office:value="50" calcext:value-type="float">
            <text:p>50</text:p>
          </table:table-cell>
          <table:table-cell office:value-type="float" office:value="-341" calcext:value-type="float">
            <text:p>-341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7.5" calcext:value-type="float">
            <text:p>7.5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692146" calcext:value-type="float">
            <text:p>9.692146</text:p>
          </table:table-cell>
          <table:table-cell office:value-type="float" office:value="479.23898" calcext:value-type="float">
            <text:p>479.23898</text:p>
          </table:table-cell>
          <table:table-cell table:number-columns-repeated="6"/>
          <table:table-cell table:formula="of:=[.$Q$7]+([.$Q$6]*[.G89])" office:value-type="float" office:value="0.014696" calcext:value-type="float">
            <text:p>0.014696</text:p>
          </table:table-cell>
          <table:table-cell table:formula="of:=[.$R$7]+([.$R$6]*[.H89])" office:value-type="float" office:value="-0.011768" calcext:value-type="float">
            <text:p>-0.011768</text:p>
          </table:table-cell>
          <table:table-cell table:formula="of:=[.$S$7]+([.$S$6]*[.I89])" office:value-type="float" office:value="1.453346" calcext:value-type="float">
            <text:p>1.453346</text:p>
          </table:table-cell>
          <table:table-cell/>
          <table:table-cell table:formula="of:=[.$Q$3]+([.$Q$2]*[.J89])" office:value-type="float" office:value="-37.950002" calcext:value-type="float">
            <text:p>-37.950002</text:p>
          </table:table-cell>
          <table:table-cell table:formula="of:=[.$R$3]+([.$R$2]*[.K89])" office:value-type="float" office:value="-10.625" calcext:value-type="float">
            <text:p>-10.625</text:p>
          </table:table-cell>
          <table:table-cell table:formula="of:=[.$S$3]+([.$S$2]*[.L89])" office:value-type="float" office:value="-58.7075021" calcext:value-type="float">
            <text:p>-58.7075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-347" calcext:value-type="float">
            <text:p>-347</text:p>
          </table:table-cell>
          <table:table-cell office:value-type="float" office:value="96" calcext:value-type="float">
            <text:p>96</text:p>
          </table:table-cell>
          <table:table-cell office:value-type="float" office:value="-338" calcext:value-type="float">
            <text:p>-33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4.400001" calcext:value-type="float">
            <text:p>14.40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730253" calcext:value-type="float">
            <text:p>9.730253</text:p>
          </table:table-cell>
          <table:table-cell office:value-type="float" office:value="493.830943" calcext:value-type="float">
            <text:p>493.830943</text:p>
          </table:table-cell>
          <table:table-cell table:number-columns-repeated="6"/>
          <table:table-cell table:formula="of:=[.$Q$7]+([.$Q$6]*[.G90])" office:value-type="float" office:value="0.044116" calcext:value-type="float">
            <text:p>0.044116</text:p>
          </table:table-cell>
          <table:table-cell table:formula="of:=[.$R$7]+([.$R$6]*[.H90])" office:value-type="float" office:value="-0.02942" calcext:value-type="float">
            <text:p>-0.02942</text:p>
          </table:table-cell>
          <table:table-cell table:formula="of:=[.$S$7]+([.$S$6]*[.I90])" office:value-type="float" office:value="1.45923" calcext:value-type="float">
            <text:p>1.45923</text:p>
          </table:table-cell>
          <table:table-cell/>
          <table:table-cell table:formula="of:=[.$Q$3]+([.$Q$2]*[.J90])" office:value-type="float" office:value="-40.050002" calcext:value-type="float">
            <text:p>-40.050002</text:p>
          </table:table-cell>
          <table:table-cell table:formula="of:=[.$R$3]+([.$R$2]*[.K90])" office:value-type="float" office:value="-3.37999895" calcext:value-type="float">
            <text:p>-3.37999895</text:p>
          </table:table-cell>
          <table:table-cell table:formula="of:=[.$S$3]+([.$S$2]*[.L90])" office:value-type="float" office:value="-58.2350021" calcext:value-type="float">
            <text:p>-58.2350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984" calcext:value-type="float">
            <text:p>984</text:p>
          </table:table-cell>
          <table:table-cell office:value-type="float" office:value="-345" calcext:value-type="float">
            <text:p>-345</text:p>
          </table:table-cell>
          <table:table-cell office:value-type="float" office:value="152" calcext:value-type="float">
            <text:p>152</text:p>
          </table:table-cell>
          <table:table-cell office:value-type="float" office:value="-336" calcext:value-type="float">
            <text:p>-3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651737" calcext:value-type="float">
            <text:p>9.651737</text:p>
          </table:table-cell>
          <table:table-cell office:value-type="float" office:value="505" calcext:value-type="float">
            <text:p>505</text:p>
          </table:table-cell>
          <table:table-cell table:number-columns-repeated="6"/>
          <table:table-cell table:formula="of:=[.$Q$7]+([.$Q$6]*[.G91])" office:value-type="float" office:value="0.032348" calcext:value-type="float">
            <text:p>0.032348</text:p>
          </table:table-cell>
          <table:table-cell table:formula="of:=[.$R$7]+([.$R$6]*[.H91])" office:value-type="float" office:value="-0.023536" calcext:value-type="float">
            <text:p>-0.023536</text:p>
          </table:table-cell>
          <table:table-cell table:formula="of:=[.$S$7]+([.$S$6]*[.I91])" office:value-type="float" office:value="1.447462" calcext:value-type="float">
            <text:p>1.447462</text:p>
          </table:table-cell>
          <table:table-cell/>
          <table:table-cell table:formula="of:=[.$Q$3]+([.$Q$2]*[.J91])" office:value-type="float" office:value="-39.750002" calcext:value-type="float">
            <text:p>-39.750002</text:p>
          </table:table-cell>
          <table:table-cell table:formula="of:=[.$R$3]+([.$R$2]*[.K91])" office:value-type="float" office:value="5.44000105" calcext:value-type="float">
            <text:p>5.44000105</text:p>
          </table:table-cell>
          <table:table-cell table:formula="of:=[.$S$3]+([.$S$2]*[.L91])" office:value-type="float" office:value="-57.9200021" calcext:value-type="float">
            <text:p>-57.9200021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992" calcext:value-type="float">
            <text:p>992</text:p>
          </table:table-cell>
          <table:table-cell office:value-type="float" office:value="-342" calcext:value-type="float">
            <text:p>-342</text:p>
          </table:table-cell>
          <table:table-cell office:value-type="float" office:value="182" calcext:value-type="float">
            <text:p>182</text:p>
          </table:table-cell>
          <table:table-cell office:value-type="float" office:value="-335" calcext:value-type="float">
            <text:p>-335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9.739658" calcext:value-type="float">
            <text:p>9.739658</text:p>
          </table:table-cell>
          <table:table-cell office:value-type="float" office:value="512.165012" calcext:value-type="float">
            <text:p>512.165012</text:p>
          </table:table-cell>
          <table:table-cell table:number-columns-repeated="6"/>
          <table:table-cell table:formula="of:=[.$Q$7]+([.$Q$6]*[.G92])" office:value-type="float" office:value="-0.020608" calcext:value-type="float">
            <text:p>-0.020608</text:p>
          </table:table-cell>
          <table:table-cell table:formula="of:=[.$R$7]+([.$R$6]*[.H92])" office:value-type="float" office:value="-0.005884" calcext:value-type="float">
            <text:p>-0.005884</text:p>
          </table:table-cell>
          <table:table-cell table:formula="of:=[.$S$7]+([.$S$6]*[.I92])" office:value-type="float" office:value="1.45923" calcext:value-type="float">
            <text:p>1.45923</text:p>
          </table:table-cell>
          <table:table-cell/>
          <table:table-cell table:formula="of:=[.$Q$3]+([.$Q$2]*[.J92])" office:value-type="float" office:value="-39.300002" calcext:value-type="float">
            <text:p>-39.300002</text:p>
          </table:table-cell>
          <table:table-cell table:formula="of:=[.$R$3]+([.$R$2]*[.K92])" office:value-type="float" office:value="10.16500105" calcext:value-type="float">
            <text:p>10.16500105</text:p>
          </table:table-cell>
          <table:table-cell table:formula="of:=[.$S$3]+([.$S$2]*[.L92])" office:value-type="float" office:value="-57.7625021" calcext:value-type="float">
            <text:p>-57.7625021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964" calcext:value-type="float">
            <text:p>964</text:p>
          </table:table-cell>
          <table:table-cell office:value-type="float" office:value="-333" calcext:value-type="float">
            <text:p>-333</text:p>
          </table:table-cell>
          <table:table-cell office:value-type="float" office:value="207" calcext:value-type="float">
            <text:p>207</text:p>
          </table:table-cell>
          <table:table-cell office:value-type="float" office:value="-336" calcext:value-type="float">
            <text:p>-33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31.050001" calcext:value-type="float">
            <text:p>31.0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9.454425" calcext:value-type="float">
            <text:p>9.454425</text:p>
          </table:table-cell>
          <table:table-cell office:value-type="float" office:value="516.366149" calcext:value-type="float">
            <text:p>516.366149</text:p>
          </table:table-cell>
          <table:table-cell table:number-columns-repeated="6"/>
          <table:table-cell table:formula="of:=[.$Q$7]+([.$Q$6]*[.G93])" office:value-type="float" office:value="0.055884" calcext:value-type="float">
            <text:p>0.055884</text:p>
          </table:table-cell>
          <table:table-cell table:formula="of:=[.$R$7]+([.$R$6]*[.H93])" office:value-type="float" office:value="-0.017652" calcext:value-type="float">
            <text:p>-0.017652</text:p>
          </table:table-cell>
          <table:table-cell table:formula="of:=[.$S$7]+([.$S$6]*[.I93])" office:value-type="float" office:value="1.418042" calcext:value-type="float">
            <text:p>1.418042</text:p>
          </table:table-cell>
          <table:table-cell/>
          <table:table-cell table:formula="of:=[.$Q$3]+([.$Q$2]*[.J93])" office:value-type="float" office:value="-37.950002" calcext:value-type="float">
            <text:p>-37.950002</text:p>
          </table:table-cell>
          <table:table-cell table:formula="of:=[.$R$3]+([.$R$2]*[.K93])" office:value-type="float" office:value="14.10250105" calcext:value-type="float">
            <text:p>14.10250105</text:p>
          </table:table-cell>
          <table:table-cell table:formula="of:=[.$S$3]+([.$S$2]*[.L93])" office:value-type="float" office:value="-57.9200021" calcext:value-type="float">
            <text:p>-57.9200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008" calcext:value-type="float">
            <text:p>1008</text:p>
          </table:table-cell>
          <table:table-cell office:value-type="float" office:value="-322" calcext:value-type="float">
            <text:p>-322</text:p>
          </table:table-cell>
          <table:table-cell office:value-type="float" office:value="231" calcext:value-type="float">
            <text:p>231</text:p>
          </table:table-cell>
          <table:table-cell office:value-type="float" office:value="-338" calcext:value-type="float">
            <text:p>-33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88736" calcext:value-type="float">
            <text:p>9.88736</text:p>
          </table:table-cell>
          <table:table-cell office:value-type="float" office:value="520.854106" calcext:value-type="float">
            <text:p>520.854106</text:p>
          </table:table-cell>
          <table:table-cell table:number-columns-repeated="6"/>
          <table:table-cell table:formula="of:=[.$Q$7]+([.$Q$6]*[.G94])" office:value-type="float" office:value="0.061768" calcext:value-type="float">
            <text:p>0.061768</text:p>
          </table:table-cell>
          <table:table-cell table:formula="of:=[.$R$7]+([.$R$6]*[.H94])" office:value-type="float" office:value="-0.02942" calcext:value-type="float">
            <text:p>-0.02942</text:p>
          </table:table-cell>
          <table:table-cell table:formula="of:=[.$S$7]+([.$S$6]*[.I94])" office:value-type="float" office:value="1.482766" calcext:value-type="float">
            <text:p>1.482766</text:p>
          </table:table-cell>
          <table:table-cell/>
          <table:table-cell table:formula="of:=[.$Q$3]+([.$Q$2]*[.J94])" office:value-type="float" office:value="-36.300002" calcext:value-type="float">
            <text:p>-36.300002</text:p>
          </table:table-cell>
          <table:table-cell table:formula="of:=[.$R$3]+([.$R$2]*[.K94])" office:value-type="float" office:value="17.88250105" calcext:value-type="float">
            <text:p>17.88250105</text:p>
          </table:table-cell>
          <table:table-cell table:formula="of:=[.$S$3]+([.$S$2]*[.L94])" office:value-type="float" office:value="-58.2350021" calcext:value-type="float">
            <text:p>-58.2350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960" calcext:value-type="float">
            <text:p>960</text:p>
          </table:table-cell>
          <table:table-cell office:value-type="float" office:value="-289" calcext:value-type="float">
            <text:p>-289</text:p>
          </table:table-cell>
          <table:table-cell office:value-type="float" office:value="279" calcext:value-type="float">
            <text:p>279</text:p>
          </table:table-cell>
          <table:table-cell office:value-type="float" office:value="-342" calcext:value-type="float">
            <text:p>-342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-43.350002" calcext:value-type="float">
            <text:p>-43.350002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416754" calcext:value-type="float">
            <text:p>9.416754</text:p>
          </table:table-cell>
          <table:table-cell office:value-type="float" office:value="527.56611" calcext:value-type="float">
            <text:p>527.56611</text:p>
          </table:table-cell>
          <table:table-cell table:number-columns-repeated="6"/>
          <table:table-cell table:formula="of:=[.$Q$7]+([.$Q$6]*[.G95])" office:value-type="float" office:value="0.061768" calcext:value-type="float">
            <text:p>0.061768</text:p>
          </table:table-cell>
          <table:table-cell table:formula="of:=[.$R$7]+([.$R$6]*[.H95])" office:value-type="float" office:value="-0.02942" calcext:value-type="float">
            <text:p>-0.02942</text:p>
          </table:table-cell>
          <table:table-cell table:formula="of:=[.$S$7]+([.$S$6]*[.I95])" office:value-type="float" office:value="1.412158" calcext:value-type="float">
            <text:p>1.412158</text:p>
          </table:table-cell>
          <table:table-cell/>
          <table:table-cell table:formula="of:=[.$Q$3]+([.$Q$2]*[.J95])" office:value-type="float" office:value="-31.350002" calcext:value-type="float">
            <text:p>-31.350002</text:p>
          </table:table-cell>
          <table:table-cell table:formula="of:=[.$R$3]+([.$R$2]*[.K95])" office:value-type="float" office:value="25.4425021" calcext:value-type="float">
            <text:p>25.4425021</text:p>
          </table:table-cell>
          <table:table-cell table:formula="of:=[.$S$3]+([.$S$2]*[.L95])" office:value-type="float" office:value="-58.8650021" calcext:value-type="float">
            <text:p>-58.8650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float" office:value="-251" calcext:value-type="float">
            <text:p>-251</text:p>
          </table:table-cell>
          <table:table-cell office:value-type="float" office:value="321" calcext:value-type="float">
            <text:p>321</text:p>
          </table:table-cell>
          <table:table-cell office:value-type="float" office:value="-341" calcext:value-type="float">
            <text:p>-341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0" calcext:value-type="float">
            <text:p>0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-37.650001" calcext:value-type="float">
            <text:p>-37.650001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847831" calcext:value-type="float">
            <text:p>9.847831</text:p>
          </table:table-cell>
          <table:table-cell office:value-type="float" office:value="531.340757" calcext:value-type="float">
            <text:p>531.340757</text:p>
          </table:table-cell>
          <table:table-cell table:number-columns-repeated="6"/>
          <table:table-cell table:formula="of:=[.$Q$7]+([.$Q$6]*[.G96])" office:value-type="float" office:value="0.02058" calcext:value-type="float">
            <text:p>0.02058</text:p>
          </table:table-cell>
          <table:table-cell table:formula="of:=[.$R$7]+([.$R$6]*[.H96])" office:value-type="float" office:value="0" calcext:value-type="float">
            <text:p>0</text:p>
          </table:table-cell>
          <table:table-cell table:formula="of:=[.$S$7]+([.$S$6]*[.I96])" office:value-type="float" office:value="1.476882" calcext:value-type="float">
            <text:p>1.476882</text:p>
          </table:table-cell>
          <table:table-cell/>
          <table:table-cell table:formula="of:=[.$Q$3]+([.$Q$2]*[.J96])" office:value-type="float" office:value="-25.650001" calcext:value-type="float">
            <text:p>-25.650001</text:p>
          </table:table-cell>
          <table:table-cell table:formula="of:=[.$R$3]+([.$R$2]*[.K96])" office:value-type="float" office:value="32.0575021" calcext:value-type="float">
            <text:p>32.0575021</text:p>
          </table:table-cell>
          <table:table-cell table:formula="of:=[.$S$3]+([.$S$2]*[.L96])" office:value-type="float" office:value="-58.7075021" calcext:value-type="float">
            <text:p>-58.7075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222" calcext:value-type="float">
            <text:p>-222</text:p>
          </table:table-cell>
          <table:table-cell office:value-type="float" office:value="342" calcext:value-type="float">
            <text:p>342</text:p>
          </table:table-cell>
          <table:table-cell office:value-type="float" office:value="-343" calcext:value-type="float">
            <text:p>-343</text:p>
          </table:table-cell>
          <table:table-cell table:number-columns-repeated="2"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3.300001" calcext:value-type="float">
            <text:p>-33.300001</text:p>
          </table:table-cell>
          <table:table-cell office:value-type="float" office:value="51.300002" calcext:value-type="float">
            <text:p>51.300002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689129" calcext:value-type="float">
            <text:p>9.689129</text:p>
          </table:table-cell>
          <table:table-cell office:value-type="float" office:value="532.819857" calcext:value-type="float">
            <text:p>532.819857</text:p>
          </table:table-cell>
          <table:table-cell table:number-columns-repeated="6"/>
          <table:table-cell table:formula="of:=[.$Q$7]+([.$Q$6]*[.G97])" office:value-type="float" office:value="0.055884" calcext:value-type="float">
            <text:p>0.055884</text:p>
          </table:table-cell>
          <table:table-cell table:formula="of:=[.$R$7]+([.$R$6]*[.H97])" office:value-type="float" office:value="0.005884" calcext:value-type="float">
            <text:p>0.005884</text:p>
          </table:table-cell>
          <table:table-cell table:formula="of:=[.$S$7]+([.$S$6]*[.I97])" office:value-type="float" office:value="1.453346" calcext:value-type="float">
            <text:p>1.453346</text:p>
          </table:table-cell>
          <table:table-cell/>
          <table:table-cell table:formula="of:=[.$Q$3]+([.$Q$2]*[.J97])" office:value-type="float" office:value="-21.300001" calcext:value-type="float">
            <text:p>-21.300001</text:p>
          </table:table-cell>
          <table:table-cell table:formula="of:=[.$R$3]+([.$R$2]*[.K97])" office:value-type="float" office:value="35.3650021" calcext:value-type="float">
            <text:p>35.3650021</text:p>
          </table:table-cell>
          <table:table-cell table:formula="of:=[.$S$3]+([.$S$2]*[.L97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201" calcext:value-type="float">
            <text:p>-201</text:p>
          </table:table-cell>
          <table:table-cell office:value-type="float" office:value="354" calcext:value-type="float">
            <text:p>354</text:p>
          </table:table-cell>
          <table:table-cell office:value-type="float" office:value="-342" calcext:value-type="float">
            <text:p>-342</text:p>
          </table:table-cell>
          <table:table-cell table:number-columns-repeated="2" office:value-type="float" office:value="0.005884" calcext:value-type="float">
            <text:p>0.00588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30.150001" calcext:value-type="float">
            <text:p>-30.150001</text:p>
          </table:table-cell>
          <table:table-cell office:value-type="float" office:value="53.100002" calcext:value-type="float">
            <text:p>53.100002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9.689129" calcext:value-type="float">
            <text:p>9.689129</text:p>
          </table:table-cell>
          <table:table-cell office:value-type="float" office:value="531.677534" calcext:value-type="float">
            <text:p>531.677534</text:p>
          </table:table-cell>
          <table:table-cell table:number-columns-repeated="6"/>
          <table:table-cell table:formula="of:=[.$Q$7]+([.$Q$6]*[.G98])" office:value-type="float" office:value="0.055884" calcext:value-type="float">
            <text:p>0.055884</text:p>
          </table:table-cell>
          <table:table-cell table:formula="of:=[.$R$7]+([.$R$6]*[.H98])" office:value-type="float" office:value="0.005884" calcext:value-type="float">
            <text:p>0.005884</text:p>
          </table:table-cell>
          <table:table-cell table:formula="of:=[.$S$7]+([.$S$6]*[.I98])" office:value-type="float" office:value="1.453346" calcext:value-type="float">
            <text:p>1.453346</text:p>
          </table:table-cell>
          <table:table-cell/>
          <table:table-cell table:formula="of:=[.$Q$3]+([.$Q$2]*[.J98])" office:value-type="float" office:value="-18.150001" calcext:value-type="float">
            <text:p>-18.150001</text:p>
          </table:table-cell>
          <table:table-cell table:formula="of:=[.$R$3]+([.$R$2]*[.K98])" office:value-type="float" office:value="37.2550021" calcext:value-type="float">
            <text:p>37.2550021</text:p>
          </table:table-cell>
          <table:table-cell table:formula="of:=[.$S$3]+([.$S$2]*[.L98])" office:value-type="float" office:value="-58.8650021" calcext:value-type="float">
            <text:p>-58.8650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964" calcext:value-type="float">
            <text:p>964</text:p>
          </table:table-cell>
          <table:table-cell office:value-type="float" office:value="-173" calcext:value-type="float">
            <text:p>-173</text:p>
          </table:table-cell>
          <table:table-cell office:value-type="float" office:value="358" calcext:value-type="float">
            <text:p>358</text:p>
          </table:table-cell>
          <table:table-cell office:value-type="float" office:value="-344" calcext:value-type="float">
            <text:p>-34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-25.950001" calcext:value-type="float">
            <text:p>-25.950001</text:p>
          </table:table-cell>
          <table:table-cell office:value-type="float" office:value="53.700002" calcext:value-type="float">
            <text:p>53.700002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454018" calcext:value-type="float">
            <text:p>9.454018</text:p>
          </table:table-cell>
          <table:table-cell office:value-type="float" office:value="525.765157" calcext:value-type="float">
            <text:p>525.765157</text:p>
          </table:table-cell>
          <table:table-cell table:number-columns-repeated="6"/>
          <table:table-cell table:formula="of:=[.$Q$7]+([.$Q$6]*[.G99])" office:value-type="float" office:value="0.061768" calcext:value-type="float">
            <text:p>0.061768</text:p>
          </table:table-cell>
          <table:table-cell table:formula="of:=[.$R$7]+([.$R$6]*[.H99])" office:value-type="float" office:value="-0.005884" calcext:value-type="float">
            <text:p>-0.005884</text:p>
          </table:table-cell>
          <table:table-cell table:formula="of:=[.$S$7]+([.$S$6]*[.I99])" office:value-type="float" office:value="1.418042" calcext:value-type="float">
            <text:p>1.418042</text:p>
          </table:table-cell>
          <table:table-cell/>
          <table:table-cell table:formula="of:=[.$Q$3]+([.$Q$2]*[.J99])" office:value-type="float" office:value="-13.950001" calcext:value-type="float">
            <text:p>-13.950001</text:p>
          </table:table-cell>
          <table:table-cell table:formula="of:=[.$R$3]+([.$R$2]*[.K99])" office:value-type="float" office:value="37.8850021" calcext:value-type="float">
            <text:p>37.8850021</text:p>
          </table:table-cell>
          <table:table-cell table:formula="of:=[.$S$3]+([.$S$2]*[.L99])" office:value-type="float" office:value="-59.1800021" calcext:value-type="float">
            <text:p>-59.1800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-130" calcext:value-type="float">
            <text:p>-130</text:p>
          </table:table-cell>
          <table:table-cell office:value-type="float" office:value="370" calcext:value-type="float">
            <text:p>370</text:p>
          </table:table-cell>
          <table:table-cell office:value-type="float" office:value="-348" calcext:value-type="float">
            <text:p>-34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19.500001" calcext:value-type="float">
            <text:p>-19.500001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9.612599" calcext:value-type="float">
            <text:p>9.612599</text:p>
          </table:table-cell>
          <table:table-cell office:value-type="float" office:value="524.312884" calcext:value-type="float">
            <text:p>524.312884</text:p>
          </table:table-cell>
          <table:table-cell table:number-columns-repeated="6"/>
          <table:table-cell table:formula="of:=[.$Q$7]+([.$Q$6]*[.G100])" office:value-type="float" office:value="0.044116" calcext:value-type="float">
            <text:p>0.044116</text:p>
          </table:table-cell>
          <table:table-cell table:formula="of:=[.$R$7]+([.$R$6]*[.H100])" office:value-type="float" office:value="-0.02942" calcext:value-type="float">
            <text:p>-0.02942</text:p>
          </table:table-cell>
          <table:table-cell table:formula="of:=[.$S$7]+([.$S$6]*[.I100])" office:value-type="float" office:value="1.441578" calcext:value-type="float">
            <text:p>1.441578</text:p>
          </table:table-cell>
          <table:table-cell/>
          <table:table-cell table:formula="of:=[.$Q$3]+([.$Q$2]*[.J100])" office:value-type="float" office:value="-7.500001" calcext:value-type="float">
            <text:p>-7.500001</text:p>
          </table:table-cell>
          <table:table-cell table:formula="of:=[.$R$3]+([.$R$2]*[.K100])" office:value-type="float" office:value="39.7750021" calcext:value-type="float">
            <text:p>39.7750021</text:p>
          </table:table-cell>
          <table:table-cell table:formula="of:=[.$S$3]+([.$S$2]*[.L100])" office:value-type="float" office:value="-59.8100021" calcext:value-type="float">
            <text:p>-59.8100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-97" calcext:value-type="float">
            <text:p>-97</text:p>
          </table:table-cell>
          <table:table-cell office:value-type="float" office:value="379" calcext:value-type="float">
            <text:p>379</text:p>
          </table:table-cell>
          <table:table-cell office:value-type="float" office:value="-350" calcext:value-type="float">
            <text:p>-350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56.850002" calcext:value-type="float">
            <text:p>56.850002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89606" calcext:value-type="float">
            <text:p>9.689606</text:p>
          </table:table-cell>
          <table:table-cell office:value-type="float" office:value="524.928567" calcext:value-type="float">
            <text:p>524.928567</text:p>
          </table:table-cell>
          <table:table-cell table:number-columns-repeated="6"/>
          <table:table-cell table:formula="of:=[.$Q$7]+([.$Q$6]*[.G101])" office:value-type="float" office:value="0.061768" calcext:value-type="float">
            <text:p>0.061768</text:p>
          </table:table-cell>
          <table:table-cell table:formula="of:=[.$R$7]+([.$R$6]*[.H101])" office:value-type="float" office:value="-0.011768" calcext:value-type="float">
            <text:p>-0.011768</text:p>
          </table:table-cell>
          <table:table-cell table:formula="of:=[.$S$7]+([.$S$6]*[.I101])" office:value-type="float" office:value="1.453346" calcext:value-type="float">
            <text:p>1.453346</text:p>
          </table:table-cell>
          <table:table-cell/>
          <table:table-cell table:formula="of:=[.$Q$3]+([.$Q$2]*[.J101])" office:value-type="float" office:value="-2.550001" calcext:value-type="float">
            <text:p>-2.550001</text:p>
          </table:table-cell>
          <table:table-cell table:formula="of:=[.$R$3]+([.$R$2]*[.K101])" office:value-type="float" office:value="41.1925021" calcext:value-type="float">
            <text:p>41.1925021</text:p>
          </table:table-cell>
          <table:table-cell table:formula="of:=[.$S$3]+([.$S$2]*[.L101])" office:value-type="float" office:value="-60.1250021" calcext:value-type="float">
            <text:p>-60.1250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92" calcext:value-type="float">
            <text:p>992</text:p>
          </table:table-cell>
          <table:table-cell office:value-type="float" office:value="-76" calcext:value-type="float">
            <text:p>-76</text:p>
          </table:table-cell>
          <table:table-cell office:value-type="float" office:value="379" calcext:value-type="float">
            <text:p>379</text:p>
          </table:table-cell>
          <table:table-cell office:value-type="float" office:value="-353" calcext:value-type="float">
            <text:p>-353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-11.4" calcext:value-type="float">
            <text:p>-11.4</text:p>
          </table:table-cell>
          <table:table-cell office:value-type="float" office:value="56.850002" calcext:value-type="float">
            <text:p>56.85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729541" calcext:value-type="float">
            <text:p>9.729541</text:p>
          </table:table-cell>
          <table:table-cell office:value-type="float" office:value="523.474928" calcext:value-type="float">
            <text:p>523.474928</text:p>
          </table:table-cell>
          <table:table-cell table:number-columns-repeated="6"/>
          <table:table-cell table:formula="of:=[.$Q$7]+([.$Q$6]*[.G102])" office:value-type="float" office:value="0.044116" calcext:value-type="float">
            <text:p>0.044116</text:p>
          </table:table-cell>
          <table:table-cell table:formula="of:=[.$R$7]+([.$R$6]*[.H102])" office:value-type="float" office:value="-0.023536" calcext:value-type="float">
            <text:p>-0.023536</text:p>
          </table:table-cell>
          <table:table-cell table:formula="of:=[.$S$7]+([.$S$6]*[.I102])" office:value-type="float" office:value="1.45923" calcext:value-type="float">
            <text:p>1.45923</text:p>
          </table:table-cell>
          <table:table-cell/>
          <table:table-cell table:formula="of:=[.$Q$3]+([.$Q$2]*[.J102])" office:value-type="float" office:value="0.6" calcext:value-type="float">
            <text:p>0.6</text:p>
          </table:table-cell>
          <table:table-cell table:formula="of:=[.$R$3]+([.$R$2]*[.K102])" office:value-type="float" office:value="41.1925021" calcext:value-type="float">
            <text:p>41.1925021</text:p>
          </table:table-cell>
          <table:table-cell table:formula="of:=[.$S$3]+([.$S$2]*[.L102])" office:value-type="float" office:value="-60.5975021" calcext:value-type="float">
            <text:p>-60.5975021</text:p>
          </table:table-cell>
          <table:table-cell table:number-columns-repeated="99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-16" calcext:value-type="float">
            <text:p>-16</text:p>
          </table:table-cell>
          <table:table-cell office:value-type="float" office:value="368" calcext:value-type="float">
            <text:p>368</text:p>
          </table:table-cell>
          <table:table-cell office:value-type="float" office:value="-353" calcext:value-type="float">
            <text:p>-353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-2.4" calcext:value-type="float">
            <text:p>-2.4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619239" calcext:value-type="float">
            <text:p>9.619239</text:p>
          </table:table-cell>
          <table:table-cell office:value-type="float" office:value="510.18526" calcext:value-type="float">
            <text:p>510.18526</text:p>
          </table:table-cell>
          <table:table-cell table:number-columns-repeated="6"/>
          <table:table-cell table:formula="of:=[.$Q$7]+([.$Q$6]*[.G103])" office:value-type="float" office:value="-0.00883999999999999" calcext:value-type="float">
            <text:p>-0.00884</text:p>
          </table:table-cell>
          <table:table-cell table:formula="of:=[.$R$7]+([.$R$6]*[.H103])" office:value-type="float" office:value="-0.017652" calcext:value-type="float">
            <text:p>-0.017652</text:p>
          </table:table-cell>
          <table:table-cell table:formula="of:=[.$S$7]+([.$S$6]*[.I103])" office:value-type="float" office:value="1.441578" calcext:value-type="float">
            <text:p>1.441578</text:p>
          </table:table-cell>
          <table:table-cell/>
          <table:table-cell table:formula="of:=[.$Q$3]+([.$Q$2]*[.J103])" office:value-type="float" office:value="9.6" calcext:value-type="float">
            <text:p>9.6</text:p>
          </table:table-cell>
          <table:table-cell table:formula="of:=[.$R$3]+([.$R$2]*[.K103])" office:value-type="float" office:value="39.4600021" calcext:value-type="float">
            <text:p>39.4600021</text:p>
          </table:table-cell>
          <table:table-cell table:formula="of:=[.$S$3]+([.$S$2]*[.L103])" office:value-type="float" office:value="-60.5975021" calcext:value-type="float">
            <text:p>-60.597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972" calcext:value-type="float">
            <text:p>972</text:p>
          </table:table-cell>
          <table:table-cell office:value-type="float" office:value="40" calcext:value-type="float">
            <text:p>40</text:p>
          </table:table-cell>
          <table:table-cell office:value-type="float" office:value="346" calcext:value-type="float">
            <text:p>346</text:p>
          </table:table-cell>
          <table:table-cell office:value-type="float" office:value="-357" calcext:value-type="float">
            <text:p>-357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6" calcext:value-type="float">
            <text:p>6</text:p>
          </table:table-cell>
          <table:table-cell office:value-type="float" office:value="51.900002" calcext:value-type="float">
            <text:p>51.900002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9.533679" calcext:value-type="float">
            <text:p>9.533679</text:p>
          </table:table-cell>
          <table:table-cell office:value-type="float" office:value="498.763471" calcext:value-type="float">
            <text:p>498.763471</text:p>
          </table:table-cell>
          <table:table-cell table:number-columns-repeated="6"/>
          <table:table-cell table:formula="of:=[.$Q$7]+([.$Q$6]*[.G104])" office:value-type="float" office:value="0.026464" calcext:value-type="float">
            <text:p>0.026464</text:p>
          </table:table-cell>
          <table:table-cell table:formula="of:=[.$R$7]+([.$R$6]*[.H104])" office:value-type="float" office:value="-0.011768" calcext:value-type="float">
            <text:p>-0.011768</text:p>
          </table:table-cell>
          <table:table-cell table:formula="of:=[.$S$7]+([.$S$6]*[.I104])" office:value-type="float" office:value="1.42981" calcext:value-type="float">
            <text:p>1.42981</text:p>
          </table:table-cell>
          <table:table-cell/>
          <table:table-cell table:formula="of:=[.$Q$3]+([.$Q$2]*[.J104])" office:value-type="float" office:value="18" calcext:value-type="float">
            <text:p>18</text:p>
          </table:table-cell>
          <table:table-cell table:formula="of:=[.$R$3]+([.$R$2]*[.K104])" office:value-type="float" office:value="35.9950021" calcext:value-type="float">
            <text:p>35.9950021</text:p>
          </table:table-cell>
          <table:table-cell table:formula="of:=[.$S$3]+([.$S$2]*[.L104])" office:value-type="float" office:value="-61.2275021" calcext:value-type="float">
            <text:p>-61.2275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964" calcext:value-type="float">
            <text:p>964</text:p>
          </table:table-cell>
          <table:table-cell office:value-type="float" office:value="64" calcext:value-type="float">
            <text:p>64</text:p>
          </table:table-cell>
          <table:table-cell office:value-type="float" office:value="331" calcext:value-type="float">
            <text:p>331</text:p>
          </table:table-cell>
          <table:table-cell office:value-type="float" office:value="-359" calcext:value-type="float">
            <text:p>-359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9.6" calcext:value-type="float">
            <text:p>9.6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9.454018" calcext:value-type="float">
            <text:p>9.454018</text:p>
          </table:table-cell>
          <table:table-cell office:value-type="float" office:value="492.481472" calcext:value-type="float">
            <text:p>492.481472</text:p>
          </table:table-cell>
          <table:table-cell table:number-columns-repeated="6"/>
          <table:table-cell table:formula="of:=[.$Q$7]+([.$Q$6]*[.G105])" office:value-type="float" office:value="0.061768" calcext:value-type="float">
            <text:p>0.061768</text:p>
          </table:table-cell>
          <table:table-cell table:formula="of:=[.$R$7]+([.$R$6]*[.H105])" office:value-type="float" office:value="-0.005884" calcext:value-type="float">
            <text:p>-0.005884</text:p>
          </table:table-cell>
          <table:table-cell table:formula="of:=[.$S$7]+([.$S$6]*[.I105])" office:value-type="float" office:value="1.418042" calcext:value-type="float">
            <text:p>1.418042</text:p>
          </table:table-cell>
          <table:table-cell/>
          <table:table-cell table:formula="of:=[.$Q$3]+([.$Q$2]*[.J105])" office:value-type="float" office:value="21.6" calcext:value-type="float">
            <text:p>21.6</text:p>
          </table:table-cell>
          <table:table-cell table:formula="of:=[.$R$3]+([.$R$2]*[.K105])" office:value-type="float" office:value="33.6325021" calcext:value-type="float">
            <text:p>33.6325021</text:p>
          </table:table-cell>
          <table:table-cell table:formula="of:=[.$S$3]+([.$S$2]*[.L105])" office:value-type="float" office:value="-61.5425021" calcext:value-type="float">
            <text:p>-61.5425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960" calcext:value-type="float">
            <text:p>960</text:p>
          </table:table-cell>
          <table:table-cell office:value-type="float" office:value="88" calcext:value-type="float">
            <text:p>88</text:p>
          </table:table-cell>
          <table:table-cell office:value-type="float" office:value="311" calcext:value-type="float">
            <text:p>311</text:p>
          </table:table-cell>
          <table:table-cell office:value-type="float" office:value="-361" calcext:value-type="float">
            <text:p>-361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9.417408" calcext:value-type="float">
            <text:p>9.417408</text:p>
          </table:table-cell>
          <table:table-cell office:value-type="float" office:value="484.547211" calcext:value-type="float">
            <text:p>484.547211</text:p>
          </table:table-cell>
          <table:table-cell table:number-columns-repeated="6"/>
          <table:table-cell table:formula="of:=[.$Q$7]+([.$Q$6]*[.G106])" office:value-type="float" office:value="0.044116" calcext:value-type="float">
            <text:p>0.044116</text:p>
          </table:table-cell>
          <table:table-cell table:formula="of:=[.$R$7]+([.$R$6]*[.H106])" office:value-type="float" office:value="-0.035304" calcext:value-type="float">
            <text:p>-0.035304</text:p>
          </table:table-cell>
          <table:table-cell table:formula="of:=[.$S$7]+([.$S$6]*[.I106])" office:value-type="float" office:value="1.412158" calcext:value-type="float">
            <text:p>1.412158</text:p>
          </table:table-cell>
          <table:table-cell/>
          <table:table-cell table:formula="of:=[.$Q$3]+([.$Q$2]*[.J106])" office:value-type="float" office:value="25.200001" calcext:value-type="float">
            <text:p>25.200001</text:p>
          </table:table-cell>
          <table:table-cell table:formula="of:=[.$R$3]+([.$R$2]*[.K106])" office:value-type="float" office:value="30.4825021" calcext:value-type="float">
            <text:p>30.4825021</text:p>
          </table:table-cell>
          <table:table-cell table:formula="of:=[.$S$3]+([.$S$2]*[.L106])" office:value-type="float" office:value="-61.8575021" calcext:value-type="float">
            <text:p>-61.8575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116" calcext:value-type="float">
            <text:p>116</text:p>
          </table:table-cell>
          <table:table-cell office:value-type="float" office:value="280" calcext:value-type="float">
            <text:p>280</text:p>
          </table:table-cell>
          <table:table-cell office:value-type="float" office:value="-367" calcext:value-type="float">
            <text:p>-367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17.400001" calcext:value-type="float">
            <text:p>17.400001</text:p>
          </table:table-cell>
          <table:table-cell office:value-type="float" office:value="42.000002" calcext:value-type="float">
            <text:p>42.0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475.967436" calcext:value-type="float">
            <text:p>475.967436</text:p>
          </table:table-cell>
          <table:table-cell table:number-columns-repeated="6"/>
          <table:table-cell table:formula="of:=[.$Q$7]+([.$Q$6]*[.G107])" office:value-type="float" office:value="0.032348" calcext:value-type="float">
            <text:p>0.032348</text:p>
          </table:table-cell>
          <table:table-cell table:formula="of:=[.$R$7]+([.$R$6]*[.H107])" office:value-type="float" office:value="0.005884" calcext:value-type="float">
            <text:p>0.005884</text:p>
          </table:table-cell>
          <table:table-cell table:formula="of:=[.$S$7]+([.$S$6]*[.I107])" office:value-type="float" office:value="1.45923" calcext:value-type="float">
            <text:p>1.45923</text:p>
          </table:table-cell>
          <table:table-cell/>
          <table:table-cell table:formula="of:=[.$Q$3]+([.$Q$2]*[.J107])" office:value-type="float" office:value="29.400001" calcext:value-type="float">
            <text:p>29.400001</text:p>
          </table:table-cell>
          <table:table-cell table:formula="of:=[.$R$3]+([.$R$2]*[.K107])" office:value-type="float" office:value="25.6000021" calcext:value-type="float">
            <text:p>25.6000021</text:p>
          </table:table-cell>
          <table:table-cell table:formula="of:=[.$S$3]+([.$S$2]*[.L107])" office:value-type="float" office:value="-62.8025021" calcext:value-type="float">
            <text:p>-62.8025021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32" calcext:value-type="float">
            <text:p>-32</text:p>
          </table:table-cell>
          <table:table-cell office:value-type="float" office:value="1024" calcext:value-type="float">
            <text:p>1024</text:p>
          </table:table-cell>
          <table:table-cell office:value-type="float" office:value="149" calcext:value-type="float">
            <text:p>149</text:p>
          </table:table-cell>
          <table:table-cell office:value-type="float" office:value="232" calcext:value-type="float">
            <text:p>232</text:p>
          </table:table-cell>
          <table:table-cell office:value-type="float" office:value="-368" calcext:value-type="float">
            <text:p>-368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06302" calcext:value-type="float">
            <text:p>1.50630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0.057933" calcext:value-type="float">
            <text:p>10.057933</text:p>
          </table:table-cell>
          <table:table-cell office:value-type="float" office:value="459.83584" calcext:value-type="float">
            <text:p>459.83584</text:p>
          </table:table-cell>
          <table:table-cell table:number-columns-repeated="6"/>
          <table:table-cell table:formula="of:=[.$Q$7]+([.$Q$6]*[.G108])" office:value-type="float" office:value="-0.020608" calcext:value-type="float">
            <text:p>-0.020608</text:p>
          </table:table-cell>
          <table:table-cell table:formula="of:=[.$R$7]+([.$R$6]*[.H108])" office:value-type="float" office:value="-0.047072" calcext:value-type="float">
            <text:p>-0.047072</text:p>
          </table:table-cell>
          <table:table-cell table:formula="of:=[.$S$7]+([.$S$6]*[.I108])" office:value-type="float" office:value="1.506302" calcext:value-type="float">
            <text:p>1.506302</text:p>
          </table:table-cell>
          <table:table-cell/>
          <table:table-cell table:formula="of:=[.$Q$3]+([.$Q$2]*[.J108])" office:value-type="float" office:value="34.350001" calcext:value-type="float">
            <text:p>34.350001</text:p>
          </table:table-cell>
          <table:table-cell table:formula="of:=[.$R$3]+([.$R$2]*[.K108])" office:value-type="float" office:value="18.04000105" calcext:value-type="float">
            <text:p>18.04000105</text:p>
          </table:table-cell>
          <table:table-cell table:formula="of:=[.$S$3]+([.$S$2]*[.L108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4" calcext:value-type="float">
            <text:p>-44</text:p>
          </table:table-cell>
          <table:table-cell office:value-type="float" office:value="1004" calcext:value-type="float">
            <text:p>1004</text:p>
          </table:table-cell>
          <table:table-cell office:value-type="float" office:value="160" calcext:value-type="float">
            <text:p>160</text:p>
          </table:table-cell>
          <table:table-cell office:value-type="float" office:value="208" calcext:value-type="float">
            <text:p>208</text:p>
          </table:table-cell>
          <table:table-cell office:value-type="float" office:value="-367" calcext:value-type="float">
            <text:p>-367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9.855406" calcext:value-type="float">
            <text:p>9.855406</text:p>
          </table:table-cell>
          <table:table-cell office:value-type="float" office:value="451.168483" calcext:value-type="float">
            <text:p>451.168483</text:p>
          </table:table-cell>
          <table:table-cell table:number-columns-repeated="6"/>
          <table:table-cell table:formula="of:=[.$Q$7]+([.$Q$6]*[.G109])" office:value-type="float" office:value="0.044116" calcext:value-type="float">
            <text:p>0.044116</text:p>
          </table:table-cell>
          <table:table-cell table:formula="of:=[.$R$7]+([.$R$6]*[.H109])" office:value-type="float" office:value="-0.064724" calcext:value-type="float">
            <text:p>-0.064724</text:p>
          </table:table-cell>
          <table:table-cell table:formula="of:=[.$S$7]+([.$S$6]*[.I109])" office:value-type="float" office:value="1.476882" calcext:value-type="float">
            <text:p>1.476882</text:p>
          </table:table-cell>
          <table:table-cell/>
          <table:table-cell table:formula="of:=[.$Q$3]+([.$Q$2]*[.J109])" office:value-type="float" office:value="36.000001" calcext:value-type="float">
            <text:p>36.000001</text:p>
          </table:table-cell>
          <table:table-cell table:formula="of:=[.$R$3]+([.$R$2]*[.K109])" office:value-type="float" office:value="14.26000105" calcext:value-type="float">
            <text:p>14.26000105</text:p>
          </table:table-cell>
          <table:table-cell table:formula="of:=[.$S$3]+([.$S$2]*[.L109])" office:value-type="float" office:value="-62.8025021" calcext:value-type="float">
            <text:p>-62.8025021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924" calcext:value-type="float">
            <text:p>924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-371" calcext:value-type="float">
            <text:p>-371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27.150001" calcext:value-type="float">
            <text:p>27.15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9.073648" calcext:value-type="float">
            <text:p>9.073648</text:p>
          </table:table-cell>
          <table:table-cell office:value-type="float" office:value="446.432526" calcext:value-type="float">
            <text:p>446.432526</text:p>
          </table:table-cell>
          <table:table-cell table:number-columns-repeated="6"/>
          <table:table-cell table:formula="of:=[.$Q$7]+([.$Q$6]*[.G110])" office:value-type="float" office:value="0.055884" calcext:value-type="float">
            <text:p>0.055884</text:p>
          </table:table-cell>
          <table:table-cell table:formula="of:=[.$R$7]+([.$R$6]*[.H110])" office:value-type="float" office:value="-0.070608" calcext:value-type="float">
            <text:p>-0.070608</text:p>
          </table:table-cell>
          <table:table-cell table:formula="of:=[.$S$7]+([.$S$6]*[.I110])" office:value-type="float" office:value="1.359202" calcext:value-type="float">
            <text:p>1.359202</text:p>
          </table:table-cell>
          <table:table-cell/>
          <table:table-cell table:formula="of:=[.$Q$3]+([.$Q$2]*[.J110])" office:value-type="float" office:value="37.500001" calcext:value-type="float">
            <text:p>37.500001</text:p>
          </table:table-cell>
          <table:table-cell table:formula="of:=[.$R$3]+([.$R$2]*[.K110])" office:value-type="float" office:value="10.00750105" calcext:value-type="float">
            <text:p>10.00750105</text:p>
          </table:table-cell>
          <table:table-cell table:formula="of:=[.$S$3]+([.$S$2]*[.L110])" office:value-type="float" office:value="-63.4325021" calcext:value-type="float">
            <text:p>-63.4325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976" calcext:value-type="float">
            <text:p>976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office:value-type="float" office:value="-370" calcext:value-type="float">
            <text:p>-370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9.571693" calcext:value-type="float">
            <text:p>9.571693</text:p>
          </table:table-cell>
          <table:table-cell office:value-type="float" office:value="432.099526" calcext:value-type="float">
            <text:p>432.099526</text:p>
          </table:table-cell>
          <table:table-cell table:number-columns-repeated="6"/>
          <table:table-cell table:formula="of:=[.$Q$7]+([.$Q$6]*[.G111])" office:value-type="float" office:value="0.044116" calcext:value-type="float">
            <text:p>0.044116</text:p>
          </table:table-cell>
          <table:table-cell table:formula="of:=[.$R$7]+([.$R$6]*[.H111])" office:value-type="float" office:value="-0.011768" calcext:value-type="float">
            <text:p>-0.011768</text:p>
          </table:table-cell>
          <table:table-cell table:formula="of:=[.$S$7]+([.$S$6]*[.I111])" office:value-type="float" office:value="1.435694" calcext:value-type="float">
            <text:p>1.435694</text:p>
          </table:table-cell>
          <table:table-cell/>
          <table:table-cell table:formula="of:=[.$Q$3]+([.$Q$2]*[.J111])" office:value-type="float" office:value="37.950001" calcext:value-type="float">
            <text:p>37.950001</text:p>
          </table:table-cell>
          <table:table-cell table:formula="of:=[.$R$3]+([.$R$2]*[.K111])" office:value-type="float" office:value="3.70750105" calcext:value-type="float">
            <text:p>3.70750105</text:p>
          </table:table-cell>
          <table:table-cell table:formula="of:=[.$S$3]+([.$S$2]*[.L111])" office:value-type="float" office:value="-63.2750021" calcext:value-type="float">
            <text:p>-63.275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972" calcext:value-type="float">
            <text:p>972</text:p>
          </table:table-cell>
          <table:table-cell office:value-type="float" office:value="174" calcext:value-type="float">
            <text:p>174</text:p>
          </table:table-cell>
          <table:table-cell office:value-type="float" office:value="90" calcext:value-type="float">
            <text:p>90</text:p>
          </table:table-cell>
          <table:table-cell office:value-type="float" office:value="-371" calcext:value-type="float">
            <text:p>-37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6.100001" calcext:value-type="float">
            <text:p>26.100001</text:p>
          </table:table-cell>
          <table:table-cell office:value-type="float" office:value="13.500001" calcext:value-type="float">
            <text:p>13.5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9.534082" calcext:value-type="float">
            <text:p>9.534082</text:p>
          </table:table-cell>
          <table:table-cell office:value-type="float" office:value="419.5438" calcext:value-type="float">
            <text:p>419.5438</text:p>
          </table:table-cell>
          <table:table-cell table:number-columns-repeated="6"/>
          <table:table-cell table:formula="of:=[.$Q$7]+([.$Q$6]*[.G112])" office:value-type="float" office:value="0.026464" calcext:value-type="float">
            <text:p>0.026464</text:p>
          </table:table-cell>
          <table:table-cell table:formula="of:=[.$R$7]+([.$R$6]*[.H112])" office:value-type="float" office:value="-0.017652" calcext:value-type="float">
            <text:p>-0.017652</text:p>
          </table:table-cell>
          <table:table-cell table:formula="of:=[.$S$7]+([.$S$6]*[.I112])" office:value-type="float" office:value="1.42981" calcext:value-type="float">
            <text:p>1.42981</text:p>
          </table:table-cell>
          <table:table-cell/>
          <table:table-cell table:formula="of:=[.$Q$3]+([.$Q$2]*[.J112])" office:value-type="float" office:value="38.100001" calcext:value-type="float">
            <text:p>38.100001</text:p>
          </table:table-cell>
          <table:table-cell table:formula="of:=[.$R$3]+([.$R$2]*[.K112])" office:value-type="float" office:value="-4.32499895" calcext:value-type="float">
            <text:p>-4.32499895</text:p>
          </table:table-cell>
          <table:table-cell table:formula="of:=[.$S$3]+([.$S$2]*[.L112])" office:value-type="float" office:value="-63.4325021" calcext:value-type="float">
            <text:p>-63.4325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-369" calcext:value-type="float">
            <text:p>-369</text:p>
          </table:table-cell>
          <table:table-cell table:number-columns-repeated="2"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7.95" calcext:value-type="float">
            <text:p>7.95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9.611958" calcext:value-type="float">
            <text:p>9.611958</text:p>
          </table:table-cell>
          <table:table-cell office:value-type="float" office:value="408.483782" calcext:value-type="float">
            <text:p>408.483782</text:p>
          </table:table-cell>
          <table:table-cell table:number-columns-repeated="6"/>
          <table:table-cell table:formula="of:=[.$Q$7]+([.$Q$6]*[.G113])" office:value-type="float" office:value="0.032348" calcext:value-type="float">
            <text:p>0.032348</text:p>
          </table:table-cell>
          <table:table-cell table:formula="of:=[.$R$7]+([.$R$6]*[.H113])" office:value-type="float" office:value="-0.017652" calcext:value-type="float">
            <text:p>-0.017652</text:p>
          </table:table-cell>
          <table:table-cell table:formula="of:=[.$S$7]+([.$S$6]*[.I113])" office:value-type="float" office:value="1.441578" calcext:value-type="float">
            <text:p>1.441578</text:p>
          </table:table-cell>
          <table:table-cell/>
          <table:table-cell table:formula="of:=[.$Q$3]+([.$Q$2]*[.J113])" office:value-type="float" office:value="37.050001" calcext:value-type="float">
            <text:p>37.050001</text:p>
          </table:table-cell>
          <table:table-cell table:formula="of:=[.$R$3]+([.$R$2]*[.K113])" office:value-type="float" office:value="-10.1525" calcext:value-type="float">
            <text:p>-10.1525</text:p>
          </table:table-cell>
          <table:table-cell table:formula="of:=[.$S$3]+([.$S$2]*[.L113])" office:value-type="float" office:value="-63.1175021" calcext:value-type="float">
            <text:p>-63.1175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980" calcext:value-type="float">
            <text:p>980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-366" calcext:value-type="float">
            <text:p>-366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3.9" calcext:value-type="float">
            <text:p>3.9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9.612118" calcext:value-type="float">
            <text:p>9.612118</text:p>
          </table:table-cell>
          <table:table-cell office:value-type="float" office:value="399.891235" calcext:value-type="float">
            <text:p>399.891235</text:p>
          </table:table-cell>
          <table:table-cell table:number-columns-repeated="6"/>
          <table:table-cell table:formula="of:=[.$Q$7]+([.$Q$6]*[.G114])" office:value-type="float" office:value="0.026464" calcext:value-type="float">
            <text:p>0.026464</text:p>
          </table:table-cell>
          <table:table-cell table:formula="of:=[.$R$7]+([.$R$6]*[.H114])" office:value-type="float" office:value="-0.011768" calcext:value-type="float">
            <text:p>-0.011768</text:p>
          </table:table-cell>
          <table:table-cell table:formula="of:=[.$S$7]+([.$S$6]*[.I114])" office:value-type="float" office:value="1.441578" calcext:value-type="float">
            <text:p>1.441578</text:p>
          </table:table-cell>
          <table:table-cell/>
          <table:table-cell table:formula="of:=[.$Q$3]+([.$Q$2]*[.J114])" office:value-type="float" office:value="35.850001" calcext:value-type="float">
            <text:p>35.850001</text:p>
          </table:table-cell>
          <table:table-cell table:formula="of:=[.$R$3]+([.$R$2]*[.K114])" office:value-type="float" office:value="-14.405" calcext:value-type="float">
            <text:p>-14.405</text:p>
          </table:table-cell>
          <table:table-cell table:formula="of:=[.$S$3]+([.$S$2]*[.L114])" office:value-type="float" office:value="-62.6450021" calcext:value-type="float">
            <text:p>-62.6450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980" calcext:value-type="float">
            <text:p>980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-368" calcext:value-type="float">
            <text:p>-3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1.35" calcext:value-type="float">
            <text:p>1.35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612519" calcext:value-type="float">
            <text:p>9.612519</text:p>
          </table:table-cell>
          <table:table-cell office:value-type="float" office:value="399.025062" calcext:value-type="float">
            <text:p>399.025062</text:p>
          </table:table-cell>
          <table:table-cell table:number-columns-repeated="6"/>
          <table:table-cell table:formula="of:=[.$Q$7]+([.$Q$6]*[.G115])" office:value-type="float" office:value="0.032348" calcext:value-type="float">
            <text:p>0.032348</text:p>
          </table:table-cell>
          <table:table-cell table:formula="of:=[.$R$7]+([.$R$6]*[.H115])" office:value-type="float" office:value="-0.023536" calcext:value-type="float">
            <text:p>-0.023536</text:p>
          </table:table-cell>
          <table:table-cell table:formula="of:=[.$S$7]+([.$S$6]*[.I115])" office:value-type="float" office:value="1.441578" calcext:value-type="float">
            <text:p>1.441578</text:p>
          </table:table-cell>
          <table:table-cell/>
          <table:table-cell table:formula="of:=[.$Q$3]+([.$Q$2]*[.J115])" office:value-type="float" office:value="35.100001" calcext:value-type="float">
            <text:p>35.100001</text:p>
          </table:table-cell>
          <table:table-cell table:formula="of:=[.$R$3]+([.$R$2]*[.K115])" office:value-type="float" office:value="-17.0825" calcext:value-type="float">
            <text:p>-17.0825</text:p>
          </table:table-cell>
          <table:table-cell table:formula="of:=[.$S$3]+([.$S$2]*[.L115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980" calcext:value-type="float">
            <text:p>980</text:p>
          </table:table-cell>
          <table:table-cell office:value-type="float" office:value="135" calcext:value-type="float">
            <text:p>135</text:p>
          </table:table-cell>
          <table:table-cell office:value-type="float" office:value="-26" calcext:value-type="float">
            <text:p>-26</text:p>
          </table:table-cell>
          <table:table-cell office:value-type="float" office:value="-368" calcext:value-type="float">
            <text:p>-368</text:p>
          </table:table-cell>
          <table:table-cell table:number-columns-repeated="2" office:value-type="float" office:value="-0.011768" calcext:value-type="float">
            <text:p>-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0.250001" calcext:value-type="float">
            <text:p>20.250001</text:p>
          </table:table-cell>
          <table:table-cell office:value-type="float" office:value="-3.9" calcext:value-type="float">
            <text:p>-3.9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611158" calcext:value-type="float">
            <text:p>9.611158</text:p>
          </table:table-cell>
          <table:table-cell office:value-type="float" office:value="392.842208" calcext:value-type="float">
            <text:p>392.842208</text:p>
          </table:table-cell>
          <table:table-cell table:number-columns-repeated="6"/>
          <table:table-cell table:formula="of:=[.$Q$7]+([.$Q$6]*[.G116])" office:value-type="float" office:value="0.038232" calcext:value-type="float">
            <text:p>0.038232</text:p>
          </table:table-cell>
          <table:table-cell table:formula="of:=[.$R$7]+([.$R$6]*[.H116])" office:value-type="float" office:value="-0.011768" calcext:value-type="float">
            <text:p>-0.011768</text:p>
          </table:table-cell>
          <table:table-cell table:formula="of:=[.$S$7]+([.$S$6]*[.I116])" office:value-type="float" office:value="1.441578" calcext:value-type="float">
            <text:p>1.441578</text:p>
          </table:table-cell>
          <table:table-cell/>
          <table:table-cell table:formula="of:=[.$Q$3]+([.$Q$2]*[.J116])" office:value-type="float" office:value="32.250001" calcext:value-type="float">
            <text:p>32.250001</text:p>
          </table:table-cell>
          <table:table-cell table:formula="of:=[.$R$3]+([.$R$2]*[.K116])" office:value-type="float" office:value="-22.595" calcext:value-type="float">
            <text:p>-22.595</text:p>
          </table:table-cell>
          <table:table-cell table:formula="of:=[.$S$3]+([.$S$2]*[.L116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976" calcext:value-type="float">
            <text:p>976</text:p>
          </table:table-cell>
          <table:table-cell office:value-type="float" office:value="118" calcext:value-type="float">
            <text:p>118</text:p>
          </table:table-cell>
          <table:table-cell office:value-type="float" office:value="-50" calcext:value-type="float">
            <text:p>-50</text:p>
          </table:table-cell>
          <table:table-cell office:value-type="float" office:value="-368" calcext:value-type="float">
            <text:p>-36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-7.5" calcext:value-type="float">
            <text:p>-7.5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571693" calcext:value-type="float">
            <text:p>9.571693</text:p>
          </table:table-cell>
          <table:table-cell office:value-type="float" office:value="389.676789" calcext:value-type="float">
            <text:p>389.676789</text:p>
          </table:table-cell>
          <table:table-cell table:number-columns-repeated="6"/>
          <table:table-cell table:formula="of:=[.$Q$7]+([.$Q$6]*[.G117])" office:value-type="float" office:value="0.038232" calcext:value-type="float">
            <text:p>0.038232</text:p>
          </table:table-cell>
          <table:table-cell table:formula="of:=[.$R$7]+([.$R$6]*[.H117])" office:value-type="float" office:value="-0.005884" calcext:value-type="float">
            <text:p>-0.005884</text:p>
          </table:table-cell>
          <table:table-cell table:formula="of:=[.$S$7]+([.$S$6]*[.I117])" office:value-type="float" office:value="1.435694" calcext:value-type="float">
            <text:p>1.435694</text:p>
          </table:table-cell>
          <table:table-cell/>
          <table:table-cell table:formula="of:=[.$Q$3]+([.$Q$2]*[.J117])" office:value-type="float" office:value="29.700001" calcext:value-type="float">
            <text:p>29.700001</text:p>
          </table:table-cell>
          <table:table-cell table:formula="of:=[.$R$3]+([.$R$2]*[.K117])" office:value-type="float" office:value="-26.375" calcext:value-type="float">
            <text:p>-26.375</text:p>
          </table:table-cell>
          <table:table-cell table:formula="of:=[.$S$3]+([.$S$2]*[.L117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75" calcext:value-type="float">
            <text:p>75</text:p>
          </table:table-cell>
          <table:table-cell office:value-type="float" office:value="-90" calcext:value-type="float">
            <text:p>-90</text:p>
          </table:table-cell>
          <table:table-cell office:value-type="float" office:value="-361" calcext:value-type="float">
            <text:p>-36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" calcext:value-type="float">
            <text:p>0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1.25" calcext:value-type="float">
            <text:p>11.25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9.689685" calcext:value-type="float">
            <text:p>9.689685</text:p>
          </table:table-cell>
          <table:table-cell office:value-type="float" office:value="379.533925" calcext:value-type="float">
            <text:p>379.533925</text:p>
          </table:table-cell>
          <table:table-cell table:number-columns-repeated="6"/>
          <table:table-cell table:formula="of:=[.$Q$7]+([.$Q$6]*[.G118])" office:value-type="float" office:value="0.032348" calcext:value-type="float">
            <text:p>0.032348</text:p>
          </table:table-cell>
          <table:table-cell table:formula="of:=[.$R$7]+([.$R$6]*[.H118])" office:value-type="float" office:value="0" calcext:value-type="float">
            <text:p>0</text:p>
          </table:table-cell>
          <table:table-cell table:formula="of:=[.$S$7]+([.$S$6]*[.I118])" office:value-type="float" office:value="1.453346" calcext:value-type="float">
            <text:p>1.453346</text:p>
          </table:table-cell>
          <table:table-cell/>
          <table:table-cell table:formula="of:=[.$Q$3]+([.$Q$2]*[.J118])" office:value-type="float" office:value="23.25" calcext:value-type="float">
            <text:p>23.25</text:p>
          </table:table-cell>
          <table:table-cell table:formula="of:=[.$R$3]+([.$R$2]*[.K118])" office:value-type="float" office:value="-32.67500105" calcext:value-type="float">
            <text:p>-32.67500105</text:p>
          </table:table-cell>
          <table:table-cell table:formula="of:=[.$S$3]+([.$S$2]*[.L118])" office:value-type="float" office:value="-61.8575021" calcext:value-type="float">
            <text:p>-61.8575021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980" calcext:value-type="float">
            <text:p>980</text:p>
          </table:table-cell>
          <table:table-cell office:value-type="float" office:value="25" calcext:value-type="float">
            <text:p>25</text:p>
          </table:table-cell>
          <table:table-cell office:value-type="float" office:value="-119" calcext:value-type="float">
            <text:p>-119</text:p>
          </table:table-cell>
          <table:table-cell office:value-type="float" office:value="-358" calcext:value-type="float">
            <text:p>-35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3.75" calcext:value-type="float">
            <text:p>3.75</text:p>
          </table:table-cell>
          <table:table-cell office:value-type="float" office:value="-17.850001" calcext:value-type="float">
            <text:p>-17.850001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9.613239" calcext:value-type="float">
            <text:p>9.613239</text:p>
          </table:table-cell>
          <table:table-cell office:value-type="float" office:value="378.087292" calcext:value-type="float">
            <text:p>378.087292</text:p>
          </table:table-cell>
          <table:table-cell table:number-columns-repeated="6"/>
          <table:table-cell table:formula="of:=[.$Q$7]+([.$Q$6]*[.G119])" office:value-type="float" office:value="0.02058" calcext:value-type="float">
            <text:p>0.02058</text:p>
          </table:table-cell>
          <table:table-cell table:formula="of:=[.$R$7]+([.$R$6]*[.H119])" office:value-type="float" office:value="-0.017652" calcext:value-type="float">
            <text:p>-0.017652</text:p>
          </table:table-cell>
          <table:table-cell table:formula="of:=[.$S$7]+([.$S$6]*[.I119])" office:value-type="float" office:value="1.441578" calcext:value-type="float">
            <text:p>1.441578</text:p>
          </table:table-cell>
          <table:table-cell/>
          <table:table-cell table:formula="of:=[.$Q$3]+([.$Q$2]*[.J119])" office:value-type="float" office:value="15.75" calcext:value-type="float">
            <text:p>15.75</text:p>
          </table:table-cell>
          <table:table-cell table:formula="of:=[.$R$3]+([.$R$2]*[.K119])" office:value-type="float" office:value="-37.24250105" calcext:value-type="float">
            <text:p>-37.24250105</text:p>
          </table:table-cell>
          <table:table-cell table:formula="of:=[.$S$3]+([.$S$2]*[.L119])" office:value-type="float" office:value="-61.3850021" calcext:value-type="float">
            <text:p>-61.3850021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-130" calcext:value-type="float">
            <text:p>-130</text:p>
          </table:table-cell>
          <table:table-cell office:value-type="float" office:value="-354" calcext:value-type="float">
            <text:p>-35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0.6" calcext:value-type="float">
            <text:p>0.6</text:p>
          </table:table-cell>
          <table:table-cell office:value-type="float" office:value="-19.500001" calcext:value-type="float">
            <text:p>-19.50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9.890394" calcext:value-type="float">
            <text:p>9.890394</text:p>
          </table:table-cell>
          <table:table-cell office:value-type="float" office:value="377.13658" calcext:value-type="float">
            <text:p>377.13658</text:p>
          </table:table-cell>
          <table:table-cell table:number-columns-repeated="6"/>
          <table:table-cell table:formula="of:=[.$Q$7]+([.$Q$6]*[.G120])" office:value-type="float" office:value="0.00292800000000001" calcext:value-type="float">
            <text:p>0.002928</text:p>
          </table:table-cell>
          <table:table-cell table:formula="of:=[.$R$7]+([.$R$6]*[.H120])" office:value-type="float" office:value="-0.011768" calcext:value-type="float">
            <text:p>-0.011768</text:p>
          </table:table-cell>
          <table:table-cell table:formula="of:=[.$S$7]+([.$S$6]*[.I120])" office:value-type="float" office:value="1.482766" calcext:value-type="float">
            <text:p>1.482766</text:p>
          </table:table-cell>
          <table:table-cell/>
          <table:table-cell table:formula="of:=[.$Q$3]+([.$Q$2]*[.J120])" office:value-type="float" office:value="12.6" calcext:value-type="float">
            <text:p>12.6</text:p>
          </table:table-cell>
          <table:table-cell table:formula="of:=[.$R$3]+([.$R$2]*[.K120])" office:value-type="float" office:value="-38.97500105" calcext:value-type="float">
            <text:p>-38.97500105</text:p>
          </table:table-cell>
          <table:table-cell table:formula="of:=[.$S$3]+([.$S$2]*[.L120])" office:value-type="float" office:value="-60.7550021" calcext:value-type="float">
            <text:p>-60.7550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office:value-type="float" office:value="968" calcext:value-type="float">
            <text:p>968</text:p>
          </table:table-cell>
          <table:table-cell office:value-type="float" office:value="34" calcext:value-type="float">
            <text:p>34</text:p>
          </table:table-cell>
          <table:table-cell office:value-type="float" office:value="-117" calcext:value-type="float">
            <text:p>-117</text:p>
          </table:table-cell>
          <table:table-cell office:value-type="float" office:value="-356" calcext:value-type="float">
            <text:p>-356</text:p>
          </table:table-cell>
          <table:table-cell table:number-columns-repeated="2" office:value-type="float" office:value="-0.005884" calcext:value-type="float">
            <text:p>-0.00588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5.1" calcext:value-type="float">
            <text:p>5.1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9.493" calcext:value-type="float">
            <text:p>9.493</text:p>
          </table:table-cell>
          <table:table-cell office:value-type="float" office:value="376.272508" calcext:value-type="float">
            <text:p>376.272508</text:p>
          </table:table-cell>
          <table:table-cell table:number-columns-repeated="6"/>
          <table:table-cell table:formula="of:=[.$Q$7]+([.$Q$6]*[.G121])" office:value-type="float" office:value="0.044116" calcext:value-type="float">
            <text:p>0.044116</text:p>
          </table:table-cell>
          <table:table-cell table:formula="of:=[.$R$7]+([.$R$6]*[.H121])" office:value-type="float" office:value="-0.005884" calcext:value-type="float">
            <text:p>-0.005884</text:p>
          </table:table-cell>
          <table:table-cell table:formula="of:=[.$S$7]+([.$S$6]*[.I121])" office:value-type="float" office:value="1.423926" calcext:value-type="float">
            <text:p>1.423926</text:p>
          </table:table-cell>
          <table:table-cell/>
          <table:table-cell table:formula="of:=[.$Q$3]+([.$Q$2]*[.J121])" office:value-type="float" office:value="17.1" calcext:value-type="float">
            <text:p>17.1</text:p>
          </table:table-cell>
          <table:table-cell table:formula="of:=[.$R$3]+([.$R$2]*[.K121])" office:value-type="float" office:value="-36.92750105" calcext:value-type="float">
            <text:p>-36.92750105</text:p>
          </table:table-cell>
          <table:table-cell table:formula="of:=[.$S$3]+([.$S$2]*[.L121])" office:value-type="float" office:value="-61.0700021" calcext:value-type="float">
            <text:p>-61.0700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89" calcext:value-type="float">
            <text:p>89</text:p>
          </table:table-cell>
          <table:table-cell office:value-type="float" office:value="-81" calcext:value-type="float">
            <text:p>-81</text:p>
          </table:table-cell>
          <table:table-cell office:value-type="float" office:value="-359" calcext:value-type="float">
            <text:p>-359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12.15" calcext:value-type="float">
            <text:p>-12.1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9.693178" calcext:value-type="float">
            <text:p>9.693178</text:p>
          </table:table-cell>
          <table:table-cell office:value-type="float" office:value="378.633068" calcext:value-type="float">
            <text:p>378.633068</text:p>
          </table:table-cell>
          <table:table-cell table:number-columns-repeated="6"/>
          <table:table-cell table:formula="of:=[.$Q$7]+([.$Q$6]*[.G122])" office:value-type="float" office:value="0.00881200000000001" calcext:value-type="float">
            <text:p>0.008812</text:p>
          </table:table-cell>
          <table:table-cell table:formula="of:=[.$R$7]+([.$R$6]*[.H122])" office:value-type="float" office:value="-0.011768" calcext:value-type="float">
            <text:p>-0.011768</text:p>
          </table:table-cell>
          <table:table-cell table:formula="of:=[.$S$7]+([.$S$6]*[.I122])" office:value-type="float" office:value="1.453346" calcext:value-type="float">
            <text:p>1.453346</text:p>
          </table:table-cell>
          <table:table-cell/>
          <table:table-cell table:formula="of:=[.$Q$3]+([.$Q$2]*[.J122])" office:value-type="float" office:value="25.350001" calcext:value-type="float">
            <text:p>25.350001</text:p>
          </table:table-cell>
          <table:table-cell table:formula="of:=[.$R$3]+([.$R$2]*[.K122])" office:value-type="float" office:value="-31.2575" calcext:value-type="float">
            <text:p>-31.2575</text:p>
          </table:table-cell>
          <table:table-cell table:formula="of:=[.$S$3]+([.$S$2]*[.L122])" office:value-type="float" office:value="-61.5425021" calcext:value-type="float">
            <text:p>-61.5425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956" calcext:value-type="float">
            <text:p>956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-363" calcext:value-type="float">
            <text:p>-363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9.376225" calcext:value-type="float">
            <text:p>9.376225</text:p>
          </table:table-cell>
          <table:table-cell office:value-type="float" office:value="389.885881" calcext:value-type="float">
            <text:p>389.885881</text:p>
          </table:table-cell>
          <table:table-cell table:number-columns-repeated="6"/>
          <table:table-cell table:formula="of:=[.$Q$7]+([.$Q$6]*[.G123])" office:value-type="float" office:value="0.061768" calcext:value-type="float">
            <text:p>0.061768</text:p>
          </table:table-cell>
          <table:table-cell table:formula="of:=[.$R$7]+([.$R$6]*[.H123])" office:value-type="float" office:value="-0.017652" calcext:value-type="float">
            <text:p>-0.017652</text:p>
          </table:table-cell>
          <table:table-cell table:formula="of:=[.$S$7]+([.$S$6]*[.I123])" office:value-type="float" office:value="1.406274" calcext:value-type="float">
            <text:p>1.406274</text:p>
          </table:table-cell>
          <table:table-cell/>
          <table:table-cell table:formula="of:=[.$Q$3]+([.$Q$2]*[.J123])" office:value-type="float" office:value="33.150001" calcext:value-type="float">
            <text:p>33.150001</text:p>
          </table:table-cell>
          <table:table-cell table:formula="of:=[.$R$3]+([.$R$2]*[.K123])" office:value-type="float" office:value="-21.4925" calcext:value-type="float">
            <text:p>-21.4925</text:p>
          </table:table-cell>
          <table:table-cell table:formula="of:=[.$S$3]+([.$S$2]*[.L123])" office:value-type="float" office:value="-62.1725021" calcext:value-type="float">
            <text:p>-62.1725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-365" calcext:value-type="float">
            <text:p>-365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4.65" calcext:value-type="float">
            <text:p>4.65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9.492919" calcext:value-type="float">
            <text:p>9.492919</text:p>
          </table:table-cell>
          <table:table-cell office:value-type="float" office:value="400.133728" calcext:value-type="float">
            <text:p>400.133728</text:p>
          </table:table-cell>
          <table:table-cell table:number-columns-repeated="6"/>
          <table:table-cell table:formula="of:=[.$Q$7]+([.$Q$6]*[.G124])" office:value-type="float" office:value="0.044116" calcext:value-type="float">
            <text:p>0.044116</text:p>
          </table:table-cell>
          <table:table-cell table:formula="of:=[.$R$7]+([.$R$6]*[.H124])" office:value-type="float" office:value="0" calcext:value-type="float">
            <text:p>0</text:p>
          </table:table-cell>
          <table:table-cell table:formula="of:=[.$S$7]+([.$S$6]*[.I124])" office:value-type="float" office:value="1.423926" calcext:value-type="float">
            <text:p>1.423926</text:p>
          </table:table-cell>
          <table:table-cell/>
          <table:table-cell table:formula="of:=[.$Q$3]+([.$Q$2]*[.J124])" office:value-type="float" office:value="36.150001" calcext:value-type="float">
            <text:p>36.150001</text:p>
          </table:table-cell>
          <table:table-cell table:formula="of:=[.$R$3]+([.$R$2]*[.K124])" office:value-type="float" office:value="-13.6175" calcext:value-type="float">
            <text:p>-13.6175</text:p>
          </table:table-cell>
          <table:table-cell table:formula="of:=[.$S$3]+([.$S$2]*[.L124])" office:value-type="float" office:value="-62.4875021" calcext:value-type="float">
            <text:p>-62.4875021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92" calcext:value-type="float">
            <text:p>-92</text:p>
          </table:table-cell>
          <table:table-cell office:value-type="float" office:value="1116" calcext:value-type="float">
            <text:p>1116</text:p>
          </table:table-cell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float" office:value="-365" calcext:value-type="float">
            <text:p>-365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.641633" calcext:value-type="float">
            <text:p>1.641633</text:p>
          </table:table-cell>
          <table:table-cell office:value-type="float" office:value="25.650001" calcext:value-type="float">
            <text:p>25.650001</text:p>
          </table:table-cell>
          <table:table-cell office:value-type="float" office:value="9.75" calcext:value-type="float">
            <text:p>9.75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0.991432" calcext:value-type="float">
            <text:p>10.991432</text:p>
          </table:table-cell>
          <table:table-cell office:value-type="float" office:value="408.278092" calcext:value-type="float">
            <text:p>408.278092</text:p>
          </table:table-cell>
          <table:table-cell table:number-columns-repeated="6"/>
          <table:table-cell table:formula="of:=[.$Q$7]+([.$Q$6]*[.G125])" office:value-type="float" office:value="-0.020608" calcext:value-type="float">
            <text:p>-0.020608</text:p>
          </table:table-cell>
          <table:table-cell table:formula="of:=[.$R$7]+([.$R$6]*[.H125])" office:value-type="float" office:value="-0.135332" calcext:value-type="float">
            <text:p>-0.135332</text:p>
          </table:table-cell>
          <table:table-cell table:formula="of:=[.$S$7]+([.$S$6]*[.I125])" office:value-type="float" office:value="1.641633" calcext:value-type="float">
            <text:p>1.641633</text:p>
          </table:table-cell>
          <table:table-cell/>
          <table:table-cell table:formula="of:=[.$Q$3]+([.$Q$2]*[.J125])" office:value-type="float" office:value="37.650001" calcext:value-type="float">
            <text:p>37.650001</text:p>
          </table:table-cell>
          <table:table-cell table:formula="of:=[.$R$3]+([.$R$2]*[.K125])" office:value-type="float" office:value="-8.2625" calcext:value-type="float">
            <text:p>-8.2625</text:p>
          </table:table-cell>
          <table:table-cell table:formula="of:=[.$S$3]+([.$S$2]*[.L125])" office:value-type="float" office:value="-62.4875021" calcext:value-type="float">
            <text:p>-62.4875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-370" calcext:value-type="float">
            <text:p>-370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" calcext:value-type="float">
            <text:p>0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6.550001" calcext:value-type="float">
            <text:p>26.550001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9.649824" calcext:value-type="float">
            <text:p>9.649824</text:p>
          </table:table-cell>
          <table:table-cell office:value-type="float" office:value="423.884418" calcext:value-type="float">
            <text:p>423.884418</text:p>
          </table:table-cell>
          <table:table-cell table:number-columns-repeated="6"/>
          <table:table-cell table:formula="of:=[.$Q$7]+([.$Q$6]*[.G126])" office:value-type="float" office:value="0.044116" calcext:value-type="float">
            <text:p>0.044116</text:p>
          </table:table-cell>
          <table:table-cell table:formula="of:=[.$R$7]+([.$R$6]*[.H126])" office:value-type="float" office:value="0" calcext:value-type="float">
            <text:p>0</text:p>
          </table:table-cell>
          <table:table-cell table:formula="of:=[.$S$7]+([.$S$6]*[.I126])" office:value-type="float" office:value="1.447462" calcext:value-type="float">
            <text:p>1.447462</text:p>
          </table:table-cell>
          <table:table-cell/>
          <table:table-cell table:formula="of:=[.$Q$3]+([.$Q$2]*[.J126])" office:value-type="float" office:value="38.550001" calcext:value-type="float">
            <text:p>38.550001</text:p>
          </table:table-cell>
          <table:table-cell table:formula="of:=[.$R$3]+([.$R$2]*[.K126])" office:value-type="float" office:value="-1.64749895" calcext:value-type="float">
            <text:p>-1.64749895</text:p>
          </table:table-cell>
          <table:table-cell table:formula="of:=[.$S$3]+([.$S$2]*[.L126])" office:value-type="float" office:value="-63.2750021" calcext:value-type="float">
            <text:p>-63.275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976" calcext:value-type="float">
            <text:p>976</text:p>
          </table:table-cell>
          <table:table-cell office:value-type="float" office:value="176" calcext:value-type="float">
            <text:p>176</text:p>
          </table:table-cell>
          <table:table-cell office:value-type="float" office:value="129" calcext:value-type="float">
            <text:p>129</text:p>
          </table:table-cell>
          <table:table-cell office:value-type="float" office:value="-370" calcext:value-type="float">
            <text:p>-37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6.400001" calcext:value-type="float">
            <text:p>26.400001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9.572898" calcext:value-type="float">
            <text:p>9.572898</text:p>
          </table:table-cell>
          <table:table-cell office:value-type="float" office:value="429.55442" calcext:value-type="float">
            <text:p>429.55442</text:p>
          </table:table-cell>
          <table:table-cell table:number-columns-repeated="6"/>
          <table:table-cell table:formula="of:=[.$Q$7]+([.$Q$6]*[.G127])" office:value-type="float" office:value="0.026464" calcext:value-type="float">
            <text:p>0.026464</text:p>
          </table:table-cell>
          <table:table-cell table:formula="of:=[.$R$7]+([.$R$6]*[.H127])" office:value-type="float" office:value="0.011768" calcext:value-type="float">
            <text:p>0.011768</text:p>
          </table:table-cell>
          <table:table-cell table:formula="of:=[.$S$7]+([.$S$6]*[.I127])" office:value-type="float" office:value="1.435694" calcext:value-type="float">
            <text:p>1.435694</text:p>
          </table:table-cell>
          <table:table-cell/>
          <table:table-cell table:formula="of:=[.$Q$3]+([.$Q$2]*[.J127])" office:value-type="float" office:value="38.400001" calcext:value-type="float">
            <text:p>38.400001</text:p>
          </table:table-cell>
          <table:table-cell table:formula="of:=[.$R$3]+([.$R$2]*[.K127])" office:value-type="float" office:value="1.81750105" calcext:value-type="float">
            <text:p>1.81750105</text:p>
          </table:table-cell>
          <table:table-cell table:formula="of:=[.$S$3]+([.$S$2]*[.L127])" office:value-type="float" office:value="-63.2750021" calcext:value-type="float">
            <text:p>-63.2750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1004" calcext:value-type="float">
            <text:p>1004</text:p>
          </table:table-cell>
          <table:table-cell office:value-type="float" office:value="169" calcext:value-type="float">
            <text:p>169</text:p>
          </table:table-cell>
          <table:table-cell office:value-type="float" office:value="52" calcext:value-type="float">
            <text:p>52</text:p>
          </table:table-cell>
          <table:table-cell office:value-type="float" office:value="-368" calcext:value-type="float">
            <text:p>-368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1.476882" calcext:value-type="float">
            <text:p>1.476882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7.8" calcext:value-type="float">
            <text:p>7.8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848768" calcext:value-type="float">
            <text:p>9.848768</text:p>
          </table:table-cell>
          <table:table-cell office:value-type="float" office:value="408.275642" calcext:value-type="float">
            <text:p>408.275642</text:p>
          </table:table-cell>
          <table:table-cell table:number-columns-repeated="6"/>
          <table:table-cell table:formula="of:=[.$Q$7]+([.$Q$6]*[.G128])" office:value-type="float" office:value="0.044116" calcext:value-type="float">
            <text:p>0.044116</text:p>
          </table:table-cell>
          <table:table-cell table:formula="of:=[.$R$7]+([.$R$6]*[.H128])" office:value-type="float" office:value="-0.035304" calcext:value-type="float">
            <text:p>-0.035304</text:p>
          </table:table-cell>
          <table:table-cell table:formula="of:=[.$S$7]+([.$S$6]*[.I128])" office:value-type="float" office:value="1.476882" calcext:value-type="float">
            <text:p>1.476882</text:p>
          </table:table-cell>
          <table:table-cell/>
          <table:table-cell table:formula="of:=[.$Q$3]+([.$Q$2]*[.J128])" office:value-type="float" office:value="37.350001" calcext:value-type="float">
            <text:p>37.350001</text:p>
          </table:table-cell>
          <table:table-cell table:formula="of:=[.$R$3]+([.$R$2]*[.K128])" office:value-type="float" office:value="-10.31" calcext:value-type="float">
            <text:p>-10.31</text:p>
          </table:table-cell>
          <table:table-cell table:formula="of:=[.$S$3]+([.$S$2]*[.L128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844" calcext:value-type="float">
            <text:p>844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-365" calcext:value-type="float">
            <text:p>-365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241522" calcext:value-type="float">
            <text:p>1.241522</text:p>
          </table:table-cell>
          <table:table-cell office:value-type="float" office:value="22.350001" calcext:value-type="float">
            <text:p>22.350001</text:p>
          </table:table-cell>
          <table:table-cell office:value-type="float" office:value="0.6" calcext:value-type="float">
            <text:p>0.6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8.305116" calcext:value-type="float">
            <text:p>8.305116</text:p>
          </table:table-cell>
          <table:table-cell office:value-type="float" office:value="394.261335" calcext:value-type="float">
            <text:p>394.261335</text:p>
          </table:table-cell>
          <table:table-cell table:number-columns-repeated="6"/>
          <table:table-cell table:formula="of:=[.$Q$7]+([.$Q$6]*[.G129])" office:value-type="float" office:value="0.150028" calcext:value-type="float">
            <text:p>0.150028</text:p>
          </table:table-cell>
          <table:table-cell table:formula="of:=[.$R$7]+([.$R$6]*[.H129])" office:value-type="float" office:value="0.023536" calcext:value-type="float">
            <text:p>0.023536</text:p>
          </table:table-cell>
          <table:table-cell table:formula="of:=[.$S$7]+([.$S$6]*[.I129])" office:value-type="float" office:value="1.241522" calcext:value-type="float">
            <text:p>1.241522</text:p>
          </table:table-cell>
          <table:table-cell/>
          <table:table-cell table:formula="of:=[.$Q$3]+([.$Q$2]*[.J129])" office:value-type="float" office:value="34.350001" calcext:value-type="float">
            <text:p>34.350001</text:p>
          </table:table-cell>
          <table:table-cell table:formula="of:=[.$R$3]+([.$R$2]*[.K129])" office:value-type="float" office:value="-17.87" calcext:value-type="float">
            <text:p>-17.87</text:p>
          </table:table-cell>
          <table:table-cell table:formula="of:=[.$S$3]+([.$S$2]*[.L129])" office:value-type="float" office:value="-62.4875021" calcext:value-type="float">
            <text:p>-62.4875021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136" calcext:value-type="float">
            <text:p>136</text:p>
          </table:table-cell>
          <table:table-cell office:value-type="float" office:value="-8" calcext:value-type="float">
            <text:p>-8</text:p>
          </table:table-cell>
          <table:table-cell office:value-type="float" office:value="-363" calcext:value-type="float">
            <text:p>-363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-1.2" calcext:value-type="float">
            <text:p>-1.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9.653889" calcext:value-type="float">
            <text:p>9.653889</text:p>
          </table:table-cell>
          <table:table-cell office:value-type="float" office:value="387.722839" calcext:value-type="float">
            <text:p>387.722839</text:p>
          </table:table-cell>
          <table:table-cell table:number-columns-repeated="6"/>
          <table:table-cell table:formula="of:=[.$Q$7]+([.$Q$6]*[.G130])" office:value-type="float" office:value="0.073536" calcext:value-type="float">
            <text:p>0.073536</text:p>
          </table:table-cell>
          <table:table-cell table:formula="of:=[.$R$7]+([.$R$6]*[.H130])" office:value-type="float" office:value="0.035304" calcext:value-type="float">
            <text:p>0.035304</text:p>
          </table:table-cell>
          <table:table-cell table:formula="of:=[.$S$7]+([.$S$6]*[.I130])" office:value-type="float" office:value="1.447462" calcext:value-type="float">
            <text:p>1.447462</text:p>
          </table:table-cell>
          <table:table-cell/>
          <table:table-cell table:formula="of:=[.$Q$3]+([.$Q$2]*[.J130])" office:value-type="float" office:value="32.400001" calcext:value-type="float">
            <text:p>32.400001</text:p>
          </table:table-cell>
          <table:table-cell table:formula="of:=[.$R$3]+([.$R$2]*[.K130])" office:value-type="float" office:value="-19.76" calcext:value-type="float">
            <text:p>-19.76</text:p>
          </table:table-cell>
          <table:table-cell table:formula="of:=[.$S$3]+([.$S$2]*[.L130])" office:value-type="float" office:value="-62.1725021" calcext:value-type="float">
            <text:p>-62.1725021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988" calcext:value-type="float">
            <text:p>988</text:p>
          </table:table-cell>
          <table:table-cell office:value-type="float" office:value="122" calcext:value-type="float">
            <text:p>122</text:p>
          </table:table-cell>
          <table:table-cell office:value-type="float" office:value="-19" calcext:value-type="float">
            <text:p>-19</text:p>
          </table:table-cell>
          <table:table-cell office:value-type="float" office:value="-363" calcext:value-type="float">
            <text:p>-363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9.696035" calcext:value-type="float">
            <text:p>9.696035</text:p>
          </table:table-cell>
          <table:table-cell office:value-type="float" office:value="383.424047" calcext:value-type="float">
            <text:p>383.424047</text:p>
          </table:table-cell>
          <table:table-cell table:number-columns-repeated="6"/>
          <table:table-cell table:formula="of:=[.$Q$7]+([.$Q$6]*[.G131])" office:value-type="float" office:value="0.07942" calcext:value-type="float">
            <text:p>0.07942</text:p>
          </table:table-cell>
          <table:table-cell table:formula="of:=[.$R$7]+([.$R$6]*[.H131])" office:value-type="float" office:value="0.047072" calcext:value-type="float">
            <text:p>0.047072</text:p>
          </table:table-cell>
          <table:table-cell table:formula="of:=[.$S$7]+([.$S$6]*[.I131])" office:value-type="float" office:value="1.453346" calcext:value-type="float">
            <text:p>1.453346</text:p>
          </table:table-cell>
          <table:table-cell/>
          <table:table-cell table:formula="of:=[.$Q$3]+([.$Q$2]*[.J131])" office:value-type="float" office:value="30.300001" calcext:value-type="float">
            <text:p>30.300001</text:p>
          </table:table-cell>
          <table:table-cell table:formula="of:=[.$R$3]+([.$R$2]*[.K131])" office:value-type="float" office:value="-21.4925" calcext:value-type="float">
            <text:p>-21.4925</text:p>
          </table:table-cell>
          <table:table-cell table:formula="of:=[.$S$3]+([.$S$2]*[.L131])" office:value-type="float" office:value="-62.1725021" calcext:value-type="float">
            <text:p>-62.1725021</text:p>
          </table:table-cell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4" calcext:value-type="float">
            <text:p>204</text:p>
          </table:table-cell>
          <table:table-cell office:value-type="float" office:value="944" calcext:value-type="float">
            <text:p>944</text:p>
          </table:table-cell>
          <table:table-cell office:value-type="float" office:value="116" calcext:value-type="float">
            <text:p>116</text:p>
          </table:table-cell>
          <table:table-cell office:value-type="float" office:value="-106" calcext:value-type="float">
            <text:p>-106</text:p>
          </table:table-cell>
          <table:table-cell office:value-type="float" office:value="-335" calcext:value-type="float">
            <text:p>-335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0.300084" calcext:value-type="float">
            <text:p>0.300084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17.400001" calcext:value-type="float">
            <text:p>17.400001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9.487082" calcext:value-type="float">
            <text:p>9.487082</text:p>
          </table:table-cell>
          <table:table-cell office:value-type="float" office:value="370.022972" calcext:value-type="float">
            <text:p>370.022972</text:p>
          </table:table-cell>
          <table:table-cell table:number-columns-repeated="6"/>
          <table:table-cell table:formula="of:=[.$Q$7]+([.$Q$6]*[.G132])" office:value-type="float" office:value="0.132376" calcext:value-type="float">
            <text:p>0.132376</text:p>
          </table:table-cell>
          <table:table-cell table:formula="of:=[.$R$7]+([.$R$6]*[.H132])" office:value-type="float" office:value="0.300084" calcext:value-type="float">
            <text:p>0.300084</text:p>
          </table:table-cell>
          <table:table-cell table:formula="of:=[.$S$7]+([.$S$6]*[.I132])" office:value-type="float" office:value="1.388622" calcext:value-type="float">
            <text:p>1.388622</text:p>
          </table:table-cell>
          <table:table-cell/>
          <table:table-cell table:formula="of:=[.$Q$3]+([.$Q$2]*[.J132])" office:value-type="float" office:value="29.400001" calcext:value-type="float">
            <text:p>29.400001</text:p>
          </table:table-cell>
          <table:table-cell table:formula="of:=[.$R$3]+([.$R$2]*[.K132])" office:value-type="float" office:value="-35.19500105" calcext:value-type="float">
            <text:p>-35.19500105</text:p>
          </table:table-cell>
          <table:table-cell table:formula="of:=[.$S$3]+([.$S$2]*[.L132])" office:value-type="float" office:value="-57.7625021" calcext:value-type="float">
            <text:p>-57.7625021</text:p>
          </table:table-cell>
          <table:table-cell table:number-columns-repeated="99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6" calcext:value-type="float">
            <text:p>376</text:p>
          </table:table-cell>
          <table:table-cell office:value-type="float" office:value="896" calcext:value-type="float">
            <text:p>896</text:p>
          </table:table-cell>
          <table:table-cell office:value-type="float" office:value="108" calcext:value-type="float">
            <text:p>108</text:p>
          </table:table-cell>
          <table:table-cell office:value-type="float" office:value="-154" calcext:value-type="float">
            <text:p>-154</text:p>
          </table:table-cell>
          <table:table-cell office:value-type="float" office:value="-307" calcext:value-type="float">
            <text:p>-307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1.318014" calcext:value-type="float">
            <text:p>1.318014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23.100001" calcext:value-type="float">
            <text:p>-23.100001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9.552382" calcext:value-type="float">
            <text:p>9.552382</text:p>
          </table:table-cell>
          <table:table-cell office:value-type="float" office:value="360.040276" calcext:value-type="float">
            <text:p>360.040276</text:p>
          </table:table-cell>
          <table:table-cell table:number-columns-repeated="6"/>
          <table:table-cell table:formula="of:=[.$Q$7]+([.$Q$6]*[.G133])" office:value-type="float" office:value="0.150028" calcext:value-type="float">
            <text:p>0.150028</text:p>
          </table:table-cell>
          <table:table-cell table:formula="of:=[.$R$7]+([.$R$6]*[.H133])" office:value-type="float" office:value="0.553095" calcext:value-type="float">
            <text:p>0.553095</text:p>
          </table:table-cell>
          <table:table-cell table:formula="of:=[.$S$7]+([.$S$6]*[.I133])" office:value-type="float" office:value="1.318014" calcext:value-type="float">
            <text:p>1.318014</text:p>
          </table:table-cell>
          <table:table-cell/>
          <table:table-cell table:formula="of:=[.$Q$3]+([.$Q$2]*[.J133])" office:value-type="float" office:value="28.200001" calcext:value-type="float">
            <text:p>28.200001</text:p>
          </table:table-cell>
          <table:table-cell table:formula="of:=[.$R$3]+([.$R$2]*[.K133])" office:value-type="float" office:value="-42.75500105" calcext:value-type="float">
            <text:p>-42.75500105</text:p>
          </table:table-cell>
          <table:table-cell table:formula="of:=[.$S$3]+([.$S$2]*[.L133])" office:value-type="float" office:value="-53.3525021" calcext:value-type="float">
            <text:p>-53.3525021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110" calcext:value-type="float">
            <text:p>110</text:p>
          </table:table-cell>
          <table:table-cell office:value-type="float" office:value="-224" calcext:value-type="float">
            <text:p>-224</text:p>
          </table:table-cell>
          <table:table-cell office:value-type="float" office:value="-258" calcext:value-type="float">
            <text:p>-258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0.753151" calcext:value-type="float">
            <text:p>0.753151</text:p>
          </table:table-cell>
          <table:table-cell office:value-type="float" office:value="1.323898" calcext:value-type="float">
            <text:p>1.323898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-38.700002" calcext:value-type="float">
            <text:p>-38.700002</text:p>
          </table:table-cell>
          <table:table-cell office:value-type="float" office:value="10.159085" calcext:value-type="float">
            <text:p>10.159085</text:p>
          </table:table-cell>
          <table:table-cell office:value-type="float" office:value="358.942892" calcext:value-type="float">
            <text:p>358.942892</text:p>
          </table:table-cell>
          <table:table-cell table:number-columns-repeated="6"/>
          <table:table-cell table:formula="of:=[.$Q$7]+([.$Q$6]*[.G134])" office:value-type="float" office:value="0.097072" calcext:value-type="float">
            <text:p>0.097072</text:p>
          </table:table-cell>
          <table:table-cell table:formula="of:=[.$R$7]+([.$R$6]*[.H134])" office:value-type="float" office:value="0.753151" calcext:value-type="float">
            <text:p>0.753151</text:p>
          </table:table-cell>
          <table:table-cell table:formula="of:=[.$S$7]+([.$S$6]*[.I134])" office:value-type="float" office:value="1.323898" calcext:value-type="float">
            <text:p>1.323898</text:p>
          </table:table-cell>
          <table:table-cell/>
          <table:table-cell table:formula="of:=[.$Q$3]+([.$Q$2]*[.J134])" office:value-type="float" office:value="28.500001" calcext:value-type="float">
            <text:p>28.500001</text:p>
          </table:table-cell>
          <table:table-cell table:formula="of:=[.$R$3]+([.$R$2]*[.K134])" office:value-type="float" office:value="-53.78000105" calcext:value-type="float">
            <text:p>-53.78000105</text:p>
          </table:table-cell>
          <table:table-cell table:formula="of:=[.$S$3]+([.$S$2]*[.L134])" office:value-type="float" office:value="-45.6350021" calcext:value-type="float">
            <text:p>-45.6350021</text:p>
          </table:table-cell>
          <table:table-cell table:number-columns-repeated="99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110" calcext:value-type="float">
            <text:p>110</text:p>
          </table:table-cell>
          <table:table-cell office:value-type="float" office:value="-267" calcext:value-type="float">
            <text:p>-267</text:p>
          </table:table-cell>
          <table:table-cell office:value-type="float" office:value="-211" calcext:value-type="float">
            <text:p>-211</text:p>
          </table:table-cell>
          <table:table-cell office:value-type="float" office:value="0.158868" calcext:value-type="float">
            <text:p>0.158868</text:p>
          </table:table-cell>
          <table:table-cell table:number-columns-repeated="2" office:value-type="float" office:value="0.964974" calcext:value-type="float">
            <text:p>0.964974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-40.050002" calcext:value-type="float">
            <text:p>-40.050002</text:p>
          </table:table-cell>
          <table:table-cell office:value-type="float" office:value="-31.650001" calcext:value-type="float">
            <text:p>-31.650001</text:p>
          </table:table-cell>
          <table:table-cell office:value-type="float" office:value="9.159307" calcext:value-type="float">
            <text:p>9.159307</text:p>
          </table:table-cell>
          <table:table-cell office:value-type="float" office:value="357.645075" calcext:value-type="float">
            <text:p>357.645075</text:p>
          </table:table-cell>
          <table:table-cell table:number-columns-repeated="6"/>
          <table:table-cell table:formula="of:=[.$Q$7]+([.$Q$6]*[.G135])" office:value-type="float" office:value="0.208868" calcext:value-type="float">
            <text:p>0.208868</text:p>
          </table:table-cell>
          <table:table-cell table:formula="of:=[.$R$7]+([.$R$6]*[.H135])" office:value-type="float" office:value="0.964974" calcext:value-type="float">
            <text:p>0.964974</text:p>
          </table:table-cell>
          <table:table-cell table:formula="of:=[.$S$7]+([.$S$6]*[.I135])" office:value-type="float" office:value="0.964974" calcext:value-type="float">
            <text:p>0.964974</text:p>
          </table:table-cell>
          <table:table-cell/>
          <table:table-cell table:formula="of:=[.$Q$3]+([.$Q$2]*[.J135])" office:value-type="float" office:value="28.500001" calcext:value-type="float">
            <text:p>28.500001</text:p>
          </table:table-cell>
          <table:table-cell table:formula="of:=[.$R$3]+([.$R$2]*[.K135])" office:value-type="float" office:value="-60.5525021" calcext:value-type="float">
            <text:p>-60.5525021</text:p>
          </table:table-cell>
          <table:table-cell table:formula="of:=[.$S$3]+([.$S$2]*[.L135])" office:value-type="float" office:value="-38.23250105" calcext:value-type="float">
            <text:p>-38.23250105</text:p>
          </table:table-cell>
          <table:table-cell table:number-columns-repeated="99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28" calcext:value-type="float">
            <text:p>828</text:p>
          </table:table-cell>
          <table:table-cell office:value-type="float" office:value="504" calcext:value-type="float">
            <text:p>504</text:p>
          </table:table-cell>
          <table:table-cell office:value-type="float" office:value="131" calcext:value-type="float">
            <text:p>131</text:p>
          </table:table-cell>
          <table:table-cell office:value-type="float" office:value="-315" calcext:value-type="float">
            <text:p>-315</text:p>
          </table:table-cell>
          <table:table-cell office:value-type="float" office:value="-115" calcext:value-type="float">
            <text:p>-115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1.217986" calcext:value-type="float">
            <text:p>1.217986</text:p>
          </table:table-cell>
          <table:table-cell office:value-type="float" office:value="0.741383" calcext:value-type="float">
            <text:p>0.741383</text:p>
          </table:table-cell>
          <table:table-cell office:value-type="float" office:value="19.650001" calcext:value-type="float">
            <text:p>19.650001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-17.250001" calcext:value-type="float">
            <text:p>-17.250001</text:p>
          </table:table-cell>
          <table:table-cell office:value-type="float" office:value="9.583341" calcext:value-type="float">
            <text:p>9.583341</text:p>
          </table:table-cell>
          <table:table-cell office:value-type="float" office:value="360.015277" calcext:value-type="float">
            <text:p>360.015277</text:p>
          </table:table-cell>
          <table:table-cell table:number-columns-repeated="6"/>
          <table:table-cell table:formula="of:=[.$Q$7]+([.$Q$6]*[.G136])" office:value-type="float" office:value="0.232404" calcext:value-type="float">
            <text:p>0.232404</text:p>
          </table:table-cell>
          <table:table-cell table:formula="of:=[.$R$7]+([.$R$6]*[.H136])" office:value-type="float" office:value="1.217986" calcext:value-type="float">
            <text:p>1.217986</text:p>
          </table:table-cell>
          <table:table-cell table:formula="of:=[.$S$7]+([.$S$6]*[.I136])" office:value-type="float" office:value="0.741383" calcext:value-type="float">
            <text:p>0.741383</text:p>
          </table:table-cell>
          <table:table-cell/>
          <table:table-cell table:formula="of:=[.$Q$3]+([.$Q$2]*[.J136])" office:value-type="float" office:value="31.650001" calcext:value-type="float">
            <text:p>31.650001</text:p>
          </table:table-cell>
          <table:table-cell table:formula="of:=[.$R$3]+([.$R$2]*[.K136])" office:value-type="float" office:value="-68.1125021" calcext:value-type="float">
            <text:p>-68.1125021</text:p>
          </table:table-cell>
          <table:table-cell table:formula="of:=[.$S$3]+([.$S$2]*[.L136])" office:value-type="float" office:value="-23.11250105" calcext:value-type="float">
            <text:p>-23.11250105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36" calcext:value-type="float">
            <text:p>936</text:p>
          </table:table-cell>
          <table:table-cell office:value-type="float" office:value="352" calcext:value-type="float">
            <text:p>352</text:p>
          </table:table-cell>
          <table:table-cell office:value-type="float" office:value="153" calcext:value-type="float">
            <text:p>153</text:p>
          </table:table-cell>
          <table:table-cell office:value-type="float" office:value="-334" calcext:value-type="float">
            <text:p>-334</text:p>
          </table:table-cell>
          <table:table-cell office:value-type="float" office:value="-30" calcext:value-type="float">
            <text:p>-30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0.517791" calcext:value-type="float">
            <text:p>0.517791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-4.5" calcext:value-type="float">
            <text:p>-4.5</text:p>
          </table:table-cell>
          <table:table-cell office:value-type="float" office:value="9.810494" calcext:value-type="float">
            <text:p>9.810494</text:p>
          </table:table-cell>
          <table:table-cell office:value-type="float" office:value="368.598698" calcext:value-type="float">
            <text:p>368.598698</text:p>
          </table:table-cell>
          <table:table-cell table:number-columns-repeated="6"/>
          <table:table-cell table:formula="of:=[.$Q$7]+([.$Q$6]*[.G137])" office:value-type="float" office:value="0.00881200000000001" calcext:value-type="float">
            <text:p>0.008812</text:p>
          </table:table-cell>
          <table:table-cell table:formula="of:=[.$R$7]+([.$R$6]*[.H137])" office:value-type="float" office:value="1.376854" calcext:value-type="float">
            <text:p>1.376854</text:p>
          </table:table-cell>
          <table:table-cell table:formula="of:=[.$S$7]+([.$S$6]*[.I137])" office:value-type="float" office:value="0.517791" calcext:value-type="float">
            <text:p>0.517791</text:p>
          </table:table-cell>
          <table:table-cell/>
          <table:table-cell table:formula="of:=[.$Q$3]+([.$Q$2]*[.J137])" office:value-type="float" office:value="34.950001" calcext:value-type="float">
            <text:p>34.950001</text:p>
          </table:table-cell>
          <table:table-cell table:formula="of:=[.$R$3]+([.$R$2]*[.K137])" office:value-type="float" office:value="-71.1050021" calcext:value-type="float">
            <text:p>-71.1050021</text:p>
          </table:table-cell>
          <table:table-cell table:formula="of:=[.$S$3]+([.$S$2]*[.L137])" office:value-type="float" office:value="-9.725" calcext:value-type="float">
            <text:p>-9.725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064" calcext:value-type="float">
            <text:p>1064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-332" calcext:value-type="float">
            <text:p>-332</text:p>
          </table:table-cell>
          <table:table-cell office:value-type="float" office:value="44" calcext:value-type="float">
            <text:p>44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565141" calcext:value-type="float">
            <text:p>1.565141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6.6" calcext:value-type="float">
            <text:p>6.6</text:p>
          </table:table-cell>
          <table:table-cell office:value-type="float" office:value="10.514339" calcext:value-type="float">
            <text:p>10.514339</text:p>
          </table:table-cell>
          <table:table-cell office:value-type="float" office:value="375.579552" calcext:value-type="float">
            <text:p>375.579552</text:p>
          </table:table-cell>
          <table:table-cell table:number-columns-repeated="6"/>
          <table:table-cell table:formula="of:=[.$Q$7]+([.$Q$6]*[.G138])" office:value-type="float" office:value="0.044116" calcext:value-type="float">
            <text:p>0.044116</text:p>
          </table:table-cell>
          <table:table-cell table:formula="of:=[.$R$7]+([.$R$6]*[.H138])" office:value-type="float" office:value="1.565141" calcext:value-type="float">
            <text:p>1.565141</text:p>
          </table:table-cell>
          <table:table-cell table:formula="of:=[.$S$7]+([.$S$6]*[.I138])" office:value-type="float" office:value="0.194172" calcext:value-type="float">
            <text:p>0.194172</text:p>
          </table:table-cell>
          <table:table-cell/>
          <table:table-cell table:formula="of:=[.$Q$3]+([.$Q$2]*[.J138])" office:value-type="float" office:value="37.500001" calcext:value-type="float">
            <text:p>37.500001</text:p>
          </table:table-cell>
          <table:table-cell table:formula="of:=[.$R$3]+([.$R$2]*[.K138])" office:value-type="float" office:value="-70.7900021" calcext:value-type="float">
            <text:p>-70.7900021</text:p>
          </table:table-cell>
          <table:table-cell table:formula="of:=[.$S$3]+([.$S$2]*[.L138])" office:value-type="float" office:value="1.93" calcext:value-type="float">
            <text:p>1.93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4" calcext:value-type="float">
            <text:p>904</text:p>
          </table:table-cell>
          <table:table-cell office:value-type="float" office:value="-80" calcext:value-type="float">
            <text:p>-80</text:p>
          </table:table-cell>
          <table:table-cell office:value-type="float" office:value="170" calcext:value-type="float">
            <text:p>170</text:p>
          </table:table-cell>
          <table:table-cell office:value-type="float" office:value="-330" calcext:value-type="float">
            <text:p>-330</text:p>
          </table:table-cell>
          <table:table-cell office:value-type="float" office:value="97" calcext:value-type="float">
            <text:p>97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4.550001" calcext:value-type="float">
            <text:p>14.550001</text:p>
          </table:table-cell>
          <table:table-cell office:value-type="float" office:value="8.900204" calcext:value-type="float">
            <text:p>8.900204</text:p>
          </table:table-cell>
          <table:table-cell office:value-type="float" office:value="383.678251" calcext:value-type="float">
            <text:p>383.678251</text:p>
          </table:table-cell>
          <table:table-cell table:number-columns-repeated="6"/>
          <table:table-cell table:formula="of:=[.$Q$7]+([.$Q$6]*[.G139])" office:value-type="float" office:value="0.061768" calcext:value-type="float">
            <text:p>0.061768</text:p>
          </table:table-cell>
          <table:table-cell table:formula="of:=[.$R$7]+([.$R$6]*[.H139])" office:value-type="float" office:value="1.329782" calcext:value-type="float">
            <text:p>1.329782</text:p>
          </table:table-cell>
          <table:table-cell table:formula="of:=[.$S$7]+([.$S$6]*[.I139])" office:value-type="float" office:value="-0.11768" calcext:value-type="float">
            <text:p>-0.11768</text:p>
          </table:table-cell>
          <table:table-cell/>
          <table:table-cell table:formula="of:=[.$Q$3]+([.$Q$2]*[.J139])" office:value-type="float" office:value="37.500001" calcext:value-type="float">
            <text:p>37.500001</text:p>
          </table:table-cell>
          <table:table-cell table:formula="of:=[.$R$3]+([.$R$2]*[.K139])" office:value-type="float" office:value="-70.4750021" calcext:value-type="float">
            <text:p>-70.4750021</text:p>
          </table:table-cell>
          <table:table-cell table:formula="of:=[.$S$3]+([.$S$2]*[.L139])" office:value-type="float" office:value="10.27750105" calcext:value-type="float">
            <text:p>10.27750105</text:p>
          </table:table-cell>
          <table:table-cell table:number-columns-repeated="99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92" calcext:value-type="float">
            <text:p>1092</text:p>
          </table:table-cell>
          <table:table-cell office:value-type="float" office:value="-52" calcext:value-type="float">
            <text:p>-52</text:p>
          </table:table-cell>
          <table:table-cell office:value-type="float" office:value="154" calcext:value-type="float">
            <text:p>154</text:p>
          </table:table-cell>
          <table:table-cell office:value-type="float" office:value="-324" calcext:value-type="float">
            <text:p>-324</text:p>
          </table:table-cell>
          <table:table-cell office:value-type="float" office:value="162" calcext:value-type="float">
            <text:p>162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606329" calcext:value-type="float">
            <text:p>1.606329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0.722791" calcext:value-type="float">
            <text:p>10.722791</text:p>
          </table:table-cell>
          <table:table-cell office:value-type="float" office:value="393.619105" calcext:value-type="float">
            <text:p>393.619105</text:p>
          </table:table-cell>
          <table:table-cell table:number-columns-repeated="6"/>
          <table:table-cell table:formula="of:=[.$Q$7]+([.$Q$6]*[.G140])" office:value-type="float" office:value="0.02058" calcext:value-type="float">
            <text:p>0.02058</text:p>
          </table:table-cell>
          <table:table-cell table:formula="of:=[.$R$7]+([.$R$6]*[.H140])" office:value-type="float" office:value="1.606329" calcext:value-type="float">
            <text:p>1.606329</text:p>
          </table:table-cell>
          <table:table-cell table:formula="of:=[.$S$7]+([.$S$6]*[.I140])" office:value-type="float" office:value="-0.076492" calcext:value-type="float">
            <text:p>-0.076492</text:p>
          </table:table-cell>
          <table:table-cell/>
          <table:table-cell table:formula="of:=[.$Q$3]+([.$Q$2]*[.J140])" office:value-type="float" office:value="35.100001" calcext:value-type="float">
            <text:p>35.100001</text:p>
          </table:table-cell>
          <table:table-cell table:formula="of:=[.$R$3]+([.$R$2]*[.K140])" office:value-type="float" office:value="-69.5300021" calcext:value-type="float">
            <text:p>-69.5300021</text:p>
          </table:table-cell>
          <table:table-cell table:formula="of:=[.$S$3]+([.$S$2]*[.L140])" office:value-type="float" office:value="20.51500105" calcext:value-type="float">
            <text:p>20.51500105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4" calcext:value-type="float">
            <text:p>1084</text:p>
          </table:table-cell>
          <table:table-cell office:value-type="float" office:value="-272" calcext:value-type="float">
            <text:p>-272</text:p>
          </table:table-cell>
          <table:table-cell office:value-type="float" office:value="159" calcext:value-type="float">
            <text:p>159</text:p>
          </table:table-cell>
          <table:table-cell office:value-type="float" office:value="-303" calcext:value-type="float">
            <text:p>-303</text:p>
          </table:table-cell>
          <table:table-cell office:value-type="float" office:value="213" calcext:value-type="float">
            <text:p>213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594562" calcext:value-type="float">
            <text:p>1.594562</text:p>
          </table:table-cell>
          <table:table-cell office:value-type="float" office:value="-0.400111" calcext:value-type="float">
            <text:p>-0.400111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-45.450002" calcext:value-type="float">
            <text:p>-45.450002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10.96059" calcext:value-type="float">
            <text:p>10.96059</text:p>
          </table:table-cell>
          <table:table-cell office:value-type="float" office:value="403.06203" calcext:value-type="float">
            <text:p>403.06203</text:p>
          </table:table-cell>
          <table:table-cell table:number-columns-repeated="6"/>
          <table:table-cell table:formula="of:=[.$Q$7]+([.$Q$6]*[.G141])" office:value-type="float" office:value="0.067652" calcext:value-type="float">
            <text:p>0.067652</text:p>
          </table:table-cell>
          <table:table-cell table:formula="of:=[.$R$7]+([.$R$6]*[.H141])" office:value-type="float" office:value="1.594562" calcext:value-type="float">
            <text:p>1.594562</text:p>
          </table:table-cell>
          <table:table-cell table:formula="of:=[.$S$7]+([.$S$6]*[.I141])" office:value-type="float" office:value="-0.400111" calcext:value-type="float">
            <text:p>-0.400111</text:p>
          </table:table-cell>
          <table:table-cell/>
          <table:table-cell table:formula="of:=[.$Q$3]+([.$Q$2]*[.J141])" office:value-type="float" office:value="35.850001" calcext:value-type="float">
            <text:p>35.850001</text:p>
          </table:table-cell>
          <table:table-cell table:formula="of:=[.$R$3]+([.$R$2]*[.K141])" office:value-type="float" office:value="-66.2225021" calcext:value-type="float">
            <text:p>-66.2225021</text:p>
          </table:table-cell>
          <table:table-cell table:formula="of:=[.$S$3]+([.$S$2]*[.L141])" office:value-type="float" office:value="28.54750105" calcext:value-type="float">
            <text:p>28.54750105</text:p>
          </table:table-cell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76" calcext:value-type="float">
            <text:p>1076</text:p>
          </table:table-cell>
          <table:table-cell office:value-type="float" office:value="-544" calcext:value-type="float">
            <text:p>-544</text:p>
          </table:table-cell>
          <table:table-cell office:value-type="float" office:value="167" calcext:value-type="float">
            <text:p>167</text:p>
          </table:table-cell>
          <table:table-cell office:value-type="float" office:value="-261" calcext:value-type="float">
            <text:p>-261</text:p>
          </table:table-cell>
          <table:table-cell office:value-type="float" office:value="271" calcext:value-type="float">
            <text:p>271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582793" calcext:value-type="float">
            <text:p>1.582793</text:p>
          </table:table-cell>
          <table:table-cell office:value-type="float" office:value="-0.800223" calcext:value-type="float">
            <text:p>-0.800223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-39.150002" calcext:value-type="float">
            <text:p>-39.150002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11.834868" calcext:value-type="float">
            <text:p>11.834868</text:p>
          </table:table-cell>
          <table:table-cell office:value-type="float" office:value="411.644264" calcext:value-type="float">
            <text:p>411.644264</text:p>
          </table:table-cell>
          <table:table-cell table:number-columns-repeated="6"/>
          <table:table-cell table:formula="of:=[.$Q$7]+([.$Q$6]*[.G142])" office:value-type="float" office:value="0.126492" calcext:value-type="float">
            <text:p>0.126492</text:p>
          </table:table-cell>
          <table:table-cell table:formula="of:=[.$R$7]+([.$R$6]*[.H142])" office:value-type="float" office:value="1.582793" calcext:value-type="float">
            <text:p>1.582793</text:p>
          </table:table-cell>
          <table:table-cell table:formula="of:=[.$S$7]+([.$S$6]*[.I142])" office:value-type="float" office:value="-0.800223" calcext:value-type="float">
            <text:p>-0.800223</text:p>
          </table:table-cell>
          <table:table-cell/>
          <table:table-cell table:formula="of:=[.$Q$3]+([.$Q$2]*[.J142])" office:value-type="float" office:value="37.050001" calcext:value-type="float">
            <text:p>37.050001</text:p>
          </table:table-cell>
          <table:table-cell table:formula="of:=[.$R$3]+([.$R$2]*[.K142])" office:value-type="float" office:value="-59.6075021" calcext:value-type="float">
            <text:p>-59.6075021</text:p>
          </table:table-cell>
          <table:table-cell table:formula="of:=[.$S$3]+([.$S$2]*[.L142])" office:value-type="float" office:value="37.6825021" calcext:value-type="float">
            <text:p>37.6825021</text:p>
          </table:table-cell>
          <table:table-cell table:number-columns-repeated="997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856" calcext:value-type="float">
            <text:p>856</text:p>
          </table:table-cell>
          <table:table-cell office:value-type="float" office:value="-552" calcext:value-type="float">
            <text:p>-552</text:p>
          </table:table-cell>
          <table:table-cell office:value-type="float" office:value="180" calcext:value-type="float">
            <text:p>180</text:p>
          </table:table-cell>
          <table:table-cell office:value-type="float" office:value="-205" calcext:value-type="float">
            <text:p>-205</text:p>
          </table:table-cell>
          <table:table-cell office:value-type="float" office:value="330" calcext:value-type="float">
            <text:p>330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1.259174" calcext:value-type="float">
            <text:p>1.259174</text:p>
          </table:table-cell>
          <table:table-cell office:value-type="float" office:value="-0.811991" calcext:value-type="float">
            <text:p>-0.811991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-30.750001" calcext:value-type="float">
            <text:p>-30.750001</text:p>
          </table:table-cell>
          <table:table-cell office:value-type="float" office:value="49.500002" calcext:value-type="float">
            <text:p>49.500002</text:p>
          </table:table-cell>
          <table:table-cell office:value-type="float" office:value="10.04875" calcext:value-type="float">
            <text:p>10.04875</text:p>
          </table:table-cell>
          <table:table-cell office:value-type="float" office:value="428.164688" calcext:value-type="float">
            <text:p>428.164688</text:p>
          </table:table-cell>
          <table:table-cell table:number-columns-repeated="6"/>
          <table:table-cell table:formula="of:=[.$Q$7]+([.$Q$6]*[.G143])" office:value-type="float" office:value="-0.114752" calcext:value-type="float">
            <text:p>-0.114752</text:p>
          </table:table-cell>
          <table:table-cell table:formula="of:=[.$R$7]+([.$R$6]*[.H143])" office:value-type="float" office:value="1.259174" calcext:value-type="float">
            <text:p>1.259174</text:p>
          </table:table-cell>
          <table:table-cell table:formula="of:=[.$S$7]+([.$S$6]*[.I143])" office:value-type="float" office:value="-0.811991" calcext:value-type="float">
            <text:p>-0.811991</text:p>
          </table:table-cell>
          <table:table-cell/>
          <table:table-cell table:formula="of:=[.$Q$3]+([.$Q$2]*[.J143])" office:value-type="float" office:value="39.000001" calcext:value-type="float">
            <text:p>39.000001</text:p>
          </table:table-cell>
          <table:table-cell table:formula="of:=[.$R$3]+([.$R$2]*[.K143])" office:value-type="float" office:value="-50.78750105" calcext:value-type="float">
            <text:p>-50.78750105</text:p>
          </table:table-cell>
          <table:table-cell table:formula="of:=[.$S$3]+([.$S$2]*[.L143])" office:value-type="float" office:value="46.9750021" calcext:value-type="float">
            <text:p>46.9750021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16" calcext:value-type="float">
            <text:p>816</text:p>
          </table:table-cell>
          <table:table-cell office:value-type="float" office:value="-648" calcext:value-type="float">
            <text:p>-648</text:p>
          </table:table-cell>
          <table:table-cell office:value-type="float" office:value="165" calcext:value-type="float">
            <text:p>165</text:p>
          </table:table-cell>
          <table:table-cell office:value-type="float" office:value="-183" calcext:value-type="float">
            <text:p>-183</text:p>
          </table:table-cell>
          <table:table-cell office:value-type="float" office:value="351" calcext:value-type="float">
            <text:p>351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200334" calcext:value-type="float">
            <text:p>1.200334</text:p>
          </table:table-cell>
          <table:table-cell office:value-type="float" office:value="-0.953206" calcext:value-type="float">
            <text:p>-0.953206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27.450001" calcext:value-type="float">
            <text:p>-27.450001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10.229347" calcext:value-type="float">
            <text:p>10.229347</text:p>
          </table:table-cell>
          <table:table-cell office:value-type="float" office:value="428.853122" calcext:value-type="float">
            <text:p>428.853122</text:p>
          </table:table-cell>
          <table:table-cell table:number-columns-repeated="6"/>
          <table:table-cell table:formula="of:=[.$Q$7]+([.$Q$6]*[.G144])" office:value-type="float" office:value="-0.020608" calcext:value-type="float">
            <text:p>-0.020608</text:p>
          </table:table-cell>
          <table:table-cell table:formula="of:=[.$R$7]+([.$R$6]*[.H144])" office:value-type="float" office:value="1.200334" calcext:value-type="float">
            <text:p>1.200334</text:p>
          </table:table-cell>
          <table:table-cell table:formula="of:=[.$S$7]+([.$S$6]*[.I144])" office:value-type="float" office:value="-0.953206" calcext:value-type="float">
            <text:p>-0.953206</text:p>
          </table:table-cell>
          <table:table-cell/>
          <table:table-cell table:formula="of:=[.$Q$3]+([.$Q$2]*[.J144])" office:value-type="float" office:value="36.750001" calcext:value-type="float">
            <text:p>36.750001</text:p>
          </table:table-cell>
          <table:table-cell table:formula="of:=[.$R$3]+([.$R$2]*[.K144])" office:value-type="float" office:value="-47.32250105" calcext:value-type="float">
            <text:p>-47.32250105</text:p>
          </table:table-cell>
          <table:table-cell table:formula="of:=[.$S$3]+([.$S$2]*[.L144])" office:value-type="float" office:value="50.2825021" calcext:value-type="float">
            <text:p>50.282502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2" calcext:value-type="float">
            <text:p>712</text:p>
          </table:table-cell>
          <table:table-cell office:value-type="float" office:value="-740" calcext:value-type="float">
            <text:p>-740</text:p>
          </table:table-cell>
          <table:table-cell office:value-type="float" office:value="153" calcext:value-type="float">
            <text:p>153</text:p>
          </table:table-cell>
          <table:table-cell office:value-type="float" office:value="-173" calcext:value-type="float">
            <text:p>-173</text:p>
          </table:table-cell>
          <table:table-cell office:value-type="float" office:value="368" calcext:value-type="float">
            <text:p>36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04735" calcext:value-type="float">
            <text:p>1.04735</text:p>
          </table:table-cell>
          <table:table-cell office:value-type="float" office:value="-1.088538" calcext:value-type="float">
            <text:p>-1.088538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-25.950001" calcext:value-type="float">
            <text:p>-25.950001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10.070852" calcext:value-type="float">
            <text:p>10.070852</text:p>
          </table:table-cell>
          <table:table-cell office:value-type="float" office:value="434.46749" calcext:value-type="float">
            <text:p>434.46749</text:p>
          </table:table-cell>
          <table:table-cell table:number-columns-repeated="6"/>
          <table:table-cell table:formula="of:=[.$Q$7]+([.$Q$6]*[.G145])" office:value-type="float" office:value="0.061768" calcext:value-type="float">
            <text:p>0.061768</text:p>
          </table:table-cell>
          <table:table-cell table:formula="of:=[.$R$7]+([.$R$6]*[.H145])" office:value-type="float" office:value="1.04735" calcext:value-type="float">
            <text:p>1.04735</text:p>
          </table:table-cell>
          <table:table-cell table:formula="of:=[.$S$7]+([.$S$6]*[.I145])" office:value-type="float" office:value="-1.088538" calcext:value-type="float">
            <text:p>-1.088538</text:p>
          </table:table-cell>
          <table:table-cell/>
          <table:table-cell table:formula="of:=[.$Q$3]+([.$Q$2]*[.J145])" office:value-type="float" office:value="34.950001" calcext:value-type="float">
            <text:p>34.950001</text:p>
          </table:table-cell>
          <table:table-cell table:formula="of:=[.$R$3]+([.$R$2]*[.K145])" office:value-type="float" office:value="-45.74750105" calcext:value-type="float">
            <text:p>-45.74750105</text:p>
          </table:table-cell>
          <table:table-cell table:formula="of:=[.$S$3]+([.$S$2]*[.L145])" office:value-type="float" office:value="52.9600021" calcext:value-type="float">
            <text:p>52.9600021</text:p>
          </table:table-cell>
          <table:table-cell table:number-columns-repeated="99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564" calcext:value-type="float">
            <text:p>564</text:p>
          </table:table-cell>
          <table:table-cell office:value-type="float" office:value="-848" calcext:value-type="float">
            <text:p>-848</text:p>
          </table:table-cell>
          <table:table-cell office:value-type="float" office:value="147" calcext:value-type="float">
            <text:p>147</text:p>
          </table:table-cell>
          <table:table-cell office:value-type="float" office:value="-98" calcext:value-type="float">
            <text:p>-98</text:p>
          </table:table-cell>
          <table:table-cell office:value-type="float" office:value="414" calcext:value-type="float">
            <text:p>41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0.829643" calcext:value-type="float">
            <text:p>0.829643</text:p>
          </table:table-cell>
          <table:table-cell office:value-type="float" office:value="-1.247406" calcext:value-type="float">
            <text:p>-1.247406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62.100002" calcext:value-type="float">
            <text:p>62.100002</text:p>
          </table:table-cell>
          <table:table-cell office:value-type="float" office:value="9.988082" calcext:value-type="float">
            <text:p>9.988082</text:p>
          </table:table-cell>
          <table:table-cell office:value-type="float" office:value="450.121095" calcext:value-type="float">
            <text:p>450.121095</text:p>
          </table:table-cell>
          <table:table-cell table:number-columns-repeated="6"/>
          <table:table-cell table:formula="of:=[.$Q$7]+([.$Q$6]*[.G146])" office:value-type="float" office:value="0.032348" calcext:value-type="float">
            <text:p>0.032348</text:p>
          </table:table-cell>
          <table:table-cell table:formula="of:=[.$R$7]+([.$R$6]*[.H146])" office:value-type="float" office:value="0.829643" calcext:value-type="float">
            <text:p>0.829643</text:p>
          </table:table-cell>
          <table:table-cell table:formula="of:=[.$S$7]+([.$S$6]*[.I146])" office:value-type="float" office:value="-1.247406" calcext:value-type="float">
            <text:p>-1.247406</text:p>
          </table:table-cell>
          <table:table-cell/>
          <table:table-cell table:formula="of:=[.$Q$3]+([.$Q$2]*[.J146])" office:value-type="float" office:value="34.050001" calcext:value-type="float">
            <text:p>34.050001</text:p>
          </table:table-cell>
          <table:table-cell table:formula="of:=[.$R$3]+([.$R$2]*[.K146])" office:value-type="float" office:value="-33.93500105" calcext:value-type="float">
            <text:p>-33.93500105</text:p>
          </table:table-cell>
          <table:table-cell table:formula="of:=[.$S$3]+([.$S$2]*[.L146])" office:value-type="float" office:value="60.2050021" calcext:value-type="float">
            <text:p>60.2050021</text:p>
          </table:table-cell>
          <table:table-cell table:number-columns-repeated="99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56" calcext:value-type="float">
            <text:p>456</text:p>
          </table:table-cell>
          <table:table-cell office:value-type="float" office:value="-944" calcext:value-type="float">
            <text:p>-944</text:p>
          </table:table-cell>
          <table:table-cell office:value-type="float" office:value="165" calcext:value-type="float">
            <text:p>165</text:p>
          </table:table-cell>
          <table:table-cell office:value-type="float" office:value="-23" calcext:value-type="float">
            <text:p>-23</text:p>
          </table:table-cell>
          <table:table-cell office:value-type="float" office:value="433" calcext:value-type="float">
            <text:p>433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0.670775" calcext:value-type="float">
            <text:p>0.670775</text:p>
          </table:table-cell>
          <table:table-cell office:value-type="float" office:value="-1.388622" calcext:value-type="float">
            <text:p>-1.388622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3.45" calcext:value-type="float">
            <text:p>-3.45</text:p>
          </table:table-cell>
          <table:table-cell office:value-type="float" office:value="64.950003" calcext:value-type="float">
            <text:p>64.950003</text:p>
          </table:table-cell>
          <table:table-cell office:value-type="float" office:value="10.281038" calcext:value-type="float">
            <text:p>10.281038</text:p>
          </table:table-cell>
          <table:table-cell office:value-type="float" office:value="463.942884" calcext:value-type="float">
            <text:p>463.942884</text:p>
          </table:table-cell>
          <table:table-cell table:number-columns-repeated="6"/>
          <table:table-cell table:formula="of:=[.$Q$7]+([.$Q$6]*[.G147])" office:value-type="float" office:value="0.044116" calcext:value-type="float">
            <text:p>0.044116</text:p>
          </table:table-cell>
          <table:table-cell table:formula="of:=[.$R$7]+([.$R$6]*[.H147])" office:value-type="float" office:value="0.670775" calcext:value-type="float">
            <text:p>0.670775</text:p>
          </table:table-cell>
          <table:table-cell table:formula="of:=[.$S$7]+([.$S$6]*[.I147])" office:value-type="float" office:value="-1.388622" calcext:value-type="float">
            <text:p>-1.388622</text:p>
          </table:table-cell>
          <table:table-cell/>
          <table:table-cell table:formula="of:=[.$Q$3]+([.$Q$2]*[.J147])" office:value-type="float" office:value="36.750001" calcext:value-type="float">
            <text:p>36.750001</text:p>
          </table:table-cell>
          <table:table-cell table:formula="of:=[.$R$3]+([.$R$2]*[.K147])" office:value-type="float" office:value="-22.1225" calcext:value-type="float">
            <text:p>-22.1225</text:p>
          </table:table-cell>
          <table:table-cell table:formula="of:=[.$S$3]+([.$S$2]*[.L147])" office:value-type="float" office:value="63.19750315" calcext:value-type="float">
            <text:p>63.19750315</text:p>
          </table:table-cell>
          <table:table-cell table:number-columns-repeated="997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32" calcext:value-type="float">
            <text:p>232</text:p>
          </table:table-cell>
          <table:table-cell office:value-type="float" office:value="-1016" calcext:value-type="float">
            <text:p>-1016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442" calcext:value-type="float">
            <text:p>442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0.341271" calcext:value-type="float">
            <text:p>0.341271</text:p>
          </table:table-cell>
          <table:table-cell office:value-type="float" office:value="-1.494534" calcext:value-type="float">
            <text:p>-1.49453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10.2" calcext:value-type="float">
            <text:p>10.2</text:p>
          </table:table-cell>
          <table:table-cell office:value-type="float" office:value="66.300003" calcext:value-type="float">
            <text:p>66.300003</text:p>
          </table:table-cell>
          <table:table-cell office:value-type="float" office:value="10.24175" calcext:value-type="float">
            <text:p>10.24175</text:p>
          </table:table-cell>
          <table:table-cell office:value-type="float" office:value="477.364641" calcext:value-type="float">
            <text:p>477.364641</text:p>
          </table:table-cell>
          <table:table-cell table:number-columns-repeated="6"/>
          <table:table-cell table:formula="of:=[.$Q$7]+([.$Q$6]*[.G148])" office:value-type="float" office:value="-0.050028" calcext:value-type="float">
            <text:p>-0.050028</text:p>
          </table:table-cell>
          <table:table-cell table:formula="of:=[.$R$7]+([.$R$6]*[.H148])" office:value-type="float" office:value="0.341271" calcext:value-type="float">
            <text:p>0.341271</text:p>
          </table:table-cell>
          <table:table-cell table:formula="of:=[.$S$7]+([.$S$6]*[.I148])" office:value-type="float" office:value="-1.494534" calcext:value-type="float">
            <text:p>-1.494534</text:p>
          </table:table-cell>
          <table:table-cell/>
          <table:table-cell table:formula="of:=[.$Q$3]+([.$Q$2]*[.J148])" office:value-type="float" office:value="37.050001" calcext:value-type="float">
            <text:p>37.050001</text:p>
          </table:table-cell>
          <table:table-cell table:formula="of:=[.$R$3]+([.$R$2]*[.K148])" office:value-type="float" office:value="-7.79" calcext:value-type="float">
            <text:p>-7.79</text:p>
          </table:table-cell>
          <table:table-cell table:formula="of:=[.$S$3]+([.$S$2]*[.L148])" office:value-type="float" office:value="64.61500315" calcext:value-type="float">
            <text:p>64.61500315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0" calcext:value-type="float">
            <text:p>40</text:p>
          </table:table-cell>
          <table:table-cell office:value-type="float" office:value="-1024" calcext:value-type="float">
            <text:p>-1024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446" calcext:value-type="float">
            <text:p>446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1.506302" calcext:value-type="float">
            <text:p>-1.506302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66.900003" calcext:value-type="float">
            <text:p>66.900003</text:p>
          </table:table-cell>
          <table:table-cell office:value-type="float" office:value="10.055868" calcext:value-type="float">
            <text:p>10.055868</text:p>
          </table:table-cell>
          <table:table-cell office:value-type="float" office:value="497.710759" calcext:value-type="float">
            <text:p>497.710759</text:p>
          </table:table-cell>
          <table:table-cell table:number-columns-repeated="6"/>
          <table:table-cell table:formula="of:=[.$Q$7]+([.$Q$6]*[.G149])" office:value-type="float" office:value="-0.00295599999999999" calcext:value-type="float">
            <text:p>-0.002956</text:p>
          </table:table-cell>
          <table:table-cell table:formula="of:=[.$R$7]+([.$R$6]*[.H149])" office:value-type="float" office:value="0.05884" calcext:value-type="float">
            <text:p>0.05884</text:p>
          </table:table-cell>
          <table:table-cell table:formula="of:=[.$S$7]+([.$S$6]*[.I149])" office:value-type="float" office:value="-1.506302" calcext:value-type="float">
            <text:p>-1.506302</text:p>
          </table:table-cell>
          <table:table-cell/>
          <table:table-cell table:formula="of:=[.$Q$3]+([.$Q$2]*[.J149])" office:value-type="float" office:value="36.600001" calcext:value-type="float">
            <text:p>36.600001</text:p>
          </table:table-cell>
          <table:table-cell table:formula="of:=[.$R$3]+([.$R$2]*[.K149])" office:value-type="float" office:value="4.81000105" calcext:value-type="float">
            <text:p>4.81000105</text:p>
          </table:table-cell>
          <table:table-cell table:formula="of:=[.$S$3]+([.$S$2]*[.L149])" office:value-type="float" office:value="65.24500315" calcext:value-type="float">
            <text:p>65.24500315</text:p>
          </table:table-cell>
          <table:table-cell table:number-columns-repeated="997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92" calcext:value-type="float">
            <text:p>-192</text:p>
          </table:table-cell>
          <table:table-cell office:value-type="float" office:value="-976" calcext:value-type="float">
            <text:p>-976</text:p>
          </table:table-cell>
          <table:table-cell office:value-type="float" office:value="150" calcext:value-type="float">
            <text:p>150</text:p>
          </table:table-cell>
          <table:table-cell office:value-type="float" office:value="247" calcext:value-type="float">
            <text:p>247</text:p>
          </table:table-cell>
          <table:table-cell office:value-type="float" office:value="435" calcext:value-type="float">
            <text:p>435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-1.435694" calcext:value-type="float">
            <text:p>-1.435694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65.250003" calcext:value-type="float">
            <text:p>65.250003</text:p>
          </table:table-cell>
          <table:table-cell office:value-type="float" office:value="9.764273" calcext:value-type="float">
            <text:p>9.764273</text:p>
          </table:table-cell>
          <table:table-cell office:value-type="float" office:value="522.239409" calcext:value-type="float">
            <text:p>522.239409</text:p>
          </table:table-cell>
          <table:table-cell table:number-columns-repeated="6"/>
          <table:table-cell table:formula="of:=[.$Q$7]+([.$Q$6]*[.G150])" office:value-type="float" office:value="-0.014724" calcext:value-type="float">
            <text:p>-0.014724</text:p>
          </table:table-cell>
          <table:table-cell table:formula="of:=[.$R$7]+([.$R$6]*[.H150])" office:value-type="float" office:value="-0.282432" calcext:value-type="float">
            <text:p>-0.282432</text:p>
          </table:table-cell>
          <table:table-cell table:formula="of:=[.$S$7]+([.$S$6]*[.I150])" office:value-type="float" office:value="-1.435694" calcext:value-type="float">
            <text:p>-1.435694</text:p>
          </table:table-cell>
          <table:table-cell/>
          <table:table-cell table:formula="of:=[.$Q$3]+([.$Q$2]*[.J150])" office:value-type="float" office:value="34.500001" calcext:value-type="float">
            <text:p>34.500001</text:p>
          </table:table-cell>
          <table:table-cell table:formula="of:=[.$R$3]+([.$R$2]*[.K150])" office:value-type="float" office:value="20.40250105" calcext:value-type="float">
            <text:p>20.40250105</text:p>
          </table:table-cell>
          <table:table-cell table:formula="of:=[.$S$3]+([.$S$2]*[.L150])" office:value-type="float" office:value="63.51250315" calcext:value-type="float">
            <text:p>63.51250315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32" calcext:value-type="float">
            <text:p>-332</text:p>
          </table:table-cell>
          <table:table-cell office:value-type="float" office:value="-928" calcext:value-type="float">
            <text:p>-928</text:p>
          </table:table-cell>
          <table:table-cell office:value-type="float" office:value="134" calcext:value-type="float">
            <text:p>134</text:p>
          </table:table-cell>
          <table:table-cell office:value-type="float" office:value="340" calcext:value-type="float">
            <text:p>340</text:p>
          </table:table-cell>
          <table:table-cell office:value-type="float" office:value="404" calcext:value-type="float">
            <text:p>40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488371" calcext:value-type="float">
            <text:p>-0.488371</text:p>
          </table:table-cell>
          <table:table-cell office:value-type="float" office:value="-1.365086" calcext:value-type="float">
            <text:p>-1.365086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51.000002" calcext:value-type="float">
            <text:p>51.000002</text:p>
          </table:table-cell>
          <table:table-cell office:value-type="float" office:value="60.600002" calcext:value-type="float">
            <text:p>60.600002</text:p>
          </table:table-cell>
          <table:table-cell office:value-type="float" office:value="9.666154" calcext:value-type="float">
            <text:p>9.666154</text:p>
          </table:table-cell>
          <table:table-cell office:value-type="float" office:value="544.76784" calcext:value-type="float">
            <text:p>544.76784</text:p>
          </table:table-cell>
          <table:table-cell table:number-columns-repeated="6"/>
          <table:table-cell table:formula="of:=[.$Q$7]+([.$Q$6]*[.G151])" office:value-type="float" office:value="0.067652" calcext:value-type="float">
            <text:p>0.067652</text:p>
          </table:table-cell>
          <table:table-cell table:formula="of:=[.$R$7]+([.$R$6]*[.H151])" office:value-type="float" office:value="-0.488371" calcext:value-type="float">
            <text:p>-0.488371</text:p>
          </table:table-cell>
          <table:table-cell table:formula="of:=[.$S$7]+([.$S$6]*[.I151])" office:value-type="float" office:value="-1.365086" calcext:value-type="float">
            <text:p>-1.365086</text:p>
          </table:table-cell>
          <table:table-cell/>
          <table:table-cell table:formula="of:=[.$Q$3]+([.$Q$2]*[.J151])" office:value-type="float" office:value="32.100001" calcext:value-type="float">
            <text:p>32.100001</text:p>
          </table:table-cell>
          <table:table-cell table:formula="of:=[.$R$3]+([.$R$2]*[.K151])" office:value-type="float" office:value="35.0500021" calcext:value-type="float">
            <text:p>35.0500021</text:p>
          </table:table-cell>
          <table:table-cell table:formula="of:=[.$S$3]+([.$S$2]*[.L151])" office:value-type="float" office:value="58.6300021" calcext:value-type="float">
            <text:p>58.630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48" calcext:value-type="float">
            <text:p>-548</text:p>
          </table:table-cell>
          <table:table-cell office:value-type="float" office:value="-748" calcext:value-type="float">
            <text:p>-748</text:p>
          </table:table-cell>
          <table:table-cell office:value-type="float" office:value="118" calcext:value-type="float">
            <text:p>118</text:p>
          </table:table-cell>
          <table:table-cell office:value-type="float" office:value="425" calcext:value-type="float">
            <text:p>425</text:p>
          </table:table-cell>
          <table:table-cell office:value-type="float" office:value="350" calcext:value-type="float">
            <text:p>35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806107" calcext:value-type="float">
            <text:p>-0.806107</text:p>
          </table:table-cell>
          <table:table-cell office:value-type="float" office:value="-1.100306" calcext:value-type="float">
            <text:p>-1.100306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63.750003" calcext:value-type="float">
            <text:p>63.750003</text:p>
          </table:table-cell>
          <table:table-cell office:value-type="float" office:value="52.500002" calcext:value-type="float">
            <text:p>52.500002</text:p>
          </table:table-cell>
          <table:table-cell office:value-type="float" office:value="9.094652" calcext:value-type="float">
            <text:p>9.094652</text:p>
          </table:table-cell>
          <table:table-cell office:value-type="float" office:value="563.071043" calcext:value-type="float">
            <text:p>563.071043</text:p>
          </table:table-cell>
          <table:table-cell table:number-columns-repeated="6"/>
          <table:table-cell table:formula="of:=[.$Q$7]+([.$Q$6]*[.G152])" office:value-type="float" office:value="0.026464" calcext:value-type="float">
            <text:p>0.026464</text:p>
          </table:table-cell>
          <table:table-cell table:formula="of:=[.$R$7]+([.$R$6]*[.H152])" office:value-type="float" office:value="-0.806107" calcext:value-type="float">
            <text:p>-0.806107</text:p>
          </table:table-cell>
          <table:table-cell table:formula="of:=[.$S$7]+([.$S$6]*[.I152])" office:value-type="float" office:value="-1.100306" calcext:value-type="float">
            <text:p>-1.100306</text:p>
          </table:table-cell>
          <table:table-cell/>
          <table:table-cell table:formula="of:=[.$Q$3]+([.$Q$2]*[.J152])" office:value-type="float" office:value="29.700001" calcext:value-type="float">
            <text:p>29.700001</text:p>
          </table:table-cell>
          <table:table-cell table:formula="of:=[.$R$3]+([.$R$2]*[.K152])" office:value-type="float" office:value="48.43750315" calcext:value-type="float">
            <text:p>48.43750315</text:p>
          </table:table-cell>
          <table:table-cell table:formula="of:=[.$S$3]+([.$S$2]*[.L152])" office:value-type="float" office:value="50.1250021" calcext:value-type="float">
            <text:p>50.1250021</text:p>
          </table:table-cell>
          <table:table-cell table:number-columns-repeated="99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36" calcext:value-type="float">
            <text:p>-736</text:p>
          </table:table-cell>
          <table:table-cell office:value-type="float" office:value="-724" calcext:value-type="float">
            <text:p>-724</text:p>
          </table:table-cell>
          <table:table-cell office:value-type="float" office:value="90" calcext:value-type="float">
            <text:p>90</text:p>
          </table:table-cell>
          <table:table-cell office:value-type="float" office:value="504" calcext:value-type="float">
            <text:p>504</text:p>
          </table:table-cell>
          <table:table-cell office:value-type="float" office:value="285" calcext:value-type="float">
            <text:p>285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-1.082654" calcext:value-type="float">
            <text:p>-1.082654</text:p>
          </table:table-cell>
          <table:table-cell office:value-type="float" office:value="-1.065002" calcext:value-type="float">
            <text:p>-1.065002</text:p>
          </table:table-cell>
          <table:table-cell office:value-type="float" office:value="13.500001" calcext:value-type="float">
            <text:p>13.500001</text:p>
          </table:table-cell>
          <table:table-cell office:value-type="float" office:value="75.600003" calcext:value-type="float">
            <text:p>75.600003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10.217156" calcext:value-type="float">
            <text:p>10.217156</text:p>
          </table:table-cell>
          <table:table-cell office:value-type="float" office:value="585.95307" calcext:value-type="float">
            <text:p>585.95307</text:p>
          </table:table-cell>
          <table:table-cell table:number-columns-repeated="6"/>
          <table:table-cell table:formula="of:=[.$Q$7]+([.$Q$6]*[.G153])" office:value-type="float" office:value="0.25594" calcext:value-type="float">
            <text:p>0.25594</text:p>
          </table:table-cell>
          <table:table-cell table:formula="of:=[.$R$7]+([.$R$6]*[.H153])" office:value-type="float" office:value="-1.082654" calcext:value-type="float">
            <text:p>-1.082654</text:p>
          </table:table-cell>
          <table:table-cell table:formula="of:=[.$S$7]+([.$S$6]*[.I153])" office:value-type="float" office:value="-1.065002" calcext:value-type="float">
            <text:p>-1.065002</text:p>
          </table:table-cell>
          <table:table-cell/>
          <table:table-cell table:formula="of:=[.$Q$3]+([.$Q$2]*[.J153])" office:value-type="float" office:value="25.500001" calcext:value-type="float">
            <text:p>25.500001</text:p>
          </table:table-cell>
          <table:table-cell table:formula="of:=[.$R$3]+([.$R$2]*[.K153])" office:value-type="float" office:value="60.88000315" calcext:value-type="float">
            <text:p>60.88000315</text:p>
          </table:table-cell>
          <table:table-cell table:formula="of:=[.$S$3]+([.$S$2]*[.L153])" office:value-type="float" office:value="39.8875021" calcext:value-type="float">
            <text:p>39.8875021</text:p>
          </table:table-cell>
          <table:table-cell table:number-columns-repeated="99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72" calcext:value-type="float">
            <text:p>-872</text:p>
          </table:table-cell>
          <table:table-cell office:value-type="float" office:value="-572" calcext:value-type="float">
            <text:p>-572</text:p>
          </table:table-cell>
          <table:table-cell office:value-type="float" office:value="86" calcext:value-type="float">
            <text:p>86</text:p>
          </table:table-cell>
          <table:table-cell office:value-type="float" office:value="535" calcext:value-type="float">
            <text:p>535</text:p>
          </table:table-cell>
          <table:table-cell office:value-type="float" office:value="235" calcext:value-type="float">
            <text:p>235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1.28271" calcext:value-type="float">
            <text:p>-1.28271</text:p>
          </table:table-cell>
          <table:table-cell office:value-type="float" office:value="-0.841411" calcext:value-type="float">
            <text:p>-0.841411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80.250003" calcext:value-type="float">
            <text:p>80.250003</text:p>
          </table:table-cell>
          <table:table-cell office:value-type="float" office:value="35.250001" calcext:value-type="float">
            <text:p>35.250001</text:p>
          </table:table-cell>
          <table:table-cell office:value-type="float" office:value="10.308614" calcext:value-type="float">
            <text:p>10.308614</text:p>
          </table:table-cell>
          <table:table-cell office:value-type="float" office:value="590.631865" calcext:value-type="float">
            <text:p>590.631865</text:p>
          </table:table-cell>
          <table:table-cell table:number-columns-repeated="6"/>
          <table:table-cell table:formula="of:=[.$Q$7]+([.$Q$6]*[.G154])" office:value-type="float" office:value="0.244172" calcext:value-type="float">
            <text:p>0.244172</text:p>
          </table:table-cell>
          <table:table-cell table:formula="of:=[.$R$7]+([.$R$6]*[.H154])" office:value-type="float" office:value="-1.28271" calcext:value-type="float">
            <text:p>-1.28271</text:p>
          </table:table-cell>
          <table:table-cell table:formula="of:=[.$S$7]+([.$S$6]*[.I154])" office:value-type="float" office:value="-0.841411" calcext:value-type="float">
            <text:p>-0.841411</text:p>
          </table:table-cell>
          <table:table-cell/>
          <table:table-cell table:formula="of:=[.$Q$3]+([.$Q$2]*[.J154])" office:value-type="float" office:value="24.900001" calcext:value-type="float">
            <text:p>24.900001</text:p>
          </table:table-cell>
          <table:table-cell table:formula="of:=[.$R$3]+([.$R$2]*[.K154])" office:value-type="float" office:value="65.76250315" calcext:value-type="float">
            <text:p>65.76250315</text:p>
          </table:table-cell>
          <table:table-cell table:formula="of:=[.$S$3]+([.$S$2]*[.L154])" office:value-type="float" office:value="32.01250105" calcext:value-type="float">
            <text:p>32.01250105</text:p>
          </table:table-cell>
          <table:table-cell table:number-columns-repeated="99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932" calcext:value-type="float">
            <text:p>-932</text:p>
          </table:table-cell>
          <table:table-cell office:value-type="float" office:value="-444" calcext:value-type="float">
            <text:p>-444</text:p>
          </table:table-cell>
          <table:table-cell office:value-type="float" office:value="70" calcext:value-type="float">
            <text:p>70</text:p>
          </table:table-cell>
          <table:table-cell office:value-type="float" office:value="570" calcext:value-type="float">
            <text:p>570</text:p>
          </table:table-cell>
          <table:table-cell office:value-type="float" office:value="166" calcext:value-type="float">
            <text:p>166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-1.37097" calcext:value-type="float">
            <text:p>-1.37097</text:p>
          </table:table-cell>
          <table:table-cell office:value-type="float" office:value="-0.653123" calcext:value-type="float">
            <text:p>-0.653123</text:p>
          </table:table-cell>
          <table:table-cell office:value-type="float" office:value="10.5" calcext:value-type="float">
            <text:p>10.5</text:p>
          </table:table-cell>
          <table:table-cell office:value-type="float" office:value="85.500003" calcext:value-type="float">
            <text:p>85.500003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0.244829" calcext:value-type="float">
            <text:p>10.244829</text:p>
          </table:table-cell>
          <table:table-cell office:value-type="float" office:value="597.792606" calcext:value-type="float">
            <text:p>597.792606</text:p>
          </table:table-cell>
          <table:table-cell table:number-columns-repeated="6"/>
          <table:table-cell table:formula="of:=[.$Q$7]+([.$Q$6]*[.G155])" office:value-type="float" office:value="0.28536" calcext:value-type="float">
            <text:p>0.28536</text:p>
          </table:table-cell>
          <table:table-cell table:formula="of:=[.$R$7]+([.$R$6]*[.H155])" office:value-type="float" office:value="-1.37097" calcext:value-type="float">
            <text:p>-1.37097</text:p>
          </table:table-cell>
          <table:table-cell table:formula="of:=[.$S$7]+([.$S$6]*[.I155])" office:value-type="float" office:value="-0.653123" calcext:value-type="float">
            <text:p>-0.653123</text:p>
          </table:table-cell>
          <table:table-cell/>
          <table:table-cell table:formula="of:=[.$Q$3]+([.$Q$2]*[.J155])" office:value-type="float" office:value="22.5" calcext:value-type="float">
            <text:p>22.5</text:p>
          </table:table-cell>
          <table:table-cell table:formula="of:=[.$R$3]+([.$R$2]*[.K155])" office:value-type="float" office:value="71.27500315" calcext:value-type="float">
            <text:p>71.27500315</text:p>
          </table:table-cell>
          <table:table-cell table:formula="of:=[.$S$3]+([.$S$2]*[.L155])" office:value-type="float" office:value="21.14500105" calcext:value-type="float">
            <text:p>21.14500105</text:p>
          </table:table-cell>
          <table:table-cell table:number-columns-repeated="99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012" calcext:value-type="float">
            <text:p>-1012</text:p>
          </table:table-cell>
          <table:table-cell office:value-type="float" office:value="-208" calcext:value-type="float">
            <text:p>-208</text:p>
          </table:table-cell>
          <table:table-cell office:value-type="float" office:value="74" calcext:value-type="float">
            <text:p>74</text:p>
          </table:table-cell>
          <table:table-cell office:value-type="float" office:value="580" calcext:value-type="float">
            <text:p>580</text:p>
          </table:table-cell>
          <table:table-cell office:value-type="float" office:value="112" calcext:value-type="float">
            <text:p>112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-1.48865" calcext:value-type="float">
            <text:p>-1.48865</text:p>
          </table:table-cell>
          <table:table-cell office:value-type="float" office:value="-0.305967" calcext:value-type="float">
            <text:p>-0.305967</text:p>
          </table:table-cell>
          <table:table-cell office:value-type="float" office:value="11.1" calcext:value-type="float">
            <text:p>11.1</text:p>
          </table:table-cell>
          <table:table-cell office:value-type="float" office:value="87.000003" calcext:value-type="float">
            <text:p>87.000003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10.284405" calcext:value-type="float">
            <text:p>10.284405</text:p>
          </table:table-cell>
          <table:table-cell office:value-type="float" office:value="595.33184" calcext:value-type="float">
            <text:p>595.33184</text:p>
          </table:table-cell>
          <table:table-cell table:number-columns-repeated="6"/>
          <table:table-cell table:formula="of:=[.$Q$7]+([.$Q$6]*[.G156])" office:value-type="float" office:value="0.31478" calcext:value-type="float">
            <text:p>0.31478</text:p>
          </table:table-cell>
          <table:table-cell table:formula="of:=[.$R$7]+([.$R$6]*[.H156])" office:value-type="float" office:value="-1.48865" calcext:value-type="float">
            <text:p>-1.48865</text:p>
          </table:table-cell>
          <table:table-cell table:formula="of:=[.$S$7]+([.$S$6]*[.I156])" office:value-type="float" office:value="-0.305967" calcext:value-type="float">
            <text:p>-0.305967</text:p>
          </table:table-cell>
          <table:table-cell/>
          <table:table-cell table:formula="of:=[.$Q$3]+([.$Q$2]*[.J156])" office:value-type="float" office:value="23.1" calcext:value-type="float">
            <text:p>23.1</text:p>
          </table:table-cell>
          <table:table-cell table:formula="of:=[.$R$3]+([.$R$2]*[.K156])" office:value-type="float" office:value="72.85000315" calcext:value-type="float">
            <text:p>72.85000315</text:p>
          </table:table-cell>
          <table:table-cell table:formula="of:=[.$S$3]+([.$S$2]*[.L156])" office:value-type="float" office:value="12.64000105" calcext:value-type="float">
            <text:p>12.64000105</text:p>
          </table:table-cell>
          <table:table-cell table:number-columns-repeated="99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044" calcext:value-type="float">
            <text:p>-1044</text:p>
          </table:table-cell>
          <table:table-cell office:value-type="float" office:value="-68" calcext:value-type="float">
            <text:p>-68</text:p>
          </table:table-cell>
          <table:table-cell office:value-type="float" office:value="81" calcext:value-type="float">
            <text:p>81</text:p>
          </table:table-cell>
          <table:table-cell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office:value-type="float" office:value="0.229476" calcext:value-type="float">
            <text:p>0.229476</text:p>
          </table:table-cell>
          <table:table-cell office:value-type="float" office:value="-1.535722" calcext:value-type="float">
            <text:p>-1.535722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12.15" calcext:value-type="float">
            <text:p>12.15</text:p>
          </table:table-cell>
          <table:table-cell office:value-type="float" office:value="88.200004" calcext:value-type="float">
            <text:p>88.200004</text:p>
          </table:table-cell>
          <table:table-cell office:value-type="float" office:value="4.2" calcext:value-type="float">
            <text:p>4.2</text:p>
          </table:table-cell>
          <table:table-cell office:value-type="float" office:value="10.373267" calcext:value-type="float">
            <text:p>10.373267</text:p>
          </table:table-cell>
          <table:table-cell office:value-type="float" office:value="594.212925" calcext:value-type="float">
            <text:p>594.212925</text:p>
          </table:table-cell>
          <table:table-cell table:number-columns-repeated="6"/>
          <table:table-cell table:formula="of:=[.$Q$7]+([.$Q$6]*[.G157])" office:value-type="float" office:value="0.279476" calcext:value-type="float">
            <text:p>0.279476</text:p>
          </table:table-cell>
          <table:table-cell table:formula="of:=[.$R$7]+([.$R$6]*[.H157])" office:value-type="float" office:value="-1.535722" calcext:value-type="float">
            <text:p>-1.535722</text:p>
          </table:table-cell>
          <table:table-cell table:formula="of:=[.$S$7]+([.$S$6]*[.I157])" office:value-type="float" office:value="-0.100028" calcext:value-type="float">
            <text:p>-0.100028</text:p>
          </table:table-cell>
          <table:table-cell/>
          <table:table-cell table:formula="of:=[.$Q$3]+([.$Q$2]*[.J157])" office:value-type="float" office:value="24.15" calcext:value-type="float">
            <text:p>24.15</text:p>
          </table:table-cell>
          <table:table-cell table:formula="of:=[.$R$3]+([.$R$2]*[.K157])" office:value-type="float" office:value="74.1100042" calcext:value-type="float">
            <text:p>74.1100042</text:p>
          </table:table-cell>
          <table:table-cell table:formula="of:=[.$S$3]+([.$S$2]*[.L157])" office:value-type="float" office:value="-0.59" calcext:value-type="float">
            <text:p>-0.59</text:p>
          </table:table-cell>
          <table:table-cell table:number-columns-repeated="99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84" calcext:value-type="float">
            <text:p>-984</text:p>
          </table:table-cell>
          <table:table-cell office:value-type="float" office:value="312" calcext:value-type="float">
            <text:p>312</text:p>
          </table:table-cell>
          <table:table-cell office:value-type="float" office:value="115" calcext:value-type="float">
            <text:p>115</text:p>
          </table:table-cell>
          <table:table-cell office:value-type="float" office:value="551" calcext:value-type="float">
            <text:p>551</text:p>
          </table:table-cell>
          <table:table-cell office:value-type="float" office:value="-100" calcext:value-type="float">
            <text:p>-100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-1.447462" calcext:value-type="float">
            <text:p>-1.447462</text:p>
          </table:table-cell>
          <table:table-cell office:value-type="float" office:value="0.458951" calcext:value-type="float">
            <text:p>0.458951</text:p>
          </table:table-cell>
          <table:table-cell office:value-type="float" office:value="17.250001" calcext:value-type="float">
            <text:p>17.250001</text:p>
          </table:table-cell>
          <table:table-cell office:value-type="float" office:value="82.650003" calcext:value-type="float">
            <text:p>82.650003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10.15666" calcext:value-type="float">
            <text:p>10.15666</text:p>
          </table:table-cell>
          <table:table-cell office:value-type="float" office:value="571.686977" calcext:value-type="float">
            <text:p>571.686977</text:p>
          </table:table-cell>
          <table:table-cell table:number-columns-repeated="6"/>
          <table:table-cell table:formula="of:=[.$Q$7]+([.$Q$6]*[.G158])" office:value-type="float" office:value="0.173564" calcext:value-type="float">
            <text:p>0.173564</text:p>
          </table:table-cell>
          <table:table-cell table:formula="of:=[.$R$7]+([.$R$6]*[.H158])" office:value-type="float" office:value="-1.447462" calcext:value-type="float">
            <text:p>-1.447462</text:p>
          </table:table-cell>
          <table:table-cell table:formula="of:=[.$S$7]+([.$S$6]*[.I158])" office:value-type="float" office:value="0.458951" calcext:value-type="float">
            <text:p>0.458951</text:p>
          </table:table-cell>
          <table:table-cell/>
          <table:table-cell table:formula="of:=[.$Q$3]+([.$Q$2]*[.J158])" office:value-type="float" office:value="29.250001" calcext:value-type="float">
            <text:p>29.250001</text:p>
          </table:table-cell>
          <table:table-cell table:formula="of:=[.$R$3]+([.$R$2]*[.K158])" office:value-type="float" office:value="68.28250315" calcext:value-type="float">
            <text:p>68.28250315</text:p>
          </table:table-cell>
          <table:table-cell table:formula="of:=[.$S$3]+([.$S$2]*[.L158])" office:value-type="float" office:value="-20.75000105" calcext:value-type="float">
            <text:p>-20.75000105</text:p>
          </table:table-cell>
          <table:table-cell table:number-columns-repeated="99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44" calcext:value-type="float">
            <text:p>-844</text:p>
          </table:table-cell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493" calcext:value-type="float">
            <text:p>493</text:p>
          </table:table-cell>
          <table:table-cell office:value-type="float" office:value="-222" calcext:value-type="float">
            <text:p>-222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-1.241522" calcext:value-type="float">
            <text:p>-1.241522</text:p>
          </table:table-cell>
          <table:table-cell office:value-type="float" office:value="0.706079" calcext:value-type="float">
            <text:p>0.706079</text:p>
          </table:table-cell>
          <table:table-cell office:value-type="float" office:value="17.400001" calcext:value-type="float">
            <text:p>17.400001</text:p>
          </table:table-cell>
          <table:table-cell office:value-type="float" office:value="73.950003" calcext:value-type="float">
            <text:p>73.950003</text:p>
          </table:table-cell>
          <table:table-cell office:value-type="float" office:value="-33.300001" calcext:value-type="float">
            <text:p>-33.300001</text:p>
          </table:table-cell>
          <table:table-cell office:value-type="float" office:value="9.557295" calcext:value-type="float">
            <text:p>9.557295</text:p>
          </table:table-cell>
          <table:table-cell office:value-type="float" office:value="552.981917" calcext:value-type="float">
            <text:p>552.981917</text:p>
          </table:table-cell>
          <table:table-cell table:number-columns-repeated="6"/>
          <table:table-cell table:formula="of:=[.$Q$7]+([.$Q$6]*[.G159])" office:value-type="float" office:value="0.173564" calcext:value-type="float">
            <text:p>0.173564</text:p>
          </table:table-cell>
          <table:table-cell table:formula="of:=[.$R$7]+([.$R$6]*[.H159])" office:value-type="float" office:value="-1.241522" calcext:value-type="float">
            <text:p>-1.241522</text:p>
          </table:table-cell>
          <table:table-cell table:formula="of:=[.$S$7]+([.$S$6]*[.I159])" office:value-type="float" office:value="0.706079" calcext:value-type="float">
            <text:p>0.706079</text:p>
          </table:table-cell>
          <table:table-cell/>
          <table:table-cell table:formula="of:=[.$Q$3]+([.$Q$2]*[.J159])" office:value-type="float" office:value="29.400001" calcext:value-type="float">
            <text:p>29.400001</text:p>
          </table:table-cell>
          <table:table-cell table:formula="of:=[.$R$3]+([.$R$2]*[.K159])" office:value-type="float" office:value="59.14750315" calcext:value-type="float">
            <text:p>59.14750315</text:p>
          </table:table-cell>
          <table:table-cell table:formula="of:=[.$S$3]+([.$S$2]*[.L159])" office:value-type="float" office:value="-39.96500105" calcext:value-type="float">
            <text:p>-39.96500105</text:p>
          </table:table-cell>
          <table:table-cell table:number-columns-repeated="99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656" calcext:value-type="float">
            <text:p>-656</text:p>
          </table:table-cell>
          <table:table-cell office:value-type="float" office:value="812" calcext:value-type="float">
            <text:p>812</text:p>
          </table:table-cell>
          <table:table-cell office:value-type="float" office:value="113" calcext:value-type="float">
            <text:p>113</text:p>
          </table:table-cell>
          <table:table-cell office:value-type="float" office:value="435" calcext:value-type="float">
            <text:p>435</text:p>
          </table:table-cell>
          <table:table-cell office:value-type="float" office:value="-315" calcext:value-type="float">
            <text:p>-315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0.964974" calcext:value-type="float">
            <text:p>-0.964974</text:p>
          </table:table-cell>
          <table:table-cell office:value-type="float" office:value="1.19445" calcext:value-type="float">
            <text:p>1.19445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65.250003" calcext:value-type="float">
            <text:p>65.250003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10.291583" calcext:value-type="float">
            <text:p>10.291583</text:p>
          </table:table-cell>
          <table:table-cell office:value-type="float" office:value="548.834219" calcext:value-type="float">
            <text:p>548.834219</text:p>
          </table:table-cell>
          <table:table-cell table:number-columns-repeated="6"/>
          <table:table-cell table:formula="of:=[.$Q$7]+([.$Q$6]*[.G160])" office:value-type="float" office:value="0.208868" calcext:value-type="float">
            <text:p>0.208868</text:p>
          </table:table-cell>
          <table:table-cell table:formula="of:=[.$R$7]+([.$R$6]*[.H160])" office:value-type="float" office:value="-0.964974" calcext:value-type="float">
            <text:p>-0.964974</text:p>
          </table:table-cell>
          <table:table-cell table:formula="of:=[.$S$7]+([.$S$6]*[.I160])" office:value-type="float" office:value="1.19445" calcext:value-type="float">
            <text:p>1.19445</text:p>
          </table:table-cell>
          <table:table-cell/>
          <table:table-cell table:formula="of:=[.$Q$3]+([.$Q$2]*[.J160])" office:value-type="float" office:value="28.950001" calcext:value-type="float">
            <text:p>28.950001</text:p>
          </table:table-cell>
          <table:table-cell table:formula="of:=[.$R$3]+([.$R$2]*[.K160])" office:value-type="float" office:value="50.01250315" calcext:value-type="float">
            <text:p>50.01250315</text:p>
          </table:table-cell>
          <table:table-cell table:formula="of:=[.$S$3]+([.$S$2]*[.L160])" office:value-type="float" office:value="-54.6125021" calcext:value-type="float">
            <text:p>-54.6125021</text:p>
          </table:table-cell>
          <table:table-cell table:number-columns-repeated="99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568" calcext:value-type="float">
            <text:p>-568</text:p>
          </table:table-cell>
          <table:table-cell office:value-type="float" office:value="852" calcext:value-type="float">
            <text:p>852</text:p>
          </table:table-cell>
          <table:table-cell office:value-type="float" office:value="98" calcext:value-type="float">
            <text:p>98</text:p>
          </table:table-cell>
          <table:table-cell office:value-type="float" office:value="370" calcext:value-type="float">
            <text:p>370</text:p>
          </table:table-cell>
          <table:table-cell office:value-type="float" office:value="-375" calcext:value-type="float">
            <text:p>-375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0.835527" calcext:value-type="float">
            <text:p>-0.835527</text:p>
          </table:table-cell>
          <table:table-cell office:value-type="float" office:value="1.25329" calcext:value-type="float">
            <text:p>1.25329</text:p>
          </table:table-cell>
          <table:table-cell office:value-type="float" office:value="14.700001" calcext:value-type="float">
            <text:p>14.700001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0.124872" calcext:value-type="float">
            <text:p>10.124872</text:p>
          </table:table-cell>
          <table:table-cell office:value-type="float" office:value="535.844194" calcext:value-type="float">
            <text:p>535.844194</text:p>
          </table:table-cell>
          <table:table-cell table:number-columns-repeated="6"/>
          <table:table-cell table:formula="of:=[.$Q$7]+([.$Q$6]*[.G161])" office:value-type="float" office:value="0.244172" calcext:value-type="float">
            <text:p>0.244172</text:p>
          </table:table-cell>
          <table:table-cell table:formula="of:=[.$R$7]+([.$R$6]*[.H161])" office:value-type="float" office:value="-0.835527" calcext:value-type="float">
            <text:p>-0.835527</text:p>
          </table:table-cell>
          <table:table-cell table:formula="of:=[.$S$7]+([.$S$6]*[.I161])" office:value-type="float" office:value="1.25329" calcext:value-type="float">
            <text:p>1.25329</text:p>
          </table:table-cell>
          <table:table-cell/>
          <table:table-cell table:formula="of:=[.$Q$3]+([.$Q$2]*[.J161])" office:value-type="float" office:value="26.700001" calcext:value-type="float">
            <text:p>26.700001</text:p>
          </table:table-cell>
          <table:table-cell table:formula="of:=[.$R$3]+([.$R$2]*[.K161])" office:value-type="float" office:value="39.7750021" calcext:value-type="float">
            <text:p>39.7750021</text:p>
          </table:table-cell>
          <table:table-cell table:formula="of:=[.$S$3]+([.$S$2]*[.L161])" office:value-type="float" office:value="-64.0625021" calcext:value-type="float">
            <text:p>-64.0625021</text:p>
          </table:table-cell>
          <table:table-cell table:number-columns-repeated="99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96" calcext:value-type="float">
            <text:p>-496</text:p>
          </table:table-cell>
          <table:table-cell office:value-type="float" office:value="880" calcext:value-type="float">
            <text:p>880</text:p>
          </table:table-cell>
          <table:table-cell office:value-type="float" office:value="66" calcext:value-type="float">
            <text:p>66</text:p>
          </table:table-cell>
          <table:table-cell office:value-type="float" office:value="321" calcext:value-type="float">
            <text:p>321</text:p>
          </table:table-cell>
          <table:table-cell office:value-type="float" office:value="-416" calcext:value-type="float">
            <text:p>-416</text:p>
          </table:table-cell>
          <table:table-cell office:value-type="float" office:value="0.258896" calcext:value-type="float">
            <text:p>0.258896</text:p>
          </table:table-cell>
          <table:table-cell office:value-type="float" office:value="-0.729615" calcext:value-type="float">
            <text:p>-0.729615</text:p>
          </table:table-cell>
          <table:table-cell office:value-type="float" office:value="1.294478" calcext:value-type="float">
            <text:p>1.294478</text:p>
          </table:table-cell>
          <table:table-cell office:value-type="float" office:value="9.9" calcext:value-type="float">
            <text:p>9.9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62.400002" calcext:value-type="float">
            <text:p>-62.400002</text:p>
          </table:table-cell>
          <table:table-cell office:value-type="float" office:value="10.055485" calcext:value-type="float">
            <text:p>10.055485</text:p>
          </table:table-cell>
          <table:table-cell office:value-type="float" office:value="529.578134" calcext:value-type="float">
            <text:p>529.578134</text:p>
          </table:table-cell>
          <table:table-cell table:number-columns-repeated="6"/>
          <table:table-cell table:formula="of:=[.$Q$7]+([.$Q$6]*[.G162])" office:value-type="float" office:value="0.308896" calcext:value-type="float">
            <text:p>0.308896</text:p>
          </table:table-cell>
          <table:table-cell table:formula="of:=[.$R$7]+([.$R$6]*[.H162])" office:value-type="float" office:value="-0.729615" calcext:value-type="float">
            <text:p>-0.729615</text:p>
          </table:table-cell>
          <table:table-cell table:formula="of:=[.$S$7]+([.$S$6]*[.I162])" office:value-type="float" office:value="1.294478" calcext:value-type="float">
            <text:p>1.294478</text:p>
          </table:table-cell>
          <table:table-cell/>
          <table:table-cell table:formula="of:=[.$Q$3]+([.$Q$2]*[.J162])" office:value-type="float" office:value="21.9" calcext:value-type="float">
            <text:p>21.9</text:p>
          </table:table-cell>
          <table:table-cell table:formula="of:=[.$R$3]+([.$R$2]*[.K162])" office:value-type="float" office:value="32.0575021" calcext:value-type="float">
            <text:p>32.0575021</text:p>
          </table:table-cell>
          <table:table-cell table:formula="of:=[.$S$3]+([.$S$2]*[.L162])" office:value-type="float" office:value="-70.5200021" calcext:value-type="float">
            <text:p>-70.5200021</text:p>
          </table:table-cell>
          <table:table-cell table:number-columns-repeated="99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40" calcext:value-type="float">
            <text:p>-440</text:p>
          </table:table-cell>
          <table:table-cell office:value-type="float" office:value="788" calcext:value-type="float">
            <text:p>788</text:p>
          </table:table-cell>
          <table:table-cell office:value-type="float" office:value="41" calcext:value-type="float">
            <text:p>41</text:p>
          </table:table-cell>
          <table:table-cell office:value-type="float" office:value="281" calcext:value-type="float">
            <text:p>281</text:p>
          </table:table-cell>
          <table:table-cell office:value-type="float" office:value="-435" calcext:value-type="float">
            <text:p>-435</text:p>
          </table:table-cell>
          <table:table-cell office:value-type="float" office:value="0.282432" calcext:value-type="float">
            <text:p>0.282432</text:p>
          </table:table-cell>
          <table:table-cell office:value-type="float" office:value="-0.647239" calcext:value-type="float">
            <text:p>-0.647239</text:p>
          </table:table-cell>
          <table:table-cell office:value-type="float" office:value="1.159146" calcext:value-type="float">
            <text:p>1.159146</text:p>
          </table:table-cell>
          <table:table-cell office:value-type="float" office:value="6.15" calcext:value-type="float">
            <text:p>6.15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9.04877" calcext:value-type="float">
            <text:p>9.04877</text:p>
          </table:table-cell>
          <table:table-cell office:value-type="float" office:value="519.487247" calcext:value-type="float">
            <text:p>519.487247</text:p>
          </table:table-cell>
          <table:table-cell table:number-columns-repeated="6"/>
          <table:table-cell table:formula="of:=[.$Q$7]+([.$Q$6]*[.G163])" office:value-type="float" office:value="0.332432" calcext:value-type="float">
            <text:p>0.332432</text:p>
          </table:table-cell>
          <table:table-cell table:formula="of:=[.$R$7]+([.$R$6]*[.H163])" office:value-type="float" office:value="-0.647239" calcext:value-type="float">
            <text:p>-0.647239</text:p>
          </table:table-cell>
          <table:table-cell table:formula="of:=[.$S$7]+([.$S$6]*[.I163])" office:value-type="float" office:value="1.159146" calcext:value-type="float">
            <text:p>1.159146</text:p>
          </table:table-cell>
          <table:table-cell/>
          <table:table-cell table:formula="of:=[.$Q$3]+([.$Q$2]*[.J163])" office:value-type="float" office:value="18.15" calcext:value-type="float">
            <text:p>18.15</text:p>
          </table:table-cell>
          <table:table-cell table:formula="of:=[.$R$3]+([.$R$2]*[.K163])" office:value-type="float" office:value="25.7575021" calcext:value-type="float">
            <text:p>25.7575021</text:p>
          </table:table-cell>
          <table:table-cell table:formula="of:=[.$S$3]+([.$S$2]*[.L163])" office:value-type="float" office:value="-73.51250315" calcext:value-type="float">
            <text:p>-73.51250315</text:p>
          </table:table-cell>
          <table:table-cell table:number-columns-repeated="99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52" calcext:value-type="float">
            <text:p>-252</text:p>
          </table:table-cell>
          <table:table-cell office:value-type="float" office:value="916" calcext:value-type="float">
            <text:p>916</text:p>
          </table:table-cell>
          <table:table-cell office:value-type="float" office:value="69" calcext:value-type="float">
            <text:p>69</text:p>
          </table:table-cell>
          <table:table-cell office:value-type="float" office:value="198" calcext:value-type="float">
            <text:p>198</text:p>
          </table:table-cell>
          <table:table-cell office:value-type="float" office:value="-443" calcext:value-type="float">
            <text:p>-443</text:p>
          </table:table-cell>
          <table:table-cell office:value-type="float" office:value="0.276548" calcext:value-type="float">
            <text:p>0.276548</text:p>
          </table:table-cell>
          <table:table-cell office:value-type="float" office:value="-0.370691" calcext:value-type="float">
            <text:p>-0.370691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10.35" calcext:value-type="float">
            <text:p>10.35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-66.450003" calcext:value-type="float">
            <text:p>-66.450003</text:p>
          </table:table-cell>
          <table:table-cell office:value-type="float" office:value="9.497294" calcext:value-type="float">
            <text:p>9.497294</text:p>
          </table:table-cell>
          <table:table-cell office:value-type="float" office:value="490.116313" calcext:value-type="float">
            <text:p>490.116313</text:p>
          </table:table-cell>
          <table:table-cell table:number-columns-repeated="6"/>
          <table:table-cell table:formula="of:=[.$Q$7]+([.$Q$6]*[.G164])" office:value-type="float" office:value="0.326548" calcext:value-type="float">
            <text:p>0.326548</text:p>
          </table:table-cell>
          <table:table-cell table:formula="of:=[.$R$7]+([.$R$6]*[.H164])" office:value-type="float" office:value="-0.370691" calcext:value-type="float">
            <text:p>-0.370691</text:p>
          </table:table-cell>
          <table:table-cell table:formula="of:=[.$S$7]+([.$S$6]*[.I164])" office:value-type="float" office:value="1.347434" calcext:value-type="float">
            <text:p>1.347434</text:p>
          </table:table-cell>
          <table:table-cell/>
          <table:table-cell table:formula="of:=[.$Q$3]+([.$Q$2]*[.J164])" office:value-type="float" office:value="22.35" calcext:value-type="float">
            <text:p>22.35</text:p>
          </table:table-cell>
          <table:table-cell table:formula="of:=[.$R$3]+([.$R$2]*[.K164])" office:value-type="float" office:value="12.68500105" calcext:value-type="float">
            <text:p>12.68500105</text:p>
          </table:table-cell>
          <table:table-cell table:formula="of:=[.$S$3]+([.$S$2]*[.L164])" office:value-type="float" office:value="-74.77250315" calcext:value-type="float">
            <text:p>-74.77250315</text:p>
          </table:table-cell>
          <table:table-cell table:number-columns-repeated="99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24" calcext:value-type="float">
            <text:p>-124</text:p>
          </table:table-cell>
          <table:table-cell office:value-type="float" office:value="912" calcext:value-type="float">
            <text:p>912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-440" calcext:value-type="float">
            <text:p>-440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-0.182404" calcext:value-type="float">
            <text:p>-0.182404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16.050001" calcext:value-type="float">
            <text:p>16.050001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9.097359" calcext:value-type="float">
            <text:p>9.097359</text:p>
          </table:table-cell>
          <table:table-cell office:value-type="float" office:value="469.231286" calcext:value-type="float">
            <text:p>469.231286</text:p>
          </table:table-cell>
          <table:table-cell table:number-columns-repeated="6"/>
          <table:table-cell table:formula="of:=[.$Q$7]+([.$Q$6]*[.G165])" office:value-type="float" office:value="0.220636" calcext:value-type="float">
            <text:p>0.220636</text:p>
          </table:table-cell>
          <table:table-cell table:formula="of:=[.$R$7]+([.$R$6]*[.H165])" office:value-type="float" office:value="-0.182404" calcext:value-type="float">
            <text:p>-0.182404</text:p>
          </table:table-cell>
          <table:table-cell table:formula="of:=[.$S$7]+([.$S$6]*[.I165])" office:value-type="float" office:value="1.34155" calcext:value-type="float">
            <text:p>1.34155</text:p>
          </table:table-cell>
          <table:table-cell/>
          <table:table-cell table:formula="of:=[.$Q$3]+([.$Q$2]*[.J165])" office:value-type="float" office:value="28.050001" calcext:value-type="float">
            <text:p>28.050001</text:p>
          </table:table-cell>
          <table:table-cell table:formula="of:=[.$R$3]+([.$R$2]*[.K165])" office:value-type="float" office:value="0.87250105" calcext:value-type="float">
            <text:p>0.87250105</text:p>
          </table:table-cell>
          <table:table-cell table:formula="of:=[.$S$3]+([.$S$2]*[.L165])" office:value-type="float" office:value="-74.30000315" calcext:value-type="float">
            <text:p>-74.30000315</text:p>
          </table:table-cell>
          <table:table-cell table:number-columns-repeated="99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  <table:table-cell office:value-type="float" office:value="940" calcext:value-type="float">
            <text:p>940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-427" calcext:value-type="float">
            <text:p>-427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382738" calcext:value-type="float">
            <text:p>1.382738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9" calcext:value-type="float">
            <text:p>9</text:p>
          </table:table-cell>
          <table:table-cell office:value-type="float" office:value="-64.050003" calcext:value-type="float">
            <text:p>-64.050003</text:p>
          </table:table-cell>
          <table:table-cell office:value-type="float" office:value="9.224343" calcext:value-type="float">
            <text:p>9.224343</text:p>
          </table:table-cell>
          <table:table-cell office:value-type="float" office:value="450.077771" calcext:value-type="float">
            <text:p>450.077771</text:p>
          </table:table-cell>
          <table:table-cell table:number-columns-repeated="6"/>
          <table:table-cell table:formula="of:=[.$Q$7]+([.$Q$6]*[.G166])" office:value-type="float" office:value="0.097072" calcext:value-type="float">
            <text:p>0.097072</text:p>
          </table:table-cell>
          <table:table-cell table:formula="of:=[.$R$7]+([.$R$6]*[.H166])" office:value-type="float" office:value="-0.017652" calcext:value-type="float">
            <text:p>-0.017652</text:p>
          </table:table-cell>
          <table:table-cell table:formula="of:=[.$S$7]+([.$S$6]*[.I166])" office:value-type="float" office:value="1.382738" calcext:value-type="float">
            <text:p>1.382738</text:p>
          </table:table-cell>
          <table:table-cell/>
          <table:table-cell table:formula="of:=[.$Q$3]+([.$Q$2]*[.J166])" office:value-type="float" office:value="31.350001" calcext:value-type="float">
            <text:p>31.350001</text:p>
          </table:table-cell>
          <table:table-cell table:formula="of:=[.$R$3]+([.$R$2]*[.K166])" office:value-type="float" office:value="-9.05" calcext:value-type="float">
            <text:p>-9.05</text:p>
          </table:table-cell>
          <table:table-cell table:formula="of:=[.$S$3]+([.$S$2]*[.L166])" office:value-type="float" office:value="-72.25250315" calcext:value-type="float">
            <text:p>-72.25250315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996" calcext:value-type="float">
            <text:p>99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-407" calcext:value-type="float">
            <text:p>-407</text:p>
          </table:table-cell>
          <table:table-cell office:value-type="float" office:value="0" calcext:value-type="float">
            <text:p>0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5.25" calcext:value-type="float">
            <text:p>5.25</text:p>
          </table:table-cell>
          <table:table-cell office:value-type="float" office:value="-61.050002" calcext:value-type="float">
            <text:p>-61.050002</text:p>
          </table:table-cell>
          <table:table-cell office:value-type="float" office:value="9.768684" calcext:value-type="float">
            <text:p>9.768684</text:p>
          </table:table-cell>
          <table:table-cell office:value-type="float" office:value="437.275657" calcext:value-type="float">
            <text:p>437.275657</text:p>
          </table:table-cell>
          <table:table-cell table:number-columns-repeated="6"/>
          <table:table-cell table:formula="of:=[.$Q$7]+([.$Q$6]*[.G167])" office:value-type="float" office:value="0.05" calcext:value-type="float">
            <text:p>0.05</text:p>
          </table:table-cell>
          <table:table-cell table:formula="of:=[.$R$7]+([.$R$6]*[.H167])" office:value-type="float" office:value="-0.023536" calcext:value-type="float">
            <text:p>-0.023536</text:p>
          </table:table-cell>
          <table:table-cell table:formula="of:=[.$S$7]+([.$S$6]*[.I167])" office:value-type="float" office:value="1.465114" calcext:value-type="float">
            <text:p>1.465114</text:p>
          </table:table-cell>
          <table:table-cell/>
          <table:table-cell table:formula="of:=[.$Q$3]+([.$Q$2]*[.J167])" office:value-type="float" office:value="35.400001" calcext:value-type="float">
            <text:p>35.400001</text:p>
          </table:table-cell>
          <table:table-cell table:formula="of:=[.$R$3]+([.$R$2]*[.K167])" office:value-type="float" office:value="-12.9875" calcext:value-type="float">
            <text:p>-12.9875</text:p>
          </table:table-cell>
          <table:table-cell table:formula="of:=[.$S$3]+([.$S$2]*[.L167])" office:value-type="float" office:value="-69.1025021" calcext:value-type="float">
            <text:p>-69.1025021</text:p>
          </table:table-cell>
          <table:table-cell table:number-columns-repeated="997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56" calcext:value-type="float">
            <text:p>56</text:p>
          </table:table-cell>
          <table:table-cell office:value-type="float" office:value="1028" calcext:value-type="float">
            <text:p>1028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-388" calcext:value-type="float">
            <text:p>-388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4.65" calcext:value-type="float">
            <text:p>4.65</text:p>
          </table:table-cell>
          <table:table-cell office:value-type="float" office:value="-58.200002" calcext:value-type="float">
            <text:p>-58.200002</text:p>
          </table:table-cell>
          <table:table-cell office:value-type="float" office:value="10.155751" calcext:value-type="float">
            <text:p>10.155751</text:p>
          </table:table-cell>
          <table:table-cell office:value-type="float" office:value="428.841463" calcext:value-type="float">
            <text:p>428.841463</text:p>
          </table:table-cell>
          <table:table-cell table:number-columns-repeated="6"/>
          <table:table-cell table:formula="of:=[.$Q$7]+([.$Q$6]*[.G168])" office:value-type="float" office:value="-0.114752" calcext:value-type="float">
            <text:p>-0.114752</text:p>
          </table:table-cell>
          <table:table-cell table:formula="of:=[.$R$7]+([.$R$6]*[.H168])" office:value-type="float" office:value="0.082376" calcext:value-type="float">
            <text:p>0.082376</text:p>
          </table:table-cell>
          <table:table-cell table:formula="of:=[.$S$7]+([.$S$6]*[.I168])" office:value-type="float" office:value="1.512185" calcext:value-type="float">
            <text:p>1.512185</text:p>
          </table:table-cell>
          <table:table-cell/>
          <table:table-cell table:formula="of:=[.$Q$3]+([.$Q$2]*[.J168])" office:value-type="float" office:value="39.000001" calcext:value-type="float">
            <text:p>39.000001</text:p>
          </table:table-cell>
          <table:table-cell table:formula="of:=[.$R$3]+([.$R$2]*[.K168])" office:value-type="float" office:value="-13.6175" calcext:value-type="float">
            <text:p>-13.6175</text:p>
          </table:table-cell>
          <table:table-cell table:formula="of:=[.$S$3]+([.$S$2]*[.L168])" office:value-type="float" office:value="-66.1100021" calcext:value-type="float">
            <text:p>-66.1100021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72" calcext:value-type="float">
            <text:p>87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-377" calcext:value-type="float">
            <text:p>-377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28271" calcext:value-type="float">
            <text:p>1.28271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0.6" calcext:value-type="float">
            <text:p>0.6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8.562638" calcext:value-type="float">
            <text:p>8.562638</text:p>
          </table:table-cell>
          <table:table-cell office:value-type="float" office:value="413.57587" calcext:value-type="float">
            <text:p>413.57587</text:p>
          </table:table-cell>
          <table:table-cell table:number-columns-repeated="6"/>
          <table:table-cell table:formula="of:=[.$Q$7]+([.$Q$6]*[.G169])" office:value-type="float" office:value="0.07942" calcext:value-type="float">
            <text:p>0.07942</text:p>
          </table:table-cell>
          <table:table-cell table:formula="of:=[.$R$7]+([.$R$6]*[.H169])" office:value-type="float" office:value="0.05884" calcext:value-type="float">
            <text:p>0.05884</text:p>
          </table:table-cell>
          <table:table-cell table:formula="of:=[.$S$7]+([.$S$6]*[.I169])" office:value-type="float" office:value="1.28271" calcext:value-type="float">
            <text:p>1.28271</text:p>
          </table:table-cell>
          <table:table-cell/>
          <table:table-cell table:formula="of:=[.$Q$3]+([.$Q$2]*[.J169])" office:value-type="float" office:value="37.500001" calcext:value-type="float">
            <text:p>37.500001</text:p>
          </table:table-cell>
          <table:table-cell table:formula="of:=[.$R$3]+([.$R$2]*[.K169])" office:value-type="float" office:value="-17.87" calcext:value-type="float">
            <text:p>-17.87</text:p>
          </table:table-cell>
          <table:table-cell table:formula="of:=[.$S$3]+([.$S$2]*[.L169])" office:value-type="float" office:value="-64.3775021" calcext:value-type="float">
            <text:p>-64.3775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-368" calcext:value-type="float">
            <text:p>-36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2.4" calcext:value-type="float">
            <text:p>2.4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61732" calcext:value-type="float">
            <text:p>9.61732</text:p>
          </table:table-cell>
          <table:table-cell office:value-type="float" office:value="409.975609" calcext:value-type="float">
            <text:p>409.975609</text:p>
          </table:table-cell>
          <table:table-cell table:number-columns-repeated="6"/>
          <table:table-cell table:formula="of:=[.$Q$7]+([.$Q$6]*[.G170])" office:value-type="float" office:value="-0.00295599999999999" calcext:value-type="float">
            <text:p>-0.002956</text:p>
          </table:table-cell>
          <table:table-cell table:formula="of:=[.$R$7]+([.$R$6]*[.H170])" office:value-type="float" office:value="0.011768" calcext:value-type="float">
            <text:p>0.011768</text:p>
          </table:table-cell>
          <table:table-cell table:formula="of:=[.$S$7]+([.$S$6]*[.I170])" office:value-type="float" office:value="1.441578" calcext:value-type="float">
            <text:p>1.441578</text:p>
          </table:table-cell>
          <table:table-cell/>
          <table:table-cell table:formula="of:=[.$Q$3]+([.$Q$2]*[.J170])" office:value-type="float" office:value="39.000001" calcext:value-type="float">
            <text:p>39.000001</text:p>
          </table:table-cell>
          <table:table-cell table:formula="of:=[.$R$3]+([.$R$2]*[.K170])" office:value-type="float" office:value="-15.98" calcext:value-type="float">
            <text:p>-15.98</text:p>
          </table:table-cell>
          <table:table-cell table:formula="of:=[.$S$3]+([.$S$2]*[.L170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-360" calcext:value-type="float">
            <text:p>-360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26.400001" calcext:value-type="float">
            <text:p>26.400001</text:p>
          </table:table-cell>
          <table:table-cell office:value-type="float" office:value="1.65" calcext:value-type="float">
            <text:p>1.65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9.905319" calcext:value-type="float">
            <text:p>9.905319</text:p>
          </table:table-cell>
          <table:table-cell office:value-type="float" office:value="400.870303" calcext:value-type="float">
            <text:p>400.870303</text:p>
          </table:table-cell>
          <table:table-cell table:number-columns-repeated="6"/>
          <table:table-cell table:formula="of:=[.$Q$7]+([.$Q$6]*[.G171])" office:value-type="float" office:value="-0.044144" calcext:value-type="float">
            <text:p>-0.044144</text:p>
          </table:table-cell>
          <table:table-cell table:formula="of:=[.$R$7]+([.$R$6]*[.H171])" office:value-type="float" office:value="-0.011768" calcext:value-type="float">
            <text:p>-0.011768</text:p>
          </table:table-cell>
          <table:table-cell table:formula="of:=[.$S$7]+([.$S$6]*[.I171])" office:value-type="float" office:value="1.482766" calcext:value-type="float">
            <text:p>1.482766</text:p>
          </table:table-cell>
          <table:table-cell/>
          <table:table-cell table:formula="of:=[.$Q$3]+([.$Q$2]*[.J171])" office:value-type="float" office:value="38.400001" calcext:value-type="float">
            <text:p>38.400001</text:p>
          </table:table-cell>
          <table:table-cell table:formula="of:=[.$R$3]+([.$R$2]*[.K171])" office:value-type="float" office:value="-16.7675" calcext:value-type="float">
            <text:p>-16.7675</text:p>
          </table:table-cell>
          <table:table-cell table:formula="of:=[.$S$3]+([.$S$2]*[.L171])" office:value-type="float" office:value="-61.7000021" calcext:value-type="float">
            <text:p>-61.7000021</text:p>
          </table:table-cell>
          <table:table-cell table:number-columns-repeated="997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68" calcext:value-type="float">
            <text:p>-68</text:p>
          </table:table-cell>
          <table:table-cell office:value-type="float" office:value="972" calcext:value-type="float">
            <text:p>972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-356" calcext:value-type="float">
            <text:p>-356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6.100001" calcext:value-type="float">
            <text:p>26.100001</text:p>
          </table:table-cell>
          <table:table-cell office:value-type="float" office:value="0.9" calcext:value-type="float">
            <text:p>0.9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9.61828" calcext:value-type="float">
            <text:p>9.61828</text:p>
          </table:table-cell>
          <table:table-cell office:value-type="float" office:value="396.292821" calcext:value-type="float">
            <text:p>396.292821</text:p>
          </table:table-cell>
          <table:table-cell table:number-columns-repeated="6"/>
          <table:table-cell table:formula="of:=[.$Q$7]+([.$Q$6]*[.G172])" office:value-type="float" office:value="-0.114752" calcext:value-type="float">
            <text:p>-0.114752</text:p>
          </table:table-cell>
          <table:table-cell table:formula="of:=[.$R$7]+([.$R$6]*[.H172])" office:value-type="float" office:value="-0.100028" calcext:value-type="float">
            <text:p>-0.100028</text:p>
          </table:table-cell>
          <table:table-cell table:formula="of:=[.$S$7]+([.$S$6]*[.I172])" office:value-type="float" office:value="1.42981" calcext:value-type="float">
            <text:p>1.42981</text:p>
          </table:table-cell>
          <table:table-cell/>
          <table:table-cell table:formula="of:=[.$Q$3]+([.$Q$2]*[.J172])" office:value-type="float" office:value="38.100001" calcext:value-type="float">
            <text:p>38.100001</text:p>
          </table:table-cell>
          <table:table-cell table:formula="of:=[.$R$3]+([.$R$2]*[.K172])" office:value-type="float" office:value="-17.555" calcext:value-type="float">
            <text:p>-17.555</text:p>
          </table:table-cell>
          <table:table-cell table:formula="of:=[.$S$3]+([.$S$2]*[.L172])" office:value-type="float" office:value="-61.0700021" calcext:value-type="float">
            <text:p>-61.0700021</text:p>
          </table:table-cell>
          <table:table-cell table:number-columns-repeated="99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972" calcext:value-type="float">
            <text:p>972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-353" calcext:value-type="float">
            <text:p>-353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1.2" calcext:value-type="float">
            <text:p>1.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547952" calcext:value-type="float">
            <text:p>9.547952</text:p>
          </table:table-cell>
          <table:table-cell office:value-type="float" office:value="391.451146" calcext:value-type="float">
            <text:p>391.451146</text:p>
          </table:table-cell>
          <table:table-cell table:number-columns-repeated="6"/>
          <table:table-cell table:formula="of:=[.$Q$7]+([.$Q$6]*[.G173])" office:value-type="float" office:value="-0.032376" calcext:value-type="float">
            <text:p>-0.032376</text:p>
          </table:table-cell>
          <table:table-cell table:formula="of:=[.$R$7]+([.$R$6]*[.H173])" office:value-type="float" office:value="0.005884" calcext:value-type="float">
            <text:p>0.005884</text:p>
          </table:table-cell>
          <table:table-cell table:formula="of:=[.$S$7]+([.$S$6]*[.I173])" office:value-type="float" office:value="1.42981" calcext:value-type="float">
            <text:p>1.42981</text:p>
          </table:table-cell>
          <table:table-cell/>
          <table:table-cell table:formula="of:=[.$Q$3]+([.$Q$2]*[.J173])" office:value-type="float" office:value="37.350001" calcext:value-type="float">
            <text:p>37.350001</text:p>
          </table:table-cell>
          <table:table-cell table:formula="of:=[.$R$3]+([.$R$2]*[.K173])" office:value-type="float" office:value="-17.24" calcext:value-type="float">
            <text:p>-17.24</text:p>
          </table:table-cell>
          <table:table-cell table:formula="of:=[.$S$3]+([.$S$2]*[.L173])" office:value-type="float" office:value="-60.5975021" calcext:value-type="float">
            <text:p>-60.5975021</text:p>
          </table:table-cell>
          <table:table-cell table:number-columns-repeated="997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-349" calcext:value-type="float">
            <text:p>-349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0" calcext:value-type="float">
            <text:p>0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1.35" calcext:value-type="float">
            <text:p>1.3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667666" calcext:value-type="float">
            <text:p>9.667666</text:p>
          </table:table-cell>
          <table:table-cell office:value-type="float" office:value="389.186331" calcext:value-type="float">
            <text:p>389.186331</text:p>
          </table:table-cell>
          <table:table-cell table:number-columns-repeated="6"/>
          <table:table-cell table:formula="of:=[.$Q$7]+([.$Q$6]*[.G174])" office:value-type="float" office:value="-0.03826" calcext:value-type="float">
            <text:p>-0.03826</text:p>
          </table:table-cell>
          <table:table-cell table:formula="of:=[.$R$7]+([.$R$6]*[.H174])" office:value-type="float" office:value="0" calcext:value-type="float">
            <text:p>0</text:p>
          </table:table-cell>
          <table:table-cell table:formula="of:=[.$S$7]+([.$S$6]*[.I174])" office:value-type="float" office:value="1.447462" calcext:value-type="float">
            <text:p>1.447462</text:p>
          </table:table-cell>
          <table:table-cell/>
          <table:table-cell table:formula="of:=[.$Q$3]+([.$Q$2]*[.J174])" office:value-type="float" office:value="37.800001" calcext:value-type="float">
            <text:p>37.800001</text:p>
          </table:table-cell>
          <table:table-cell table:formula="of:=[.$R$3]+([.$R$2]*[.K174])" office:value-type="float" office:value="-17.0825" calcext:value-type="float">
            <text:p>-17.0825</text:p>
          </table:table-cell>
          <table:table-cell table:formula="of:=[.$S$3]+([.$S$2]*[.L174])" office:value-type="float" office:value="-59.9675021" calcext:value-type="float">
            <text:p>-59.9675021</text:p>
          </table:table-cell>
          <table:table-cell table:number-columns-repeated="997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968" calcext:value-type="float">
            <text:p>968</text:p>
          </table:table-cell>
          <table:table-cell office:value-type="float" office:value="168" calcext:value-type="float">
            <text:p>168</text:p>
          </table:table-cell>
          <table:table-cell office:value-type="float" office:value="-2" calcext:value-type="float">
            <text:p>-2</text:p>
          </table:table-cell>
          <table:table-cell office:value-type="float" office:value="-352" calcext:value-type="float">
            <text:p>-352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0.3" calcext:value-type="float">
            <text:p>-0.3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9.519788" calcext:value-type="float">
            <text:p>9.519788</text:p>
          </table:table-cell>
          <table:table-cell office:value-type="float" office:value="390.041023" calcext:value-type="float">
            <text:p>390.041023</text:p>
          </table:table-cell>
          <table:table-cell table:number-columns-repeated="6"/>
          <table:table-cell table:formula="of:=[.$Q$7]+([.$Q$6]*[.G175])" office:value-type="float" office:value="-0.055912" calcext:value-type="float">
            <text:p>-0.055912</text:p>
          </table:table-cell>
          <table:table-cell table:formula="of:=[.$R$7]+([.$R$6]*[.H175])" office:value-type="float" office:value="0.017652" calcext:value-type="float">
            <text:p>0.017652</text:p>
          </table:table-cell>
          <table:table-cell table:formula="of:=[.$S$7]+([.$S$6]*[.I175])" office:value-type="float" office:value="1.423926" calcext:value-type="float">
            <text:p>1.423926</text:p>
          </table:table-cell>
          <table:table-cell/>
          <table:table-cell table:formula="of:=[.$Q$3]+([.$Q$2]*[.J175])" office:value-type="float" office:value="37.200001" calcext:value-type="float">
            <text:p>37.200001</text:p>
          </table:table-cell>
          <table:table-cell table:formula="of:=[.$R$3]+([.$R$2]*[.K175])" office:value-type="float" office:value="-18.815" calcext:value-type="float">
            <text:p>-18.815</text:p>
          </table:table-cell>
          <table:table-cell table:formula="of:=[.$S$3]+([.$S$2]*[.L175])" office:value-type="float" office:value="-60.4400021" calcext:value-type="float">
            <text:p>-60.4400021</text:p>
          </table:table-cell>
          <table:table-cell table:number-columns-repeated="997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8" calcext:value-type="float">
            <text:p>-8</text:p>
          </table:table-cell>
          <table:table-cell office:value-type="float" office:value="992" calcext:value-type="float">
            <text:p>992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-355" calcext:value-type="float">
            <text:p>-355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0.3" calcext:value-type="float">
            <text:p>0.3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9.751342" calcext:value-type="float">
            <text:p>9.751342</text:p>
          </table:table-cell>
          <table:table-cell office:value-type="float" office:value="392.750557" calcext:value-type="float">
            <text:p>392.750557</text:p>
          </table:table-cell>
          <table:table-cell table:number-columns-repeated="6"/>
          <table:table-cell table:formula="of:=[.$Q$7]+([.$Q$6]*[.G176])" office:value-type="float" office:value="-0.050028" calcext:value-type="float">
            <text:p>-0.050028</text:p>
          </table:table-cell>
          <table:table-cell table:formula="of:=[.$R$7]+([.$R$6]*[.H176])" office:value-type="float" office:value="-0.011768" calcext:value-type="float">
            <text:p>-0.011768</text:p>
          </table:table-cell>
          <table:table-cell table:formula="of:=[.$S$7]+([.$S$6]*[.I176])" office:value-type="float" office:value="1.45923" calcext:value-type="float">
            <text:p>1.45923</text:p>
          </table:table-cell>
          <table:table-cell/>
          <table:table-cell table:formula="of:=[.$Q$3]+([.$Q$2]*[.J176])" office:value-type="float" office:value="37.200001" calcext:value-type="float">
            <text:p>37.200001</text:p>
          </table:table-cell>
          <table:table-cell table:formula="of:=[.$R$3]+([.$R$2]*[.K176])" office:value-type="float" office:value="-18.185" calcext:value-type="float">
            <text:p>-18.185</text:p>
          </table:table-cell>
          <table:table-cell table:formula="of:=[.$S$3]+([.$S$2]*[.L176])" office:value-type="float" office:value="-60.9125021" calcext:value-type="float">
            <text:p>-60.9125021</text:p>
          </table:table-cell>
          <table:table-cell table:number-columns-repeated="997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-362" calcext:value-type="float">
            <text:p>-362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1.5" calcext:value-type="float">
            <text:p>1.5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9.76766" calcext:value-type="float">
            <text:p>9.76766</text:p>
          </table:table-cell>
          <table:table-cell office:value-type="float" office:value="399.63108" calcext:value-type="float">
            <text:p>399.63108</text:p>
          </table:table-cell>
          <table:table-cell table:number-columns-repeated="6"/>
          <table:table-cell table:formula="of:=[.$Q$7]+([.$Q$6]*[.G177])" office:value-type="float" office:value="-0.06768" calcext:value-type="float">
            <text:p>-0.06768</text:p>
          </table:table-cell>
          <table:table-cell table:formula="of:=[.$R$7]+([.$R$6]*[.H177])" office:value-type="float" office:value="0.05884" calcext:value-type="float">
            <text:p>0.05884</text:p>
          </table:table-cell>
          <table:table-cell table:formula="of:=[.$S$7]+([.$S$6]*[.I177])" office:value-type="float" office:value="1.45923" calcext:value-type="float">
            <text:p>1.45923</text:p>
          </table:table-cell>
          <table:table-cell/>
          <table:table-cell table:formula="of:=[.$Q$3]+([.$Q$2]*[.J177])" office:value-type="float" office:value="37.350001" calcext:value-type="float">
            <text:p>37.350001</text:p>
          </table:table-cell>
          <table:table-cell table:formula="of:=[.$R$3]+([.$R$2]*[.K177])" office:value-type="float" office:value="-16.925" calcext:value-type="float">
            <text:p>-16.925</text:p>
          </table:table-cell>
          <table:table-cell table:formula="of:=[.$S$3]+([.$S$2]*[.L177])" office:value-type="float" office:value="-62.0150021" calcext:value-type="float">
            <text:p>-62.0150021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office:value-type="float" office:value="988" calcext:value-type="float">
            <text:p>98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-372" calcext:value-type="float">
            <text:p>-37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0.15" calcext:value-type="float">
            <text:p>0.15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9.700716" calcext:value-type="float">
            <text:p>9.700716</text:p>
          </table:table-cell>
          <table:table-cell office:value-type="float" office:value="406.54766" calcext:value-type="float">
            <text:p>406.54766</text:p>
          </table:table-cell>
          <table:table-cell table:number-columns-repeated="6"/>
          <table:table-cell table:formula="of:=[.$Q$7]+([.$Q$6]*[.G178])" office:value-type="float" office:value="-0.020608" calcext:value-type="float">
            <text:p>-0.020608</text:p>
          </table:table-cell>
          <table:table-cell table:formula="of:=[.$R$7]+([.$R$6]*[.H178])" office:value-type="float" office:value="0.011768" calcext:value-type="float">
            <text:p>0.011768</text:p>
          </table:table-cell>
          <table:table-cell table:formula="of:=[.$S$7]+([.$S$6]*[.I178])" office:value-type="float" office:value="1.453346" calcext:value-type="float">
            <text:p>1.453346</text:p>
          </table:table-cell>
          <table:table-cell/>
          <table:table-cell table:formula="of:=[.$Q$3]+([.$Q$2]*[.J178])" office:value-type="float" office:value="36.600001" calcext:value-type="float">
            <text:p>36.600001</text:p>
          </table:table-cell>
          <table:table-cell table:formula="of:=[.$R$3]+([.$R$2]*[.K178])" office:value-type="float" office:value="-18.3425" calcext:value-type="float">
            <text:p>-18.3425</text:p>
          </table:table-cell>
          <table:table-cell table:formula="of:=[.$S$3]+([.$S$2]*[.L178])" office:value-type="float" office:value="-63.5900021" calcext:value-type="float">
            <text:p>-63.5900021</text:p>
          </table:table-cell>
          <table:table-cell table:number-columns-repeated="997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00" calcext:value-type="float">
            <text:p>-100</text:p>
          </table:table-cell>
          <table:table-cell office:value-type="float" office:value="956" calcext:value-type="float">
            <text:p>956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-393" calcext:value-type="float">
            <text:p>-393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-58.950002" calcext:value-type="float">
            <text:p>-58.950002</text:p>
          </table:table-cell>
          <table:table-cell office:value-type="float" office:value="9.4589" calcext:value-type="float">
            <text:p>9.4589</text:p>
          </table:table-cell>
          <table:table-cell office:value-type="float" office:value="433.122385" calcext:value-type="float">
            <text:p>433.122385</text:p>
          </table:table-cell>
          <table:table-cell table:number-columns-repeated="6"/>
          <table:table-cell table:formula="of:=[.$Q$7]+([.$Q$6]*[.G179])" office:value-type="float" office:value="-0.06768" calcext:value-type="float">
            <text:p>-0.06768</text:p>
          </table:table-cell>
          <table:table-cell table:formula="of:=[.$R$7]+([.$R$6]*[.H179])" office:value-type="float" office:value="-0.1471" calcext:value-type="float">
            <text:p>-0.1471</text:p>
          </table:table-cell>
          <table:table-cell table:formula="of:=[.$S$7]+([.$S$6]*[.I179])" office:value-type="float" office:value="1.406274" calcext:value-type="float">
            <text:p>1.406274</text:p>
          </table:table-cell>
          <table:table-cell/>
          <table:table-cell table:formula="of:=[.$Q$3]+([.$Q$2]*[.J179])" office:value-type="float" office:value="36.150001" calcext:value-type="float">
            <text:p>36.150001</text:p>
          </table:table-cell>
          <table:table-cell table:formula="of:=[.$R$3]+([.$R$2]*[.K179])" office:value-type="float" office:value="-5.11249895" calcext:value-type="float">
            <text:p>-5.11249895</text:p>
          </table:table-cell>
          <table:table-cell table:formula="of:=[.$S$3]+([.$S$2]*[.L179])" office:value-type="float" office:value="-66.8975021" calcext:value-type="float">
            <text:p>-66.8975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84" calcext:value-type="float">
            <text:p>-384</text:p>
          </table:table-cell>
          <table:table-cell office:value-type="float" office:value="924" calcext:value-type="float">
            <text:p>924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-391" calcext:value-type="float">
            <text:p>-391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0.564863" calcext:value-type="float">
            <text:p>-0.564863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-58.650002" calcext:value-type="float">
            <text:p>-58.650002</text:p>
          </table:table-cell>
          <table:table-cell office:value-type="float" office:value="9.819038" calcext:value-type="float">
            <text:p>9.819038</text:p>
          </table:table-cell>
          <table:table-cell office:value-type="float" office:value="468.658724" calcext:value-type="float">
            <text:p>468.658724</text:p>
          </table:table-cell>
          <table:table-cell table:number-columns-repeated="6"/>
          <table:table-cell table:formula="of:=[.$Q$7]+([.$Q$6]*[.G180])" office:value-type="float" office:value="-0.00295599999999999" calcext:value-type="float">
            <text:p>-0.002956</text:p>
          </table:table-cell>
          <table:table-cell table:formula="of:=[.$R$7]+([.$R$6]*[.H180])" office:value-type="float" office:value="-0.564863" calcext:value-type="float">
            <text:p>-0.564863</text:p>
          </table:table-cell>
          <table:table-cell table:formula="of:=[.$S$7]+([.$S$6]*[.I180])" office:value-type="float" office:value="1.359202" calcext:value-type="float">
            <text:p>1.359202</text:p>
          </table:table-cell>
          <table:table-cell/>
          <table:table-cell table:formula="of:=[.$Q$3]+([.$Q$2]*[.J180])" office:value-type="float" office:value="36.900001" calcext:value-type="float">
            <text:p>36.900001</text:p>
          </table:table-cell>
          <table:table-cell table:formula="of:=[.$R$3]+([.$R$2]*[.K180])" office:value-type="float" office:value="12.68500105" calcext:value-type="float">
            <text:p>12.68500105</text:p>
          </table:table-cell>
          <table:table-cell table:formula="of:=[.$S$3]+([.$S$2]*[.L180])" office:value-type="float" office:value="-66.5825021" calcext:value-type="float">
            <text:p>-66.5825021</text:p>
          </table:table-cell>
          <table:table-cell table:number-columns-repeated="997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416" calcext:value-type="float">
            <text:p>-416</text:p>
          </table:table-cell>
          <table:table-cell office:value-type="float" office:value="904" calcext:value-type="float">
            <text:p>904</text:p>
          </table:table-cell>
          <table:table-cell office:value-type="float" office:value="170" calcext:value-type="float">
            <text:p>170</text:p>
          </table:table-cell>
          <table:table-cell office:value-type="float" office:value="282" calcext:value-type="float">
            <text:p>282</text:p>
          </table:table-cell>
          <table:table-cell office:value-type="float" office:value="-374" calcext:value-type="float">
            <text:p>-374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611935" calcext:value-type="float">
            <text:p>-0.611935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42.300002" calcext:value-type="float">
            <text:p>42.30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9.781592" calcext:value-type="float">
            <text:p>9.781592</text:p>
          </table:table-cell>
          <table:table-cell office:value-type="float" office:value="498.2971" calcext:value-type="float">
            <text:p>498.2971</text:p>
          </table:table-cell>
          <table:table-cell table:number-columns-repeated="6"/>
          <table:table-cell table:formula="of:=[.$Q$7]+([.$Q$6]*[.G181])" office:value-type="float" office:value="-0.050028" calcext:value-type="float">
            <text:p>-0.050028</text:p>
          </table:table-cell>
          <table:table-cell table:formula="of:=[.$R$7]+([.$R$6]*[.H181])" office:value-type="float" office:value="-0.611935" calcext:value-type="float">
            <text:p>-0.611935</text:p>
          </table:table-cell>
          <table:table-cell table:formula="of:=[.$S$7]+([.$S$6]*[.I181])" office:value-type="float" office:value="1.329782" calcext:value-type="float">
            <text:p>1.329782</text:p>
          </table:table-cell>
          <table:table-cell/>
          <table:table-cell table:formula="of:=[.$Q$3]+([.$Q$2]*[.J181])" office:value-type="float" office:value="37.500001" calcext:value-type="float">
            <text:p>37.500001</text:p>
          </table:table-cell>
          <table:table-cell table:formula="of:=[.$R$3]+([.$R$2]*[.K181])" office:value-type="float" office:value="25.9150021" calcext:value-type="float">
            <text:p>25.9150021</text:p>
          </table:table-cell>
          <table:table-cell table:formula="of:=[.$S$3]+([.$S$2]*[.L181])" office:value-type="float" office:value="-63.9050021" calcext:value-type="float">
            <text:p>-63.9050021</text:p>
          </table:table-cell>
          <table:table-cell table:number-columns-repeated="99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624" calcext:value-type="float">
            <text:p>-624</text:p>
          </table:table-cell>
          <table:table-cell office:value-type="float" office:value="752" calcext:value-type="float">
            <text:p>752</text:p>
          </table:table-cell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 office:value-type="float" office:value="-339" calcext:value-type="float">
            <text:p>-339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0.917903" calcext:value-type="float">
            <text:p>-0.917903</text:p>
          </table:table-cell>
          <table:table-cell office:value-type="float" office:value="1.10619" calcext:value-type="float">
            <text:p>1.10619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9.586792" calcext:value-type="float">
            <text:p>9.586792</text:p>
          </table:table-cell>
          <table:table-cell office:value-type="float" office:value="525.256128" calcext:value-type="float">
            <text:p>525.256128</text:p>
          </table:table-cell>
          <table:table-cell table:number-columns-repeated="6"/>
          <table:table-cell table:formula="of:=[.$Q$7]+([.$Q$6]*[.G182])" office:value-type="float" office:value="0.00881200000000001" calcext:value-type="float">
            <text:p>0.008812</text:p>
          </table:table-cell>
          <table:table-cell table:formula="of:=[.$R$7]+([.$R$6]*[.H182])" office:value-type="float" office:value="-0.917903" calcext:value-type="float">
            <text:p>-0.917903</text:p>
          </table:table-cell>
          <table:table-cell table:formula="of:=[.$S$7]+([.$S$6]*[.I182])" office:value-type="float" office:value="1.10619" calcext:value-type="float">
            <text:p>1.10619</text:p>
          </table:table-cell>
          <table:table-cell/>
          <table:table-cell table:formula="of:=[.$Q$3]+([.$Q$2]*[.J182])" office:value-type="float" office:value="37.950001" calcext:value-type="float">
            <text:p>37.950001</text:p>
          </table:table-cell>
          <table:table-cell table:formula="of:=[.$R$3]+([.$R$2]*[.K182])" office:value-type="float" office:value="38.5150021" calcext:value-type="float">
            <text:p>38.5150021</text:p>
          </table:table-cell>
          <table:table-cell table:formula="of:=[.$S$3]+([.$S$2]*[.L182])" office:value-type="float" office:value="-58.3925021" calcext:value-type="float">
            <text:p>-58.3925021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704" calcext:value-type="float">
            <text:p>-704</text:p>
          </table:table-cell>
          <table:table-cell office:value-type="float" office:value="724" calcext:value-type="float">
            <text:p>724</text:p>
          </table:table-cell>
          <table:table-cell office:value-type="float" office:value="175" calcext:value-type="float">
            <text:p>175</text:p>
          </table:table-cell>
          <table:table-cell office:value-type="float" office:value="410" calcext:value-type="float">
            <text:p>410</text:p>
          </table:table-cell>
          <table:table-cell office:value-type="float" office:value="-307" calcext:value-type="float">
            <text:p>-307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1.035582" calcext:value-type="float">
            <text:p>-1.035582</text:p>
          </table:table-cell>
          <table:table-cell office:value-type="float" office:value="1.065002" calcext:value-type="float">
            <text:p>1.065002</text:p>
          </table:table-cell>
          <table:table-cell office:value-type="float" office:value="26.250001" calcext:value-type="float">
            <text:p>26.250001</text:p>
          </table:table-cell>
          <table:table-cell office:value-type="float" office:value="61.500002" calcext:value-type="float">
            <text:p>61.50000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9.906018" calcext:value-type="float">
            <text:p>9.906018</text:p>
          </table:table-cell>
          <table:table-cell office:value-type="float" office:value="541.270727" calcext:value-type="float">
            <text:p>541.270727</text:p>
          </table:table-cell>
          <table:table-cell table:number-columns-repeated="6"/>
          <table:table-cell table:formula="of:=[.$Q$7]+([.$Q$6]*[.G183])" office:value-type="float" office:value="0.014696" calcext:value-type="float">
            <text:p>0.014696</text:p>
          </table:table-cell>
          <table:table-cell table:formula="of:=[.$R$7]+([.$R$6]*[.H183])" office:value-type="float" office:value="-1.035582" calcext:value-type="float">
            <text:p>-1.035582</text:p>
          </table:table-cell>
          <table:table-cell table:formula="of:=[.$S$7]+([.$S$6]*[.I183])" office:value-type="float" office:value="1.065002" calcext:value-type="float">
            <text:p>1.065002</text:p>
          </table:table-cell>
          <table:table-cell/>
          <table:table-cell table:formula="of:=[.$Q$3]+([.$Q$2]*[.J183])" office:value-type="float" office:value="38.250001" calcext:value-type="float">
            <text:p>38.250001</text:p>
          </table:table-cell>
          <table:table-cell table:formula="of:=[.$R$3]+([.$R$2]*[.K183])" office:value-type="float" office:value="46.0750021" calcext:value-type="float">
            <text:p>46.0750021</text:p>
          </table:table-cell>
          <table:table-cell table:formula="of:=[.$S$3]+([.$S$2]*[.L183])" office:value-type="float" office:value="-53.3525021" calcext:value-type="float">
            <text:p>-53.3525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80" calcext:value-type="float">
            <text:p>-880</text:p>
          </table:table-cell>
          <table:table-cell office:value-type="float" office:value="516" calcext:value-type="float">
            <text:p>516</text:p>
          </table:table-cell>
          <table:table-cell office:value-type="float" office:value="187" calcext:value-type="float">
            <text:p>187</text:p>
          </table:table-cell>
          <table:table-cell office:value-type="float" office:value="467" calcext:value-type="float">
            <text:p>467</text:p>
          </table:table-cell>
          <table:table-cell office:value-type="float" office:value="-227" calcext:value-type="float">
            <text:p>-227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-1.294478" calcext:value-type="float">
            <text:p>-1.294478</text:p>
          </table:table-cell>
          <table:table-cell office:value-type="float" office:value="0.759035" calcext:value-type="float">
            <text:p>0.759035</text:p>
          </table:table-cell>
          <table:table-cell office:value-type="float" office:value="28.050001" calcext:value-type="float">
            <text:p>28.050001</text:p>
          </table:table-cell>
          <table:table-cell office:value-type="float" office:value="70.050003" calcext:value-type="float">
            <text:p>70.050003</text:p>
          </table:table-cell>
          <table:table-cell office:value-type="float" office:value="-34.050001" calcext:value-type="float">
            <text:p>-34.050001</text:p>
          </table:table-cell>
          <table:table-cell office:value-type="float" office:value="10.010241" calcext:value-type="float">
            <text:p>10.010241</text:p>
          </table:table-cell>
          <table:table-cell office:value-type="float" office:value="551.894012" calcext:value-type="float">
            <text:p>551.894012</text:p>
          </table:table-cell>
          <table:table-cell table:number-columns-repeated="6"/>
          <table:table-cell table:formula="of:=[.$Q$7]+([.$Q$6]*[.G184])" office:value-type="float" office:value="-0.00295599999999999" calcext:value-type="float">
            <text:p>-0.002956</text:p>
          </table:table-cell>
          <table:table-cell table:formula="of:=[.$R$7]+([.$R$6]*[.H184])" office:value-type="float" office:value="-1.294478" calcext:value-type="float">
            <text:p>-1.294478</text:p>
          </table:table-cell>
          <table:table-cell table:formula="of:=[.$S$7]+([.$S$6]*[.I184])" office:value-type="float" office:value="0.759035" calcext:value-type="float">
            <text:p>0.759035</text:p>
          </table:table-cell>
          <table:table-cell/>
          <table:table-cell table:formula="of:=[.$Q$3]+([.$Q$2]*[.J184])" office:value-type="float" office:value="40.050001" calcext:value-type="float">
            <text:p>40.050001</text:p>
          </table:table-cell>
          <table:table-cell table:formula="of:=[.$R$3]+([.$R$2]*[.K184])" office:value-type="float" office:value="55.05250315" calcext:value-type="float">
            <text:p>55.05250315</text:p>
          </table:table-cell>
          <table:table-cell table:formula="of:=[.$S$3]+([.$S$2]*[.L184])" office:value-type="float" office:value="-40.75250105" calcext:value-type="float">
            <text:p>-40.75250105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940" calcext:value-type="float">
            <text:p>-940</text:p>
          </table:table-cell>
          <table:table-cell office:value-type="float" office:value="400" calcext:value-type="float">
            <text:p>400</text:p>
          </table:table-cell>
          <table:table-cell office:value-type="float" office:value="186" calcext:value-type="float">
            <text:p>186</text:p>
          </table:table-cell>
          <table:table-cell office:value-type="float" office:value="521" calcext:value-type="float">
            <text:p>521</text:p>
          </table:table-cell>
          <table:table-cell office:value-type="float" office:value="-117" calcext:value-type="float">
            <text:p>-117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1.382738" calcext:value-type="float">
            <text:p>-1.382738</text:p>
          </table:table-cell>
          <table:table-cell office:value-type="float" office:value="0.588399" calcext:value-type="float">
            <text:p>0.588399</text:p>
          </table:table-cell>
          <table:table-cell office:value-type="float" office:value="27.900001" calcext:value-type="float">
            <text:p>27.900001</text:p>
          </table:table-cell>
          <table:table-cell office:value-type="float" office:value="78.150003" calcext:value-type="float">
            <text:p>78.150003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10.029208" calcext:value-type="float">
            <text:p>10.029208</text:p>
          </table:table-cell>
          <table:table-cell office:value-type="float" office:value="565.443189" calcext:value-type="float">
            <text:p>565.443189</text:p>
          </table:table-cell>
          <table:table-cell table:number-columns-repeated="6"/>
          <table:table-cell table:formula="of:=[.$Q$7]+([.$Q$6]*[.G185])" office:value-type="float" office:value="-0.020608" calcext:value-type="float">
            <text:p>-0.020608</text:p>
          </table:table-cell>
          <table:table-cell table:formula="of:=[.$R$7]+([.$R$6]*[.H185])" office:value-type="float" office:value="-1.382738" calcext:value-type="float">
            <text:p>-1.382738</text:p>
          </table:table-cell>
          <table:table-cell table:formula="of:=[.$S$7]+([.$S$6]*[.I185])" office:value-type="float" office:value="0.588399" calcext:value-type="float">
            <text:p>0.588399</text:p>
          </table:table-cell>
          <table:table-cell/>
          <table:table-cell table:formula="of:=[.$Q$3]+([.$Q$2]*[.J185])" office:value-type="float" office:value="39.900001" calcext:value-type="float">
            <text:p>39.900001</text:p>
          </table:table-cell>
          <table:table-cell table:formula="of:=[.$R$3]+([.$R$2]*[.K185])" office:value-type="float" office:value="63.55750315" calcext:value-type="float">
            <text:p>63.55750315</text:p>
          </table:table-cell>
          <table:table-cell table:formula="of:=[.$S$3]+([.$S$2]*[.L185])" office:value-type="float" office:value="-23.42750105" calcext:value-type="float">
            <text:p>-23.42750105</text:p>
          </table:table-cell>
          <table:table-cell table:number-columns-repeated="997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1048" calcext:value-type="float">
            <text:p>-1048</text:p>
          </table:table-cell>
          <table:table-cell office:value-type="float" office:value="24" calcext:value-type="float">
            <text:p>24</text:p>
          </table:table-cell>
          <table:table-cell office:value-type="float" office:value="194" calcext:value-type="float">
            <text:p>194</text:p>
          </table:table-cell>
          <table:table-cell office:value-type="float" office:value="534" calcext:value-type="float">
            <text:p>534</text:p>
          </table:table-cell>
          <table:table-cell office:value-type="float" office:value="-32" calcext:value-type="float">
            <text:p>-32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-1.541606" calcext:value-type="float">
            <text:p>-1.541606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29.100001" calcext:value-type="float">
            <text:p>29.100001</text:p>
          </table:table-cell>
          <table:table-cell office:value-type="float" office:value="80.100003" calcext:value-type="float">
            <text:p>80.100003</text:p>
          </table:table-cell>
          <table:table-cell office:value-type="float" office:value="-4.8" calcext:value-type="float">
            <text:p>-4.8</text:p>
          </table:table-cell>
          <table:table-cell office:value-type="float" office:value="10.338573" calcext:value-type="float">
            <text:p>10.338573</text:p>
          </table:table-cell>
          <table:table-cell office:value-type="float" office:value="569.048328" calcext:value-type="float">
            <text:p>569.048328</text:p>
          </table:table-cell>
          <table:table-cell table:number-columns-repeated="6"/>
          <table:table-cell table:formula="of:=[.$Q$7]+([.$Q$6]*[.G186])" office:value-type="float" office:value="-0.114752" calcext:value-type="float">
            <text:p>-0.114752</text:p>
          </table:table-cell>
          <table:table-cell table:formula="of:=[.$R$7]+([.$R$6]*[.H186])" office:value-type="float" office:value="-1.541606" calcext:value-type="float">
            <text:p>-1.541606</text:p>
          </table:table-cell>
          <table:table-cell table:formula="of:=[.$S$7]+([.$S$6]*[.I186])" office:value-type="float" office:value="0.035304" calcext:value-type="float">
            <text:p>0.035304</text:p>
          </table:table-cell>
          <table:table-cell/>
          <table:table-cell table:formula="of:=[.$Q$3]+([.$Q$2]*[.J186])" office:value-type="float" office:value="41.100001" calcext:value-type="float">
            <text:p>41.100001</text:p>
          </table:table-cell>
          <table:table-cell table:formula="of:=[.$R$3]+([.$R$2]*[.K186])" office:value-type="float" office:value="65.60500315" calcext:value-type="float">
            <text:p>65.60500315</text:p>
          </table:table-cell>
          <table:table-cell table:formula="of:=[.$S$3]+([.$S$2]*[.L186])" office:value-type="float" office:value="-10.04" calcext:value-type="float">
            <text:p>-10.04</text:p>
          </table:table-cell>
          <table:table-cell table:number-columns-repeated="997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012" calcext:value-type="float">
            <text:p>-1012</text:p>
          </table:table-cell>
          <table:table-cell office:value-type="float" office:value="-112" calcext:value-type="float">
            <text:p>-112</text:p>
          </table:table-cell>
          <table:table-cell office:value-type="float" office:value="192" calcext:value-type="float">
            <text:p>192</text:p>
          </table:table-cell>
          <table:table-cell office:value-type="float" office:value="534" calcext:value-type="float">
            <text:p>534</text:p>
          </table:table-cell>
          <table:table-cell office:value-type="float" office:value="11" calcext:value-type="float">
            <text:p>11</text:p>
          </table:table-cell>
          <table:table-cell office:value-type="float" office:value="-0.182404" calcext:value-type="float">
            <text:p>-0.182404</text:p>
          </table:table-cell>
          <table:table-cell office:value-type="float" office:value="-1.48865" calcext:value-type="float">
            <text:p>-1.48865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28.800001" calcext:value-type="float">
            <text:p>28.800001</text:p>
          </table:table-cell>
          <table:table-cell office:value-type="float" office:value="80.100003" calcext:value-type="float">
            <text:p>80.100003</text:p>
          </table:table-cell>
          <table:table-cell office:value-type="float" office:value="1.65" calcext:value-type="float">
            <text:p>1.65</text:p>
          </table:table-cell>
          <table:table-cell office:value-type="float" office:value="10.058699" calcext:value-type="float">
            <text:p>10.058699</text:p>
          </table:table-cell>
          <table:table-cell office:value-type="float" office:value="567.574665" calcext:value-type="float">
            <text:p>567.574665</text:p>
          </table:table-cell>
          <table:table-cell table:number-columns-repeated="6"/>
          <table:table-cell table:formula="of:=[.$Q$7]+([.$Q$6]*[.G187])" office:value-type="float" office:value="-0.132404" calcext:value-type="float">
            <text:p>-0.132404</text:p>
          </table:table-cell>
          <table:table-cell table:formula="of:=[.$R$7]+([.$R$6]*[.H187])" office:value-type="float" office:value="-1.48865" calcext:value-type="float">
            <text:p>-1.48865</text:p>
          </table:table-cell>
          <table:table-cell table:formula="of:=[.$S$7]+([.$S$6]*[.I187])" office:value-type="float" office:value="-0.164752" calcext:value-type="float">
            <text:p>-0.164752</text:p>
          </table:table-cell>
          <table:table-cell/>
          <table:table-cell table:formula="of:=[.$Q$3]+([.$Q$2]*[.J187])" office:value-type="float" office:value="40.800001" calcext:value-type="float">
            <text:p>40.800001</text:p>
          </table:table-cell>
          <table:table-cell table:formula="of:=[.$R$3]+([.$R$2]*[.K187])" office:value-type="float" office:value="65.60500315" calcext:value-type="float">
            <text:p>65.60500315</text:p>
          </table:table-cell>
          <table:table-cell table:formula="of:=[.$S$3]+([.$S$2]*[.L187])" office:value-type="float" office:value="-3.2675" calcext:value-type="float">
            <text:p>-3.2675</text:p>
          </table:table-cell>
          <table:table-cell table:number-columns-repeated="997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916" calcext:value-type="float">
            <text:p>-916</text:p>
          </table:table-cell>
          <table:table-cell office:value-type="float" office:value="-348" calcext:value-type="float">
            <text:p>-348</text:p>
          </table:table-cell>
          <table:table-cell office:value-type="float" office:value="203" calcext:value-type="float">
            <text:p>203</text:p>
          </table:table-cell>
          <table:table-cell office:value-type="float" office:value="528" calcext:value-type="float">
            <text:p>528</text:p>
          </table:table-cell>
          <table:table-cell office:value-type="float" office:value="114" calcext:value-type="float">
            <text:p>114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-1.347434" calcext:value-type="float">
            <text:p>-1.347434</text:p>
          </table:table-cell>
          <table:table-cell office:value-type="float" office:value="-0.511907" calcext:value-type="float">
            <text:p>-0.511907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79.200003" calcext:value-type="float">
            <text:p>79.200003</text:p>
          </table:table-cell>
          <table:table-cell office:value-type="float" office:value="17.100001" calcext:value-type="float">
            <text:p>17.100001</text:p>
          </table:table-cell>
          <table:table-cell office:value-type="float" office:value="9.667507" calcext:value-type="float">
            <text:p>9.667507</text:p>
          </table:table-cell>
          <table:table-cell office:value-type="float" office:value="577.051991" calcext:value-type="float">
            <text:p>577.051991</text:p>
          </table:table-cell>
          <table:table-cell table:number-columns-repeated="6"/>
          <table:table-cell table:formula="of:=[.$Q$7]+([.$Q$6]*[.G188])" office:value-type="float" office:value="-0.108868" calcext:value-type="float">
            <text:p>-0.108868</text:p>
          </table:table-cell>
          <table:table-cell table:formula="of:=[.$R$7]+([.$R$6]*[.H188])" office:value-type="float" office:value="-1.347434" calcext:value-type="float">
            <text:p>-1.347434</text:p>
          </table:table-cell>
          <table:table-cell table:formula="of:=[.$S$7]+([.$S$6]*[.I188])" office:value-type="float" office:value="-0.511907" calcext:value-type="float">
            <text:p>-0.511907</text:p>
          </table:table-cell>
          <table:table-cell/>
          <table:table-cell table:formula="of:=[.$Q$3]+([.$Q$2]*[.J188])" office:value-type="float" office:value="42.450001" calcext:value-type="float">
            <text:p>42.450001</text:p>
          </table:table-cell>
          <table:table-cell table:formula="of:=[.$R$3]+([.$R$2]*[.K188])" office:value-type="float" office:value="64.66000315" calcext:value-type="float">
            <text:p>64.66000315</text:p>
          </table:table-cell>
          <table:table-cell table:formula="of:=[.$S$3]+([.$S$2]*[.L188])" office:value-type="float" office:value="12.95500105" calcext:value-type="float">
            <text:p>12.95500105</text:p>
          </table:table-cell>
          <table:table-cell table:number-columns-repeated="997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800" calcext:value-type="float">
            <text:p>-800</text:p>
          </table:table-cell>
          <table:table-cell office:value-type="float" office:value="-704" calcext:value-type="float">
            <text:p>-704</text:p>
          </table:table-cell>
          <table:table-cell office:value-type="float" office:value="220" calcext:value-type="float">
            <text:p>220</text:p>
          </table:table-cell>
          <table:table-cell office:value-type="float" office:value="468" calcext:value-type="float">
            <text:p>468</text:p>
          </table:table-cell>
          <table:table-cell office:value-type="float" office:value="245" calcext:value-type="float">
            <text:p>245</text:p>
          </table:table-cell>
          <table:table-cell office:value-type="float" office:value="-0.229476" calcext:value-type="float">
            <text:p>-0.229476</text:p>
          </table:table-cell>
          <table:table-cell office:value-type="float" office:value="-1.176798" calcext:value-type="float">
            <text:p>-1.176798</text:p>
          </table:table-cell>
          <table:table-cell office:value-type="float" office:value="-1.035582" calcext:value-type="float">
            <text:p>-1.035582</text:p>
          </table:table-cell>
          <table:table-cell office:value-type="float" office:value="33.000001" calcext:value-type="float">
            <text:p>33.000001</text:p>
          </table:table-cell>
          <table:table-cell office:value-type="float" office:value="70.200003" calcext:value-type="float">
            <text:p>70.200003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10.561867" calcext:value-type="float">
            <text:p>10.561867</text:p>
          </table:table-cell>
          <table:table-cell office:value-type="float" office:value="572.231596" calcext:value-type="float">
            <text:p>572.231596</text:p>
          </table:table-cell>
          <table:table-cell table:number-columns-repeated="6"/>
          <table:table-cell table:formula="of:=[.$Q$7]+([.$Q$6]*[.G189])" office:value-type="float" office:value="-0.179476" calcext:value-type="float">
            <text:p>-0.179476</text:p>
          </table:table-cell>
          <table:table-cell table:formula="of:=[.$R$7]+([.$R$6]*[.H189])" office:value-type="float" office:value="-1.176798" calcext:value-type="float">
            <text:p>-1.176798</text:p>
          </table:table-cell>
          <table:table-cell table:formula="of:=[.$S$7]+([.$S$6]*[.I189])" office:value-type="float" office:value="-1.035582" calcext:value-type="float">
            <text:p>-1.035582</text:p>
          </table:table-cell>
          <table:table-cell/>
          <table:table-cell table:formula="of:=[.$Q$3]+([.$Q$2]*[.J189])" office:value-type="float" office:value="45.000001" calcext:value-type="float">
            <text:p>45.000001</text:p>
          </table:table-cell>
          <table:table-cell table:formula="of:=[.$R$3]+([.$R$2]*[.K189])" office:value-type="float" office:value="55.21000315" calcext:value-type="float">
            <text:p>55.21000315</text:p>
          </table:table-cell>
          <table:table-cell table:formula="of:=[.$S$3]+([.$S$2]*[.L189])" office:value-type="float" office:value="33.58750105" calcext:value-type="float">
            <text:p>33.58750105</text:p>
          </table:table-cell>
          <table:table-cell table:number-columns-repeated="997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-592" calcext:value-type="float">
            <text:p>-592</text:p>
          </table:table-cell>
          <table:table-cell office:value-type="float" office:value="-836" calcext:value-type="float">
            <text:p>-836</text:p>
          </table:table-cell>
          <table:table-cell office:value-type="float" office:value="233" calcext:value-type="float">
            <text:p>233</text:p>
          </table:table-cell>
          <table:table-cell office:value-type="float" office:value="410" calcext:value-type="float">
            <text:p>410</text:p>
          </table:table-cell>
          <table:table-cell office:value-type="float" office:value="294" calcext:value-type="float">
            <text:p>294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-0.870831" calcext:value-type="float">
            <text:p>-0.870831</text:p>
          </table:table-cell>
          <table:table-cell office:value-type="float" office:value="-1.229754" calcext:value-type="float">
            <text:p>-1.229754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61.500002" calcext:value-type="float">
            <text:p>61.500002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10.291583" calcext:value-type="float">
            <text:p>10.291583</text:p>
          </table:table-cell>
          <table:table-cell office:value-type="float" office:value="555.720253" calcext:value-type="float">
            <text:p>555.720253</text:p>
          </table:table-cell>
          <table:table-cell table:number-columns-repeated="6"/>
          <table:table-cell table:formula="of:=[.$Q$7]+([.$Q$6]*[.G190])" office:value-type="float" office:value="-0.285387" calcext:value-type="float">
            <text:p>-0.285387</text:p>
          </table:table-cell>
          <table:table-cell table:formula="of:=[.$R$7]+([.$R$6]*[.H190])" office:value-type="float" office:value="-0.870831" calcext:value-type="float">
            <text:p>-0.870831</text:p>
          </table:table-cell>
          <table:table-cell table:formula="of:=[.$S$7]+([.$S$6]*[.I190])" office:value-type="float" office:value="-1.229754" calcext:value-type="float">
            <text:p>-1.229754</text:p>
          </table:table-cell>
          <table:table-cell/>
          <table:table-cell table:formula="of:=[.$Q$3]+([.$Q$2]*[.J190])" office:value-type="float" office:value="46.950001" calcext:value-type="float">
            <text:p>46.950001</text:p>
          </table:table-cell>
          <table:table-cell table:formula="of:=[.$R$3]+([.$R$2]*[.K190])" office:value-type="float" office:value="46.0750021" calcext:value-type="float">
            <text:p>46.0750021</text:p>
          </table:table-cell>
          <table:table-cell table:formula="of:=[.$S$3]+([.$S$2]*[.L190])" office:value-type="float" office:value="41.3050021" calcext:value-type="float">
            <text:p>41.3050021</text:p>
          </table:table-cell>
          <table:table-cell table:number-columns-repeated="997"/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-500" calcext:value-type="float">
            <text:p>-500</text:p>
          </table:table-cell>
          <table:table-cell office:value-type="float" office:value="-892" calcext:value-type="float">
            <text:p>-892</text:p>
          </table:table-cell>
          <table:table-cell office:value-type="float" office:value="236" calcext:value-type="float">
            <text:p>236</text:p>
          </table:table-cell>
          <table:table-cell office:value-type="float" office:value="377" calcext:value-type="float">
            <text:p>377</text:p>
          </table:table-cell>
          <table:table-cell office:value-type="float" office:value="319" calcext:value-type="float">
            <text:p>319</text:p>
          </table:table-cell>
          <table:table-cell office:value-type="float" office:value="-0.323619" calcext:value-type="float">
            <text:p>-0.323619</text:p>
          </table:table-cell>
          <table:table-cell office:value-type="float" office:value="-0.735499" calcext:value-type="float">
            <text:p>-0.735499</text:p>
          </table:table-cell>
          <table:table-cell office:value-type="float" office:value="-1.31213" calcext:value-type="float">
            <text:p>-1.31213</text:p>
          </table:table-cell>
          <table:table-cell office:value-type="float" office:value="35.400001" calcext:value-type="float">
            <text:p>35.400001</text:p>
          </table:table-cell>
          <table:table-cell office:value-type="float" office:value="56.550002" calcext:value-type="float">
            <text:p>56.550002</text:p>
          </table:table-cell>
          <table:table-cell office:value-type="float" office:value="47.850002" calcext:value-type="float">
            <text:p>47.850002</text:p>
          </table:table-cell>
          <table:table-cell office:value-type="float" office:value="10.257512" calcext:value-type="float">
            <text:p>10.257512</text:p>
          </table:table-cell>
          <table:table-cell office:value-type="float" office:value="547.344498" calcext:value-type="float">
            <text:p>547.344498</text:p>
          </table:table-cell>
          <table:table-cell table:number-columns-repeated="6"/>
          <table:table-cell table:formula="of:=[.$Q$7]+([.$Q$6]*[.G191])" office:value-type="float" office:value="-0.273619" calcext:value-type="float">
            <text:p>-0.273619</text:p>
          </table:table-cell>
          <table:table-cell table:formula="of:=[.$R$7]+([.$R$6]*[.H191])" office:value-type="float" office:value="-0.735499" calcext:value-type="float">
            <text:p>-0.735499</text:p>
          </table:table-cell>
          <table:table-cell table:formula="of:=[.$S$7]+([.$S$6]*[.I191])" office:value-type="float" office:value="-1.31213" calcext:value-type="float">
            <text:p>-1.31213</text:p>
          </table:table-cell>
          <table:table-cell/>
          <table:table-cell table:formula="of:=[.$Q$3]+([.$Q$2]*[.J191])" office:value-type="float" office:value="47.400001" calcext:value-type="float">
            <text:p>47.400001</text:p>
          </table:table-cell>
          <table:table-cell table:formula="of:=[.$R$3]+([.$R$2]*[.K191])" office:value-type="float" office:value="40.8775021" calcext:value-type="float">
            <text:p>40.8775021</text:p>
          </table:table-cell>
          <table:table-cell table:formula="of:=[.$S$3]+([.$S$2]*[.L191])" office:value-type="float" office:value="45.2425021" calcext:value-type="float">
            <text:p>45.2425021</text:p>
          </table:table-cell>
          <table:table-cell table:number-columns-repeated="997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00" calcext:value-type="float">
            <text:p>-400</text:p>
          </table:table-cell>
          <table:table-cell office:value-type="float" office:value="-956" calcext:value-type="float">
            <text:p>-956</text:p>
          </table:table-cell>
          <table:table-cell office:value-type="float" office:value="238" calcext:value-type="float">
            <text:p>238</text:p>
          </table:table-cell>
          <table:table-cell office:value-type="float" office:value="330" calcext:value-type="float">
            <text:p>330</text:p>
          </table:table-cell>
          <table:table-cell office:value-type="float" office:value="349" calcext:value-type="float">
            <text:p>349</text:p>
          </table:table-cell>
          <table:table-cell office:value-type="float" office:value="-0.26478" calcext:value-type="float">
            <text:p>-0.26478</text:p>
          </table:table-cell>
          <table:table-cell office:value-type="float" office:value="-0.588399" calcext:value-type="float">
            <text:p>-0.588399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49.500002" calcext:value-type="float">
            <text:p>49.500002</text:p>
          </table:table-cell>
          <table:table-cell office:value-type="float" office:value="52.350002" calcext:value-type="float">
            <text:p>52.350002</text:p>
          </table:table-cell>
          <table:table-cell office:value-type="float" office:value="10.314881" calcext:value-type="float">
            <text:p>10.314881</text:p>
          </table:table-cell>
          <table:table-cell office:value-type="float" office:value="536.045707" calcext:value-type="float">
            <text:p>536.045707</text:p>
          </table:table-cell>
          <table:table-cell table:number-columns-repeated="6"/>
          <table:table-cell table:formula="of:=[.$Q$7]+([.$Q$6]*[.G192])" office:value-type="float" office:value="-0.21478" calcext:value-type="float">
            <text:p>-0.21478</text:p>
          </table:table-cell>
          <table:table-cell table:formula="of:=[.$R$7]+([.$R$6]*[.H192])" office:value-type="float" office:value="-0.588399" calcext:value-type="float">
            <text:p>-0.588399</text:p>
          </table:table-cell>
          <table:table-cell table:formula="of:=[.$S$7]+([.$S$6]*[.I192])" office:value-type="float" office:value="-1.406274" calcext:value-type="float">
            <text:p>-1.406274</text:p>
          </table:table-cell>
          <table:table-cell/>
          <table:table-cell table:formula="of:=[.$Q$3]+([.$Q$2]*[.J192])" office:value-type="float" office:value="47.700001" calcext:value-type="float">
            <text:p>47.700001</text:p>
          </table:table-cell>
          <table:table-cell table:formula="of:=[.$R$3]+([.$R$2]*[.K192])" office:value-type="float" office:value="33.4750021" calcext:value-type="float">
            <text:p>33.4750021</text:p>
          </table:table-cell>
          <table:table-cell table:formula="of:=[.$S$3]+([.$S$2]*[.L192])" office:value-type="float" office:value="49.9675021" calcext:value-type="float">
            <text:p>49.9675021</text:p>
          </table:table-cell>
          <table:table-cell table:number-columns-repeated="997"/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248" calcext:value-type="float">
            <text:p>-248</text:p>
          </table:table-cell>
          <table:table-cell office:value-type="float" office:value="-988" calcext:value-type="float">
            <text:p>-988</text:p>
          </table:table-cell>
          <table:table-cell office:value-type="float" office:value="230" calcext:value-type="float">
            <text:p>230</text:p>
          </table:table-cell>
          <table:table-cell office:value-type="float" office:value="284" calcext:value-type="float">
            <text:p>284</text:p>
          </table:table-cell>
          <table:table-cell office:value-type="float" office:value="381" calcext:value-type="float">
            <text:p>381</text:p>
          </table:table-cell>
          <table:table-cell office:value-type="float" office:value="-0.276548" calcext:value-type="float">
            <text:p>-0.276548</text:p>
          </table:table-cell>
          <table:table-cell office:value-type="float" office:value="-0.364807" calcext:value-type="float">
            <text:p>-0.364807</text:p>
          </table:table-cell>
          <table:table-cell office:value-type="float" office:value="-1.453346" calcext:value-type="float">
            <text:p>-1.453346</text:p>
          </table:table-cell>
          <table:table-cell office:value-type="float" office:value="34.500001" calcext:value-type="float">
            <text:p>34.500001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57.150002" calcext:value-type="float">
            <text:p>57.150002</text:p>
          </table:table-cell>
          <table:table-cell office:value-type="float" office:value="10.158251" calcext:value-type="float">
            <text:p>10.158251</text:p>
          </table:table-cell>
          <table:table-cell office:value-type="float" office:value="527.936549" calcext:value-type="float">
            <text:p>527.936549</text:p>
          </table:table-cell>
          <table:table-cell table:number-columns-repeated="6"/>
          <table:table-cell table:formula="of:=[.$Q$7]+([.$Q$6]*[.G193])" office:value-type="float" office:value="-0.226548" calcext:value-type="float">
            <text:p>-0.226548</text:p>
          </table:table-cell>
          <table:table-cell table:formula="of:=[.$R$7]+([.$R$6]*[.H193])" office:value-type="float" office:value="-0.364807" calcext:value-type="float">
            <text:p>-0.364807</text:p>
          </table:table-cell>
          <table:table-cell table:formula="of:=[.$S$7]+([.$S$6]*[.I193])" office:value-type="float" office:value="-1.453346" calcext:value-type="float">
            <text:p>-1.453346</text:p>
          </table:table-cell>
          <table:table-cell/>
          <table:table-cell table:formula="of:=[.$Q$3]+([.$Q$2]*[.J193])" office:value-type="float" office:value="46.500001" calcext:value-type="float">
            <text:p>46.500001</text:p>
          </table:table-cell>
          <table:table-cell table:formula="of:=[.$R$3]+([.$R$2]*[.K193])" office:value-type="float" office:value="26.2300021" calcext:value-type="float">
            <text:p>26.2300021</text:p>
          </table:table-cell>
          <table:table-cell table:formula="of:=[.$S$3]+([.$S$2]*[.L193])" office:value-type="float" office:value="55.0075021" calcext:value-type="float">
            <text:p>55.0075021</text:p>
          </table:table-cell>
          <table:table-cell table:number-columns-repeated="997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00" calcext:value-type="float">
            <text:p>-100</text:p>
          </table:table-cell>
          <table:table-cell office:value-type="float" office:value="-1012" calcext:value-type="float">
            <text:p>-1012</text:p>
          </table:table-cell>
          <table:table-cell office:value-type="float" office:value="220" calcext:value-type="float">
            <text:p>220</text:p>
          </table:table-cell>
          <table:table-cell office:value-type="float" office:value="187" calcext:value-type="float">
            <text:p>187</text:p>
          </table:table-cell>
          <table:table-cell office:value-type="float" office:value="416" calcext:value-type="float">
            <text:p>416</text:p>
          </table:table-cell>
          <table:table-cell office:value-type="float" office:value="-0.26478" calcext:value-type="float">
            <text:p>-0.26478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-1.48865" calcext:value-type="float">
            <text:p>-1.48865</text:p>
          </table:table-cell>
          <table:table-cell office:value-type="float" office:value="33.000001" calcext:value-type="float">
            <text:p>33.000001</text:p>
          </table:table-cell>
          <table:table-cell office:value-type="float" office:value="28.050001" calcext:value-type="float">
            <text:p>28.050001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10.127683" calcext:value-type="float">
            <text:p>10.127683</text:p>
          </table:table-cell>
          <table:table-cell office:value-type="float" office:value="506.384241" calcext:value-type="float">
            <text:p>506.384241</text:p>
          </table:table-cell>
          <table:table-cell table:number-columns-repeated="6"/>
          <table:table-cell table:formula="of:=[.$Q$7]+([.$Q$6]*[.G194])" office:value-type="float" office:value="-0.21478" calcext:value-type="float">
            <text:p>-0.21478</text:p>
          </table:table-cell>
          <table:table-cell table:formula="of:=[.$R$7]+([.$R$6]*[.H194])" office:value-type="float" office:value="-0.1471" calcext:value-type="float">
            <text:p>-0.1471</text:p>
          </table:table-cell>
          <table:table-cell table:formula="of:=[.$S$7]+([.$S$6]*[.I194])" office:value-type="float" office:value="-1.48865" calcext:value-type="float">
            <text:p>-1.48865</text:p>
          </table:table-cell>
          <table:table-cell/>
          <table:table-cell table:formula="of:=[.$Q$3]+([.$Q$2]*[.J194])" office:value-type="float" office:value="45.000001" calcext:value-type="float">
            <text:p>45.000001</text:p>
          </table:table-cell>
          <table:table-cell table:formula="of:=[.$R$3]+([.$R$2]*[.K194])" office:value-type="float" office:value="10.95250105" calcext:value-type="float">
            <text:p>10.95250105</text:p>
          </table:table-cell>
          <table:table-cell table:formula="of:=[.$S$3]+([.$S$2]*[.L194])" office:value-type="float" office:value="60.5200021" calcext:value-type="float">
            <text:p>60.5200021</text:p>
          </table:table-cell>
          <table:table-cell table:number-columns-repeated="997"/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316" calcext:value-type="float">
            <text:p>316</text:p>
          </table:table-cell>
          <table:table-cell office:value-type="float" office:value="-972" calcext:value-type="float">
            <text:p>-972</text:p>
          </table:table-cell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0.464835" calcext:value-type="float">
            <text:p>0.464835</text:p>
          </table:table-cell>
          <table:table-cell office:value-type="float" office:value="-1.42981" calcext:value-type="float">
            <text:p>-1.42981</text:p>
          </table:table-cell>
          <table:table-cell office:value-type="float" office:value="32.250001" calcext:value-type="float">
            <text:p>32.250001</text:p>
          </table:table-cell>
          <table:table-cell office:value-type="float" office:value="9.45" calcext:value-type="float">
            <text:p>9.45</text:p>
          </table:table-cell>
          <table:table-cell office:value-type="float" office:value="63.750003" calcext:value-type="float">
            <text:p>63.750003</text:p>
          </table:table-cell>
          <table:table-cell office:value-type="float" office:value="10.220845" calcext:value-type="float">
            <text:p>10.220845</text:p>
          </table:table-cell>
          <table:table-cell office:value-type="float" office:value="480.43626" calcext:value-type="float">
            <text:p>480.43626</text:p>
          </table:table-cell>
          <table:table-cell table:number-columns-repeated="6"/>
          <table:table-cell table:formula="of:=[.$Q$7]+([.$Q$6]*[.G195])" office:value-type="float" office:value="-0.250084" calcext:value-type="float">
            <text:p>-0.250084</text:p>
          </table:table-cell>
          <table:table-cell table:formula="of:=[.$R$7]+([.$R$6]*[.H195])" office:value-type="float" office:value="0.464835" calcext:value-type="float">
            <text:p>0.464835</text:p>
          </table:table-cell>
          <table:table-cell table:formula="of:=[.$S$7]+([.$S$6]*[.I195])" office:value-type="float" office:value="-1.42981" calcext:value-type="float">
            <text:p>-1.42981</text:p>
          </table:table-cell>
          <table:table-cell/>
          <table:table-cell table:formula="of:=[.$Q$3]+([.$Q$2]*[.J195])" office:value-type="float" office:value="44.250001" calcext:value-type="float">
            <text:p>44.250001</text:p>
          </table:table-cell>
          <table:table-cell table:formula="of:=[.$R$3]+([.$R$2]*[.K195])" office:value-type="float" office:value="-8.5775" calcext:value-type="float">
            <text:p>-8.5775</text:p>
          </table:table-cell>
          <table:table-cell table:formula="of:=[.$S$3]+([.$S$2]*[.L195])" office:value-type="float" office:value="61.93750315" calcext:value-type="float">
            <text:p>61.93750315</text:p>
          </table:table-cell>
          <table:table-cell table:number-columns-repeated="997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560" calcext:value-type="float">
            <text:p>560</text:p>
          </table:table-cell>
          <table:table-cell office:value-type="float" office:value="-968" calcext:value-type="float">
            <text:p>-968</text:p>
          </table:table-cell>
          <table:table-cell office:value-type="float" office:value="222" calcext:value-type="float">
            <text:p>222</text:p>
          </table:table-cell>
          <table:table-cell office:value-type="float" office:value="-105" calcext:value-type="float">
            <text:p>-105</text:p>
          </table:table-cell>
          <table:table-cell office:value-type="float" office:value="372" calcext:value-type="float">
            <text:p>372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0.823759" calcext:value-type="float">
            <text:p>0.823759</text:p>
          </table:table-cell>
          <table:table-cell office:value-type="float" office:value="-1.423926" calcext:value-type="float">
            <text:p>-1.423926</text:p>
          </table:table-cell>
          <table:table-cell office:value-type="float" office:value="33.300001" calcext:value-type="float">
            <text:p>33.300001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55.800002" calcext:value-type="float">
            <text:p>55.800002</text:p>
          </table:table-cell>
          <table:table-cell office:value-type="float" office:value="11.017928" calcext:value-type="float">
            <text:p>11.017928</text:p>
          </table:table-cell>
          <table:table-cell office:value-type="float" office:value="445.74993" calcext:value-type="float">
            <text:p>445.74993</text:p>
          </table:table-cell>
          <table:table-cell table:number-columns-repeated="6"/>
          <table:table-cell table:formula="of:=[.$Q$7]+([.$Q$6]*[.G196])" office:value-type="float" office:value="-0.108868" calcext:value-type="float">
            <text:p>-0.108868</text:p>
          </table:table-cell>
          <table:table-cell table:formula="of:=[.$R$7]+([.$R$6]*[.H196])" office:value-type="float" office:value="0.823759" calcext:value-type="float">
            <text:p>0.823759</text:p>
          </table:table-cell>
          <table:table-cell table:formula="of:=[.$S$7]+([.$S$6]*[.I196])" office:value-type="float" office:value="-1.423926" calcext:value-type="float">
            <text:p>-1.423926</text:p>
          </table:table-cell>
          <table:table-cell/>
          <table:table-cell table:formula="of:=[.$Q$3]+([.$Q$2]*[.J196])" office:value-type="float" office:value="45.300001" calcext:value-type="float">
            <text:p>45.300001</text:p>
          </table:table-cell>
          <table:table-cell table:formula="of:=[.$R$3]+([.$R$2]*[.K196])" office:value-type="float" office:value="-35.03750105" calcext:value-type="float">
            <text:p>-35.03750105</text:p>
          </table:table-cell>
          <table:table-cell table:formula="of:=[.$S$3]+([.$S$2]*[.L196])" office:value-type="float" office:value="53.5900021" calcext:value-type="float">
            <text:p>53.5900021</text:p>
          </table:table-cell>
          <table:table-cell table:number-columns-repeated="997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784" calcext:value-type="float">
            <text:p>784</text:p>
          </table:table-cell>
          <table:table-cell office:value-type="float" office:value="-676" calcext:value-type="float">
            <text:p>-676</text:p>
          </table:table-cell>
          <table:table-cell office:value-type="float" office:value="216" calcext:value-type="float">
            <text:p>216</text:p>
          </table:table-cell>
          <table:table-cell office:value-type="float" office:value="-192" calcext:value-type="float">
            <text:p>-192</text:p>
          </table:table-cell>
          <table:table-cell office:value-type="float" office:value="319" calcext:value-type="float">
            <text:p>319</text:p>
          </table:table-cell>
          <table:table-cell office:value-type="float" office:value="-0.229476" calcext:value-type="float">
            <text:p>-0.229476</text:p>
          </table:table-cell>
          <table:table-cell office:value-type="float" office:value="1.153262" calcext:value-type="float">
            <text:p>1.153262</text:p>
          </table:table-cell>
          <table:table-cell office:value-type="float" office:value="-0.994394" calcext:value-type="float">
            <text:p>-0.994394</text:p>
          </table:table-cell>
          <table:table-cell office:value-type="float" office:value="32.400001" calcext:value-type="float">
            <text:p>32.400001</text:p>
          </table:table-cell>
          <table:table-cell office:value-type="float" office:value="-28.800001" calcext:value-type="float">
            <text:p>-28.800001</text:p>
          </table:table-cell>
          <table:table-cell office:value-type="float" office:value="47.850002" calcext:value-type="float">
            <text:p>47.850002</text:p>
          </table:table-cell>
          <table:table-cell office:value-type="float" office:value="10.266435" calcext:value-type="float">
            <text:p>10.266435</text:p>
          </table:table-cell>
          <table:table-cell office:value-type="float" office:value="430.442795" calcext:value-type="float">
            <text:p>430.442795</text:p>
          </table:table-cell>
          <table:table-cell table:number-columns-repeated="6"/>
          <table:table-cell table:formula="of:=[.$Q$7]+([.$Q$6]*[.G197])" office:value-type="float" office:value="-0.179476" calcext:value-type="float">
            <text:p>-0.179476</text:p>
          </table:table-cell>
          <table:table-cell table:formula="of:=[.$R$7]+([.$R$6]*[.H197])" office:value-type="float" office:value="1.153262" calcext:value-type="float">
            <text:p>1.153262</text:p>
          </table:table-cell>
          <table:table-cell table:formula="of:=[.$S$7]+([.$S$6]*[.I197])" office:value-type="float" office:value="-0.994394" calcext:value-type="float">
            <text:p>-0.994394</text:p>
          </table:table-cell>
          <table:table-cell/>
          <table:table-cell table:formula="of:=[.$Q$3]+([.$Q$2]*[.J197])" office:value-type="float" office:value="44.400001" calcext:value-type="float">
            <text:p>44.400001</text:p>
          </table:table-cell>
          <table:table-cell table:formula="of:=[.$R$3]+([.$R$2]*[.K197])" office:value-type="float" office:value="-48.74000105" calcext:value-type="float">
            <text:p>-48.74000105</text:p>
          </table:table-cell>
          <table:table-cell table:formula="of:=[.$S$3]+([.$S$2]*[.L197])" office:value-type="float" office:value="45.2425021" calcext:value-type="float">
            <text:p>45.2425021</text:p>
          </table:table-cell>
          <table:table-cell table:number-columns-repeated="997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924" calcext:value-type="float">
            <text:p>924</text:p>
          </table:table-cell>
          <table:table-cell office:value-type="float" office:value="-472" calcext:value-type="float">
            <text:p>-472</text:p>
          </table:table-cell>
          <table:table-cell office:value-type="float" office:value="190" calcext:value-type="float">
            <text:p>190</text:p>
          </table:table-cell>
          <table:table-cell office:value-type="float" office:value="-276" calcext:value-type="float">
            <text:p>-276</text:p>
          </table:table-cell>
          <table:table-cell office:value-type="float" office:value="247" calcext:value-type="float">
            <text:p>247</text:p>
          </table:table-cell>
          <table:table-cell office:value-type="float" office:value="-0.170636" calcext:value-type="float">
            <text:p>-0.170636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-0.694311" calcext:value-type="float">
            <text:p>-0.694311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-41.400002" calcext:value-type="float">
            <text:p>-41.400002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10.238519" calcext:value-type="float">
            <text:p>10.238519</text:p>
          </table:table-cell>
          <table:table-cell office:value-type="float" office:value="416.275149" calcext:value-type="float">
            <text:p>416.275149</text:p>
          </table:table-cell>
          <table:table-cell table:number-columns-repeated="6"/>
          <table:table-cell table:formula="of:=[.$Q$7]+([.$Q$6]*[.G198])" office:value-type="float" office:value="-0.120636" calcext:value-type="float">
            <text:p>-0.120636</text:p>
          </table:table-cell>
          <table:table-cell table:formula="of:=[.$R$7]+([.$R$6]*[.H198])" office:value-type="float" office:value="1.359202" calcext:value-type="float">
            <text:p>1.359202</text:p>
          </table:table-cell>
          <table:table-cell table:formula="of:=[.$S$7]+([.$S$6]*[.I198])" office:value-type="float" office:value="-0.694311" calcext:value-type="float">
            <text:p>-0.694311</text:p>
          </table:table-cell>
          <table:table-cell/>
          <table:table-cell table:formula="of:=[.$Q$3]+([.$Q$2]*[.J198])" office:value-type="float" office:value="40.500001" calcext:value-type="float">
            <text:p>40.500001</text:p>
          </table:table-cell>
          <table:table-cell table:formula="of:=[.$R$3]+([.$R$2]*[.K198])" office:value-type="float" office:value="-61.9700021" calcext:value-type="float">
            <text:p>-61.9700021</text:p>
          </table:table-cell>
          <table:table-cell table:formula="of:=[.$S$3]+([.$S$2]*[.L198])" office:value-type="float" office:value="33.90250105" calcext:value-type="float">
            <text:p>33.90250105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060" calcext:value-type="float">
            <text:p>1060</text:p>
          </table:table-cell>
          <table:table-cell office:value-type="float" office:value="-144" calcext:value-type="float">
            <text:p>-144</text:p>
          </table:table-cell>
          <table:table-cell office:value-type="float" office:value="169" calcext:value-type="float">
            <text:p>169</text:p>
          </table:table-cell>
          <table:table-cell office:value-type="float" office:value="-327" calcext:value-type="float">
            <text:p>-327</text:p>
          </table:table-cell>
          <table:table-cell office:value-type="float" office:value="163" calcext:value-type="float">
            <text:p>163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559258" calcext:value-type="float">
            <text:p>1.559258</text:p>
          </table:table-cell>
          <table:table-cell office:value-type="float" office:value="-0.211824" calcext:value-type="float">
            <text:p>-0.211824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10.495224" calcext:value-type="float">
            <text:p>10.495224</text:p>
          </table:table-cell>
          <table:table-cell office:value-type="float" office:value="402.565523" calcext:value-type="float">
            <text:p>402.565523</text:p>
          </table:table-cell>
          <table:table-cell table:number-columns-repeated="6"/>
          <table:table-cell table:formula="of:=[.$Q$7]+([.$Q$6]*[.G199])" office:value-type="float" office:value="0.00292800000000001" calcext:value-type="float">
            <text:p>0.002928</text:p>
          </table:table-cell>
          <table:table-cell table:formula="of:=[.$R$7]+([.$R$6]*[.H199])" office:value-type="float" office:value="1.559258" calcext:value-type="float">
            <text:p>1.559258</text:p>
          </table:table-cell>
          <table:table-cell table:formula="of:=[.$S$7]+([.$S$6]*[.I199])" office:value-type="float" office:value="-0.211824" calcext:value-type="float">
            <text:p>-0.211824</text:p>
          </table:table-cell>
          <table:table-cell/>
          <table:table-cell table:formula="of:=[.$Q$3]+([.$Q$2]*[.J199])" office:value-type="float" office:value="37.350001" calcext:value-type="float">
            <text:p>37.350001</text:p>
          </table:table-cell>
          <table:table-cell table:formula="of:=[.$R$3]+([.$R$2]*[.K199])" office:value-type="float" office:value="-70.0025021" calcext:value-type="float">
            <text:p>-70.0025021</text:p>
          </table:table-cell>
          <table:table-cell table:formula="of:=[.$S$3]+([.$S$2]*[.L199])" office:value-type="float" office:value="20.67250105" calcext:value-type="float">
            <text:p>20.67250105</text:p>
          </table:table-cell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4" calcext:value-type="float">
            <text:p>1104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-359" calcext:value-type="float">
            <text:p>-359</text:p>
          </table:table-cell>
          <table:table-cell office:value-type="float" office:value="73" calcext:value-type="float">
            <text:p>73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1.623981" calcext:value-type="float">
            <text:p>1.623981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0.95" calcext:value-type="float">
            <text:p>10.95</text:p>
          </table:table-cell>
          <table:table-cell office:value-type="float" office:value="10.855639" calcext:value-type="float">
            <text:p>10.855639</text:p>
          </table:table-cell>
          <table:table-cell office:value-type="float" office:value="387.735735" calcext:value-type="float">
            <text:p>387.735735</text:p>
          </table:table-cell>
          <table:table-cell table:number-columns-repeated="6"/>
          <table:table-cell table:formula="of:=[.$Q$7]+([.$Q$6]*[.G200])" office:value-type="float" office:value="0.114724" calcext:value-type="float">
            <text:p>0.114724</text:p>
          </table:table-cell>
          <table:table-cell table:formula="of:=[.$R$7]+([.$R$6]*[.H200])" office:value-type="float" office:value="1.623981" calcext:value-type="float">
            <text:p>1.623981</text:p>
          </table:table-cell>
          <table:table-cell table:formula="of:=[.$S$7]+([.$S$6]*[.I200])" office:value-type="float" office:value="0.100028" calcext:value-type="float">
            <text:p>0.100028</text:p>
          </table:table-cell>
          <table:table-cell/>
          <table:table-cell table:formula="of:=[.$Q$3]+([.$Q$2]*[.J200])" office:value-type="float" office:value="31.050001" calcext:value-type="float">
            <text:p>31.050001</text:p>
          </table:table-cell>
          <table:table-cell table:formula="of:=[.$R$3]+([.$R$2]*[.K200])" office:value-type="float" office:value="-75.0425021" calcext:value-type="float">
            <text:p>-75.0425021</text:p>
          </table:table-cell>
          <table:table-cell table:formula="of:=[.$S$3]+([.$S$2]*[.L200])" office:value-type="float" office:value="6.4975" calcext:value-type="float">
            <text:p>6.4975</text:p>
          </table:table-cell>
          <table:table-cell table:number-columns-repeated="99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office:value-type="float" office:value="420" calcext:value-type="float">
            <text:p>420</text:p>
          </table:table-cell>
          <table:table-cell office:value-type="float" office:value="111" calcext:value-type="float">
            <text:p>111</text:p>
          </table:table-cell>
          <table:table-cell office:value-type="float" office:value="-349" calcext:value-type="float">
            <text:p>-349</text:p>
          </table:table-cell>
          <table:table-cell office:value-type="float" office:value="-54" calcext:value-type="float">
            <text:p>-54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0.617819" calcext:value-type="float">
            <text:p>0.617819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-8.1" calcext:value-type="float">
            <text:p>-8.1</text:p>
          </table:table-cell>
          <table:table-cell office:value-type="float" office:value="10.557277" calcext:value-type="float">
            <text:p>10.557277</text:p>
          </table:table-cell>
          <table:table-cell office:value-type="float" office:value="370.18644" calcext:value-type="float">
            <text:p>370.18644</text:p>
          </table:table-cell>
          <table:table-cell table:number-columns-repeated="6"/>
          <table:table-cell table:formula="of:=[.$Q$7]+([.$Q$6]*[.G201])" office:value-type="float" office:value="0.16768" calcext:value-type="float">
            <text:p>0.16768</text:p>
          </table:table-cell>
          <table:table-cell table:formula="of:=[.$R$7]+([.$R$6]*[.H201])" office:value-type="float" office:value="1.453346" calcext:value-type="float">
            <text:p>1.453346</text:p>
          </table:table-cell>
          <table:table-cell table:formula="of:=[.$S$7]+([.$S$6]*[.I201])" office:value-type="float" office:value="0.617819" calcext:value-type="float">
            <text:p>0.617819</text:p>
          </table:table-cell>
          <table:table-cell/>
          <table:table-cell table:formula="of:=[.$Q$3]+([.$Q$2]*[.J201])" office:value-type="float" office:value="28.650001" calcext:value-type="float">
            <text:p>28.650001</text:p>
          </table:table-cell>
          <table:table-cell table:formula="of:=[.$R$3]+([.$R$2]*[.K201])" office:value-type="float" office:value="-73.4675021" calcext:value-type="float">
            <text:p>-73.4675021</text:p>
          </table:table-cell>
          <table:table-cell table:formula="of:=[.$S$3]+([.$S$2]*[.L201])" office:value-type="float" office:value="-13.505" calcext:value-type="float">
            <text:p>-13.505</text:p>
          </table:table-cell>
          <table:table-cell table:number-columns-repeated="99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72" calcext:value-type="float">
            <text:p>972</text:p>
          </table:table-cell>
          <table:table-cell office:value-type="float" office:value="408" calcext:value-type="float">
            <text:p>408</text:p>
          </table:table-cell>
          <table:table-cell office:value-type="float" office:value="129" calcext:value-type="float">
            <text:p>129</text:p>
          </table:table-cell>
          <table:table-cell office:value-type="float" office:value="-316" calcext:value-type="float">
            <text:p>-316</text:p>
          </table:table-cell>
          <table:table-cell office:value-type="float" office:value="-124" calcext:value-type="float">
            <text:p>-124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0.600167" calcext:value-type="float">
            <text:p>0.600167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10.400155" calcext:value-type="float">
            <text:p>10.400155</text:p>
          </table:table-cell>
          <table:table-cell office:value-type="float" office:value="363.143222" calcext:value-type="float">
            <text:p>363.143222</text:p>
          </table:table-cell>
          <table:table-cell table:number-columns-repeated="6"/>
          <table:table-cell table:formula="of:=[.$Q$7]+([.$Q$6]*[.G202])" office:value-type="float" office:value="0.220636" calcext:value-type="float">
            <text:p>0.220636</text:p>
          </table:table-cell>
          <table:table-cell table:formula="of:=[.$R$7]+([.$R$6]*[.H202])" office:value-type="float" office:value="1.42981" calcext:value-type="float">
            <text:p>1.42981</text:p>
          </table:table-cell>
          <table:table-cell table:formula="of:=[.$S$7]+([.$S$6]*[.I202])" office:value-type="float" office:value="0.600167" calcext:value-type="float">
            <text:p>0.600167</text:p>
          </table:table-cell>
          <table:table-cell/>
          <table:table-cell table:formula="of:=[.$Q$3]+([.$Q$2]*[.J202])" office:value-type="float" office:value="31.350001" calcext:value-type="float">
            <text:p>31.350001</text:p>
          </table:table-cell>
          <table:table-cell table:formula="of:=[.$R$3]+([.$R$2]*[.K202])" office:value-type="float" office:value="-68.2700021" calcext:value-type="float">
            <text:p>-68.2700021</text:p>
          </table:table-cell>
          <table:table-cell table:formula="of:=[.$S$3]+([.$S$2]*[.L202])" office:value-type="float" office:value="-24.53000105" calcext:value-type="float">
            <text:p>-24.53000105</text:p>
          </table:table-cell>
          <table:table-cell table:number-columns-repeated="99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2" calcext:value-type="float">
            <text:p>732</text:p>
          </table:table-cell>
          <table:table-cell office:value-type="float" office:value="768" calcext:value-type="float">
            <text:p>768</text:p>
          </table:table-cell>
          <table:table-cell office:value-type="float" office:value="103" calcext:value-type="float">
            <text:p>103</text:p>
          </table:table-cell>
          <table:table-cell office:value-type="float" office:value="-310" calcext:value-type="float">
            <text:p>-310</text:p>
          </table:table-cell>
          <table:table-cell office:value-type="float" office:value="-157" calcext:value-type="float">
            <text:p>-157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1.07677" calcext:value-type="float">
            <text:p>1.07677</text:p>
          </table:table-cell>
          <table:table-cell office:value-type="float" office:value="1.129726" calcext:value-type="float">
            <text:p>1.129726</text:p>
          </table:table-cell>
          <table:table-cell office:value-type="float" office:value="15.450001" calcext:value-type="float">
            <text:p>15.450001</text:p>
          </table:table-cell>
          <table:table-cell office:value-type="float" office:value="-46.500002" calcext:value-type="float">
            <text:p>-46.500002</text:p>
          </table:table-cell>
          <table:table-cell office:value-type="float" office:value="-23.550001" calcext:value-type="float">
            <text:p>-23.550001</text:p>
          </table:table-cell>
          <table:table-cell office:value-type="float" office:value="10.470858" calcext:value-type="float">
            <text:p>10.470858</text:p>
          </table:table-cell>
          <table:table-cell office:value-type="float" office:value="362.433442" calcext:value-type="float">
            <text:p>362.433442</text:p>
          </table:table-cell>
          <table:table-cell table:number-columns-repeated="6"/>
          <table:table-cell table:formula="of:=[.$Q$7]+([.$Q$6]*[.G203])" office:value-type="float" office:value="0.22652" calcext:value-type="float">
            <text:p>0.22652</text:p>
          </table:table-cell>
          <table:table-cell table:formula="of:=[.$R$7]+([.$R$6]*[.H203])" office:value-type="float" office:value="1.07677" calcext:value-type="float">
            <text:p>1.07677</text:p>
          </table:table-cell>
          <table:table-cell table:formula="of:=[.$S$7]+([.$S$6]*[.I203])" office:value-type="float" office:value="1.129726" calcext:value-type="float">
            <text:p>1.129726</text:p>
          </table:table-cell>
          <table:table-cell/>
          <table:table-cell table:formula="of:=[.$Q$3]+([.$Q$2]*[.J203])" office:value-type="float" office:value="27.450001" calcext:value-type="float">
            <text:p>27.450001</text:p>
          </table:table-cell>
          <table:table-cell table:formula="of:=[.$R$3]+([.$R$2]*[.K203])" office:value-type="float" office:value="-67.3250021" calcext:value-type="float">
            <text:p>-67.3250021</text:p>
          </table:table-cell>
          <table:table-cell table:formula="of:=[.$S$3]+([.$S$2]*[.L203])" office:value-type="float" office:value="-29.72750105" calcext:value-type="float">
            <text:p>-29.72750105</text:p>
          </table:table-cell>
          <table:table-cell table:number-columns-repeated="99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28" calcext:value-type="float">
            <text:p>528</text:p>
          </table:table-cell>
          <table:table-cell office:value-type="float" office:value="808" calcext:value-type="float">
            <text:p>808</text:p>
          </table:table-cell>
          <table:table-cell office:value-type="float" office:value="44" calcext:value-type="float">
            <text:p>44</text:p>
          </table:table-cell>
          <table:table-cell office:value-type="float" office:value="-246" calcext:value-type="float">
            <text:p>-246</text:p>
          </table:table-cell>
          <table:table-cell office:value-type="float" office:value="-263" calcext:value-type="float">
            <text:p>-263</text:p>
          </table:table-cell>
          <table:table-cell office:value-type="float" office:value="0.258896" calcext:value-type="float">
            <text:p>0.258896</text:p>
          </table:table-cell>
          <table:table-cell office:value-type="float" office:value="0.776687" calcext:value-type="float">
            <text:p>0.776687</text:p>
          </table:table-cell>
          <table:table-cell office:value-type="float" office:value="1.188566" calcext:value-type="float">
            <text:p>1.188566</text:p>
          </table:table-cell>
          <table:table-cell office:value-type="float" office:value="6.6" calcext:value-type="float">
            <text:p>6.6</text:p>
          </table:table-cell>
          <table:table-cell office:value-type="float" office:value="-36.900001" calcext:value-type="float">
            <text:p>-36.900001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9.621639" calcext:value-type="float">
            <text:p>9.621639</text:p>
          </table:table-cell>
          <table:table-cell office:value-type="float" office:value="362.796086" calcext:value-type="float">
            <text:p>362.796086</text:p>
          </table:table-cell>
          <table:table-cell table:number-columns-repeated="6"/>
          <table:table-cell table:formula="of:=[.$Q$7]+([.$Q$6]*[.G204])" office:value-type="float" office:value="0.308896" calcext:value-type="float">
            <text:p>0.308896</text:p>
          </table:table-cell>
          <table:table-cell table:formula="of:=[.$R$7]+([.$R$6]*[.H204])" office:value-type="float" office:value="0.776687" calcext:value-type="float">
            <text:p>0.776687</text:p>
          </table:table-cell>
          <table:table-cell table:formula="of:=[.$S$7]+([.$S$6]*[.I204])" office:value-type="float" office:value="1.188566" calcext:value-type="float">
            <text:p>1.188566</text:p>
          </table:table-cell>
          <table:table-cell/>
          <table:table-cell table:formula="of:=[.$Q$3]+([.$Q$2]*[.J204])" office:value-type="float" office:value="18.6" calcext:value-type="float">
            <text:p>18.6</text:p>
          </table:table-cell>
          <table:table-cell table:formula="of:=[.$R$3]+([.$R$2]*[.K204])" office:value-type="float" office:value="-57.24500105" calcext:value-type="float">
            <text:p>-57.24500105</text:p>
          </table:table-cell>
          <table:table-cell table:formula="of:=[.$S$3]+([.$S$2]*[.L204])" office:value-type="float" office:value="-46.4225021" calcext:value-type="float">
            <text:p>-46.4225021</text:p>
          </table:table-cell>
          <table:table-cell table:number-columns-repeated="99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2" calcext:value-type="float">
            <text:p>392</text:p>
          </table:table-cell>
          <table:table-cell office:value-type="float" office:value="912" calcext:value-type="float">
            <text:p>912</text:p>
          </table:table-cell>
          <table:table-cell office:value-type="float" office:value="63" calcext:value-type="float">
            <text:p>63</text:p>
          </table:table-cell>
          <table:table-cell office:value-type="float" office:value="-198" calcext:value-type="float">
            <text:p>-198</text:p>
          </table:table-cell>
          <table:table-cell office:value-type="float" office:value="-299" calcext:value-type="float">
            <text:p>-299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0.576631" calcext:value-type="float">
            <text:p>0.576631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9.45" calcext:value-type="float">
            <text:p>9.45</text:p>
          </table:table-cell>
          <table:table-cell office:value-type="float" office:value="-29.700001" calcext:value-type="float">
            <text:p>-29.700001</text:p>
          </table:table-cell>
          <table:table-cell office:value-type="float" office:value="-44.850002" calcext:value-type="float">
            <text:p>-44.850002</text:p>
          </table:table-cell>
          <table:table-cell office:value-type="float" office:value="9.810494" calcext:value-type="float">
            <text:p>9.810494</text:p>
          </table:table-cell>
          <table:table-cell office:value-type="float" office:value="364.107127" calcext:value-type="float">
            <text:p>364.107127</text:p>
          </table:table-cell>
          <table:table-cell table:number-columns-repeated="6"/>
          <table:table-cell table:formula="of:=[.$Q$7]+([.$Q$6]*[.G205])" office:value-type="float" office:value="0.232404" calcext:value-type="float">
            <text:p>0.232404</text:p>
          </table:table-cell>
          <table:table-cell table:formula="of:=[.$R$7]+([.$R$6]*[.H205])" office:value-type="float" office:value="0.576631" calcext:value-type="float">
            <text:p>0.576631</text:p>
          </table:table-cell>
          <table:table-cell table:formula="of:=[.$S$7]+([.$S$6]*[.I205])" office:value-type="float" office:value="1.34155" calcext:value-type="float">
            <text:p>1.34155</text:p>
          </table:table-cell>
          <table:table-cell/>
          <table:table-cell table:formula="of:=[.$Q$3]+([.$Q$2]*[.J205])" office:value-type="float" office:value="21.45" calcext:value-type="float">
            <text:p>21.45</text:p>
          </table:table-cell>
          <table:table-cell table:formula="of:=[.$R$3]+([.$R$2]*[.K205])" office:value-type="float" office:value="-49.68500105" calcext:value-type="float">
            <text:p>-49.68500105</text:p>
          </table:table-cell>
          <table:table-cell table:formula="of:=[.$S$3]+([.$S$2]*[.L205])" office:value-type="float" office:value="-52.0925021" calcext:value-type="float">
            <text:p>-52.0925021</text:p>
          </table:table-cell>
          <table:table-cell table:number-columns-repeated="99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8" calcext:value-type="float">
            <text:p>268</text:p>
          </table:table-cell>
          <table:table-cell office:value-type="float" office:value="888" calcext:value-type="float">
            <text:p>888</text:p>
          </table:table-cell>
          <table:table-cell office:value-type="float" office:value="67" calcext:value-type="float">
            <text:p>67</text:p>
          </table:table-cell>
          <table:table-cell office:value-type="float" office:value="-163" calcext:value-type="float">
            <text:p>-163</text:p>
          </table:table-cell>
          <table:table-cell office:value-type="float" office:value="-322" calcext:value-type="float">
            <text:p>-322</text:p>
          </table:table-cell>
          <table:table-cell office:value-type="float" office:value="0.188288" calcext:value-type="float">
            <text:p>0.188288</text:p>
          </table:table-cell>
          <table:table-cell office:value-type="float" office:value="0.394227" calcext:value-type="float">
            <text:p>0.394227</text:p>
          </table:table-cell>
          <table:table-cell office:value-type="float" office:value="1.306246" calcext:value-type="float">
            <text:p>1.306246</text:p>
          </table:table-cell>
          <table:table-cell office:value-type="float" office:value="10.05" calcext:value-type="float">
            <text:p>10.05</text:p>
          </table:table-cell>
          <table:table-cell office:value-type="float" office:value="-24.450001" calcext:value-type="float">
            <text:p>-24.450001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9.182461" calcext:value-type="float">
            <text:p>9.182461</text:p>
          </table:table-cell>
          <table:table-cell office:value-type="float" office:value="367.0722" calcext:value-type="float">
            <text:p>367.0722</text:p>
          </table:table-cell>
          <table:table-cell table:number-columns-repeated="6"/>
          <table:table-cell table:formula="of:=[.$Q$7]+([.$Q$6]*[.G206])" office:value-type="float" office:value="0.238288" calcext:value-type="float">
            <text:p>0.238288</text:p>
          </table:table-cell>
          <table:table-cell table:formula="of:=[.$R$7]+([.$R$6]*[.H206])" office:value-type="float" office:value="0.394227" calcext:value-type="float">
            <text:p>0.394227</text:p>
          </table:table-cell>
          <table:table-cell table:formula="of:=[.$S$7]+([.$S$6]*[.I206])" office:value-type="float" office:value="1.306246" calcext:value-type="float">
            <text:p>1.306246</text:p>
          </table:table-cell>
          <table:table-cell/>
          <table:table-cell table:formula="of:=[.$Q$3]+([.$Q$2]*[.J206])" office:value-type="float" office:value="22.05" calcext:value-type="float">
            <text:p>22.05</text:p>
          </table:table-cell>
          <table:table-cell table:formula="of:=[.$R$3]+([.$R$2]*[.K206])" office:value-type="float" office:value="-44.17250105" calcext:value-type="float">
            <text:p>-44.17250105</text:p>
          </table:table-cell>
          <table:table-cell table:formula="of:=[.$S$3]+([.$S$2]*[.L206])" office:value-type="float" office:value="-55.7150021" calcext:value-type="float">
            <text:p>-55.7150021</text:p>
          </table:table-cell>
          <table:table-cell table:number-columns-repeated="99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8" calcext:value-type="float">
            <text:p>188</text:p>
          </table:table-cell>
          <table:table-cell office:value-type="float" office:value="936" calcext:value-type="float">
            <text:p>936</text:p>
          </table:table-cell>
          <table:table-cell office:value-type="float" office:value="106" calcext:value-type="float">
            <text:p>106</text:p>
          </table:table-cell>
          <table:table-cell office:value-type="float" office:value="-79" calcext:value-type="float">
            <text:p>-79</text:p>
          </table:table-cell>
          <table:table-cell office:value-type="float" office:value="-353" calcext:value-type="float">
            <text:p>-353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0.276548" calcext:value-type="float">
            <text:p>0.276548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11.85" calcext:value-type="float">
            <text:p>-11.8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462478" calcext:value-type="float">
            <text:p>9.462478</text:p>
          </table:table-cell>
          <table:table-cell office:value-type="float" office:value="376.942967" calcext:value-type="float">
            <text:p>376.942967</text:p>
          </table:table-cell>
          <table:table-cell table:number-columns-repeated="6"/>
          <table:table-cell table:formula="of:=[.$Q$7]+([.$Q$6]*[.G207])" office:value-type="float" office:value="0.25594" calcext:value-type="float">
            <text:p>0.25594</text:p>
          </table:table-cell>
          <table:table-cell table:formula="of:=[.$R$7]+([.$R$6]*[.H207])" office:value-type="float" office:value="0.276548" calcext:value-type="float">
            <text:p>0.276548</text:p>
          </table:table-cell>
          <table:table-cell table:formula="of:=[.$S$7]+([.$S$6]*[.I207])" office:value-type="float" office:value="1.376854" calcext:value-type="float">
            <text:p>1.376854</text:p>
          </table:table-cell>
          <table:table-cell/>
          <table:table-cell table:formula="of:=[.$Q$3]+([.$Q$2]*[.J207])" office:value-type="float" office:value="27.900001" calcext:value-type="float">
            <text:p>27.900001</text:p>
          </table:table-cell>
          <table:table-cell table:formula="of:=[.$R$3]+([.$R$2]*[.K207])" office:value-type="float" office:value="-30.9425" calcext:value-type="float">
            <text:p>-30.9425</text:p>
          </table:table-cell>
          <table:table-cell table:formula="of:=[.$S$3]+([.$S$2]*[.L207])" office:value-type="float" office:value="-60.5975021" calcext:value-type="float">
            <text:p>-60.597502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16" calcext:value-type="float">
            <text:p>10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366" calcext:value-type="float">
            <text:p>-366</text:p>
          </table:table-cell>
          <table:table-cell office:value-type="float" office:value="0" calcext:value-type="float">
            <text:p>0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494534" calcext:value-type="float">
            <text:p>1.494534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0" calcext:value-type="float">
            <text:p>0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9.97467" calcext:value-type="float">
            <text:p>9.97467</text:p>
          </table:table-cell>
          <table:table-cell office:value-type="float" office:value="394.791084" calcext:value-type="float">
            <text:p>394.791084</text:p>
          </table:table-cell>
          <table:table-cell table:number-columns-repeated="6"/>
          <table:table-cell table:formula="of:=[.$Q$7]+([.$Q$6]*[.G208])" office:value-type="float" office:value="0.05" calcext:value-type="float">
            <text:p>0.05</text:p>
          </table:table-cell>
          <table:table-cell table:formula="of:=[.$R$7]+([.$R$6]*[.H208])" office:value-type="float" office:value="0.070608" calcext:value-type="float">
            <text:p>0.070608</text:p>
          </table:table-cell>
          <table:table-cell table:formula="of:=[.$S$7]+([.$S$6]*[.I208])" office:value-type="float" office:value="1.494534" calcext:value-type="float">
            <text:p>1.494534</text:p>
          </table:table-cell>
          <table:table-cell/>
          <table:table-cell table:formula="of:=[.$Q$3]+([.$Q$2]*[.J208])" office:value-type="float" office:value="34.200001" calcext:value-type="float">
            <text:p>34.200001</text:p>
          </table:table-cell>
          <table:table-cell table:formula="of:=[.$R$3]+([.$R$2]*[.K208])" office:value-type="float" office:value="-18.5" calcext:value-type="float">
            <text:p>-18.5</text:p>
          </table:table-cell>
          <table:table-cell table:formula="of:=[.$S$3]+([.$S$2]*[.L208])" office:value-type="float" office:value="-62.6450021" calcext:value-type="float">
            <text:p>-62.6450021</text:p>
          </table:table-cell>
          <table:table-cell table:number-columns-repeated="997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12" calcext:value-type="float">
            <text:p>-12</text:p>
          </table:table-cell>
          <table:table-cell office:value-type="float" office:value="916" calcext:value-type="float">
            <text:p>916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-362" calcext:value-type="float">
            <text:p>-362</text:p>
          </table:table-cell>
          <table:table-cell office:value-type="float" office:value="-0.152984" calcext:value-type="float">
            <text:p>-0.152984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347434" calcext:value-type="float">
            <text:p>1.347434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6" calcext:value-type="float">
            <text:p>6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9.04137" calcext:value-type="float">
            <text:p>9.04137</text:p>
          </table:table-cell>
          <table:table-cell office:value-type="float" office:value="405.373901" calcext:value-type="float">
            <text:p>405.373901</text:p>
          </table:table-cell>
          <table:table-cell table:number-columns-repeated="6"/>
          <table:table-cell table:formula="of:=[.$Q$7]+([.$Q$6]*[.G209])" office:value-type="float" office:value="-0.102984" calcext:value-type="float">
            <text:p>-0.102984</text:p>
          </table:table-cell>
          <table:table-cell table:formula="of:=[.$R$7]+([.$R$6]*[.H209])" office:value-type="float" office:value="-0.017652" calcext:value-type="float">
            <text:p>-0.017652</text:p>
          </table:table-cell>
          <table:table-cell table:formula="of:=[.$S$7]+([.$S$6]*[.I209])" office:value-type="float" office:value="1.347434" calcext:value-type="float">
            <text:p>1.347434</text:p>
          </table:table-cell>
          <table:table-cell/>
          <table:table-cell table:formula="of:=[.$Q$3]+([.$Q$2]*[.J209])" office:value-type="float" office:value="38.700001" calcext:value-type="float">
            <text:p>38.700001</text:p>
          </table:table-cell>
          <table:table-cell table:formula="of:=[.$R$3]+([.$R$2]*[.K209])" office:value-type="float" office:value="-12.2" calcext:value-type="float">
            <text:p>-12.2</text:p>
          </table:table-cell>
          <table:table-cell table:formula="of:=[.$S$3]+([.$S$2]*[.L209])" office:value-type="float" office:value="-62.0150021" calcext:value-type="float">
            <text:p>-62.0150021</text:p>
          </table:table-cell>
          <table:table-cell table:number-columns-repeated="997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60" calcext:value-type="float">
            <text:p>-60</text:p>
          </table:table-cell>
          <table:table-cell office:value-type="float" office:value="968" calcext:value-type="float">
            <text:p>968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-356" calcext:value-type="float">
            <text:p>-356</text:p>
          </table:table-cell>
          <table:table-cell office:value-type="float" office:value="-0.152984" calcext:value-type="float">
            <text:p>-0.152984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6.9" calcext:value-type="float">
            <text:p>6.9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9.565582" calcext:value-type="float">
            <text:p>9.565582</text:p>
          </table:table-cell>
          <table:table-cell office:value-type="float" office:value="406.142832" calcext:value-type="float">
            <text:p>406.142832</text:p>
          </table:table-cell>
          <table:table-cell table:number-columns-repeated="6"/>
          <table:table-cell table:formula="of:=[.$Q$7]+([.$Q$6]*[.G210])" office:value-type="float" office:value="-0.102984" calcext:value-type="float">
            <text:p>-0.102984</text:p>
          </table:table-cell>
          <table:table-cell table:formula="of:=[.$R$7]+([.$R$6]*[.H210])" office:value-type="float" office:value="-0.08826" calcext:value-type="float">
            <text:p>-0.08826</text:p>
          </table:table-cell>
          <table:table-cell table:formula="of:=[.$S$7]+([.$S$6]*[.I210])" office:value-type="float" office:value="1.423926" calcext:value-type="float">
            <text:p>1.423926</text:p>
          </table:table-cell>
          <table:table-cell/>
          <table:table-cell table:formula="of:=[.$Q$3]+([.$Q$2]*[.J210])" office:value-type="float" office:value="40.500001" calcext:value-type="float">
            <text:p>40.500001</text:p>
          </table:table-cell>
          <table:table-cell table:formula="of:=[.$R$3]+([.$R$2]*[.K210])" office:value-type="float" office:value="-11.255" calcext:value-type="float">
            <text:p>-11.255</text:p>
          </table:table-cell>
          <table:table-cell table:formula="of:=[.$S$3]+([.$S$2]*[.L210])" office:value-type="float" office:value="-61.0700021" calcext:value-type="float">
            <text:p>-61.0700021</text:p>
          </table:table-cell>
          <table:table-cell table:number-columns-repeated="997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44" calcext:value-type="float">
            <text:p>-44</text:p>
          </table:table-cell>
          <table:table-cell office:value-type="float" office:value="976" calcext:value-type="float">
            <text:p>976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-350" calcext:value-type="float">
            <text:p>-350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8.800001" calcext:value-type="float">
            <text:p>28.800001</text:p>
          </table:table-cell>
          <table:table-cell office:value-type="float" office:value="5.55" calcext:value-type="float">
            <text:p>5.5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61636" calcext:value-type="float">
            <text:p>9.61636</text:p>
          </table:table-cell>
          <table:table-cell office:value-type="float" office:value="400.915203" calcext:value-type="float">
            <text:p>400.915203</text:p>
          </table:table-cell>
          <table:table-cell table:number-columns-repeated="6"/>
          <table:table-cell table:formula="of:=[.$Q$7]+([.$Q$6]*[.G211])" office:value-type="float" office:value="-0.073564" calcext:value-type="float">
            <text:p>-0.073564</text:p>
          </table:table-cell>
          <table:table-cell table:formula="of:=[.$R$7]+([.$R$6]*[.H211])" office:value-type="float" office:value="-0.064724" calcext:value-type="float">
            <text:p>-0.064724</text:p>
          </table:table-cell>
          <table:table-cell table:formula="of:=[.$S$7]+([.$S$6]*[.I211])" office:value-type="float" office:value="1.435694" calcext:value-type="float">
            <text:p>1.435694</text:p>
          </table:table-cell>
          <table:table-cell/>
          <table:table-cell table:formula="of:=[.$Q$3]+([.$Q$2]*[.J211])" office:value-type="float" office:value="40.800001" calcext:value-type="float">
            <text:p>40.800001</text:p>
          </table:table-cell>
          <table:table-cell table:formula="of:=[.$R$3]+([.$R$2]*[.K211])" office:value-type="float" office:value="-12.6725" calcext:value-type="float">
            <text:p>-12.6725</text:p>
          </table:table-cell>
          <table:table-cell table:formula="of:=[.$S$3]+([.$S$2]*[.L211])" office:value-type="float" office:value="-60.1250021" calcext:value-type="float">
            <text:p>-60.1250021</text:p>
          </table:table-cell>
          <table:table-cell table:number-columns-repeated="99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1044" calcext:value-type="float">
            <text:p>1044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-382" calcext:value-type="float">
            <text:p>-38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18.150001" calcext:value-type="float">
            <text:p>18.150001</text:p>
          </table:table-cell>
          <table:table-cell office:value-type="float" office:value="3.6" calcext:value-type="float">
            <text:p>3.6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0.242125" calcext:value-type="float">
            <text:p>10.242125</text:p>
          </table:table-cell>
          <table:table-cell office:value-type="float" office:value="401.423716" calcext:value-type="float">
            <text:p>401.423716</text:p>
          </table:table-cell>
          <table:table-cell table:number-columns-repeated="6"/>
          <table:table-cell table:formula="of:=[.$Q$7]+([.$Q$6]*[.G212])" office:value-type="float" office:value="0.038232" calcext:value-type="float">
            <text:p>0.038232</text:p>
          </table:table-cell>
          <table:table-cell table:formula="of:=[.$R$7]+([.$R$6]*[.H212])" office:value-type="float" office:value="-0.041188" calcext:value-type="float">
            <text:p>-0.041188</text:p>
          </table:table-cell>
          <table:table-cell table:formula="of:=[.$S$7]+([.$S$6]*[.I212])" office:value-type="float" office:value="1.535722" calcext:value-type="float">
            <text:p>1.535722</text:p>
          </table:table-cell>
          <table:table-cell/>
          <table:table-cell table:formula="of:=[.$Q$3]+([.$Q$2]*[.J212])" office:value-type="float" office:value="30.150001" calcext:value-type="float">
            <text:p>30.150001</text:p>
          </table:table-cell>
          <table:table-cell table:formula="of:=[.$R$3]+([.$R$2]*[.K212])" office:value-type="float" office:value="-14.72" calcext:value-type="float">
            <text:p>-14.72</text:p>
          </table:table-cell>
          <table:table-cell table:formula="of:=[.$S$3]+([.$S$2]*[.L212])" office:value-type="float" office:value="-65.1650021" calcext:value-type="float">
            <text:p>-65.1650021</text:p>
          </table:table-cell>
          <table:table-cell table:number-columns-repeated="99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-397" calcext:value-type="float">
            <text:p>-397</text:p>
          </table:table-cell>
          <table:table-cell office:value-type="float" office:value="0.270664" calcext:value-type="float">
            <text:p>0.270664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1.65" calcext:value-type="float">
            <text:p>1.65</text:p>
          </table:table-cell>
          <table:table-cell office:value-type="float" office:value="4.05" calcext:value-type="float">
            <text:p>4.05</text:p>
          </table:table-cell>
          <table:table-cell office:value-type="float" office:value="-59.550002" calcext:value-type="float">
            <text:p>-59.550002</text:p>
          </table:table-cell>
          <table:table-cell office:value-type="float" office:value="9.855874" calcext:value-type="float">
            <text:p>9.855874</text:p>
          </table:table-cell>
          <table:table-cell office:value-type="float" office:value="398.069089" calcext:value-type="float">
            <text:p>398.069089</text:p>
          </table:table-cell>
          <table:table-cell table:number-columns-repeated="6"/>
          <table:table-cell table:formula="of:=[.$Q$7]+([.$Q$6]*[.G213])" office:value-type="float" office:value="0.320664" calcext:value-type="float">
            <text:p>0.320664</text:p>
          </table:table-cell>
          <table:table-cell table:formula="of:=[.$R$7]+([.$R$6]*[.H213])" office:value-type="float" office:value="-0.011768" calcext:value-type="float">
            <text:p>-0.011768</text:p>
          </table:table-cell>
          <table:table-cell table:formula="of:=[.$S$7]+([.$S$6]*[.I213])" office:value-type="float" office:value="1.453346" calcext:value-type="float">
            <text:p>1.453346</text:p>
          </table:table-cell>
          <table:table-cell/>
          <table:table-cell table:formula="of:=[.$Q$3]+([.$Q$2]*[.J213])" office:value-type="float" office:value="13.65" calcext:value-type="float">
            <text:p>13.65</text:p>
          </table:table-cell>
          <table:table-cell table:formula="of:=[.$R$3]+([.$R$2]*[.K213])" office:value-type="float" office:value="-14.2475" calcext:value-type="float">
            <text:p>-14.2475</text:p>
          </table:table-cell>
          <table:table-cell table:formula="of:=[.$S$3]+([.$S$2]*[.L213])" office:value-type="float" office:value="-67.5275021" calcext:value-type="float">
            <text:p>-67.5275021</text:p>
          </table:table-cell>
          <table:table-cell table:number-columns-repeated="99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2" calcext:value-type="float">
            <text:p>32</text:p>
          </table:table-cell>
          <table:table-cell office:value-type="float" office:value="824" calcext:value-type="float">
            <text:p>824</text:p>
          </table:table-cell>
          <table:table-cell office:value-type="float" office:value="-153" calcext:value-type="float">
            <text:p>-153</text:p>
          </table:table-cell>
          <table:table-cell office:value-type="float" office:value="3" calcext:value-type="float">
            <text:p>3</text:p>
          </table:table-cell>
          <table:table-cell office:value-type="float" office:value="-379" calcext:value-type="float">
            <text:p>-379</text:p>
          </table:table-cell>
          <table:table-cell office:value-type="float" office:value="0.788455" calcext:value-type="float">
            <text:p>0.788455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212102" calcext:value-type="float">
            <text:p>1.212102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0.45" calcext:value-type="float">
            <text:p>0.45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9.644959" calcext:value-type="float">
            <text:p>9.644959</text:p>
          </table:table-cell>
          <table:table-cell office:value-type="float" office:value="408.728516" calcext:value-type="float">
            <text:p>408.728516</text:p>
          </table:table-cell>
          <table:table-cell table:number-columns-repeated="6"/>
          <table:table-cell table:formula="of:=[.$Q$7]+([.$Q$6]*[.G214])" office:value-type="float" office:value="0.838455" calcext:value-type="float">
            <text:p>0.838455</text:p>
          </table:table-cell>
          <table:table-cell table:formula="of:=[.$R$7]+([.$R$6]*[.H214])" office:value-type="float" office:value="0.047072" calcext:value-type="float">
            <text:p>0.047072</text:p>
          </table:table-cell>
          <table:table-cell table:formula="of:=[.$S$7]+([.$S$6]*[.I214])" office:value-type="float" office:value="1.212102" calcext:value-type="float">
            <text:p>1.212102</text:p>
          </table:table-cell>
          <table:table-cell/>
          <table:table-cell table:formula="of:=[.$Q$3]+([.$Q$2]*[.J214])" office:value-type="float" office:value="-10.950001" calcext:value-type="float">
            <text:p>-10.950001</text:p>
          </table:table-cell>
          <table:table-cell table:formula="of:=[.$R$3]+([.$R$2]*[.K214])" office:value-type="float" office:value="-18.0275" calcext:value-type="float">
            <text:p>-18.0275</text:p>
          </table:table-cell>
          <table:table-cell table:formula="of:=[.$S$3]+([.$S$2]*[.L214])" office:value-type="float" office:value="-64.6925021" calcext:value-type="float">
            <text:p>-64.6925021</text:p>
          </table:table-cell>
          <table:table-cell table:number-columns-repeated="99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6" calcext:value-type="float">
            <text:p>56</text:p>
          </table:table-cell>
          <table:table-cell office:value-type="float" office:value="676" calcext:value-type="float">
            <text:p>676</text:p>
          </table:table-cell>
          <table:table-cell office:value-type="float" office:value="-225" calcext:value-type="float">
            <text:p>-225</text:p>
          </table:table-cell>
          <table:table-cell office:value-type="float" office:value="-9" calcext:value-type="float">
            <text:p>-9</text:p>
          </table:table-cell>
          <table:table-cell office:value-type="float" office:value="-358" calcext:value-type="float">
            <text:p>-358</text:p>
          </table:table-cell>
          <table:table-cell office:value-type="float" office:value="0.947323" calcext:value-type="float">
            <text:p>0.947323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0.994394" calcext:value-type="float">
            <text:p>0.994394</text:p>
          </table:table-cell>
          <table:table-cell office:value-type="float" office:value="-33.750001" calcext:value-type="float">
            <text:p>-33.750001</text:p>
          </table:table-cell>
          <table:table-cell office:value-type="float" office:value="-1.35" calcext:value-type="float">
            <text:p>-1.35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9.172485" calcext:value-type="float">
            <text:p>9.172485</text:p>
          </table:table-cell>
          <table:table-cell office:value-type="float" office:value="422.930254" calcext:value-type="float">
            <text:p>422.930254</text:p>
          </table:table-cell>
          <table:table-cell table:number-columns-repeated="6"/>
          <table:table-cell table:formula="of:=[.$Q$7]+([.$Q$6]*[.G215])" office:value-type="float" office:value="0.997323" calcext:value-type="float">
            <text:p>0.997323</text:p>
          </table:table-cell>
          <table:table-cell table:formula="of:=[.$R$7]+([.$R$6]*[.H215])" office:value-type="float" office:value="0.082376" calcext:value-type="float">
            <text:p>0.082376</text:p>
          </table:table-cell>
          <table:table-cell table:formula="of:=[.$S$7]+([.$S$6]*[.I215])" office:value-type="float" office:value="0.994394" calcext:value-type="float">
            <text:p>0.994394</text:p>
          </table:table-cell>
          <table:table-cell/>
          <table:table-cell table:formula="of:=[.$Q$3]+([.$Q$2]*[.J215])" office:value-type="float" office:value="-21.750001" calcext:value-type="float">
            <text:p>-21.750001</text:p>
          </table:table-cell>
          <table:table-cell table:formula="of:=[.$R$3]+([.$R$2]*[.K215])" office:value-type="float" office:value="-19.9175" calcext:value-type="float">
            <text:p>-19.9175</text:p>
          </table:table-cell>
          <table:table-cell table:formula="of:=[.$S$3]+([.$S$2]*[.L215])" office:value-type="float" office:value="-61.3850021" calcext:value-type="float">
            <text:p>-61.3850021</text:p>
          </table:table-cell>
          <table:table-cell table:number-columns-repeated="99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8" calcext:value-type="float">
            <text:p>68</text:p>
          </table:table-cell>
          <table:table-cell office:value-type="float" office:value="600" calcext:value-type="float">
            <text:p>600</text:p>
          </table:table-cell>
          <table:table-cell office:value-type="float" office:value="-291" calcext:value-type="float">
            <text:p>-291</text:p>
          </table:table-cell>
          <table:table-cell office:value-type="float" office:value="-7" calcext:value-type="float">
            <text:p>-7</text:p>
          </table:table-cell>
          <table:table-cell office:value-type="float" office:value="-330" calcext:value-type="float">
            <text:p>-330</text:p>
          </table:table-cell>
          <table:table-cell office:value-type="float" office:value="1.117958" calcext:value-type="float">
            <text:p>1.117958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0.882599" calcext:value-type="float">
            <text:p>0.882599</text:p>
          </table:table-cell>
          <table:table-cell office:value-type="float" office:value="-43.650002" calcext:value-type="float">
            <text:p>-43.650002</text:p>
          </table:table-cell>
          <table:table-cell office:value-type="float" office:value="-1.05" calcext:value-type="float">
            <text:p>-1.05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519141" calcext:value-type="float">
            <text:p>9.519141</text:p>
          </table:table-cell>
          <table:table-cell office:value-type="float" office:value="440.03409" calcext:value-type="float">
            <text:p>440.03409</text:p>
          </table:table-cell>
          <table:table-cell table:number-columns-repeated="6"/>
          <table:table-cell table:formula="of:=[.$Q$7]+([.$Q$6]*[.G216])" office:value-type="float" office:value="1.167958" calcext:value-type="float">
            <text:p>1.167958</text:p>
          </table:table-cell>
          <table:table-cell table:formula="of:=[.$R$7]+([.$R$6]*[.H216])" office:value-type="float" office:value="0.100028" calcext:value-type="float">
            <text:p>0.100028</text:p>
          </table:table-cell>
          <table:table-cell table:formula="of:=[.$S$7]+([.$S$6]*[.I216])" office:value-type="float" office:value="0.882599" calcext:value-type="float">
            <text:p>0.882599</text:p>
          </table:table-cell>
          <table:table-cell/>
          <table:table-cell table:formula="of:=[.$Q$3]+([.$Q$2]*[.J216])" office:value-type="float" office:value="-31.650002" calcext:value-type="float">
            <text:p>-31.650002</text:p>
          </table:table-cell>
          <table:table-cell table:formula="of:=[.$R$3]+([.$R$2]*[.K216])" office:value-type="float" office:value="-19.6025" calcext:value-type="float">
            <text:p>-19.6025</text:p>
          </table:table-cell>
          <table:table-cell table:formula="of:=[.$S$3]+([.$S$2]*[.L216])" office:value-type="float" office:value="-56.9750021" calcext:value-type="float">
            <text:p>-56.9750021</text:p>
          </table:table-cell>
          <table:table-cell table:number-columns-repeated="99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0" calcext:value-type="float">
            <text:p>40</text:p>
          </table:table-cell>
          <table:table-cell office:value-type="float" office:value="376" calcext:value-type="float">
            <text:p>376</text:p>
          </table:table-cell>
          <table:table-cell office:value-type="float" office:value="-393" calcext:value-type="float">
            <text:p>-393</text:p>
          </table:table-cell>
          <table:table-cell office:value-type="float" office:value="13" calcext:value-type="float">
            <text:p>13</text:p>
          </table:table-cell>
          <table:table-cell office:value-type="float" office:value="-262" calcext:value-type="float">
            <text:p>-262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-58.950002" calcext:value-type="float">
            <text:p>-58.950002</text:p>
          </table:table-cell>
          <table:table-cell office:value-type="float" office:value="1.95" calcext:value-type="float">
            <text:p>1.95</text:p>
          </table:table-cell>
          <table:table-cell office:value-type="float" office:value="-39.300002" calcext:value-type="float">
            <text:p>-39.300002</text:p>
          </table:table-cell>
          <table:table-cell office:value-type="float" office:value="8.855226" calcext:value-type="float">
            <text:p>8.855226</text:p>
          </table:table-cell>
          <table:table-cell office:value-type="float" office:value="472.506085" calcext:value-type="float">
            <text:p>472.506085</text:p>
          </table:table-cell>
          <table:table-cell table:number-columns-repeated="6"/>
          <table:table-cell table:formula="of:=[.$Q$7]+([.$Q$6]*[.G217])" office:value-type="float" office:value="1.256218" calcext:value-type="float">
            <text:p>1.256218</text:p>
          </table:table-cell>
          <table:table-cell table:formula="of:=[.$R$7]+([.$R$6]*[.H217])" office:value-type="float" office:value="0.05884" calcext:value-type="float">
            <text:p>0.05884</text:p>
          </table:table-cell>
          <table:table-cell table:formula="of:=[.$S$7]+([.$S$6]*[.I217])" office:value-type="float" office:value="0.553095" calcext:value-type="float">
            <text:p>0.553095</text:p>
          </table:table-cell>
          <table:table-cell/>
          <table:table-cell table:formula="of:=[.$Q$3]+([.$Q$2]*[.J217])" office:value-type="float" office:value="-46.950002" calcext:value-type="float">
            <text:p>-46.950002</text:p>
          </table:table-cell>
          <table:table-cell table:formula="of:=[.$R$3]+([.$R$2]*[.K217])" office:value-type="float" office:value="-16.4525" calcext:value-type="float">
            <text:p>-16.4525</text:p>
          </table:table-cell>
          <table:table-cell table:formula="of:=[.$S$3]+([.$S$2]*[.L217])" office:value-type="float" office:value="-46.2650021" calcext:value-type="float">
            <text:p>-46.2650021</text:p>
          </table:table-cell>
          <table:table-cell table:number-columns-repeated="99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-496" calcext:value-type="float">
            <text:p>-496</text:p>
          </table:table-cell>
          <table:table-cell office:value-type="float" office:value="28" calcext:value-type="float">
            <text:p>28</text:p>
          </table:table-cell>
          <table:table-cell office:value-type="float" office:value="-158" calcext:value-type="float">
            <text:p>-15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74.400003" calcext:value-type="float">
            <text:p>-74.400003</text:p>
          </table:table-cell>
          <table:table-cell office:value-type="float" office:value="4.2" calcext:value-type="float">
            <text:p>4.2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9.423942" calcext:value-type="float">
            <text:p>9.423942</text:p>
          </table:table-cell>
          <table:table-cell office:value-type="float" office:value="521.309889" calcext:value-type="float">
            <text:p>521.309889</text:p>
          </table:table-cell>
          <table:table-cell table:number-columns-repeated="6"/>
          <table:table-cell table:formula="of:=[.$Q$7]+([.$Q$6]*[.G218])" office:value-type="float" office:value="1.456274" calcext:value-type="float">
            <text:p>1.456274</text:p>
          </table:table-cell>
          <table:table-cell table:formula="of:=[.$R$7]+([.$R$6]*[.H218])" office:value-type="float" office:value="0.082376" calcext:value-type="float">
            <text:p>0.082376</text:p>
          </table:table-cell>
          <table:table-cell table:formula="of:=[.$S$7]+([.$S$6]*[.I218])" office:value-type="float" office:value="0.11768" calcext:value-type="float">
            <text:p>0.11768</text:p>
          </table:table-cell>
          <table:table-cell/>
          <table:table-cell table:formula="of:=[.$Q$3]+([.$Q$2]*[.J218])" office:value-type="float" office:value="-62.400003" calcext:value-type="float">
            <text:p>-62.400003</text:p>
          </table:table-cell>
          <table:table-cell table:formula="of:=[.$R$3]+([.$R$2]*[.K218])" office:value-type="float" office:value="-14.09" calcext:value-type="float">
            <text:p>-14.09</text:p>
          </table:table-cell>
          <table:table-cell table:formula="of:=[.$S$3]+([.$S$2]*[.L218])" office:value-type="float" office:value="-29.88500105" calcext:value-type="float">
            <text:p>-29.88500105</text:p>
          </table:table-cell>
          <table:table-cell table:number-columns-repeated="99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4" calcext:value-type="float">
            <text:p>24</text:p>
          </table:table-cell>
          <table:table-cell office:value-type="float" office:value="-232" calcext:value-type="float">
            <text:p>-232</text:p>
          </table:table-cell>
          <table:table-cell office:value-type="float" office:value="-551" calcext:value-type="float">
            <text:p>-551</text:p>
          </table:table-cell>
          <table:table-cell office:value-type="float" office:value="51" calcext:value-type="float">
            <text:p>51</text:p>
          </table:table-cell>
          <table:table-cell office:value-type="float" office:value="-55" calcext:value-type="float">
            <text:p>-55</text:p>
          </table:table-cell>
          <table:table-cell office:value-type="float" office:value="1.45923" calcext:value-type="float">
            <text:p>1.45923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-0.341271" calcext:value-type="float">
            <text:p>-0.341271</text:p>
          </table:table-cell>
          <table:table-cell office:value-type="float" office:value="-82.650003" calcext:value-type="float">
            <text:p>-82.650003</text:p>
          </table:table-cell>
          <table:table-cell office:value-type="float" office:value="7.65" calcext:value-type="float">
            <text:p>7.65</text:p>
          </table:table-cell>
          <table:table-cell office:value-type="float" office:value="-8.25" calcext:value-type="float">
            <text:p>-8.25</text:p>
          </table:table-cell>
          <table:table-cell office:value-type="float" office:value="9.993472" calcext:value-type="float">
            <text:p>9.993472</text:p>
          </table:table-cell>
          <table:table-cell office:value-type="float" office:value="556.081829" calcext:value-type="float">
            <text:p>556.081829</text:p>
          </table:table-cell>
          <table:table-cell table:number-columns-repeated="6"/>
          <table:table-cell table:formula="of:=[.$Q$7]+([.$Q$6]*[.G219])" office:value-type="float" office:value="1.50923" calcext:value-type="float">
            <text:p>1.50923</text:p>
          </table:table-cell>
          <table:table-cell table:formula="of:=[.$R$7]+([.$R$6]*[.H219])" office:value-type="float" office:value="0.035304" calcext:value-type="float">
            <text:p>0.035304</text:p>
          </table:table-cell>
          <table:table-cell table:formula="of:=[.$S$7]+([.$S$6]*[.I219])" office:value-type="float" office:value="-0.341271" calcext:value-type="float">
            <text:p>-0.341271</text:p>
          </table:table-cell>
          <table:table-cell/>
          <table:table-cell table:formula="of:=[.$Q$3]+([.$Q$2]*[.J219])" office:value-type="float" office:value="-70.650003" calcext:value-type="float">
            <text:p>-70.650003</text:p>
          </table:table-cell>
          <table:table-cell table:formula="of:=[.$R$3]+([.$R$2]*[.K219])" office:value-type="float" office:value="-10.4675" calcext:value-type="float">
            <text:p>-10.4675</text:p>
          </table:table-cell>
          <table:table-cell table:formula="of:=[.$S$3]+([.$S$2]*[.L219])" office:value-type="float" office:value="-13.6625" calcext:value-type="float">
            <text:p>-13.6625</text:p>
          </table:table-cell>
          <table:table-cell table:number-columns-repeated="99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8" calcext:value-type="float">
            <text:p>68</text:p>
          </table:table-cell>
          <table:table-cell office:value-type="float" office:value="-476" calcext:value-type="float">
            <text:p>-476</text:p>
          </table:table-cell>
          <table:table-cell office:value-type="float" office:value="-571" calcext:value-type="float">
            <text:p>-571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.176798" calcext:value-type="float">
            <text:p>1.176798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-0.700195" calcext:value-type="float">
            <text:p>-0.700195</text:p>
          </table:table-cell>
          <table:table-cell office:value-type="float" office:value="-85.650003" calcext:value-type="float">
            <text:p>-85.650003</text:p>
          </table:table-cell>
          <table:table-cell office:value-type="float" office:value="5.85" calcext:value-type="float">
            <text:p>5.85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9.153341" calcext:value-type="float">
            <text:p>9.153341</text:p>
          </table:table-cell>
          <table:table-cell office:value-type="float" office:value="578.755562" calcext:value-type="float">
            <text:p>578.755562</text:p>
          </table:table-cell>
          <table:table-cell table:number-columns-repeated="6"/>
          <table:table-cell table:formula="of:=[.$Q$7]+([.$Q$6]*[.G220])" office:value-type="float" office:value="1.226798" calcext:value-type="float">
            <text:p>1.226798</text:p>
          </table:table-cell>
          <table:table-cell table:formula="of:=[.$R$7]+([.$R$6]*[.H220])" office:value-type="float" office:value="0.100028" calcext:value-type="float">
            <text:p>0.100028</text:p>
          </table:table-cell>
          <table:table-cell table:formula="of:=[.$S$7]+([.$S$6]*[.I220])" office:value-type="float" office:value="-0.700195" calcext:value-type="float">
            <text:p>-0.700195</text:p>
          </table:table-cell>
          <table:table-cell/>
          <table:table-cell table:formula="of:=[.$Q$3]+([.$Q$2]*[.J220])" office:value-type="float" office:value="-73.650003" calcext:value-type="float">
            <text:p>-73.650003</text:p>
          </table:table-cell>
          <table:table-cell table:formula="of:=[.$R$3]+([.$R$2]*[.K220])" office:value-type="float" office:value="-12.3575" calcext:value-type="float">
            <text:p>-12.3575</text:p>
          </table:table-cell>
          <table:table-cell table:formula="of:=[.$S$3]+([.$S$2]*[.L220])" office:value-type="float" office:value="8.54500105" calcext:value-type="float">
            <text:p>8.54500105</text:p>
          </table:table-cell>
          <table:table-cell table:number-columns-repeated="99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4" calcext:value-type="float">
            <text:p>44</text:p>
          </table:table-cell>
          <table:table-cell office:value-type="float" office:value="-684" calcext:value-type="float">
            <text:p>-684</text:p>
          </table:table-cell>
          <table:table-cell office:value-type="float" office:value="-539" calcext:value-type="float">
            <text:p>-539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office:value-type="float" office:value="0.98851" calcext:value-type="float">
            <text:p>0.98851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-1.006162" calcext:value-type="float">
            <text:p>-1.006162</text:p>
          </table:table-cell>
          <table:table-cell office:value-type="float" office:value="-80.850003" calcext:value-type="float">
            <text:p>-80.850003</text:p>
          </table:table-cell>
          <table:table-cell office:value-type="float" office:value="3" calcext:value-type="float">
            <text:p>3</text:p>
          </table:table-cell>
          <table:table-cell office:value-type="float" office:value="32.550001" calcext:value-type="float">
            <text:p>32.550001</text:p>
          </table:table-cell>
          <table:table-cell office:value-type="float" office:value="9.41324" calcext:value-type="float">
            <text:p>9.41324</text:p>
          </table:table-cell>
          <table:table-cell office:value-type="float" office:value="581.386274" calcext:value-type="float">
            <text:p>581.386274</text:p>
          </table:table-cell>
          <table:table-cell table:number-columns-repeated="6"/>
          <table:table-cell table:formula="of:=[.$Q$7]+([.$Q$6]*[.G221])" office:value-type="float" office:value="1.03851" calcext:value-type="float">
            <text:p>1.03851</text:p>
          </table:table-cell>
          <table:table-cell table:formula="of:=[.$R$7]+([.$R$6]*[.H221])" office:value-type="float" office:value="0.064724" calcext:value-type="float">
            <text:p>0.064724</text:p>
          </table:table-cell>
          <table:table-cell table:formula="of:=[.$S$7]+([.$S$6]*[.I221])" office:value-type="float" office:value="-1.006162" calcext:value-type="float">
            <text:p>-1.006162</text:p>
          </table:table-cell>
          <table:table-cell/>
          <table:table-cell table:formula="of:=[.$Q$3]+([.$Q$2]*[.J221])" office:value-type="float" office:value="-68.850003" calcext:value-type="float">
            <text:p>-68.850003</text:p>
          </table:table-cell>
          <table:table-cell table:formula="of:=[.$R$3]+([.$R$2]*[.K221])" office:value-type="float" office:value="-15.35" calcext:value-type="float">
            <text:p>-15.35</text:p>
          </table:table-cell>
          <table:table-cell table:formula="of:=[.$S$3]+([.$S$2]*[.L221])" office:value-type="float" office:value="29.17750105" calcext:value-type="float">
            <text:p>29.17750105</text:p>
          </table:table-cell>
          <table:table-cell table:number-columns-repeated="99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020" calcext:value-type="float">
            <text:p>-1020</text:p>
          </table:table-cell>
          <table:table-cell office:value-type="float" office:value="-418" calcext:value-type="float">
            <text:p>-418</text:p>
          </table:table-cell>
          <table:table-cell office:value-type="float" office:value="47" calcext:value-type="float">
            <text:p>47</text:p>
          </table:table-cell>
          <table:table-cell office:value-type="float" office:value="399" calcext:value-type="float">
            <text:p>399</text:p>
          </table:table-cell>
          <table:table-cell office:value-type="float" office:value="0.329503" calcext:value-type="float">
            <text:p>0.329503</text:p>
          </table:table-cell>
          <table:table-cell office:value-type="float" office:value="0" calcext:value-type="float">
            <text:p>0</text:p>
          </table:table-cell>
          <table:table-cell office:value-type="float" office:value="-1.500418" calcext:value-type="float">
            <text:p>-1.500418</text:p>
          </table:table-cell>
          <table:table-cell office:value-type="float" office:value="-62.700002" calcext:value-type="float">
            <text:p>-62.700002</text:p>
          </table:table-cell>
          <table:table-cell office:value-type="float" office:value="7.05" calcext:value-type="float">
            <text:p>7.05</text:p>
          </table:table-cell>
          <table:table-cell office:value-type="float" office:value="59.850002" calcext:value-type="float">
            <text:p>59.850002</text:p>
          </table:table-cell>
          <table:table-cell office:value-type="float" office:value="10.241149" calcext:value-type="float">
            <text:p>10.241149</text:p>
          </table:table-cell>
          <table:table-cell office:value-type="float" office:value="579.770644" calcext:value-type="float">
            <text:p>579.770644</text:p>
          </table:table-cell>
          <table:table-cell table:number-columns-repeated="6"/>
          <table:table-cell table:formula="of:=[.$Q$7]+([.$Q$6]*[.G222])" office:value-type="float" office:value="0.379503" calcext:value-type="float">
            <text:p>0.379503</text:p>
          </table:table-cell>
          <table:table-cell table:formula="of:=[.$R$7]+([.$R$6]*[.H222])" office:value-type="float" office:value="0" calcext:value-type="float">
            <text:p>0</text:p>
          </table:table-cell>
          <table:table-cell table:formula="of:=[.$S$7]+([.$S$6]*[.I222])" office:value-type="float" office:value="-1.500418" calcext:value-type="float">
            <text:p>-1.500418</text:p>
          </table:table-cell>
          <table:table-cell/>
          <table:table-cell table:formula="of:=[.$Q$3]+([.$Q$2]*[.J222])" office:value-type="float" office:value="-50.700002" calcext:value-type="float">
            <text:p>-50.700002</text:p>
          </table:table-cell>
          <table:table-cell table:formula="of:=[.$R$3]+([.$R$2]*[.K222])" office:value-type="float" office:value="-11.0975" calcext:value-type="float">
            <text:p>-11.0975</text:p>
          </table:table-cell>
          <table:table-cell table:formula="of:=[.$S$3]+([.$S$2]*[.L222])" office:value-type="float" office:value="57.8425021" calcext:value-type="float">
            <text:p>57.8425021</text:p>
          </table:table-cell>
          <table:table-cell table:number-columns-repeated="997"/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40" calcext:value-type="float">
            <text:p>-40</text:p>
          </table:table-cell>
          <table:table-cell office:value-type="float" office:value="-1040" calcext:value-type="float">
            <text:p>-1040</text:p>
          </table:table-cell>
          <table:table-cell office:value-type="float" office:value="-252" calcext:value-type="float">
            <text:p>-252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-0.253012" calcext:value-type="float">
            <text:p>-0.253012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1.529838" calcext:value-type="float">
            <text:p>-1.529838</text:p>
          </table:table-cell>
          <table:table-cell office:value-type="float" office:value="-37.800002" calcext:value-type="float">
            <text:p>-37.800002</text:p>
          </table:table-cell>
          <table:table-cell office:value-type="float" office:value="7.8" calcext:value-type="float">
            <text:p>7.8</text:p>
          </table:table-cell>
          <table:table-cell office:value-type="float" office:value="72.150003" calcext:value-type="float">
            <text:p>72.150003</text:p>
          </table:table-cell>
          <table:table-cell office:value-type="float" office:value="10.344897" calcext:value-type="float">
            <text:p>10.344897</text:p>
          </table:table-cell>
          <table:table-cell office:value-type="float" office:value="545.498854" calcext:value-type="float">
            <text:p>545.498854</text:p>
          </table:table-cell>
          <table:table-cell table:number-columns-repeated="6"/>
          <table:table-cell table:formula="of:=[.$Q$7]+([.$Q$6]*[.G223])" office:value-type="float" office:value="-0.203012" calcext:value-type="float">
            <text:p>-0.203012</text:p>
          </table:table-cell>
          <table:table-cell table:formula="of:=[.$R$7]+([.$R$6]*[.H223])" office:value-type="float" office:value="-0.05884" calcext:value-type="float">
            <text:p>-0.05884</text:p>
          </table:table-cell>
          <table:table-cell table:formula="of:=[.$S$7]+([.$S$6]*[.I223])" office:value-type="float" office:value="-1.529838" calcext:value-type="float">
            <text:p>-1.529838</text:p>
          </table:table-cell>
          <table:table-cell/>
          <table:table-cell table:formula="of:=[.$Q$3]+([.$Q$2]*[.J223])" office:value-type="float" office:value="-25.800002" calcext:value-type="float">
            <text:p>-25.800002</text:p>
          </table:table-cell>
          <table:table-cell table:formula="of:=[.$R$3]+([.$R$2]*[.K223])" office:value-type="float" office:value="-10.31" calcext:value-type="float">
            <text:p>-10.31</text:p>
          </table:table-cell>
          <table:table-cell table:formula="of:=[.$S$3]+([.$S$2]*[.L223])" office:value-type="float" office:value="70.75750315" calcext:value-type="float">
            <text:p>70.75750315</text:p>
          </table:table-cell>
          <table:table-cell table:number-columns-repeated="997"/>
        </table:table-row>
        <table:table-row table:style-name="ro1">
          <table:table-cell office:value-type="float" office:value="-524" calcext:value-type="float">
            <text:p>-524</text:p>
          </table:table-cell>
          <table:table-cell office:value-type="float" office:value="-72" calcext:value-type="float">
            <text:p>-72</text:p>
          </table:table-cell>
          <table:table-cell office:value-type="float" office:value="-876" calcext:value-type="float">
            <text:p>-876</text:p>
          </table:table-cell>
          <table:table-cell office:value-type="float" office:value="-36" calcext:value-type="float">
            <text:p>-36</text:p>
          </table:table-cell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-0.770803" calcext:value-type="float">
            <text:p>-0.770803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-1.288594" calcext:value-type="float">
            <text:p>-1.288594</text:p>
          </table:table-cell>
          <table:table-cell office:value-type="float" office:value="-5.4" calcext:value-type="float">
            <text:p>-5.4</text:p>
          </table:table-cell>
          <table:table-cell office:value-type="float" office:value="6.15" calcext:value-type="float">
            <text:p>6.15</text:p>
          </table:table-cell>
          <table:table-cell office:value-type="float" office:value="74.550003" calcext:value-type="float">
            <text:p>74.550003</text:p>
          </table:table-cell>
          <table:table-cell office:value-type="float" office:value="10.035113" calcext:value-type="float">
            <text:p>10.035113</text:p>
          </table:table-cell>
          <table:table-cell office:value-type="float" office:value="499.986" calcext:value-type="float">
            <text:p>499.986</text:p>
          </table:table-cell>
          <table:table-cell table:number-columns-repeated="6"/>
          <table:table-cell table:formula="of:=[.$Q$7]+([.$Q$6]*[.G224])" office:value-type="float" office:value="-0.720803" calcext:value-type="float">
            <text:p>-0.720803</text:p>
          </table:table-cell>
          <table:table-cell table:formula="of:=[.$R$7]+([.$R$6]*[.H224])" office:value-type="float" office:value="-0.105912" calcext:value-type="float">
            <text:p>-0.105912</text:p>
          </table:table-cell>
          <table:table-cell table:formula="of:=[.$S$7]+([.$S$6]*[.I224])" office:value-type="float" office:value="-1.288594" calcext:value-type="float">
            <text:p>-1.288594</text:p>
          </table:table-cell>
          <table:table-cell/>
          <table:table-cell table:formula="of:=[.$Q$3]+([.$Q$2]*[.J224])" office:value-type="float" office:value="6.6" calcext:value-type="float">
            <text:p>6.6</text:p>
          </table:table-cell>
          <table:table-cell table:formula="of:=[.$R$3]+([.$R$2]*[.K224])" office:value-type="float" office:value="-12.0425" calcext:value-type="float">
            <text:p>-12.0425</text:p>
          </table:table-cell>
          <table:table-cell table:formula="of:=[.$S$3]+([.$S$2]*[.L224])" office:value-type="float" office:value="73.27750315" calcext:value-type="float">
            <text:p>73.27750315</text:p>
          </table:table-cell>
          <table:table-cell table:number-columns-repeated="997"/>
        </table:table-row>
        <table:table-row table:style-name="ro1">
          <table:table-cell office:value-type="float" office:value="-892" calcext:value-type="float">
            <text:p>-892</text:p>
          </table:table-cell>
          <table:table-cell office:value-type="float" office:value="-16" calcext:value-type="float">
            <text:p>-16</text:p>
          </table:table-cell>
          <table:table-cell office:value-type="float" office:value="-568" calcext:value-type="float">
            <text:p>-568</text:p>
          </table:table-cell>
          <table:table-cell office:value-type="float" office:value="189" calcext:value-type="float">
            <text:p>189</text:p>
          </table:table-cell>
          <table:table-cell office:value-type="float" office:value="67" calcext:value-type="float">
            <text:p>67</text:p>
          </table:table-cell>
          <table:table-cell office:value-type="float" office:value="426" calcext:value-type="float">
            <text:p>426</text:p>
          </table:table-cell>
          <table:table-cell office:value-type="float" office:value="-1.31213" calcext:value-type="float">
            <text:p>-1.31213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-0.835527" calcext:value-type="float">
            <text:p>-0.835527</text:p>
          </table:table-cell>
          <table:table-cell office:value-type="float" office:value="28.350001" calcext:value-type="float">
            <text:p>28.350001</text:p>
          </table:table-cell>
          <table:table-cell office:value-type="float" office:value="10.05" calcext:value-type="float">
            <text:p>10.05</text:p>
          </table:table-cell>
          <table:table-cell office:value-type="float" office:value="63.900003" calcext:value-type="float">
            <text:p>63.900003</text:p>
          </table:table-cell>
          <table:table-cell office:value-type="float" office:value="10.371635" calcext:value-type="float">
            <text:p>10.371635</text:p>
          </table:table-cell>
          <table:table-cell office:value-type="float" office:value="470.835428" calcext:value-type="float">
            <text:p>470.835428</text:p>
          </table:table-cell>
          <table:table-cell table:number-columns-repeated="6"/>
          <table:table-cell table:formula="of:=[.$Q$7]+([.$Q$6]*[.G225])" office:value-type="float" office:value="-1.26213" calcext:value-type="float">
            <text:p>-1.26213</text:p>
          </table:table-cell>
          <table:table-cell table:formula="of:=[.$R$7]+([.$R$6]*[.H225])" office:value-type="float" office:value="-0.023536" calcext:value-type="float">
            <text:p>-0.023536</text:p>
          </table:table-cell>
          <table:table-cell table:formula="of:=[.$S$7]+([.$S$6]*[.I225])" office:value-type="float" office:value="-0.835527" calcext:value-type="float">
            <text:p>-0.835527</text:p>
          </table:table-cell>
          <table:table-cell/>
          <table:table-cell table:formula="of:=[.$Q$3]+([.$Q$2]*[.J225])" office:value-type="float" office:value="40.350001" calcext:value-type="float">
            <text:p>40.350001</text:p>
          </table:table-cell>
          <table:table-cell table:formula="of:=[.$R$3]+([.$R$2]*[.K225])" office:value-type="float" office:value="-7.9475" calcext:value-type="float">
            <text:p>-7.9475</text:p>
          </table:table-cell>
          <table:table-cell table:formula="of:=[.$S$3]+([.$S$2]*[.L225])" office:value-type="float" office:value="62.09500315" calcext:value-type="float">
            <text:p>62.09500315</text:p>
          </table:table-cell>
          <table:table-cell table:number-columns-repeated="997"/>
        </table:table-row>
        <table:table-row table:style-name="ro1">
          <table:table-cell office:value-type="float" office:value="-996" calcext:value-type="float">
            <text:p>-996</text:p>
          </table:table-cell>
          <table:table-cell office:value-type="float" office:value="-100" calcext:value-type="float">
            <text:p>-100</text:p>
          </table:table-cell>
          <table:table-cell office:value-type="float" office:value="-136" calcext:value-type="float">
            <text:p>-136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302" calcext:value-type="float">
            <text:p>302</text:p>
          </table:table-cell>
          <table:table-cell office:value-type="float" office:value="-1.465114" calcext:value-type="float">
            <text:p>-1.46511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-0.200056" calcext:value-type="float">
            <text:p>-0.200056</text:p>
          </table:table-cell>
          <table:table-cell office:value-type="float" office:value="50.250002" calcext:value-type="float">
            <text:p>50.250002</text:p>
          </table:table-cell>
          <table:table-cell office:value-type="float" office:value="9.15" calcext:value-type="float">
            <text:p>9.15</text:p>
          </table:table-cell>
          <table:table-cell office:value-type="float" office:value="45.300002" calcext:value-type="float">
            <text:p>45.300002</text:p>
          </table:table-cell>
          <table:table-cell office:value-type="float" office:value="9.906717" calcext:value-type="float">
            <text:p>9.906717</text:p>
          </table:table-cell>
          <table:table-cell office:value-type="float" office:value="455.137342" calcext:value-type="float">
            <text:p>455.137342</text:p>
          </table:table-cell>
          <table:table-cell table:number-columns-repeated="6"/>
          <table:table-cell table:formula="of:=[.$Q$7]+([.$Q$6]*[.G226])" office:value-type="float" office:value="-1.415114" calcext:value-type="float">
            <text:p>-1.415114</text:p>
          </table:table-cell>
          <table:table-cell table:formula="of:=[.$R$7]+([.$R$6]*[.H226])" office:value-type="float" office:value="-0.1471" calcext:value-type="float">
            <text:p>-0.1471</text:p>
          </table:table-cell>
          <table:table-cell table:formula="of:=[.$S$7]+([.$S$6]*[.I226])" office:value-type="float" office:value="-0.200056" calcext:value-type="float">
            <text:p>-0.200056</text:p>
          </table:table-cell>
          <table:table-cell/>
          <table:table-cell table:formula="of:=[.$Q$3]+([.$Q$2]*[.J226])" office:value-type="float" office:value="62.250002" calcext:value-type="float">
            <text:p>62.250002</text:p>
          </table:table-cell>
          <table:table-cell table:formula="of:=[.$R$3]+([.$R$2]*[.K226])" office:value-type="float" office:value="-8.8925" calcext:value-type="float">
            <text:p>-8.8925</text:p>
          </table:table-cell>
          <table:table-cell table:formula="of:=[.$S$3]+([.$S$2]*[.L226])" office:value-type="float" office:value="42.5650021" calcext:value-type="float">
            <text:p>42.5650021</text:p>
          </table:table-cell>
          <table:table-cell table:number-columns-repeated="997"/>
        </table:table-row>
        <table:table-row table:style-name="ro1">
          <table:table-cell office:value-type="float" office:value="-896" calcext:value-type="float">
            <text:p>-896</text:p>
          </table:table-cell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399" calcext:value-type="float">
            <text:p>399</text:p>
          </table:table-cell>
          <table:table-cell office:value-type="float" office:value="68" calcext:value-type="float">
            <text:p>68</text:p>
          </table:table-cell>
          <table:table-cell office:value-type="float" office:value="194" calcext:value-type="float">
            <text:p>194</text:p>
          </table:table-cell>
          <table:table-cell office:value-type="float" office:value="-1.318014" calcext:value-type="float">
            <text:p>-1.318014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59.850002" calcext:value-type="float">
            <text:p>59.850002</text:p>
          </table:table-cell>
          <table:table-cell office:value-type="float" office:value="10.2" calcext:value-type="float">
            <text:p>10.2</text:p>
          </table:table-cell>
          <table:table-cell office:value-type="float" office:value="29.100001" calcext:value-type="float">
            <text:p>29.100001</text:p>
          </table:table-cell>
          <table:table-cell office:value-type="float" office:value="8.813511" calcext:value-type="float">
            <text:p>8.813511</text:p>
          </table:table-cell>
          <table:table-cell office:value-type="float" office:value="448.844071" calcext:value-type="float">
            <text:p>448.844071</text:p>
          </table:table-cell>
          <table:table-cell table:number-columns-repeated="6"/>
          <table:table-cell table:formula="of:=[.$Q$7]+([.$Q$6]*[.G227])" office:value-type="float" office:value="-1.268014" calcext:value-type="float">
            <text:p>-1.268014</text:p>
          </table:table-cell>
          <table:table-cell table:formula="of:=[.$R$7]+([.$R$6]*[.H227])" office:value-type="float" office:value="-0.052956" calcext:value-type="float">
            <text:p>-0.052956</text:p>
          </table:table-cell>
          <table:table-cell table:formula="of:=[.$S$7]+([.$S$6]*[.I227])" office:value-type="float" office:value="0.08826" calcext:value-type="float">
            <text:p>0.08826</text:p>
          </table:table-cell>
          <table:table-cell/>
          <table:table-cell table:formula="of:=[.$Q$3]+([.$Q$2]*[.J227])" office:value-type="float" office:value="71.850002" calcext:value-type="float">
            <text:p>71.850002</text:p>
          </table:table-cell>
          <table:table-cell table:formula="of:=[.$R$3]+([.$R$2]*[.K227])" office:value-type="float" office:value="-7.79" calcext:value-type="float">
            <text:p>-7.79</text:p>
          </table:table-cell>
          <table:table-cell table:formula="of:=[.$S$3]+([.$S$2]*[.L227])" office:value-type="float" office:value="25.55500105" calcext:value-type="float">
            <text:p>25.55500105</text:p>
          </table:table-cell>
          <table:table-cell table:number-columns-repeated="997"/>
        </table:table-row>
        <table:table-row table:style-name="ro1">
          <table:table-cell office:value-type="float" office:value="-892" calcext:value-type="float">
            <text:p>-892</text:p>
          </table:table-cell>
          <table:table-cell office:value-type="float" office:value="-76" calcext:value-type="float">
            <text:p>-76</text:p>
          </table:table-cell>
          <table:table-cell office:value-type="float" office:value="452" calcext:value-type="float">
            <text:p>452</text:p>
          </table:table-cell>
          <table:table-cell office:value-type="float" office:value="433" calcext:value-type="float">
            <text:p>433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-1.31213" calcext:value-type="float">
            <text:p>-1.31213</text:p>
          </table:table-cell>
          <table:table-cell office:value-type="float" office:value="-0.111796" calcext:value-type="float">
            <text:p>-0.111796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64.950003" calcext:value-type="float">
            <text:p>64.950003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6.3" calcext:value-type="float">
            <text:p>6.3</text:p>
          </table:table-cell>
          <table:table-cell office:value-type="float" office:value="9.834775" calcext:value-type="float">
            <text:p>9.834775</text:p>
          </table:table-cell>
          <table:table-cell office:value-type="float" office:value="444.042791" calcext:value-type="float">
            <text:p>444.042791</text:p>
          </table:table-cell>
          <table:table-cell table:number-columns-repeated="6"/>
          <table:table-cell table:formula="of:=[.$Q$7]+([.$Q$6]*[.G228])" office:value-type="float" office:value="-1.26213" calcext:value-type="float">
            <text:p>-1.26213</text:p>
          </table:table-cell>
          <table:table-cell table:formula="of:=[.$R$7]+([.$R$6]*[.H228])" office:value-type="float" office:value="-0.111796" calcext:value-type="float">
            <text:p>-0.111796</text:p>
          </table:table-cell>
          <table:table-cell table:formula="of:=[.$S$7]+([.$S$6]*[.I228])" office:value-type="float" office:value="0.664891" calcext:value-type="float">
            <text:p>0.664891</text:p>
          </table:table-cell>
          <table:table-cell/>
          <table:table-cell table:formula="of:=[.$Q$3]+([.$Q$2]*[.J228])" office:value-type="float" office:value="76.950003" calcext:value-type="float">
            <text:p>76.950003</text:p>
          </table:table-cell>
          <table:table-cell table:formula="of:=[.$R$3]+([.$R$2]*[.K228])" office:value-type="float" office:value="-4.48249895" calcext:value-type="float">
            <text:p>-4.48249895</text:p>
          </table:table-cell>
          <table:table-cell table:formula="of:=[.$S$3]+([.$S$2]*[.L228])" office:value-type="float" office:value="1.615" calcext:value-type="float">
            <text:p>1.615</text:p>
          </table:table-cell>
          <table:table-cell table:number-columns-repeated="997"/>
        </table:table-row>
        <table:table-row table:style-name="ro1">
          <table:table-cell office:value-type="float" office:value="-788" calcext:value-type="float">
            <text:p>-788</text:p>
          </table:table-cell>
          <table:table-cell office:value-type="float" office:value="-188" calcext:value-type="float">
            <text:p>-188</text:p>
          </table:table-cell>
          <table:table-cell office:value-type="float" office:value="612" calcext:value-type="float">
            <text:p>612</text:p>
          </table:table-cell>
          <table:table-cell office:value-type="float" office:value="412" calcext:value-type="float">
            <text:p>412</text:p>
          </table:table-cell>
          <table:table-cell office:value-type="float" office:value="106" calcext:value-type="float">
            <text:p>106</text:p>
          </table:table-cell>
          <table:table-cell office:value-type="float" office:value="-83" calcext:value-type="float">
            <text:p>-83</text:p>
          </table:table-cell>
          <table:table-cell office:value-type="float" office:value="-1.159146" calcext:value-type="float">
            <text:p>-1.159146</text:p>
          </table:table-cell>
          <table:table-cell office:value-type="float" office:value="-0.276548" calcext:value-type="float">
            <text:p>-0.276548</text:p>
          </table:table-cell>
          <table:table-cell office:value-type="float" office:value="0.900251" calcext:value-type="float">
            <text:p>0.900251</text:p>
          </table:table-cell>
          <table:table-cell office:value-type="float" office:value="61.800002" calcext:value-type="float">
            <text:p>61.800002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12.45" calcext:value-type="float">
            <text:p>-12.45</text:p>
          </table:table-cell>
          <table:table-cell office:value-type="float" office:value="9.956682" calcext:value-type="float">
            <text:p>9.956682</text:p>
          </table:table-cell>
          <table:table-cell office:value-type="float" office:value="433.438577" calcext:value-type="float">
            <text:p>433.438577</text:p>
          </table:table-cell>
          <table:table-cell table:number-columns-repeated="6"/>
          <table:table-cell table:formula="of:=[.$Q$7]+([.$Q$6]*[.G229])" office:value-type="float" office:value="-1.109146" calcext:value-type="float">
            <text:p>-1.109146</text:p>
          </table:table-cell>
          <table:table-cell table:formula="of:=[.$R$7]+([.$R$6]*[.H229])" office:value-type="float" office:value="-0.276548" calcext:value-type="float">
            <text:p>-0.276548</text:p>
          </table:table-cell>
          <table:table-cell table:formula="of:=[.$S$7]+([.$S$6]*[.I229])" office:value-type="float" office:value="0.900251" calcext:value-type="float">
            <text:p>0.900251</text:p>
          </table:table-cell>
          <table:table-cell/>
          <table:table-cell table:formula="of:=[.$Q$3]+([.$Q$2]*[.J229])" office:value-type="float" office:value="73.800002" calcext:value-type="float">
            <text:p>73.800002</text:p>
          </table:table-cell>
          <table:table-cell table:formula="of:=[.$R$3]+([.$R$2]*[.K229])" office:value-type="float" office:value="-1.80499895" calcext:value-type="float">
            <text:p>-1.80499895</text:p>
          </table:table-cell>
          <table:table-cell table:formula="of:=[.$S$3]+([.$S$2]*[.L229])" office:value-type="float" office:value="-18.0725" calcext:value-type="float">
            <text:p>-18.0725</text:p>
          </table:table-cell>
          <table:table-cell table:number-columns-repeated="997"/>
        </table:table-row>
        <table:table-row table:style-name="ro1">
          <table:table-cell office:value-type="float" office:value="-632" calcext:value-type="float">
            <text:p>-632</text:p>
          </table:table-cell>
          <table:table-cell office:value-type="float" office:value="-172" calcext:value-type="float">
            <text:p>-172</text:p>
          </table:table-cell>
          <table:table-cell office:value-type="float" office:value="728" calcext:value-type="float">
            <text:p>728</text:p>
          </table:table-cell>
          <table:table-cell office:value-type="float" office:value="369" calcext:value-type="float">
            <text:p>369</text:p>
          </table:table-cell>
          <table:table-cell office:value-type="float" office:value="101" calcext:value-type="float">
            <text:p>101</text:p>
          </table:table-cell>
          <table:table-cell office:value-type="float" office:value="-173" calcext:value-type="float">
            <text:p>-173</text:p>
          </table:table-cell>
          <table:table-cell office:value-type="float" office:value="-0.92967" calcext:value-type="float">
            <text:p>-0.92967</text:p>
          </table:table-cell>
          <table:table-cell office:value-type="float" office:value="-0.253012" calcext:value-type="float">
            <text:p>-0.253012</text:p>
          </table:table-cell>
          <table:table-cell office:value-type="float" office:value="1.070886" calcext:value-type="float">
            <text:p>1.070886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15.150001" calcext:value-type="float">
            <text:p>15.150001</text:p>
          </table:table-cell>
          <table:table-cell office:value-type="float" office:value="-25.950001" calcext:value-type="float">
            <text:p>-25.950001</text:p>
          </table:table-cell>
          <table:table-cell office:value-type="float" office:value="9.60347" calcext:value-type="float">
            <text:p>9.60347</text:p>
          </table:table-cell>
          <table:table-cell office:value-type="float" office:value="419.870218" calcext:value-type="float">
            <text:p>419.870218</text:p>
          </table:table-cell>
          <table:table-cell table:number-columns-repeated="6"/>
          <table:table-cell table:formula="of:=[.$Q$7]+([.$Q$6]*[.G230])" office:value-type="float" office:value="-0.87967" calcext:value-type="float">
            <text:p>-0.87967</text:p>
          </table:table-cell>
          <table:table-cell table:formula="of:=[.$R$7]+([.$R$6]*[.H230])" office:value-type="float" office:value="-0.253012" calcext:value-type="float">
            <text:p>-0.253012</text:p>
          </table:table-cell>
          <table:table-cell table:formula="of:=[.$S$7]+([.$S$6]*[.I230])" office:value-type="float" office:value="1.070886" calcext:value-type="float">
            <text:p>1.070886</text:p>
          </table:table-cell>
          <table:table-cell/>
          <table:table-cell table:formula="of:=[.$Q$3]+([.$Q$2]*[.J230])" office:value-type="float" office:value="67.350002" calcext:value-type="float">
            <text:p>67.350002</text:p>
          </table:table-cell>
          <table:table-cell table:formula="of:=[.$R$3]+([.$R$2]*[.K230])" office:value-type="float" office:value="-2.59249895" calcext:value-type="float">
            <text:p>-2.59249895</text:p>
          </table:table-cell>
          <table:table-cell table:formula="of:=[.$S$3]+([.$S$2]*[.L230])" office:value-type="float" office:value="-32.24750105" calcext:value-type="float">
            <text:p>-32.24750105</text:p>
          </table:table-cell>
          <table:table-cell table:number-columns-repeated="997"/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-8" calcext:value-type="float">
            <text:p>-8</text:p>
          </table:table-cell>
          <table:table-cell office:value-type="float" office:value="892" calcext:value-type="float">
            <text:p>892</text:p>
          </table:table-cell>
          <table:table-cell office:value-type="float" office:value="325" calcext:value-type="float">
            <text:p>325</text:p>
          </table:table-cell>
          <table:table-cell office:value-type="float" office:value="61" calcext:value-type="float">
            <text:p>61</text:p>
          </table:table-cell>
          <table:table-cell office:value-type="float" office:value="-230" calcext:value-type="float">
            <text:p>-230</text:p>
          </table:table-cell>
          <table:table-cell office:value-type="float" office:value="-0.711963" calcext:value-type="float">
            <text:p>-0.711963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1213" calcext:value-type="float">
            <text:p>1.31213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9.15" calcext:value-type="float">
            <text:p>9.15</text:p>
          </table:table-cell>
          <table:table-cell office:value-type="float" office:value="-34.500001" calcext:value-type="float">
            <text:p>-34.500001</text:p>
          </table:table-cell>
          <table:table-cell office:value-type="float" office:value="9.952586" calcext:value-type="float">
            <text:p>9.952586</text:p>
          </table:table-cell>
          <table:table-cell office:value-type="float" office:value="402.797716" calcext:value-type="float">
            <text:p>402.797716</text:p>
          </table:table-cell>
          <table:table-cell table:number-columns-repeated="6"/>
          <table:table-cell table:formula="of:=[.$Q$7]+([.$Q$6]*[.G231])" office:value-type="float" office:value="-0.661963" calcext:value-type="float">
            <text:p>-0.661963</text:p>
          </table:table-cell>
          <table:table-cell table:formula="of:=[.$R$7]+([.$R$6]*[.H231])" office:value-type="float" office:value="-0.011768" calcext:value-type="float">
            <text:p>-0.011768</text:p>
          </table:table-cell>
          <table:table-cell table:formula="of:=[.$S$7]+([.$S$6]*[.I231])" office:value-type="float" office:value="1.31213" calcext:value-type="float">
            <text:p>1.31213</text:p>
          </table:table-cell>
          <table:table-cell/>
          <table:table-cell table:formula="of:=[.$Q$3]+([.$Q$2]*[.J231])" office:value-type="float" office:value="60.750002" calcext:value-type="float">
            <text:p>60.750002</text:p>
          </table:table-cell>
          <table:table-cell table:formula="of:=[.$R$3]+([.$R$2]*[.K231])" office:value-type="float" office:value="-8.8925" calcext:value-type="float">
            <text:p>-8.8925</text:p>
          </table:table-cell>
          <table:table-cell table:formula="of:=[.$S$3]+([.$S$2]*[.L231])" office:value-type="float" office:value="-41.22500105" calcext:value-type="float">
            <text:p>-41.22500105</text:p>
          </table:table-cell>
          <table:table-cell table:number-columns-repeated="997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16" calcext:value-type="float">
            <text:p>16</text:p>
          </table:table-cell>
          <table:table-cell office:value-type="float" office:value="924" calcext:value-type="float">
            <text:p>924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  <table:table-cell office:value-type="float" office:value="-319" calcext:value-type="float">
            <text:p>-319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29.550001" calcext:value-type="float">
            <text:p>29.550001</text:p>
          </table:table-cell>
          <table:table-cell office:value-type="float" office:value="3.3" calcext:value-type="float">
            <text:p>3.3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334448" calcext:value-type="float">
            <text:p>9.334448</text:p>
          </table:table-cell>
          <table:table-cell office:value-type="float" office:value="375.571564" calcext:value-type="float">
            <text:p>375.571564</text:p>
          </table:table-cell>
          <table:table-cell table:number-columns-repeated="6"/>
          <table:table-cell table:formula="of:=[.$Q$7]+([.$Q$6]*[.G232])" office:value-type="float" office:value="-0.285387" calcext:value-type="float">
            <text:p>-0.285387</text:p>
          </table:table-cell>
          <table:table-cell table:formula="of:=[.$R$7]+([.$R$6]*[.H232])" office:value-type="float" office:value="0.023536" calcext:value-type="float">
            <text:p>0.023536</text:p>
          </table:table-cell>
          <table:table-cell table:formula="of:=[.$S$7]+([.$S$6]*[.I232])" office:value-type="float" office:value="1.359202" calcext:value-type="float">
            <text:p>1.359202</text:p>
          </table:table-cell>
          <table:table-cell/>
          <table:table-cell table:formula="of:=[.$Q$3]+([.$Q$2]*[.J232])" office:value-type="float" office:value="41.550001" calcext:value-type="float">
            <text:p>41.550001</text:p>
          </table:table-cell>
          <table:table-cell table:formula="of:=[.$R$3]+([.$R$2]*[.K232])" office:value-type="float" office:value="-15.035" calcext:value-type="float">
            <text:p>-15.035</text:p>
          </table:table-cell>
          <table:table-cell table:formula="of:=[.$S$3]+([.$S$2]*[.L232])" office:value-type="float" office:value="-55.2425021" calcext:value-type="float">
            <text:p>-55.2425021</text:p>
          </table:table-cell>
          <table:table-cell table:number-columns-repeated="99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948" calcext:value-type="float">
            <text:p>948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-355" calcext:value-type="float">
            <text:p>-355</text:p>
          </table:table-cell>
          <table:table-cell office:value-type="float" office:value="0.129448" calcext:value-type="float">
            <text:p>0.129448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16.350001" calcext:value-type="float">
            <text:p>16.350001</text:p>
          </table:table-cell>
          <table:table-cell office:value-type="float" office:value="4.05" calcext:value-type="float">
            <text:p>4.0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9.336756" calcext:value-type="float">
            <text:p>9.336756</text:p>
          </table:table-cell>
          <table:table-cell office:value-type="float" office:value="372.337213" calcext:value-type="float">
            <text:p>372.337213</text:p>
          </table:table-cell>
          <table:table-cell table:number-columns-repeated="6"/>
          <table:table-cell table:formula="of:=[.$Q$7]+([.$Q$6]*[.G233])" office:value-type="float" office:value="0.179448" calcext:value-type="float">
            <text:p>0.179448</text:p>
          </table:table-cell>
          <table:table-cell table:formula="of:=[.$R$7]+([.$R$6]*[.H233])" office:value-type="float" office:value="0.005884" calcext:value-type="float">
            <text:p>0.005884</text:p>
          </table:table-cell>
          <table:table-cell table:formula="of:=[.$S$7]+([.$S$6]*[.I233])" office:value-type="float" office:value="1.394506" calcext:value-type="float">
            <text:p>1.394506</text:p>
          </table:table-cell>
          <table:table-cell/>
          <table:table-cell table:formula="of:=[.$Q$3]+([.$Q$2]*[.J233])" office:value-type="float" office:value="28.350001" calcext:value-type="float">
            <text:p>28.350001</text:p>
          </table:table-cell>
          <table:table-cell table:formula="of:=[.$R$3]+([.$R$2]*[.K233])" office:value-type="float" office:value="-14.2475" calcext:value-type="float">
            <text:p>-14.2475</text:p>
          </table:table-cell>
          <table:table-cell table:formula="of:=[.$S$3]+([.$S$2]*[.L233])" office:value-type="float" office:value="-60.9125021" calcext:value-type="float">
            <text:p>-60.9125021</text:p>
          </table:table-cell>
          <table:table-cell table:number-columns-repeated="99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944" calcext:value-type="float">
            <text:p>944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-369" calcext:value-type="float">
            <text:p>-369</text:p>
          </table:table-cell>
          <table:table-cell office:value-type="float" office:value="0.23536" calcext:value-type="float">
            <text:p>0.23536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7.35" calcext:value-type="float">
            <text:p>7.35</text:p>
          </table:table-cell>
          <table:table-cell office:value-type="float" office:value="3.9" calcext:value-type="float">
            <text:p>3.9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9.394751" calcext:value-type="float">
            <text:p>9.394751</text:p>
          </table:table-cell>
          <table:table-cell office:value-type="float" office:value="373.146084" calcext:value-type="float">
            <text:p>373.146084</text:p>
          </table:table-cell>
          <table:table-cell table:number-columns-repeated="6"/>
          <table:table-cell table:formula="of:=[.$Q$7]+([.$Q$6]*[.G234])" office:value-type="float" office:value="0.28536" calcext:value-type="float">
            <text:p>0.28536</text:p>
          </table:table-cell>
          <table:table-cell table:formula="of:=[.$R$7]+([.$R$6]*[.H234])" office:value-type="float" office:value="0.047072" calcext:value-type="float">
            <text:p>0.047072</text:p>
          </table:table-cell>
          <table:table-cell table:formula="of:=[.$S$7]+([.$S$6]*[.I234])" office:value-type="float" office:value="1.388622" calcext:value-type="float">
            <text:p>1.388622</text:p>
          </table:table-cell>
          <table:table-cell/>
          <table:table-cell table:formula="of:=[.$Q$3]+([.$Q$2]*[.J234])" office:value-type="float" office:value="19.35" calcext:value-type="float">
            <text:p>19.35</text:p>
          </table:table-cell>
          <table:table-cell table:formula="of:=[.$R$3]+([.$R$2]*[.K234])" office:value-type="float" office:value="-14.405" calcext:value-type="float">
            <text:p>-14.405</text:p>
          </table:table-cell>
          <table:table-cell table:formula="of:=[.$S$3]+([.$S$2]*[.L234])" office:value-type="float" office:value="-63.1175021" calcext:value-type="float">
            <text:p>-63.1175021</text:p>
          </table:table-cell>
          <table:table-cell table:number-columns-repeated="99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-45" calcext:value-type="float">
            <text:p>-45</text:p>
          </table:table-cell>
          <table:table-cell office:value-type="float" office:value="35" calcext:value-type="float">
            <text:p>35</text:p>
          </table:table-cell>
          <table:table-cell office:value-type="float" office:value="-380" calcext:value-type="float">
            <text:p>-380</text:p>
          </table:table-cell>
          <table:table-cell office:value-type="float" office:value="0.623703" calcext:value-type="float">
            <text:p>0.623703</text:p>
          </table:table-cell>
          <table:table-cell office:value-type="float" office:value="0" calcext:value-type="float">
            <text:p>0</text:p>
          </table:table-cell>
          <table:table-cell office:value-type="float" office:value="1.388622" calcext:value-type="float">
            <text:p>1.388622</text:p>
          </table:table-cell>
          <table:table-cell office:value-type="float" office:value="-6.75" calcext:value-type="float">
            <text:p>-6.75</text:p>
          </table:table-cell>
          <table:table-cell office:value-type="float" office:value="5.25" calcext:value-type="float">
            <text:p>5.25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0.148401" calcext:value-type="float">
            <text:p>10.148401</text:p>
          </table:table-cell>
          <table:table-cell office:value-type="float" office:value="384.252521" calcext:value-type="float">
            <text:p>384.252521</text:p>
          </table:table-cell>
          <table:table-cell table:number-columns-repeated="6"/>
          <table:table-cell table:formula="of:=[.$Q$7]+([.$Q$6]*[.G235])" office:value-type="float" office:value="0.673703" calcext:value-type="float">
            <text:p>0.673703</text:p>
          </table:table-cell>
          <table:table-cell table:formula="of:=[.$R$7]+([.$R$6]*[.H235])" office:value-type="float" office:value="0" calcext:value-type="float">
            <text:p>0</text:p>
          </table:table-cell>
          <table:table-cell table:formula="of:=[.$S$7]+([.$S$6]*[.I235])" office:value-type="float" office:value="1.388622" calcext:value-type="float">
            <text:p>1.388622</text:p>
          </table:table-cell>
          <table:table-cell/>
          <table:table-cell table:formula="of:=[.$Q$3]+([.$Q$2]*[.J235])" office:value-type="float" office:value="5.25" calcext:value-type="float">
            <text:p>5.25</text:p>
          </table:table-cell>
          <table:table-cell table:formula="of:=[.$R$3]+([.$R$2]*[.K235])" office:value-type="float" office:value="-12.9875" calcext:value-type="float">
            <text:p>-12.9875</text:p>
          </table:table-cell>
          <table:table-cell table:formula="of:=[.$S$3]+([.$S$2]*[.L235])" office:value-type="float" office:value="-64.8500021" calcext:value-type="float">
            <text:p>-64.8500021</text:p>
          </table:table-cell>
          <table:table-cell table:number-columns-repeated="99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6" calcext:value-type="float">
            <text:p>-16</text:p>
          </table:table-cell>
          <table:table-cell office:value-type="float" office:value="812" calcext:value-type="float">
            <text:p>812</text:p>
          </table:table-cell>
          <table:table-cell office:value-type="float" office:value="-138" calcext:value-type="float">
            <text:p>-138</text:p>
          </table:table-cell>
          <table:table-cell office:value-type="float" office:value="42" calcext:value-type="float">
            <text:p>42</text:p>
          </table:table-cell>
          <table:table-cell office:value-type="float" office:value="-380" calcext:value-type="float">
            <text:p>-380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19445" calcext:value-type="float">
            <text:p>1.1944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6.3" calcext:value-type="float">
            <text:p>6.3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9.457192" calcext:value-type="float">
            <text:p>9.457192</text:p>
          </table:table-cell>
          <table:table-cell office:value-type="float" office:value="406.45787" calcext:value-type="float">
            <text:p>406.45787</text:p>
          </table:table-cell>
          <table:table-cell table:number-columns-repeated="6"/>
          <table:table-cell table:formula="of:=[.$Q$7]+([.$Q$6]*[.G236])" office:value-type="float" office:value="0.814919" calcext:value-type="float">
            <text:p>0.814919</text:p>
          </table:table-cell>
          <table:table-cell table:formula="of:=[.$R$7]+([.$R$6]*[.H236])" office:value-type="float" office:value="-0.023536" calcext:value-type="float">
            <text:p>-0.023536</text:p>
          </table:table-cell>
          <table:table-cell table:formula="of:=[.$S$7]+([.$S$6]*[.I236])" office:value-type="float" office:value="1.19445" calcext:value-type="float">
            <text:p>1.19445</text:p>
          </table:table-cell>
          <table:table-cell/>
          <table:table-cell table:formula="of:=[.$Q$3]+([.$Q$2]*[.J236])" office:value-type="float" office:value="-8.700001" calcext:value-type="float">
            <text:p>-8.700001</text:p>
          </table:table-cell>
          <table:table-cell table:formula="of:=[.$R$3]+([.$R$2]*[.K236])" office:value-type="float" office:value="-11.885" calcext:value-type="float">
            <text:p>-11.885</text:p>
          </table:table-cell>
          <table:table-cell table:formula="of:=[.$S$3]+([.$S$2]*[.L236])" office:value-type="float" office:value="-64.8500021" calcext:value-type="float">
            <text:p>-64.8500021</text:p>
          </table:table-cell>
          <table:table-cell table:number-columns-repeated="99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-243" calcext:value-type="float">
            <text:p>-243</text:p>
          </table:table-cell>
          <table:table-cell office:value-type="float" office:value="49" calcext:value-type="float">
            <text:p>49</text:p>
          </table:table-cell>
          <table:table-cell office:value-type="float" office:value="-353" calcext:value-type="float">
            <text:p>-353</text:p>
          </table:table-cell>
          <table:table-cell office:value-type="float" office:value="1.000278" calcext:value-type="float">
            <text:p>1.00027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029698" calcext:value-type="float">
            <text:p>1.029698</text:p>
          </table:table-cell>
          <table:table-cell office:value-type="float" office:value="-36.450001" calcext:value-type="float">
            <text:p>-36.450001</text:p>
          </table:table-cell>
          <table:table-cell office:value-type="float" office:value="7.35" calcext:value-type="float">
            <text:p>7.3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9.571693" calcext:value-type="float">
            <text:p>9.571693</text:p>
          </table:table-cell>
          <table:table-cell office:value-type="float" office:value="431.345569" calcext:value-type="float">
            <text:p>431.345569</text:p>
          </table:table-cell>
          <table:table-cell table:number-columns-repeated="6"/>
          <table:table-cell table:formula="of:=[.$Q$7]+([.$Q$6]*[.G237])" office:value-type="float" office:value="1.050278" calcext:value-type="float">
            <text:p>1.050278</text:p>
          </table:table-cell>
          <table:table-cell table:formula="of:=[.$R$7]+([.$R$6]*[.H237])" office:value-type="float" office:value="0.023536" calcext:value-type="float">
            <text:p>0.023536</text:p>
          </table:table-cell>
          <table:table-cell table:formula="of:=[.$S$7]+([.$S$6]*[.I237])" office:value-type="float" office:value="1.029698" calcext:value-type="float">
            <text:p>1.029698</text:p>
          </table:table-cell>
          <table:table-cell/>
          <table:table-cell table:formula="of:=[.$Q$3]+([.$Q$2]*[.J237])" office:value-type="float" office:value="-24.450001" calcext:value-type="float">
            <text:p>-24.450001</text:p>
          </table:table-cell>
          <table:table-cell table:formula="of:=[.$R$3]+([.$R$2]*[.K237])" office:value-type="float" office:value="-10.7825" calcext:value-type="float">
            <text:p>-10.7825</text:p>
          </table:table-cell>
          <table:table-cell table:formula="of:=[.$S$3]+([.$S$2]*[.L237])" office:value-type="float" office:value="-60.5975021" calcext:value-type="float">
            <text:p>-60.5975021</text:p>
          </table:table-cell>
          <table:table-cell table:number-columns-repeated="99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2" calcext:value-type="float">
            <text:p>92</text:p>
          </table:table-cell>
          <table:table-cell office:value-type="float" office:value="660" calcext:value-type="float">
            <text:p>660</text:p>
          </table:table-cell>
          <table:table-cell office:value-type="float" office:value="-298" calcext:value-type="float">
            <text:p>-298</text:p>
          </table:table-cell>
          <table:table-cell office:value-type="float" office:value="42" calcext:value-type="float">
            <text:p>42</text:p>
          </table:table-cell>
          <table:table-cell office:value-type="float" office:value="-329" calcext:value-type="float">
            <text:p>-329</text:p>
          </table:table-cell>
          <table:table-cell office:value-type="float" office:value="1.129726" calcext:value-type="float">
            <text:p>1.129726</text:p>
          </table:table-cell>
          <table:table-cell office:value-type="float" office:value="0.135332" calcext:value-type="float">
            <text:p>0.135332</text:p>
          </table:table-cell>
          <table:table-cell office:value-type="float" office:value="0.970858" calcext:value-type="float">
            <text:p>0.970858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6.3" calcext:value-type="float">
            <text:p>6.3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9.97143" calcext:value-type="float">
            <text:p>9.97143</text:p>
          </table:table-cell>
          <table:table-cell office:value-type="float" office:value="445.880029" calcext:value-type="float">
            <text:p>445.880029</text:p>
          </table:table-cell>
          <table:table-cell table:number-columns-repeated="6"/>
          <table:table-cell table:formula="of:=[.$Q$7]+([.$Q$6]*[.G238])" office:value-type="float" office:value="1.179726" calcext:value-type="float">
            <text:p>1.179726</text:p>
          </table:table-cell>
          <table:table-cell table:formula="of:=[.$R$7]+([.$R$6]*[.H238])" office:value-type="float" office:value="0.135332" calcext:value-type="float">
            <text:p>0.135332</text:p>
          </table:table-cell>
          <table:table-cell table:formula="of:=[.$S$7]+([.$S$6]*[.I238])" office:value-type="float" office:value="0.970858" calcext:value-type="float">
            <text:p>0.970858</text:p>
          </table:table-cell>
          <table:table-cell/>
          <table:table-cell table:formula="of:=[.$Q$3]+([.$Q$2]*[.J238])" office:value-type="float" office:value="-32.700002" calcext:value-type="float">
            <text:p>-32.700002</text:p>
          </table:table-cell>
          <table:table-cell table:formula="of:=[.$R$3]+([.$R$2]*[.K238])" office:value-type="float" office:value="-11.885" calcext:value-type="float">
            <text:p>-11.885</text:p>
          </table:table-cell>
          <table:table-cell table:formula="of:=[.$S$3]+([.$S$2]*[.L238])" office:value-type="float" office:value="-56.8175021" calcext:value-type="float">
            <text:p>-56.8175021</text:p>
          </table:table-cell>
          <table:table-cell table:number-columns-repeated="99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-323" calcext:value-type="float">
            <text:p>-323</text:p>
          </table:table-cell>
          <table:table-cell office:value-type="float" office:value="26" calcext:value-type="float">
            <text:p>26</text:p>
          </table:table-cell>
          <table:table-cell office:value-type="float" office:value="-316" calcext:value-type="float">
            <text:p>-316</text:p>
          </table:table-cell>
          <table:table-cell office:value-type="float" office:value="1.16503" calcext:value-type="float">
            <text:p>1.16503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0.870831" calcext:value-type="float">
            <text:p>0.870831</text:p>
          </table:table-cell>
          <table:table-cell office:value-type="float" office:value="-48.450002" calcext:value-type="float">
            <text:p>-48.450002</text:p>
          </table:table-cell>
          <table:table-cell office:value-type="float" office:value="3.9" calcext:value-type="float">
            <text:p>3.9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725429" calcext:value-type="float">
            <text:p>9.725429</text:p>
          </table:table-cell>
          <table:table-cell office:value-type="float" office:value="452.615731" calcext:value-type="float">
            <text:p>452.615731</text:p>
          </table:table-cell>
          <table:table-cell table:number-columns-repeated="6"/>
          <table:table-cell table:formula="of:=[.$Q$7]+([.$Q$6]*[.G239])" office:value-type="float" office:value="1.21503" calcext:value-type="float">
            <text:p>1.21503</text:p>
          </table:table-cell>
          <table:table-cell table:formula="of:=[.$R$7]+([.$R$6]*[.H239])" office:value-type="float" office:value="0.111796" calcext:value-type="float">
            <text:p>0.111796</text:p>
          </table:table-cell>
          <table:table-cell table:formula="of:=[.$S$7]+([.$S$6]*[.I239])" office:value-type="float" office:value="0.870831" calcext:value-type="float">
            <text:p>0.870831</text:p>
          </table:table-cell>
          <table:table-cell/>
          <table:table-cell table:formula="of:=[.$Q$3]+([.$Q$2]*[.J239])" office:value-type="float" office:value="-36.450002" calcext:value-type="float">
            <text:p>-36.450002</text:p>
          </table:table-cell>
          <table:table-cell table:formula="of:=[.$R$3]+([.$R$2]*[.K239])" office:value-type="float" office:value="-14.405" calcext:value-type="float">
            <text:p>-14.405</text:p>
          </table:table-cell>
          <table:table-cell table:formula="of:=[.$S$3]+([.$S$2]*[.L239])" office:value-type="float" office:value="-54.7700021" calcext:value-type="float">
            <text:p>-54.7700021</text:p>
          </table:table-cell>
          <table:table-cell table:number-columns-repeated="99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6" calcext:value-type="float">
            <text:p>36</text:p>
          </table:table-cell>
          <table:table-cell office:value-type="float" office:value="700" calcext:value-type="float">
            <text:p>700</text:p>
          </table:table-cell>
          <table:table-cell office:value-type="float" office:value="-219" calcext:value-type="float">
            <text:p>-219</text:p>
          </table:table-cell>
          <table:table-cell office:value-type="float" office:value="42" calcext:value-type="float">
            <text:p>42</text:p>
          </table:table-cell>
          <table:table-cell office:value-type="float" office:value="-361" calcext:value-type="float">
            <text:p>-361</text:p>
          </table:table-cell>
          <table:table-cell office:value-type="float" office:value="0.994394" calcext:value-type="float">
            <text:p>0.994394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029698" calcext:value-type="float">
            <text:p>1.029698</text:p>
          </table:table-cell>
          <table:table-cell office:value-type="float" office:value="-32.850001" calcext:value-type="float">
            <text:p>-32.850001</text:p>
          </table:table-cell>
          <table:table-cell office:value-type="float" office:value="6.3" calcext:value-type="float">
            <text:p>6.3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9.549644" calcext:value-type="float">
            <text:p>9.549644</text:p>
          </table:table-cell>
          <table:table-cell office:value-type="float" office:value="424.318277" calcext:value-type="float">
            <text:p>424.318277</text:p>
          </table:table-cell>
          <table:table-cell table:number-columns-repeated="6"/>
          <table:table-cell table:formula="of:=[.$Q$7]+([.$Q$6]*[.G240])" office:value-type="float" office:value="1.044394" calcext:value-type="float">
            <text:p>1.044394</text:p>
          </table:table-cell>
          <table:table-cell table:formula="of:=[.$R$7]+([.$R$6]*[.H240])" office:value-type="float" office:value="0.052956" calcext:value-type="float">
            <text:p>0.052956</text:p>
          </table:table-cell>
          <table:table-cell table:formula="of:=[.$S$7]+([.$S$6]*[.I240])" office:value-type="float" office:value="1.029698" calcext:value-type="float">
            <text:p>1.029698</text:p>
          </table:table-cell>
          <table:table-cell/>
          <table:table-cell table:formula="of:=[.$Q$3]+([.$Q$2]*[.J240])" office:value-type="float" office:value="-20.850001" calcext:value-type="float">
            <text:p>-20.850001</text:p>
          </table:table-cell>
          <table:table-cell table:formula="of:=[.$R$3]+([.$R$2]*[.K240])" office:value-type="float" office:value="-11.885" calcext:value-type="float">
            <text:p>-11.885</text:p>
          </table:table-cell>
          <table:table-cell table:formula="of:=[.$S$3]+([.$S$2]*[.L240])" office:value-type="float" office:value="-61.8575021" calcext:value-type="float">
            <text:p>-61.8575021</text:p>
          </table:table-cell>
          <table:table-cell table:number-columns-repeated="99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0" calcext:value-type="float">
            <text:p>40</text:p>
          </table:table-cell>
          <table:table-cell office:value-type="float" office:value="836" calcext:value-type="float">
            <text:p>836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float" office:value="-383" calcext:value-type="float">
            <text:p>-383</text:p>
          </table:table-cell>
          <table:table-cell office:value-type="float" office:value="0.611935" calcext:value-type="float">
            <text:p>0.611935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229754" calcext:value-type="float">
            <text:p>1.229754</text:p>
          </table:table-cell>
          <table:table-cell office:value-type="float" office:value="-9" calcext:value-type="float">
            <text:p>-9</text:p>
          </table:table-cell>
          <table:table-cell office:value-type="float" office:value="4.95" calcext:value-type="float">
            <text:p>4.95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9.165688" calcext:value-type="float">
            <text:p>9.165688</text:p>
          </table:table-cell>
          <table:table-cell office:value-type="float" office:value="389.073258" calcext:value-type="float">
            <text:p>389.073258</text:p>
          </table:table-cell>
          <table:table-cell table:number-columns-repeated="6"/>
          <table:table-cell table:formula="of:=[.$Q$7]+([.$Q$6]*[.G241])" office:value-type="float" office:value="0.661935" calcext:value-type="float">
            <text:p>0.661935</text:p>
          </table:table-cell>
          <table:table-cell table:formula="of:=[.$R$7]+([.$R$6]*[.H241])" office:value-type="float" office:value="0.05884" calcext:value-type="float">
            <text:p>0.05884</text:p>
          </table:table-cell>
          <table:table-cell table:formula="of:=[.$S$7]+([.$S$6]*[.I241])" office:value-type="float" office:value="1.229754" calcext:value-type="float">
            <text:p>1.229754</text:p>
          </table:table-cell>
          <table:table-cell/>
          <table:table-cell table:formula="of:=[.$Q$3]+([.$Q$2]*[.J241])" office:value-type="float" office:value="3" calcext:value-type="float">
            <text:p>3</text:p>
          </table:table-cell>
          <table:table-cell table:formula="of:=[.$R$3]+([.$R$2]*[.K241])" office:value-type="float" office:value="-13.3025" calcext:value-type="float">
            <text:p>-13.3025</text:p>
          </table:table-cell>
          <table:table-cell table:formula="of:=[.$S$3]+([.$S$2]*[.L241])" office:value-type="float" office:value="-65.3225021" calcext:value-type="float">
            <text:p>-65.3225021</text:p>
          </table:table-cell>
          <table:table-cell table:number-columns-repeated="99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-365" calcext:value-type="float">
            <text:p>-365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3.75" calcext:value-type="float">
            <text:p>3.75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9.539729" calcext:value-type="float">
            <text:p>9.539729</text:p>
          </table:table-cell>
          <table:table-cell office:value-type="float" office:value="375.827088" calcext:value-type="float">
            <text:p>375.827088</text:p>
          </table:table-cell>
          <table:table-cell table:number-columns-repeated="6"/>
          <table:table-cell table:formula="of:=[.$Q$7]+([.$Q$6]*[.G242])" office:value-type="float" office:value="0.191216" calcext:value-type="float">
            <text:p>0.191216</text:p>
          </table:table-cell>
          <table:table-cell table:formula="of:=[.$R$7]+([.$R$6]*[.H242])" office:value-type="float" office:value="0.011768" calcext:value-type="float">
            <text:p>0.011768</text:p>
          </table:table-cell>
          <table:table-cell table:formula="of:=[.$S$7]+([.$S$6]*[.I242])" office:value-type="float" office:value="1.423926" calcext:value-type="float">
            <text:p>1.423926</text:p>
          </table:table-cell>
          <table:table-cell/>
          <table:table-cell table:formula="of:=[.$Q$3]+([.$Q$2]*[.J242])" office:value-type="float" office:value="24.900001" calcext:value-type="float">
            <text:p>24.900001</text:p>
          </table:table-cell>
          <table:table-cell table:formula="of:=[.$R$3]+([.$R$2]*[.K242])" office:value-type="float" office:value="-14.5625" calcext:value-type="float">
            <text:p>-14.5625</text:p>
          </table:table-cell>
          <table:table-cell table:formula="of:=[.$S$3]+([.$S$2]*[.L242])" office:value-type="float" office:value="-62.4875021" calcext:value-type="float">
            <text:p>-62.4875021</text:p>
          </table:table-cell>
          <table:table-cell table:number-columns-repeated="997"/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40" calcext:value-type="float">
            <text:p>40</text:p>
          </table:table-cell>
          <table:table-cell office:value-type="float" office:value="956" calcext:value-type="float">
            <text:p>956</text:p>
          </table:table-cell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float" office:value="-272" calcext:value-type="float">
            <text:p>-272</text:p>
          </table:table-cell>
          <table:table-cell office:value-type="float" office:value="-0.329503" calcext:value-type="float">
            <text:p>-0.329503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42.300002" calcext:value-type="float">
            <text:p>42.300002</text:p>
          </table:table-cell>
          <table:table-cell office:value-type="float" office:value="8.85" calcext:value-type="float">
            <text:p>8.85</text:p>
          </table:table-cell>
          <table:table-cell office:value-type="float" office:value="-40.800002" calcext:value-type="float">
            <text:p>-40.800002</text:p>
          </table:table-cell>
          <table:table-cell office:value-type="float" office:value="9.637059" calcext:value-type="float">
            <text:p>9.637059</text:p>
          </table:table-cell>
          <table:table-cell office:value-type="float" office:value="396.218374" calcext:value-type="float">
            <text:p>396.218374</text:p>
          </table:table-cell>
          <table:table-cell table:number-columns-repeated="6"/>
          <table:table-cell table:formula="of:=[.$Q$7]+([.$Q$6]*[.G243])" office:value-type="float" office:value="-0.279503" calcext:value-type="float">
            <text:p>-0.279503</text:p>
          </table:table-cell>
          <table:table-cell table:formula="of:=[.$R$7]+([.$R$6]*[.H243])" office:value-type="float" office:value="0.05884" calcext:value-type="float">
            <text:p>0.05884</text:p>
          </table:table-cell>
          <table:table-cell table:formula="of:=[.$S$7]+([.$S$6]*[.I243])" office:value-type="float" office:value="1.406274" calcext:value-type="float">
            <text:p>1.406274</text:p>
          </table:table-cell>
          <table:table-cell/>
          <table:table-cell table:formula="of:=[.$Q$3]+([.$Q$2]*[.J243])" office:value-type="float" office:value="54.300002" calcext:value-type="float">
            <text:p>54.300002</text:p>
          </table:table-cell>
          <table:table-cell table:formula="of:=[.$R$3]+([.$R$2]*[.K243])" office:value-type="float" office:value="-9.2075" calcext:value-type="float">
            <text:p>-9.2075</text:p>
          </table:table-cell>
          <table:table-cell table:formula="of:=[.$S$3]+([.$S$2]*[.L243])" office:value-type="float" office:value="-47.8400021" calcext:value-type="float">
            <text:p>-47.8400021</text:p>
          </table:table-cell>
          <table:table-cell table:number-columns-repeated="997"/>
        </table:table-row>
        <table:table-row table:style-name="ro1">
          <table:table-cell office:value-type="float" office:value="-556" calcext:value-type="float">
            <text:p>-556</text:p>
          </table:table-cell>
          <table:table-cell office:value-type="float" office:value="-8" calcext:value-type="float">
            <text:p>-8</text:p>
          </table:table-cell>
          <table:table-cell office:value-type="float" office:value="920" calcext:value-type="float">
            <text:p>920</text:p>
          </table:table-cell>
          <table:table-cell office:value-type="float" office:value="353" calcext:value-type="float">
            <text:p>353</text:p>
          </table:table-cell>
          <table:table-cell office:value-type="float" office:value="70" calcext:value-type="float">
            <text:p>70</text:p>
          </table:table-cell>
          <table:table-cell office:value-type="float" office:value="-200" calcext:value-type="float">
            <text:p>-200</text:p>
          </table:table-cell>
          <table:table-cell office:value-type="float" office:value="-0.817875" calcext:value-type="float">
            <text:p>-0.817875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52.950002" calcext:value-type="float">
            <text:p>52.950002</text:p>
          </table:table-cell>
          <table:table-cell office:value-type="float" office:value="10.5" calcext:value-type="float">
            <text:p>10.5</text:p>
          </table:table-cell>
          <table:table-cell office:value-type="float" office:value="-30.000001" calcext:value-type="float">
            <text:p>-30.000001</text:p>
          </table:table-cell>
          <table:table-cell office:value-type="float" office:value="10.542035" calcext:value-type="float">
            <text:p>10.542035</text:p>
          </table:table-cell>
          <table:table-cell office:value-type="float" office:value="411.714707" calcext:value-type="float">
            <text:p>411.714707</text:p>
          </table:table-cell>
          <table:table-cell table:number-columns-repeated="6"/>
          <table:table-cell table:formula="of:=[.$Q$7]+([.$Q$6]*[.G244])" office:value-type="float" office:value="-0.767875" calcext:value-type="float">
            <text:p>-0.767875</text:p>
          </table:table-cell>
          <table:table-cell table:formula="of:=[.$R$7]+([.$R$6]*[.H244])" office:value-type="float" office:value="-0.011768" calcext:value-type="float">
            <text:p>-0.011768</text:p>
          </table:table-cell>
          <table:table-cell table:formula="of:=[.$S$7]+([.$S$6]*[.I244])" office:value-type="float" office:value="1.353318" calcext:value-type="float">
            <text:p>1.353318</text:p>
          </table:table-cell>
          <table:table-cell/>
          <table:table-cell table:formula="of:=[.$Q$3]+([.$Q$2]*[.J244])" office:value-type="float" office:value="64.950002" calcext:value-type="float">
            <text:p>64.950002</text:p>
          </table:table-cell>
          <table:table-cell table:formula="of:=[.$R$3]+([.$R$2]*[.K244])" office:value-type="float" office:value="-7.475" calcext:value-type="float">
            <text:p>-7.475</text:p>
          </table:table-cell>
          <table:table-cell table:formula="of:=[.$S$3]+([.$S$2]*[.L244])" office:value-type="float" office:value="-36.50000105" calcext:value-type="float">
            <text:p>-36.50000105</text:p>
          </table:table-cell>
          <table:table-cell table:number-columns-repeated="997"/>
        </table:table-row>
        <table:table-row table:style-name="ro1">
          <table:table-cell office:value-type="float" office:value="-656" calcext:value-type="float">
            <text:p>-656</text:p>
          </table:table-cell>
          <table:table-cell office:value-type="float" office:value="8" calcext:value-type="float">
            <text:p>8</text:p>
          </table:table-cell>
          <table:table-cell office:value-type="float" office:value="840" calcext:value-type="float">
            <text:p>840</text:p>
          </table:table-cell>
          <table:table-cell office:value-type="float" office:value="376" calcext:value-type="float">
            <text:p>376</text:p>
          </table:table-cell>
          <table:table-cell office:value-type="float" office:value="58" calcext:value-type="float">
            <text:p>58</text:p>
          </table:table-cell>
          <table:table-cell office:value-type="float" office:value="-158" calcext:value-type="float">
            <text:p>-158</text:p>
          </table:table-cell>
          <table:table-cell office:value-type="float" office:value="-0.964974" calcext:value-type="float">
            <text:p>-0.964974</text:p>
          </table:table-cell>
          <table:table-cell office:value-type="float" office:value="0.011768" calcext:value-type="float">
            <text:p>0.011768</text:p>
          </table:table-cell>
          <table:table-cell office:value-type="float" office:value="1.235638" calcext:value-type="float">
            <text:p>1.235638</text:p>
          </table:table-cell>
          <table:table-cell office:value-type="float" office:value="56.400002" calcext:value-type="float">
            <text:p>56.400002</text:p>
          </table:table-cell>
          <table:table-cell office:value-type="float" office:value="8.7" calcext:value-type="float">
            <text:p>8.7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10.452251" calcext:value-type="float">
            <text:p>10.452251</text:p>
          </table:table-cell>
          <table:table-cell office:value-type="float" office:value="411.951453" calcext:value-type="float">
            <text:p>411.951453</text:p>
          </table:table-cell>
          <table:table-cell table:number-columns-repeated="6"/>
          <table:table-cell table:formula="of:=[.$Q$7]+([.$Q$6]*[.G245])" office:value-type="float" office:value="-0.914974" calcext:value-type="float">
            <text:p>-0.914974</text:p>
          </table:table-cell>
          <table:table-cell table:formula="of:=[.$R$7]+([.$R$6]*[.H245])" office:value-type="float" office:value="0.011768" calcext:value-type="float">
            <text:p>0.011768</text:p>
          </table:table-cell>
          <table:table-cell table:formula="of:=[.$S$7]+([.$S$6]*[.I245])" office:value-type="float" office:value="1.235638" calcext:value-type="float">
            <text:p>1.235638</text:p>
          </table:table-cell>
          <table:table-cell/>
          <table:table-cell table:formula="of:=[.$Q$3]+([.$Q$2]*[.J245])" office:value-type="float" office:value="68.400002" calcext:value-type="float">
            <text:p>68.400002</text:p>
          </table:table-cell>
          <table:table-cell table:formula="of:=[.$R$3]+([.$R$2]*[.K245])" office:value-type="float" office:value="-9.365" calcext:value-type="float">
            <text:p>-9.365</text:p>
          </table:table-cell>
          <table:table-cell table:formula="of:=[.$S$3]+([.$S$2]*[.L245])" office:value-type="float" office:value="-29.88500105" calcext:value-type="float">
            <text:p>-29.88500105</text:p>
          </table:table-cell>
          <table:table-cell table:number-columns-repeated="997"/>
        </table:table-row>
        <table:table-row table:style-name="ro1">
          <table:table-cell office:value-type="float" office:value="-812" calcext:value-type="float">
            <text:p>-812</text:p>
          </table:table-cell>
          <table:table-cell office:value-type="float" office:value="32" calcext:value-type="float">
            <text:p>32</text:p>
          </table:table-cell>
          <table:table-cell office:value-type="float" office:value="600" calcext:value-type="float">
            <text:p>600</text:p>
          </table:table-cell>
          <table:table-cell office:value-type="float" office:value="419" calcext:value-type="float">
            <text:p>419</text:p>
          </table:table-cell>
          <table:table-cell office:value-type="float" office:value="51" calcext:value-type="float">
            <text:p>51</text:p>
          </table:table-cell>
          <table:table-cell office:value-type="float" office:value="-43" calcext:value-type="float">
            <text:p>-43</text:p>
          </table:table-cell>
          <table:table-cell office:value-type="float" office:value="-1.19445" calcext:value-type="float">
            <text:p>-1.19445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0.882599" calcext:value-type="float">
            <text:p>0.882599</text:p>
          </table:table-cell>
          <table:table-cell office:value-type="float" office:value="62.850002" calcext:value-type="float">
            <text:p>62.850002</text:p>
          </table:table-cell>
          <table:table-cell office:value-type="float" office:value="7.65" calcext:value-type="float">
            <text:p>7.65</text:p>
          </table:table-cell>
          <table:table-cell office:value-type="float" office:value="-6.45" calcext:value-type="float">
            <text:p>-6.45</text:p>
          </table:table-cell>
          <table:table-cell office:value-type="float" office:value="9.906018" calcext:value-type="float">
            <text:p>9.906018</text:p>
          </table:table-cell>
          <table:table-cell office:value-type="float" office:value="424.277032" calcext:value-type="float">
            <text:p>424.277032</text:p>
          </table:table-cell>
          <table:table-cell table:number-columns-repeated="6"/>
          <table:table-cell table:formula="of:=[.$Q$7]+([.$Q$6]*[.G246])" office:value-type="float" office:value="-1.14445" calcext:value-type="float">
            <text:p>-1.14445</text:p>
          </table:table-cell>
          <table:table-cell table:formula="of:=[.$R$7]+([.$R$6]*[.H246])" office:value-type="float" office:value="0.047072" calcext:value-type="float">
            <text:p>0.047072</text:p>
          </table:table-cell>
          <table:table-cell table:formula="of:=[.$S$7]+([.$S$6]*[.I246])" office:value-type="float" office:value="0.882599" calcext:value-type="float">
            <text:p>0.882599</text:p>
          </table:table-cell>
          <table:table-cell/>
          <table:table-cell table:formula="of:=[.$Q$3]+([.$Q$2]*[.J246])" office:value-type="float" office:value="74.850002" calcext:value-type="float">
            <text:p>74.850002</text:p>
          </table:table-cell>
          <table:table-cell table:formula="of:=[.$R$3]+([.$R$2]*[.K246])" office:value-type="float" office:value="-10.4675" calcext:value-type="float">
            <text:p>-10.4675</text:p>
          </table:table-cell>
          <table:table-cell table:formula="of:=[.$S$3]+([.$S$2]*[.L246])" office:value-type="float" office:value="-11.7725" calcext:value-type="float">
            <text:p>-11.7725</text:p>
          </table:table-cell>
          <table:table-cell table:number-columns-repeated="997"/>
        </table:table-row>
        <table:table-row table:style-name="ro1">
          <table:table-cell office:value-type="float" office:value="-892" calcext:value-type="float">
            <text:p>-892</text:p>
          </table:table-cell>
          <table:table-cell office:value-type="float" office:value="44" calcext:value-type="float">
            <text:p>44</text:p>
          </table:table-cell>
          <table:table-cell office:value-type="float" office:value="448" calcext:value-type="float">
            <text:p>448</text:p>
          </table:table-cell>
          <table:table-cell office:value-type="float" office:value="424" calcext:value-type="float">
            <text:p>4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-1.31213" calcext:value-type="float">
            <text:p>-1.31213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0.659007" calcext:value-type="float">
            <text:p>0.659007</text:p>
          </table:table-cell>
          <table:table-cell office:value-type="float" office:value="63.600003" calcext:value-type="float">
            <text:p>63.600003</text:p>
          </table:table-cell>
          <table:table-cell office:value-type="float" office:value="7.5" calcext:value-type="float">
            <text:p>7.5</text:p>
          </table:table-cell>
          <table:table-cell office:value-type="float" office:value="7.2" calcext:value-type="float">
            <text:p>7.2</text:p>
          </table:table-cell>
          <table:table-cell office:value-type="float" office:value="9.798331" calcext:value-type="float">
            <text:p>9.798331</text:p>
          </table:table-cell>
          <table:table-cell office:value-type="float" office:value="429.627746" calcext:value-type="float">
            <text:p>429.627746</text:p>
          </table:table-cell>
          <table:table-cell table:number-columns-repeated="6"/>
          <table:table-cell table:formula="of:=[.$Q$7]+([.$Q$6]*[.G247])" office:value-type="float" office:value="-1.26213" calcext:value-type="float">
            <text:p>-1.26213</text:p>
          </table:table-cell>
          <table:table-cell table:formula="of:=[.$R$7]+([.$R$6]*[.H247])" office:value-type="float" office:value="0.064724" calcext:value-type="float">
            <text:p>0.064724</text:p>
          </table:table-cell>
          <table:table-cell table:formula="of:=[.$S$7]+([.$S$6]*[.I247])" office:value-type="float" office:value="0.659007" calcext:value-type="float">
            <text:p>0.659007</text:p>
          </table:table-cell>
          <table:table-cell/>
          <table:table-cell table:formula="of:=[.$Q$3]+([.$Q$2]*[.J247])" office:value-type="float" office:value="75.600003" calcext:value-type="float">
            <text:p>75.600003</text:p>
          </table:table-cell>
          <table:table-cell table:formula="of:=[.$R$3]+([.$R$2]*[.K247])" office:value-type="float" office:value="-10.625" calcext:value-type="float">
            <text:p>-10.625</text:p>
          </table:table-cell>
          <table:table-cell table:formula="of:=[.$S$3]+([.$S$2]*[.L247])" office:value-type="float" office:value="2.56" calcext:value-type="float">
            <text:p>2.56</text:p>
          </table:table-cell>
          <table:table-cell table:number-columns-repeated="997"/>
        </table:table-row>
        <table:table-row table:style-name="ro1">
          <table:table-cell office:value-type="float" office:value="-1004" calcext:value-type="float">
            <text:p>-1004</text:p>
          </table:table-cell>
          <table:table-cell office:value-type="float" office:value="76" calcext:value-type="float">
            <text:p>76</text:p>
          </table:table-cell>
          <table:table-cell office:value-type="float" office:value="320" calcext:value-type="float">
            <text:p>320</text:p>
          </table:table-cell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62.700002" calcext:value-type="float">
            <text:p>62.700002</text:p>
          </table:table-cell>
          <table:table-cell office:value-type="float" office:value="5.1" calcext:value-type="float">
            <text:p>5.1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10.360726" calcext:value-type="float">
            <text:p>10.360726</text:p>
          </table:table-cell>
          <table:table-cell office:value-type="float" office:value="433.566604" calcext:value-type="float">
            <text:p>433.566604</text:p>
          </table:table-cell>
          <table:table-cell table:number-columns-repeated="6"/>
          <table:table-cell table:formula="of:=[.$Q$7]+([.$Q$6]*[.G248])" office:value-type="float" office:value="-1.426882" calcext:value-type="float">
            <text:p>-1.426882</text:p>
          </table:table-cell>
          <table:table-cell table:formula="of:=[.$R$7]+([.$R$6]*[.H248])" office:value-type="float" office:value="0.111796" calcext:value-type="float">
            <text:p>0.111796</text:p>
          </table:table-cell>
          <table:table-cell table:formula="of:=[.$S$7]+([.$S$6]*[.I248])" office:value-type="float" office:value="0.470719" calcext:value-type="float">
            <text:p>0.470719</text:p>
          </table:table-cell>
          <table:table-cell/>
          <table:table-cell table:formula="of:=[.$Q$3]+([.$Q$2]*[.J248])" office:value-type="float" office:value="74.700002" calcext:value-type="float">
            <text:p>74.700002</text:p>
          </table:table-cell>
          <table:table-cell table:formula="of:=[.$R$3]+([.$R$2]*[.K248])" office:value-type="float" office:value="-13.145" calcext:value-type="float">
            <text:p>-13.145</text:p>
          </table:table-cell>
          <table:table-cell table:formula="of:=[.$S$3]+([.$S$2]*[.L248])" office:value-type="float" office:value="12.32500105" calcext:value-type="float">
            <text:p>12.32500105</text:p>
          </table:table-cell>
          <table:table-cell table:number-columns-repeated="997"/>
        </table:table-row>
        <table:table-row table:style-name="ro1">
          <table:table-cell office:value-type="float" office:value="-1024" calcext:value-type="float">
            <text:p>-1024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411" calcext:value-type="float">
            <text:p>411</text:p>
          </table:table-cell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office:value-type="float" office:value="-1.506302" calcext:value-type="float">
            <text:p>-1.50630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376575" calcext:value-type="float">
            <text:p>0.376575</text:p>
          </table:table-cell>
          <table:table-cell office:value-type="float" office:value="61.650002" calcext:value-type="float">
            <text:p>61.650002</text:p>
          </table:table-cell>
          <table:table-cell office:value-type="float" office:value="4.65" calcext:value-type="float">
            <text:p>4.65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10.397418" calcext:value-type="float">
            <text:p>10.397418</text:p>
          </table:table-cell>
          <table:table-cell office:value-type="float" office:value="437.261935" calcext:value-type="float">
            <text:p>437.261935</text:p>
          </table:table-cell>
          <table:table-cell table:number-columns-repeated="6"/>
          <table:table-cell table:formula="of:=[.$Q$7]+([.$Q$6]*[.G249])" office:value-type="float" office:value="-1.456302" calcext:value-type="float">
            <text:p>-1.456302</text:p>
          </table:table-cell>
          <table:table-cell table:formula="of:=[.$R$7]+([.$R$6]*[.H249])" office:value-type="float" office:value="0.1471" calcext:value-type="float">
            <text:p>0.1471</text:p>
          </table:table-cell>
          <table:table-cell table:formula="of:=[.$S$7]+([.$S$6]*[.I249])" office:value-type="float" office:value="0.376575" calcext:value-type="float">
            <text:p>0.376575</text:p>
          </table:table-cell>
          <table:table-cell/>
          <table:table-cell table:formula="of:=[.$Q$3]+([.$Q$2]*[.J249])" office:value-type="float" office:value="73.650002" calcext:value-type="float">
            <text:p>73.650002</text:p>
          </table:table-cell>
          <table:table-cell table:formula="of:=[.$R$3]+([.$R$2]*[.K249])" office:value-type="float" office:value="-13.6175" calcext:value-type="float">
            <text:p>-13.6175</text:p>
          </table:table-cell>
          <table:table-cell table:formula="of:=[.$S$3]+([.$S$2]*[.L249])" office:value-type="float" office:value="17.99500105" calcext:value-type="float">
            <text:p>17.99500105</text:p>
          </table:table-cell>
          <table:table-cell table:number-columns-repeated="997"/>
        </table:table-row>
        <table:table-row table:style-name="ro1">
          <table:table-cell office:value-type="float" office:value="-1044" calcext:value-type="float">
            <text:p>-1044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382" calcext:value-type="float">
            <text:p>382</text:p>
          </table:table-cell>
          <table:table-cell office:value-type="float" office:value="27" calcext:value-type="float">
            <text:p>27</text:p>
          </table:table-cell>
          <table:table-cell office:value-type="float" office:value="218" calcext:value-type="float">
            <text:p>218</text:p>
          </table:table-cell>
          <table:table-cell office:value-type="float" office:value="-1.535722" calcext:value-type="float">
            <text:p>-1.535722</text:p>
          </table:table-cell>
          <table:table-cell office:value-type="float" office:value="0.105912" calcext:value-type="float">
            <text:p>0.105912</text:p>
          </table:table-cell>
          <table:table-cell office:value-type="float" office:value="0.064724" calcext:value-type="float">
            <text:p>0.064724</text:p>
          </table:table-cell>
          <table:table-cell office:value-type="float" office:value="57.300002" calcext:value-type="float">
            <text:p>57.300002</text:p>
          </table:table-cell>
          <table:table-cell office:value-type="float" office:value="4.05" calcext:value-type="float">
            <text:p>4.05</text:p>
          </table:table-cell>
          <table:table-cell office:value-type="float" office:value="32.700001" calcext:value-type="float">
            <text:p>32.700001</text:p>
          </table:table-cell>
          <table:table-cell office:value-type="float" office:value="10.271529" calcext:value-type="float">
            <text:p>10.271529</text:p>
          </table:table-cell>
          <table:table-cell office:value-type="float" office:value="440.655194" calcext:value-type="float">
            <text:p>440.655194</text:p>
          </table:table-cell>
          <table:table-cell table:number-columns-repeated="6"/>
          <table:table-cell table:formula="of:=[.$Q$7]+([.$Q$6]*[.G250])" office:value-type="float" office:value="-1.485722" calcext:value-type="float">
            <text:p>-1.485722</text:p>
          </table:table-cell>
          <table:table-cell table:formula="of:=[.$R$7]+([.$R$6]*[.H250])" office:value-type="float" office:value="0.105912" calcext:value-type="float">
            <text:p>0.105912</text:p>
          </table:table-cell>
          <table:table-cell table:formula="of:=[.$S$7]+([.$S$6]*[.I250])" office:value-type="float" office:value="0.064724" calcext:value-type="float">
            <text:p>0.064724</text:p>
          </table:table-cell>
          <table:table-cell/>
          <table:table-cell table:formula="of:=[.$Q$3]+([.$Q$2]*[.J250])" office:value-type="float" office:value="69.300002" calcext:value-type="float">
            <text:p>69.300002</text:p>
          </table:table-cell>
          <table:table-cell table:formula="of:=[.$R$3]+([.$R$2]*[.K250])" office:value-type="float" office:value="-14.2475" calcext:value-type="float">
            <text:p>-14.2475</text:p>
          </table:table-cell>
          <table:table-cell table:formula="of:=[.$S$3]+([.$S$2]*[.L250])" office:value-type="float" office:value="29.33500105" calcext:value-type="float">
            <text:p>29.33500105</text:p>
          </table:table-cell>
          <table:table-cell table:number-columns-repeated="997"/>
        </table:table-row>
        <table:table-row table:style-name="ro1">
          <table:table-cell office:value-type="float" office:value="-1056" calcext:value-type="float">
            <text:p>-1056</text:p>
          </table:table-cell>
          <table:table-cell office:value-type="float" office:value="104" calcext:value-type="float">
            <text:p>104</text:p>
          </table:table-cell>
          <table:table-cell office:value-type="float" office:value="-136" calcext:value-type="float">
            <text:p>-136</text:p>
          </table:table-cell>
          <table:table-cell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office:value-type="float" office:value="-1.553373" calcext:value-type="float">
            <text:p>-1.553373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-0.200056" calcext:value-type="float">
            <text:p>-0.200056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3.75" calcext:value-type="float">
            <text:p>3.75</text:p>
          </table:table-cell>
          <table:table-cell office:value-type="float" office:value="45.900002" calcext:value-type="float">
            <text:p>45.900002</text:p>
          </table:table-cell>
          <table:table-cell office:value-type="float" office:value="10.491044" calcext:value-type="float">
            <text:p>10.491044</text:p>
          </table:table-cell>
          <table:table-cell office:value-type="float" office:value="446.35972" calcext:value-type="float">
            <text:p>446.35972</text:p>
          </table:table-cell>
          <table:table-cell table:number-columns-repeated="6"/>
          <table:table-cell table:formula="of:=[.$Q$7]+([.$Q$6]*[.G251])" office:value-type="float" office:value="-1.503373" calcext:value-type="float">
            <text:p>-1.503373</text:p>
          </table:table-cell>
          <table:table-cell table:formula="of:=[.$R$7]+([.$R$6]*[.H251])" office:value-type="float" office:value="0.152984" calcext:value-type="float">
            <text:p>0.152984</text:p>
          </table:table-cell>
          <table:table-cell table:formula="of:=[.$S$7]+([.$S$6]*[.I251])" office:value-type="float" office:value="-0.200056" calcext:value-type="float">
            <text:p>-0.200056</text:p>
          </table:table-cell>
          <table:table-cell/>
          <table:table-cell table:formula="of:=[.$Q$3]+([.$Q$2]*[.J251])" office:value-type="float" office:value="60.600002" calcext:value-type="float">
            <text:p>60.600002</text:p>
          </table:table-cell>
          <table:table-cell table:formula="of:=[.$R$3]+([.$R$2]*[.K251])" office:value-type="float" office:value="-14.5625" calcext:value-type="float">
            <text:p>-14.5625</text:p>
          </table:table-cell>
          <table:table-cell table:formula="of:=[.$S$3]+([.$S$2]*[.L251])" office:value-type="float" office:value="43.1950021" calcext:value-type="float">
            <text:p>43.1950021</text:p>
          </table:table-cell>
          <table:table-cell table:number-columns-repeated="997"/>
        </table:table-row>
        <table:table-row table:style-name="ro1">
          <table:table-cell office:value-type="float" office:value="-1004" calcext:value-type="float">
            <text:p>-1004</text:p>
          </table:table-cell>
          <table:table-cell office:value-type="float" office:value="60" calcext:value-type="float">
            <text:p>60</text:p>
          </table:table-cell>
          <table:table-cell office:value-type="float" office:value="-380" calcext:value-type="float">
            <text:p>-380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388" calcext:value-type="float">
            <text:p>388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-0.558979" calcext:value-type="float">
            <text:p>-0.558979</text:p>
          </table:table-cell>
          <table:table-cell office:value-type="float" office:value="35.850001" calcext:value-type="float">
            <text:p>35.850001</text:p>
          </table:table-cell>
          <table:table-cell office:value-type="float" office:value="3.15" calcext:value-type="float">
            <text:p>3.15</text:p>
          </table:table-cell>
          <table:table-cell office:value-type="float" office:value="58.200002" calcext:value-type="float">
            <text:p>58.200002</text:p>
          </table:table-cell>
          <table:table-cell office:value-type="float" office:value="10.543933" calcext:value-type="float">
            <text:p>10.543933</text:p>
          </table:table-cell>
          <table:table-cell office:value-type="float" office:value="456.186365" calcext:value-type="float">
            <text:p>456.186365</text:p>
          </table:table-cell>
          <table:table-cell table:number-columns-repeated="6"/>
          <table:table-cell table:formula="of:=[.$Q$7]+([.$Q$6]*[.G252])" office:value-type="float" office:value="-1.426882" calcext:value-type="float">
            <text:p>-1.426882</text:p>
          </table:table-cell>
          <table:table-cell table:formula="of:=[.$R$7]+([.$R$6]*[.H252])" office:value-type="float" office:value="0.08826" calcext:value-type="float">
            <text:p>0.08826</text:p>
          </table:table-cell>
          <table:table-cell table:formula="of:=[.$S$7]+([.$S$6]*[.I252])" office:value-type="float" office:value="-0.558979" calcext:value-type="float">
            <text:p>-0.558979</text:p>
          </table:table-cell>
          <table:table-cell/>
          <table:table-cell table:formula="of:=[.$Q$3]+([.$Q$2]*[.J252])" office:value-type="float" office:value="47.850001" calcext:value-type="float">
            <text:p>47.850001</text:p>
          </table:table-cell>
          <table:table-cell table:formula="of:=[.$R$3]+([.$R$2]*[.K252])" office:value-type="float" office:value="-15.1925" calcext:value-type="float">
            <text:p>-15.1925</text:p>
          </table:table-cell>
          <table:table-cell table:formula="of:=[.$S$3]+([.$S$2]*[.L252])" office:value-type="float" office:value="56.1100021" calcext:value-type="float">
            <text:p>56.1100021</text:p>
          </table:table-cell>
          <table:table-cell table:number-columns-repeated="997"/>
        </table:table-row>
        <table:table-row table:style-name="ro1">
          <table:table-cell office:value-type="float" office:value="-816" calcext:value-type="float">
            <text:p>-816</text:p>
          </table:table-cell>
          <table:table-cell office:value-type="float" office:value="96" calcext:value-type="float">
            <text:p>96</text:p>
          </table:table-cell>
          <table:table-cell office:value-type="float" office:value="-616" calcext:value-type="float">
            <text:p>-61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431" calcext:value-type="float">
            <text:p>431</text:p>
          </table:table-cell>
          <table:table-cell office:value-type="float" office:value="-1.200334" calcext:value-type="float">
            <text:p>-1.200334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-0.906135" calcext:value-type="float">
            <text:p>-0.906135</text:p>
          </table:table-cell>
          <table:table-cell office:value-type="float" office:value="25.350001" calcext:value-type="float">
            <text:p>25.350001</text:p>
          </table:table-cell>
          <table:table-cell office:value-type="float" office:value="1.35" calcext:value-type="float">
            <text:p>1.35</text:p>
          </table:table-cell>
          <table:table-cell office:value-type="float" office:value="64.650003" calcext:value-type="float">
            <text:p>64.650003</text:p>
          </table:table-cell>
          <table:table-cell office:value-type="float" office:value="10.07047" calcext:value-type="float">
            <text:p>10.07047</text:p>
          </table:table-cell>
          <table:table-cell office:value-type="float" office:value="463.036716" calcext:value-type="float">
            <text:p>463.036716</text:p>
          </table:table-cell>
          <table:table-cell table:number-columns-repeated="6"/>
          <table:table-cell table:formula="of:=[.$Q$7]+([.$Q$6]*[.G253])" office:value-type="float" office:value="-1.150334" calcext:value-type="float">
            <text:p>-1.150334</text:p>
          </table:table-cell>
          <table:table-cell table:formula="of:=[.$R$7]+([.$R$6]*[.H253])" office:value-type="float" office:value="0.141216" calcext:value-type="float">
            <text:p>0.141216</text:p>
          </table:table-cell>
          <table:table-cell table:formula="of:=[.$S$7]+([.$S$6]*[.I253])" office:value-type="float" office:value="-0.906135" calcext:value-type="float">
            <text:p>-0.906135</text:p>
          </table:table-cell>
          <table:table-cell/>
          <table:table-cell table:formula="of:=[.$Q$3]+([.$Q$2]*[.J253])" office:value-type="float" office:value="37.350001" calcext:value-type="float">
            <text:p>37.350001</text:p>
          </table:table-cell>
          <table:table-cell table:formula="of:=[.$R$3]+([.$R$2]*[.K253])" office:value-type="float" office:value="-17.0825" calcext:value-type="float">
            <text:p>-17.0825</text:p>
          </table:table-cell>
          <table:table-cell table:formula="of:=[.$S$3]+([.$S$2]*[.L253])" office:value-type="float" office:value="62.88250315" calcext:value-type="float">
            <text:p>62.88250315</text:p>
          </table:table-cell>
          <table:table-cell table:number-columns-repeated="997"/>
        </table:table-row>
        <table:table-row table:style-name="ro1">
          <table:table-cell office:value-type="float" office:value="-732" calcext:value-type="float">
            <text:p>-732</text:p>
          </table:table-cell>
          <table:table-cell office:value-type="float" office:value="-8" calcext:value-type="float">
            <text:p>-8</text:p>
          </table:table-cell>
          <table:table-cell office:value-type="float" office:value="-640" calcext:value-type="float">
            <text:p>-64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472" calcext:value-type="float">
            <text:p>472</text:p>
          </table:table-cell>
          <table:table-cell office:value-type="float" office:value="-1.07677" calcext:value-type="float">
            <text:p>-1.07677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-0.941439" calcext:value-type="float">
            <text:p>-0.941439</text:p>
          </table:table-cell>
          <table:table-cell office:value-type="float" office:value="12.600001" calcext:value-type="float">
            <text:p>12.600001</text:p>
          </table:table-cell>
          <table:table-cell office:value-type="float" office:value="6.45" calcext:value-type="float">
            <text:p>6.45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9.535615" calcext:value-type="float">
            <text:p>9.535615</text:p>
          </table:table-cell>
          <table:table-cell office:value-type="float" office:value="481.340836" calcext:value-type="float">
            <text:p>481.340836</text:p>
          </table:table-cell>
          <table:table-cell table:number-columns-repeated="6"/>
          <table:table-cell table:formula="of:=[.$Q$7]+([.$Q$6]*[.G254])" office:value-type="float" office:value="-1.02677" calcext:value-type="float">
            <text:p>-1.02677</text:p>
          </table:table-cell>
          <table:table-cell table:formula="of:=[.$R$7]+([.$R$6]*[.H254])" office:value-type="float" office:value="-0.011768" calcext:value-type="float">
            <text:p>-0.011768</text:p>
          </table:table-cell>
          <table:table-cell table:formula="of:=[.$S$7]+([.$S$6]*[.I254])" office:value-type="float" office:value="-0.941439" calcext:value-type="float">
            <text:p>-0.941439</text:p>
          </table:table-cell>
          <table:table-cell/>
          <table:table-cell table:formula="of:=[.$Q$3]+([.$Q$2]*[.J254])" office:value-type="float" office:value="24.600001" calcext:value-type="float">
            <text:p>24.600001</text:p>
          </table:table-cell>
          <table:table-cell table:formula="of:=[.$R$3]+([.$R$2]*[.K254])" office:value-type="float" office:value="-11.7275" calcext:value-type="float">
            <text:p>-11.7275</text:p>
          </table:table-cell>
          <table:table-cell table:formula="of:=[.$S$3]+([.$S$2]*[.L254])" office:value-type="float" office:value="69.34000315" calcext:value-type="float">
            <text:p>69.34000315</text:p>
          </table:table-cell>
          <table:table-cell table:number-columns-repeated="997"/>
        </table:table-row>
        <table:table-row table:style-name="ro1">
          <table:table-cell office:value-type="float" office:value="-604" calcext:value-type="float">
            <text:p>-604</text:p>
          </table:table-cell>
          <table:table-cell office:value-type="float" office:value="-140" calcext:value-type="float">
            <text:p>-140</text:p>
          </table:table-cell>
          <table:table-cell office:value-type="float" office:value="-900" calcext:value-type="float">
            <text:p>-900</text:p>
          </table:table-cell>
          <table:table-cell office:value-type="float" office:value="-52" calcext:value-type="float">
            <text:p>-52</text:p>
          </table:table-cell>
          <table:table-cell office:value-type="float" office:value="112" calcext:value-type="float">
            <text:p>112</text:p>
          </table:table-cell>
          <table:table-cell office:value-type="float" office:value="503" calcext:value-type="float">
            <text:p>503</text:p>
          </table:table-cell>
          <table:table-cell office:value-type="float" office:value="-0.888483" calcext:value-type="float">
            <text:p>-0.888483</text:p>
          </table:table-cell>
          <table:table-cell office:value-type="float" office:value="-0.20594" calcext:value-type="float">
            <text:p>-0.20594</text:p>
          </table:table-cell>
          <table:table-cell office:value-type="float" office:value="-1.323898" calcext:value-type="float">
            <text:p>-1.323898</text:p>
          </table:table-cell>
          <table:table-cell office:value-type="float" office:value="-7.8" calcext:value-type="float">
            <text:p>-7.8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75.450003" calcext:value-type="float">
            <text:p>75.450003</text:p>
          </table:table-cell>
          <table:table-cell office:value-type="float" office:value="10.717624" calcext:value-type="float">
            <text:p>10.717624</text:p>
          </table:table-cell>
          <table:table-cell office:value-type="float" office:value="517.935324" calcext:value-type="float">
            <text:p>517.935324</text:p>
          </table:table-cell>
          <table:table-cell table:number-columns-repeated="6"/>
          <table:table-cell table:formula="of:=[.$Q$7]+([.$Q$6]*[.G255])" office:value-type="float" office:value="-0.838483" calcext:value-type="float">
            <text:p>-0.838483</text:p>
          </table:table-cell>
          <table:table-cell table:formula="of:=[.$R$7]+([.$R$6]*[.H255])" office:value-type="float" office:value="-0.20594" calcext:value-type="float">
            <text:p>-0.20594</text:p>
          </table:table-cell>
          <table:table-cell table:formula="of:=[.$S$7]+([.$S$6]*[.I255])" office:value-type="float" office:value="-1.323898" calcext:value-type="float">
            <text:p>-1.323898</text:p>
          </table:table-cell>
          <table:table-cell/>
          <table:table-cell table:formula="of:=[.$Q$3]+([.$Q$2]*[.J255])" office:value-type="float" office:value="4.2" calcext:value-type="float">
            <text:p>4.2</text:p>
          </table:table-cell>
          <table:table-cell table:formula="of:=[.$R$3]+([.$R$2]*[.K255])" office:value-type="float" office:value="-0.859998949999998" calcext:value-type="float">
            <text:p>-0.859998949999998</text:p>
          </table:table-cell>
          <table:table-cell table:formula="of:=[.$S$3]+([.$S$2]*[.L255])" office:value-type="float" office:value="74.22250315" calcext:value-type="float">
            <text:p>74.22250315</text:p>
          </table:table-cell>
          <table:table-cell table:number-columns-repeated="997"/>
        </table:table-row>
        <table:table-row table:style-name="ro1">
          <table:table-cell office:value-type="float" office:value="-324" calcext:value-type="float">
            <text:p>-324</text:p>
          </table:table-cell>
          <table:table-cell office:value-type="float" office:value="-204" calcext:value-type="float">
            <text:p>-204</text:p>
          </table:table-cell>
          <table:table-cell office:value-type="float" office:value="-960" calcext:value-type="float">
            <text:p>-960</text:p>
          </table:table-cell>
          <table:table-cell office:value-type="float" office:value="-204" calcext:value-type="float">
            <text:p>-204</text:p>
          </table:table-cell>
          <table:table-cell office:value-type="float" office:value="139" calcext:value-type="float">
            <text:p>139</text:p>
          </table:table-cell>
          <table:table-cell office:value-type="float" office:value="495" calcext:value-type="float">
            <text:p>495</text:p>
          </table:table-cell>
          <table:table-cell office:value-type="float" office:value="-0.476603" calcext:value-type="float">
            <text:p>-0.476603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-1.412158" calcext:value-type="float">
            <text:p>-1.412158</text:p>
          </table:table-cell>
          <table:table-cell office:value-type="float" office:value="-30.600001" calcext:value-type="float">
            <text:p>-30.600001</text:p>
          </table:table-cell>
          <table:table-cell office:value-type="float" office:value="20.850001" calcext:value-type="float">
            <text:p>20.850001</text:p>
          </table:table-cell>
          <table:table-cell office:value-type="float" office:value="74.250003" calcext:value-type="float">
            <text:p>74.250003</text:p>
          </table:table-cell>
          <table:table-cell office:value-type="float" office:value="10.135504" calcext:value-type="float">
            <text:p>10.135504</text:p>
          </table:table-cell>
          <table:table-cell office:value-type="float" office:value="553.138319" calcext:value-type="float">
            <text:p>553.138319</text:p>
          </table:table-cell>
          <table:table-cell table:number-columns-repeated="6"/>
          <table:table-cell table:formula="of:=[.$Q$7]+([.$Q$6]*[.G256])" office:value-type="float" office:value="-0.426603" calcext:value-type="float">
            <text:p>-0.426603</text:p>
          </table:table-cell>
          <table:table-cell table:formula="of:=[.$R$7]+([.$R$6]*[.H256])" office:value-type="float" office:value="-0.300084" calcext:value-type="float">
            <text:p>-0.300084</text:p>
          </table:table-cell>
          <table:table-cell table:formula="of:=[.$S$7]+([.$S$6]*[.I256])" office:value-type="float" office:value="-1.412158" calcext:value-type="float">
            <text:p>-1.412158</text:p>
          </table:table-cell>
          <table:table-cell/>
          <table:table-cell table:formula="of:=[.$Q$3]+([.$Q$2]*[.J256])" office:value-type="float" office:value="-18.600001" calcext:value-type="float">
            <text:p>-18.600001</text:p>
          </table:table-cell>
          <table:table-cell table:formula="of:=[.$R$3]+([.$R$2]*[.K256])" office:value-type="float" office:value="3.39250105" calcext:value-type="float">
            <text:p>3.39250105</text:p>
          </table:table-cell>
          <table:table-cell table:formula="of:=[.$S$3]+([.$S$2]*[.L256])" office:value-type="float" office:value="72.96250315" calcext:value-type="float">
            <text:p>72.96250315</text:p>
          </table:table-cell>
          <table:table-cell table:number-columns-repeated="997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124" calcext:value-type="float">
            <text:p>-124</text:p>
          </table:table-cell>
          <table:table-cell office:value-type="float" office:value="-1032" calcext:value-type="float">
            <text:p>-1032</text:p>
          </table:table-cell>
          <table:table-cell office:value-type="float" office:value="-291" calcext:value-type="float">
            <text:p>-291</text:p>
          </table:table-cell>
          <table:table-cell office:value-type="float" office:value="101" calcext:value-type="float">
            <text:p>101</text:p>
          </table:table-cell>
          <table:table-cell office:value-type="float" office:value="470" calcext:value-type="float">
            <text:p>470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-0.182404" calcext:value-type="float">
            <text:p>-0.182404</text:p>
          </table:table-cell>
          <table:table-cell office:value-type="float" office:value="-1.51807" calcext:value-type="float">
            <text:p>-1.51807</text:p>
          </table:table-cell>
          <table:table-cell office:value-type="float" office:value="-43.650002" calcext:value-type="float">
            <text:p>-43.650002</text:p>
          </table:table-cell>
          <table:table-cell office:value-type="float" office:value="15.150001" calcext:value-type="float">
            <text:p>15.150001</text:p>
          </table:table-cell>
          <table:table-cell office:value-type="float" office:value="70.500003" calcext:value-type="float">
            <text:p>70.500003</text:p>
          </table:table-cell>
          <table:table-cell office:value-type="float" office:value="10.226489" calcext:value-type="float">
            <text:p>10.226489</text:p>
          </table:table-cell>
          <table:table-cell office:value-type="float" office:value="561.944837" calcext:value-type="float">
            <text:p>561.944837</text:p>
          </table:table-cell>
          <table:table-cell table:number-columns-repeated="6"/>
          <table:table-cell table:formula="of:=[.$Q$7]+([.$Q$6]*[.G257])" office:value-type="float" office:value="-0.073564" calcext:value-type="float">
            <text:p>-0.073564</text:p>
          </table:table-cell>
          <table:table-cell table:formula="of:=[.$R$7]+([.$R$6]*[.H257])" office:value-type="float" office:value="-0.182404" calcext:value-type="float">
            <text:p>-0.182404</text:p>
          </table:table-cell>
          <table:table-cell table:formula="of:=[.$S$7]+([.$S$6]*[.I257])" office:value-type="float" office:value="-1.51807" calcext:value-type="float">
            <text:p>-1.51807</text:p>
          </table:table-cell>
          <table:table-cell/>
          <table:table-cell table:formula="of:=[.$Q$3]+([.$Q$2]*[.J257])" office:value-type="float" office:value="-31.650002" calcext:value-type="float">
            <text:p>-31.650002</text:p>
          </table:table-cell>
          <table:table-cell table:formula="of:=[.$R$3]+([.$R$2]*[.K257])" office:value-type="float" office:value="-2.59249895" calcext:value-type="float">
            <text:p>-2.59249895</text:p>
          </table:table-cell>
          <table:table-cell table:formula="of:=[.$S$3]+([.$S$2]*[.L257])" office:value-type="float" office:value="69.02500315" calcext:value-type="float">
            <text:p>69.02500315</text:p>
          </table:table-cell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" calcext:value-type="float">
            <text:p>-4</text:p>
          </table:table-cell>
          <table:table-cell office:value-type="float" office:value="-1024" calcext:value-type="float">
            <text:p>-1024</text:p>
          </table:table-cell>
          <table:table-cell office:value-type="float" office:value="-403" calcext:value-type="float">
            <text:p>-403</text:p>
          </table:table-cell>
          <table:table-cell office:value-type="float" office:value="34" calcext:value-type="float">
            <text:p>34</text:p>
          </table:table-cell>
          <table:table-cell office:value-type="float" office:value="399" calcext:value-type="float">
            <text:p>399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-1.506302" calcext:value-type="float">
            <text:p>-1.506302</text:p>
          </table:table-cell>
          <table:table-cell office:value-type="float" office:value="-60.450002" calcext:value-type="float">
            <text:p>-60.450002</text:p>
          </table:table-cell>
          <table:table-cell office:value-type="float" office:value="5.1" calcext:value-type="float">
            <text:p>5.1</text:p>
          </table:table-cell>
          <table:table-cell office:value-type="float" office:value="59.850002" calcext:value-type="float">
            <text:p>59.850002</text:p>
          </table:table-cell>
          <table:table-cell office:value-type="float" office:value="10.055026" calcext:value-type="float">
            <text:p>10.055026</text:p>
          </table:table-cell>
          <table:table-cell office:value-type="float" office:value="568.124986" calcext:value-type="float">
            <text:p>568.124986</text:p>
          </table:table-cell>
          <table:table-cell table:number-columns-repeated="6"/>
          <table:table-cell table:formula="of:=[.$Q$7]+([.$Q$6]*[.G258])" office:value-type="float" office:value="0.126492" calcext:value-type="float">
            <text:p>0.126492</text:p>
          </table:table-cell>
          <table:table-cell table:formula="of:=[.$R$7]+([.$R$6]*[.H258])" office:value-type="float" office:value="-0.005884" calcext:value-type="float">
            <text:p>-0.005884</text:p>
          </table:table-cell>
          <table:table-cell table:formula="of:=[.$S$7]+([.$S$6]*[.I258])" office:value-type="float" office:value="-1.506302" calcext:value-type="float">
            <text:p>-1.506302</text:p>
          </table:table-cell>
          <table:table-cell/>
          <table:table-cell table:formula="of:=[.$Q$3]+([.$Q$2]*[.J258])" office:value-type="float" office:value="-48.450002" calcext:value-type="float">
            <text:p>-48.450002</text:p>
          </table:table-cell>
          <table:table-cell table:formula="of:=[.$R$3]+([.$R$2]*[.K258])" office:value-type="float" office:value="-13.145" calcext:value-type="float">
            <text:p>-13.145</text:p>
          </table:table-cell>
          <table:table-cell table:formula="of:=[.$S$3]+([.$S$2]*[.L258])" office:value-type="float" office:value="57.8425021" calcext:value-type="float">
            <text:p>57.8425021</text:p>
          </table:table-cell>
          <table:table-cell table:number-columns-repeated="99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-812" calcext:value-type="float">
            <text:p>-812</text:p>
          </table:table-cell>
          <table:table-cell office:value-type="float" office:value="-526" calcext:value-type="float">
            <text:p>-526</text:p>
          </table:table-cell>
          <table:table-cell office:value-type="float" office:value="-19" calcext:value-type="float">
            <text:p>-19</text:p>
          </table:table-cell>
          <table:table-cell office:value-type="float" office:value="227" calcext:value-type="float">
            <text:p>227</text:p>
          </table:table-cell>
          <table:table-cell office:value-type="float" office:value="0.912018" calcext:value-type="float">
            <text:p>0.912018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1.19445" calcext:value-type="float">
            <text:p>-1.19445</text:p>
          </table:table-cell>
          <table:table-cell office:value-type="float" office:value="-78.900003" calcext:value-type="float">
            <text:p>-78.900003</text:p>
          </table:table-cell>
          <table:table-cell office:value-type="float" office:value="-2.85" calcext:value-type="float">
            <text:p>-2.85</text:p>
          </table:table-cell>
          <table:table-cell office:value-type="float" office:value="34.050001" calcext:value-type="float">
            <text:p>34.050001</text:p>
          </table:table-cell>
          <table:table-cell office:value-type="float" office:value="10.020074" calcext:value-type="float">
            <text:p>10.020074</text:p>
          </table:table-cell>
          <table:table-cell office:value-type="float" office:value="573.206769" calcext:value-type="float">
            <text:p>573.206769</text:p>
          </table:table-cell>
          <table:table-cell table:number-columns-repeated="6"/>
          <table:table-cell table:formula="of:=[.$Q$7]+([.$Q$6]*[.G259])" office:value-type="float" office:value="0.962018" calcext:value-type="float">
            <text:p>0.962018</text:p>
          </table:table-cell>
          <table:table-cell table:formula="of:=[.$R$7]+([.$R$6]*[.H259])" office:value-type="float" office:value="0.023536" calcext:value-type="float">
            <text:p>0.023536</text:p>
          </table:table-cell>
          <table:table-cell table:formula="of:=[.$S$7]+([.$S$6]*[.I259])" office:value-type="float" office:value="-1.19445" calcext:value-type="float">
            <text:p>-1.19445</text:p>
          </table:table-cell>
          <table:table-cell/>
          <table:table-cell table:formula="of:=[.$Q$3]+([.$Q$2]*[.J259])" office:value-type="float" office:value="-66.900003" calcext:value-type="float">
            <text:p>-66.900003</text:p>
          </table:table-cell>
          <table:table-cell table:formula="of:=[.$R$3]+([.$R$2]*[.K259])" office:value-type="float" office:value="-21.4925" calcext:value-type="float">
            <text:p>-21.4925</text:p>
          </table:table-cell>
          <table:table-cell table:formula="of:=[.$S$3]+([.$S$2]*[.L259])" office:value-type="float" office:value="30.75250105" calcext:value-type="float">
            <text:p>30.75250105</text:p>
          </table:table-cell>
          <table:table-cell table:number-columns-repeated="99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80" calcext:value-type="float">
            <text:p>280</text:p>
          </table:table-cell>
          <table:table-cell office:value-type="float" office:value="-356" calcext:value-type="float">
            <text:p>-356</text:p>
          </table:table-cell>
          <table:table-cell office:value-type="float" office:value="-516" calcext:value-type="float">
            <text:p>-516</text:p>
          </table:table-cell>
          <table:table-cell office:value-type="float" office:value="-117" calcext:value-type="float">
            <text:p>-117</text:p>
          </table:table-cell>
          <table:table-cell office:value-type="float" office:value="43" calcext:value-type="float">
            <text:p>43</text:p>
          </table:table-cell>
          <table:table-cell office:value-type="float" office:value="1.28271" calcext:value-type="float">
            <text:p>1.28271</text:p>
          </table:table-cell>
          <table:table-cell office:value-type="float" office:value="0.411879" calcext:value-type="float">
            <text:p>0.411879</text:p>
          </table:table-cell>
          <table:table-cell office:value-type="float" office:value="-0.523675" calcext:value-type="float">
            <text:p>-0.523675</text:p>
          </table:table-cell>
          <table:table-cell office:value-type="float" office:value="-77.400003" calcext:value-type="float">
            <text:p>-77.400003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6.45" calcext:value-type="float">
            <text:p>6.45</text:p>
          </table:table-cell>
          <table:table-cell office:value-type="float" office:value="9.636101" calcext:value-type="float">
            <text:p>9.636101</text:p>
          </table:table-cell>
          <table:table-cell office:value-type="float" office:value="530.842726" calcext:value-type="float">
            <text:p>530.842726</text:p>
          </table:table-cell>
          <table:table-cell table:number-columns-repeated="6"/>
          <table:table-cell table:formula="of:=[.$Q$7]+([.$Q$6]*[.G260])" office:value-type="float" office:value="1.33271" calcext:value-type="float">
            <text:p>1.33271</text:p>
          </table:table-cell>
          <table:table-cell table:formula="of:=[.$R$7]+([.$R$6]*[.H260])" office:value-type="float" office:value="0.411879" calcext:value-type="float">
            <text:p>0.411879</text:p>
          </table:table-cell>
          <table:table-cell table:formula="of:=[.$S$7]+([.$S$6]*[.I260])" office:value-type="float" office:value="-0.523675" calcext:value-type="float">
            <text:p>-0.523675</text:p>
          </table:table-cell>
          <table:table-cell/>
          <table:table-cell table:formula="of:=[.$Q$3]+([.$Q$2]*[.J260])" office:value-type="float" office:value="-65.400003" calcext:value-type="float">
            <text:p>-65.400003</text:p>
          </table:table-cell>
          <table:table-cell table:formula="of:=[.$R$3]+([.$R$2]*[.K260])" office:value-type="float" office:value="-36.92750105" calcext:value-type="float">
            <text:p>-36.92750105</text:p>
          </table:table-cell>
          <table:table-cell table:formula="of:=[.$S$3]+([.$S$2]*[.L260])" office:value-type="float" office:value="1.7725" calcext:value-type="float">
            <text:p>1.7725</text:p>
          </table:table-cell>
          <table:table-cell table:number-columns-repeated="99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96" calcext:value-type="float">
            <text:p>296</text:p>
          </table:table-cell>
          <table:table-cell office:value-type="float" office:value="-24" calcext:value-type="float">
            <text:p>-24</text:p>
          </table:table-cell>
          <table:table-cell office:value-type="float" office:value="-471" calcext:value-type="float">
            <text:p>-471</text:p>
          </table:table-cell>
          <table:table-cell office:value-type="float" office:value="-105" calcext:value-type="float">
            <text:p>-105</text:p>
          </table:table-cell>
          <table:table-cell office:value-type="float" office:value="-117" calcext:value-type="float">
            <text:p>-117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0.435415" calcext:value-type="float">
            <text:p>0.435415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70.650003" calcext:value-type="float">
            <text:p>-70.650003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9.405882" calcext:value-type="float">
            <text:p>9.405882</text:p>
          </table:table-cell>
          <table:table-cell office:value-type="float" office:value="496.543049" calcext:value-type="float">
            <text:p>496.543049</text:p>
          </table:table-cell>
          <table:table-cell table:number-columns-repeated="6"/>
          <table:table-cell table:formula="of:=[.$Q$7]+([.$Q$6]*[.G261])" office:value-type="float" office:value="1.39155" calcext:value-type="float">
            <text:p>1.39155</text:p>
          </table:table-cell>
          <table:table-cell table:formula="of:=[.$R$7]+([.$R$6]*[.H261])" office:value-type="float" office:value="0.435415" calcext:value-type="float">
            <text:p>0.435415</text:p>
          </table:table-cell>
          <table:table-cell table:formula="of:=[.$S$7]+([.$S$6]*[.I261])" office:value-type="float" office:value="-0.035304" calcext:value-type="float">
            <text:p>-0.035304</text:p>
          </table:table-cell>
          <table:table-cell/>
          <table:table-cell table:formula="of:=[.$Q$3]+([.$Q$2]*[.J261])" office:value-type="float" office:value="-58.650003" calcext:value-type="float">
            <text:p>-58.650003</text:p>
          </table:table-cell>
          <table:table-cell table:formula="of:=[.$R$3]+([.$R$2]*[.K261])" office:value-type="float" office:value="-35.03750105" calcext:value-type="float">
            <text:p>-35.03750105</text:p>
          </table:table-cell>
          <table:table-cell table:formula="of:=[.$S$3]+([.$S$2]*[.L261])" office:value-type="float" office:value="-23.42750105" calcext:value-type="float">
            <text:p>-23.42750105</text:p>
          </table:table-cell>
          <table:table-cell table:number-columns-repeated="99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20" calcext:value-type="float">
            <text:p>320</text:p>
          </table:table-cell>
          <table:table-cell office:value-type="float" office:value="288" calcext:value-type="float">
            <text:p>288</text:p>
          </table:table-cell>
          <table:table-cell office:value-type="float" office:value="-361" calcext:value-type="float">
            <text:p>-361</text:p>
          </table:table-cell>
          <table:table-cell office:value-type="float" office:value="-102" calcext:value-type="float">
            <text:p>-102</text:p>
          </table:table-cell>
          <table:table-cell office:value-type="float" office:value="-242" calcext:value-type="float">
            <text:p>-242</text:p>
          </table:table-cell>
          <table:table-cell office:value-type="float" office:value="1.229754" calcext:value-type="float">
            <text:p>1.229754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0.423647" calcext:value-type="float">
            <text:p>0.423647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36.300001" calcext:value-type="float">
            <text:p>-36.300001</text:p>
          </table:table-cell>
          <table:table-cell office:value-type="float" office:value="9.221589" calcext:value-type="float">
            <text:p>9.221589</text:p>
          </table:table-cell>
          <table:table-cell office:value-type="float" office:value="446.417966" calcext:value-type="float">
            <text:p>446.417966</text:p>
          </table:table-cell>
          <table:table-cell table:number-columns-repeated="6"/>
          <table:table-cell table:formula="of:=[.$Q$7]+([.$Q$6]*[.G262])" office:value-type="float" office:value="1.279754" calcext:value-type="float">
            <text:p>1.279754</text:p>
          </table:table-cell>
          <table:table-cell table:formula="of:=[.$R$7]+([.$R$6]*[.H262])" office:value-type="float" office:value="0.470719" calcext:value-type="float">
            <text:p>0.470719</text:p>
          </table:table-cell>
          <table:table-cell table:formula="of:=[.$S$7]+([.$S$6]*[.I262])" office:value-type="float" office:value="0.423647" calcext:value-type="float">
            <text:p>0.423647</text:p>
          </table:table-cell>
          <table:table-cell/>
          <table:table-cell table:formula="of:=[.$Q$3]+([.$Q$2]*[.J262])" office:value-type="float" office:value="-42.150002" calcext:value-type="float">
            <text:p>-42.150002</text:p>
          </table:table-cell>
          <table:table-cell table:formula="of:=[.$R$3]+([.$R$2]*[.K262])" office:value-type="float" office:value="-34.56500105" calcext:value-type="float">
            <text:p>-34.56500105</text:p>
          </table:table-cell>
          <table:table-cell table:formula="of:=[.$S$3]+([.$S$2]*[.L262])" office:value-type="float" office:value="-43.11500105" calcext:value-type="float">
            <text:p>-43.11500105</text:p>
          </table:table-cell>
          <table:table-cell table:number-columns-repeated="99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32" calcext:value-type="float">
            <text:p>232</text:p>
          </table:table-cell>
          <table:table-cell office:value-type="float" office:value="556" calcext:value-type="float">
            <text:p>556</text:p>
          </table:table-cell>
          <table:table-cell office:value-type="float" office:value="-260" calcext:value-type="float">
            <text:p>-260</text:p>
          </table:table-cell>
          <table:table-cell office:value-type="float" office:value="-29" calcext:value-type="float">
            <text:p>-29</text:p>
          </table:table-cell>
          <table:table-cell office:value-type="float" office:value="-335" calcext:value-type="float">
            <text:p>-335</text:p>
          </table:table-cell>
          <table:table-cell office:value-type="float" office:value="1.07677" calcext:value-type="float">
            <text:p>1.07677</text:p>
          </table:table-cell>
          <table:table-cell office:value-type="float" office:value="0.341271" calcext:value-type="float">
            <text:p>0.341271</text:p>
          </table:table-cell>
          <table:table-cell office:value-type="float" office:value="0.817875" calcext:value-type="float">
            <text:p>0.817875</text:p>
          </table:table-cell>
          <table:table-cell office:value-type="float" office:value="-39.000002" calcext:value-type="float">
            <text:p>-39.000002</text:p>
          </table:table-cell>
          <table:table-cell office:value-type="float" office:value="-4.35" calcext:value-type="float">
            <text:p>-4.35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9.297119" calcext:value-type="float">
            <text:p>9.297119</text:p>
          </table:table-cell>
          <table:table-cell office:value-type="float" office:value="425.048233" calcext:value-type="float">
            <text:p>425.048233</text:p>
          </table:table-cell>
          <table:table-cell table:number-columns-repeated="6"/>
          <table:table-cell table:formula="of:=[.$Q$7]+([.$Q$6]*[.G263])" office:value-type="float" office:value="1.12677" calcext:value-type="float">
            <text:p>1.12677</text:p>
          </table:table-cell>
          <table:table-cell table:formula="of:=[.$R$7]+([.$R$6]*[.H263])" office:value-type="float" office:value="0.341271" calcext:value-type="float">
            <text:p>0.341271</text:p>
          </table:table-cell>
          <table:table-cell table:formula="of:=[.$S$7]+([.$S$6]*[.I263])" office:value-type="float" office:value="0.817875" calcext:value-type="float">
            <text:p>0.817875</text:p>
          </table:table-cell>
          <table:table-cell/>
          <table:table-cell table:formula="of:=[.$Q$3]+([.$Q$2]*[.J263])" office:value-type="float" office:value="-27.000002" calcext:value-type="float">
            <text:p>-27.000002</text:p>
          </table:table-cell>
          <table:table-cell table:formula="of:=[.$R$3]+([.$R$2]*[.K263])" office:value-type="float" office:value="-23.0675" calcext:value-type="float">
            <text:p>-23.0675</text:p>
          </table:table-cell>
          <table:table-cell table:formula="of:=[.$S$3]+([.$S$2]*[.L263])" office:value-type="float" office:value="-57.7625021" calcext:value-type="float">
            <text:p>-57.7625021</text:p>
          </table:table-cell>
          <table:table-cell table:number-columns-repeated="99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76" calcext:value-type="float">
            <text:p>176</text:p>
          </table:table-cell>
          <table:table-cell office:value-type="float" office:value="708" calcext:value-type="float">
            <text:p>708</text:p>
          </table:table-cell>
          <table:table-cell office:value-type="float" office:value="-170" calcext:value-type="float">
            <text:p>-170</text:p>
          </table:table-cell>
          <table:table-cell office:value-type="float" office:value="1" calcext:value-type="float">
            <text:p>1</text:p>
          </table:table-cell>
          <table:table-cell office:value-type="float" office:value="-374" calcext:value-type="float">
            <text:p>-374</text:p>
          </table:table-cell>
          <table:table-cell office:value-type="float" office:value="0.970858" calcext:value-type="float">
            <text:p>0.970858</text:p>
          </table:table-cell>
          <table:table-cell office:value-type="float" office:value="0.258896" calcext:value-type="float">
            <text:p>0.258896</text:p>
          </table:table-cell>
          <table:table-cell office:value-type="float" office:value="1.041466" calcext:value-type="float">
            <text:p>1.041466</text:p>
          </table:table-cell>
          <table:table-cell office:value-type="float" office:value="-25.500001" calcext:value-type="float">
            <text:p>-25.500001</text:p>
          </table:table-cell>
          <table:table-cell office:value-type="float" office:value="0.15" calcext:value-type="float">
            <text:p>0.15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9.647671" calcext:value-type="float">
            <text:p>9.647671</text:p>
          </table:table-cell>
          <table:table-cell office:value-type="float" office:value="410.82478" calcext:value-type="float">
            <text:p>410.82478</text:p>
          </table:table-cell>
          <table:table-cell table:number-columns-repeated="6"/>
          <table:table-cell table:formula="of:=[.$Q$7]+([.$Q$6]*[.G264])" office:value-type="float" office:value="1.020858" calcext:value-type="float">
            <text:p>1.020858</text:p>
          </table:table-cell>
          <table:table-cell table:formula="of:=[.$R$7]+([.$R$6]*[.H264])" office:value-type="float" office:value="0.258896" calcext:value-type="float">
            <text:p>0.258896</text:p>
          </table:table-cell>
          <table:table-cell table:formula="of:=[.$S$7]+([.$S$6]*[.I264])" office:value-type="float" office:value="1.041466" calcext:value-type="float">
            <text:p>1.041466</text:p>
          </table:table-cell>
          <table:table-cell/>
          <table:table-cell table:formula="of:=[.$Q$3]+([.$Q$2]*[.J264])" office:value-type="float" office:value="-13.500001" calcext:value-type="float">
            <text:p>-13.500001</text:p>
          </table:table-cell>
          <table:table-cell table:formula="of:=[.$R$3]+([.$R$2]*[.K264])" office:value-type="float" office:value="-18.3425" calcext:value-type="float">
            <text:p>-18.3425</text:p>
          </table:table-cell>
          <table:table-cell table:formula="of:=[.$S$3]+([.$S$2]*[.L264])" office:value-type="float" office:value="-63.9050021" calcext:value-type="float">
            <text:p>-63.9050021</text:p>
          </table:table-cell>
          <table:table-cell table:number-columns-repeated="99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6" calcext:value-type="float">
            <text:p>56</text:p>
          </table:table-cell>
          <table:table-cell office:value-type="float" office:value="824" calcext:value-type="float">
            <text:p>824</text:p>
          </table:table-cell>
          <table:table-cell office:value-type="float" office:value="-35" calcext:value-type="float">
            <text:p>-35</text:p>
          </table:table-cell>
          <table:table-cell office:value-type="float" office:value="25" calcext:value-type="float">
            <text:p>25</text:p>
          </table:table-cell>
          <table:table-cell office:value-type="float" office:value="-393" calcext:value-type="float">
            <text:p>-393</text:p>
          </table:table-cell>
          <table:table-cell office:value-type="float" office:value="0.606051" calcext:value-type="float">
            <text:p>0.606051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1.212102" calcext:value-type="float">
            <text:p>1.212102</text:p>
          </table:table-cell>
          <table:table-cell office:value-type="float" office:value="-5.25" calcext:value-type="float">
            <text:p>-5.25</text:p>
          </table:table-cell>
          <table:table-cell office:value-type="float" office:value="3.75" calcext:value-type="float">
            <text:p>3.75</text:p>
          </table:table-cell>
          <table:table-cell office:value-type="float" office:value="-58.950002" calcext:value-type="float">
            <text:p>-58.950002</text:p>
          </table:table-cell>
          <table:table-cell office:value-type="float" office:value="9.05115" calcext:value-type="float">
            <text:p>9.05115</text:p>
          </table:table-cell>
          <table:table-cell office:value-type="float" office:value="395.346683" calcext:value-type="float">
            <text:p>395.346683</text:p>
          </table:table-cell>
          <table:table-cell table:number-columns-repeated="6"/>
          <table:table-cell table:formula="of:=[.$Q$7]+([.$Q$6]*[.G265])" office:value-type="float" office:value="0.656051" calcext:value-type="float">
            <text:p>0.656051</text:p>
          </table:table-cell>
          <table:table-cell table:formula="of:=[.$R$7]+([.$R$6]*[.H265])" office:value-type="float" office:value="0.082376" calcext:value-type="float">
            <text:p>0.082376</text:p>
          </table:table-cell>
          <table:table-cell table:formula="of:=[.$S$7]+([.$S$6]*[.I265])" office:value-type="float" office:value="1.212102" calcext:value-type="float">
            <text:p>1.212102</text:p>
          </table:table-cell>
          <table:table-cell/>
          <table:table-cell table:formula="of:=[.$Q$3]+([.$Q$2]*[.J265])" office:value-type="float" office:value="6.75" calcext:value-type="float">
            <text:p>6.75</text:p>
          </table:table-cell>
          <table:table-cell table:formula="of:=[.$R$3]+([.$R$2]*[.K265])" office:value-type="float" office:value="-14.5625" calcext:value-type="float">
            <text:p>-14.5625</text:p>
          </table:table-cell>
          <table:table-cell table:formula="of:=[.$S$3]+([.$S$2]*[.L265])" office:value-type="float" office:value="-66.8975021" calcext:value-type="float">
            <text:p>-66.8975021</text:p>
          </table:table-cell>
          <table:table-cell table:number-columns-repeated="99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744" calcext:value-type="float">
            <text:p>744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-384" calcext:value-type="float">
            <text:p>-384</text:p>
          </table:table-cell>
          <table:table-cell office:value-type="float" office:value="0.288316" calcext:value-type="float">
            <text:p>0.288316</text:p>
          </table:table-cell>
          <table:table-cell office:value-type="float" office:value="0.258896" calcext:value-type="float">
            <text:p>0.258896</text:p>
          </table:table-cell>
          <table:table-cell office:value-type="float" office:value="1.094422" calcext:value-type="float">
            <text:p>1.094422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9.75" calcext:value-type="float">
            <text:p>9.7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7.739976" calcext:value-type="float">
            <text:p>7.739976</text:p>
          </table:table-cell>
          <table:table-cell office:value-type="float" office:value="403.629781" calcext:value-type="float">
            <text:p>403.629781</text:p>
          </table:table-cell>
          <table:table-cell table:number-columns-repeated="6"/>
          <table:table-cell table:formula="of:=[.$Q$7]+([.$Q$6]*[.G266])" office:value-type="float" office:value="0.338316" calcext:value-type="float">
            <text:p>0.338316</text:p>
          </table:table-cell>
          <table:table-cell table:formula="of:=[.$R$7]+([.$R$6]*[.H266])" office:value-type="float" office:value="0.258896" calcext:value-type="float">
            <text:p>0.258896</text:p>
          </table:table-cell>
          <table:table-cell table:formula="of:=[.$S$7]+([.$S$6]*[.I266])" office:value-type="float" office:value="1.094422" calcext:value-type="float">
            <text:p>1.094422</text:p>
          </table:table-cell>
          <table:table-cell/>
          <table:table-cell table:formula="of:=[.$Q$3]+([.$Q$2]*[.J266])" office:value-type="float" office:value="27.900001" calcext:value-type="float">
            <text:p>27.900001</text:p>
          </table:table-cell>
          <table:table-cell table:formula="of:=[.$R$3]+([.$R$2]*[.K266])" office:value-type="float" office:value="-8.2625" calcext:value-type="float">
            <text:p>-8.2625</text:p>
          </table:table-cell>
          <table:table-cell table:formula="of:=[.$S$3]+([.$S$2]*[.L266])" office:value-type="float" office:value="-65.4800021" calcext:value-type="float">
            <text:p>-65.4800021</text:p>
          </table:table-cell>
          <table:table-cell table:number-columns-repeated="997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32" calcext:value-type="float">
            <text:p>32</text:p>
          </table:table-cell>
          <table:table-cell office:value-type="float" office:value="1008" calcext:value-type="float">
            <text:p>1008</text:p>
          </table:table-cell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float" office:value="-341" calcext:value-type="float">
            <text:p>-341</text:p>
          </table:table-cell>
          <table:table-cell office:value-type="float" office:value="-0.20594" calcext:value-type="float">
            <text:p>-0.20594</text:p>
          </table:table-cell>
          <table:table-cell office:value-type="float" office:value="0.047072" calcext:value-type="float">
            <text:p>0.047072</text:p>
          </table:table-cell>
          <table:table-cell office:value-type="float" office:value="1.482766" calcext:value-type="float">
            <text:p>1.482766</text:p>
          </table:table-cell>
          <table:table-cell office:value-type="float" office:value="33.300001" calcext:value-type="float">
            <text:p>33.300001</text:p>
          </table:table-cell>
          <table:table-cell office:value-type="float" office:value="6.45" calcext:value-type="float">
            <text:p>6.45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9.984923" calcext:value-type="float">
            <text:p>9.984923</text:p>
          </table:table-cell>
          <table:table-cell office:value-type="float" office:value="409.162559" calcext:value-type="float">
            <text:p>409.162559</text:p>
          </table:table-cell>
          <table:table-cell table:number-columns-repeated="6"/>
          <table:table-cell table:formula="of:=[.$Q$7]+([.$Q$6]*[.G267])" office:value-type="float" office:value="-0.15594" calcext:value-type="float">
            <text:p>-0.15594</text:p>
          </table:table-cell>
          <table:table-cell table:formula="of:=[.$R$7]+([.$R$6]*[.H267])" office:value-type="float" office:value="0.047072" calcext:value-type="float">
            <text:p>0.047072</text:p>
          </table:table-cell>
          <table:table-cell table:formula="of:=[.$S$7]+([.$S$6]*[.I267])" office:value-type="float" office:value="1.482766" calcext:value-type="float">
            <text:p>1.482766</text:p>
          </table:table-cell>
          <table:table-cell/>
          <table:table-cell table:formula="of:=[.$Q$3]+([.$Q$2]*[.J267])" office:value-type="float" office:value="45.300001" calcext:value-type="float">
            <text:p>45.300001</text:p>
          </table:table-cell>
          <table:table-cell table:formula="of:=[.$R$3]+([.$R$2]*[.K267])" office:value-type="float" office:value="-11.7275" calcext:value-type="float">
            <text:p>-11.7275</text:p>
          </table:table-cell>
          <table:table-cell table:formula="of:=[.$S$3]+([.$S$2]*[.L267])" office:value-type="float" office:value="-58.7075021" calcext:value-type="float">
            <text:p>-58.7075021</text:p>
          </table:table-cell>
          <table:table-cell table:number-columns-repeated="997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float" office:value="-331" calcext:value-type="float">
            <text:p>-331</text:p>
          </table:table-cell>
          <table:table-cell office:value-type="float" office:value="-0.447183" calcext:value-type="float">
            <text:p>-0.447183</text:p>
          </table:table-cell>
          <table:table-cell office:value-type="float" office:value="0" calcext:value-type="float">
            <text:p>0</text:p>
          </table:table-cell>
          <table:table-cell office:value-type="float" office:value="1.741661" calcext:value-type="float">
            <text:p>1.741661</text:p>
          </table:table-cell>
          <table:table-cell office:value-type="float" office:value="36.300001" calcext:value-type="float">
            <text:p>36.300001</text:p>
          </table:table-cell>
          <table:table-cell office:value-type="float" office:value="6.6" calcext:value-type="float">
            <text:p>6.6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1.98769" calcext:value-type="float">
            <text:p>11.98769</text:p>
          </table:table-cell>
          <table:table-cell office:value-type="float" office:value="412.384529" calcext:value-type="float">
            <text:p>412.384529</text:p>
          </table:table-cell>
          <table:table-cell table:number-columns-repeated="6"/>
          <table:table-cell table:formula="of:=[.$Q$7]+([.$Q$6]*[.G268])" office:value-type="float" office:value="-0.397183" calcext:value-type="float">
            <text:p>-0.397183</text:p>
          </table:table-cell>
          <table:table-cell table:formula="of:=[.$R$7]+([.$R$6]*[.H268])" office:value-type="float" office:value="0" calcext:value-type="float">
            <text:p>0</text:p>
          </table:table-cell>
          <table:table-cell table:formula="of:=[.$S$7]+([.$S$6]*[.I268])" office:value-type="float" office:value="1.741661" calcext:value-type="float">
            <text:p>1.741661</text:p>
          </table:table-cell>
          <table:table-cell/>
          <table:table-cell table:formula="of:=[.$Q$3]+([.$Q$2]*[.J268])" office:value-type="float" office:value="48.300001" calcext:value-type="float">
            <text:p>48.300001</text:p>
          </table:table-cell>
          <table:table-cell table:formula="of:=[.$R$3]+([.$R$2]*[.K268])" office:value-type="float" office:value="-11.57" calcext:value-type="float">
            <text:p>-11.57</text:p>
          </table:table-cell>
          <table:table-cell table:formula="of:=[.$S$3]+([.$S$2]*[.L268])" office:value-type="float" office:value="-57.1325021" calcext:value-type="float">
            <text:p>-57.1325021</text:p>
          </table:table-cell>
          <table:table-cell table:number-columns-repeated="997"/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40" calcext:value-type="float">
            <text:p>40</text:p>
          </table:table-cell>
          <table:table-cell office:value-type="float" office:value="904" calcext:value-type="float">
            <text:p>904</text:p>
          </table:table-cell>
          <table:table-cell office:value-type="float" office:value="235" calcext:value-type="float">
            <text:p>235</text:p>
          </table:table-cell>
          <table:table-cell office:value-type="float" office:value="67" calcext:value-type="float">
            <text:p>67</text:p>
          </table:table-cell>
          <table:table-cell office:value-type="float" office:value="-338" calcext:value-type="float">
            <text:p>-338</text:p>
          </table:table-cell>
          <table:table-cell office:value-type="float" office:value="-0.258896" calcext:value-type="float">
            <text:p>-0.258896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35.250001" calcext:value-type="float">
            <text:p>35.250001</text:p>
          </table:table-cell>
          <table:table-cell office:value-type="float" office:value="10.05" calcext:value-type="float">
            <text:p>10.0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9.040179" calcext:value-type="float">
            <text:p>9.040179</text:p>
          </table:table-cell>
          <table:table-cell office:value-type="float" office:value="417.082726" calcext:value-type="float">
            <text:p>417.082726</text:p>
          </table:table-cell>
          <table:table-cell table:number-columns-repeated="6"/>
          <table:table-cell table:formula="of:=[.$Q$7]+([.$Q$6]*[.G269])" office:value-type="float" office:value="-0.208896" calcext:value-type="float">
            <text:p>-0.208896</text:p>
          </table:table-cell>
          <table:table-cell table:formula="of:=[.$R$7]+([.$R$6]*[.H269])" office:value-type="float" office:value="0.05884" calcext:value-type="float">
            <text:p>0.05884</text:p>
          </table:table-cell>
          <table:table-cell table:formula="of:=[.$S$7]+([.$S$6]*[.I269])" office:value-type="float" office:value="1.329782" calcext:value-type="float">
            <text:p>1.329782</text:p>
          </table:table-cell>
          <table:table-cell/>
          <table:table-cell table:formula="of:=[.$Q$3]+([.$Q$2]*[.J269])" office:value-type="float" office:value="47.250001" calcext:value-type="float">
            <text:p>47.250001</text:p>
          </table:table-cell>
          <table:table-cell table:formula="of:=[.$R$3]+([.$R$2]*[.K269])" office:value-type="float" office:value="-7.9475" calcext:value-type="float">
            <text:p>-7.9475</text:p>
          </table:table-cell>
          <table:table-cell table:formula="of:=[.$S$3]+([.$S$2]*[.L269])" office:value-type="float" office:value="-58.2350021" calcext:value-type="float">
            <text:p>-58.2350021</text:p>
          </table:table-cell>
          <table:table-cell table:number-columns-repeated="997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44" calcext:value-type="float">
            <text:p>-44</text:p>
          </table:table-cell>
          <table:table-cell office:value-type="float" office:value="988" calcext:value-type="float">
            <text:p>988</text:p>
          </table:table-cell>
          <table:table-cell office:value-type="float" office:value="241" calcext:value-type="float">
            <text:p>241</text:p>
          </table:table-cell>
          <table:table-cell office:value-type="float" office:value="85" calcext:value-type="float">
            <text:p>85</text:p>
          </table:table-cell>
          <table:table-cell office:value-type="float" office:value="-337" calcext:value-type="float">
            <text:p>-337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36.150001" calcext:value-type="float">
            <text:p>36.15000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9.760569" calcext:value-type="float">
            <text:p>9.760569</text:p>
          </table:table-cell>
          <table:table-cell office:value-type="float" office:value="422.936165" calcext:value-type="float">
            <text:p>422.936165</text:p>
          </table:table-cell>
          <table:table-cell table:number-columns-repeated="6"/>
          <table:table-cell table:formula="of:=[.$Q$7]+([.$Q$6]*[.G270])" office:value-type="float" office:value="-0.114752" calcext:value-type="float">
            <text:p>-0.114752</text:p>
          </table:table-cell>
          <table:table-cell table:formula="of:=[.$R$7]+([.$R$6]*[.H270])" office:value-type="float" office:value="-0.064724" calcext:value-type="float">
            <text:p>-0.064724</text:p>
          </table:table-cell>
          <table:table-cell table:formula="of:=[.$S$7]+([.$S$6]*[.I270])" office:value-type="float" office:value="1.453346" calcext:value-type="float">
            <text:p>1.453346</text:p>
          </table:table-cell>
          <table:table-cell/>
          <table:table-cell table:formula="of:=[.$Q$3]+([.$Q$2]*[.J270])" office:value-type="float" office:value="48.150001" calcext:value-type="float">
            <text:p>48.150001</text:p>
          </table:table-cell>
          <table:table-cell table:formula="of:=[.$R$3]+([.$R$2]*[.K270])" office:value-type="float" office:value="-5.11249895" calcext:value-type="float">
            <text:p>-5.11249895</text:p>
          </table:table-cell>
          <table:table-cell table:formula="of:=[.$S$3]+([.$S$2]*[.L270])" office:value-type="float" office:value="-58.0775021" calcext:value-type="float">
            <text:p>-58.0775021</text:p>
          </table:table-cell>
          <table:table-cell table:number-columns-repeated="997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40" calcext:value-type="float">
            <text:p>-40</text:p>
          </table:table-cell>
          <table:table-cell office:value-type="float" office:value="972" calcext:value-type="float">
            <text:p>972</text:p>
          </table:table-cell>
          <table:table-cell office:value-type="float" office:value="243" calcext:value-type="float">
            <text:p>243</text:p>
          </table:table-cell>
          <table:table-cell office:value-type="float" office:value="108" calcext:value-type="float">
            <text:p>108</text:p>
          </table:table-cell>
          <table:table-cell office:value-type="float" office:value="-343" calcext:value-type="float">
            <text:p>-343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731835" calcext:value-type="float">
            <text:p>9.731835</text:p>
          </table:table-cell>
          <table:table-cell office:value-type="float" office:value="434.006912" calcext:value-type="float">
            <text:p>434.006912</text:p>
          </table:table-cell>
          <table:table-cell table:number-columns-repeated="6"/>
          <table:table-cell table:formula="of:=[.$Q$7]+([.$Q$6]*[.G271])" office:value-type="float" office:value="-0.238316" calcext:value-type="float">
            <text:p>-0.238316</text:p>
          </table:table-cell>
          <table:table-cell table:formula="of:=[.$R$7]+([.$R$6]*[.H271])" office:value-type="float" office:value="-0.05884" calcext:value-type="float">
            <text:p>-0.05884</text:p>
          </table:table-cell>
          <table:table-cell table:formula="of:=[.$S$7]+([.$S$6]*[.I271])" office:value-type="float" office:value="1.42981" calcext:value-type="float">
            <text:p>1.42981</text:p>
          </table:table-cell>
          <table:table-cell/>
          <table:table-cell table:formula="of:=[.$Q$3]+([.$Q$2]*[.J271])" office:value-type="float" office:value="48.450001" calcext:value-type="float">
            <text:p>48.450001</text:p>
          </table:table-cell>
          <table:table-cell table:formula="of:=[.$R$3]+([.$R$2]*[.K271])" office:value-type="float" office:value="-1.48999895" calcext:value-type="float">
            <text:p>-1.48999895</text:p>
          </table:table-cell>
          <table:table-cell table:formula="of:=[.$S$3]+([.$S$2]*[.L271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-362" calcext:value-type="float">
            <text:p>-362</text:p>
          </table:table-cell>
          <table:table-cell office:value-type="float" office:value="-0.17652" calcext:value-type="float">
            <text:p>-0.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31.050001" calcext:value-type="float">
            <text:p>31.050001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9.994166" calcext:value-type="float">
            <text:p>9.994166</text:p>
          </table:table-cell>
          <table:table-cell office:value-type="float" office:value="451.084249" calcext:value-type="float">
            <text:p>451.084249</text:p>
          </table:table-cell>
          <table:table-cell table:number-columns-repeated="6"/>
          <table:table-cell table:formula="of:=[.$Q$7]+([.$Q$6]*[.G272])" office:value-type="float" office:value="-0.12652" calcext:value-type="float">
            <text:p>-0.12652</text:p>
          </table:table-cell>
          <table:table-cell table:formula="of:=[.$R$7]+([.$R$6]*[.H272])" office:value-type="float" office:value="-0.011768" calcext:value-type="float">
            <text:p>-0.011768</text:p>
          </table:table-cell>
          <table:table-cell table:formula="of:=[.$S$7]+([.$S$6]*[.I272])" office:value-type="float" office:value="1.48865" calcext:value-type="float">
            <text:p>1.48865</text:p>
          </table:table-cell>
          <table:table-cell/>
          <table:table-cell table:formula="of:=[.$Q$3]+([.$Q$2]*[.J272])" office:value-type="float" office:value="43.050001" calcext:value-type="float">
            <text:p>43.050001</text:p>
          </table:table-cell>
          <table:table-cell table:formula="of:=[.$R$3]+([.$R$2]*[.K272])" office:value-type="float" office:value="8.59000105" calcext:value-type="float">
            <text:p>8.59000105</text:p>
          </table:table-cell>
          <table:table-cell table:formula="of:=[.$S$3]+([.$S$2]*[.L272])" office:value-type="float" office:value="-62.0150021" calcext:value-type="float">
            <text:p>-62.0150021</text:p>
          </table:table-cell>
          <table:table-cell table:number-columns-repeated="997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16" calcext:value-type="float">
            <text:p>-16</text:p>
          </table:table-cell>
          <table:table-cell office:value-type="float" office:value="988" calcext:value-type="float">
            <text:p>988</text:p>
          </table:table-cell>
          <table:table-cell office:value-type="float" office:value="170" calcext:value-type="float">
            <text:p>170</text:p>
          </table:table-cell>
          <table:table-cell office:value-type="float" office:value="241" calcext:value-type="float">
            <text:p>241</text:p>
          </table:table-cell>
          <table:table-cell office:value-type="float" office:value="-387" calcext:value-type="float">
            <text:p>-387</text:p>
          </table:table-cell>
          <table:table-cell office:value-type="float" office:value="-0.129448" calcext:value-type="float">
            <text:p>-0.129448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36.150001" calcext:value-type="float">
            <text:p>36.150001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9.728593" calcext:value-type="float">
            <text:p>9.728593</text:p>
          </table:table-cell>
          <table:table-cell office:value-type="float" office:value="486.569625" calcext:value-type="float">
            <text:p>486.569625</text:p>
          </table:table-cell>
          <table:table-cell table:number-columns-repeated="6"/>
          <table:table-cell table:formula="of:=[.$Q$7]+([.$Q$6]*[.G273])" office:value-type="float" office:value="-0.079448" calcext:value-type="float">
            <text:p>-0.079448</text:p>
          </table:table-cell>
          <table:table-cell table:formula="of:=[.$R$7]+([.$R$6]*[.H273])" office:value-type="float" office:value="-0.023536" calcext:value-type="float">
            <text:p>-0.023536</text:p>
          </table:table-cell>
          <table:table-cell table:formula="of:=[.$S$7]+([.$S$6]*[.I273])" office:value-type="float" office:value="1.453346" calcext:value-type="float">
            <text:p>1.453346</text:p>
          </table:table-cell>
          <table:table-cell/>
          <table:table-cell table:formula="of:=[.$Q$3]+([.$Q$2]*[.J273])" office:value-type="float" office:value="37.500001" calcext:value-type="float">
            <text:p>37.500001</text:p>
          </table:table-cell>
          <table:table-cell table:formula="of:=[.$R$3]+([.$R$2]*[.K273])" office:value-type="float" office:value="19.45750105" calcext:value-type="float">
            <text:p>19.45750105</text:p>
          </table:table-cell>
          <table:table-cell table:formula="of:=[.$S$3]+([.$S$2]*[.L273])" office:value-type="float" office:value="-65.9525021" calcext:value-type="float">
            <text:p>-65.9525021</text:p>
          </table:table-cell>
          <table:table-cell table:number-columns-repeated="997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60" calcext:value-type="float">
            <text:p>160</text:p>
          </table:table-cell>
          <table:table-cell office:value-type="float" office:value="271" calcext:value-type="float">
            <text:p>271</text:p>
          </table:table-cell>
          <table:table-cell office:value-type="float" office:value="-404" calcext:value-type="float">
            <text:p>-404</text:p>
          </table:table-cell>
          <table:table-cell office:value-type="float" office:value="-0.223592" calcext:value-type="float">
            <text:p>-0.223592</text:p>
          </table:table-cell>
          <table:table-cell office:value-type="float" office:value="0" calcext:value-type="float">
            <text:p>0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9.802962" calcext:value-type="float">
            <text:p>9.802962</text:p>
          </table:table-cell>
          <table:table-cell office:value-type="float" office:value="512.11034" calcext:value-type="float">
            <text:p>512.11034</text:p>
          </table:table-cell>
          <table:table-cell table:number-columns-repeated="6"/>
          <table:table-cell table:formula="of:=[.$Q$7]+([.$Q$6]*[.G274])" office:value-type="float" office:value="-0.173592" calcext:value-type="float">
            <text:p>-0.173592</text:p>
          </table:table-cell>
          <table:table-cell table:formula="of:=[.$R$7]+([.$R$6]*[.H274])" office:value-type="float" office:value="0" calcext:value-type="float">
            <text:p>0</text:p>
          </table:table-cell>
          <table:table-cell table:formula="of:=[.$S$7]+([.$S$6]*[.I274])" office:value-type="float" office:value="1.453346" calcext:value-type="float">
            <text:p>1.453346</text:p>
          </table:table-cell>
          <table:table-cell/>
          <table:table-cell table:formula="of:=[.$Q$3]+([.$Q$2]*[.J274])" office:value-type="float" office:value="36.000001" calcext:value-type="float">
            <text:p>36.000001</text:p>
          </table:table-cell>
          <table:table-cell table:formula="of:=[.$R$3]+([.$R$2]*[.K274])" office:value-type="float" office:value="24.1825021" calcext:value-type="float">
            <text:p>24.1825021</text:p>
          </table:table-cell>
          <table:table-cell table:formula="of:=[.$S$3]+([.$S$2]*[.L274])" office:value-type="float" office:value="-68.6300021" calcext:value-type="float">
            <text:p>-68.6300021</text:p>
          </table:table-cell>
          <table:table-cell table:number-columns-repeated="997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28" calcext:value-type="float">
            <text:p>-28</text:p>
          </table:table-cell>
          <table:table-cell office:value-type="float" office:value="1028" calcext:value-type="float">
            <text:p>1028</text:p>
          </table:table-cell>
          <table:table-cell office:value-type="float" office:value="176" calcext:value-type="float">
            <text:p>176</text:p>
          </table:table-cell>
          <table:table-cell office:value-type="float" office:value="271" calcext:value-type="float">
            <text:p>271</text:p>
          </table:table-cell>
          <table:table-cell office:value-type="float" office:value="-401" calcext:value-type="float">
            <text:p>-401</text:p>
          </table:table-cell>
          <table:table-cell office:value-type="float" office:value="-0.182404" calcext:value-type="float">
            <text:p>-0.18240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512185" calcext:value-type="float">
            <text:p>1.512185</text:p>
          </table:table-cell>
          <table:table-cell office:value-type="float" office:value="26.400001" calcext:value-type="float">
            <text:p>26.400001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-60.150002" calcext:value-type="float">
            <text:p>-60.150002</text:p>
          </table:table-cell>
          <table:table-cell office:value-type="float" office:value="10.158023" calcext:value-type="float">
            <text:p>10.158023</text:p>
          </table:table-cell>
          <table:table-cell office:value-type="float" office:value="514.993204" calcext:value-type="float">
            <text:p>514.993204</text:p>
          </table:table-cell>
          <table:table-cell table:number-columns-repeated="6"/>
          <table:table-cell table:formula="of:=[.$Q$7]+([.$Q$6]*[.G275])" office:value-type="float" office:value="-0.132404" calcext:value-type="float">
            <text:p>-0.132404</text:p>
          </table:table-cell>
          <table:table-cell table:formula="of:=[.$R$7]+([.$R$6]*[.H275])" office:value-type="float" office:value="-0.041188" calcext:value-type="float">
            <text:p>-0.041188</text:p>
          </table:table-cell>
          <table:table-cell table:formula="of:=[.$S$7]+([.$S$6]*[.I275])" office:value-type="float" office:value="1.512185" calcext:value-type="float">
            <text:p>1.512185</text:p>
          </table:table-cell>
          <table:table-cell/>
          <table:table-cell table:formula="of:=[.$Q$3]+([.$Q$2]*[.J275])" office:value-type="float" office:value="38.400001" calcext:value-type="float">
            <text:p>38.400001</text:p>
          </table:table-cell>
          <table:table-cell table:formula="of:=[.$R$3]+([.$R$2]*[.K275])" office:value-type="float" office:value="24.1825021" calcext:value-type="float">
            <text:p>24.1825021</text:p>
          </table:table-cell>
          <table:table-cell table:formula="of:=[.$S$3]+([.$S$2]*[.L275])" office:value-type="float" office:value="-68.1575021" calcext:value-type="float">
            <text:p>-68.1575021</text:p>
          </table:table-cell>
          <table:table-cell table:number-columns-repeated="997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2" calcext:value-type="float">
            <text:p>-12</text:p>
          </table:table-cell>
          <table:table-cell office:value-type="float" office:value="976" calcext:value-type="float">
            <text:p>976</text:p>
          </table:table-cell>
          <table:table-cell office:value-type="float" office:value="167" calcext:value-type="float">
            <text:p>167</text:p>
          </table:table-cell>
          <table:table-cell office:value-type="float" office:value="279" calcext:value-type="float">
            <text:p>279</text:p>
          </table:table-cell>
          <table:table-cell office:value-type="float" office:value="-404" calcext:value-type="float">
            <text:p>-404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9.622118" calcext:value-type="float">
            <text:p>9.622118</text:p>
          </table:table-cell>
          <table:table-cell office:value-type="float" office:value="518.600039" calcext:value-type="float">
            <text:p>518.600039</text:p>
          </table:table-cell>
          <table:table-cell table:number-columns-repeated="6"/>
          <table:table-cell table:formula="of:=[.$Q$7]+([.$Q$6]*[.G276])" office:value-type="float" office:value="-0.0971" calcext:value-type="float">
            <text:p>-0.0971</text:p>
          </table:table-cell>
          <table:table-cell table:formula="of:=[.$R$7]+([.$R$6]*[.H276])" office:value-type="float" office:value="-0.017652" calcext:value-type="float">
            <text:p>-0.017652</text:p>
          </table:table-cell>
          <table:table-cell table:formula="of:=[.$S$7]+([.$S$6]*[.I276])" office:value-type="float" office:value="1.435694" calcext:value-type="float">
            <text:p>1.435694</text:p>
          </table:table-cell>
          <table:table-cell/>
          <table:table-cell table:formula="of:=[.$Q$3]+([.$Q$2]*[.J276])" office:value-type="float" office:value="37.050001" calcext:value-type="float">
            <text:p>37.050001</text:p>
          </table:table-cell>
          <table:table-cell table:formula="of:=[.$R$3]+([.$R$2]*[.K276])" office:value-type="float" office:value="25.4425021" calcext:value-type="float">
            <text:p>25.4425021</text:p>
          </table:table-cell>
          <table:table-cell table:formula="of:=[.$S$3]+([.$S$2]*[.L276])" office:value-type="float" office:value="-68.6300021" calcext:value-type="float">
            <text:p>-68.6300021</text:p>
          </table:table-cell>
          <table:table-cell table:number-columns-repeated="997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52" calcext:value-type="float">
            <text:p>-52</text:p>
          </table:table-cell>
          <table:table-cell office:value-type="float" office:value="984" calcext:value-type="float">
            <text:p>984</text:p>
          </table:table-cell>
          <table:table-cell office:value-type="float" office:value="166" calcext:value-type="float">
            <text:p>166</text:p>
          </table:table-cell>
          <table:table-cell office:value-type="float" office:value="287" calcext:value-type="float">
            <text:p>287</text:p>
          </table:table-cell>
          <table:table-cell office:value-type="float" office:value="-403" calcext:value-type="float">
            <text:p>-403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43.050002" calcext:value-type="float">
            <text:p>43.050002</text:p>
          </table:table-cell>
          <table:table-cell office:value-type="float" office:value="-60.450002" calcext:value-type="float">
            <text:p>-60.450002</text:p>
          </table:table-cell>
          <table:table-cell office:value-type="float" office:value="9.705235" calcext:value-type="float">
            <text:p>9.705235</text:p>
          </table:table-cell>
          <table:table-cell office:value-type="float" office:value="521.856302" calcext:value-type="float">
            <text:p>521.856302</text:p>
          </table:table-cell>
          <table:table-cell table:number-columns-repeated="6"/>
          <table:table-cell table:formula="of:=[.$Q$7]+([.$Q$6]*[.G277])" office:value-type="float" office:value="-0.085332" calcext:value-type="float">
            <text:p>-0.085332</text:p>
          </table:table-cell>
          <table:table-cell table:formula="of:=[.$R$7]+([.$R$6]*[.H277])" office:value-type="float" office:value="-0.076492" calcext:value-type="float">
            <text:p>-0.076492</text:p>
          </table:table-cell>
          <table:table-cell table:formula="of:=[.$S$7]+([.$S$6]*[.I277])" office:value-type="float" office:value="1.447462" calcext:value-type="float">
            <text:p>1.447462</text:p>
          </table:table-cell>
          <table:table-cell/>
          <table:table-cell table:formula="of:=[.$Q$3]+([.$Q$2]*[.J277])" office:value-type="float" office:value="36.900001" calcext:value-type="float">
            <text:p>36.900001</text:p>
          </table:table-cell>
          <table:table-cell table:formula="of:=[.$R$3]+([.$R$2]*[.K277])" office:value-type="float" office:value="26.7025021" calcext:value-type="float">
            <text:p>26.7025021</text:p>
          </table:table-cell>
          <table:table-cell table:formula="of:=[.$S$3]+([.$S$2]*[.L277])" office:value-type="float" office:value="-68.4725021" calcext:value-type="float">
            <text:p>-68.4725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48" calcext:value-type="float">
            <text:p>-48</text:p>
          </table:table-cell>
          <table:table-cell office:value-type="float" office:value="984" calcext:value-type="float">
            <text:p>984</text:p>
          </table:table-cell>
          <table:table-cell office:value-type="float" office:value="140" calcext:value-type="float">
            <text:p>140</text:p>
          </table:table-cell>
          <table:table-cell office:value-type="float" office:value="302" calcext:value-type="float">
            <text:p>302</text:p>
          </table:table-cell>
          <table:table-cell office:value-type="float" office:value="-407" calcext:value-type="float">
            <text:p>-407</text:p>
          </table:table-cell>
          <table:table-cell table:number-columns-repeated="2" office:value-type="float" office:value="-0.070608" calcext:value-type="float">
            <text:p>-0.070608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45.300002" calcext:value-type="float">
            <text:p>45.300002</text:p>
          </table:table-cell>
          <table:table-cell office:value-type="float" office:value="-61.050002" calcext:value-type="float">
            <text:p>-61.050002</text:p>
          </table:table-cell>
          <table:table-cell office:value-type="float" office:value="9.672679" calcext:value-type="float">
            <text:p>9.672679</text:p>
          </table:table-cell>
          <table:table-cell office:value-type="float" office:value="525.78798" calcext:value-type="float">
            <text:p>525.78798</text:p>
          </table:table-cell>
          <table:table-cell table:number-columns-repeated="6"/>
          <table:table-cell table:formula="of:=[.$Q$7]+([.$Q$6]*[.G278])" office:value-type="float" office:value="-0.020608" calcext:value-type="float">
            <text:p>-0.020608</text:p>
          </table:table-cell>
          <table:table-cell table:formula="of:=[.$R$7]+([.$R$6]*[.H278])" office:value-type="float" office:value="-0.070608" calcext:value-type="float">
            <text:p>-0.070608</text:p>
          </table:table-cell>
          <table:table-cell table:formula="of:=[.$S$7]+([.$S$6]*[.I278])" office:value-type="float" office:value="1.447462" calcext:value-type="float">
            <text:p>1.447462</text:p>
          </table:table-cell>
          <table:table-cell/>
          <table:table-cell table:formula="of:=[.$Q$3]+([.$Q$2]*[.J278])" office:value-type="float" office:value="33.000001" calcext:value-type="float">
            <text:p>33.000001</text:p>
          </table:table-cell>
          <table:table-cell table:formula="of:=[.$R$3]+([.$R$2]*[.K278])" office:value-type="float" office:value="29.0650021" calcext:value-type="float">
            <text:p>29.0650021</text:p>
          </table:table-cell>
          <table:table-cell table:formula="of:=[.$S$3]+([.$S$2]*[.L278])" office:value-type="float" office:value="-69.1025021" calcext:value-type="float">
            <text:p>-69.102502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-32" calcext:value-type="float">
            <text:p>-32</text:p>
          </table:table-cell>
          <table:table-cell office:value-type="float" office:value="968" calcext:value-type="float">
            <text:p>968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-412" calcext:value-type="float">
            <text:p>-412</text:p>
          </table:table-cell>
          <table:table-cell table:number-columns-repeated="2" office:value-type="float" office:value="-0.047072" calcext:value-type="float">
            <text:p>-0.04707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61.800002" calcext:value-type="float">
            <text:p>-61.800002</text:p>
          </table:table-cell>
          <table:table-cell office:value-type="float" office:value="9.503206" calcext:value-type="float">
            <text:p>9.503206</text:p>
          </table:table-cell>
          <table:table-cell office:value-type="float" office:value="524.049616" calcext:value-type="float">
            <text:p>524.049616</text:p>
          </table:table-cell>
          <table:table-cell table:number-columns-repeated="6"/>
          <table:table-cell table:formula="of:=[.$Q$7]+([.$Q$6]*[.G279])" office:value-type="float" office:value="0.00292800000000001" calcext:value-type="float">
            <text:p>0.002928</text:p>
          </table:table-cell>
          <table:table-cell table:formula="of:=[.$R$7]+([.$R$6]*[.H279])" office:value-type="float" office:value="-0.047072" calcext:value-type="float">
            <text:p>-0.047072</text:p>
          </table:table-cell>
          <table:table-cell table:formula="of:=[.$S$7]+([.$S$6]*[.I279])" office:value-type="float" office:value="1.423926" calcext:value-type="float">
            <text:p>1.423926</text:p>
          </table:table-cell>
          <table:table-cell/>
          <table:table-cell table:formula="of:=[.$Q$3]+([.$Q$2]*[.J279])" office:value-type="float" office:value="30.300001" calcext:value-type="float">
            <text:p>30.300001</text:p>
          </table:table-cell>
          <table:table-cell table:formula="of:=[.$R$3]+([.$R$2]*[.K279])" office:value-type="float" office:value="28.7500021" calcext:value-type="float">
            <text:p>28.7500021</text:p>
          </table:table-cell>
          <table:table-cell table:formula="of:=[.$S$3]+([.$S$2]*[.L279])" office:value-type="float" office:value="-69.8900021" calcext:value-type="float">
            <text:p>-69.8900021</text:p>
          </table:table-cell>
          <table:table-cell table:number-columns-repeated="99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4" calcext:value-type="float">
            <text:p>-44</text:p>
          </table:table-cell>
          <table:table-cell office:value-type="float" office:value="968" calcext:value-type="float">
            <text:p>968</text:p>
          </table:table-cell>
          <table:table-cell office:value-type="float" office:value="13" calcext:value-type="float">
            <text:p>13</text:p>
          </table:table-cell>
          <table:table-cell office:value-type="float" office:value="321" calcext:value-type="float">
            <text:p>321</text:p>
          </table:table-cell>
          <table:table-cell office:value-type="float" office:value="-416" calcext:value-type="float">
            <text:p>-416</text:p>
          </table:table-cell>
          <table:table-cell office:value-type="float" office:value="0.247128" calcext:value-type="float">
            <text:p>0.247128</text:p>
          </table:table-cell>
          <table:table-cell office:value-type="float" office:value="-0.064724" calcext:value-type="float">
            <text:p>-0.06472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.95" calcext:value-type="float">
            <text:p>1.95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62.400002" calcext:value-type="float">
            <text:p>-62.400002</text:p>
          </table:table-cell>
          <table:table-cell office:value-type="float" office:value="9.644401" calcext:value-type="float">
            <text:p>9.644401</text:p>
          </table:table-cell>
          <table:table-cell office:value-type="float" office:value="525.610122" calcext:value-type="float">
            <text:p>525.610122</text:p>
          </table:table-cell>
          <table:table-cell table:number-columns-repeated="6"/>
          <table:table-cell table:formula="of:=[.$Q$7]+([.$Q$6]*[.G280])" office:value-type="float" office:value="0.297128" calcext:value-type="float">
            <text:p>0.297128</text:p>
          </table:table-cell>
          <table:table-cell table:formula="of:=[.$R$7]+([.$R$6]*[.H280])" office:value-type="float" office:value="-0.064724" calcext:value-type="float">
            <text:p>-0.064724</text:p>
          </table:table-cell>
          <table:table-cell table:formula="of:=[.$S$7]+([.$S$6]*[.I280])" office:value-type="float" office:value="1.423926" calcext:value-type="float">
            <text:p>1.423926</text:p>
          </table:table-cell>
          <table:table-cell/>
          <table:table-cell table:formula="of:=[.$Q$3]+([.$Q$2]*[.J280])" office:value-type="float" office:value="13.95" calcext:value-type="float">
            <text:p>13.95</text:p>
          </table:table-cell>
          <table:table-cell table:formula="of:=[.$R$3]+([.$R$2]*[.K280])" office:value-type="float" office:value="32.0575021" calcext:value-type="float">
            <text:p>32.0575021</text:p>
          </table:table-cell>
          <table:table-cell table:formula="of:=[.$S$3]+([.$S$2]*[.L280])" office:value-type="float" office:value="-70.5200021" calcext:value-type="float">
            <text:p>-70.5200021</text:p>
          </table:table-cell>
          <table:table-cell table:number-columns-repeated="99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 office:value-type="float" office:value="-198" calcext:value-type="float">
            <text:p>-198</text:p>
          </table:table-cell>
          <table:table-cell office:value-type="float" office:value="312" calcext:value-type="float">
            <text:p>312</text:p>
          </table:table-cell>
          <table:table-cell office:value-type="float" office:value="-397" calcext:value-type="float">
            <text:p>-397</text:p>
          </table:table-cell>
          <table:table-cell office:value-type="float" office:value="0.676659" calcext:value-type="float">
            <text:p>0.676659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1.294478" calcext:value-type="float">
            <text:p>1.294478</text:p>
          </table:table-cell>
          <table:table-cell office:value-type="float" office:value="-29.700001" calcext:value-type="float">
            <text:p>-29.700001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9.550002" calcext:value-type="float">
            <text:p>-59.550002</text:p>
          </table:table-cell>
          <table:table-cell office:value-type="float" office:value="9.738473" calcext:value-type="float">
            <text:p>9.738473</text:p>
          </table:table-cell>
          <table:table-cell office:value-type="float" office:value="542.362425" calcext:value-type="float">
            <text:p>542.362425</text:p>
          </table:table-cell>
          <table:table-cell table:number-columns-repeated="6"/>
          <table:table-cell table:formula="of:=[.$Q$7]+([.$Q$6]*[.G281])" office:value-type="float" office:value="0.726659" calcext:value-type="float">
            <text:p>0.726659</text:p>
          </table:table-cell>
          <table:table-cell table:formula="of:=[.$R$7]+([.$R$6]*[.H281])" office:value-type="float" office:value="0.017652" calcext:value-type="float">
            <text:p>0.017652</text:p>
          </table:table-cell>
          <table:table-cell table:formula="of:=[.$S$7]+([.$S$6]*[.I281])" office:value-type="float" office:value="1.294478" calcext:value-type="float">
            <text:p>1.294478</text:p>
          </table:table-cell>
          <table:table-cell/>
          <table:table-cell table:formula="of:=[.$Q$3]+([.$Q$2]*[.J281])" office:value-type="float" office:value="-17.700001" calcext:value-type="float">
            <text:p>-17.700001</text:p>
          </table:table-cell>
          <table:table-cell table:formula="of:=[.$R$3]+([.$R$2]*[.K281])" office:value-type="float" office:value="30.6400021" calcext:value-type="float">
            <text:p>30.6400021</text:p>
          </table:table-cell>
          <table:table-cell table:formula="of:=[.$S$3]+([.$S$2]*[.L281])" office:value-type="float" office:value="-67.5275021" calcext:value-type="float">
            <text:p>-67.5275021</text:p>
          </table:table-cell>
          <table:table-cell table:number-columns-repeated="99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0" calcext:value-type="float">
            <text:p>120</text:p>
          </table:table-cell>
          <table:table-cell office:value-type="float" office:value="628" calcext:value-type="float">
            <text:p>628</text:p>
          </table:table-cell>
          <table:table-cell office:value-type="float" office:value="-377" calcext:value-type="float">
            <text:p>-377</text:p>
          </table:table-cell>
          <table:table-cell office:value-type="float" office:value="299" calcext:value-type="float">
            <text:p>299</text:p>
          </table:table-cell>
          <table:table-cell office:value-type="float" office:value="-313" calcext:value-type="float">
            <text:p>-313</text:p>
          </table:table-cell>
          <table:table-cell office:value-type="float" office:value="1.082654" calcext:value-type="float">
            <text:p>1.082654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0.923787" calcext:value-type="float">
            <text:p>0.923787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9.560755" calcext:value-type="float">
            <text:p>9.560755</text:p>
          </table:table-cell>
          <table:table-cell office:value-type="float" office:value="574.020034" calcext:value-type="float">
            <text:p>574.020034</text:p>
          </table:table-cell>
          <table:table-cell table:number-columns-repeated="6"/>
          <table:table-cell table:formula="of:=[.$Q$7]+([.$Q$6]*[.G282])" office:value-type="float" office:value="1.132654" calcext:value-type="float">
            <text:p>1.132654</text:p>
          </table:table-cell>
          <table:table-cell table:formula="of:=[.$R$7]+([.$R$6]*[.H282])" office:value-type="float" office:value="0.17652" calcext:value-type="float">
            <text:p>0.17652</text:p>
          </table:table-cell>
          <table:table-cell table:formula="of:=[.$S$7]+([.$S$6]*[.I282])" office:value-type="float" office:value="0.923787" calcext:value-type="float">
            <text:p>0.923787</text:p>
          </table:table-cell>
          <table:table-cell/>
          <table:table-cell table:formula="of:=[.$Q$3]+([.$Q$2]*[.J282])" office:value-type="float" office:value="-44.550002" calcext:value-type="float">
            <text:p>-44.550002</text:p>
          </table:table-cell>
          <table:table-cell table:formula="of:=[.$R$3]+([.$R$2]*[.K282])" office:value-type="float" office:value="28.5925021" calcext:value-type="float">
            <text:p>28.5925021</text:p>
          </table:table-cell>
          <table:table-cell table:formula="of:=[.$S$3]+([.$S$2]*[.L282])" office:value-type="float" office:value="-54.2975021" calcext:value-type="float">
            <text:p>-54.2975021</text:p>
          </table:table-cell>
          <table:table-cell table:number-columns-repeated="99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-491" calcext:value-type="float">
            <text:p>-491</text:p>
          </table:table-cell>
          <table:table-cell office:value-type="float" office:value="279" calcext:value-type="float">
            <text:p>279</text:p>
          </table:table-cell>
          <table:table-cell office:value-type="float" office:value="-188" calcext:value-type="float">
            <text:p>-188</text:p>
          </table:table-cell>
          <table:table-cell office:value-type="float" office:value="1.288594" calcext:value-type="float">
            <text:p>1.288594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0.370691" calcext:value-type="float">
            <text:p>0.370691</text:p>
          </table:table-cell>
          <table:table-cell office:value-type="float" office:value="-73.650003" calcext:value-type="float">
            <text:p>-73.650003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8.988457" calcext:value-type="float">
            <text:p>8.988457</text:p>
          </table:table-cell>
          <table:table-cell office:value-type="float" office:value="595.202487" calcext:value-type="float">
            <text:p>595.202487</text:p>
          </table:table-cell>
          <table:table-cell table:number-columns-repeated="6"/>
          <table:table-cell table:formula="of:=[.$Q$7]+([.$Q$6]*[.G283])" office:value-type="float" office:value="1.338594" calcext:value-type="float">
            <text:p>1.338594</text:p>
          </table:table-cell>
          <table:table-cell table:formula="of:=[.$R$7]+([.$R$6]*[.H283])" office:value-type="float" office:value="0.141216" calcext:value-type="float">
            <text:p>0.141216</text:p>
          </table:table-cell>
          <table:table-cell table:formula="of:=[.$S$7]+([.$S$6]*[.I283])" office:value-type="float" office:value="0.370691" calcext:value-type="float">
            <text:p>0.370691</text:p>
          </table:table-cell>
          <table:table-cell/>
          <table:table-cell table:formula="of:=[.$Q$3]+([.$Q$2]*[.J283])" office:value-type="float" office:value="-61.650003" calcext:value-type="float">
            <text:p>-61.650003</text:p>
          </table:table-cell>
          <table:table-cell table:formula="of:=[.$R$3]+([.$R$2]*[.K283])" office:value-type="float" office:value="25.4425021" calcext:value-type="float">
            <text:p>25.4425021</text:p>
          </table:table-cell>
          <table:table-cell table:formula="of:=[.$S$3]+([.$S$2]*[.L283])" office:value-type="float" office:value="-34.61000105" calcext:value-type="float">
            <text:p>-34.61000105</text:p>
          </table:table-cell>
          <table:table-cell table:number-columns-repeated="99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8" calcext:value-type="float">
            <text:p>48</text:p>
          </table:table-cell>
          <table:table-cell office:value-type="float" office:value="-20" calcext:value-type="float">
            <text:p>-20</text:p>
          </table:table-cell>
          <table:table-cell office:value-type="float" office:value="-548" calcext:value-type="float">
            <text:p>-548</text:p>
          </table:table-cell>
          <table:table-cell office:value-type="float" office:value="295" calcext:value-type="float">
            <text:p>295</text:p>
          </table:table-cell>
          <table:table-cell office:value-type="float" office:value="-28" calcext:value-type="float">
            <text:p>-28</text:p>
          </table:table-cell>
          <table:table-cell office:value-type="float" office:value="1.394506" calcext:value-type="float">
            <text:p>1.394506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-82.200003" calcext:value-type="float">
            <text:p>-82.200003</text:p>
          </table:table-cell>
          <table:table-cell office:value-type="float" office:value="44.250002" calcext:value-type="float">
            <text:p>44.250002</text:p>
          </table:table-cell>
          <table:table-cell office:value-type="float" office:value="-4.2" calcext:value-type="float">
            <text:p>-4.2</text:p>
          </table:table-cell>
          <table:table-cell office:value-type="float" office:value="9.310681" calcext:value-type="float">
            <text:p>9.310681</text:p>
          </table:table-cell>
          <table:table-cell office:value-type="float" office:value="622.987159" calcext:value-type="float">
            <text:p>622.987159</text:p>
          </table:table-cell>
          <table:table-cell table:number-columns-repeated="6"/>
          <table:table-cell table:formula="of:=[.$Q$7]+([.$Q$6]*[.G284])" office:value-type="float" office:value="1.444506" calcext:value-type="float">
            <text:p>1.444506</text:p>
          </table:table-cell>
          <table:table-cell table:formula="of:=[.$R$7]+([.$R$6]*[.H284])" office:value-type="float" office:value="0.070608" calcext:value-type="float">
            <text:p>0.070608</text:p>
          </table:table-cell>
          <table:table-cell table:formula="of:=[.$S$7]+([.$S$6]*[.I284])" office:value-type="float" office:value="-0.02942" calcext:value-type="float">
            <text:p>-0.02942</text:p>
          </table:table-cell>
          <table:table-cell/>
          <table:table-cell table:formula="of:=[.$Q$3]+([.$Q$2]*[.J284])" office:value-type="float" office:value="-70.200003" calcext:value-type="float">
            <text:p>-70.200003</text:p>
          </table:table-cell>
          <table:table-cell table:formula="of:=[.$R$3]+([.$R$2]*[.K284])" office:value-type="float" office:value="27.9625021" calcext:value-type="float">
            <text:p>27.9625021</text:p>
          </table:table-cell>
          <table:table-cell table:formula="of:=[.$S$3]+([.$S$2]*[.L284])" office:value-type="float" office:value="-9.41" calcext:value-type="float">
            <text:p>-9.41</text:p>
          </table:table-cell>
          <table:table-cell table:number-columns-repeated="99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40" calcext:value-type="float">
            <text:p>-140</text:p>
          </table:table-cell>
          <table:table-cell office:value-type="float" office:value="-460" calcext:value-type="float">
            <text:p>-460</text:p>
          </table:table-cell>
          <table:table-cell office:value-type="float" office:value="-558" calcext:value-type="float">
            <text:p>-558</text:p>
          </table:table-cell>
          <table:table-cell office:value-type="float" office:value="272" calcext:value-type="float">
            <text:p>272</text:p>
          </table:table-cell>
          <table:table-cell office:value-type="float" office:value="82" calcext:value-type="float">
            <text:p>82</text:p>
          </table:table-cell>
          <table:table-cell office:value-type="float" office:value="1.117958" calcext:value-type="float">
            <text:p>1.117958</text:p>
          </table:table-cell>
          <table:table-cell office:value-type="float" office:value="-0.20594" calcext:value-type="float">
            <text:p>-0.20594</text:p>
          </table:table-cell>
          <table:table-cell office:value-type="float" office:value="-0.676659" calcext:value-type="float">
            <text:p>-0.676659</text:p>
          </table:table-cell>
          <table:table-cell office:value-type="float" office:value="-83.700003" calcext:value-type="float">
            <text:p>-83.700003</text:p>
          </table:table-cell>
          <table:table-cell office:value-type="float" office:value="40.800002" calcext:value-type="float">
            <text:p>40.800002</text:p>
          </table:table-cell>
          <table:table-cell office:value-type="float" office:value="12.3" calcext:value-type="float">
            <text:p>12.3</text:p>
          </table:table-cell>
          <table:table-cell office:value-type="float" office:value="8.819445" calcext:value-type="float">
            <text:p>8.819445</text:p>
          </table:table-cell>
          <table:table-cell office:value-type="float" office:value="626.15653" calcext:value-type="float">
            <text:p>626.15653</text:p>
          </table:table-cell>
          <table:table-cell table:number-columns-repeated="6"/>
          <table:table-cell table:formula="of:=[.$Q$7]+([.$Q$6]*[.G285])" office:value-type="float" office:value="1.167958" calcext:value-type="float">
            <text:p>1.167958</text:p>
          </table:table-cell>
          <table:table-cell table:formula="of:=[.$R$7]+([.$R$6]*[.H285])" office:value-type="float" office:value="-0.20594" calcext:value-type="float">
            <text:p>-0.20594</text:p>
          </table:table-cell>
          <table:table-cell table:formula="of:=[.$S$7]+([.$S$6]*[.I285])" office:value-type="float" office:value="-0.676659" calcext:value-type="float">
            <text:p>-0.676659</text:p>
          </table:table-cell>
          <table:table-cell/>
          <table:table-cell table:formula="of:=[.$Q$3]+([.$Q$2]*[.J285])" office:value-type="float" office:value="-71.700003" calcext:value-type="float">
            <text:p>-71.700003</text:p>
          </table:table-cell>
          <table:table-cell table:formula="of:=[.$R$3]+([.$R$2]*[.K285])" office:value-type="float" office:value="24.3400021" calcext:value-type="float">
            <text:p>24.3400021</text:p>
          </table:table-cell>
          <table:table-cell table:formula="of:=[.$S$3]+([.$S$2]*[.L285])" office:value-type="float" office:value="7.915" calcext:value-type="float">
            <text:p>7.915</text:p>
          </table:table-cell>
          <table:table-cell table:number-columns-repeated="99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84" calcext:value-type="float">
            <text:p>-84</text:p>
          </table:table-cell>
          <table:table-cell office:value-type="float" office:value="-644" calcext:value-type="float">
            <text:p>-644</text:p>
          </table:table-cell>
          <table:table-cell office:value-type="float" office:value="-544" calcext:value-type="float">
            <text:p>-544</text:p>
          </table:table-cell>
          <table:table-cell office:value-type="float" office:value="276" calcext:value-type="float">
            <text:p>276</text:p>
          </table:table-cell>
          <table:table-cell office:value-type="float" office:value="182" calcext:value-type="float">
            <text:p>182</text:p>
          </table:table-cell>
          <table:table-cell office:value-type="float" office:value="1.065002" calcext:value-type="float">
            <text:p>1.065002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-0.947323" calcext:value-type="float">
            <text:p>-0.947323</text:p>
          </table:table-cell>
          <table:table-cell office:value-type="float" office:value="-81.600003" calcext:value-type="float">
            <text:p>-81.600003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27.300001" calcext:value-type="float">
            <text:p>27.300001</text:p>
          </table:table-cell>
          <table:table-cell office:value-type="float" office:value="9.538035" calcext:value-type="float">
            <text:p>9.538035</text:p>
          </table:table-cell>
          <table:table-cell office:value-type="float" office:value="636.581495" calcext:value-type="float">
            <text:p>636.581495</text:p>
          </table:table-cell>
          <table:table-cell table:number-columns-repeated="6"/>
          <table:table-cell table:formula="of:=[.$Q$7]+([.$Q$6]*[.G286])" office:value-type="float" office:value="1.115002" calcext:value-type="float">
            <text:p>1.115002</text:p>
          </table:table-cell>
          <table:table-cell table:formula="of:=[.$R$7]+([.$R$6]*[.H286])" office:value-type="float" office:value="-0.123564" calcext:value-type="float">
            <text:p>-0.123564</text:p>
          </table:table-cell>
          <table:table-cell table:formula="of:=[.$S$7]+([.$S$6]*[.I286])" office:value-type="float" office:value="-0.947323" calcext:value-type="float">
            <text:p>-0.947323</text:p>
          </table:table-cell>
          <table:table-cell/>
          <table:table-cell table:formula="of:=[.$Q$3]+([.$Q$2]*[.J286])" office:value-type="float" office:value="-69.600003" calcext:value-type="float">
            <text:p>-69.600003</text:p>
          </table:table-cell>
          <table:table-cell table:formula="of:=[.$R$3]+([.$R$2]*[.K286])" office:value-type="float" office:value="24.9700021" calcext:value-type="float">
            <text:p>24.9700021</text:p>
          </table:table-cell>
          <table:table-cell table:formula="of:=[.$S$3]+([.$S$2]*[.L286])" office:value-type="float" office:value="23.66500105" calcext:value-type="float">
            <text:p>23.66500105</text:p>
          </table:table-cell>
          <table:table-cell table:number-columns-repeated="99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80" calcext:value-type="float">
            <text:p>-80</text:p>
          </table:table-cell>
          <table:table-cell office:value-type="float" office:value="-956" calcext:value-type="float">
            <text:p>-956</text:p>
          </table:table-cell>
          <table:table-cell office:value-type="float" office:value="-461" calcext:value-type="float">
            <text:p>-461</text:p>
          </table:table-cell>
          <table:table-cell office:value-type="float" office:value="261" calcext:value-type="float">
            <text:p>261</text:p>
          </table:table-cell>
          <table:table-cell office:value-type="float" office:value="337" calcext:value-type="float">
            <text:p>337</text:p>
          </table:table-cell>
          <table:table-cell office:value-type="float" office:value="0.653123" calcext:value-type="float">
            <text:p>0.653123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-69.150003" calcext:value-type="float">
            <text:p>-69.150003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10.366665" calcext:value-type="float">
            <text:p>10.366665</text:p>
          </table:table-cell>
          <table:table-cell office:value-type="float" office:value="627.862246" calcext:value-type="float">
            <text:p>627.862246</text:p>
          </table:table-cell>
          <table:table-cell table:number-columns-repeated="6"/>
          <table:table-cell table:formula="of:=[.$Q$7]+([.$Q$6]*[.G287])" office:value-type="float" office:value="0.703123" calcext:value-type="float">
            <text:p>0.703123</text:p>
          </table:table-cell>
          <table:table-cell table:formula="of:=[.$R$7]+([.$R$6]*[.H287])" office:value-type="float" office:value="-0.11768" calcext:value-type="float">
            <text:p>-0.11768</text:p>
          </table:table-cell>
          <table:table-cell table:formula="of:=[.$S$7]+([.$S$6]*[.I287])" office:value-type="float" office:value="-1.406274" calcext:value-type="float">
            <text:p>-1.406274</text:p>
          </table:table-cell>
          <table:table-cell/>
          <table:table-cell table:formula="of:=[.$Q$3]+([.$Q$2]*[.J287])" office:value-type="float" office:value="-57.150003" calcext:value-type="float">
            <text:p>-57.150003</text:p>
          </table:table-cell>
          <table:table-cell table:formula="of:=[.$R$3]+([.$R$2]*[.K287])" office:value-type="float" office:value="22.6075021" calcext:value-type="float">
            <text:p>22.6075021</text:p>
          </table:table-cell>
          <table:table-cell table:formula="of:=[.$S$3]+([.$S$2]*[.L287])" office:value-type="float" office:value="48.0775021" calcext:value-type="float">
            <text:p>48.0775021</text:p>
          </table:table-cell>
          <table:table-cell table:number-columns-repeated="99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28" calcext:value-type="float">
            <text:p>-28</text:p>
          </table:table-cell>
          <table:table-cell office:value-type="float" office:value="-956" calcext:value-type="float">
            <text:p>-956</text:p>
          </table:table-cell>
          <table:table-cell office:value-type="float" office:value="-305" calcext:value-type="float">
            <text:p>-305</text:p>
          </table:table-cell>
          <table:table-cell office:value-type="float" office:value="264" calcext:value-type="float">
            <text:p>264</text:p>
          </table:table-cell>
          <table:table-cell office:value-type="float" office:value="444" calcext:value-type="float">
            <text:p>444</text:p>
          </table:table-cell>
          <table:table-cell office:value-type="float" office:value="0.135332" calcext:value-type="float">
            <text:p>0.135332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-1.406274" calcext:value-type="float">
            <text:p>-1.406274</text:p>
          </table:table-cell>
          <table:table-cell office:value-type="float" office:value="-45.750002" calcext:value-type="float">
            <text:p>-45.750002</text:p>
          </table:table-cell>
          <table:table-cell office:value-type="float" office:value="39.600002" calcext:value-type="float">
            <text:p>39.600002</text:p>
          </table:table-cell>
          <table:table-cell office:value-type="float" office:value="66.600003" calcext:value-type="float">
            <text:p>66.600003</text:p>
          </table:table-cell>
          <table:table-cell office:value-type="float" office:value="9.422472" calcext:value-type="float">
            <text:p>9.422472</text:p>
          </table:table-cell>
          <table:table-cell office:value-type="float" office:value="599.880821" calcext:value-type="float">
            <text:p>599.880821</text:p>
          </table:table-cell>
          <table:table-cell table:number-columns-repeated="6"/>
          <table:table-cell table:formula="of:=[.$Q$7]+([.$Q$6]*[.G288])" office:value-type="float" office:value="0.185332" calcext:value-type="float">
            <text:p>0.185332</text:p>
          </table:table-cell>
          <table:table-cell table:formula="of:=[.$R$7]+([.$R$6]*[.H288])" office:value-type="float" office:value="-0.041188" calcext:value-type="float">
            <text:p>-0.041188</text:p>
          </table:table-cell>
          <table:table-cell table:formula="of:=[.$S$7]+([.$S$6]*[.I288])" office:value-type="float" office:value="-1.406274" calcext:value-type="float">
            <text:p>-1.406274</text:p>
          </table:table-cell>
          <table:table-cell/>
          <table:table-cell table:formula="of:=[.$Q$3]+([.$Q$2]*[.J288])" office:value-type="float" office:value="-33.750002" calcext:value-type="float">
            <text:p>-33.750002</text:p>
          </table:table-cell>
          <table:table-cell table:formula="of:=[.$R$3]+([.$R$2]*[.K288])" office:value-type="float" office:value="23.0800021" calcext:value-type="float">
            <text:p>23.0800021</text:p>
          </table:table-cell>
          <table:table-cell table:formula="of:=[.$S$3]+([.$S$2]*[.L288])" office:value-type="float" office:value="64.93000315" calcext:value-type="float">
            <text:p>64.93000315</text:p>
          </table:table-cell>
          <table:table-cell table:number-columns-repeated="997"/>
        </table:table-row>
        <table:table-row table:style-name="ro1">
          <table:table-cell office:value-type="float" office:value="-448" calcext:value-type="float">
            <text:p>-448</text:p>
          </table:table-cell>
          <table:table-cell office:value-type="float" office:value="-132" calcext:value-type="float">
            <text:p>-132</text:p>
          </table:table-cell>
          <table:table-cell office:value-type="float" office:value="-960" calcext:value-type="float">
            <text:p>-960</text:p>
          </table:table-cell>
          <table:table-cell office:value-type="float" office:value="-94" calcext:value-type="float">
            <text:p>-94</text:p>
          </table:table-cell>
          <table:table-cell office:value-type="float" office:value="288" calcext:value-type="float">
            <text:p>288</text:p>
          </table:table-cell>
          <table:table-cell office:value-type="float" office:value="479" calcext:value-type="float">
            <text:p>479</text:p>
          </table:table-cell>
          <table:table-cell office:value-type="float" office:value="-0.659007" calcext:value-type="float">
            <text:p>-0.659007</text:p>
          </table:table-cell>
          <table:table-cell office:value-type="float" office:value="-0.194172" calcext:value-type="float">
            <text:p>-0.194172</text:p>
          </table:table-cell>
          <table:table-cell office:value-type="float" office:value="-1.412158" calcext:value-type="float">
            <text:p>-1.412158</text:p>
          </table:table-cell>
          <table:table-cell office:value-type="float" office:value="-14.100001" calcext:value-type="float">
            <text:p>-14.100001</text:p>
          </table:table-cell>
          <table:table-cell office:value-type="float" office:value="43.200002" calcext:value-type="float">
            <text:p>43.200002</text:p>
          </table:table-cell>
          <table:table-cell office:value-type="float" office:value="71.850003" calcext:value-type="float">
            <text:p>71.850003</text:p>
          </table:table-cell>
          <table:table-cell office:value-type="float" office:value="10.469389" calcext:value-type="float">
            <text:p>10.469389</text:p>
          </table:table-cell>
          <table:table-cell office:value-type="float" office:value="566.763619" calcext:value-type="float">
            <text:p>566.763619</text:p>
          </table:table-cell>
          <table:table-cell table:number-columns-repeated="6"/>
          <table:table-cell table:formula="of:=[.$Q$7]+([.$Q$6]*[.G289])" office:value-type="float" office:value="-0.609007" calcext:value-type="float">
            <text:p>-0.609007</text:p>
          </table:table-cell>
          <table:table-cell table:formula="of:=[.$R$7]+([.$R$6]*[.H289])" office:value-type="float" office:value="-0.194172" calcext:value-type="float">
            <text:p>-0.194172</text:p>
          </table:table-cell>
          <table:table-cell table:formula="of:=[.$S$7]+([.$S$6]*[.I289])" office:value-type="float" office:value="-1.412158" calcext:value-type="float">
            <text:p>-1.412158</text:p>
          </table:table-cell>
          <table:table-cell/>
          <table:table-cell table:formula="of:=[.$Q$3]+([.$Q$2]*[.J289])" office:value-type="float" office:value="-2.100001" calcext:value-type="float">
            <text:p>-2.100001</text:p>
          </table:table-cell>
          <table:table-cell table:formula="of:=[.$R$3]+([.$R$2]*[.K289])" office:value-type="float" office:value="26.8600021" calcext:value-type="float">
            <text:p>26.8600021</text:p>
          </table:table-cell>
          <table:table-cell table:formula="of:=[.$S$3]+([.$S$2]*[.L289])" office:value-type="float" office:value="70.44250315" calcext:value-type="float">
            <text:p>70.44250315</text:p>
          </table:table-cell>
          <table:table-cell table:number-columns-repeated="997"/>
        </table:table-row>
        <table:table-row table:style-name="ro1">
          <table:table-cell office:value-type="float" office:value="-756" calcext:value-type="float">
            <text:p>-756</text:p>
          </table:table-cell>
          <table:table-cell office:value-type="float" office:value="-68" calcext:value-type="float">
            <text:p>-68</text:p>
          </table:table-cell>
          <table:table-cell office:value-type="float" office:value="-756" calcext:value-type="float">
            <text:p>-756</text:p>
          </table:table-cell>
          <table:table-cell office:value-type="float" office:value="58" calcext:value-type="float">
            <text:p>58</text:p>
          </table:table-cell>
          <table:table-cell office:value-type="float" office:value="271" calcext:value-type="float">
            <text:p>271</text:p>
          </table:table-cell>
          <table:table-cell office:value-type="float" office:value="463" calcext:value-type="float">
            <text:p>463</text:p>
          </table:table-cell>
          <table:table-cell office:value-type="float" office:value="-1.112074" calcext:value-type="float">
            <text:p>-1.112074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1.112074" calcext:value-type="float">
            <text:p>-1.112074</text:p>
          </table:table-cell>
          <table:table-cell office:value-type="float" office:value="8.7" calcext:value-type="float">
            <text:p>8.7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69.450003" calcext:value-type="float">
            <text:p>69.450003</text:p>
          </table:table-cell>
          <table:table-cell office:value-type="float" office:value="10.505921" calcext:value-type="float">
            <text:p>10.505921</text:p>
          </table:table-cell>
          <table:table-cell office:value-type="float" office:value="539.605411" calcext:value-type="float">
            <text:p>539.605411</text:p>
          </table:table-cell>
          <table:table-cell table:number-columns-repeated="6"/>
          <table:table-cell table:formula="of:=[.$Q$7]+([.$Q$6]*[.G290])" office:value-type="float" office:value="-1.062074" calcext:value-type="float">
            <text:p>-1.062074</text:p>
          </table:table-cell>
          <table:table-cell table:formula="of:=[.$R$7]+([.$R$6]*[.H290])" office:value-type="float" office:value="-0.100028" calcext:value-type="float">
            <text:p>-0.100028</text:p>
          </table:table-cell>
          <table:table-cell table:formula="of:=[.$S$7]+([.$S$6]*[.I290])" office:value-type="float" office:value="-1.112074" calcext:value-type="float">
            <text:p>-1.112074</text:p>
          </table:table-cell>
          <table:table-cell/>
          <table:table-cell table:formula="of:=[.$Q$3]+([.$Q$2]*[.J290])" office:value-type="float" office:value="20.7" calcext:value-type="float">
            <text:p>20.7</text:p>
          </table:table-cell>
          <table:table-cell table:formula="of:=[.$R$3]+([.$R$2]*[.K290])" office:value-type="float" office:value="24.1825021" calcext:value-type="float">
            <text:p>24.1825021</text:p>
          </table:table-cell>
          <table:table-cell table:formula="of:=[.$S$3]+([.$S$2]*[.L290])" office:value-type="float" office:value="67.92250315" calcext:value-type="float">
            <text:p>67.92250315</text:p>
          </table:table-cell>
          <table:table-cell table:number-columns-repeated="99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80" calcext:value-type="float">
            <text:p>-80</text:p>
          </table:table-cell>
          <table:table-cell office:value-type="float" office:value="-436" calcext:value-type="float">
            <text:p>-436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359" calcext:value-type="float">
            <text:p>359</text:p>
          </table:table-cell>
          <table:table-cell office:value-type="float" office:value="-1.470998" calcext:value-type="float">
            <text:p>-1.470998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-0.641355" calcext:value-type="float">
            <text:p>-0.641355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53.850002" calcext:value-type="float">
            <text:p>53.850002</text:p>
          </table:table-cell>
          <table:table-cell office:value-type="float" office:value="10.726951" calcext:value-type="float">
            <text:p>10.726951</text:p>
          </table:table-cell>
          <table:table-cell office:value-type="float" office:value="511.019569" calcext:value-type="float">
            <text:p>511.019569</text:p>
          </table:table-cell>
          <table:table-cell table:number-columns-repeated="6"/>
          <table:table-cell table:formula="of:=[.$Q$7]+([.$Q$6]*[.G291])" office:value-type="float" office:value="-1.420998" calcext:value-type="float">
            <text:p>-1.420998</text:p>
          </table:table-cell>
          <table:table-cell table:formula="of:=[.$R$7]+([.$R$6]*[.H291])" office:value-type="float" office:value="-0.11768" calcext:value-type="float">
            <text:p>-0.11768</text:p>
          </table:table-cell>
          <table:table-cell table:formula="of:=[.$S$7]+([.$S$6]*[.I291])" office:value-type="float" office:value="-0.641355" calcext:value-type="float">
            <text:p>-0.641355</text:p>
          </table:table-cell>
          <table:table-cell/>
          <table:table-cell table:formula="of:=[.$Q$3]+([.$Q$2]*[.J291])" office:value-type="float" office:value="49.200001" calcext:value-type="float">
            <text:p>49.200001</text:p>
          </table:table-cell>
          <table:table-cell table:formula="of:=[.$R$3]+([.$R$2]*[.K291])" office:value-type="float" office:value="23.3950021" calcext:value-type="float">
            <text:p>23.3950021</text:p>
          </table:table-cell>
          <table:table-cell table:formula="of:=[.$S$3]+([.$S$2]*[.L291])" office:value-type="float" office:value="51.5425021" calcext:value-type="float">
            <text:p>51.5425021</text:p>
          </table:table-cell>
          <table:table-cell table:number-columns-repeated="997"/>
        </table:table-row>
        <table:table-row table:style-name="ro1">
          <table:table-cell office:value-type="float" office:value="-1048" calcext:value-type="float">
            <text:p>-1048</text:p>
          </table:table-cell>
          <table:table-cell office:value-type="float" office:value="-68" calcext:value-type="float">
            <text:p>-68</text:p>
          </table:table-cell>
          <table:table-cell office:value-type="float" office:value="-184" calcext:value-type="float">
            <text:p>-184</text:p>
          </table:table-cell>
          <table:table-cell office:value-type="float" office:value="345" calcext:value-type="float">
            <text:p>345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-1.541606" calcext:value-type="float">
            <text:p>-1.541606</text:p>
          </table:table-cell>
          <table:table-cell office:value-type="float" office:value="-0.100028" calcext:value-type="float">
            <text:p>-0.100028</text:p>
          </table:table-cell>
          <table:table-cell office:value-type="float" office:value="-0.270664" calcext:value-type="float">
            <text:p>-0.270664</text:p>
          </table:table-cell>
          <table:table-cell office:value-type="float" office:value="51.750002" calcext:value-type="float">
            <text:p>51.750002</text:p>
          </table:table-cell>
          <table:table-cell office:value-type="float" office:value="37.800002" calcext:value-type="float">
            <text:p>37.800002</text:p>
          </table:table-cell>
          <table:table-cell office:value-type="float" office:value="39.300002" calcext:value-type="float">
            <text:p>39.300002</text:p>
          </table:table-cell>
          <table:table-cell office:value-type="float" office:value="10.455859" calcext:value-type="float">
            <text:p>10.455859</text:p>
          </table:table-cell>
          <table:table-cell office:value-type="float" office:value="501.171627" calcext:value-type="float">
            <text:p>501.171627</text:p>
          </table:table-cell>
          <table:table-cell table:number-columns-repeated="6"/>
          <table:table-cell table:formula="of:=[.$Q$7]+([.$Q$6]*[.G292])" office:value-type="float" office:value="-1.491606" calcext:value-type="float">
            <text:p>-1.491606</text:p>
          </table:table-cell>
          <table:table-cell table:formula="of:=[.$R$7]+([.$R$6]*[.H292])" office:value-type="float" office:value="-0.100028" calcext:value-type="float">
            <text:p>-0.100028</text:p>
          </table:table-cell>
          <table:table-cell table:formula="of:=[.$S$7]+([.$S$6]*[.I292])" office:value-type="float" office:value="-0.270664" calcext:value-type="float">
            <text:p>-0.270664</text:p>
          </table:table-cell>
          <table:table-cell/>
          <table:table-cell table:formula="of:=[.$Q$3]+([.$Q$2]*[.J292])" office:value-type="float" office:value="63.750002" calcext:value-type="float">
            <text:p>63.750002</text:p>
          </table:table-cell>
          <table:table-cell table:formula="of:=[.$R$3]+([.$R$2]*[.K292])" office:value-type="float" office:value="21.1900021" calcext:value-type="float">
            <text:p>21.1900021</text:p>
          </table:table-cell>
          <table:table-cell table:formula="of:=[.$S$3]+([.$S$2]*[.L292])" office:value-type="float" office:value="36.2650021" calcext:value-type="float">
            <text:p>36.2650021</text:p>
          </table:table-cell>
          <table:table-cell table:number-columns-repeated="997"/>
        </table:table-row>
        <table:table-row table:style-name="ro1">
          <table:table-cell office:value-type="float" office:value="-1052" calcext:value-type="float">
            <text:p>-1052</text:p>
          </table:table-cell>
          <table:table-cell office:value-type="float" office:value="-36" calcext:value-type="float">
            <text:p>-36</text:p>
          </table:table-cell>
          <table:table-cell office:value-type="float" office:value="124" calcext:value-type="float">
            <text:p>124</text:p>
          </table:table-cell>
          <table:table-cell office:value-type="float" office:value="378" calcext:value-type="float">
            <text:p>378</text:p>
          </table:table-cell>
          <table:table-cell office:value-type="float" office:value="261" calcext:value-type="float">
            <text:p>261</text:p>
          </table:table-cell>
          <table:table-cell office:value-type="float" office:value="194" calcext:value-type="float">
            <text:p>194</text:p>
          </table:table-cell>
          <table:table-cell office:value-type="float" office:value="-1.547489" calcext:value-type="float">
            <text:p>-1.547489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56.700002" calcext:value-type="float">
            <text:p>56.700002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29.100001" calcext:value-type="float">
            <text:p>29.100001</text:p>
          </table:table-cell>
          <table:table-cell office:value-type="float" office:value="10.394013" calcext:value-type="float">
            <text:p>10.394013</text:p>
          </table:table-cell>
          <table:table-cell office:value-type="float" office:value="498.639148" calcext:value-type="float">
            <text:p>498.639148</text:p>
          </table:table-cell>
          <table:table-cell table:number-columns-repeated="6"/>
          <table:table-cell table:formula="of:=[.$Q$7]+([.$Q$6]*[.G293])" office:value-type="float" office:value="-1.497489" calcext:value-type="float">
            <text:p>-1.497489</text:p>
          </table:table-cell>
          <table:table-cell table:formula="of:=[.$R$7]+([.$R$6]*[.H293])" office:value-type="float" office:value="-0.052956" calcext:value-type="float">
            <text:p>-0.052956</text:p>
          </table:table-cell>
          <table:table-cell table:formula="of:=[.$S$7]+([.$S$6]*[.I293])" office:value-type="float" office:value="0.182404" calcext:value-type="float">
            <text:p>0.182404</text:p>
          </table:table-cell>
          <table:table-cell/>
          <table:table-cell table:formula="of:=[.$Q$3]+([.$Q$2]*[.J293])" office:value-type="float" office:value="68.700002" calcext:value-type="float">
            <text:p>68.700002</text:p>
          </table:table-cell>
          <table:table-cell table:formula="of:=[.$R$3]+([.$R$2]*[.K293])" office:value-type="float" office:value="22.6075021" calcext:value-type="float">
            <text:p>22.6075021</text:p>
          </table:table-cell>
          <table:table-cell table:formula="of:=[.$S$3]+([.$S$2]*[.L293])" office:value-type="float" office:value="25.55500105" calcext:value-type="float">
            <text:p>25.55500105</text:p>
          </table:table-cell>
          <table:table-cell table:number-columns-repeated="997"/>
        </table:table-row>
        <table:table-row table:style-name="ro1">
          <table:table-cell office:value-type="float" office:value="-996" calcext:value-type="float">
            <text:p>-996</text:p>
          </table:table-cell>
          <table:table-cell office:value-type="float" office:value="-80" calcext:value-type="float">
            <text:p>-80</text:p>
          </table:table-cell>
          <table:table-cell office:value-type="float" office:value="292" calcext:value-type="float">
            <text:p>292</text:p>
          </table:table-cell>
          <table:table-cell office:value-type="float" office:value="404" calcext:value-type="float">
            <text:p>404</text:p>
          </table:table-cell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-1.465114" calcext:value-type="float">
            <text:p>-1.465114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0.429531" calcext:value-type="float">
            <text:p>0.429531</text:p>
          </table:table-cell>
          <table:table-cell office:value-type="float" office:value="60.600002" calcext:value-type="float">
            <text:p>60.600002</text:p>
          </table:table-cell>
          <table:table-cell office:value-type="float" office:value="40.050002" calcext:value-type="float">
            <text:p>40.050002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10.208718" calcext:value-type="float">
            <text:p>10.208718</text:p>
          </table:table-cell>
          <table:table-cell office:value-type="float" office:value="493.106479" calcext:value-type="float">
            <text:p>493.106479</text:p>
          </table:table-cell>
          <table:table-cell table:number-columns-repeated="6"/>
          <table:table-cell table:formula="of:=[.$Q$7]+([.$Q$6]*[.G294])" office:value-type="float" office:value="-1.415114" calcext:value-type="float">
            <text:p>-1.415114</text:p>
          </table:table-cell>
          <table:table-cell table:formula="of:=[.$R$7]+([.$R$6]*[.H294])" office:value-type="float" office:value="-0.11768" calcext:value-type="float">
            <text:p>-0.11768</text:p>
          </table:table-cell>
          <table:table-cell table:formula="of:=[.$S$7]+([.$S$6]*[.I294])" office:value-type="float" office:value="0.429531" calcext:value-type="float">
            <text:p>0.429531</text:p>
          </table:table-cell>
          <table:table-cell/>
          <table:table-cell table:formula="of:=[.$Q$3]+([.$Q$2]*[.J294])" office:value-type="float" office:value="72.600002" calcext:value-type="float">
            <text:p>72.600002</text:p>
          </table:table-cell>
          <table:table-cell table:formula="of:=[.$R$3]+([.$R$2]*[.K294])" office:value-type="float" office:value="23.5525021" calcext:value-type="float">
            <text:p>23.5525021</text:p>
          </table:table-cell>
          <table:table-cell table:formula="of:=[.$S$3]+([.$S$2]*[.L294])" office:value-type="float" office:value="9.64750105" calcext:value-type="float">
            <text:p>9.64750105</text:p>
          </table:table-cell>
          <table:table-cell table:number-columns-repeated="997"/>
        </table:table-row>
        <table:table-row table:style-name="ro1">
          <table:table-cell office:value-type="float" office:value="-916" calcext:value-type="float">
            <text:p>-916</text:p>
          </table:table-cell>
          <table:table-cell office:value-type="float" office:value="-80" calcext:value-type="float">
            <text:p>-80</text:p>
          </table:table-cell>
          <table:table-cell office:value-type="float" office:value="452" calcext:value-type="float">
            <text:p>452</text:p>
          </table:table-cell>
          <table:table-cell office:value-type="float" office:value="404" calcext:value-type="float">
            <text:p>404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-1.347434" calcext:value-type="float">
            <text:p>-1.347434</text:p>
          </table:table-cell>
          <table:table-cell office:value-type="float" office:value="-0.11768" calcext:value-type="float">
            <text:p>-0.11768</text:p>
          </table:table-cell>
          <table:table-cell office:value-type="float" office:value="0.664891" calcext:value-type="float">
            <text:p>0.664891</text:p>
          </table:table-cell>
          <table:table-cell office:value-type="float" office:value="60.600002" calcext:value-type="float">
            <text:p>60.600002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0.75" calcext:value-type="float">
            <text:p>0.75</text:p>
          </table:table-cell>
          <table:table-cell office:value-type="float" office:value="10.047678" calcext:value-type="float">
            <text:p>10.047678</text:p>
          </table:table-cell>
          <table:table-cell office:value-type="float" office:value="483.732364" calcext:value-type="float">
            <text:p>483.732364</text:p>
          </table:table-cell>
          <table:table-cell table:number-columns-repeated="6"/>
          <table:table-cell table:formula="of:=[.$Q$7]+([.$Q$6]*[.G295])" office:value-type="float" office:value="-1.297434" calcext:value-type="float">
            <text:p>-1.297434</text:p>
          </table:table-cell>
          <table:table-cell table:formula="of:=[.$R$7]+([.$R$6]*[.H295])" office:value-type="float" office:value="-0.11768" calcext:value-type="float">
            <text:p>-0.11768</text:p>
          </table:table-cell>
          <table:table-cell table:formula="of:=[.$S$7]+([.$S$6]*[.I295])" office:value-type="float" office:value="0.664891" calcext:value-type="float">
            <text:p>0.664891</text:p>
          </table:table-cell>
          <table:table-cell/>
          <table:table-cell table:formula="of:=[.$Q$3]+([.$Q$2]*[.J295])" office:value-type="float" office:value="72.600002" calcext:value-type="float">
            <text:p>72.600002</text:p>
          </table:table-cell>
          <table:table-cell table:formula="of:=[.$R$3]+([.$R$2]*[.K295])" office:value-type="float" office:value="23.3950021" calcext:value-type="float">
            <text:p>23.3950021</text:p>
          </table:table-cell>
          <table:table-cell table:formula="of:=[.$S$3]+([.$S$2]*[.L295])" office:value-type="float" office:value="-4.2125" calcext:value-type="float">
            <text:p>-4.2125</text:p>
          </table:table-cell>
          <table:table-cell table:number-columns-repeated="997"/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-104" calcext:value-type="float">
            <text:p>-104</text:p>
          </table:table-cell>
          <table:table-cell office:value-type="float" office:value="584" calcext:value-type="float">
            <text:p>584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-93" calcext:value-type="float">
            <text:p>-93</text:p>
          </table:table-cell>
          <table:table-cell office:value-type="float" office:value="-1.276826" calcext:value-type="float">
            <text:p>-1.276826</text:p>
          </table:table-cell>
          <table:table-cell office:value-type="float" office:value="-0.152984" calcext:value-type="float">
            <text:p>-0.152984</text:p>
          </table:table-cell>
          <table:table-cell office:value-type="float" office:value="0.859063" calcext:value-type="float">
            <text:p>0.859063</text:p>
          </table:table-cell>
          <table:table-cell office:value-type="float" office:value="57.450002" calcext:value-type="float">
            <text:p>57.450002</text:p>
          </table:table-cell>
          <table:table-cell office:value-type="float" office:value="40.800002" calcext:value-type="float">
            <text:p>40.800002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10.310032" calcext:value-type="float">
            <text:p>10.310032</text:p>
          </table:table-cell>
          <table:table-cell office:value-type="float" office:value="478.875767" calcext:value-type="float">
            <text:p>478.875767</text:p>
          </table:table-cell>
          <table:table-cell table:number-columns-repeated="6"/>
          <table:table-cell table:formula="of:=[.$Q$7]+([.$Q$6]*[.G296])" office:value-type="float" office:value="-1.226826" calcext:value-type="float">
            <text:p>-1.226826</text:p>
          </table:table-cell>
          <table:table-cell table:formula="of:=[.$R$7]+([.$R$6]*[.H296])" office:value-type="float" office:value="-0.152984" calcext:value-type="float">
            <text:p>-0.152984</text:p>
          </table:table-cell>
          <table:table-cell table:formula="of:=[.$S$7]+([.$S$6]*[.I296])" office:value-type="float" office:value="0.859063" calcext:value-type="float">
            <text:p>0.859063</text:p>
          </table:table-cell>
          <table:table-cell/>
          <table:table-cell table:formula="of:=[.$Q$3]+([.$Q$2]*[.J296])" office:value-type="float" office:value="69.450002" calcext:value-type="float">
            <text:p>69.450002</text:p>
          </table:table-cell>
          <table:table-cell table:formula="of:=[.$R$3]+([.$R$2]*[.K296])" office:value-type="float" office:value="24.3400021" calcext:value-type="float">
            <text:p>24.3400021</text:p>
          </table:table-cell>
          <table:table-cell table:formula="of:=[.$S$3]+([.$S$2]*[.L296])" office:value-type="float" office:value="-19.64750105" calcext:value-type="float">
            <text:p>-19.64750105</text:p>
          </table:table-cell>
          <table:table-cell table:number-columns-repeated="997"/>
        </table:table-row>
        <table:table-row table:style-name="ro1">
          <table:table-cell office:value-type="float" office:value="-676" calcext:value-type="float">
            <text:p>-676</text:p>
          </table:table-cell>
          <table:table-cell office:value-type="float" office:value="-32" calcext:value-type="float">
            <text:p>-32</text:p>
          </table:table-cell>
          <table:table-cell office:value-type="float" office:value="752" calcext:value-type="float">
            <text:p>752</text:p>
          </table:table-cell>
          <table:table-cell office:value-type="float" office:value="343" calcext:value-type="float">
            <text:p>343</text:p>
          </table:table-cell>
          <table:table-cell office:value-type="float" office:value="263" calcext:value-type="float">
            <text:p>263</text:p>
          </table:table-cell>
          <table:table-cell office:value-type="float" office:value="-175" calcext:value-type="float">
            <text:p>-175</text:p>
          </table:table-cell>
          <table:table-cell office:value-type="float" office:value="-0.994394" calcext:value-type="float">
            <text:p>-0.994394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10619" calcext:value-type="float">
            <text:p>1.10619</text:p>
          </table:table-cell>
          <table:table-cell office:value-type="float" office:value="51.450002" calcext:value-type="float">
            <text:p>51.450002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26.250001" calcext:value-type="float">
            <text:p>-26.250001</text:p>
          </table:table-cell>
          <table:table-cell office:value-type="float" office:value="9.921229" calcext:value-type="float">
            <text:p>9.921229</text:p>
          </table:table-cell>
          <table:table-cell office:value-type="float" office:value="466.307838" calcext:value-type="float">
            <text:p>466.307838</text:p>
          </table:table-cell>
          <table:table-cell table:number-columns-repeated="6"/>
          <table:table-cell table:formula="of:=[.$Q$7]+([.$Q$6]*[.G297])" office:value-type="float" office:value="-0.944394" calcext:value-type="float">
            <text:p>-0.944394</text:p>
          </table:table-cell>
          <table:table-cell table:formula="of:=[.$R$7]+([.$R$6]*[.H297])" office:value-type="float" office:value="-0.047072" calcext:value-type="float">
            <text:p>-0.047072</text:p>
          </table:table-cell>
          <table:table-cell table:formula="of:=[.$S$7]+([.$S$6]*[.I297])" office:value-type="float" office:value="1.10619" calcext:value-type="float">
            <text:p>1.10619</text:p>
          </table:table-cell>
          <table:table-cell/>
          <table:table-cell table:formula="of:=[.$Q$3]+([.$Q$2]*[.J297])" office:value-type="float" office:value="63.450002" calcext:value-type="float">
            <text:p>63.450002</text:p>
          </table:table-cell>
          <table:table-cell table:formula="of:=[.$R$3]+([.$R$2]*[.K297])" office:value-type="float" office:value="22.9225021" calcext:value-type="float">
            <text:p>22.9225021</text:p>
          </table:table-cell>
          <table:table-cell table:formula="of:=[.$S$3]+([.$S$2]*[.L297])" office:value-type="float" office:value="-32.56250105" calcext:value-type="float">
            <text:p>-32.56250105</text:p>
          </table:table-cell>
          <table:table-cell table:number-columns-repeated="997"/>
        </table:table-row>
        <table:table-row table:style-name="ro1">
          <table:table-cell office:value-type="float" office:value="-380" calcext:value-type="float">
            <text:p>-380</text:p>
          </table:table-cell>
          <table:table-cell office:value-type="float" office:value="-16" calcext:value-type="float">
            <text:p>-16</text:p>
          </table:table-cell>
          <table:table-cell office:value-type="float" office:value="976" calcext:value-type="float">
            <text:p>976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  <table:table-cell office:value-type="float" office:value="-278" calcext:value-type="float">
            <text:p>-278</text:p>
          </table:table-cell>
          <table:table-cell office:value-type="float" office:value="-0.558979" calcext:value-type="float">
            <text:p>-0.558979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1.435694" calcext:value-type="float">
            <text:p>1.435694</text:p>
          </table:table-cell>
          <table:table-cell office:value-type="float" office:value="37.650001" calcext:value-type="float">
            <text:p>37.650001</text:p>
          </table:table-cell>
          <table:table-cell office:value-type="float" office:value="36.000001" calcext:value-type="float">
            <text:p>36.000001</text:p>
          </table:table-cell>
          <table:table-cell office:value-type="float" office:value="-41.700002" calcext:value-type="float">
            <text:p>-41.700002</text:p>
          </table:table-cell>
          <table:table-cell office:value-type="float" office:value="10.272353" calcext:value-type="float">
            <text:p>10.272353</text:p>
          </table:table-cell>
          <table:table-cell office:value-type="float" office:value="444.842669" calcext:value-type="float">
            <text:p>444.842669</text:p>
          </table:table-cell>
          <table:table-cell table:number-columns-repeated="6"/>
          <table:table-cell table:formula="of:=[.$Q$7]+([.$Q$6]*[.G298])" office:value-type="float" office:value="-0.508979" calcext:value-type="float">
            <text:p>-0.508979</text:p>
          </table:table-cell>
          <table:table-cell table:formula="of:=[.$R$7]+([.$R$6]*[.H298])" office:value-type="float" office:value="-0.023536" calcext:value-type="float">
            <text:p>-0.023536</text:p>
          </table:table-cell>
          <table:table-cell table:formula="of:=[.$S$7]+([.$S$6]*[.I298])" office:value-type="float" office:value="1.435694" calcext:value-type="float">
            <text:p>1.435694</text:p>
          </table:table-cell>
          <table:table-cell/>
          <table:table-cell table:formula="of:=[.$Q$3]+([.$Q$2]*[.J298])" office:value-type="float" office:value="49.650001" calcext:value-type="float">
            <text:p>49.650001</text:p>
          </table:table-cell>
          <table:table-cell table:formula="of:=[.$R$3]+([.$R$2]*[.K298])" office:value-type="float" office:value="19.30000105" calcext:value-type="float">
            <text:p>19.30000105</text:p>
          </table:table-cell>
          <table:table-cell table:formula="of:=[.$S$3]+([.$S$2]*[.L298])" office:value-type="float" office:value="-48.7850021" calcext:value-type="float">
            <text:p>-48.7850021</text:p>
          </table:table-cell>
          <table:table-cell table:number-columns-repeated="997"/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4" calcext:value-type="float">
            <text:p>-4</text:p>
          </table:table-cell>
          <table:table-cell office:value-type="float" office:value="956" calcext:value-type="float">
            <text:p>956</text:p>
          </table:table-cell>
          <table:table-cell office:value-type="float" office:value="150" calcext:value-type="float">
            <text:p>150</text:p>
          </table:table-cell>
          <table:table-cell office:value-type="float" office:value="264" calcext:value-type="float">
            <text:p>264</text:p>
          </table:table-cell>
          <table:table-cell office:value-type="float" office:value="-330" calcext:value-type="float">
            <text:p>-330</text:p>
          </table:table-cell>
          <table:table-cell office:value-type="float" office:value="-0.229476" calcext:value-type="float">
            <text:p>-0.229476</text:p>
          </table:table-cell>
          <table:table-cell office:value-type="float" office:value="-0.005884" calcext:value-type="float">
            <text:p>-0.00588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39.600002" calcext:value-type="float">
            <text:p>39.600002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9.499239" calcext:value-type="float">
            <text:p>9.499239</text:p>
          </table:table-cell>
          <table:table-cell office:value-type="float" office:value="448.437287" calcext:value-type="float">
            <text:p>448.437287</text:p>
          </table:table-cell>
          <table:table-cell table:number-columns-repeated="6"/>
          <table:table-cell table:formula="of:=[.$Q$7]+([.$Q$6]*[.G299])" office:value-type="float" office:value="-0.179476" calcext:value-type="float">
            <text:p>-0.179476</text:p>
          </table:table-cell>
          <table:table-cell table:formula="of:=[.$R$7]+([.$R$6]*[.H299])" office:value-type="float" office:value="-0.005884" calcext:value-type="float">
            <text:p>-0.005884</text:p>
          </table:table-cell>
          <table:table-cell table:formula="of:=[.$S$7]+([.$S$6]*[.I299])" office:value-type="float" office:value="1.406274" calcext:value-type="float">
            <text:p>1.406274</text:p>
          </table:table-cell>
          <table:table-cell/>
          <table:table-cell table:formula="of:=[.$Q$3]+([.$Q$2]*[.J299])" office:value-type="float" office:value="34.500001" calcext:value-type="float">
            <text:p>34.500001</text:p>
          </table:table-cell>
          <table:table-cell table:formula="of:=[.$R$3]+([.$R$2]*[.K299])" office:value-type="float" office:value="23.0800021" calcext:value-type="float">
            <text:p>23.0800021</text:p>
          </table:table-cell>
          <table:table-cell table:formula="of:=[.$S$3]+([.$S$2]*[.L299])" office:value-type="float" office:value="-56.9750021" calcext:value-type="float">
            <text:p>-56.9750021</text:p>
          </table:table-cell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2" calcext:value-type="float">
            <text:p>-12</text:p>
          </table:table-cell>
          <table:table-cell office:value-type="float" office:value="968" calcext:value-type="float">
            <text:p>968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office:value-type="float" office:value="-363" calcext:value-type="float">
            <text:p>-363</text:p>
          </table:table-cell>
          <table:table-cell office:value-type="float" office:value="0.082376" calcext:value-type="float">
            <text:p>0.082376</text:p>
          </table:table-cell>
          <table:table-cell office:value-type="float" office:value="-0.017652" calcext:value-type="float">
            <text:p>-0.01765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10.5" calcext:value-type="float">
            <text:p>10.5</text:p>
          </table:table-cell>
          <table:table-cell office:value-type="float" office:value="37.650001" calcext:value-type="float">
            <text:p>37.6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9.509438" calcext:value-type="float">
            <text:p>9.509438</text:p>
          </table:table-cell>
          <table:table-cell office:value-type="float" office:value="446.844492" calcext:value-type="float">
            <text:p>446.844492</text:p>
          </table:table-cell>
          <table:table-cell table:number-columns-repeated="6"/>
          <table:table-cell table:formula="of:=[.$Q$7]+([.$Q$6]*[.G300])" office:value-type="float" office:value="0.132376" calcext:value-type="float">
            <text:p>0.132376</text:p>
          </table:table-cell>
          <table:table-cell table:formula="of:=[.$R$7]+([.$R$6]*[.H300])" office:value-type="float" office:value="-0.017652" calcext:value-type="float">
            <text:p>-0.017652</text:p>
          </table:table-cell>
          <table:table-cell table:formula="of:=[.$S$7]+([.$S$6]*[.I300])" office:value-type="float" office:value="1.423926" calcext:value-type="float">
            <text:p>1.423926</text:p>
          </table:table-cell>
          <table:table-cell/>
          <table:table-cell table:formula="of:=[.$Q$3]+([.$Q$2]*[.J300])" office:value-type="float" office:value="22.5" calcext:value-type="float">
            <text:p>22.5</text:p>
          </table:table-cell>
          <table:table-cell table:formula="of:=[.$R$3]+([.$R$2]*[.K300])" office:value-type="float" office:value="21.03250105" calcext:value-type="float">
            <text:p>21.03250105</text:p>
          </table:table-cell>
          <table:table-cell table:formula="of:=[.$S$3]+([.$S$2]*[.L300])" office:value-type="float" office:value="-62.1725021" calcext:value-type="float">
            <text:p>-62.1725021</text:p>
          </table:table-cell>
          <table:table-cell table:number-columns-repeated="99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" calcext:value-type="float">
            <text:p>-8</text:p>
          </table:table-cell>
          <table:table-cell office:value-type="float" office:value="988" calcext:value-type="float">
            <text:p>988</text:p>
          </table:table-cell>
          <table:table-cell office:value-type="float" office:value="54" calcext:value-type="float">
            <text:p>54</text:p>
          </table:table-cell>
          <table:table-cell office:value-type="float" office:value="247" calcext:value-type="float">
            <text:p>247</text:p>
          </table:table-cell>
          <table:table-cell office:value-type="float" office:value="-368" calcext:value-type="float">
            <text:p>-368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8.1" calcext:value-type="float">
            <text:p>8.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9.76049" calcext:value-type="float">
            <text:p>9.76049</text:p>
          </table:table-cell>
          <table:table-cell office:value-type="float" office:value="446.485162" calcext:value-type="float">
            <text:p>446.485162</text:p>
          </table:table-cell>
          <table:table-cell table:number-columns-repeated="6"/>
          <table:table-cell table:formula="of:=[.$Q$7]+([.$Q$6]*[.G301])" office:value-type="float" office:value="0.22652" calcext:value-type="float">
            <text:p>0.22652</text:p>
          </table:table-cell>
          <table:table-cell table:formula="of:=[.$R$7]+([.$R$6]*[.H301])" office:value-type="float" office:value="-0.011768" calcext:value-type="float">
            <text:p>-0.011768</text:p>
          </table:table-cell>
          <table:table-cell table:formula="of:=[.$S$7]+([.$S$6]*[.I301])" office:value-type="float" office:value="1.453346" calcext:value-type="float">
            <text:p>1.453346</text:p>
          </table:table-cell>
          <table:table-cell/>
          <table:table-cell table:formula="of:=[.$Q$3]+([.$Q$2]*[.J301])" office:value-type="float" office:value="20.1" calcext:value-type="float">
            <text:p>20.1</text:p>
          </table:table-cell>
          <table:table-cell table:formula="of:=[.$R$3]+([.$R$2]*[.K301])" office:value-type="float" office:value="20.40250105" calcext:value-type="float">
            <text:p>20.40250105</text:p>
          </table:table-cell>
          <table:table-cell table:formula="of:=[.$S$3]+([.$S$2]*[.L301])" office:value-type="float" office:value="-62.9600021" calcext:value-type="float">
            <text:p>-62.9600021</text:p>
          </table:table-cell>
          <table:table-cell table:number-columns-repeated="997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6" calcext:value-type="float">
            <text:p>36</text:p>
          </table:table-cell>
          <table:table-cell office:value-type="float" office:value="924" calcext:value-type="float">
            <text:p>924</text:p>
          </table:table-cell>
          <table:table-cell office:value-type="float" office:value="147" calcext:value-type="float">
            <text:p>147</text:p>
          </table:table-cell>
          <table:table-cell office:value-type="float" office:value="233" calcext:value-type="float">
            <text:p>233</text:p>
          </table:table-cell>
          <table:table-cell office:value-type="float" office:value="-343" calcext:value-type="float">
            <text:p>-343</text:p>
          </table:table-cell>
          <table:table-cell office:value-type="float" office:value="-0.129448" calcext:value-type="float">
            <text:p>-0.129448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359202" calcext:value-type="float">
            <text:p>1.359202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9.109191" calcext:value-type="float">
            <text:p>9.109191</text:p>
          </table:table-cell>
          <table:table-cell office:value-type="float" office:value="439.939769" calcext:value-type="float">
            <text:p>439.939769</text:p>
          </table:table-cell>
          <table:table-cell table:number-columns-repeated="6"/>
          <table:table-cell table:formula="of:=[.$Q$7]+([.$Q$6]*[.G302])" office:value-type="float" office:value="-0.079448" calcext:value-type="float">
            <text:p>-0.079448</text:p>
          </table:table-cell>
          <table:table-cell table:formula="of:=[.$R$7]+([.$R$6]*[.H302])" office:value-type="float" office:value="0.052956" calcext:value-type="float">
            <text:p>0.052956</text:p>
          </table:table-cell>
          <table:table-cell table:formula="of:=[.$S$7]+([.$S$6]*[.I302])" office:value-type="float" office:value="1.359202" calcext:value-type="float">
            <text:p>1.359202</text:p>
          </table:table-cell>
          <table:table-cell/>
          <table:table-cell table:formula="of:=[.$Q$3]+([.$Q$2]*[.J302])" office:value-type="float" office:value="34.050001" calcext:value-type="float">
            <text:p>34.050001</text:p>
          </table:table-cell>
          <table:table-cell table:formula="of:=[.$R$3]+([.$R$2]*[.K302])" office:value-type="float" office:value="18.19750105" calcext:value-type="float">
            <text:p>18.19750105</text:p>
          </table:table-cell>
          <table:table-cell table:formula="of:=[.$S$3]+([.$S$2]*[.L302])" office:value-type="float" office:value="-59.0225021" calcext:value-type="float">
            <text:p>-59.0225021</text:p>
          </table:table-cell>
          <table:table-cell table:number-columns-repeated="997"/>
        </table:table-row>
        <table:table-row table:style-name="ro1">
          <table:table-cell office:value-type="float" office:value="-268" calcext:value-type="float">
            <text:p>-268</text:p>
          </table:table-cell>
          <table:table-cell office:value-type="float" office:value="-64" calcext:value-type="float">
            <text:p>-64</text:p>
          </table:table-cell>
          <table:table-cell office:value-type="float" office:value="932" calcext:value-type="float">
            <text:p>932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office:value-type="float" office:value="-264" calcext:value-type="float">
            <text:p>-264</text:p>
          </table:table-cell>
          <table:table-cell office:value-type="float" office:value="-0.394227" calcext:value-type="float">
            <text:p>-0.394227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37.950002" calcext:value-type="float">
            <text:p>37.950002</text:p>
          </table:table-cell>
          <table:table-cell office:value-type="float" office:value="-39.600002" calcext:value-type="float">
            <text:p>-39.600002</text:p>
          </table:table-cell>
          <table:table-cell office:value-type="float" office:value="9.530853" calcext:value-type="float">
            <text:p>9.530853</text:p>
          </table:table-cell>
          <table:table-cell office:value-type="float" office:value="455.132948" calcext:value-type="float">
            <text:p>455.132948</text:p>
          </table:table-cell>
          <table:table-cell table:number-columns-repeated="6"/>
          <table:table-cell table:formula="of:=[.$Q$7]+([.$Q$6]*[.G303])" office:value-type="float" office:value="-0.344227" calcext:value-type="float">
            <text:p>-0.344227</text:p>
          </table:table-cell>
          <table:table-cell table:formula="of:=[.$R$7]+([.$R$6]*[.H303])" office:value-type="float" office:value="-0.094144" calcext:value-type="float">
            <text:p>-0.094144</text:p>
          </table:table-cell>
          <table:table-cell table:formula="of:=[.$S$7]+([.$S$6]*[.I303])" office:value-type="float" office:value="1.37097" calcext:value-type="float">
            <text:p>1.37097</text:p>
          </table:table-cell>
          <table:table-cell/>
          <table:table-cell table:formula="of:=[.$Q$3]+([.$Q$2]*[.J303])" office:value-type="float" office:value="52.650002" calcext:value-type="float">
            <text:p>52.650002</text:p>
          </table:table-cell>
          <table:table-cell table:formula="of:=[.$R$3]+([.$R$2]*[.K303])" office:value-type="float" office:value="21.3475021" calcext:value-type="float">
            <text:p>21.3475021</text:p>
          </table:table-cell>
          <table:table-cell table:formula="of:=[.$S$3]+([.$S$2]*[.L303])" office:value-type="float" office:value="-46.5800021" calcext:value-type="float">
            <text:p>-46.5800021</text:p>
          </table:table-cell>
          <table:table-cell table:number-columns-repeated="997"/>
        </table:table-row>
        <table:table-row table:style-name="ro1">
          <table:table-cell office:value-type="float" office:value="-508" calcext:value-type="float">
            <text:p>-508</text:p>
          </table:table-cell>
          <table:table-cell office:value-type="float" office:value="24" calcext:value-type="float">
            <text:p>24</text:p>
          </table:table-cell>
          <table:table-cell office:value-type="float" office:value="680" calcext:value-type="float">
            <text:p>680</text:p>
          </table:table-cell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-110" calcext:value-type="float">
            <text:p>-110</text:p>
          </table:table-cell>
          <table:table-cell office:value-type="float" office:value="-0.747267" calcext:value-type="float">
            <text:p>-0.747267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000278" calcext:value-type="float">
            <text:p>1.000278</text:p>
          </table:table-cell>
          <table:table-cell office:value-type="float" office:value="59.400002" calcext:value-type="float">
            <text:p>59.400002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8.327227" calcext:value-type="float">
            <text:p>8.327227</text:p>
          </table:table-cell>
          <table:table-cell office:value-type="float" office:value="470" calcext:value-type="float">
            <text:p>470</text:p>
          </table:table-cell>
          <table:table-cell table:number-columns-repeated="6"/>
          <table:table-cell table:formula="of:=[.$Q$7]+([.$Q$6]*[.G304])" office:value-type="float" office:value="-0.697267" calcext:value-type="float">
            <text:p>-0.697267</text:p>
          </table:table-cell>
          <table:table-cell table:formula="of:=[.$R$7]+([.$R$6]*[.H304])" office:value-type="float" office:value="0.035304" calcext:value-type="float">
            <text:p>0.035304</text:p>
          </table:table-cell>
          <table:table-cell table:formula="of:=[.$S$7]+([.$S$6]*[.I304])" office:value-type="float" office:value="1.000278" calcext:value-type="float">
            <text:p>1.000278</text:p>
          </table:table-cell>
          <table:table-cell/>
          <table:table-cell table:formula="of:=[.$Q$3]+([.$Q$2]*[.J304])" office:value-type="float" office:value="71.400002" calcext:value-type="float">
            <text:p>71.400002</text:p>
          </table:table-cell>
          <table:table-cell table:formula="of:=[.$R$3]+([.$R$2]*[.K304])" office:value-type="float" office:value="17.41000105" calcext:value-type="float">
            <text:p>17.41000105</text:p>
          </table:table-cell>
          <table:table-cell table:formula="of:=[.$S$3]+([.$S$2]*[.L304])" office:value-type="float" office:value="-22.32500105" calcext:value-type="float">
            <text:p>-22.32500105</text:p>
          </table:table-cell>
          <table:table-cell table:number-columns-repeated="997"/>
        </table:table-row>
        <table:table-row table:style-name="ro1">
          <table:table-cell office:value-type="float" office:value="-840" calcext:value-type="float">
            <text:p>-840</text:p>
          </table:table-cell>
          <table:table-cell office:value-type="float" office:value="48" calcext:value-type="float">
            <text:p>48</text:p>
          </table:table-cell>
          <table:table-cell office:value-type="float" office:value="604" calcext:value-type="float">
            <text:p>604</text:p>
          </table:table-cell>
          <table:table-cell office:value-type="float" office:value="414" calcext:value-type="float">
            <text:p>414</text:p>
          </table:table-cell>
          <table:table-cell office:value-type="float" office:value="243" calcext:value-type="float">
            <text:p>243</text:p>
          </table:table-cell>
          <table:table-cell office:value-type="float" office:value="-21" calcext:value-type="float">
            <text:p>-21</text:p>
          </table:table-cell>
          <table:table-cell office:value-type="float" office:value="-1.235638" calcext:value-type="float">
            <text:p>-1.235638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0.888483" calcext:value-type="float">
            <text:p>0.888483</text:p>
          </table:table-cell>
          <table:table-cell office:value-type="float" office:value="62.100002" calcext:value-type="float">
            <text:p>62.100002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-3.15" calcext:value-type="float">
            <text:p>-3.15</text:p>
          </table:table-cell>
          <table:table-cell office:value-type="float" office:value="10.156963" calcext:value-type="float">
            <text:p>10.156963</text:p>
          </table:table-cell>
          <table:table-cell office:value-type="float" office:value="480.505983" calcext:value-type="float">
            <text:p>480.505983</text:p>
          </table:table-cell>
          <table:table-cell table:number-columns-repeated="6"/>
          <table:table-cell table:formula="of:=[.$Q$7]+([.$Q$6]*[.G305])" office:value-type="float" office:value="-1.185638" calcext:value-type="float">
            <text:p>-1.185638</text:p>
          </table:table-cell>
          <table:table-cell table:formula="of:=[.$R$7]+([.$R$6]*[.H305])" office:value-type="float" office:value="0.070608" calcext:value-type="float">
            <text:p>0.070608</text:p>
          </table:table-cell>
          <table:table-cell table:formula="of:=[.$S$7]+([.$S$6]*[.I305])" office:value-type="float" office:value="0.888483" calcext:value-type="float">
            <text:p>0.888483</text:p>
          </table:table-cell>
          <table:table-cell/>
          <table:table-cell table:formula="of:=[.$Q$3]+([.$Q$2]*[.J305])" office:value-type="float" office:value="74.100002" calcext:value-type="float">
            <text:p>74.100002</text:p>
          </table:table-cell>
          <table:table-cell table:formula="of:=[.$R$3]+([.$R$2]*[.K305])" office:value-type="float" office:value="19.77250105" calcext:value-type="float">
            <text:p>19.77250105</text:p>
          </table:table-cell>
          <table:table-cell table:formula="of:=[.$S$3]+([.$S$2]*[.L305])" office:value-type="float" office:value="-8.3075" calcext:value-type="float">
            <text:p>-8.3075</text:p>
          </table:table-cell>
          <table:table-cell table:number-columns-repeated="997"/>
        </table:table-row>
        <table:table-row table:style-name="ro1">
          <table:table-cell office:value-type="float" office:value="-1040" calcext:value-type="float">
            <text:p>-1040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402" calcext:value-type="float">
            <text:p>402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-1.529838" calcext:value-type="float">
            <text:p>-1.529838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258896" calcext:value-type="float">
            <text:p>0.258896</text:p>
          </table:table-cell>
          <table:table-cell office:value-type="float" office:value="60.300002" calcext:value-type="float">
            <text:p>60.300002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22.050001" calcext:value-type="float">
            <text:p>22.050001</text:p>
          </table:table-cell>
          <table:table-cell office:value-type="float" office:value="10.344599" calcext:value-type="float">
            <text:p>10.344599</text:p>
          </table:table-cell>
          <table:table-cell office:value-type="float" office:value="494.188223" calcext:value-type="float">
            <text:p>494.188223</text:p>
          </table:table-cell>
          <table:table-cell table:number-columns-repeated="6"/>
          <table:table-cell table:formula="of:=[.$Q$7]+([.$Q$6]*[.G306])" office:value-type="float" office:value="-1.479838" calcext:value-type="float">
            <text:p>-1.479838</text:p>
          </table:table-cell>
          <table:table-cell table:formula="of:=[.$R$7]+([.$R$6]*[.H306])" office:value-type="float" office:value="0.017652" calcext:value-type="float">
            <text:p>0.017652</text:p>
          </table:table-cell>
          <table:table-cell table:formula="of:=[.$S$7]+([.$S$6]*[.I306])" office:value-type="float" office:value="0.258896" calcext:value-type="float">
            <text:p>0.258896</text:p>
          </table:table-cell>
          <table:table-cell/>
          <table:table-cell table:formula="of:=[.$Q$3]+([.$Q$2]*[.J306])" office:value-type="float" office:value="72.300002" calcext:value-type="float">
            <text:p>72.300002</text:p>
          </table:table-cell>
          <table:table-cell table:formula="of:=[.$R$3]+([.$R$2]*[.K306])" office:value-type="float" office:value="20.40250105" calcext:value-type="float">
            <text:p>20.40250105</text:p>
          </table:table-cell>
          <table:table-cell table:formula="of:=[.$S$3]+([.$S$2]*[.L306])" office:value-type="float" office:value="18.15250105" calcext:value-type="float">
            <text:p>18.15250105</text:p>
          </table:table-cell>
          <table:table-cell table:number-columns-repeated="997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-48" calcext:value-type="float">
            <text:p>-48</text:p>
          </table:table-cell>
          <table:table-cell office:value-type="float" office:value="-216" calcext:value-type="float">
            <text:p>-216</text:p>
          </table:table-cell>
          <table:table-cell office:value-type="float" office:value="301" calcext:value-type="float">
            <text:p>301</text:p>
          </table:table-cell>
          <table:table-cell office:value-type="float" office:value="240" calcext:value-type="float">
            <text:p>240</text:p>
          </table:table-cell>
          <table:table-cell office:value-type="float" office:value="329" calcext:value-type="float">
            <text:p>329</text:p>
          </table:table-cell>
          <table:table-cell office:value-type="float" office:value="-1.470998" calcext:value-type="float">
            <text:p>-1.470998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317735" calcext:value-type="float">
            <text:p>-0.317735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36.000001" calcext:value-type="float">
            <text:p>36.000001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10.043848" calcext:value-type="float">
            <text:p>10.043848</text:p>
          </table:table-cell>
          <table:table-cell office:value-type="float" office:value="506.401027" calcext:value-type="float">
            <text:p>506.401027</text:p>
          </table:table-cell>
          <table:table-cell table:number-columns-repeated="6"/>
          <table:table-cell table:formula="of:=[.$Q$7]+([.$Q$6]*[.G307])" office:value-type="float" office:value="-1.420998" calcext:value-type="float">
            <text:p>-1.420998</text:p>
          </table:table-cell>
          <table:table-cell table:formula="of:=[.$R$7]+([.$R$6]*[.H307])" office:value-type="float" office:value="-0.070608" calcext:value-type="float">
            <text:p>-0.070608</text:p>
          </table:table-cell>
          <table:table-cell table:formula="of:=[.$S$7]+([.$S$6]*[.I307])" office:value-type="float" office:value="-0.317735" calcext:value-type="float">
            <text:p>-0.317735</text:p>
          </table:table-cell>
          <table:table-cell/>
          <table:table-cell table:formula="of:=[.$Q$3]+([.$Q$2]*[.J307])" office:value-type="float" office:value="57.150002" calcext:value-type="float">
            <text:p>57.150002</text:p>
          </table:table-cell>
          <table:table-cell table:formula="of:=[.$R$3]+([.$R$2]*[.K307])" office:value-type="float" office:value="19.30000105" calcext:value-type="float">
            <text:p>19.30000105</text:p>
          </table:table-cell>
          <table:table-cell table:formula="of:=[.$S$3]+([.$S$2]*[.L307])" office:value-type="float" office:value="46.8175021" calcext:value-type="float">
            <text:p>46.8175021</text:p>
          </table:table-cell>
          <table:table-cell table:number-columns-repeated="997"/>
        </table:table-row>
        <table:table-row table:style-name="ro1">
          <table:table-cell office:value-type="float" office:value="-868" calcext:value-type="float">
            <text:p>-868</text:p>
          </table:table-cell>
          <table:table-cell office:value-type="float" office:value="16" calcext:value-type="float">
            <text:p>16</text:p>
          </table:table-cell>
          <table:table-cell office:value-type="float" office:value="-652" calcext:value-type="float">
            <text:p>-652</text:p>
          </table:table-cell>
          <table:table-cell office:value-type="float" office:value="186" calcext:value-type="float">
            <text:p>186</text:p>
          </table:table-cell>
          <table:table-cell office:value-type="float" office:value="240" calcext:value-type="float">
            <text:p>240</text:p>
          </table:table-cell>
          <table:table-cell office:value-type="float" office:value="421" calcext:value-type="float">
            <text:p>421</text:p>
          </table:table-cell>
          <table:table-cell office:value-type="float" office:value="-1.276826" calcext:value-type="float">
            <text:p>-1.27682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95909" calcext:value-type="float">
            <text:p>-0.95909</text:p>
          </table:table-cell>
          <table:table-cell office:value-type="float" office:value="27.900001" calcext:value-type="float">
            <text:p>27.900001</text:p>
          </table:table-cell>
          <table:table-cell office:value-type="float" office:value="36.000001" calcext:value-type="float">
            <text:p>36.000001</text:p>
          </table:table-cell>
          <table:table-cell office:value-type="float" office:value="63.150003" calcext:value-type="float">
            <text:p>63.150003</text:p>
          </table:table-cell>
          <table:table-cell office:value-type="float" office:value="10.647259" calcext:value-type="float">
            <text:p>10.647259</text:p>
          </table:table-cell>
          <table:table-cell office:value-type="float" office:value="519.073213" calcext:value-type="float">
            <text:p>519.073213</text:p>
          </table:table-cell>
          <table:table-cell table:number-columns-repeated="6"/>
          <table:table-cell table:formula="of:=[.$Q$7]+([.$Q$6]*[.G308])" office:value-type="float" office:value="-1.226826" calcext:value-type="float">
            <text:p>-1.226826</text:p>
          </table:table-cell>
          <table:table-cell table:formula="of:=[.$R$7]+([.$R$6]*[.H308])" office:value-type="float" office:value="0.023536" calcext:value-type="float">
            <text:p>0.023536</text:p>
          </table:table-cell>
          <table:table-cell table:formula="of:=[.$S$7]+([.$S$6]*[.I308])" office:value-type="float" office:value="-0.95909" calcext:value-type="float">
            <text:p>-0.95909</text:p>
          </table:table-cell>
          <table:table-cell/>
          <table:table-cell table:formula="of:=[.$Q$3]+([.$Q$2]*[.J308])" office:value-type="float" office:value="39.900001" calcext:value-type="float">
            <text:p>39.900001</text:p>
          </table:table-cell>
          <table:table-cell table:formula="of:=[.$R$3]+([.$R$2]*[.K308])" office:value-type="float" office:value="19.30000105" calcext:value-type="float">
            <text:p>19.30000105</text:p>
          </table:table-cell>
          <table:table-cell table:formula="of:=[.$S$3]+([.$S$2]*[.L308])" office:value-type="float" office:value="61.30750315" calcext:value-type="float">
            <text:p>61.30750315</text:p>
          </table:table-cell>
          <table:table-cell table:number-columns-repeated="997"/>
        </table:table-row>
        <table:table-row table:style-name="ro1">
          <table:table-cell office:value-type="float" office:value="-516" calcext:value-type="float">
            <text:p>-516</text:p>
          </table:table-cell>
          <table:table-cell office:value-type="float" office:value="40" calcext:value-type="float">
            <text:p>40</text:p>
          </table:table-cell>
          <table:table-cell office:value-type="float" office:value="-924" calcext:value-type="float">
            <text:p>-924</text:p>
          </table:table-cell>
          <table:table-cell office:value-type="float" office:value="-58" calcext:value-type="float">
            <text:p>-58</text:p>
          </table:table-cell>
          <table:table-cell office:value-type="float" office:value="211" calcext:value-type="float">
            <text:p>211</text:p>
          </table:table-cell>
          <table:table-cell office:value-type="float" office:value="500" calcext:value-type="float">
            <text:p>500</text:p>
          </table:table-cell>
          <table:table-cell office:value-type="float" office:value="-0.759035" calcext:value-type="float">
            <text:p>-0.759035</text:p>
          </table:table-cell>
          <table:table-cell office:value-type="float" office:value="0.05884" calcext:value-type="float">
            <text:p>0.05884</text:p>
          </table:table-cell>
          <table:table-cell office:value-type="float" office:value="-1.359202" calcext:value-type="float">
            <text:p>-1.359202</text:p>
          </table:table-cell>
          <table:table-cell office:value-type="float" office:value="-8.7" calcext:value-type="float">
            <text:p>-8.7</text:p>
          </table:table-cell>
          <table:table-cell office:value-type="float" office:value="31.650001" calcext:value-type="float">
            <text:p>31.650001</text:p>
          </table:table-cell>
          <table:table-cell office:value-type="float" office:value="75.000003" calcext:value-type="float">
            <text:p>75.000003</text:p>
          </table:table-cell>
          <table:table-cell office:value-type="float" office:value="10.385942" calcext:value-type="float">
            <text:p>10.385942</text:p>
          </table:table-cell>
          <table:table-cell office:value-type="float" office:value="545.788421" calcext:value-type="float">
            <text:p>545.788421</text:p>
          </table:table-cell>
          <table:table-cell table:number-columns-repeated="6"/>
          <table:table-cell table:formula="of:=[.$Q$7]+([.$Q$6]*[.G309])" office:value-type="float" office:value="-0.709035" calcext:value-type="float">
            <text:p>-0.709035</text:p>
          </table:table-cell>
          <table:table-cell table:formula="of:=[.$R$7]+([.$R$6]*[.H309])" office:value-type="float" office:value="0.05884" calcext:value-type="float">
            <text:p>0.05884</text:p>
          </table:table-cell>
          <table:table-cell table:formula="of:=[.$S$7]+([.$S$6]*[.I309])" office:value-type="float" office:value="-1.359202" calcext:value-type="float">
            <text:p>-1.359202</text:p>
          </table:table-cell>
          <table:table-cell/>
          <table:table-cell table:formula="of:=[.$Q$3]+([.$Q$2]*[.J309])" office:value-type="float" office:value="3.3" calcext:value-type="float">
            <text:p>3.3</text:p>
          </table:table-cell>
          <table:table-cell table:formula="of:=[.$R$3]+([.$R$2]*[.K309])" office:value-type="float" office:value="14.73250105" calcext:value-type="float">
            <text:p>14.73250105</text:p>
          </table:table-cell>
          <table:table-cell table:formula="of:=[.$S$3]+([.$S$2]*[.L309])" office:value-type="float" office:value="73.75000315" calcext:value-type="float">
            <text:p>73.75000315</text:p>
          </table:table-cell>
          <table:table-cell table:number-columns-repeated="997"/>
        </table:table-row>
        <table:table-row table:style-name="ro1">
          <table:table-cell office:value-type="float" office:value="-440" calcext:value-type="float">
            <text:p>-440</text:p>
          </table:table-cell>
          <table:table-cell office:value-type="float" office:value="244" calcext:value-type="float">
            <text:p>244</text:p>
          </table:table-cell>
          <table:table-cell office:value-type="float" office:value="-1072" calcext:value-type="float">
            <text:p>-1072</text:p>
          </table:table-cell>
          <table:table-cell office:value-type="float" office:value="-279" calcext:value-type="float">
            <text:p>-279</text:p>
          </table:table-cell>
          <table:table-cell office:value-type="float" office:value="159" calcext:value-type="float">
            <text:p>159</text:p>
          </table:table-cell>
          <table:table-cell office:value-type="float" office:value="478" calcext:value-type="float">
            <text:p>478</text:p>
          </table:table-cell>
          <table:table-cell office:value-type="float" office:value="-0.647239" calcext:value-type="float">
            <text:p>-0.647239</text:p>
          </table:table-cell>
          <table:table-cell office:value-type="float" office:value="0.358923" calcext:value-type="float">
            <text:p>0.358923</text:p>
          </table:table-cell>
          <table:table-cell office:value-type="float" office:value="-1.57691" calcext:value-type="float">
            <text:p>-1.57691</text:p>
          </table:table-cell>
          <table:table-cell office:value-type="float" office:value="-41.850002" calcext:value-type="float">
            <text:p>-41.850002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71.700003" calcext:value-type="float">
            <text:p>71.700003</text:p>
          </table:table-cell>
          <table:table-cell office:value-type="float" office:value="11.612996" calcext:value-type="float">
            <text:p>11.612996</text:p>
          </table:table-cell>
          <table:table-cell office:value-type="float" office:value="575.852412" calcext:value-type="float">
            <text:p>575.852412</text:p>
          </table:table-cell>
          <table:table-cell table:number-columns-repeated="6"/>
          <table:table-cell table:formula="of:=[.$Q$7]+([.$Q$6]*[.G310])" office:value-type="float" office:value="-0.597239" calcext:value-type="float">
            <text:p>-0.597239</text:p>
          </table:table-cell>
          <table:table-cell table:formula="of:=[.$R$7]+([.$R$6]*[.H310])" office:value-type="float" office:value="0.358923" calcext:value-type="float">
            <text:p>0.358923</text:p>
          </table:table-cell>
          <table:table-cell table:formula="of:=[.$S$7]+([.$S$6]*[.I310])" office:value-type="float" office:value="-1.57691" calcext:value-type="float">
            <text:p>-1.57691</text:p>
          </table:table-cell>
          <table:table-cell/>
          <table:table-cell table:formula="of:=[.$Q$3]+([.$Q$2]*[.J310])" office:value-type="float" office:value="-29.850002" calcext:value-type="float">
            <text:p>-29.850002</text:p>
          </table:table-cell>
          <table:table-cell table:formula="of:=[.$R$3]+([.$R$2]*[.K310])" office:value-type="float" office:value="6.54250105" calcext:value-type="float">
            <text:p>6.54250105</text:p>
          </table:table-cell>
          <table:table-cell table:formula="of:=[.$S$3]+([.$S$2]*[.L310])" office:value-type="float" office:value="70.28500315" calcext:value-type="float">
            <text:p>70.28500315</text:p>
          </table:table-cell>
          <table:table-cell table:number-columns-repeated="99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" calcext:value-type="float">
            <text:p>48</text:p>
          </table:table-cell>
          <table:table-cell office:value-type="float" office:value="-1108" calcext:value-type="float">
            <text:p>-1108</text:p>
          </table:table-cell>
          <table:table-cell office:value-type="float" office:value="-467" calcext:value-type="float">
            <text:p>-467</text:p>
          </table:table-cell>
          <table:table-cell office:value-type="float" office:value="158" calcext:value-type="float">
            <text:p>158</text:p>
          </table:table-cell>
          <table:table-cell office:value-type="float" office:value="351" calcext:value-type="float">
            <text:p>351</text:p>
          </table:table-cell>
          <table:table-cell office:value-type="float" office:value="1.041466" calcext:value-type="float">
            <text:p>1.041466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-1.629865" calcext:value-type="float">
            <text:p>-1.629865</text:p>
          </table:table-cell>
          <table:table-cell office:value-type="float" office:value="-70.050003" calcext:value-type="float">
            <text:p>-70.050003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12.903227" calcext:value-type="float">
            <text:p>12.903227</text:p>
          </table:table-cell>
          <table:table-cell office:value-type="float" office:value="605.189227" calcext:value-type="float">
            <text:p>605.189227</text:p>
          </table:table-cell>
          <table:table-cell table:number-columns-repeated="6"/>
          <table:table-cell table:formula="of:=[.$Q$7]+([.$Q$6]*[.G311])" office:value-type="float" office:value="1.091466" calcext:value-type="float">
            <text:p>1.091466</text:p>
          </table:table-cell>
          <table:table-cell table:formula="of:=[.$R$7]+([.$R$6]*[.H311])" office:value-type="float" office:value="0.070608" calcext:value-type="float">
            <text:p>0.070608</text:p>
          </table:table-cell>
          <table:table-cell table:formula="of:=[.$S$7]+([.$S$6]*[.I311])" office:value-type="float" office:value="-1.629865" calcext:value-type="float">
            <text:p>-1.629865</text:p>
          </table:table-cell>
          <table:table-cell/>
          <table:table-cell table:formula="of:=[.$Q$3]+([.$Q$2]*[.J311])" office:value-type="float" office:value="-58.050003" calcext:value-type="float">
            <text:p>-58.050003</text:p>
          </table:table-cell>
          <table:table-cell table:formula="of:=[.$R$3]+([.$R$2]*[.K311])" office:value-type="float" office:value="6.38500105" calcext:value-type="float">
            <text:p>6.38500105</text:p>
          </table:table-cell>
          <table:table-cell table:formula="of:=[.$S$3]+([.$S$2]*[.L311])" office:value-type="float" office:value="50.2825021" calcext:value-type="float">
            <text:p>50.2825021</text:p>
          </table:table-cell>
          <table:table-cell table:number-columns-repeated="99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0" calcext:value-type="float">
            <text:p>80</text:p>
          </table:table-cell>
          <table:table-cell office:value-type="float" office:value="-708" calcext:value-type="float">
            <text:p>-708</text:p>
          </table:table-cell>
          <table:table-cell office:value-type="float" office:value="-544" calcext:value-type="float">
            <text:p>-544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0.923787" calcext:value-type="float">
            <text:p>0.923787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-1.041466" calcext:value-type="float">
            <text:p>-1.041466</text:p>
          </table:table-cell>
          <table:table-cell office:value-type="float" office:value="-81.600003" calcext:value-type="float">
            <text:p>-81.600003</text:p>
          </table:table-cell>
          <table:table-cell office:value-type="float" office:value="28.800001" calcext:value-type="float">
            <text:p>28.800001</text:p>
          </table:table-cell>
          <table:table-cell office:value-type="float" office:value="33.150001" calcext:value-type="float">
            <text:p>33.150001</text:p>
          </table:table-cell>
          <table:table-cell office:value-type="float" office:value="9.313985" calcext:value-type="float">
            <text:p>9.313985</text:p>
          </table:table-cell>
          <table:table-cell office:value-type="float" office:value="617.770993" calcext:value-type="float">
            <text:p>617.770993</text:p>
          </table:table-cell>
          <table:table-cell table:number-columns-repeated="6"/>
          <table:table-cell table:formula="of:=[.$Q$7]+([.$Q$6]*[.G312])" office:value-type="float" office:value="0.973787" calcext:value-type="float">
            <text:p>0.973787</text:p>
          </table:table-cell>
          <table:table-cell table:formula="of:=[.$R$7]+([.$R$6]*[.H312])" office:value-type="float" office:value="0.11768" calcext:value-type="float">
            <text:p>0.11768</text:p>
          </table:table-cell>
          <table:table-cell table:formula="of:=[.$S$7]+([.$S$6]*[.I312])" office:value-type="float" office:value="-1.041466" calcext:value-type="float">
            <text:p>-1.041466</text:p>
          </table:table-cell>
          <table:table-cell/>
          <table:table-cell table:formula="of:=[.$Q$3]+([.$Q$2]*[.J312])" office:value-type="float" office:value="-69.600003" calcext:value-type="float">
            <text:p>-69.600003</text:p>
          </table:table-cell>
          <table:table-cell table:formula="of:=[.$R$3]+([.$R$2]*[.K312])" office:value-type="float" office:value="11.74000105" calcext:value-type="float">
            <text:p>11.74000105</text:p>
          </table:table-cell>
          <table:table-cell table:formula="of:=[.$S$3]+([.$S$2]*[.L312])" office:value-type="float" office:value="29.80750105" calcext:value-type="float">
            <text:p>29.80750105</text:p>
          </table:table-cell>
          <table:table-cell table:number-columns-repeated="99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36" calcext:value-type="float">
            <text:p>136</text:p>
          </table:table-cell>
          <table:table-cell office:value-type="float" office:value="-396" calcext:value-type="float">
            <text:p>-396</text:p>
          </table:table-cell>
          <table:table-cell office:value-type="float" office:value="-570" calcext:value-type="float">
            <text:p>-570</text:p>
          </table:table-cell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0.200056" calcext:value-type="float">
            <text:p>0.200056</text:p>
          </table:table-cell>
          <table:table-cell office:value-type="float" office:value="-0.582515" calcext:value-type="float">
            <text:p>-0.582515</text:p>
          </table:table-cell>
          <table:table-cell office:value-type="float" office:value="-85.500003" calcext:value-type="float">
            <text:p>-85.500003</text:p>
          </table:table-cell>
          <table:table-cell office:value-type="float" office:value="25.800001" calcext:value-type="float">
            <text:p>25.800001</text:p>
          </table:table-cell>
          <table:table-cell office:value-type="float" office:value="6.6" calcext:value-type="float">
            <text:p>6.6</text:p>
          </table:table-cell>
          <table:table-cell office:value-type="float" office:value="9.841188" calcext:value-type="float">
            <text:p>9.841188</text:p>
          </table:table-cell>
          <table:table-cell office:value-type="float" office:value="597.009213" calcext:value-type="float">
            <text:p>597.009213</text:p>
          </table:table-cell>
          <table:table-cell table:number-columns-repeated="6"/>
          <table:table-cell table:formula="of:=[.$Q$7]+([.$Q$6]*[.G313])" office:value-type="float" office:value="1.39155" calcext:value-type="float">
            <text:p>1.39155</text:p>
          </table:table-cell>
          <table:table-cell table:formula="of:=[.$R$7]+([.$R$6]*[.H313])" office:value-type="float" office:value="0.200056" calcext:value-type="float">
            <text:p>0.200056</text:p>
          </table:table-cell>
          <table:table-cell table:formula="of:=[.$S$7]+([.$S$6]*[.I313])" office:value-type="float" office:value="-0.582515" calcext:value-type="float">
            <text:p>-0.582515</text:p>
          </table:table-cell>
          <table:table-cell/>
          <table:table-cell table:formula="of:=[.$Q$3]+([.$Q$2]*[.J313])" office:value-type="float" office:value="-73.500003" calcext:value-type="float">
            <text:p>-73.500003</text:p>
          </table:table-cell>
          <table:table-cell table:formula="of:=[.$R$3]+([.$R$2]*[.K313])" office:value-type="float" office:value="8.59000105" calcext:value-type="float">
            <text:p>8.59000105</text:p>
          </table:table-cell>
          <table:table-cell table:formula="of:=[.$S$3]+([.$S$2]*[.L313])" office:value-type="float" office:value="1.93" calcext:value-type="float">
            <text:p>1.93</text:p>
          </table:table-cell>
          <table:table-cell table:number-columns-repeated="99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84" calcext:value-type="float">
            <text:p>184</text:p>
          </table:table-cell>
          <table:table-cell office:value-type="float" office:value="108" calcext:value-type="float">
            <text:p>108</text:p>
          </table:table-cell>
          <table:table-cell office:value-type="float" office:value="-480" calcext:value-type="float">
            <text:p>-480</text:p>
          </table:table-cell>
          <table:table-cell office:value-type="float" office:value="183" calcext:value-type="float">
            <text:p>183</text:p>
          </table:table-cell>
          <table:table-cell office:value-type="float" office:value="-181" calcext:value-type="float">
            <text:p>-181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0.270664" calcext:value-type="float">
            <text:p>0.270664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-72.000003" calcext:value-type="float">
            <text:p>-72.000003</text:p>
          </table:table-cell>
          <table:table-cell office:value-type="float" office:value="27.450001" calcext:value-type="float">
            <text:p>27.450001</text:p>
          </table:table-cell>
          <table:table-cell office:value-type="float" office:value="-27.150001" calcext:value-type="float">
            <text:p>-27.150001</text:p>
          </table:table-cell>
          <table:table-cell office:value-type="float" office:value="9.185142" calcext:value-type="float">
            <text:p>9.185142</text:p>
          </table:table-cell>
          <table:table-cell office:value-type="float" office:value="544.655855" calcext:value-type="float">
            <text:p>544.655855</text:p>
          </table:table-cell>
          <table:table-cell table:number-columns-repeated="6"/>
          <table:table-cell table:formula="of:=[.$Q$7]+([.$Q$6]*[.G314])" office:value-type="float" office:value="1.39155" calcext:value-type="float">
            <text:p>1.39155</text:p>
          </table:table-cell>
          <table:table-cell table:formula="of:=[.$R$7]+([.$R$6]*[.H314])" office:value-type="float" office:value="0.270664" calcext:value-type="float">
            <text:p>0.270664</text:p>
          </table:table-cell>
          <table:table-cell table:formula="of:=[.$S$7]+([.$S$6]*[.I314])" office:value-type="float" office:value="0.158868" calcext:value-type="float">
            <text:p>0.158868</text:p>
          </table:table-cell>
          <table:table-cell/>
          <table:table-cell table:formula="of:=[.$Q$3]+([.$Q$2]*[.J314])" office:value-type="float" office:value="-60.000003" calcext:value-type="float">
            <text:p>-60.000003</text:p>
          </table:table-cell>
          <table:table-cell table:formula="of:=[.$R$3]+([.$R$2]*[.K314])" office:value-type="float" office:value="10.32250105" calcext:value-type="float">
            <text:p>10.32250105</text:p>
          </table:table-cell>
          <table:table-cell table:formula="of:=[.$S$3]+([.$S$2]*[.L314])" office:value-type="float" office:value="-33.50750105" calcext:value-type="float">
            <text:p>-33.50750105</text:p>
          </table:table-cell>
          <table:table-cell table:number-columns-repeated="99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20" calcext:value-type="float">
            <text:p>120</text:p>
          </table:table-cell>
          <table:table-cell office:value-type="float" office:value="560" calcext:value-type="float">
            <text:p>560</text:p>
          </table:table-cell>
          <table:table-cell office:value-type="float" office:value="-286" calcext:value-type="float">
            <text:p>-286</text:p>
          </table:table-cell>
          <table:table-cell office:value-type="float" office:value="212" calcext:value-type="float">
            <text:p>212</text:p>
          </table:table-cell>
          <table:table-cell office:value-type="float" office:value="-339" calcext:value-type="float">
            <text:p>-339</text:p>
          </table:table-cell>
          <table:table-cell office:value-type="float" office:value="1.053234" calcext:value-type="float">
            <text:p>1.053234</text:p>
          </table:table-cell>
          <table:table-cell office:value-type="float" office:value="0.17652" calcext:value-type="float">
            <text:p>0.17652</text:p>
          </table:table-cell>
          <table:table-cell office:value-type="float" office:value="0.823759" calcext:value-type="float">
            <text:p>0.823759</text:p>
          </table:table-cell>
          <table:table-cell office:value-type="float" office:value="-42.900002" calcext:value-type="float">
            <text:p>-42.900002</text:p>
          </table:table-cell>
          <table:table-cell office:value-type="float" office:value="31.800001" calcext:value-type="float">
            <text:p>31.80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8.991452" calcext:value-type="float">
            <text:p>8.991452</text:p>
          </table:table-cell>
          <table:table-cell office:value-type="float" office:value="491.590277" calcext:value-type="float">
            <text:p>491.590277</text:p>
          </table:table-cell>
          <table:table-cell table:number-columns-repeated="6"/>
          <table:table-cell table:formula="of:=[.$Q$7]+([.$Q$6]*[.G315])" office:value-type="float" office:value="1.103234" calcext:value-type="float">
            <text:p>1.103234</text:p>
          </table:table-cell>
          <table:table-cell table:formula="of:=[.$R$7]+([.$R$6]*[.H315])" office:value-type="float" office:value="0.17652" calcext:value-type="float">
            <text:p>0.17652</text:p>
          </table:table-cell>
          <table:table-cell table:formula="of:=[.$S$7]+([.$S$6]*[.I315])" office:value-type="float" office:value="0.823759" calcext:value-type="float">
            <text:p>0.823759</text:p>
          </table:table-cell>
          <table:table-cell/>
          <table:table-cell table:formula="of:=[.$Q$3]+([.$Q$2]*[.J315])" office:value-type="float" office:value="-30.900002" calcext:value-type="float">
            <text:p>-30.900002</text:p>
          </table:table-cell>
          <table:table-cell table:formula="of:=[.$R$3]+([.$R$2]*[.K315])" office:value-type="float" office:value="14.89000105" calcext:value-type="float">
            <text:p>14.89000105</text:p>
          </table:table-cell>
          <table:table-cell table:formula="of:=[.$S$3]+([.$S$2]*[.L315])" office:value-type="float" office:value="-58.3925021" calcext:value-type="float">
            <text:p>-58.3925021</text:p>
          </table:table-cell>
          <table:table-cell table:number-columns-repeated="99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4" calcext:value-type="float">
            <text:p>104</text:p>
          </table:table-cell>
          <table:table-cell office:value-type="float" office:value="784" calcext:value-type="float">
            <text:p>784</text:p>
          </table:table-cell>
          <table:table-cell office:value-type="float" office:value="-178" calcext:value-type="float">
            <text:p>-178</text:p>
          </table:table-cell>
          <table:table-cell office:value-type="float" office:value="211" calcext:value-type="float">
            <text:p>211</text:p>
          </table:table-cell>
          <table:table-cell office:value-type="float" office:value="-384" calcext:value-type="float">
            <text:p>-384</text:p>
          </table:table-cell>
          <table:table-cell office:value-type="float" office:value="0.800223" calcext:value-type="float">
            <text:p>0.800223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1.153262" calcext:value-type="float">
            <text:p>1.153262</text:p>
          </table:table-cell>
          <table:table-cell office:value-type="float" office:value="-26.700001" calcext:value-type="float">
            <text:p>-26.700001</text:p>
          </table:table-cell>
          <table:table-cell office:value-type="float" office:value="31.650001" calcext:value-type="float">
            <text:p>31.650001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9.413404" calcext:value-type="float">
            <text:p>9.413404</text:p>
          </table:table-cell>
          <table:table-cell office:value-type="float" office:value="472.928113" calcext:value-type="float">
            <text:p>472.928113</text:p>
          </table:table-cell>
          <table:table-cell table:number-columns-repeated="6"/>
          <table:table-cell table:formula="of:=[.$Q$7]+([.$Q$6]*[.G316])" office:value-type="float" office:value="0.850223" calcext:value-type="float">
            <text:p>0.850223</text:p>
          </table:table-cell>
          <table:table-cell table:formula="of:=[.$R$7]+([.$R$6]*[.H316])" office:value-type="float" office:value="0.152984" calcext:value-type="float">
            <text:p>0.152984</text:p>
          </table:table-cell>
          <table:table-cell table:formula="of:=[.$S$7]+([.$S$6]*[.I316])" office:value-type="float" office:value="1.153262" calcext:value-type="float">
            <text:p>1.153262</text:p>
          </table:table-cell>
          <table:table-cell/>
          <table:table-cell table:formula="of:=[.$Q$3]+([.$Q$2]*[.J316])" office:value-type="float" office:value="-14.700001" calcext:value-type="float">
            <text:p>-14.700001</text:p>
          </table:table-cell>
          <table:table-cell table:formula="of:=[.$R$3]+([.$R$2]*[.K316])" office:value-type="float" office:value="14.73250105" calcext:value-type="float">
            <text:p>14.73250105</text:p>
          </table:table-cell>
          <table:table-cell table:formula="of:=[.$S$3]+([.$S$2]*[.L316])" office:value-type="float" office:value="-65.4800021" calcext:value-type="float">
            <text:p>-65.4800021</text:p>
          </table:table-cell>
          <table:table-cell table:number-columns-repeated="99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896" calcext:value-type="float">
            <text:p>896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 office:value-type="float" office:value="-402" calcext:value-type="float">
            <text:p>-402</text:p>
          </table:table-cell>
          <table:table-cell office:value-type="float" office:value="0.223592" calcext:value-type="float">
            <text:p>0.223592</text:p>
          </table:table-cell>
          <table:table-cell office:value-type="float" office:value="0.135332" calcext:value-type="float">
            <text:p>0.135332</text:p>
          </table:table-cell>
          <table:table-cell office:value-type="float" office:value="1.318014" calcext:value-type="float">
            <text:p>1.318014</text:p>
          </table:table-cell>
          <table:table-cell office:value-type="float" office:value="3.45" calcext:value-type="float">
            <text:p>3.45</text:p>
          </table:table-cell>
          <table:table-cell office:value-type="float" office:value="32.100001" calcext:value-type="float">
            <text:p>32.100001</text:p>
          </table:table-cell>
          <table:table-cell office:value-type="float" office:value="-60.300002" calcext:value-type="float">
            <text:p>-60.300002</text:p>
          </table:table-cell>
          <table:table-cell office:value-type="float" office:value="8.957847" calcext:value-type="float">
            <text:p>8.957847</text:p>
          </table:table-cell>
          <table:table-cell office:value-type="float" office:value="455.992324" calcext:value-type="float">
            <text:p>455.992324</text:p>
          </table:table-cell>
          <table:table-cell table:number-columns-repeated="6"/>
          <table:table-cell table:formula="of:=[.$Q$7]+([.$Q$6]*[.G317])" office:value-type="float" office:value="0.273592" calcext:value-type="float">
            <text:p>0.273592</text:p>
          </table:table-cell>
          <table:table-cell table:formula="of:=[.$R$7]+([.$R$6]*[.H317])" office:value-type="float" office:value="0.135332" calcext:value-type="float">
            <text:p>0.135332</text:p>
          </table:table-cell>
          <table:table-cell table:formula="of:=[.$S$7]+([.$S$6]*[.I317])" office:value-type="float" office:value="1.318014" calcext:value-type="float">
            <text:p>1.318014</text:p>
          </table:table-cell>
          <table:table-cell/>
          <table:table-cell table:formula="of:=[.$Q$3]+([.$Q$2]*[.J317])" office:value-type="float" office:value="15.45" calcext:value-type="float">
            <text:p>15.45</text:p>
          </table:table-cell>
          <table:table-cell table:formula="of:=[.$R$3]+([.$R$2]*[.K317])" office:value-type="float" office:value="15.20500105" calcext:value-type="float">
            <text:p>15.20500105</text:p>
          </table:table-cell>
          <table:table-cell table:formula="of:=[.$S$3]+([.$S$2]*[.L317])" office:value-type="float" office:value="-68.3150021" calcext:value-type="float">
            <text:p>-68.3150021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111" calcext:value-type="float">
            <text:p>111</text:p>
          </table:table-cell>
          <table:table-cell office:value-type="float" office:value="286" calcext:value-type="float">
            <text:p>286</text:p>
          </table:table-cell>
          <table:table-cell office:value-type="float" office:value="-371" calcext:value-type="float">
            <text:p>-371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42.900002" calcext:value-type="float">
            <text:p>42.90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9.930918" calcext:value-type="float">
            <text:p>9.930918</text:p>
          </table:table-cell>
          <table:table-cell office:value-type="float" office:value="481.412505" calcext:value-type="float">
            <text:p>481.412505</text:p>
          </table:table-cell>
          <table:table-cell table:number-columns-repeated="6"/>
          <table:table-cell table:formula="of:=[.$Q$7]+([.$Q$6]*[.G318])" office:value-type="float" office:value="0.102956" calcext:value-type="float">
            <text:p>0.102956</text:p>
          </table:table-cell>
          <table:table-cell table:formula="of:=[.$R$7]+([.$R$6]*[.H318])" office:value-type="float" office:value="-0.011768" calcext:value-type="float">
            <text:p>-0.011768</text:p>
          </table:table-cell>
          <table:table-cell table:formula="of:=[.$S$7]+([.$S$6]*[.I318])" office:value-type="float" office:value="1.48865" calcext:value-type="float">
            <text:p>1.48865</text:p>
          </table:table-cell>
          <table:table-cell/>
          <table:table-cell table:formula="of:=[.$Q$3]+([.$Q$2]*[.J318])" office:value-type="float" office:value="28.650001" calcext:value-type="float">
            <text:p>28.650001</text:p>
          </table:table-cell>
          <table:table-cell table:formula="of:=[.$R$3]+([.$R$2]*[.K318])" office:value-type="float" office:value="26.5450021" calcext:value-type="float">
            <text:p>26.5450021</text:p>
          </table:table-cell>
          <table:table-cell table:formula="of:=[.$S$3]+([.$S$2]*[.L318])" office:value-type="float" office:value="-63.4325021" calcext:value-type="float">
            <text:p>-63.4325021</text:p>
          </table:table-cell>
          <table:table-cell table:number-columns-repeated="997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208" calcext:value-type="float">
            <text:p>208</text:p>
          </table:table-cell>
          <table:table-cell office:value-type="float" office:value="980" calcext:value-type="float">
            <text:p>980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-384" calcext:value-type="float">
            <text:p>-384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0.305967" calcext:value-type="float">
            <text:p>0.305967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26.100001" calcext:value-type="float">
            <text:p>26.100001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9.885804" calcext:value-type="float">
            <text:p>9.885804</text:p>
          </table:table-cell>
          <table:table-cell office:value-type="float" office:value="445.821713" calcext:value-type="float">
            <text:p>445.821713</text:p>
          </table:table-cell>
          <table:table-cell table:number-columns-repeated="6"/>
          <table:table-cell table:formula="of:=[.$Q$7]+([.$Q$6]*[.G319])" office:value-type="float" office:value="-0.114752" calcext:value-type="float">
            <text:p>-0.114752</text:p>
          </table:table-cell>
          <table:table-cell table:formula="of:=[.$R$7]+([.$R$6]*[.H319])" office:value-type="float" office:value="0.305967" calcext:value-type="float">
            <text:p>0.305967</text:p>
          </table:table-cell>
          <table:table-cell table:formula="of:=[.$S$7]+([.$S$6]*[.I319])" office:value-type="float" office:value="1.441578" calcext:value-type="float">
            <text:p>1.441578</text:p>
          </table:table-cell>
          <table:table-cell/>
          <table:table-cell table:formula="of:=[.$Q$3]+([.$Q$2]*[.J319])" office:value-type="float" office:value="33.750001" calcext:value-type="float">
            <text:p>33.750001</text:p>
          </table:table-cell>
          <table:table-cell table:formula="of:=[.$R$3]+([.$R$2]*[.K319])" office:value-type="float" office:value="8.90500105" calcext:value-type="float">
            <text:p>8.90500105</text:p>
          </table:table-cell>
          <table:table-cell table:formula="of:=[.$S$3]+([.$S$2]*[.L319])" office:value-type="float" office:value="-65.4800021" calcext:value-type="float">
            <text:p>-65.4800021</text:p>
          </table:table-cell>
          <table:table-cell table:number-columns-repeated="997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76" calcext:value-type="float">
            <text:p>476</text:p>
          </table:table-cell>
          <table:table-cell office:value-type="float" office:value="836" calcext:value-type="float">
            <text:p>836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-383" calcext:value-type="float">
            <text:p>-383</text:p>
          </table:table-cell>
          <table:table-cell office:value-type="float" office:value="-0.129448" calcext:value-type="float">
            <text:p>-0.129448</text:p>
          </table:table-cell>
          <table:table-cell office:value-type="float" office:value="0.700195" calcext:value-type="float">
            <text:p>0.700195</text:p>
          </table:table-cell>
          <table:table-cell office:value-type="float" office:value="1.229754" calcext:value-type="float">
            <text:p>1.229754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5.7" calcext:value-type="float">
            <text:p>5.7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9.473529" calcext:value-type="float">
            <text:p>9.473529</text:p>
          </table:table-cell>
          <table:table-cell office:value-type="float" office:value="405.923638" calcext:value-type="float">
            <text:p>405.923638</text:p>
          </table:table-cell>
          <table:table-cell table:number-columns-repeated="6"/>
          <table:table-cell table:formula="of:=[.$Q$7]+([.$Q$6]*[.G320])" office:value-type="float" office:value="-0.079448" calcext:value-type="float">
            <text:p>-0.079448</text:p>
          </table:table-cell>
          <table:table-cell table:formula="of:=[.$R$7]+([.$R$6]*[.H320])" office:value-type="float" office:value="0.700195" calcext:value-type="float">
            <text:p>0.700195</text:p>
          </table:table-cell>
          <table:table-cell table:formula="of:=[.$S$7]+([.$S$6]*[.I320])" office:value-type="float" office:value="1.229754" calcext:value-type="float">
            <text:p>1.229754</text:p>
          </table:table-cell>
          <table:table-cell/>
          <table:table-cell table:formula="of:=[.$Q$3]+([.$Q$2]*[.J320])" office:value-type="float" office:value="31.350001" calcext:value-type="float">
            <text:p>31.350001</text:p>
          </table:table-cell>
          <table:table-cell table:formula="of:=[.$R$3]+([.$R$2]*[.K320])" office:value-type="float" office:value="-12.515" calcext:value-type="float">
            <text:p>-12.515</text:p>
          </table:table-cell>
          <table:table-cell table:formula="of:=[.$S$3]+([.$S$2]*[.L320])" office:value-type="float" office:value="-65.3225021" calcext:value-type="float">
            <text:p>-65.3225021</text:p>
          </table:table-cell>
          <table:table-cell table:number-columns-repeated="99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20" calcext:value-type="float">
            <text:p>920</text:p>
          </table:table-cell>
          <table:table-cell office:value-type="float" office:value="512" calcext:value-type="float">
            <text:p>512</text:p>
          </table:table-cell>
          <table:table-cell office:value-type="float" office:value="131" calcext:value-type="float">
            <text:p>131</text:p>
          </table:table-cell>
          <table:table-cell office:value-type="float" office:value="-170" calcext:value-type="float">
            <text:p>-170</text:p>
          </table:table-cell>
          <table:table-cell office:value-type="float" office:value="-298" calcext:value-type="float">
            <text:p>-298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0.753151" calcext:value-type="float">
            <text:p>0.753151</text:p>
          </table:table-cell>
          <table:table-cell office:value-type="float" office:value="19.650001" calcext:value-type="float">
            <text:p>19.650001</text:p>
          </table:table-cell>
          <table:table-cell office:value-type="float" office:value="-25.500001" calcext:value-type="float">
            <text:p>-25.500001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10.331203" calcext:value-type="float">
            <text:p>10.331203</text:p>
          </table:table-cell>
          <table:table-cell office:value-type="float" office:value="367.239704" calcext:value-type="float">
            <text:p>367.239704</text:p>
          </table:table-cell>
          <table:table-cell table:number-columns-repeated="6"/>
          <table:table-cell table:formula="of:=[.$Q$7]+([.$Q$6]*[.G321])" office:value-type="float" office:value="-0.00295599999999999" calcext:value-type="float">
            <text:p>-0.002956</text:p>
          </table:table-cell>
          <table:table-cell table:formula="of:=[.$R$7]+([.$R$6]*[.H321])" office:value-type="float" office:value="1.353318" calcext:value-type="float">
            <text:p>1.353318</text:p>
          </table:table-cell>
          <table:table-cell table:formula="of:=[.$S$7]+([.$S$6]*[.I321])" office:value-type="float" office:value="0.753151" calcext:value-type="float">
            <text:p>0.753151</text:p>
          </table:table-cell>
          <table:table-cell/>
          <table:table-cell table:formula="of:=[.$Q$3]+([.$Q$2]*[.J321])" office:value-type="float" office:value="31.650001" calcext:value-type="float">
            <text:p>31.650001</text:p>
          </table:table-cell>
          <table:table-cell table:formula="of:=[.$R$3]+([.$R$2]*[.K321])" office:value-type="float" office:value="-45.27500105" calcext:value-type="float">
            <text:p>-45.27500105</text:p>
          </table:table-cell>
          <table:table-cell table:formula="of:=[.$S$3]+([.$S$2]*[.L321])" office:value-type="float" office:value="-51.9350021" calcext:value-type="float">
            <text:p>-51.9350021</text:p>
          </table:table-cell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80" calcext:value-type="float">
            <text:p>1080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-339" calcext:value-type="float">
            <text:p>-339</text:p>
          </table:table-cell>
          <table:table-cell office:value-type="float" office:value="-121" calcext:value-type="float">
            <text:p>-121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1.588677" calcext:value-type="float">
            <text:p>1.588677</text:p>
          </table:table-cell>
          <table:table-cell office:value-type="float" office:value="0.241244" calcext:value-type="float">
            <text:p>0.241244</text:p>
          </table:table-cell>
          <table:table-cell office:value-type="float" office:value="9.6" calcext:value-type="float">
            <text:p>9.6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10.724728" calcext:value-type="float">
            <text:p>10.724728</text:p>
          </table:table-cell>
          <table:table-cell office:value-type="float" office:value="365.59267" calcext:value-type="float">
            <text:p>365.59267</text:p>
          </table:table-cell>
          <table:table-cell table:number-columns-repeated="6"/>
          <table:table-cell table:formula="of:=[.$Q$7]+([.$Q$6]*[.G322])" office:value-type="float" office:value="0.126492" calcext:value-type="float">
            <text:p>0.126492</text:p>
          </table:table-cell>
          <table:table-cell table:formula="of:=[.$R$7]+([.$R$6]*[.H322])" office:value-type="float" office:value="1.588677" calcext:value-type="float">
            <text:p>1.588677</text:p>
          </table:table-cell>
          <table:table-cell table:formula="of:=[.$S$7]+([.$S$6]*[.I322])" office:value-type="float" office:value="0.241244" calcext:value-type="float">
            <text:p>0.241244</text:p>
          </table:table-cell>
          <table:table-cell/>
          <table:table-cell table:formula="of:=[.$Q$3]+([.$Q$2]*[.J322])" office:value-type="float" office:value="21.6" calcext:value-type="float">
            <text:p>21.6</text:p>
          </table:table-cell>
          <table:table-cell table:formula="of:=[.$R$3]+([.$R$2]*[.K322])" office:value-type="float" office:value="-71.8925021" calcext:value-type="float">
            <text:p>-71.8925021</text:p>
          </table:table-cell>
          <table:table-cell table:formula="of:=[.$S$3]+([.$S$2]*[.L322])" office:value-type="float" office:value="-24.05750105" calcext:value-type="float">
            <text:p>-24.05750105</text:p>
          </table:table-cell>
          <table:table-cell table:number-columns-repeated="99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64" calcext:value-type="float">
            <text:p>1064</text:p>
          </table:table-cell>
          <table:table-cell office:value-type="float" office:value="-272" calcext:value-type="float">
            <text:p>-272</text:p>
          </table:table-cell>
          <table:table-cell office:value-type="float" office:value="-18" calcext:value-type="float">
            <text:p>-18</text:p>
          </table:table-cell>
          <table:table-cell office:value-type="float" office:value="-385" calcext:value-type="float">
            <text:p>-385</text:p>
          </table:table-cell>
          <table:table-cell office:value-type="float" office:value="59" calcext:value-type="float">
            <text:p>59</text:p>
          </table:table-cell>
          <table:table-cell office:value-type="float" office:value="0.358923" calcext:value-type="float">
            <text:p>0.358923</text:p>
          </table:table-cell>
          <table:table-cell office:value-type="float" office:value="1.565141" calcext:value-type="float">
            <text:p>1.565141</text:p>
          </table:table-cell>
          <table:table-cell office:value-type="float" office:value="-0.400111" calcext:value-type="float">
            <text:p>-0.400111</text:p>
          </table:table-cell>
          <table:table-cell office:value-type="float" office:value="-2.7" calcext:value-type="float">
            <text:p>-2.7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8.85" calcext:value-type="float">
            <text:p>8.85</text:p>
          </table:table-cell>
          <table:table-cell office:value-type="float" office:value="11.032442" calcext:value-type="float">
            <text:p>11.032442</text:p>
          </table:table-cell>
          <table:table-cell office:value-type="float" office:value="389.910246" calcext:value-type="float">
            <text:p>389.910246</text:p>
          </table:table-cell>
          <table:table-cell table:number-columns-repeated="6"/>
          <table:table-cell table:formula="of:=[.$Q$7]+([.$Q$6]*[.G323])" office:value-type="float" office:value="0.408923" calcext:value-type="float">
            <text:p>0.408923</text:p>
          </table:table-cell>
          <table:table-cell table:formula="of:=[.$R$7]+([.$R$6]*[.H323])" office:value-type="float" office:value="1.565141" calcext:value-type="float">
            <text:p>1.565141</text:p>
          </table:table-cell>
          <table:table-cell table:formula="of:=[.$S$7]+([.$S$6]*[.I323])" office:value-type="float" office:value="-0.400111" calcext:value-type="float">
            <text:p>-0.400111</text:p>
          </table:table-cell>
          <table:table-cell/>
          <table:table-cell table:formula="of:=[.$Q$3]+([.$Q$2]*[.J323])" office:value-type="float" office:value="9.3" calcext:value-type="float">
            <text:p>9.3</text:p>
          </table:table-cell>
          <table:table-cell table:formula="of:=[.$R$3]+([.$R$2]*[.K323])" office:value-type="float" office:value="-79.1375021" calcext:value-type="float">
            <text:p>-79.1375021</text:p>
          </table:table-cell>
          <table:table-cell table:formula="of:=[.$S$3]+([.$S$2]*[.L323])" office:value-type="float" office:value="4.2925" calcext:value-type="float">
            <text:p>4.2925</text:p>
          </table:table-cell>
          <table:table-cell table:number-columns-repeated="9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8" calcext:value-type="float">
            <text:p>708</text:p>
          </table:table-cell>
          <table:table-cell office:value-type="float" office:value="-460" calcext:value-type="float">
            <text:p>-460</text:p>
          </table:table-cell>
          <table:table-cell office:value-type="float" office:value="-10" calcext:value-type="float">
            <text:p>-10</text:p>
          </table:table-cell>
          <table:table-cell office:value-type="float" office:value="-349" calcext:value-type="float">
            <text:p>-349</text:p>
          </table:table-cell>
          <table:table-cell office:value-type="float" office:value="199" calcext:value-type="float">
            <text:p>199</text:p>
          </table:table-cell>
          <table:table-cell office:value-type="float" office:value="0.070608" calcext:value-type="float">
            <text:p>0.070608</text:p>
          </table:table-cell>
          <table:table-cell office:value-type="float" office:value="1.041466" calcext:value-type="float">
            <text:p>1.041466</text:p>
          </table:table-cell>
          <table:table-cell office:value-type="float" office:value="-0.676659" calcext:value-type="float">
            <text:p>-0.676659</text:p>
          </table:table-cell>
          <table:table-cell office:value-type="float" office:value="-1.5" calcext:value-type="float">
            <text:p>-1.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29.850001" calcext:value-type="float">
            <text:p>29.850001</text:p>
          </table:table-cell>
          <table:table-cell office:value-type="float" office:value="8.29325" calcext:value-type="float">
            <text:p>8.29325</text:p>
          </table:table-cell>
          <table:table-cell office:value-type="float" office:value="401.873114" calcext:value-type="float">
            <text:p>401.873114</text:p>
          </table:table-cell>
          <table:table-cell table:number-columns-repeated="6"/>
          <table:table-cell table:formula="of:=[.$Q$7]+([.$Q$6]*[.G324])" office:value-type="float" office:value="0.120608" calcext:value-type="float">
            <text:p>0.120608</text:p>
          </table:table-cell>
          <table:table-cell table:formula="of:=[.$R$7]+([.$R$6]*[.H324])" office:value-type="float" office:value="1.041466" calcext:value-type="float">
            <text:p>1.041466</text:p>
          </table:table-cell>
          <table:table-cell table:formula="of:=[.$S$7]+([.$S$6]*[.I324])" office:value-type="float" office:value="-0.676659" calcext:value-type="float">
            <text:p>-0.676659</text:p>
          </table:table-cell>
          <table:table-cell/>
          <table:table-cell table:formula="of:=[.$Q$3]+([.$Q$2]*[.J324])" office:value-type="float" office:value="10.5" calcext:value-type="float">
            <text:p>10.5</text:p>
          </table:table-cell>
          <table:table-cell table:formula="of:=[.$R$3]+([.$R$2]*[.K324])" office:value-type="float" office:value="-73.4675021" calcext:value-type="float">
            <text:p>-73.4675021</text:p>
          </table:table-cell>
          <table:table-cell table:formula="of:=[.$S$3]+([.$S$2]*[.L324])" office:value-type="float" office:value="26.34250105" calcext:value-type="float">
            <text:p>26.34250105</text:p>
          </table:table-cell>
          <table:table-cell table:number-columns-repeated="99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8" calcext:value-type="float">
            <text:p>388</text:p>
          </table:table-cell>
          <table:table-cell office:value-type="float" office:value="-912" calcext:value-type="float">
            <text:p>-912</text:p>
          </table:table-cell>
          <table:table-cell office:value-type="float" office:value="-61" calcext:value-type="float">
            <text:p>-61</text:p>
          </table:table-cell>
          <table:table-cell office:value-type="float" office:value="-256" calcext:value-type="float">
            <text:p>-256</text:p>
          </table:table-cell>
          <table:table-cell office:value-type="float" office:value="349" calcext:value-type="float">
            <text:p>349</text:p>
          </table:table-cell>
          <table:table-cell office:value-type="float" office:value="0.311852" calcext:value-type="float">
            <text:p>0.311852</text:p>
          </table:table-cell>
          <table:table-cell office:value-type="float" office:value="0.570747" calcext:value-type="float">
            <text:p>0.570747</text:p>
          </table:table-cell>
          <table:table-cell office:value-type="float" office:value="-1.34155" calcext:value-type="float">
            <text:p>-1.34155</text:p>
          </table:table-cell>
          <table:table-cell office:value-type="float" office:value="-9.15" calcext:value-type="float">
            <text:p>-9.15</text:p>
          </table:table-cell>
          <table:table-cell office:value-type="float" office:value="-38.400002" calcext:value-type="float">
            <text:p>-38.400002</text:p>
          </table:table-cell>
          <table:table-cell office:value-type="float" office:value="52.350002" calcext:value-type="float">
            <text:p>52.350002</text:p>
          </table:table-cell>
          <table:table-cell office:value-type="float" office:value="9.939281" calcext:value-type="float">
            <text:p>9.939281</text:p>
          </table:table-cell>
          <table:table-cell office:value-type="float" office:value="437.101819" calcext:value-type="float">
            <text:p>437.101819</text:p>
          </table:table-cell>
          <table:table-cell table:number-columns-repeated="6"/>
          <table:table-cell table:formula="of:=[.$Q$7]+([.$Q$6]*[.G325])" office:value-type="float" office:value="0.361852" calcext:value-type="float">
            <text:p>0.361852</text:p>
          </table:table-cell>
          <table:table-cell table:formula="of:=[.$R$7]+([.$R$6]*[.H325])" office:value-type="float" office:value="0.570747" calcext:value-type="float">
            <text:p>0.570747</text:p>
          </table:table-cell>
          <table:table-cell table:formula="of:=[.$S$7]+([.$S$6]*[.I325])" office:value-type="float" office:value="-1.34155" calcext:value-type="float">
            <text:p>-1.34155</text:p>
          </table:table-cell>
          <table:table-cell/>
          <table:table-cell table:formula="of:=[.$Q$3]+([.$Q$2]*[.J325])" office:value-type="float" office:value="2.85" calcext:value-type="float">
            <text:p>2.85</text:p>
          </table:table-cell>
          <table:table-cell table:formula="of:=[.$R$3]+([.$R$2]*[.K325])" office:value-type="float" office:value="-58.8200021" calcext:value-type="float">
            <text:p>-58.8200021</text:p>
          </table:table-cell>
          <table:table-cell table:formula="of:=[.$S$3]+([.$S$2]*[.L325])" office:value-type="float" office:value="49.9675021" calcext:value-type="float">
            <text:p>49.9675021</text:p>
          </table:table-cell>
          <table:table-cell table:number-columns-repeated="99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-936" calcext:value-type="float">
            <text:p>-936</text:p>
          </table:table-cell>
          <table:table-cell office:value-type="float" office:value="-37" calcext:value-type="float">
            <text:p>-37</text:p>
          </table:table-cell>
          <table:table-cell office:value-type="float" office:value="-156" calcext:value-type="float">
            <text:p>-156</text:p>
          </table:table-cell>
          <table:table-cell office:value-type="float" office:value="421" calcext:value-type="float">
            <text:p>421</text:p>
          </table:table-cell>
          <table:table-cell office:value-type="float" office:value="0.394227" calcext:value-type="float">
            <text:p>0.394227</text:p>
          </table:table-cell>
          <table:table-cell office:value-type="float" office:value="0.376575" calcext:value-type="float">
            <text:p>0.376575</text:p>
          </table:table-cell>
          <table:table-cell office:value-type="float" office:value="-1.376854" calcext:value-type="float">
            <text:p>-1.376854</text:p>
          </table:table-cell>
          <table:table-cell office:value-type="float" office:value="-5.55" calcext:value-type="float">
            <text:p>-5.55</text:p>
          </table:table-cell>
          <table:table-cell office:value-type="float" office:value="-23.400001" calcext:value-type="float">
            <text:p>-23.400001</text:p>
          </table:table-cell>
          <table:table-cell office:value-type="float" office:value="63.150003" calcext:value-type="float">
            <text:p>63.150003</text:p>
          </table:table-cell>
          <table:table-cell office:value-type="float" office:value="9.872409" calcext:value-type="float">
            <text:p>9.872409</text:p>
          </table:table-cell>
          <table:table-cell office:value-type="float" office:value="450.495283" calcext:value-type="float">
            <text:p>450.495283</text:p>
          </table:table-cell>
          <table:table-cell table:number-columns-repeated="6"/>
          <table:table-cell table:formula="of:=[.$Q$7]+([.$Q$6]*[.G326])" office:value-type="float" office:value="0.444227" calcext:value-type="float">
            <text:p>0.444227</text:p>
          </table:table-cell>
          <table:table-cell table:formula="of:=[.$R$7]+([.$R$6]*[.H326])" office:value-type="float" office:value="0.376575" calcext:value-type="float">
            <text:p>0.376575</text:p>
          </table:table-cell>
          <table:table-cell table:formula="of:=[.$S$7]+([.$S$6]*[.I326])" office:value-type="float" office:value="-1.376854" calcext:value-type="float">
            <text:p>-1.376854</text:p>
          </table:table-cell>
          <table:table-cell/>
          <table:table-cell table:formula="of:=[.$Q$3]+([.$Q$2]*[.J326])" office:value-type="float" office:value="6.45" calcext:value-type="float">
            <text:p>6.45</text:p>
          </table:table-cell>
          <table:table-cell table:formula="of:=[.$R$3]+([.$R$2]*[.K326])" office:value-type="float" office:value="-43.07000105" calcext:value-type="float">
            <text:p>-43.07000105</text:p>
          </table:table-cell>
          <table:table-cell table:formula="of:=[.$S$3]+([.$S$2]*[.L326])" office:value-type="float" office:value="61.30750315" calcext:value-type="float">
            <text:p>61.30750315</text:p>
          </table:table-cell>
          <table:table-cell table:number-columns-repeated="99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396" calcext:value-type="float">
            <text:p>-396</text:p>
          </table:table-cell>
          <table:table-cell office:value-type="float" office:value="-912" calcext:value-type="float">
            <text:p>-912</text:p>
          </table:table-cell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444" calcext:value-type="float">
            <text:p>444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-0.582515" calcext:value-type="float">
            <text:p>-0.582515</text:p>
          </table:table-cell>
          <table:table-cell office:value-type="float" office:value="-1.34155" calcext:value-type="float">
            <text:p>-1.34155</text:p>
          </table:table-cell>
          <table:table-cell office:value-type="float" office:value="4.5" calcext:value-type="float">
            <text:p>4.5</text:p>
          </table:table-cell>
          <table:table-cell office:value-type="float" office:value="-10.2" calcext:value-type="float">
            <text:p>-10.2</text:p>
          </table:table-cell>
          <table:table-cell office:value-type="float" office:value="66.600003" calcext:value-type="float">
            <text:p>66.600003</text:p>
          </table:table-cell>
          <table:table-cell office:value-type="float" office:value="9.825931" calcext:value-type="float">
            <text:p>9.825931</text:p>
          </table:table-cell>
          <table:table-cell office:value-type="float" office:value="450.177743" calcext:value-type="float">
            <text:p>450.177743</text:p>
          </table:table-cell>
          <table:table-cell table:number-columns-repeated="6"/>
          <table:table-cell table:formula="of:=[.$Q$7]+([.$Q$6]*[.G327])" office:value-type="float" office:value="0.232404" calcext:value-type="float">
            <text:p>0.232404</text:p>
          </table:table-cell>
          <table:table-cell table:formula="of:=[.$R$7]+([.$R$6]*[.H327])" office:value-type="float" office:value="-0.582515" calcext:value-type="float">
            <text:p>-0.582515</text:p>
          </table:table-cell>
          <table:table-cell table:formula="of:=[.$S$7]+([.$S$6]*[.I327])" office:value-type="float" office:value="-1.34155" calcext:value-type="float">
            <text:p>-1.34155</text:p>
          </table:table-cell>
          <table:table-cell/>
          <table:table-cell table:formula="of:=[.$Q$3]+([.$Q$2]*[.J327])" office:value-type="float" office:value="16.5" calcext:value-type="float">
            <text:p>16.5</text:p>
          </table:table-cell>
          <table:table-cell table:formula="of:=[.$R$3]+([.$R$2]*[.K327])" office:value-type="float" office:value="-29.21" calcext:value-type="float">
            <text:p>-29.21</text:p>
          </table:table-cell>
          <table:table-cell table:formula="of:=[.$S$3]+([.$S$2]*[.L327])" office:value-type="float" office:value="64.93000315" calcext:value-type="float">
            <text:p>64.93000315</text:p>
          </table:table-cell>
          <table:table-cell table:number-columns-repeated="99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368" calcext:value-type="float">
            <text:p>-368</text:p>
          </table:table-cell>
          <table:table-cell office:value-type="float" office:value="-1044" calcext:value-type="float">
            <text:p>-104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59" calcext:value-type="float">
            <text:p>459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-0.541327" calcext:value-type="float">
            <text:p>-0.541327</text:p>
          </table:table-cell>
          <table:table-cell office:value-type="float" office:value="-1.535722" calcext:value-type="float">
            <text:p>-1.535722</text:p>
          </table:table-cell>
          <table:table-cell office:value-type="float" office:value="8.25" calcext:value-type="float">
            <text:p>8.25</text:p>
          </table:table-cell>
          <table:table-cell office:value-type="float" office:value="9.15" calcext:value-type="float">
            <text:p>9.15</text:p>
          </table:table-cell>
          <table:table-cell office:value-type="float" office:value="68.850003" calcext:value-type="float">
            <text:p>68.850003</text:p>
          </table:table-cell>
          <table:table-cell office:value-type="float" office:value="10.865769" calcext:value-type="float">
            <text:p>10.865769</text:p>
          </table:table-cell>
          <table:table-cell office:value-type="float" office:value="466.290682" calcext:value-type="float">
            <text:p>466.290682</text:p>
          </table:table-cell>
          <table:table-cell table:number-columns-repeated="6"/>
          <table:table-cell table:formula="of:=[.$Q$7]+([.$Q$6]*[.G328])" office:value-type="float" office:value="-0.020608" calcext:value-type="float">
            <text:p>-0.020608</text:p>
          </table:table-cell>
          <table:table-cell table:formula="of:=[.$R$7]+([.$R$6]*[.H328])" office:value-type="float" office:value="-0.541327" calcext:value-type="float">
            <text:p>-0.541327</text:p>
          </table:table-cell>
          <table:table-cell table:formula="of:=[.$S$7]+([.$S$6]*[.I328])" office:value-type="float" office:value="-1.535722" calcext:value-type="float">
            <text:p>-1.535722</text:p>
          </table:table-cell>
          <table:table-cell/>
          <table:table-cell table:formula="of:=[.$Q$3]+([.$Q$2]*[.J328])" office:value-type="float" office:value="20.25" calcext:value-type="float">
            <text:p>20.25</text:p>
          </table:table-cell>
          <table:table-cell table:formula="of:=[.$R$3]+([.$R$2]*[.K328])" office:value-type="float" office:value="-8.8925" calcext:value-type="float">
            <text:p>-8.8925</text:p>
          </table:table-cell>
          <table:table-cell table:formula="of:=[.$S$3]+([.$S$2]*[.L328])" office:value-type="float" office:value="67.29250315" calcext:value-type="float">
            <text:p>67.29250315</text:p>
          </table:table-cell>
          <table:table-cell table:number-columns-repeated="99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592" calcext:value-type="float">
            <text:p>-592</text:p>
          </table:table-cell>
          <table:table-cell office:value-type="float" office:value="-856" calcext:value-type="float">
            <text:p>-856</text:p>
          </table:table-cell>
          <table:table-cell office:value-type="float" office:value="61" calcext:value-type="float">
            <text:p>61</text:p>
          </table:table-cell>
          <table:table-cell office:value-type="float" office:value="228" calcext:value-type="float">
            <text:p>228</text:p>
          </table:table-cell>
          <table:table-cell office:value-type="float" office:value="441" calcext:value-type="float">
            <text:p>441</text:p>
          </table:table-cell>
          <table:table-cell office:value-type="float" office:value="-0.035304" calcext:value-type="float">
            <text:p>-0.035304</text:p>
          </table:table-cell>
          <table:table-cell office:value-type="float" office:value="-0.870831" calcext:value-type="float">
            <text:p>-0.870831</text:p>
          </table:table-cell>
          <table:table-cell office:value-type="float" office:value="-1.259174" calcext:value-type="float">
            <text:p>-1.259174</text:p>
          </table:table-cell>
          <table:table-cell office:value-type="float" office:value="9.15" calcext:value-type="float">
            <text:p>9.15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66.150003" calcext:value-type="float">
            <text:p>66.150003</text:p>
          </table:table-cell>
          <table:table-cell office:value-type="float" office:value="10.209171" calcext:value-type="float">
            <text:p>10.209171</text:p>
          </table:table-cell>
          <table:table-cell office:value-type="float" office:value="500.185965" calcext:value-type="float">
            <text:p>500.185965</text:p>
          </table:table-cell>
          <table:table-cell table:number-columns-repeated="6"/>
          <table:table-cell table:formula="of:=[.$Q$7]+([.$Q$6]*[.G329])" office:value-type="float" office:value="0.014696" calcext:value-type="float">
            <text:p>0.014696</text:p>
          </table:table-cell>
          <table:table-cell table:formula="of:=[.$R$7]+([.$R$6]*[.H329])" office:value-type="float" office:value="-0.870831" calcext:value-type="float">
            <text:p>-0.870831</text:p>
          </table:table-cell>
          <table:table-cell table:formula="of:=[.$S$7]+([.$S$6]*[.I329])" office:value-type="float" office:value="-1.259174" calcext:value-type="float">
            <text:p>-1.259174</text:p>
          </table:table-cell>
          <table:table-cell/>
          <table:table-cell table:formula="of:=[.$Q$3]+([.$Q$2]*[.J329])" office:value-type="float" office:value="21.15" calcext:value-type="float">
            <text:p>21.15</text:p>
          </table:table-cell>
          <table:table-cell table:formula="of:=[.$R$3]+([.$R$2]*[.K329])" office:value-type="float" office:value="17.41000105" calcext:value-type="float">
            <text:p>17.41000105</text:p>
          </table:table-cell>
          <table:table-cell table:formula="of:=[.$S$3]+([.$S$2]*[.L329])" office:value-type="float" office:value="64.45750315" calcext:value-type="float">
            <text:p>64.45750315</text:p>
          </table:table-cell>
          <table:table-cell table:number-columns-repeated="997"/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float" office:value="-888" calcext:value-type="float">
            <text:p>-888</text:p>
          </table:table-cell>
          <table:table-cell office:value-type="float" office:value="-428" calcext:value-type="float">
            <text:p>-428</text:p>
          </table:table-cell>
          <table:table-cell office:value-type="float" office:value="108" calcext:value-type="float">
            <text:p>108</text:p>
          </table:table-cell>
          <table:table-cell office:value-type="float" office:value="378" calcext:value-type="float">
            <text:p>378</text:p>
          </table:table-cell>
          <table:table-cell office:value-type="float" office:value="343" calcext:value-type="float">
            <text:p>343</text:p>
          </table:table-cell>
          <table:table-cell office:value-type="float" office:value="-0.411879" calcext:value-type="float">
            <text:p>-0.411879</text:p>
          </table:table-cell>
          <table:table-cell office:value-type="float" office:value="-1.306246" calcext:value-type="float">
            <text:p>-1.306246</text:p>
          </table:table-cell>
          <table:table-cell office:value-type="float" office:value="-0.629587" calcext:value-type="float">
            <text:p>-0.629587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56.700002" calcext:value-type="float">
            <text:p>56.700002</text:p>
          </table:table-cell>
          <table:table-cell office:value-type="float" office:value="51.450002" calcext:value-type="float">
            <text:p>51.450002</text:p>
          </table:table-cell>
          <table:table-cell office:value-type="float" office:value="10.04944" calcext:value-type="float">
            <text:p>10.04944</text:p>
          </table:table-cell>
          <table:table-cell office:value-type="float" office:value="521.725023" calcext:value-type="float">
            <text:p>521.725023</text:p>
          </table:table-cell>
          <table:table-cell table:number-columns-repeated="6"/>
          <table:table-cell table:formula="of:=[.$Q$7]+([.$Q$6]*[.G330])" office:value-type="float" office:value="-0.361879" calcext:value-type="float">
            <text:p>-0.361879</text:p>
          </table:table-cell>
          <table:table-cell table:formula="of:=[.$R$7]+([.$R$6]*[.H330])" office:value-type="float" office:value="-1.306246" calcext:value-type="float">
            <text:p>-1.306246</text:p>
          </table:table-cell>
          <table:table-cell table:formula="of:=[.$S$7]+([.$S$6]*[.I330])" office:value-type="float" office:value="-0.629587" calcext:value-type="float">
            <text:p>-0.629587</text:p>
          </table:table-cell>
          <table:table-cell/>
          <table:table-cell table:formula="of:=[.$Q$3]+([.$Q$2]*[.J330])" office:value-type="float" office:value="28.200001" calcext:value-type="float">
            <text:p>28.200001</text:p>
          </table:table-cell>
          <table:table-cell table:formula="of:=[.$R$3]+([.$R$2]*[.K330])" office:value-type="float" office:value="41.0350021" calcext:value-type="float">
            <text:p>41.0350021</text:p>
          </table:table-cell>
          <table:table-cell table:formula="of:=[.$S$3]+([.$S$2]*[.L330])" office:value-type="float" office:value="49.0225021" calcext:value-type="float">
            <text:p>49.0225021</text:p>
          </table:table-cell>
          <table:table-cell table:number-columns-repeated="997"/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-1008" calcext:value-type="float">
            <text:p>-1008</text:p>
          </table:table-cell>
          <table:table-cell office:value-type="float" office:value="-156" calcext:value-type="float">
            <text:p>-156</text:p>
          </table:table-cell>
          <table:table-cell office:value-type="float" office:value="122" calcext:value-type="float">
            <text:p>122</text:p>
          </table:table-cell>
          <table:table-cell office:value-type="float" office:value="459" calcext:value-type="float">
            <text:p>459</text:p>
          </table:table-cell>
          <table:table-cell office:value-type="float" office:value="250" calcext:value-type="float">
            <text:p>250</text:p>
          </table:table-cell>
          <table:table-cell office:value-type="float" office:value="-0.482487" calcext:value-type="float">
            <text:p>-0.482487</text:p>
          </table:table-cell>
          <table:table-cell office:value-type="float" office:value="-1.482766" calcext:value-type="float">
            <text:p>-1.482766</text:p>
          </table:table-cell>
          <table:table-cell office:value-type="float" office:value="-0.229476" calcext:value-type="float">
            <text:p>-0.229476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68.850003" calcext:value-type="float">
            <text:p>68.850003</text:p>
          </table:table-cell>
          <table:table-cell office:value-type="float" office:value="37.500001" calcext:value-type="float">
            <text:p>37.500001</text:p>
          </table:table-cell>
          <table:table-cell office:value-type="float" office:value="10.507239" calcext:value-type="float">
            <text:p>10.507239</text:p>
          </table:table-cell>
          <table:table-cell office:value-type="float" office:value="536.716871" calcext:value-type="float">
            <text:p>536.716871</text:p>
          </table:table-cell>
          <table:table-cell table:number-columns-repeated="6"/>
          <table:table-cell table:formula="of:=[.$Q$7]+([.$Q$6]*[.G331])" office:value-type="float" office:value="-0.432487" calcext:value-type="float">
            <text:p>-0.432487</text:p>
          </table:table-cell>
          <table:table-cell table:formula="of:=[.$R$7]+([.$R$6]*[.H331])" office:value-type="float" office:value="-1.482766" calcext:value-type="float">
            <text:p>-1.482766</text:p>
          </table:table-cell>
          <table:table-cell table:formula="of:=[.$S$7]+([.$S$6]*[.I331])" office:value-type="float" office:value="-0.229476" calcext:value-type="float">
            <text:p>-0.229476</text:p>
          </table:table-cell>
          <table:table-cell/>
          <table:table-cell table:formula="of:=[.$Q$3]+([.$Q$2]*[.J331])" office:value-type="float" office:value="30.300001" calcext:value-type="float">
            <text:p>30.300001</text:p>
          </table:table-cell>
          <table:table-cell table:formula="of:=[.$R$3]+([.$R$2]*[.K331])" office:value-type="float" office:value="53.79250315" calcext:value-type="float">
            <text:p>53.79250315</text:p>
          </table:table-cell>
          <table:table-cell table:formula="of:=[.$S$3]+([.$S$2]*[.L331])" office:value-type="float" office:value="34.37500105" calcext:value-type="float">
            <text:p>34.37500105</text:p>
          </table:table-cell>
          <table:table-cell table:number-columns-repeated="997"/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float" office:value="-984" calcext:value-type="float">
            <text:p>-984</text:p>
          </table:table-cell>
          <table:table-cell office:value-type="float" office:value="368" calcext:value-type="float">
            <text:p>368</text:p>
          </table:table-cell>
          <table:table-cell office:value-type="float" office:value="82" calcext:value-type="float">
            <text:p>82</text:p>
          </table:table-cell>
          <table:table-cell office:value-type="float" office:value="544" calcext:value-type="float">
            <text:p>544</text:p>
          </table:table-cell>
          <table:table-cell office:value-type="float" office:value="80" calcext:value-type="float">
            <text:p>80</text:p>
          </table:table-cell>
          <table:table-cell office:value-type="float" office:value="-0.405995" calcext:value-type="float">
            <text:p>-0.405995</text:p>
          </table:table-cell>
          <table:table-cell office:value-type="float" office:value="-1.447462" calcext:value-type="float">
            <text:p>-1.447462</text:p>
          </table:table-cell>
          <table:table-cell office:value-type="float" office:value="0.541327" calcext:value-type="float">
            <text:p>0.541327</text:p>
          </table:table-cell>
          <table:table-cell office:value-type="float" office:value="12.3" calcext:value-type="float">
            <text:p>12.3</text:p>
          </table:table-cell>
          <table:table-cell office:value-type="float" office:value="81.600003" calcext:value-type="float">
            <text:p>81.600003</text:p>
          </table:table-cell>
          <table:table-cell office:value-type="float" office:value="12" calcext:value-type="float">
            <text:p>12</text:p>
          </table:table-cell>
          <table:table-cell office:value-type="float" office:value="10.652099" calcext:value-type="float">
            <text:p>10.652099</text:p>
          </table:table-cell>
          <table:table-cell office:value-type="float" office:value="555.93165" calcext:value-type="float">
            <text:p>555.93165</text:p>
          </table:table-cell>
          <table:table-cell table:number-columns-repeated="6"/>
          <table:table-cell table:formula="of:=[.$Q$7]+([.$Q$6]*[.G332])" office:value-type="float" office:value="-0.355995" calcext:value-type="float">
            <text:p>-0.355995</text:p>
          </table:table-cell>
          <table:table-cell table:formula="of:=[.$R$7]+([.$R$6]*[.H332])" office:value-type="float" office:value="-1.447462" calcext:value-type="float">
            <text:p>-1.447462</text:p>
          </table:table-cell>
          <table:table-cell table:formula="of:=[.$S$7]+([.$S$6]*[.I332])" office:value-type="float" office:value="0.541327" calcext:value-type="float">
            <text:p>0.541327</text:p>
          </table:table-cell>
          <table:table-cell/>
          <table:table-cell table:formula="of:=[.$Q$3]+([.$Q$2]*[.J332])" office:value-type="float" office:value="24.3" calcext:value-type="float">
            <text:p>24.3</text:p>
          </table:table-cell>
          <table:table-cell table:formula="of:=[.$R$3]+([.$R$2]*[.K332])" office:value-type="float" office:value="67.18000315" calcext:value-type="float">
            <text:p>67.18000315</text:p>
          </table:table-cell>
          <table:table-cell table:formula="of:=[.$S$3]+([.$S$2]*[.L332])" office:value-type="float" office:value="7.6" calcext:value-type="float">
            <text:p>7.6</text:p>
          </table:table-cell>
          <table:table-cell table:number-columns-repeated="997"/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860" calcext:value-type="float">
            <text:p>-860</text:p>
          </table:table-cell>
          <table:table-cell office:value-type="float" office:value="556" calcext:value-type="float">
            <text:p>556</text:p>
          </table:table-cell>
          <table:table-cell office:value-type="float" office:value="69" calcext:value-type="float">
            <text:p>69</text:p>
          </table:table-cell>
          <table:table-cell office:value-type="float" office:value="551" calcext:value-type="float">
            <text:p>551</text:p>
          </table:table-cell>
          <table:table-cell office:value-type="float" office:value="-42" calcext:value-type="float">
            <text:p>-42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-1.265058" calcext:value-type="float">
            <text:p>-1.265058</text:p>
          </table:table-cell>
          <table:table-cell office:value-type="float" office:value="0.817875" calcext:value-type="float">
            <text:p>0.817875</text:p>
          </table:table-cell>
          <table:table-cell office:value-type="float" office:value="10.35" calcext:value-type="float">
            <text:p>10.35</text:p>
          </table:table-cell>
          <table:table-cell office:value-type="float" office:value="82.650003" calcext:value-type="float">
            <text:p>82.650003</text:p>
          </table:table-cell>
          <table:table-cell office:value-type="float" office:value="-6.3" calcext:value-type="float">
            <text:p>-6.3</text:p>
          </table:table-cell>
          <table:table-cell office:value-type="float" office:value="10.240097" calcext:value-type="float">
            <text:p>10.240097</text:p>
          </table:table-cell>
          <table:table-cell office:value-type="float" office:value="556.889576" calcext:value-type="float">
            <text:p>556.889576</text:p>
          </table:table-cell>
          <table:table-cell table:number-columns-repeated="6"/>
          <table:table-cell table:formula="of:=[.$Q$7]+([.$Q$6]*[.G333])" office:value-type="float" office:value="-0.250084" calcext:value-type="float">
            <text:p>-0.250084</text:p>
          </table:table-cell>
          <table:table-cell table:formula="of:=[.$R$7]+([.$R$6]*[.H333])" office:value-type="float" office:value="-1.265058" calcext:value-type="float">
            <text:p>-1.265058</text:p>
          </table:table-cell>
          <table:table-cell table:formula="of:=[.$S$7]+([.$S$6]*[.I333])" office:value-type="float" office:value="0.817875" calcext:value-type="float">
            <text:p>0.817875</text:p>
          </table:table-cell>
          <table:table-cell/>
          <table:table-cell table:formula="of:=[.$Q$3]+([.$Q$2]*[.J333])" office:value-type="float" office:value="22.35" calcext:value-type="float">
            <text:p>22.35</text:p>
          </table:table-cell>
          <table:table-cell table:formula="of:=[.$R$3]+([.$R$2]*[.K333])" office:value-type="float" office:value="68.28250315" calcext:value-type="float">
            <text:p>68.28250315</text:p>
          </table:table-cell>
          <table:table-cell table:formula="of:=[.$S$3]+([.$S$2]*[.L333])" office:value-type="float" office:value="-11.615" calcext:value-type="float">
            <text:p>-11.615</text:p>
          </table:table-cell>
          <table:table-cell table:number-columns-repeated="997"/>
        </table:table-row>
        <table:table-row table:style-name="ro1">
          <table:table-cell office:value-type="float" office:value="-356" calcext:value-type="float">
            <text:p>-356</text:p>
          </table:table-cell>
          <table:table-cell office:value-type="float" office:value="-616" calcext:value-type="float">
            <text:p>-616</text:p>
          </table:table-cell>
          <table:table-cell office:value-type="float" office:value="728" calcext:value-type="float">
            <text:p>728</text:p>
          </table:table-cell>
          <table:table-cell office:value-type="float" office:value="97" calcext:value-type="float">
            <text:p>97</text:p>
          </table:table-cell>
          <table:table-cell office:value-type="float" office:value="538" calcext:value-type="float">
            <text:p>538</text:p>
          </table:table-cell>
          <table:table-cell office:value-type="float" office:value="-100" calcext:value-type="float">
            <text:p>-100</text:p>
          </table:table-cell>
          <table:table-cell office:value-type="float" office:value="-0.523675" calcext:value-type="float">
            <text:p>-0.523675</text:p>
          </table:table-cell>
          <table:table-cell office:value-type="float" office:value="-0.906135" calcext:value-type="float">
            <text:p>-0.906135</text:p>
          </table:table-cell>
          <table:table-cell office:value-type="float" office:value="1.070886" calcext:value-type="float">
            <text:p>1.070886</text:p>
          </table:table-cell>
          <table:table-cell office:value-type="float" office:value="14.550001" calcext:value-type="float">
            <text:p>14.550001</text:p>
          </table:table-cell>
          <table:table-cell office:value-type="float" office:value="80.700003" calcext:value-type="float">
            <text:p>80.700003</text:p>
          </table:table-cell>
          <table:table-cell office:value-type="float" office:value="-15.000001" calcext:value-type="float">
            <text:p>-15.000001</text:p>
          </table:table-cell>
          <table:table-cell office:value-type="float" office:value="9.982458" calcext:value-type="float">
            <text:p>9.982458</text:p>
          </table:table-cell>
          <table:table-cell office:value-type="float" office:value="555.745445" calcext:value-type="float">
            <text:p>555.745445</text:p>
          </table:table-cell>
          <table:table-cell table:number-columns-repeated="6"/>
          <table:table-cell table:formula="of:=[.$Q$7]+([.$Q$6]*[.G334])" office:value-type="float" office:value="-0.473675" calcext:value-type="float">
            <text:p>-0.473675</text:p>
          </table:table-cell>
          <table:table-cell table:formula="of:=[.$R$7]+([.$R$6]*[.H334])" office:value-type="float" office:value="-0.906135" calcext:value-type="float">
            <text:p>-0.906135</text:p>
          </table:table-cell>
          <table:table-cell table:formula="of:=[.$S$7]+([.$S$6]*[.I334])" office:value-type="float" office:value="1.070886" calcext:value-type="float">
            <text:p>1.070886</text:p>
          </table:table-cell>
          <table:table-cell/>
          <table:table-cell table:formula="of:=[.$Q$3]+([.$Q$2]*[.J334])" office:value-type="float" office:value="26.550001" calcext:value-type="float">
            <text:p>26.550001</text:p>
          </table:table-cell>
          <table:table-cell table:formula="of:=[.$R$3]+([.$R$2]*[.K334])" office:value-type="float" office:value="66.23500315" calcext:value-type="float">
            <text:p>66.23500315</text:p>
          </table:table-cell>
          <table:table-cell table:formula="of:=[.$S$3]+([.$S$2]*[.L334])" office:value-type="float" office:value="-20.75000105" calcext:value-type="float">
            <text:p>-20.75000105</text:p>
          </table:table-cell>
          <table:table-cell table:number-columns-repeated="997"/>
        </table:table-row>
        <table:table-row table:style-name="ro1">
          <table:table-cell office:value-type="float" office:value="-492" calcext:value-type="float">
            <text:p>-492</text:p>
          </table:table-cell>
          <table:table-cell office:value-type="float" office:value="-620" calcext:value-type="float">
            <text:p>-620</text:p>
          </table:table-cell>
          <table:table-cell office:value-type="float" office:value="760" calcext:value-type="float">
            <text:p>760</text:p>
          </table:table-cell>
          <table:table-cell office:value-type="float" office:value="199" calcext:value-type="float">
            <text:p>199</text:p>
          </table:table-cell>
          <table:table-cell office:value-type="float" office:value="495" calcext:value-type="float">
            <text:p>495</text:p>
          </table:table-cell>
          <table:table-cell office:value-type="float" office:value="-152" calcext:value-type="float">
            <text:p>-152</text:p>
          </table:table-cell>
          <table:table-cell office:value-type="float" office:value="-0.723731" calcext:value-type="float">
            <text:p>-0.723731</text:p>
          </table:table-cell>
          <table:table-cell office:value-type="float" office:value="-0.912018" calcext:value-type="float">
            <text:p>-0.912018</text:p>
          </table:table-cell>
          <table:table-cell office:value-type="float" office:value="1.117958" calcext:value-type="float">
            <text:p>1.117958</text:p>
          </table:table-cell>
          <table:table-cell office:value-type="float" office:value="29.850001" calcext:value-type="float">
            <text:p>29.850001</text:p>
          </table:table-cell>
          <table:table-cell office:value-type="float" office:value="74.250003" calcext:value-type="float">
            <text:p>74.250003</text:p>
          </table:table-cell>
          <table:table-cell office:value-type="float" office:value="-22.800001" calcext:value-type="float">
            <text:p>-22.800001</text:p>
          </table:table-cell>
          <table:table-cell office:value-type="float" office:value="10.760823" calcext:value-type="float">
            <text:p>10.760823</text:p>
          </table:table-cell>
          <table:table-cell office:value-type="float" office:value="554.734171" calcext:value-type="float">
            <text:p>554.734171</text:p>
          </table:table-cell>
          <table:table-cell table:number-columns-repeated="6"/>
          <table:table-cell table:formula="of:=[.$Q$7]+([.$Q$6]*[.G335])" office:value-type="float" office:value="-0.673731" calcext:value-type="float">
            <text:p>-0.673731</text:p>
          </table:table-cell>
          <table:table-cell table:formula="of:=[.$R$7]+([.$R$6]*[.H335])" office:value-type="float" office:value="-0.912018" calcext:value-type="float">
            <text:p>-0.912018</text:p>
          </table:table-cell>
          <table:table-cell table:formula="of:=[.$S$7]+([.$S$6]*[.I335])" office:value-type="float" office:value="1.117958" calcext:value-type="float">
            <text:p>1.117958</text:p>
          </table:table-cell>
          <table:table-cell/>
          <table:table-cell table:formula="of:=[.$Q$3]+([.$Q$2]*[.J335])" office:value-type="float" office:value="41.850001" calcext:value-type="float">
            <text:p>41.850001</text:p>
          </table:table-cell>
          <table:table-cell table:formula="of:=[.$R$3]+([.$R$2]*[.K335])" office:value-type="float" office:value="59.46250315" calcext:value-type="float">
            <text:p>59.46250315</text:p>
          </table:table-cell>
          <table:table-cell table:formula="of:=[.$S$3]+([.$S$2]*[.L335])" office:value-type="float" office:value="-28.94000105" calcext:value-type="float">
            <text:p>-28.94000105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72" calcext:value-type="float">
            <text:p>-272</text:p>
          </table:table-cell>
          <table:table-cell office:value-type="float" office:value="764" calcext:value-type="float">
            <text:p>764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-261" calcext:value-type="float">
            <text:p>-261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400111" calcext:value-type="float">
            <text:p>-0.400111</text:p>
          </table:table-cell>
          <table:table-cell office:value-type="float" office:value="1.123842" calcext:value-type="float">
            <text:p>1.123842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67.200003" calcext:value-type="float">
            <text:p>67.200003</text:p>
          </table:table-cell>
          <table:table-cell office:value-type="float" office:value="-39.150002" calcext:value-type="float">
            <text:p>-39.150002</text:p>
          </table:table-cell>
          <table:table-cell office:value-type="float" office:value="7.953043" calcext:value-type="float">
            <text:p>7.953043</text:p>
          </table:table-cell>
          <table:table-cell office:value-type="float" office:value="541.15617" calcext:value-type="float">
            <text:p>541.15617</text:p>
          </table:table-cell>
          <table:table-cell table:number-columns-repeated="6"/>
          <table:table-cell table:formula="of:=[.$Q$7]+([.$Q$6]*[.G336])" office:value-type="float" office:value="0.055884" calcext:value-type="float">
            <text:p>0.055884</text:p>
          </table:table-cell>
          <table:table-cell table:formula="of:=[.$R$7]+([.$R$6]*[.H336])" office:value-type="float" office:value="-0.400111" calcext:value-type="float">
            <text:p>-0.400111</text:p>
          </table:table-cell>
          <table:table-cell table:formula="of:=[.$S$7]+([.$S$6]*[.I336])" office:value-type="float" office:value="1.123842" calcext:value-type="float">
            <text:p>1.123842</text:p>
          </table:table-cell>
          <table:table-cell/>
          <table:table-cell table:formula="of:=[.$Q$3]+([.$Q$2]*[.J336])" office:value-type="float" office:value="35.250001" calcext:value-type="float">
            <text:p>35.250001</text:p>
          </table:table-cell>
          <table:table-cell table:formula="of:=[.$R$3]+([.$R$2]*[.K336])" office:value-type="float" office:value="52.06000315" calcext:value-type="float">
            <text:p>52.06000315</text:p>
          </table:table-cell>
          <table:table-cell table:formula="of:=[.$S$3]+([.$S$2]*[.L336])" office:value-type="float" office:value="-46.1075021" calcext:value-type="float">
            <text:p>-46.1075021</text:p>
          </table:table-cell>
          <table:table-cell table:number-columns-repeated="997"/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float" office:value="-140" calcext:value-type="float">
            <text:p>-140</text:p>
          </table:table-cell>
          <table:table-cell office:value-type="float" office:value="956" calcext:value-type="float">
            <text:p>956</text:p>
          </table:table-cell>
          <table:table-cell office:value-type="float" office:value="179" calcext:value-type="float">
            <text:p>179</text:p>
          </table:table-cell>
          <table:table-cell office:value-type="float" office:value="371" calcext:value-type="float">
            <text:p>371</text:p>
          </table:table-cell>
          <table:table-cell office:value-type="float" office:value="-318" calcext:value-type="float">
            <text:p>-318</text:p>
          </table:table-cell>
          <table:table-cell office:value-type="float" office:value="-0.400111" calcext:value-type="float">
            <text:p>-0.400111</text:p>
          </table:table-cell>
          <table:table-cell office:value-type="float" office:value="-0.20594" calcext:value-type="float">
            <text:p>-0.2059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55.650002" calcext:value-type="float">
            <text:p>55.650002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9.843455" calcext:value-type="float">
            <text:p>9.843455</text:p>
          </table:table-cell>
          <table:table-cell office:value-type="float" office:value="520.390238" calcext:value-type="float">
            <text:p>520.390238</text:p>
          </table:table-cell>
          <table:table-cell table:number-columns-repeated="6"/>
          <table:table-cell table:formula="of:=[.$Q$7]+([.$Q$6]*[.G337])" office:value-type="float" office:value="-0.350111" calcext:value-type="float">
            <text:p>-0.350111</text:p>
          </table:table-cell>
          <table:table-cell table:formula="of:=[.$R$7]+([.$R$6]*[.H337])" office:value-type="float" office:value="-0.20594" calcext:value-type="float">
            <text:p>-0.20594</text:p>
          </table:table-cell>
          <table:table-cell table:formula="of:=[.$S$7]+([.$S$6]*[.I337])" office:value-type="float" office:value="1.406274" calcext:value-type="float">
            <text:p>1.406274</text:p>
          </table:table-cell>
          <table:table-cell/>
          <table:table-cell table:formula="of:=[.$Q$3]+([.$Q$2]*[.J337])" office:value-type="float" office:value="38.850001" calcext:value-type="float">
            <text:p>38.850001</text:p>
          </table:table-cell>
          <table:table-cell table:formula="of:=[.$R$3]+([.$R$2]*[.K337])" office:value-type="float" office:value="39.9325021" calcext:value-type="float">
            <text:p>39.9325021</text:p>
          </table:table-cell>
          <table:table-cell table:formula="of:=[.$S$3]+([.$S$2]*[.L337])" office:value-type="float" office:value="-55.0850021" calcext:value-type="float">
            <text:p>-55.0850021</text:p>
          </table:table-cell>
          <table:table-cell table:number-columns-repeated="997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-112" calcext:value-type="float">
            <text:p>-112</text:p>
          </table:table-cell>
          <table:table-cell office:value-type="float" office:value="920" calcext:value-type="float">
            <text:p>920</text:p>
          </table:table-cell>
          <table:table-cell office:value-type="float" office:value="181" calcext:value-type="float">
            <text:p>181</text:p>
          </table:table-cell>
          <table:table-cell office:value-type="float" office:value="359" calcext:value-type="float">
            <text:p>359</text:p>
          </table:table-cell>
          <table:table-cell office:value-type="float" office:value="-327" calcext:value-type="float">
            <text:p>-327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-0.164752" calcext:value-type="float">
            <text:p>-0.164752</text:p>
          </table:table-cell>
          <table:table-cell office:value-type="float" office:value="1.353318" calcext:value-type="float">
            <text:p>1.353318</text:p>
          </table:table-cell>
          <table:table-cell office:value-type="float" office:value="27.150001" calcext:value-type="float">
            <text:p>27.150001</text:p>
          </table:table-cell>
          <table:table-cell office:value-type="float" office:value="53.850002" calcext:value-type="float">
            <text:p>53.850002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9.359717" calcext:value-type="float">
            <text:p>9.359717</text:p>
          </table:table-cell>
          <table:table-cell office:value-type="float" office:value="518.238362" calcext:value-type="float">
            <text:p>518.238362</text:p>
          </table:table-cell>
          <table:table-cell table:number-columns-repeated="6"/>
          <table:table-cell table:formula="of:=[.$Q$7]+([.$Q$6]*[.G338])" office:value-type="float" office:value="-0.285387" calcext:value-type="float">
            <text:p>-0.285387</text:p>
          </table:table-cell>
          <table:table-cell table:formula="of:=[.$R$7]+([.$R$6]*[.H338])" office:value-type="float" office:value="-0.164752" calcext:value-type="float">
            <text:p>-0.164752</text:p>
          </table:table-cell>
          <table:table-cell table:formula="of:=[.$S$7]+([.$S$6]*[.I338])" office:value-type="float" office:value="1.353318" calcext:value-type="float">
            <text:p>1.353318</text:p>
          </table:table-cell>
          <table:table-cell/>
          <table:table-cell table:formula="of:=[.$Q$3]+([.$Q$2]*[.J338])" office:value-type="float" office:value="39.150001" calcext:value-type="float">
            <text:p>39.150001</text:p>
          </table:table-cell>
          <table:table-cell table:formula="of:=[.$R$3]+([.$R$2]*[.K338])" office:value-type="float" office:value="38.0425021" calcext:value-type="float">
            <text:p>38.0425021</text:p>
          </table:table-cell>
          <table:table-cell table:formula="of:=[.$S$3]+([.$S$2]*[.L338])" office:value-type="float" office:value="-56.5025021" calcext:value-type="float">
            <text:p>-56.5025021</text:p>
          </table:table-cell>
          <table:table-cell table:number-columns-repeated="997"/>
        </table:table-row>
        <table:table-row table:style-name="ro1">
          <table:table-cell office:value-type="float" office:value="-292" calcext:value-type="float">
            <text:p>-292</text:p>
          </table:table-cell>
          <table:table-cell office:value-type="float" office:value="-212" calcext:value-type="float">
            <text:p>-212</text:p>
          </table:table-cell>
          <table:table-cell office:value-type="float" office:value="936" calcext:value-type="float">
            <text:p>936</text:p>
          </table:table-cell>
          <table:table-cell office:value-type="float" office:value="173" calcext:value-type="float">
            <text:p>173</text:p>
          </table:table-cell>
          <table:table-cell office:value-type="float" office:value="390" calcext:value-type="float">
            <text:p>390</text:p>
          </table:table-cell>
          <table:table-cell office:value-type="float" office:value="-316" calcext:value-type="float">
            <text:p>-316</text:p>
          </table:table-cell>
          <table:table-cell office:value-type="float" office:value="-0.429531" calcext:value-type="float">
            <text:p>-0.429531</text:p>
          </table:table-cell>
          <table:table-cell office:value-type="float" office:value="-0.311852" calcext:value-type="float">
            <text:p>-0.311852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58.500002" calcext:value-type="float">
            <text:p>58.50000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9.837512" calcext:value-type="float">
            <text:p>9.837512</text:p>
          </table:table-cell>
          <table:table-cell office:value-type="float" office:value="530.928432" calcext:value-type="float">
            <text:p>530.928432</text:p>
          </table:table-cell>
          <table:table-cell table:number-columns-repeated="6"/>
          <table:table-cell table:formula="of:=[.$Q$7]+([.$Q$6]*[.G339])" office:value-type="float" office:value="-0.379531" calcext:value-type="float">
            <text:p>-0.379531</text:p>
          </table:table-cell>
          <table:table-cell table:formula="of:=[.$R$7]+([.$R$6]*[.H339])" office:value-type="float" office:value="-0.311852" calcext:value-type="float">
            <text:p>-0.311852</text:p>
          </table:table-cell>
          <table:table-cell table:formula="of:=[.$S$7]+([.$S$6]*[.I339])" office:value-type="float" office:value="1.376854" calcext:value-type="float">
            <text:p>1.376854</text:p>
          </table:table-cell>
          <table:table-cell/>
          <table:table-cell table:formula="of:=[.$Q$3]+([.$Q$2]*[.J339])" office:value-type="float" office:value="37.950001" calcext:value-type="float">
            <text:p>37.950001</text:p>
          </table:table-cell>
          <table:table-cell table:formula="of:=[.$R$3]+([.$R$2]*[.K339])" office:value-type="float" office:value="42.9250021" calcext:value-type="float">
            <text:p>42.9250021</text:p>
          </table:table-cell>
          <table:table-cell table:formula="of:=[.$S$3]+([.$S$2]*[.L339])" office:value-type="float" office:value="-54.7700021" calcext:value-type="float">
            <text:p>-54.7700021</text:p>
          </table:table-cell>
          <table:table-cell table:number-columns-repeated="997"/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464" calcext:value-type="float">
            <text:p>-464</text:p>
          </table:table-cell>
          <table:table-cell office:value-type="float" office:value="860" calcext:value-type="float">
            <text:p>860</text:p>
          </table:table-cell>
          <table:table-cell office:value-type="float" office:value="136" calcext:value-type="float">
            <text:p>136</text:p>
          </table:table-cell>
          <table:table-cell office:value-type="float" office:value="503" calcext:value-type="float">
            <text:p>503</text:p>
          </table:table-cell>
          <table:table-cell office:value-type="float" office:value="-203" calcext:value-type="float">
            <text:p>-203</text:p>
          </table:table-cell>
          <table:table-cell office:value-type="float" office:value="-0.311852" calcext:value-type="float">
            <text:p>-0.311852</text:p>
          </table:table-cell>
          <table:table-cell office:value-type="float" office:value="-0.682543" calcext:value-type="float">
            <text:p>-0.682543</text:p>
          </table:table-cell>
          <table:table-cell office:value-type="float" office:value="1.265058" calcext:value-type="float">
            <text:p>1.265058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75.450003" calcext:value-type="float">
            <text:p>75.450003</text:p>
          </table:table-cell>
          <table:table-cell office:value-type="float" office:value="-30.450001" calcext:value-type="float">
            <text:p>-30.450001</text:p>
          </table:table-cell>
          <table:table-cell office:value-type="float" office:value="9.805866" calcext:value-type="float">
            <text:p>9.805866</text:p>
          </table:table-cell>
          <table:table-cell office:value-type="float" office:value="559.208369" calcext:value-type="float">
            <text:p>559.208369</text:p>
          </table:table-cell>
          <table:table-cell table:number-columns-repeated="6"/>
          <table:table-cell table:formula="of:=[.$Q$7]+([.$Q$6]*[.G340])" office:value-type="float" office:value="-0.261852" calcext:value-type="float">
            <text:p>-0.261852</text:p>
          </table:table-cell>
          <table:table-cell table:formula="of:=[.$R$7]+([.$R$6]*[.H340])" office:value-type="float" office:value="-0.682543" calcext:value-type="float">
            <text:p>-0.682543</text:p>
          </table:table-cell>
          <table:table-cell table:formula="of:=[.$S$7]+([.$S$6]*[.I340])" office:value-type="float" office:value="1.265058" calcext:value-type="float">
            <text:p>1.265058</text:p>
          </table:table-cell>
          <table:table-cell/>
          <table:table-cell table:formula="of:=[.$Q$3]+([.$Q$2]*[.J340])" office:value-type="float" office:value="32.400001" calcext:value-type="float">
            <text:p>32.400001</text:p>
          </table:table-cell>
          <table:table-cell table:formula="of:=[.$R$3]+([.$R$2]*[.K340])" office:value-type="float" office:value="60.72250315" calcext:value-type="float">
            <text:p>60.72250315</text:p>
          </table:table-cell>
          <table:table-cell table:formula="of:=[.$S$3]+([.$S$2]*[.L340])" office:value-type="float" office:value="-36.97250105" calcext:value-type="float">
            <text:p>-36.97250105</text:p>
          </table:table-cell>
          <table:table-cell table:number-columns-repeated="997"/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768" calcext:value-type="float">
            <text:p>-768</text:p>
          </table:table-cell>
          <table:table-cell office:value-type="float" office:value="472" calcext:value-type="float">
            <text:p>472</text:p>
          </table:table-cell>
          <table:table-cell office:value-type="float" office:value="46" calcext:value-type="float">
            <text:p>46</text:p>
          </table:table-cell>
          <table:table-cell office:value-type="float" office:value="561" calcext:value-type="float">
            <text:p>561</text:p>
          </table:table-cell>
          <table:table-cell office:value-type="float" office:value="-4" calcext:value-type="float">
            <text:p>-4</text:p>
          </table:table-cell>
          <table:table-cell office:value-type="float" office:value="-0.305967" calcext:value-type="float">
            <text:p>-0.305967</text:p>
          </table:table-cell>
          <table:table-cell office:value-type="float" office:value="-1.129726" calcext:value-type="float">
            <text:p>-1.129726</text:p>
          </table:table-cell>
          <table:table-cell office:value-type="float" office:value="0.694311" calcext:value-type="float">
            <text:p>0.694311</text:p>
          </table:table-cell>
          <table:table-cell office:value-type="float" office:value="6.9" calcext:value-type="float">
            <text:p>6.9</text:p>
          </table:table-cell>
          <table:table-cell office:value-type="float" office:value="84.150003" calcext:value-type="float">
            <text:p>84.150003</text:p>
          </table:table-cell>
          <table:table-cell office:value-type="float" office:value="-0.6" calcext:value-type="float">
            <text:p>-0.6</text:p>
          </table:table-cell>
          <table:table-cell office:value-type="float" office:value="9.072461" calcext:value-type="float">
            <text:p>9.072461</text:p>
          </table:table-cell>
          <table:table-cell office:value-type="float" office:value="562.896971" calcext:value-type="float">
            <text:p>562.896971</text:p>
          </table:table-cell>
          <table:table-cell table:number-columns-repeated="6"/>
          <table:table-cell table:formula="of:=[.$Q$7]+([.$Q$6]*[.G341])" office:value-type="float" office:value="-0.255967" calcext:value-type="float">
            <text:p>-0.255967</text:p>
          </table:table-cell>
          <table:table-cell table:formula="of:=[.$R$7]+([.$R$6]*[.H341])" office:value-type="float" office:value="-1.129726" calcext:value-type="float">
            <text:p>-1.129726</text:p>
          </table:table-cell>
          <table:table-cell table:formula="of:=[.$S$7]+([.$S$6]*[.I341])" office:value-type="float" office:value="0.694311" calcext:value-type="float">
            <text:p>0.694311</text:p>
          </table:table-cell>
          <table:table-cell/>
          <table:table-cell table:formula="of:=[.$Q$3]+([.$Q$2]*[.J341])" office:value-type="float" office:value="18.9" calcext:value-type="float">
            <text:p>18.9</text:p>
          </table:table-cell>
          <table:table-cell table:formula="of:=[.$R$3]+([.$R$2]*[.K341])" office:value-type="float" office:value="69.85750315" calcext:value-type="float">
            <text:p>69.85750315</text:p>
          </table:table-cell>
          <table:table-cell table:formula="of:=[.$S$3]+([.$S$2]*[.L341])" office:value-type="float" office:value="-5.63" calcext:value-type="float">
            <text:p>-5.63</text:p>
          </table:table-cell>
          <table:table-cell table:number-columns-repeated="997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972" calcext:value-type="float">
            <text:p>-972</text:p>
          </table:table-cell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556" calcext:value-type="float">
            <text:p>556</text:p>
          </table:table-cell>
          <table:table-cell office:value-type="float" office:value="92" calcext:value-type="float">
            <text:p>92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-1.42981" calcext:value-type="float">
            <text:p>-1.42981</text:p>
          </table:table-cell>
          <table:table-cell office:value-type="float" office:value="0.558979" calcext:value-type="float">
            <text:p>0.558979</text:p>
          </table:table-cell>
          <table:table-cell office:value-type="float" office:value="2.1" calcext:value-type="float">
            <text:p>2.1</text:p>
          </table:table-cell>
          <table:table-cell office:value-type="float" office:value="83.400003" calcext:value-type="float">
            <text:p>83.400003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10.267708" calcext:value-type="float">
            <text:p>10.267708</text:p>
          </table:table-cell>
          <table:table-cell office:value-type="float" office:value="563.73398" calcext:value-type="float">
            <text:p>563.73398</text:p>
          </table:table-cell>
          <table:table-cell table:number-columns-repeated="6"/>
          <table:table-cell table:formula="of:=[.$Q$7]+([.$Q$6]*[.G342])" office:value-type="float" office:value="-0.073564" calcext:value-type="float">
            <text:p>-0.073564</text:p>
          </table:table-cell>
          <table:table-cell table:formula="of:=[.$R$7]+([.$R$6]*[.H342])" office:value-type="float" office:value="-1.42981" calcext:value-type="float">
            <text:p>-1.42981</text:p>
          </table:table-cell>
          <table:table-cell table:formula="of:=[.$S$7]+([.$S$6]*[.I342])" office:value-type="float" office:value="0.558979" calcext:value-type="float">
            <text:p>0.558979</text:p>
          </table:table-cell>
          <table:table-cell/>
          <table:table-cell table:formula="of:=[.$Q$3]+([.$Q$2]*[.J342])" office:value-type="float" office:value="14.1" calcext:value-type="float">
            <text:p>14.1</text:p>
          </table:table-cell>
          <table:table-cell table:formula="of:=[.$R$3]+([.$R$2]*[.K342])" office:value-type="float" office:value="69.07000315" calcext:value-type="float">
            <text:p>69.07000315</text:p>
          </table:table-cell>
          <table:table-cell table:formula="of:=[.$S$3]+([.$S$2]*[.L342])" office:value-type="float" office:value="9.49000105" calcext:value-type="float">
            <text:p>9.49000105</text:p>
          </table:table-cell>
          <table:table-cell table:number-columns-repeated="9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064" calcext:value-type="float">
            <text:p>-1064</text:p>
          </table:table-cell>
          <table:table-cell office:value-type="float" office:value="-136" calcext:value-type="float">
            <text:p>-136</text:p>
          </table:table-cell>
          <table:table-cell office:value-type="float" office:value="21" calcext:value-type="float">
            <text:p>21</text:p>
          </table:table-cell>
          <table:table-cell office:value-type="float" office:value="492" calcext:value-type="float">
            <text:p>492</text:p>
          </table:table-cell>
          <table:table-cell office:value-type="float" office:value="267" calcext:value-type="float">
            <text:p>267</text:p>
          </table:table-cell>
          <table:table-cell office:value-type="float" office:value="0.041188" calcext:value-type="float">
            <text:p>0.041188</text:p>
          </table:table-cell>
          <table:table-cell office:value-type="float" office:value="-1.565141" calcext:value-type="float">
            <text:p>-1.565141</text:p>
          </table:table-cell>
          <table:table-cell office:value-type="float" office:value="-0.200056" calcext:value-type="float">
            <text:p>-0.200056</text:p>
          </table:table-cell>
          <table:table-cell office:value-type="float" office:value="3.15" calcext:value-type="float">
            <text:p>3.15</text:p>
          </table:table-cell>
          <table:table-cell office:value-type="float" office:value="73.800003" calcext:value-type="float">
            <text:p>73.800003</text:p>
          </table:table-cell>
          <table:table-cell office:value-type="float" office:value="40.050002" calcext:value-type="float">
            <text:p>40.050002</text:p>
          </table:table-cell>
          <table:table-cell office:value-type="float" office:value="10.52275" calcext:value-type="float">
            <text:p>10.52275</text:p>
          </table:table-cell>
          <table:table-cell office:value-type="float" office:value="560.173188" calcext:value-type="float">
            <text:p>560.173188</text:p>
          </table:table-cell>
          <table:table-cell table:number-columns-repeated="6"/>
          <table:table-cell table:formula="of:=[.$Q$7]+([.$Q$6]*[.G343])" office:value-type="float" office:value="0.091188" calcext:value-type="float">
            <text:p>0.091188</text:p>
          </table:table-cell>
          <table:table-cell table:formula="of:=[.$R$7]+([.$R$6]*[.H343])" office:value-type="float" office:value="-1.565141" calcext:value-type="float">
            <text:p>-1.565141</text:p>
          </table:table-cell>
          <table:table-cell table:formula="of:=[.$S$7]+([.$S$6]*[.I343])" office:value-type="float" office:value="-0.200056" calcext:value-type="float">
            <text:p>-0.200056</text:p>
          </table:table-cell>
          <table:table-cell/>
          <table:table-cell table:formula="of:=[.$Q$3]+([.$Q$2]*[.J343])" office:value-type="float" office:value="15.15" calcext:value-type="float">
            <text:p>15.15</text:p>
          </table:table-cell>
          <table:table-cell table:formula="of:=[.$R$3]+([.$R$2]*[.K343])" office:value-type="float" office:value="58.99000315" calcext:value-type="float">
            <text:p>58.99000315</text:p>
          </table:table-cell>
          <table:table-cell table:formula="of:=[.$S$3]+([.$S$2]*[.L343])" office:value-type="float" office:value="37.0525021" calcext:value-type="float">
            <text:p>37.0525021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80" calcext:value-type="float">
            <text:p>-980</text:p>
          </table:table-cell>
          <table:table-cell office:value-type="float" office:value="-484" calcext:value-type="float">
            <text:p>-484</text:p>
          </table:table-cell>
          <table:table-cell office:value-type="float" office:value="39" calcext:value-type="float">
            <text:p>39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-1.441578" calcext:value-type="float">
            <text:p>-1.441578</text:p>
          </table:table-cell>
          <table:table-cell office:value-type="float" office:value="-0.711963" calcext:value-type="float">
            <text:p>-0.711963</text:p>
          </table:table-cell>
          <table:table-cell office:value-type="float" office:value="5.85" calcext:value-type="float">
            <text:p>5.85</text:p>
          </table:table-cell>
          <table:table-cell office:value-type="float" office:value="55.950002" calcext:value-type="float">
            <text:p>55.950002</text:p>
          </table:table-cell>
          <table:table-cell office:value-type="float" office:value="57.600002" calcext:value-type="float">
            <text:p>57.600002</text:p>
          </table:table-cell>
          <table:table-cell office:value-type="float" office:value="10.721284" calcext:value-type="float">
            <text:p>10.721284</text:p>
          </table:table-cell>
          <table:table-cell office:value-type="float" office:value="536.755065" calcext:value-type="float">
            <text:p>536.755065</text:p>
          </table:table-cell>
          <table:table-cell table:number-columns-repeated="6"/>
          <table:table-cell table:formula="of:=[.$Q$7]+([.$Q$6]*[.G344])" office:value-type="float" office:value="0.085304" calcext:value-type="float">
            <text:p>0.085304</text:p>
          </table:table-cell>
          <table:table-cell table:formula="of:=[.$R$7]+([.$R$6]*[.H344])" office:value-type="float" office:value="-1.441578" calcext:value-type="float">
            <text:p>-1.441578</text:p>
          </table:table-cell>
          <table:table-cell table:formula="of:=[.$S$7]+([.$S$6]*[.I344])" office:value-type="float" office:value="-0.711963" calcext:value-type="float">
            <text:p>-0.711963</text:p>
          </table:table-cell>
          <table:table-cell/>
          <table:table-cell table:formula="of:=[.$Q$3]+([.$Q$2]*[.J344])" office:value-type="float" office:value="17.85" calcext:value-type="float">
            <text:p>17.85</text:p>
          </table:table-cell>
          <table:table-cell table:formula="of:=[.$R$3]+([.$R$2]*[.K344])" office:value-type="float" office:value="40.2475021" calcext:value-type="float">
            <text:p>40.2475021</text:p>
          </table:table-cell>
          <table:table-cell table:formula="of:=[.$S$3]+([.$S$2]*[.L344])" office:value-type="float" office:value="55.4800021" calcext:value-type="float">
            <text:p>55.4800021</text:p>
          </table:table-cell>
          <table:table-cell table:number-columns-repeated="99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584" calcext:value-type="float">
            <text:p>-584</text:p>
          </table:table-cell>
          <table:table-cell office:value-type="float" office:value="-836" calcext:value-type="float">
            <text:p>-836</text:p>
          </table:table-cell>
          <table:table-cell office:value-type="float" office:value="56" calcext:value-type="float">
            <text:p>56</text:p>
          </table:table-cell>
          <table:table-cell office:value-type="float" office:value="243" calcext:value-type="float">
            <text:p>243</text:p>
          </table:table-cell>
          <table:table-cell office:value-type="float" office:value="447" calcext:value-type="float">
            <text:p>447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859063" calcext:value-type="float">
            <text:p>-0.859063</text:p>
          </table:table-cell>
          <table:table-cell office:value-type="float" office:value="-1.229754" calcext:value-type="float">
            <text:p>-1.229754</text:p>
          </table:table-cell>
          <table:table-cell office:value-type="float" office:value="8.4" calcext:value-type="float">
            <text:p>8.4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67.050003" calcext:value-type="float">
            <text:p>67.050003</text:p>
          </table:table-cell>
          <table:table-cell office:value-type="float" office:value="10.00832" calcext:value-type="float">
            <text:p>10.00832</text:p>
          </table:table-cell>
          <table:table-cell office:value-type="float" office:value="511.853495" calcext:value-type="float">
            <text:p>511.853495</text:p>
          </table:table-cell>
          <table:table-cell table:number-columns-repeated="6"/>
          <table:table-cell table:formula="of:=[.$Q$7]+([.$Q$6]*[.G345])" office:value-type="float" office:value="-0.00883999999999999" calcext:value-type="float">
            <text:p>-0.00884</text:p>
          </table:table-cell>
          <table:table-cell table:formula="of:=[.$R$7]+([.$R$6]*[.H345])" office:value-type="float" office:value="-0.859063" calcext:value-type="float">
            <text:p>-0.859063</text:p>
          </table:table-cell>
          <table:table-cell table:formula="of:=[.$S$7]+([.$S$6]*[.I345])" office:value-type="float" office:value="-1.229754" calcext:value-type="float">
            <text:p>-1.229754</text:p>
          </table:table-cell>
          <table:table-cell/>
          <table:table-cell table:formula="of:=[.$Q$3]+([.$Q$2]*[.J345])" office:value-type="float" office:value="20.4" calcext:value-type="float">
            <text:p>20.4</text:p>
          </table:table-cell>
          <table:table-cell table:formula="of:=[.$R$3]+([.$R$2]*[.K345])" office:value-type="float" office:value="19.77250105" calcext:value-type="float">
            <text:p>19.77250105</text:p>
          </table:table-cell>
          <table:table-cell table:formula="of:=[.$S$3]+([.$S$2]*[.L345])" office:value-type="float" office:value="65.40250315" calcext:value-type="float">
            <text:p>65.40250315</text:p>
          </table:table-cell>
          <table:table-cell table:number-columns-repeated="997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156" calcext:value-type="float">
            <text:p>-156</text:p>
          </table:table-cell>
          <table:table-cell office:value-type="float" office:value="-1012" calcext:value-type="float">
            <text:p>-1012</text:p>
          </table:table-cell>
          <table:table-cell office:value-type="float" office:value="113" calcext:value-type="float">
            <text:p>113</text:p>
          </table:table-cell>
          <table:table-cell office:value-type="float" office:value="-24" calcext:value-type="float">
            <text:p>-24</text:p>
          </table:table-cell>
          <table:table-cell office:value-type="float" office:value="436" calcext:value-type="float">
            <text:p>436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-0.229476" calcext:value-type="float">
            <text:p>-0.229476</text:p>
          </table:table-cell>
          <table:table-cell office:value-type="float" office:value="-1.48865" calcext:value-type="float">
            <text:p>-1.48865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3.6" calcext:value-type="float">
            <text:p>-3.6</text:p>
          </table:table-cell>
          <table:table-cell office:value-type="float" office:value="65.400003" calcext:value-type="float">
            <text:p>65.400003</text:p>
          </table:table-cell>
          <table:table-cell office:value-type="float" office:value="10.097251" calcext:value-type="float">
            <text:p>10.097251</text:p>
          </table:table-cell>
          <table:table-cell office:value-type="float" office:value="451.044344" calcext:value-type="float">
            <text:p>451.044344</text:p>
          </table:table-cell>
          <table:table-cell table:number-columns-repeated="6"/>
          <table:table-cell table:formula="of:=[.$Q$7]+([.$Q$6]*[.G346])" office:value-type="float" office:value="-0.108868" calcext:value-type="float">
            <text:p>-0.108868</text:p>
          </table:table-cell>
          <table:table-cell table:formula="of:=[.$R$7]+([.$R$6]*[.H346])" office:value-type="float" office:value="-0.229476" calcext:value-type="float">
            <text:p>-0.229476</text:p>
          </table:table-cell>
          <table:table-cell table:formula="of:=[.$S$7]+([.$S$6]*[.I346])" office:value-type="float" office:value="-1.48865" calcext:value-type="float">
            <text:p>-1.48865</text:p>
          </table:table-cell>
          <table:table-cell/>
          <table:table-cell table:formula="of:=[.$Q$3]+([.$Q$2]*[.J346])" office:value-type="float" office:value="28.950001" calcext:value-type="float">
            <text:p>28.950001</text:p>
          </table:table-cell>
          <table:table-cell table:formula="of:=[.$R$3]+([.$R$2]*[.K346])" office:value-type="float" office:value="-22.28" calcext:value-type="float">
            <text:p>-22.28</text:p>
          </table:table-cell>
          <table:table-cell table:formula="of:=[.$S$3]+([.$S$2]*[.L346])" office:value-type="float" office:value="63.67000315" calcext:value-type="float">
            <text:p>63.67000315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office:value-type="float" office:value="-972" calcext:value-type="float">
            <text:p>-972</text:p>
          </table:table-cell>
          <table:table-cell office:value-type="float" office:value="92" calcext:value-type="float">
            <text:p>92</text:p>
          </table:table-cell>
          <table:table-cell office:value-type="float" office:value="-181" calcext:value-type="float">
            <text:p>-181</text:p>
          </table:table-cell>
          <table:table-cell office:value-type="float" office:value="377" calcext:value-type="float">
            <text:p>377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0.558979" calcext:value-type="float">
            <text:p>0.558979</text:p>
          </table:table-cell>
          <table:table-cell office:value-type="float" office:value="-1.42981" calcext:value-type="float">
            <text:p>-1.42981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-27.150001" calcext:value-type="float">
            <text:p>-27.150001</text:p>
          </table:table-cell>
          <table:table-cell office:value-type="float" office:value="56.550002" calcext:value-type="float">
            <text:p>56.550002</text:p>
          </table:table-cell>
          <table:table-cell office:value-type="float" office:value="10.235287" calcext:value-type="float">
            <text:p>10.235287</text:p>
          </table:table-cell>
          <table:table-cell office:value-type="float" office:value="428.198552" calcext:value-type="float">
            <text:p>428.198552</text:p>
          </table:table-cell>
          <table:table-cell table:number-columns-repeated="6"/>
          <table:table-cell table:formula="of:=[.$Q$7]+([.$Q$6]*[.G347])" office:value-type="float" office:value="0.067652" calcext:value-type="float">
            <text:p>0.067652</text:p>
          </table:table-cell>
          <table:table-cell table:formula="of:=[.$R$7]+([.$R$6]*[.H347])" office:value-type="float" office:value="0.558979" calcext:value-type="float">
            <text:p>0.558979</text:p>
          </table:table-cell>
          <table:table-cell table:formula="of:=[.$S$7]+([.$S$6]*[.I347])" office:value-type="float" office:value="-1.42981" calcext:value-type="float">
            <text:p>-1.42981</text:p>
          </table:table-cell>
          <table:table-cell/>
          <table:table-cell table:formula="of:=[.$Q$3]+([.$Q$2]*[.J347])" office:value-type="float" office:value="25.800001" calcext:value-type="float">
            <text:p>25.800001</text:p>
          </table:table-cell>
          <table:table-cell table:formula="of:=[.$R$3]+([.$R$2]*[.K347])" office:value-type="float" office:value="-47.00750105" calcext:value-type="float">
            <text:p>-47.00750105</text:p>
          </table:table-cell>
          <table:table-cell table:formula="of:=[.$S$3]+([.$S$2]*[.L347])" office:value-type="float" office:value="54.3775021" calcext:value-type="float">
            <text:p>54.3775021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" calcext:value-type="float">
            <text:p>716</text:p>
          </table:table-cell>
          <table:table-cell office:value-type="float" office:value="-792" calcext:value-type="float">
            <text:p>-792</text:p>
          </table:table-cell>
          <table:table-cell office:value-type="float" office:value="110" calcext:value-type="float">
            <text:p>110</text:p>
          </table:table-cell>
          <table:table-cell office:value-type="float" office:value="-303" calcext:value-type="float">
            <text:p>-303</text:p>
          </table:table-cell>
          <table:table-cell office:value-type="float" office:value="243" calcext:value-type="float">
            <text:p>243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1.053234" calcext:value-type="float">
            <text:p>1.053234</text:p>
          </table:table-cell>
          <table:table-cell office:value-type="float" office:value="-1.16503" calcext:value-type="float">
            <text:p>-1.16503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-45.450002" calcext:value-type="float">
            <text:p>-45.450002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10.471446" calcext:value-type="float">
            <text:p>10.471446</text:p>
          </table:table-cell>
          <table:table-cell office:value-type="float" office:value="403.680567" calcext:value-type="float">
            <text:p>403.680567</text:p>
          </table:table-cell>
          <table:table-cell table:number-columns-repeated="6"/>
          <table:table-cell table:formula="of:=[.$Q$7]+([.$Q$6]*[.G348])" office:value-type="float" office:value="0.073536" calcext:value-type="float">
            <text:p>0.073536</text:p>
          </table:table-cell>
          <table:table-cell table:formula="of:=[.$R$7]+([.$R$6]*[.H348])" office:value-type="float" office:value="1.053234" calcext:value-type="float">
            <text:p>1.053234</text:p>
          </table:table-cell>
          <table:table-cell table:formula="of:=[.$S$7]+([.$S$6]*[.I348])" office:value-type="float" office:value="-1.16503" calcext:value-type="float">
            <text:p>-1.16503</text:p>
          </table:table-cell>
          <table:table-cell/>
          <table:table-cell table:formula="of:=[.$Q$3]+([.$Q$2]*[.J348])" office:value-type="float" office:value="28.500001" calcext:value-type="float">
            <text:p>28.500001</text:p>
          </table:table-cell>
          <table:table-cell table:formula="of:=[.$R$3]+([.$R$2]*[.K348])" office:value-type="float" office:value="-66.2225021" calcext:value-type="float">
            <text:p>-66.2225021</text:p>
          </table:table-cell>
          <table:table-cell table:formula="of:=[.$S$3]+([.$S$2]*[.L348])" office:value-type="float" office:value="33.27250105" calcext:value-type="float">
            <text:p>33.27250105</text:p>
          </table:table-cell>
          <table:table-cell table:number-columns-repeated="997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984" calcext:value-type="float">
            <text:p>984</text:p>
          </table:table-cell>
          <table:table-cell office:value-type="float" office:value="-464" calcext:value-type="float">
            <text:p>-464</text:p>
          </table:table-cell>
          <table:table-cell office:value-type="float" office:value="142" calcext:value-type="float">
            <text:p>142</text:p>
          </table:table-cell>
          <table:table-cell office:value-type="float" office:value="-341" calcext:value-type="float">
            <text:p>-341</text:p>
          </table:table-cell>
          <table:table-cell office:value-type="float" office:value="68" calcext:value-type="float">
            <text:p>68</text:p>
          </table:table-cell>
          <table:table-cell office:value-type="float" office:value="-0.076492" calcext:value-type="float">
            <text:p>-0.07649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-0.682543" calcext:value-type="float">
            <text:p>-0.682543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0.2" calcext:value-type="float">
            <text:p>10.2</text:p>
          </table:table-cell>
          <table:table-cell office:value-type="float" office:value="10.680951" calcext:value-type="float">
            <text:p>10.680951</text:p>
          </table:table-cell>
          <table:table-cell office:value-type="float" office:value="375.591533" calcext:value-type="float">
            <text:p>375.591533</text:p>
          </table:table-cell>
          <table:table-cell/>
          <table:table-cell table:style-name="ce1"/>
          <table:table-cell table:number-columns-repeated="4"/>
          <table:table-cell table:formula="of:=[.$Q$7]+([.$Q$6]*[.G349])" office:value-type="float" office:value="-0.026492" calcext:value-type="float">
            <text:p>-0.026492</text:p>
          </table:table-cell>
          <table:table-cell table:formula="of:=[.$R$7]+([.$R$6]*[.H349])" office:value-type="float" office:value="1.447462" calcext:value-type="float">
            <text:p>1.447462</text:p>
          </table:table-cell>
          <table:table-cell table:formula="of:=[.$S$7]+([.$S$6]*[.I349])" office:value-type="float" office:value="-0.682543" calcext:value-type="float">
            <text:p>-0.682543</text:p>
          </table:table-cell>
          <table:table-cell/>
          <table:table-cell table:formula="of:=[.$Q$3]+([.$Q$2]*[.J349])" office:value-type="float" office:value="33.300001" calcext:value-type="float">
            <text:p>33.300001</text:p>
          </table:table-cell>
          <table:table-cell table:formula="of:=[.$R$3]+([.$R$2]*[.K349])" office:value-type="float" office:value="-72.2075021" calcext:value-type="float">
            <text:p>-72.2075021</text:p>
          </table:table-cell>
          <table:table-cell table:formula="of:=[.$S$3]+([.$S$2]*[.L349])" office:value-type="float" office:value="5.71" calcext:value-type="float">
            <text:p>5.71</text:p>
          </table:table-cell>
          <table:table-cell table:number-columns-repeated="997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968" calcext:value-type="float">
            <text:p>968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-294" calcext:value-type="float">
            <text:p>-294</text:p>
          </table:table-cell>
          <table:table-cell office:value-type="float" office:value="-98" calcext:value-type="float">
            <text:p>-98</text:p>
          </table:table-cell>
          <table:table-cell office:value-type="float" office:value="-0.182404" calcext:value-type="float">
            <text:p>-0.182404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0.129448" calcext:value-type="float">
            <text:p>0.129448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9.609237" calcext:value-type="float">
            <text:p>9.609237</text:p>
          </table:table-cell>
          <table:table-cell office:value-type="float" office:value="365.087661" calcext:value-type="float">
            <text:p>365.087661</text:p>
          </table:table-cell>
          <table:table-cell/>
          <table:table-cell table:style-name="ce1"/>
          <table:table-cell table:number-columns-repeated="4"/>
          <table:table-cell table:formula="of:=[.$Q$7]+([.$Q$6]*[.G350])" office:value-type="float" office:value="-0.132404" calcext:value-type="float">
            <text:p>-0.132404</text:p>
          </table:table-cell>
          <table:table-cell table:formula="of:=[.$R$7]+([.$R$6]*[.H350])" office:value-type="float" office:value="1.423926" calcext:value-type="float">
            <text:p>1.423926</text:p>
          </table:table-cell>
          <table:table-cell table:formula="of:=[.$S$7]+([.$S$6]*[.I350])" office:value-type="float" office:value="0.129448" calcext:value-type="float">
            <text:p>0.129448</text:p>
          </table:table-cell>
          <table:table-cell/>
          <table:table-cell table:formula="of:=[.$Q$3]+([.$Q$2]*[.J350])" office:value-type="float" office:value="40.950001" calcext:value-type="float">
            <text:p>40.950001</text:p>
          </table:table-cell>
          <table:table-cell table:formula="of:=[.$R$3]+([.$R$2]*[.K350])" office:value-type="float" office:value="-64.8050021" calcext:value-type="float">
            <text:p>-64.8050021</text:p>
          </table:table-cell>
          <table:table-cell table:formula="of:=[.$S$3]+([.$S$2]*[.L350])" office:value-type="float" office:value="-20.43500105" calcext:value-type="float">
            <text:p>-20.43500105</text:p>
          </table:table-cell>
          <table:table-cell table:number-columns-repeated="997"/>
        </table:table-row>
        <table:table-row table:style-name="ro1">
          <table:table-cell office:value-type="float" office:value="-376" calcext:value-type="float">
            <text:p>-376</text:p>
          </table:table-cell>
          <table:table-cell office:value-type="float" office:value="1000" calcext:value-type="float">
            <text:p>1000</text:p>
          </table:table-cell>
          <table:table-cell office:value-type="float" office:value="336" calcext:value-type="float">
            <text:p>336</text:p>
          </table:table-cell>
          <table:table-cell office:value-type="float" office:value="309" calcext:value-type="float">
            <text:p>309</text:p>
          </table:table-cell>
          <table:table-cell office:value-type="float" office:value="-153" calcext:value-type="float">
            <text:p>-153</text:p>
          </table:table-cell>
          <table:table-cell office:value-type="float" office:value="-170" calcext:value-type="float">
            <text:p>-170</text:p>
          </table:table-cell>
          <table:table-cell office:value-type="float" office:value="-0.553095" calcext:value-type="float">
            <text:p>-0.553095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0.494255" calcext:value-type="float">
            <text:p>0.494255</text:p>
          </table:table-cell>
          <table:table-cell office:value-type="float" office:value="46.350002" calcext:value-type="float">
            <text:p>46.350002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-25.500001" calcext:value-type="float">
            <text:p>-25.500001</text:p>
          </table:table-cell>
          <table:table-cell office:value-type="float" office:value="10.982888" calcext:value-type="float">
            <text:p>10.982888</text:p>
          </table:table-cell>
          <table:table-cell office:value-type="float" office:value="384.43465" calcext:value-type="float">
            <text:p>384.43465</text:p>
          </table:table-cell>
          <table:table-cell/>
          <table:table-cell table:style-name="ce1"/>
          <table:table-cell table:number-columns-repeated="4"/>
          <table:table-cell table:formula="of:=[.$Q$7]+([.$Q$6]*[.G351])" office:value-type="float" office:value="-0.503095" calcext:value-type="float">
            <text:p>-0.503095</text:p>
          </table:table-cell>
          <table:table-cell table:formula="of:=[.$R$7]+([.$R$6]*[.H351])" office:value-type="float" office:value="1.470998" calcext:value-type="float">
            <text:p>1.470998</text:p>
          </table:table-cell>
          <table:table-cell table:formula="of:=[.$S$7]+([.$S$6]*[.I351])" office:value-type="float" office:value="0.494255" calcext:value-type="float">
            <text:p>0.494255</text:p>
          </table:table-cell>
          <table:table-cell/>
          <table:table-cell table:formula="of:=[.$Q$3]+([.$Q$2]*[.J351])" office:value-type="float" office:value="58.350002" calcext:value-type="float">
            <text:p>58.350002</text:p>
          </table:table-cell>
          <table:table-cell table:formula="of:=[.$R$3]+([.$R$2]*[.K351])" office:value-type="float" office:value="-42.59750105" calcext:value-type="float">
            <text:p>-42.59750105</text:p>
          </table:table-cell>
          <table:table-cell table:formula="of:=[.$S$3]+([.$S$2]*[.L351])" office:value-type="float" office:value="-31.77500105" calcext:value-type="float">
            <text:p>-31.77500105</text:p>
          </table:table-cell>
          <table:table-cell table:number-columns-repeated="997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648" calcext:value-type="float">
            <text:p>648</text:p>
          </table:table-cell>
          <table:table-cell office:value-type="float" office:value="580" calcext:value-type="float">
            <text:p>580</text:p>
          </table:table-cell>
          <table:table-cell office:value-type="float" office:value="279" calcext:value-type="float">
            <text:p>279</text:p>
          </table:table-cell>
          <table:table-cell office:value-type="float" office:value="-113" calcext:value-type="float">
            <text:p>-113</text:p>
          </table:table-cell>
          <table:table-cell office:value-type="float" office:value="-234" calcext:value-type="float">
            <text:p>-234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0.953206" calcext:value-type="float">
            <text:p>0.953206</text:p>
          </table:table-cell>
          <table:table-cell office:value-type="float" office:value="0.853179" calcext:value-type="float">
            <text:p>0.853179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16.950001" calcext:value-type="float">
            <text:p>-16.950001</text:p>
          </table:table-cell>
          <table:table-cell office:value-type="float" office:value="-35.100001" calcext:value-type="float">
            <text:p>-35.100001</text:p>
          </table:table-cell>
          <table:table-cell office:value-type="float" office:value="8.816653" calcext:value-type="float">
            <text:p>8.816653</text:p>
          </table:table-cell>
          <table:table-cell office:value-type="float" office:value="381.268934" calcext:value-type="float">
            <text:p>381.268934</text:p>
          </table:table-cell>
          <table:table-cell/>
          <table:table-cell table:style-name="ce1"/>
          <table:table-cell table:number-columns-repeated="4"/>
          <table:table-cell table:formula="of:=[.$Q$7]+([.$Q$6]*[.G352])" office:value-type="float" office:value="-0.285387" calcext:value-type="float">
            <text:p>-0.285387</text:p>
          </table:table-cell>
          <table:table-cell table:formula="of:=[.$R$7]+([.$R$6]*[.H352])" office:value-type="float" office:value="0.953206" calcext:value-type="float">
            <text:p>0.953206</text:p>
          </table:table-cell>
          <table:table-cell table:formula="of:=[.$S$7]+([.$S$6]*[.I352])" office:value-type="float" office:value="0.853179" calcext:value-type="float">
            <text:p>0.853179</text:p>
          </table:table-cell>
          <table:table-cell/>
          <table:table-cell table:formula="of:=[.$Q$3]+([.$Q$2]*[.J352])" office:value-type="float" office:value="53.850002" calcext:value-type="float">
            <text:p>53.850002</text:p>
          </table:table-cell>
          <table:table-cell table:formula="of:=[.$R$3]+([.$R$2]*[.K352])" office:value-type="float" office:value="-36.29750105" calcext:value-type="float">
            <text:p>-36.29750105</text:p>
          </table:table-cell>
          <table:table-cell table:formula="of:=[.$S$3]+([.$S$2]*[.L352])" office:value-type="float" office:value="-41.85500105" calcext:value-type="float">
            <text:p>-41.85500105</text:p>
          </table:table-cell>
          <table:table-cell table:number-columns-repeated="997"/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628" calcext:value-type="float">
            <text:p>628</text:p>
          </table:table-cell>
          <table:table-cell office:value-type="float" office:value="768" calcext:value-type="float">
            <text:p>768</text:p>
          </table:table-cell>
          <table:table-cell office:value-type="float" office:value="270" calcext:value-type="float">
            <text:p>270</text:p>
          </table:table-cell>
          <table:table-cell office:value-type="float" office:value="-44" calcext:value-type="float">
            <text:p>-44</text:p>
          </table:table-cell>
          <table:table-cell office:value-type="float" office:value="-278" calcext:value-type="float">
            <text:p>-278</text:p>
          </table:table-cell>
          <table:table-cell office:value-type="float" office:value="-0.447183" calcext:value-type="float">
            <text:p>-0.447183</text:p>
          </table:table-cell>
          <table:table-cell office:value-type="float" office:value="0.923787" calcext:value-type="float">
            <text:p>0.923787</text:p>
          </table:table-cell>
          <table:table-cell office:value-type="float" office:value="1.129726" calcext:value-type="float">
            <text:p>1.129726</text:p>
          </table:table-cell>
          <table:table-cell office:value-type="float" office:value="40.500002" calcext:value-type="float">
            <text:p>40.500002</text:p>
          </table:table-cell>
          <table:table-cell office:value-type="float" office:value="-6.6" calcext:value-type="float">
            <text:p>-6.6</text:p>
          </table:table-cell>
          <table:table-cell office:value-type="float" office:value="-41.700002" calcext:value-type="float">
            <text:p>-41.700002</text:p>
          </table:table-cell>
          <table:table-cell office:value-type="float" office:value="10.175429" calcext:value-type="float">
            <text:p>10.175429</text:p>
          </table:table-cell>
          <table:table-cell office:value-type="float" office:value="390.02564" calcext:value-type="float">
            <text:p>390.02564</text:p>
          </table:table-cell>
          <table:table-cell/>
          <table:table-cell table:style-name="ce1"/>
          <table:table-cell table:number-columns-repeated="4"/>
          <table:table-cell table:formula="of:=[.$Q$7]+([.$Q$6]*[.G353])" office:value-type="float" office:value="-0.397183" calcext:value-type="float">
            <text:p>-0.397183</text:p>
          </table:table-cell>
          <table:table-cell table:formula="of:=[.$R$7]+([.$R$6]*[.H353])" office:value-type="float" office:value="0.923787" calcext:value-type="float">
            <text:p>0.923787</text:p>
          </table:table-cell>
          <table:table-cell table:formula="of:=[.$S$7]+([.$S$6]*[.I353])" office:value-type="float" office:value="1.129726" calcext:value-type="float">
            <text:p>1.129726</text:p>
          </table:table-cell>
          <table:table-cell/>
          <table:table-cell table:formula="of:=[.$Q$3]+([.$Q$2]*[.J353])" office:value-type="float" office:value="52.500002" calcext:value-type="float">
            <text:p>52.500002</text:p>
          </table:table-cell>
          <table:table-cell table:formula="of:=[.$R$3]+([.$R$2]*[.K353])" office:value-type="float" office:value="-25.43" calcext:value-type="float">
            <text:p>-25.43</text:p>
          </table:table-cell>
          <table:table-cell table:formula="of:=[.$S$3]+([.$S$2]*[.L353])" office:value-type="float" office:value="-48.7850021" calcext:value-type="float">
            <text:p>-48.7850021</text:p>
          </table:table-cell>
          <table:table-cell table:number-columns-repeated="99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40" calcext:value-type="float">
            <text:p>240</text:p>
          </table:table-cell>
          <table:table-cell office:value-type="float" office:value="964" calcext:value-type="float">
            <text:p>964</text:p>
          </table:table-cell>
          <table:table-cell office:value-type="float" office:value="238" calcext:value-type="float">
            <text:p>238</text:p>
          </table:table-cell>
          <table:table-cell office:value-type="float" office:value="-38" calcext:value-type="float">
            <text:p>-38</text:p>
          </table:table-cell>
          <table:table-cell office:value-type="float" office:value="-296" calcext:value-type="float">
            <text:p>-296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0.353039" calcext:value-type="float">
            <text:p>0.353039</text:p>
          </table:table-cell>
          <table:table-cell office:value-type="float" office:value="1.418042" calcext:value-type="float">
            <text:p>1.418042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-5.7" calcext:value-type="float">
            <text:p>-5.7</text:p>
          </table:table-cell>
          <table:table-cell office:value-type="float" office:value="-44.400002" calcext:value-type="float">
            <text:p>-44.400002</text:p>
          </table:table-cell>
          <table:table-cell office:value-type="float" office:value="9.757652" calcext:value-type="float">
            <text:p>9.757652</text:p>
          </table:table-cell>
          <table:table-cell office:value-type="float" office:value="381.711933" calcext:value-type="float">
            <text:p>381.711933</text:p>
          </table:table-cell>
          <table:table-cell/>
          <table:table-cell table:style-name="ce1"/>
          <table:table-cell table:number-columns-repeated="4"/>
          <table:table-cell table:formula="of:=[.$Q$7]+([.$Q$6]*[.G354])" office:value-type="float" office:value="-0.032376" calcext:value-type="float">
            <text:p>-0.032376</text:p>
          </table:table-cell>
          <table:table-cell table:formula="of:=[.$R$7]+([.$R$6]*[.H354])" office:value-type="float" office:value="0.353039" calcext:value-type="float">
            <text:p>0.353039</text:p>
          </table:table-cell>
          <table:table-cell table:formula="of:=[.$S$7]+([.$S$6]*[.I354])" office:value-type="float" office:value="1.418042" calcext:value-type="float">
            <text:p>1.418042</text:p>
          </table:table-cell>
          <table:table-cell/>
          <table:table-cell table:formula="of:=[.$Q$3]+([.$Q$2]*[.J354])" office:value-type="float" office:value="47.700001" calcext:value-type="float">
            <text:p>47.700001</text:p>
          </table:table-cell>
          <table:table-cell table:formula="of:=[.$R$3]+([.$R$2]*[.K354])" office:value-type="float" office:value="-24.485" calcext:value-type="float">
            <text:p>-24.485</text:p>
          </table:table-cell>
          <table:table-cell table:formula="of:=[.$S$3]+([.$S$2]*[.L354])" office:value-type="float" office:value="-51.6200021" calcext:value-type="float">
            <text:p>-51.6200021</text:p>
          </table:table-cell>
          <table:table-cell table:number-columns-repeated="997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220" calcext:value-type="float">
            <text:p>220</text:p>
          </table:table-cell>
          <table:table-cell office:value-type="float" office:value="936" calcext:value-type="float">
            <text:p>936</text:p>
          </table:table-cell>
          <table:table-cell office:value-type="float" office:value="250" calcext:value-type="float">
            <text:p>250</text:p>
          </table:table-cell>
          <table:table-cell office:value-type="float" office:value="-28" calcext:value-type="float">
            <text:p>-28</text:p>
          </table:table-cell>
          <table:table-cell office:value-type="float" office:value="-290" calcext:value-type="float">
            <text:p>-290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0.323619" calcext:value-type="float">
            <text:p>0.323619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37.500001" calcext:value-type="float">
            <text:p>37.500001</text:p>
          </table:table-cell>
          <table:table-cell office:value-type="float" office:value="-4.2" calcext:value-type="float">
            <text:p>-4.2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9.690638" calcext:value-type="float">
            <text:p>9.690638</text:p>
          </table:table-cell>
          <table:table-cell office:value-type="float" office:value="383.906239" calcext:value-type="float">
            <text:p>383.906239</text:p>
          </table:table-cell>
          <table:table-cell/>
          <table:table-cell table:style-name="ce1"/>
          <table:table-cell table:number-columns-repeated="4"/>
          <table:table-cell table:formula="of:=[.$Q$7]+([.$Q$6]*[.G355])" office:value-type="float" office:value="-0.285387" calcext:value-type="float">
            <text:p>-0.285387</text:p>
          </table:table-cell>
          <table:table-cell table:formula="of:=[.$R$7]+([.$R$6]*[.H355])" office:value-type="float" office:value="0.323619" calcext:value-type="float">
            <text:p>0.323619</text:p>
          </table:table-cell>
          <table:table-cell table:formula="of:=[.$S$7]+([.$S$6]*[.I355])" office:value-type="float" office:value="1.376854" calcext:value-type="float">
            <text:p>1.376854</text:p>
          </table:table-cell>
          <table:table-cell/>
          <table:table-cell table:formula="of:=[.$Q$3]+([.$Q$2]*[.J355])" office:value-type="float" office:value="49.500001" calcext:value-type="float">
            <text:p>49.500001</text:p>
          </table:table-cell>
          <table:table-cell table:formula="of:=[.$R$3]+([.$R$2]*[.K355])" office:value-type="float" office:value="-22.91" calcext:value-type="float">
            <text:p>-22.91</text:p>
          </table:table-cell>
          <table:table-cell table:formula="of:=[.$S$3]+([.$S$2]*[.L355])" office:value-type="float" office:value="-50.6750021" calcext:value-type="float">
            <text:p>-50.6750021</text:p>
          </table:table-cell>
          <table:table-cell table:number-columns-repeated="99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92" calcext:value-type="float">
            <text:p>292</text:p>
          </table:table-cell>
          <table:table-cell office:value-type="float" office:value="1000" calcext:value-type="float">
            <text:p>1000</text:p>
          </table:table-cell>
          <table:table-cell office:value-type="float" office:value="188" calcext:value-type="float">
            <text:p>188</text:p>
          </table:table-cell>
          <table:table-cell office:value-type="float" office:value="-51" calcext:value-type="float">
            <text:p>-51</text:p>
          </table:table-cell>
          <table:table-cell office:value-type="float" office:value="-316" calcext:value-type="float">
            <text:p>-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0.429531" calcext:value-type="float">
            <text:p>0.429531</text:p>
          </table:table-cell>
          <table:table-cell office:value-type="float" office:value="1.470998" calcext:value-type="float">
            <text:p>1.470998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-7.65" calcext:value-type="float">
            <text:p>-7.65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10.220995" calcext:value-type="float">
            <text:p>10.220995</text:p>
          </table:table-cell>
          <table:table-cell office:value-type="float" office:value="371.215571" calcext:value-type="float">
            <text:p>371.215571</text:p>
          </table:table-cell>
          <table:table-cell table:number-columns-repeated="6"/>
          <table:table-cell table:formula="of:=[.$Q$7]+([.$Q$6]*[.G356])" office:value-type="float" office:value="0.00292800000000001" calcext:value-type="float">
            <text:p>0.002928</text:p>
          </table:table-cell>
          <table:table-cell table:formula="of:=[.$R$7]+([.$R$6]*[.H356])" office:value-type="float" office:value="0.429531" calcext:value-type="float">
            <text:p>0.429531</text:p>
          </table:table-cell>
          <table:table-cell table:formula="of:=[.$S$7]+([.$S$6]*[.I356])" office:value-type="float" office:value="1.470998" calcext:value-type="float">
            <text:p>1.470998</text:p>
          </table:table-cell>
          <table:table-cell/>
          <table:table-cell table:formula="of:=[.$Q$3]+([.$Q$2]*[.J356])" office:value-type="float" office:value="40.200001" calcext:value-type="float">
            <text:p>40.200001</text:p>
          </table:table-cell>
          <table:table-cell table:formula="of:=[.$R$3]+([.$R$2]*[.K356])" office:value-type="float" office:value="-26.5325" calcext:value-type="float">
            <text:p>-26.5325</text:p>
          </table:table-cell>
          <table:table-cell table:formula="of:=[.$S$3]+([.$S$2]*[.L356])" office:value-type="float" office:value="-54.7700021" calcext:value-type="float">
            <text:p>-54.7700021</text:p>
          </table:table-cell>
          <table:table-cell table:number-columns-repeated="997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175" calcext:value-type="float">
            <text:p>175</text:p>
          </table:table-cell>
          <table:table-cell office:value-type="float" office:value="-37" calcext:value-type="float">
            <text:p>-37</text:p>
          </table:table-cell>
          <table:table-cell office:value-type="float" office:value="-328" calcext:value-type="float">
            <text:p>-328</text:p>
          </table:table-cell>
          <table:table-cell office:value-type="float" office:value="-0.105912" calcext:value-type="float">
            <text:p>-0.105912</text:p>
          </table:table-cell>
          <table:table-cell office:value-type="float" office:value="0.164752" calcext:value-type="float">
            <text:p>0.164752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26.250001" calcext:value-type="float">
            <text:p>26.250001</text:p>
          </table:table-cell>
          <table:table-cell office:value-type="float" office:value="-5.55" calcext:value-type="float">
            <text:p>-5.55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9.426798" calcext:value-type="float">
            <text:p>9.426798</text:p>
          </table:table-cell>
          <table:table-cell office:value-type="float" office:value="373.601392" calcext:value-type="float">
            <text:p>373.601392</text:p>
          </table:table-cell>
          <table:table-cell table:number-columns-repeated="6"/>
          <table:table-cell table:formula="of:=[.$Q$7]+([.$Q$6]*[.G357])" office:value-type="float" office:value="-0.055912" calcext:value-type="float">
            <text:p>-0.055912</text:p>
          </table:table-cell>
          <table:table-cell table:formula="of:=[.$R$7]+([.$R$6]*[.H357])" office:value-type="float" office:value="0.164752" calcext:value-type="float">
            <text:p>0.164752</text:p>
          </table:table-cell>
          <table:table-cell table:formula="of:=[.$S$7]+([.$S$6]*[.I357])" office:value-type="float" office:value="1.40039" calcext:value-type="float">
            <text:p>1.40039</text:p>
          </table:table-cell>
          <table:table-cell/>
          <table:table-cell table:formula="of:=[.$Q$3]+([.$Q$2]*[.J357])" office:value-type="float" office:value="38.250001" calcext:value-type="float">
            <text:p>38.250001</text:p>
          </table:table-cell>
          <table:table-cell table:formula="of:=[.$R$3]+([.$R$2]*[.K357])" office:value-type="float" office:value="-24.3275" calcext:value-type="float">
            <text:p>-24.3275</text:p>
          </table:table-cell>
          <table:table-cell table:formula="of:=[.$S$3]+([.$S$2]*[.L357])" office:value-type="float" office:value="-56.6600021" calcext:value-type="float">
            <text:p>-56.660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16" calcext:value-type="float">
            <text:p>116</text:p>
          </table:table-cell>
          <table:table-cell office:value-type="float" office:value="936" calcext:value-type="float">
            <text:p>936</text:p>
          </table:table-cell>
          <table:table-cell office:value-type="float" office:value="139" calcext:value-type="float">
            <text:p>139</text:p>
          </table:table-cell>
          <table:table-cell office:value-type="float" office:value="-28" calcext:value-type="float">
            <text:p>-28</text:p>
          </table:table-cell>
          <table:table-cell office:value-type="float" office:value="-349" calcext:value-type="float">
            <text:p>-349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170636" calcext:value-type="float">
            <text:p>0.170636</text:p>
          </table:table-cell>
          <table:table-cell office:value-type="float" office:value="1.376854" calcext:value-type="float">
            <text:p>1.376854</text:p>
          </table:table-cell>
          <table:table-cell office:value-type="float" office:value="20.850001" calcext:value-type="float">
            <text:p>20.850001</text:p>
          </table:table-cell>
          <table:table-cell office:value-type="float" office:value="-4.2" calcext:value-type="float">
            <text:p>-4.2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9.250577" calcext:value-type="float">
            <text:p>9.250577</text:p>
          </table:table-cell>
          <table:table-cell office:value-type="float" office:value="376.704128" calcext:value-type="float">
            <text:p>376.704128</text:p>
          </table:table-cell>
          <table:table-cell table:number-columns-repeated="6"/>
          <table:table-cell table:formula="of:=[.$Q$7]+([.$Q$6]*[.G358])" office:value-type="float" office:value="0.026464" calcext:value-type="float">
            <text:p>0.026464</text:p>
          </table:table-cell>
          <table:table-cell table:formula="of:=[.$R$7]+([.$R$6]*[.H358])" office:value-type="float" office:value="0.170636" calcext:value-type="float">
            <text:p>0.170636</text:p>
          </table:table-cell>
          <table:table-cell table:formula="of:=[.$S$7]+([.$S$6]*[.I358])" office:value-type="float" office:value="1.376854" calcext:value-type="float">
            <text:p>1.376854</text:p>
          </table:table-cell>
          <table:table-cell/>
          <table:table-cell table:formula="of:=[.$Q$3]+([.$Q$2]*[.J358])" office:value-type="float" office:value="32.850001" calcext:value-type="float">
            <text:p>32.850001</text:p>
          </table:table-cell>
          <table:table-cell table:formula="of:=[.$R$3]+([.$R$2]*[.K358])" office:value-type="float" office:value="-22.91" calcext:value-type="float">
            <text:p>-22.91</text:p>
          </table:table-cell>
          <table:table-cell table:formula="of:=[.$S$3]+([.$S$2]*[.L358])" office:value-type="float" office:value="-59.9675021" calcext:value-type="float">
            <text:p>-59.9675021</text:p>
          </table:table-cell>
          <table:table-cell table:number-columns-repeated="99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1036" calcext:value-type="float">
            <text:p>103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-375" calcext:value-type="float">
            <text:p>-375</text:p>
          </table:table-cell>
          <table:table-cell office:value-type="float" office:value="0.158868" calcext:value-type="float">
            <text:p>0.158868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11.7" calcext:value-type="float">
            <text:p>11.7</text:p>
          </table:table-cell>
          <table:table-cell office:value-type="float" office:value="1.2" calcext:value-type="float">
            <text:p>1.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0.217457" calcext:value-type="float">
            <text:p>10.217457</text:p>
          </table:table-cell>
          <table:table-cell office:value-type="float" office:value="383.109645" calcext:value-type="float">
            <text:p>383.109645</text:p>
          </table:table-cell>
          <table:table-cell table:number-columns-repeated="6"/>
          <table:table-cell table:formula="of:=[.$Q$7]+([.$Q$6]*[.G359])" office:value-type="float" office:value="0.208868" calcext:value-type="float">
            <text:p>0.208868</text:p>
          </table:table-cell>
          <table:table-cell table:formula="of:=[.$R$7]+([.$R$6]*[.H359])" office:value-type="float" office:value="0.035304" calcext:value-type="float">
            <text:p>0.035304</text:p>
          </table:table-cell>
          <table:table-cell table:formula="of:=[.$S$7]+([.$S$6]*[.I359])" office:value-type="float" office:value="1.523954" calcext:value-type="float">
            <text:p>1.523954</text:p>
          </table:table-cell>
          <table:table-cell/>
          <table:table-cell table:formula="of:=[.$Q$3]+([.$Q$2]*[.J359])" office:value-type="float" office:value="23.7" calcext:value-type="float">
            <text:p>23.7</text:p>
          </table:table-cell>
          <table:table-cell table:formula="of:=[.$R$3]+([.$R$2]*[.K359])" office:value-type="float" office:value="-17.24" calcext:value-type="float">
            <text:p>-17.24</text:p>
          </table:table-cell>
          <table:table-cell table:formula="of:=[.$S$3]+([.$S$2]*[.L359])" office:value-type="float" office:value="-64.0625021" calcext:value-type="float">
            <text:p>-64.0625021</text:p>
          </table:table-cell>
          <table:table-cell table:number-columns-repeated="99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36" calcext:value-type="float">
            <text:p>-236</text:p>
          </table:table-cell>
          <table:table-cell office:value-type="float" office:value="804" calcext:value-type="float">
            <text:p>804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-393" calcext:value-type="float">
            <text:p>-393</text:p>
          </table:table-cell>
          <table:table-cell office:value-type="float" office:value="0.494255" calcext:value-type="float">
            <text:p>0.494255</text:p>
          </table:table-cell>
          <table:table-cell office:value-type="float" office:value="-0.347155" calcext:value-type="float">
            <text:p>-0.347155</text:p>
          </table:table-cell>
          <table:table-cell office:value-type="float" office:value="1.182682" calcext:value-type="float">
            <text:p>1.182682</text:p>
          </table:table-cell>
          <table:table-cell office:value-type="float" office:value="2.55" calcext:value-type="float">
            <text:p>2.55</text:p>
          </table:table-cell>
          <table:table-cell office:value-type="float" office:value="9.15" calcext:value-type="float">
            <text:p>9.15</text:p>
          </table:table-cell>
          <table:table-cell office:value-type="float" office:value="-58.950002" calcext:value-type="float">
            <text:p>-58.950002</text:p>
          </table:table-cell>
          <table:table-cell office:value-type="float" office:value="8.853228" calcext:value-type="float">
            <text:p>8.853228</text:p>
          </table:table-cell>
          <table:table-cell office:value-type="float" office:value="398.069089" calcext:value-type="float">
            <text:p>398.069089</text:p>
          </table:table-cell>
          <table:table-cell table:number-columns-repeated="6"/>
          <table:table-cell table:formula="of:=[.$Q$7]+([.$Q$6]*[.G360])" office:value-type="float" office:value="0.544255" calcext:value-type="float">
            <text:p>0.544255</text:p>
          </table:table-cell>
          <table:table-cell table:formula="of:=[.$R$7]+([.$R$6]*[.H360])" office:value-type="float" office:value="-0.347155" calcext:value-type="float">
            <text:p>-0.347155</text:p>
          </table:table-cell>
          <table:table-cell table:formula="of:=[.$S$7]+([.$S$6]*[.I360])" office:value-type="float" office:value="1.182682" calcext:value-type="float">
            <text:p>1.182682</text:p>
          </table:table-cell>
          <table:table-cell/>
          <table:table-cell table:formula="of:=[.$Q$3]+([.$Q$2]*[.J360])" office:value-type="float" office:value="14.55" calcext:value-type="float">
            <text:p>14.55</text:p>
          </table:table-cell>
          <table:table-cell table:formula="of:=[.$R$3]+([.$R$2]*[.K360])" office:value-type="float" office:value="-8.8925" calcext:value-type="float">
            <text:p>-8.8925</text:p>
          </table:table-cell>
          <table:table-cell table:formula="of:=[.$S$3]+([.$S$2]*[.L360])" office:value-type="float" office:value="-66.8975021" calcext:value-type="float">
            <text:p>-66.8975021</text:p>
          </table:table-cell>
          <table:table-cell table:number-columns-repeated="99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488" calcext:value-type="float">
            <text:p>-488</text:p>
          </table:table-cell>
          <table:table-cell office:value-type="float" office:value="712" calcext:value-type="float">
            <text:p>712</text:p>
          </table:table-cell>
          <table:table-cell office:value-type="float" office:value="-143" calcext:value-type="float">
            <text:p>-143</text:p>
          </table:table-cell>
          <table:table-cell office:value-type="float" office:value="237" calcext:value-type="float">
            <text:p>237</text:p>
          </table:table-cell>
          <table:table-cell office:value-type="float" office:value="-376" calcext:value-type="float">
            <text:p>-376</text:p>
          </table:table-cell>
          <table:table-cell office:value-type="float" office:value="0.753151" calcext:value-type="float">
            <text:p>0.753151</text:p>
          </table:table-cell>
          <table:table-cell office:value-type="float" office:value="-0.717847" calcext:value-type="float">
            <text:p>-0.717847</text:p>
          </table:table-cell>
          <table:table-cell office:value-type="float" office:value="1.04735" calcext:value-type="float">
            <text:p>1.04735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35.550001" calcext:value-type="float">
            <text:p>35.55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9.842047" calcext:value-type="float">
            <text:p>9.842047</text:p>
          </table:table-cell>
          <table:table-cell office:value-type="float" office:value="466.898276" calcext:value-type="float">
            <text:p>466.898276</text:p>
          </table:table-cell>
          <table:table-cell table:number-columns-repeated="6"/>
          <table:table-cell table:formula="of:=[.$Q$7]+([.$Q$6]*[.G361])" office:value-type="float" office:value="0.803151" calcext:value-type="float">
            <text:p>0.803151</text:p>
          </table:table-cell>
          <table:table-cell table:formula="of:=[.$R$7]+([.$R$6]*[.H361])" office:value-type="float" office:value="-0.717847" calcext:value-type="float">
            <text:p>-0.717847</text:p>
          </table:table-cell>
          <table:table-cell table:formula="of:=[.$S$7]+([.$S$6]*[.I361])" office:value-type="float" office:value="1.04735" calcext:value-type="float">
            <text:p>1.04735</text:p>
          </table:table-cell>
          <table:table-cell/>
          <table:table-cell table:formula="of:=[.$Q$3]+([.$Q$2]*[.J361])" office:value-type="float" office:value="-9.450001" calcext:value-type="float">
            <text:p>-9.450001</text:p>
          </table:table-cell>
          <table:table-cell table:formula="of:=[.$R$3]+([.$R$2]*[.K361])" office:value-type="float" office:value="18.82750105" calcext:value-type="float">
            <text:p>18.82750105</text:p>
          </table:table-cell>
          <table:table-cell table:formula="of:=[.$S$3]+([.$S$2]*[.L361])" office:value-type="float" office:value="-64.2200021" calcext:value-type="float">
            <text:p>-64.2200021</text:p>
          </table:table-cell>
          <table:table-cell table:number-columns-repeated="99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744" calcext:value-type="float">
            <text:p>-744</text:p>
          </table:table-cell>
          <table:table-cell office:value-type="float" office:value="520" calcext:value-type="float">
            <text:p>520</text:p>
          </table:table-cell>
          <table:table-cell office:value-type="float" office:value="-208" calcext:value-type="float">
            <text:p>-208</text:p>
          </table:table-cell>
          <table:table-cell office:value-type="float" office:value="393" calcext:value-type="float">
            <text:p>393</text:p>
          </table:table-cell>
          <table:table-cell office:value-type="float" office:value="-298" calcext:value-type="float">
            <text:p>-298</text:p>
          </table:table-cell>
          <table:table-cell office:value-type="float" office:value="0.776687" calcext:value-type="float">
            <text:p>0.776687</text:p>
          </table:table-cell>
          <table:table-cell office:value-type="float" office:value="-1.094422" calcext:value-type="float">
            <text:p>-1.094422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-31.200001" calcext:value-type="float">
            <text:p>-31.200001</text:p>
          </table:table-cell>
          <table:table-cell office:value-type="float" office:value="58.950002" calcext:value-type="float">
            <text:p>58.950002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10.29801" calcext:value-type="float">
            <text:p>10.29801</text:p>
          </table:table-cell>
          <table:table-cell office:value-type="float" office:value="535.272828" calcext:value-type="float">
            <text:p>535.272828</text:p>
          </table:table-cell>
          <table:table-cell table:number-columns-repeated="6"/>
          <table:table-cell table:formula="of:=[.$Q$7]+([.$Q$6]*[.G362])" office:value-type="float" office:value="0.826687" calcext:value-type="float">
            <text:p>0.826687</text:p>
          </table:table-cell>
          <table:table-cell table:formula="of:=[.$R$7]+([.$R$6]*[.H362])" office:value-type="float" office:value="-1.094422" calcext:value-type="float">
            <text:p>-1.094422</text:p>
          </table:table-cell>
          <table:table-cell table:formula="of:=[.$S$7]+([.$S$6]*[.I362])" office:value-type="float" office:value="0.764919" calcext:value-type="float">
            <text:p>0.764919</text:p>
          </table:table-cell>
          <table:table-cell/>
          <table:table-cell table:formula="of:=[.$Q$3]+([.$Q$2]*[.J362])" office:value-type="float" office:value="-19.200001" calcext:value-type="float">
            <text:p>-19.200001</text:p>
          </table:table-cell>
          <table:table-cell table:formula="of:=[.$R$3]+([.$R$2]*[.K362])" office:value-type="float" office:value="43.3975021" calcext:value-type="float">
            <text:p>43.3975021</text:p>
          </table:table-cell>
          <table:table-cell table:formula="of:=[.$S$3]+([.$S$2]*[.L362])" office:value-type="float" office:value="-51.9350021" calcext:value-type="float">
            <text:p>-51.9350021</text:p>
          </table:table-cell>
          <table:table-cell table:number-columns-repeated="99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868" calcext:value-type="float">
            <text:p>-868</text:p>
          </table:table-cell>
          <table:table-cell office:value-type="float" office:value="284" calcext:value-type="float">
            <text:p>284</text:p>
          </table:table-cell>
          <table:table-cell office:value-type="float" office:value="-280" calcext:value-type="float">
            <text:p>-280</text:p>
          </table:table-cell>
          <table:table-cell office:value-type="float" office:value="534" calcext:value-type="float">
            <text:p>534</text:p>
          </table:table-cell>
          <table:table-cell office:value-type="float" office:value="-117" calcext:value-type="float">
            <text:p>-117</text:p>
          </table:table-cell>
          <table:table-cell office:value-type="float" office:value="0.564863" calcext:value-type="float">
            <text:p>0.564863</text:p>
          </table:table-cell>
          <table:table-cell office:value-type="float" office:value="-1.276826" calcext:value-type="float">
            <text:p>-1.276826</text:p>
          </table:table-cell>
          <table:table-cell office:value-type="float" office:value="0.417763" calcext:value-type="float">
            <text:p>0.417763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80.100003" calcext:value-type="float">
            <text:p>80.100003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9.715694" calcext:value-type="float">
            <text:p>9.715694</text:p>
          </table:table-cell>
          <table:table-cell office:value-type="float" office:value="614.202735" calcext:value-type="float">
            <text:p>614.202735</text:p>
          </table:table-cell>
          <table:table-cell table:number-columns-repeated="6"/>
          <table:table-cell table:formula="of:=[.$Q$7]+([.$Q$6]*[.G363])" office:value-type="float" office:value="0.614863" calcext:value-type="float">
            <text:p>0.614863</text:p>
          </table:table-cell>
          <table:table-cell table:formula="of:=[.$R$7]+([.$R$6]*[.H363])" office:value-type="float" office:value="-1.276826" calcext:value-type="float">
            <text:p>-1.276826</text:p>
          </table:table-cell>
          <table:table-cell table:formula="of:=[.$S$7]+([.$S$6]*[.I363])" office:value-type="float" office:value="0.417763" calcext:value-type="float">
            <text:p>0.417763</text:p>
          </table:table-cell>
          <table:table-cell/>
          <table:table-cell table:formula="of:=[.$Q$3]+([.$Q$2]*[.J363])" office:value-type="float" office:value="-30.000002" calcext:value-type="float">
            <text:p>-30.000002</text:p>
          </table:table-cell>
          <table:table-cell table:formula="of:=[.$R$3]+([.$R$2]*[.K363])" office:value-type="float" office:value="65.60500315" calcext:value-type="float">
            <text:p>65.60500315</text:p>
          </table:table-cell>
          <table:table-cell table:formula="of:=[.$S$3]+([.$S$2]*[.L363])" office:value-type="float" office:value="-23.42750105" calcext:value-type="float">
            <text:p>-23.42750105</text:p>
          </table:table-cell>
          <table:table-cell table:number-columns-repeated="99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852" calcext:value-type="float">
            <text:p>-852</text:p>
          </table:table-cell>
          <table:table-cell office:value-type="float" office:value="-424" calcext:value-type="float">
            <text:p>-424</text:p>
          </table:table-cell>
          <table:table-cell office:value-type="float" office:value="-275" calcext:value-type="float">
            <text:p>-275</text:p>
          </table:table-cell>
          <table:table-cell office:value-type="float" office:value="582" calcext:value-type="float">
            <text:p>582</text:p>
          </table:table-cell>
          <table:table-cell office:value-type="float" office:value="52" calcext:value-type="float">
            <text:p>52</text:p>
          </table:table-cell>
          <table:table-cell office:value-type="float" office:value="0.741383" calcext:value-type="float">
            <text:p>0.741383</text:p>
          </table:table-cell>
          <table:table-cell office:value-type="float" office:value="-1.25329" calcext:value-type="float">
            <text:p>-1.25329</text:p>
          </table:table-cell>
          <table:table-cell office:value-type="float" office:value="-0.623703" calcext:value-type="float">
            <text:p>-0.623703</text:p>
          </table:table-cell>
          <table:table-cell office:value-type="float" office:value="-41.250002" calcext:value-type="float">
            <text:p>-41.250002</text:p>
          </table:table-cell>
          <table:table-cell office:value-type="float" office:value="87.300003" calcext:value-type="float">
            <text:p>87.300003</text:p>
          </table:table-cell>
          <table:table-cell office:value-type="float" office:value="7.8" calcext:value-type="float">
            <text:p>7.8</text:p>
          </table:table-cell>
          <table:table-cell office:value-type="float" office:value="10.560702" calcext:value-type="float">
            <text:p>10.560702</text:p>
          </table:table-cell>
          <table:table-cell office:value-type="float" office:value="645.796408" calcext:value-type="float">
            <text:p>645.796408</text:p>
          </table:table-cell>
          <table:table-cell table:number-columns-repeated="6"/>
          <table:table-cell table:formula="of:=[.$Q$7]+([.$Q$6]*[.G364])" office:value-type="float" office:value="0.791383" calcext:value-type="float">
            <text:p>0.791383</text:p>
          </table:table-cell>
          <table:table-cell table:formula="of:=[.$R$7]+([.$R$6]*[.H364])" office:value-type="float" office:value="-1.25329" calcext:value-type="float">
            <text:p>-1.25329</text:p>
          </table:table-cell>
          <table:table-cell table:formula="of:=[.$S$7]+([.$S$6]*[.I364])" office:value-type="float" office:value="-0.623703" calcext:value-type="float">
            <text:p>-0.623703</text:p>
          </table:table-cell>
          <table:table-cell/>
          <table:table-cell table:formula="of:=[.$Q$3]+([.$Q$2]*[.J364])" office:value-type="float" office:value="-29.250002" calcext:value-type="float">
            <text:p>-29.250002</text:p>
          </table:table-cell>
          <table:table-cell table:formula="of:=[.$R$3]+([.$R$2]*[.K364])" office:value-type="float" office:value="73.16500315" calcext:value-type="float">
            <text:p>73.16500315</text:p>
          </table:table-cell>
          <table:table-cell table:formula="of:=[.$S$3]+([.$S$2]*[.L364])" office:value-type="float" office:value="3.19" calcext:value-type="float">
            <text:p>3.19</text:p>
          </table:table-cell>
          <table:table-cell table:number-columns-repeated="99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544" calcext:value-type="float">
            <text:p>-544</text:p>
          </table:table-cell>
          <table:table-cell office:value-type="float" office:value="-820" calcext:value-type="float">
            <text:p>-820</text:p>
          </table:table-cell>
          <table:table-cell office:value-type="float" office:value="-241" calcext:value-type="float">
            <text:p>-241</text:p>
          </table:table-cell>
          <table:table-cell office:value-type="float" office:value="547" calcext:value-type="float">
            <text:p>547</text:p>
          </table:table-cell>
          <table:table-cell office:value-type="float" office:value="259" calcext:value-type="float">
            <text:p>259</text:p>
          </table:table-cell>
          <table:table-cell office:value-type="float" office:value="0.364807" calcext:value-type="float">
            <text:p>0.364807</text:p>
          </table:table-cell>
          <table:table-cell office:value-type="float" office:value="-0.800223" calcext:value-type="float">
            <text:p>-0.800223</text:p>
          </table:table-cell>
          <table:table-cell office:value-type="float" office:value="-1.206218" calcext:value-type="float">
            <text:p>-1.206218</text:p>
          </table:table-cell>
          <table:table-cell office:value-type="float" office:value="-36.150001" calcext:value-type="float">
            <text:p>-36.150001</text:p>
          </table:table-cell>
          <table:table-cell office:value-type="float" office:value="82.050003" calcext:value-type="float">
            <text:p>82.050003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9.95189" calcext:value-type="float">
            <text:p>9.95189</text:p>
          </table:table-cell>
          <table:table-cell office:value-type="float" office:value="651.437641" calcext:value-type="float">
            <text:p>651.437641</text:p>
          </table:table-cell>
          <table:table-cell table:number-columns-repeated="6"/>
          <table:table-cell table:formula="of:=[.$Q$7]+([.$Q$6]*[.G365])" office:value-type="float" office:value="0.414807" calcext:value-type="float">
            <text:p>0.414807</text:p>
          </table:table-cell>
          <table:table-cell table:formula="of:=[.$R$7]+([.$R$6]*[.H365])" office:value-type="float" office:value="-0.800223" calcext:value-type="float">
            <text:p>-0.800223</text:p>
          </table:table-cell>
          <table:table-cell table:formula="of:=[.$S$7]+([.$S$6]*[.I365])" office:value-type="float" office:value="-1.206218" calcext:value-type="float">
            <text:p>-1.206218</text:p>
          </table:table-cell>
          <table:table-cell/>
          <table:table-cell table:formula="of:=[.$Q$3]+([.$Q$2]*[.J365])" office:value-type="float" office:value="-24.150001" calcext:value-type="float">
            <text:p>-24.150001</text:p>
          </table:table-cell>
          <table:table-cell table:formula="of:=[.$R$3]+([.$R$2]*[.K365])" office:value-type="float" office:value="67.65250315" calcext:value-type="float">
            <text:p>67.65250315</text:p>
          </table:table-cell>
          <table:table-cell table:formula="of:=[.$S$3]+([.$S$2]*[.L365])" office:value-type="float" office:value="35.7925021" calcext:value-type="float">
            <text:p>35.7925021</text:p>
          </table:table-cell>
          <table:table-cell table:number-columns-repeated="99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212" calcext:value-type="float">
            <text:p>-212</text:p>
          </table:table-cell>
          <table:table-cell office:value-type="float" office:value="-972" calcext:value-type="float">
            <text:p>-972</text:p>
          </table:table-cell>
          <table:table-cell office:value-type="float" office:value="-198" calcext:value-type="float">
            <text:p>-198</text:p>
          </table:table-cell>
          <table:table-cell office:value-type="float" office:value="418" calcext:value-type="float">
            <text:p>418</text:p>
          </table:table-cell>
          <table:table-cell office:value-type="float" office:value="416" calcext:value-type="float">
            <text:p>416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-0.311852" calcext:value-type="float">
            <text:p>-0.311852</text:p>
          </table:table-cell>
          <table:table-cell office:value-type="float" office:value="-1.42981" calcext:value-type="float">
            <text:p>-1.42981</text:p>
          </table:table-cell>
          <table:table-cell office:value-type="float" office:value="-29.700001" calcext:value-type="float">
            <text:p>-29.700001</text:p>
          </table:table-cell>
          <table:table-cell office:value-type="float" office:value="62.700002" calcext:value-type="float">
            <text:p>62.700002</text:p>
          </table:table-cell>
          <table:table-cell office:value-type="float" office:value="62.400002" calcext:value-type="float">
            <text:p>62.400002</text:p>
          </table:table-cell>
          <table:table-cell office:value-type="float" office:value="9.809318" calcext:value-type="float">
            <text:p>9.809318</text:p>
          </table:table-cell>
          <table:table-cell office:value-type="float" office:value="622.080381" calcext:value-type="float">
            <text:p>622.080381</text:p>
          </table:table-cell>
          <table:table-cell table:number-columns-repeated="6"/>
          <table:table-cell table:formula="of:=[.$Q$7]+([.$Q$6]*[.G366])" office:value-type="float" office:value="0.202984" calcext:value-type="float">
            <text:p>0.202984</text:p>
          </table:table-cell>
          <table:table-cell table:formula="of:=[.$R$7]+([.$R$6]*[.H366])" office:value-type="float" office:value="-0.311852" calcext:value-type="float">
            <text:p>-0.311852</text:p>
          </table:table-cell>
          <table:table-cell table:formula="of:=[.$S$7]+([.$S$6]*[.I366])" office:value-type="float" office:value="-1.42981" calcext:value-type="float">
            <text:p>-1.42981</text:p>
          </table:table-cell>
          <table:table-cell/>
          <table:table-cell table:formula="of:=[.$Q$3]+([.$Q$2]*[.J366])" office:value-type="float" office:value="-17.700001" calcext:value-type="float">
            <text:p>-17.700001</text:p>
          </table:table-cell>
          <table:table-cell table:formula="of:=[.$R$3]+([.$R$2]*[.K366])" office:value-type="float" office:value="47.3350021" calcext:value-type="float">
            <text:p>47.3350021</text:p>
          </table:table-cell>
          <table:table-cell table:formula="of:=[.$S$3]+([.$S$2]*[.L366])" office:value-type="float" office:value="60.5200021" calcext:value-type="float">
            <text:p>60.5200021</text:p>
          </table:table-cell>
          <table:table-cell table:number-columns-repeated="99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72" calcext:value-type="float">
            <text:p>272</text:p>
          </table:table-cell>
          <table:table-cell office:value-type="float" office:value="-1004" calcext:value-type="float">
            <text:p>-1004</text:p>
          </table:table-cell>
          <table:table-cell office:value-type="float" office:value="-142" calcext:value-type="float">
            <text:p>-142</text:p>
          </table:table-cell>
          <table:table-cell office:value-type="float" office:value="282" calcext:value-type="float">
            <text:p>282</text:p>
          </table:table-cell>
          <table:table-cell office:value-type="float" office:value="491" calcext:value-type="float">
            <text:p>491</text:p>
          </table:table-cell>
          <table:table-cell office:value-type="float" office:value="-0.023536" calcext:value-type="float">
            <text:p>-0.023536</text:p>
          </table:table-cell>
          <table:table-cell office:value-type="float" office:value="0.400111" calcext:value-type="float">
            <text:p>0.400111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42.300002" calcext:value-type="float">
            <text:p>42.300002</text:p>
          </table:table-cell>
          <table:table-cell office:value-type="float" office:value="73.650003" calcext:value-type="float">
            <text:p>73.650003</text:p>
          </table:table-cell>
          <table:table-cell office:value-type="float" office:value="10.202009" calcext:value-type="float">
            <text:p>10.202009</text:p>
          </table:table-cell>
          <table:table-cell office:value-type="float" office:value="583.754229" calcext:value-type="float">
            <text:p>583.754229</text:p>
          </table:table-cell>
          <table:table-cell table:number-columns-repeated="6"/>
          <table:table-cell table:formula="of:=[.$Q$7]+([.$Q$6]*[.G367])" office:value-type="float" office:value="0.026464" calcext:value-type="float">
            <text:p>0.026464</text:p>
          </table:table-cell>
          <table:table-cell table:formula="of:=[.$R$7]+([.$R$6]*[.H367])" office:value-type="float" office:value="0.400111" calcext:value-type="float">
            <text:p>0.400111</text:p>
          </table:table-cell>
          <table:table-cell table:formula="of:=[.$S$7]+([.$S$6]*[.I367])" office:value-type="float" office:value="-1.476882" calcext:value-type="float">
            <text:p>-1.476882</text:p>
          </table:table-cell>
          <table:table-cell/>
          <table:table-cell table:formula="of:=[.$Q$3]+([.$Q$2]*[.J367])" office:value-type="float" office:value="-9.300001" calcext:value-type="float">
            <text:p>-9.300001</text:p>
          </table:table-cell>
          <table:table-cell table:formula="of:=[.$R$3]+([.$R$2]*[.K367])" office:value-type="float" office:value="25.9150021" calcext:value-type="float">
            <text:p>25.9150021</text:p>
          </table:table-cell>
          <table:table-cell table:formula="of:=[.$S$3]+([.$S$2]*[.L367])" office:value-type="float" office:value="72.33250315" calcext:value-type="float">
            <text:p>72.33250315</text:p>
          </table:table-cell>
          <table:table-cell table:number-columns-repeated="997"/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680" calcext:value-type="float">
            <text:p>680</text:p>
          </table:table-cell>
          <table:table-cell office:value-type="float" office:value="-732" calcext:value-type="float">
            <text:p>-732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493" calcext:value-type="float">
            <text:p>493</text:p>
          </table:table-cell>
          <table:table-cell office:value-type="float" office:value="-0.370691" calcext:value-type="float">
            <text:p>-0.370691</text:p>
          </table:table-cell>
          <table:table-cell office:value-type="float" office:value="1.000278" calcext:value-type="float">
            <text:p>1.000278</text:p>
          </table:table-cell>
          <table:table-cell office:value-type="float" office:value="-1.07677" calcext:value-type="float">
            <text:p>-1.07677</text:p>
          </table:table-cell>
          <table:table-cell table:number-columns-repeated="2" office:value-type="float" office:value="-3.45" calcext:value-type="float">
            <text:p>-3.45</text:p>
          </table:table-cell>
          <table:table-cell office:value-type="float" office:value="73.950003" calcext:value-type="float">
            <text:p>73.950003</text:p>
          </table:table-cell>
          <table:table-cell office:value-type="float" office:value="10.104791" calcext:value-type="float">
            <text:p>10.104791</text:p>
          </table:table-cell>
          <table:table-cell office:value-type="float" office:value="494.071857" calcext:value-type="float">
            <text:p>494.071857</text:p>
          </table:table-cell>
          <table:table-cell table:number-columns-repeated="6"/>
          <table:table-cell table:formula="of:=[.$Q$7]+([.$Q$6]*[.G368])" office:value-type="float" office:value="-0.320691" calcext:value-type="float">
            <text:p>-0.320691</text:p>
          </table:table-cell>
          <table:table-cell table:formula="of:=[.$R$7]+([.$R$6]*[.H368])" office:value-type="float" office:value="1.000278" calcext:value-type="float">
            <text:p>1.000278</text:p>
          </table:table-cell>
          <table:table-cell table:formula="of:=[.$S$7]+([.$S$6]*[.I368])" office:value-type="float" office:value="-1.07677" calcext:value-type="float">
            <text:p>-1.07677</text:p>
          </table:table-cell>
          <table:table-cell/>
          <table:table-cell table:formula="of:=[.$Q$3]+([.$Q$2]*[.J368])" office:value-type="float" office:value="8.55" calcext:value-type="float">
            <text:p>8.55</text:p>
          </table:table-cell>
          <table:table-cell table:formula="of:=[.$R$3]+([.$R$2]*[.K368])" office:value-type="float" office:value="-22.1225" calcext:value-type="float">
            <text:p>-22.1225</text:p>
          </table:table-cell>
          <table:table-cell table:formula="of:=[.$S$3]+([.$S$2]*[.L368])" office:value-type="float" office:value="72.64750315" calcext:value-type="float">
            <text:p>72.64750315</text:p>
          </table:table-cell>
          <table:table-cell table:number-columns-repeated="997"/>
        </table:table-row>
        <table:table-row table:style-name="ro1">
          <table:table-cell office:value-type="float" office:value="-436" calcext:value-type="float">
            <text:p>-436</text:p>
          </table:table-cell>
          <table:table-cell office:value-type="float" office:value="928" calcext:value-type="float">
            <text:p>928</text:p>
          </table:table-cell>
          <table:table-cell office:value-type="float" office:value="-228" calcext:value-type="float">
            <text:p>-228</text:p>
          </table:table-cell>
          <table:table-cell office:value-type="float" office:value="122" calcext:value-type="float">
            <text:p>122</text:p>
          </table:table-cell>
          <table:table-cell office:value-type="float" office:value="-203" calcext:value-type="float">
            <text:p>-203</text:p>
          </table:table-cell>
          <table:table-cell office:value-type="float" office:value="360" calcext:value-type="float">
            <text:p>360</text:p>
          </table:table-cell>
          <table:table-cell office:value-type="float" office:value="-0.641355" calcext:value-type="float">
            <text:p>-0.641355</text:p>
          </table:table-cell>
          <table:table-cell office:value-type="float" office:value="1.365086" calcext:value-type="float">
            <text:p>1.365086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18.300001" calcext:value-type="float">
            <text:p>18.300001</text:p>
          </table:table-cell>
          <table:table-cell office:value-type="float" office:value="-30.450001" calcext:value-type="float">
            <text:p>-30.450001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10.30055" calcext:value-type="float">
            <text:p>10.30055</text:p>
          </table:table-cell>
          <table:table-cell office:value-type="float" office:value="430.921106" calcext:value-type="float">
            <text:p>430.921106</text:p>
          </table:table-cell>
          <table:table-cell table:number-columns-repeated="6"/>
          <table:table-cell table:formula="of:=[.$Q$7]+([.$Q$6]*[.G369])" office:value-type="float" office:value="-0.591355" calcext:value-type="float">
            <text:p>-0.591355</text:p>
          </table:table-cell>
          <table:table-cell table:formula="of:=[.$R$7]+([.$R$6]*[.H369])" office:value-type="float" office:value="1.365086" calcext:value-type="float">
            <text:p>1.365086</text:p>
          </table:table-cell>
          <table:table-cell table:formula="of:=[.$S$7]+([.$S$6]*[.I369])" office:value-type="float" office:value="-0.335387" calcext:value-type="float">
            <text:p>-0.335387</text:p>
          </table:table-cell>
          <table:table-cell/>
          <table:table-cell table:formula="of:=[.$Q$3]+([.$Q$2]*[.J369])" office:value-type="float" office:value="30.300001" calcext:value-type="float">
            <text:p>30.300001</text:p>
          </table:table-cell>
          <table:table-cell table:formula="of:=[.$R$3]+([.$R$2]*[.K369])" office:value-type="float" office:value="-50.47250105" calcext:value-type="float">
            <text:p>-50.47250105</text:p>
          </table:table-cell>
          <table:table-cell table:formula="of:=[.$S$3]+([.$S$2]*[.L369])" office:value-type="float" office:value="51.7000021" calcext:value-type="float">
            <text:p>51.7000021</text:p>
          </table:table-cell>
          <table:table-cell table:number-columns-repeated="997"/>
        </table:table-row>
        <table:table-row table:style-name="ro1">
          <table:table-cell office:value-type="float" office:value="-596" calcext:value-type="float">
            <text:p>-596</text:p>
          </table:table-cell>
          <table:table-cell office:value-type="float" office:value="996" calcext:value-type="float">
            <text:p>996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-270" calcext:value-type="float">
            <text:p>-270</text:p>
          </table:table-cell>
          <table:table-cell office:value-type="float" office:value="188" calcext:value-type="float">
            <text:p>188</text:p>
          </table:table-cell>
          <table:table-cell office:value-type="float" office:value="-0.876715" calcext:value-type="float">
            <text:p>-0.876715</text:p>
          </table:table-cell>
          <table:table-cell office:value-type="float" office:value="1.465114" calcext:value-type="float">
            <text:p>1.465114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34.050001" calcext:value-type="float">
            <text:p>34.050001</text:p>
          </table:table-cell>
          <table:table-cell office:value-type="float" office:value="-40.500002" calcext:value-type="float">
            <text:p>-40.500002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11.41238" calcext:value-type="float">
            <text:p>11.41238</text:p>
          </table:table-cell>
          <table:table-cell office:value-type="float" office:value="399.716149" calcext:value-type="float">
            <text:p>399.716149</text:p>
          </table:table-cell>
          <table:table-cell table:number-columns-repeated="6"/>
          <table:table-cell table:formula="of:=[.$Q$7]+([.$Q$6]*[.G370])" office:value-type="float" office:value="-0.826715" calcext:value-type="float">
            <text:p>-0.826715</text:p>
          </table:table-cell>
          <table:table-cell table:formula="of:=[.$R$7]+([.$R$6]*[.H370])" office:value-type="float" office:value="1.465114" calcext:value-type="float">
            <text:p>1.465114</text:p>
          </table:table-cell>
          <table:table-cell table:formula="of:=[.$S$7]+([.$S$6]*[.I370])" office:value-type="float" office:value="0.123564" calcext:value-type="float">
            <text:p>0.123564</text:p>
          </table:table-cell>
          <table:table-cell/>
          <table:table-cell table:formula="of:=[.$Q$3]+([.$Q$2]*[.J370])" office:value-type="float" office:value="46.050001" calcext:value-type="float">
            <text:p>46.050001</text:p>
          </table:table-cell>
          <table:table-cell table:formula="of:=[.$R$3]+([.$R$2]*[.K370])" office:value-type="float" office:value="-61.0250021" calcext:value-type="float">
            <text:p>-61.0250021</text:p>
          </table:table-cell>
          <table:table-cell table:formula="of:=[.$S$3]+([.$S$2]*[.L370])" office:value-type="float" office:value="24.61000105" calcext:value-type="float">
            <text:p>24.61000105</text:p>
          </table:table-cell>
          <table:table-cell table:number-columns-repeated="997"/>
        </table:table-row>
        <table:table-row table:style-name="ro1">
          <table:table-cell office:value-type="float" office:value="-428" calcext:value-type="float">
            <text:p>-428</text:p>
          </table:table-cell>
          <table:table-cell office:value-type="float" office:value="752" calcext:value-type="float">
            <text:p>752</text:p>
          </table:table-cell>
          <table:table-cell office:value-type="float" office:value="460" calcext:value-type="float">
            <text:p>460</text:p>
          </table:table-cell>
          <table:table-cell office:value-type="float" office:value="259" calcext:value-type="float">
            <text:p>259</text:p>
          </table:table-cell>
          <table:table-cell office:value-type="float" office:value="-274" calcext:value-type="float">
            <text:p>-274</text:p>
          </table:table-cell>
          <table:table-cell office:value-type="float" office:value="69" calcext:value-type="float">
            <text:p>69</text:p>
          </table:table-cell>
          <table:table-cell office:value-type="float" office:value="-0.629587" calcext:value-type="float">
            <text:p>-0.629587</text:p>
          </table:table-cell>
          <table:table-cell office:value-type="float" office:value="1.10619" calcext:value-type="float">
            <text:p>1.10619</text:p>
          </table:table-cell>
          <table:table-cell office:value-type="float" office:value="0.676659" calcext:value-type="float">
            <text:p>0.676659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-41.100002" calcext:value-type="float">
            <text:p>-41.100002</text:p>
          </table:table-cell>
          <table:table-cell office:value-type="float" office:value="10.35" calcext:value-type="float">
            <text:p>10.35</text:p>
          </table:table-cell>
          <table:table-cell office:value-type="float" office:value="9.609957" calcext:value-type="float">
            <text:p>9.609957</text:p>
          </table:table-cell>
          <table:table-cell office:value-type="float" office:value="383.298839" calcext:value-type="float">
            <text:p>383.298839</text:p>
          </table:table-cell>
          <table:table-cell table:number-columns-repeated="6"/>
          <table:table-cell table:formula="of:=[.$Q$7]+([.$Q$6]*[.G371])" office:value-type="float" office:value="-0.579587" calcext:value-type="float">
            <text:p>-0.579587</text:p>
          </table:table-cell>
          <table:table-cell table:formula="of:=[.$R$7]+([.$R$6]*[.H371])" office:value-type="float" office:value="1.10619" calcext:value-type="float">
            <text:p>1.10619</text:p>
          </table:table-cell>
          <table:table-cell table:formula="of:=[.$S$7]+([.$S$6]*[.I371])" office:value-type="float" office:value="0.676659" calcext:value-type="float">
            <text:p>0.676659</text:p>
          </table:table-cell>
          <table:table-cell/>
          <table:table-cell table:formula="of:=[.$Q$3]+([.$Q$2]*[.J371])" office:value-type="float" office:value="50.850002" calcext:value-type="float">
            <text:p>50.850002</text:p>
          </table:table-cell>
          <table:table-cell table:formula="of:=[.$R$3]+([.$R$2]*[.K371])" office:value-type="float" office:value="-61.6550021" calcext:value-type="float">
            <text:p>-61.6550021</text:p>
          </table:table-cell>
          <table:table-cell table:formula="of:=[.$S$3]+([.$S$2]*[.L371])" office:value-type="float" office:value="5.8675" calcext:value-type="float">
            <text:p>5.8675</text:p>
          </table:table-cell>
          <table:table-cell table:number-columns-repeated="997"/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488" calcext:value-type="float">
            <text:p>488</text:p>
          </table:table-cell>
          <table:table-cell office:value-type="float" office:value="896" calcext:value-type="float">
            <text:p>896</text:p>
          </table:table-cell>
          <table:table-cell office:value-type="float" office:value="235" calcext:value-type="float">
            <text:p>235</text:p>
          </table:table-cell>
          <table:table-cell office:value-type="float" office:value="-172" calcext:value-type="float">
            <text:p>-172</text:p>
          </table:table-cell>
          <table:table-cell office:value-type="float" office:value="-211" calcext:value-type="float">
            <text:p>-211</text:p>
          </table:table-cell>
          <table:table-cell office:value-type="float" office:value="-0.458951" calcext:value-type="float">
            <text:p>-0.458951</text:p>
          </table:table-cell>
          <table:table-cell office:value-type="float" office:value="0.717847" calcext:value-type="float">
            <text:p>0.717847</text:p>
          </table:table-cell>
          <table:table-cell office:value-type="float" office:value="1.318014" calcext:value-type="float">
            <text:p>1.318014</text:p>
          </table:table-cell>
          <table:table-cell office:value-type="float" office:value="35.250001" calcext:value-type="float">
            <text:p>35.250001</text:p>
          </table:table-cell>
          <table:table-cell office:value-type="float" office:value="-25.800001" calcext:value-type="float">
            <text:p>-25.800001</text:p>
          </table:table-cell>
          <table:table-cell office:value-type="float" office:value="-31.650001" calcext:value-type="float">
            <text:p>-31.650001</text:p>
          </table:table-cell>
          <table:table-cell office:value-type="float" office:value="10.462846" calcext:value-type="float">
            <text:p>10.462846</text:p>
          </table:table-cell>
          <table:table-cell office:value-type="float" office:value="359.624804" calcext:value-type="float">
            <text:p>359.624804</text:p>
          </table:table-cell>
          <table:table-cell table:number-columns-repeated="6"/>
          <table:table-cell table:formula="of:=[.$Q$7]+([.$Q$6]*[.G372])" office:value-type="float" office:value="-0.408951" calcext:value-type="float">
            <text:p>-0.408951</text:p>
          </table:table-cell>
          <table:table-cell table:formula="of:=[.$R$7]+([.$R$6]*[.H372])" office:value-type="float" office:value="0.717847" calcext:value-type="float">
            <text:p>0.717847</text:p>
          </table:table-cell>
          <table:table-cell table:formula="of:=[.$S$7]+([.$S$6]*[.I372])" office:value-type="float" office:value="1.318014" calcext:value-type="float">
            <text:p>1.318014</text:p>
          </table:table-cell>
          <table:table-cell/>
          <table:table-cell table:formula="of:=[.$Q$3]+([.$Q$2]*[.J372])" office:value-type="float" office:value="47.250001" calcext:value-type="float">
            <text:p>47.250001</text:p>
          </table:table-cell>
          <table:table-cell table:formula="of:=[.$R$3]+([.$R$2]*[.K372])" office:value-type="float" office:value="-45.59000105" calcext:value-type="float">
            <text:p>-45.59000105</text:p>
          </table:table-cell>
          <table:table-cell table:formula="of:=[.$S$3]+([.$S$2]*[.L372])" office:value-type="float" office:value="-38.23250105" calcext:value-type="float">
            <text:p>-38.23250105</text:p>
          </table:table-cell>
          <table:table-cell table:number-columns-repeated="997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56" calcext:value-type="float">
            <text:p>-56</text:p>
          </table:table-cell>
          <table:table-cell office:value-type="float" office:value="988" calcext:value-type="float">
            <text:p>988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-347" calcext:value-type="float">
            <text:p>-347</text:p>
          </table:table-cell>
          <table:table-cell office:value-type="float" office:value="-0.141216" calcext:value-type="float">
            <text:p>-0.141216</text:p>
          </table:table-cell>
          <table:table-cell office:value-type="float" office:value="-0.082376" calcext:value-type="float">
            <text:p>-0.082376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3.15" calcext:value-type="float">
            <text:p>3.15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9.750079" calcext:value-type="float">
            <text:p>9.750079</text:p>
          </table:table-cell>
          <table:table-cell office:value-type="float" office:value="385.666955" calcext:value-type="float">
            <text:p>385.666955</text:p>
          </table:table-cell>
          <table:table-cell table:number-columns-repeated="6"/>
          <table:table-cell table:formula="of:=[.$Q$7]+([.$Q$6]*[.G373])" office:value-type="float" office:value="-0.091216" calcext:value-type="float">
            <text:p>-0.091216</text:p>
          </table:table-cell>
          <table:table-cell table:formula="of:=[.$R$7]+([.$R$6]*[.H373])" office:value-type="float" office:value="-0.082376" calcext:value-type="float">
            <text:p>-0.082376</text:p>
          </table:table-cell>
          <table:table-cell table:formula="of:=[.$S$7]+([.$S$6]*[.I373])" office:value-type="float" office:value="1.453346" calcext:value-type="float">
            <text:p>1.453346</text:p>
          </table:table-cell>
          <table:table-cell/>
          <table:table-cell table:formula="of:=[.$Q$3]+([.$Q$2]*[.J373])" office:value-type="float" office:value="37.050001" calcext:value-type="float">
            <text:p>37.050001</text:p>
          </table:table-cell>
          <table:table-cell table:formula="of:=[.$R$3]+([.$R$2]*[.K373])" office:value-type="float" office:value="-15.1925" calcext:value-type="float">
            <text:p>-15.1925</text:p>
          </table:table-cell>
          <table:table-cell table:formula="of:=[.$S$3]+([.$S$2]*[.L373])" office:value-type="float" office:value="-59.6525021" calcext:value-type="float">
            <text:p>-59.6525021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8" calcext:value-type="float">
            <text:p>-168</text:p>
          </table:table-cell>
          <table:table-cell office:value-type="float" office:value="956" calcext:value-type="float">
            <text:p>956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-363" calcext:value-type="float">
            <text:p>-363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247128" calcext:value-type="float">
            <text:p>-0.247128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11.25" calcext:value-type="float">
            <text:p>11.2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9.520112" calcext:value-type="float">
            <text:p>9.520112</text:p>
          </table:table-cell>
          <table:table-cell office:value-type="float" office:value="392.145381" calcext:value-type="float">
            <text:p>392.145381</text:p>
          </table:table-cell>
          <table:table-cell table:number-columns-repeated="6"/>
          <table:table-cell table:formula="of:=[.$Q$7]+([.$Q$6]*[.G374])" office:value-type="float" office:value="0.073536" calcext:value-type="float">
            <text:p>0.073536</text:p>
          </table:table-cell>
          <table:table-cell table:formula="of:=[.$R$7]+([.$R$6]*[.H374])" office:value-type="float" office:value="-0.247128" calcext:value-type="float">
            <text:p>-0.247128</text:p>
          </table:table-cell>
          <table:table-cell table:formula="of:=[.$S$7]+([.$S$6]*[.I374])" office:value-type="float" office:value="1.406274" calcext:value-type="float">
            <text:p>1.406274</text:p>
          </table:table-cell>
          <table:table-cell/>
          <table:table-cell table:formula="of:=[.$Q$3]+([.$Q$2]*[.J374])" office:value-type="float" office:value="31.200001" calcext:value-type="float">
            <text:p>31.200001</text:p>
          </table:table-cell>
          <table:table-cell table:formula="of:=[.$R$3]+([.$R$2]*[.K374])" office:value-type="float" office:value="-6.6875" calcext:value-type="float">
            <text:p>-6.6875</text:p>
          </table:table-cell>
          <table:table-cell table:formula="of:=[.$S$3]+([.$S$2]*[.L374])" office:value-type="float" office:value="-62.1725021" calcext:value-type="float">
            <text:p>-62.1725021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40" calcext:value-type="float">
            <text:p>-140</text:p>
          </table:table-cell>
          <table:table-cell office:value-type="float" office:value="960" calcext:value-type="float">
            <text:p>960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-350" calcext:value-type="float">
            <text:p>-350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-0.20594" calcext:value-type="float">
            <text:p>-0.2059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3" calcext:value-type="float">
            <text:p>3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514049" calcext:value-type="float">
            <text:p>9.514049</text:p>
          </table:table-cell>
          <table:table-cell office:value-type="float" office:value="383.30797" calcext:value-type="float">
            <text:p>383.30797</text:p>
          </table:table-cell>
          <table:table-cell table:number-columns-repeated="6"/>
          <table:table-cell table:formula="of:=[.$Q$7]+([.$Q$6]*[.G375])" office:value-type="float" office:value="0.055884" calcext:value-type="float">
            <text:p>0.055884</text:p>
          </table:table-cell>
          <table:table-cell table:formula="of:=[.$R$7]+([.$R$6]*[.H375])" office:value-type="float" office:value="-0.20594" calcext:value-type="float">
            <text:p>-0.20594</text:p>
          </table:table-cell>
          <table:table-cell table:formula="of:=[.$S$7]+([.$S$6]*[.I375])" office:value-type="float" office:value="1.412158" calcext:value-type="float">
            <text:p>1.412158</text:p>
          </table:table-cell>
          <table:table-cell/>
          <table:table-cell table:formula="of:=[.$Q$3]+([.$Q$2]*[.J375])" office:value-type="float" office:value="35.250001" calcext:value-type="float">
            <text:p>35.250001</text:p>
          </table:table-cell>
          <table:table-cell table:formula="of:=[.$R$3]+([.$R$2]*[.K375])" office:value-type="float" office:value="-15.35" calcext:value-type="float">
            <text:p>-15.35</text:p>
          </table:table-cell>
          <table:table-cell table:formula="of:=[.$S$3]+([.$S$2]*[.L375])" office:value-type="float" office:value="-60.1250021" calcext:value-type="float">
            <text:p>-60.1250021</text:p>
          </table:table-cell>
          <table:table-cell table:number-columns-repeated="997"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200" calcext:value-type="float">
            <text:p>200</text:p>
          </table:table-cell>
          <table:table-cell office:value-type="float" office:value="972" calcext:value-type="float">
            <text:p>972</text:p>
          </table:table-cell>
          <table:table-cell office:value-type="float" office:value="226" calcext:value-type="float">
            <text:p>226</text:p>
          </table:table-cell>
          <table:table-cell office:value-type="float" office:value="-87" calcext:value-type="float">
            <text:p>-87</text:p>
          </table:table-cell>
          <table:table-cell office:value-type="float" office:value="-280" calcext:value-type="float">
            <text:p>-280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0.2942" calcext:value-type="float">
            <text:p>0.294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33.900001" calcext:value-type="float">
            <text:p>33.900001</text:p>
          </table:table-cell>
          <table:table-cell office:value-type="float" office:value="-13.050001" calcext:value-type="float">
            <text:p>-13.050001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9.912229" calcext:value-type="float">
            <text:p>9.912229</text:p>
          </table:table-cell>
          <table:table-cell office:value-type="float" office:value="370.195894" calcext:value-type="float">
            <text:p>370.195894</text:p>
          </table:table-cell>
          <table:table-cell table:number-columns-repeated="6"/>
          <table:table-cell table:formula="of:=[.$Q$7]+([.$Q$6]*[.G376])" office:value-type="float" office:value="-0.232432" calcext:value-type="float">
            <text:p>-0.232432</text:p>
          </table:table-cell>
          <table:table-cell table:formula="of:=[.$R$7]+([.$R$6]*[.H376])" office:value-type="float" office:value="0.2942" calcext:value-type="float">
            <text:p>0.2942</text:p>
          </table:table-cell>
          <table:table-cell table:formula="of:=[.$S$7]+([.$S$6]*[.I376])" office:value-type="float" office:value="1.42981" calcext:value-type="float">
            <text:p>1.42981</text:p>
          </table:table-cell>
          <table:table-cell/>
          <table:table-cell table:formula="of:=[.$Q$3]+([.$Q$2]*[.J376])" office:value-type="float" office:value="45.900001" calcext:value-type="float">
            <text:p>45.900001</text:p>
          </table:table-cell>
          <table:table-cell table:formula="of:=[.$R$3]+([.$R$2]*[.K376])" office:value-type="float" office:value="-32.20250105" calcext:value-type="float">
            <text:p>-32.20250105</text:p>
          </table:table-cell>
          <table:table-cell table:formula="of:=[.$S$3]+([.$S$2]*[.L376])" office:value-type="float" office:value="-49.1000021" calcext:value-type="float">
            <text:p>-49.1000021</text:p>
          </table:table-cell>
          <table:table-cell table:number-columns-repeated="997"/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428" calcext:value-type="float">
            <text:p>428</text:p>
          </table:table-cell>
          <table:table-cell office:value-type="float" office:value="872" calcext:value-type="float">
            <text:p>872</text:p>
          </table:table-cell>
          <table:table-cell office:value-type="float" office:value="290" calcext:value-type="float">
            <text:p>290</text:p>
          </table:table-cell>
          <table:table-cell office:value-type="float" office:value="-163" calcext:value-type="float">
            <text:p>-163</text:p>
          </table:table-cell>
          <table:table-cell office:value-type="float" office:value="-164" calcext:value-type="float">
            <text:p>-164</text:p>
          </table:table-cell>
          <table:table-cell office:value-type="float" office:value="-0.570747" calcext:value-type="float">
            <text:p>-0.570747</text:p>
          </table:table-cell>
          <table:table-cell office:value-type="float" office:value="0.629587" calcext:value-type="float">
            <text:p>0.629587</text:p>
          </table:table-cell>
          <table:table-cell office:value-type="float" office:value="1.28271" calcext:value-type="float">
            <text:p>1.28271</text:p>
          </table:table-cell>
          <table:table-cell office:value-type="float" office:value="43.500002" calcext:value-type="float">
            <text:p>43.500002</text:p>
          </table:table-cell>
          <table:table-cell office:value-type="float" office:value="-24.450001" calcext:value-type="float">
            <text:p>-24.450001</text:p>
          </table:table-cell>
          <table:table-cell office:value-type="float" office:value="-24.600001" calcext:value-type="float">
            <text:p>-24.600001</text:p>
          </table:table-cell>
          <table:table-cell office:value-type="float" office:value="10.257738" calcext:value-type="float">
            <text:p>10.257738</text:p>
          </table:table-cell>
          <table:table-cell office:value-type="float" office:value="370.89756" calcext:value-type="float">
            <text:p>370.89756</text:p>
          </table:table-cell>
          <table:table-cell table:number-columns-repeated="6"/>
          <table:table-cell table:formula="of:=[.$Q$7]+([.$Q$6]*[.G377])" office:value-type="float" office:value="-0.520747" calcext:value-type="float">
            <text:p>-0.520747</text:p>
          </table:table-cell>
          <table:table-cell table:formula="of:=[.$R$7]+([.$R$6]*[.H377])" office:value-type="float" office:value="0.629587" calcext:value-type="float">
            <text:p>0.629587</text:p>
          </table:table-cell>
          <table:table-cell table:formula="of:=[.$S$7]+([.$S$6]*[.I377])" office:value-type="float" office:value="1.28271" calcext:value-type="float">
            <text:p>1.28271</text:p>
          </table:table-cell>
          <table:table-cell/>
          <table:table-cell table:formula="of:=[.$Q$3]+([.$Q$2]*[.J377])" office:value-type="float" office:value="55.500002" calcext:value-type="float">
            <text:p>55.500002</text:p>
          </table:table-cell>
          <table:table-cell table:formula="of:=[.$R$3]+([.$R$2]*[.K377])" office:value-type="float" office:value="-44.17250105" calcext:value-type="float">
            <text:p>-44.17250105</text:p>
          </table:table-cell>
          <table:table-cell table:formula="of:=[.$S$3]+([.$S$2]*[.L377])" office:value-type="float" office:value="-30.83000105" calcext:value-type="float">
            <text:p>-30.83000105</text:p>
          </table:table-cell>
          <table:table-cell table:number-columns-repeated="997"/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688" calcext:value-type="float">
            <text:p>688</text:p>
          </table:table-cell>
          <table:table-cell office:value-type="float" office:value="728" calcext:value-type="float">
            <text:p>728</text:p>
          </table:table-cell>
          <table:table-cell office:value-type="float" office:value="292" calcext:value-type="float">
            <text:p>292</text:p>
          </table:table-cell>
          <table:table-cell office:value-type="float" office:value="-222" calcext:value-type="float">
            <text:p>-222</text:p>
          </table:table-cell>
          <table:table-cell office:value-type="float" office:value="-58" calcext:value-type="float">
            <text:p>-58</text:p>
          </table:table-cell>
          <table:table-cell office:value-type="float" office:value="-0.694311" calcext:value-type="float">
            <text:p>-0.694311</text:p>
          </table:table-cell>
          <table:table-cell office:value-type="float" office:value="1.012046" calcext:value-type="float">
            <text:p>1.012046</text:p>
          </table:table-cell>
          <table:table-cell office:value-type="float" office:value="1.070886" calcext:value-type="float">
            <text:p>1.070886</text:p>
          </table:table-cell>
          <table:table-cell office:value-type="float" office:value="43.800002" calcext:value-type="float">
            <text:p>43.800002</text:p>
          </table:table-cell>
          <table:table-cell office:value-type="float" office:value="-33.300001" calcext:value-type="float">
            <text:p>-33.300001</text:p>
          </table:table-cell>
          <table:table-cell office:value-type="float" office:value="-8.7" calcext:value-type="float">
            <text:p>-8.7</text:p>
          </table:table-cell>
          <table:table-cell office:value-type="float" office:value="10.858899" calcext:value-type="float">
            <text:p>10.858899</text:p>
          </table:table-cell>
          <table:table-cell office:value-type="float" office:value="371.36505" calcext:value-type="float">
            <text:p>371.36505</text:p>
          </table:table-cell>
          <table:table-cell table:number-columns-repeated="6"/>
          <table:table-cell table:formula="of:=[.$Q$7]+([.$Q$6]*[.G378])" office:value-type="float" office:value="-0.644311" calcext:value-type="float">
            <text:p>-0.644311</text:p>
          </table:table-cell>
          <table:table-cell table:formula="of:=[.$R$7]+([.$R$6]*[.H378])" office:value-type="float" office:value="1.012046" calcext:value-type="float">
            <text:p>1.012046</text:p>
          </table:table-cell>
          <table:table-cell table:formula="of:=[.$S$7]+([.$S$6]*[.I378])" office:value-type="float" office:value="1.070886" calcext:value-type="float">
            <text:p>1.070886</text:p>
          </table:table-cell>
          <table:table-cell/>
          <table:table-cell table:formula="of:=[.$Q$3]+([.$Q$2]*[.J378])" office:value-type="float" office:value="55.800002" calcext:value-type="float">
            <text:p>55.800002</text:p>
          </table:table-cell>
          <table:table-cell table:formula="of:=[.$R$3]+([.$R$2]*[.K378])" office:value-type="float" office:value="-53.46500105" calcext:value-type="float">
            <text:p>-53.46500105</text:p>
          </table:table-cell>
          <table:table-cell table:formula="of:=[.$S$3]+([.$S$2]*[.L378])" office:value-type="float" office:value="-14.135" calcext:value-type="float">
            <text:p>-14.135</text:p>
          </table:table-cell>
          <table:table-cell table:number-columns-repeated="997"/>
        </table:table-row>
        <table:table-row table:style-name="ro1">
          <table:table-cell office:value-type="float" office:value="-512" calcext:value-type="float">
            <text:p>-512</text:p>
          </table:table-cell>
          <table:table-cell office:value-type="float" office:value="932" calcext:value-type="float">
            <text:p>932</text:p>
          </table:table-cell>
          <table:table-cell office:value-type="float" office:value="464" calcext:value-type="float">
            <text:p>464</text:p>
          </table:table-cell>
          <table:table-cell office:value-type="float" office:value="311" calcext:value-type="float">
            <text:p>311</text:p>
          </table:table-cell>
          <table:table-cell office:value-type="float" office:value="-221" calcext:value-type="float">
            <text:p>-221</text:p>
          </table:table-cell>
          <table:table-cell office:value-type="float" office:value="60" calcext:value-type="float">
            <text:p>60</text:p>
          </table:table-cell>
          <table:table-cell office:value-type="float" office:value="-0.753151" calcext:value-type="float">
            <text:p>-0.753151</text:p>
          </table:table-cell>
          <table:table-cell office:value-type="float" office:value="1.37097" calcext:value-type="float">
            <text:p>1.37097</text:p>
          </table:table-cell>
          <table:table-cell office:value-type="float" office:value="0.682543" calcext:value-type="float">
            <text:p>0.682543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33.150001" calcext:value-type="float">
            <text:p>-33.150001</text:p>
          </table:table-cell>
          <table:table-cell office:value-type="float" office:value="9" calcext:value-type="float">
            <text:p>9</text:p>
          </table:table-cell>
          <table:table-cell office:value-type="float" office:value="11.377676" calcext:value-type="float">
            <text:p>11.377676</text:p>
          </table:table-cell>
          <table:table-cell office:value-type="float" office:value="386.214966" calcext:value-type="float">
            <text:p>386.214966</text:p>
          </table:table-cell>
          <table:table-cell table:number-columns-repeated="6"/>
          <table:table-cell table:formula="of:=[.$Q$7]+([.$Q$6]*[.G379])" office:value-type="float" office:value="-0.703151" calcext:value-type="float">
            <text:p>-0.703151</text:p>
          </table:table-cell>
          <table:table-cell table:formula="of:=[.$R$7]+([.$R$6]*[.H379])" office:value-type="float" office:value="1.37097" calcext:value-type="float">
            <text:p>1.37097</text:p>
          </table:table-cell>
          <table:table-cell table:formula="of:=[.$S$7]+([.$S$6]*[.I379])" office:value-type="float" office:value="0.682543" calcext:value-type="float">
            <text:p>0.682543</text:p>
          </table:table-cell>
          <table:table-cell/>
          <table:table-cell table:formula="of:=[.$Q$3]+([.$Q$2]*[.J379])" office:value-type="float" office:value="58.650002" calcext:value-type="float">
            <text:p>58.650002</text:p>
          </table:table-cell>
          <table:table-cell table:formula="of:=[.$R$3]+([.$R$2]*[.K379])" office:value-type="float" office:value="-53.30750105" calcext:value-type="float">
            <text:p>-53.30750105</text:p>
          </table:table-cell>
          <table:table-cell table:formula="of:=[.$S$3]+([.$S$2]*[.L379])" office:value-type="float" office:value="4.45" calcext:value-type="float">
            <text:p>4.45</text:p>
          </table:table-cell>
          <table:table-cell table:number-columns-repeated="997"/>
        </table:table-row>
        <table:table-row table:style-name="ro1">
          <table:table-cell office:value-type="float" office:value="-672" calcext:value-type="float">
            <text:p>-672</text:p>
          </table:table-cell>
          <table:table-cell office:value-type="float" office:value="832" calcext:value-type="float">
            <text:p>832</text:p>
          </table:table-cell>
          <table:table-cell office:value-type="float" office:value="104" calcext:value-type="float">
            <text:p>104</text:p>
          </table:table-cell>
          <table:table-cell office:value-type="float" office:value="326" calcext:value-type="float">
            <text:p>326</text:p>
          </table:table-cell>
          <table:table-cell office:value-type="float" office:value="-164" calcext:value-type="float">
            <text:p>-164</text:p>
          </table:table-cell>
          <table:table-cell office:value-type="float" office:value="190" calcext:value-type="float">
            <text:p>190</text:p>
          </table:table-cell>
          <table:table-cell office:value-type="float" office:value="-0.98851" calcext:value-type="float">
            <text:p>-0.98851</text:p>
          </table:table-cell>
          <table:table-cell office:value-type="float" office:value="1.22387" calcext:value-type="float">
            <text:p>1.22387</text:p>
          </table:table-cell>
          <table:table-cell office:value-type="float" office:value="0.152984" calcext:value-type="float">
            <text:p>0.152984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-24.600001" calcext:value-type="float">
            <text:p>-24.600001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10.537582" calcext:value-type="float">
            <text:p>10.537582</text:p>
          </table:table-cell>
          <table:table-cell office:value-type="float" office:value="411.426786" calcext:value-type="float">
            <text:p>411.426786</text:p>
          </table:table-cell>
          <table:table-cell table:number-columns-repeated="6"/>
          <table:table-cell table:formula="of:=[.$Q$7]+([.$Q$6]*[.G380])" office:value-type="float" office:value="-0.93851" calcext:value-type="float">
            <text:p>-0.93851</text:p>
          </table:table-cell>
          <table:table-cell table:formula="of:=[.$R$7]+([.$R$6]*[.H380])" office:value-type="float" office:value="1.22387" calcext:value-type="float">
            <text:p>1.22387</text:p>
          </table:table-cell>
          <table:table-cell table:formula="of:=[.$S$7]+([.$S$6]*[.I380])" office:value-type="float" office:value="0.152984" calcext:value-type="float">
            <text:p>0.152984</text:p>
          </table:table-cell>
          <table:table-cell/>
          <table:table-cell table:formula="of:=[.$Q$3]+([.$Q$2]*[.J380])" office:value-type="float" office:value="60.900002" calcext:value-type="float">
            <text:p>60.900002</text:p>
          </table:table-cell>
          <table:table-cell table:formula="of:=[.$R$3]+([.$R$2]*[.K380])" office:value-type="float" office:value="-44.33000105" calcext:value-type="float">
            <text:p>-44.33000105</text:p>
          </table:table-cell>
          <table:table-cell table:formula="of:=[.$S$3]+([.$S$2]*[.L380])" office:value-type="float" office:value="24.92500105" calcext:value-type="float">
            <text:p>24.92500105</text:p>
          </table:table-cell>
          <table:table-cell table:number-columns-repeated="997"/>
        </table:table-row>
        <table:table-row table:style-name="ro1">
          <table:table-cell office:value-type="float" office:value="-668" calcext:value-type="float">
            <text:p>-668</text:p>
          </table:table-cell>
          <table:table-cell office:value-type="float" office:value="828" calcext:value-type="float">
            <text:p>828</text:p>
          </table:table-cell>
          <table:table-cell office:value-type="float" office:value="-224" calcext:value-type="float">
            <text:p>-224</text:p>
          </table:table-cell>
          <table:table-cell office:value-type="float" office:value="284" calcext:value-type="float">
            <text:p>284</text:p>
          </table:table-cell>
          <table:table-cell office:value-type="float" office:value="-63" calcext:value-type="float">
            <text:p>-63</text:p>
          </table:table-cell>
          <table:table-cell office:value-type="float" office:value="337" calcext:value-type="float">
            <text:p>337</text:p>
          </table:table-cell>
          <table:table-cell office:value-type="float" office:value="-0.982626" calcext:value-type="float">
            <text:p>-0.982626</text:p>
          </table:table-cell>
          <table:table-cell office:value-type="float" office:value="1.217986" calcext:value-type="float">
            <text:p>1.217986</text:p>
          </table:table-cell>
          <table:table-cell office:value-type="float" office:value="-0.329503" calcext:value-type="float">
            <text:p>-0.329503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9.45" calcext:value-type="float">
            <text:p>-9.45</text:p>
          </table:table-cell>
          <table:table-cell office:value-type="float" office:value="50.550002" calcext:value-type="float">
            <text:p>50.550002</text:p>
          </table:table-cell>
          <table:table-cell office:value-type="float" office:value="10.661702" calcext:value-type="float">
            <text:p>10.661702</text:p>
          </table:table-cell>
          <table:table-cell office:value-type="float" office:value="445.189847" calcext:value-type="float">
            <text:p>445.189847</text:p>
          </table:table-cell>
          <table:table-cell table:number-columns-repeated="6"/>
          <table:table-cell table:formula="of:=[.$Q$7]+([.$Q$6]*[.G381])" office:value-type="float" office:value="-0.932626" calcext:value-type="float">
            <text:p>-0.932626</text:p>
          </table:table-cell>
          <table:table-cell table:formula="of:=[.$R$7]+([.$R$6]*[.H381])" office:value-type="float" office:value="1.217986" calcext:value-type="float">
            <text:p>1.217986</text:p>
          </table:table-cell>
          <table:table-cell table:formula="of:=[.$S$7]+([.$S$6]*[.I381])" office:value-type="float" office:value="-0.329503" calcext:value-type="float">
            <text:p>-0.329503</text:p>
          </table:table-cell>
          <table:table-cell/>
          <table:table-cell table:formula="of:=[.$Q$3]+([.$Q$2]*[.J381])" office:value-type="float" office:value="54.600002" calcext:value-type="float">
            <text:p>54.600002</text:p>
          </table:table-cell>
          <table:table-cell table:formula="of:=[.$R$3]+([.$R$2]*[.K381])" office:value-type="float" office:value="-28.4225" calcext:value-type="float">
            <text:p>-28.4225</text:p>
          </table:table-cell>
          <table:table-cell table:formula="of:=[.$S$3]+([.$S$2]*[.L381])" office:value-type="float" office:value="48.0775021" calcext:value-type="float">
            <text:p>48.0775021</text:p>
          </table:table-cell>
          <table:table-cell table:number-columns-repeated="997"/>
        </table:table-row>
        <table:table-row table:style-name="ro1">
          <table:table-cell office:value-type="float" office:value="-544" calcext:value-type="float">
            <text:p>-544</text:p>
          </table:table-cell>
          <table:table-cell office:value-type="float" office:value="412" calcext:value-type="float">
            <text:p>412</text:p>
          </table:table-cell>
          <table:table-cell office:value-type="float" office:value="-832" calcext:value-type="float">
            <text:p>-83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464" calcext:value-type="float">
            <text:p>464</text:p>
          </table:table-cell>
          <table:table-cell office:value-type="float" office:value="-0.800223" calcext:value-type="float">
            <text:p>-0.800223</text:p>
          </table:table-cell>
          <table:table-cell office:value-type="float" office:value="0.606051" calcext:value-type="float">
            <text:p>0.606051</text:p>
          </table:table-cell>
          <table:table-cell office:value-type="float" office:value="-1.22387" calcext:value-type="float">
            <text:p>-1.22387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10.5" calcext:value-type="float">
            <text:p>10.5</text:p>
          </table:table-cell>
          <table:table-cell office:value-type="float" office:value="69.600003" calcext:value-type="float">
            <text:p>69.600003</text:p>
          </table:table-cell>
          <table:table-cell office:value-type="float" office:value="10.552539" calcext:value-type="float">
            <text:p>10.552539</text:p>
          </table:table-cell>
          <table:table-cell office:value-type="float" office:value="491.438704" calcext:value-type="float">
            <text:p>491.438704</text:p>
          </table:table-cell>
          <table:table-cell table:number-columns-repeated="6"/>
          <table:table-cell table:formula="of:=[.$Q$7]+([.$Q$6]*[.G382])" office:value-type="float" office:value="-0.750223" calcext:value-type="float">
            <text:p>-0.750223</text:p>
          </table:table-cell>
          <table:table-cell table:formula="of:=[.$R$7]+([.$R$6]*[.H382])" office:value-type="float" office:value="0.606051" calcext:value-type="float">
            <text:p>0.606051</text:p>
          </table:table-cell>
          <table:table-cell table:formula="of:=[.$S$7]+([.$S$6]*[.I382])" office:value-type="float" office:value="-1.22387" calcext:value-type="float">
            <text:p>-1.22387</text:p>
          </table:table-cell>
          <table:table-cell/>
          <table:table-cell table:formula="of:=[.$Q$3]+([.$Q$2]*[.J382])" office:value-type="float" office:value="33.900001" calcext:value-type="float">
            <text:p>33.900001</text:p>
          </table:table-cell>
          <table:table-cell table:formula="of:=[.$R$3]+([.$R$2]*[.K382])" office:value-type="float" office:value="-7.475" calcext:value-type="float">
            <text:p>-7.475</text:p>
          </table:table-cell>
          <table:table-cell table:formula="of:=[.$S$3]+([.$S$2]*[.L382])" office:value-type="float" office:value="68.08000315" calcext:value-type="float">
            <text:p>68.08000315</text:p>
          </table:table-cell>
          <table:table-cell table:number-columns-repeated="997"/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236" calcext:value-type="float">
            <text:p>236</text:p>
          </table:table-cell>
          <table:table-cell office:value-type="float" office:value="-1036" calcext:value-type="float">
            <text:p>-1036</text:p>
          </table:table-cell>
          <table:table-cell office:value-type="float" office:value="-83" calcext:value-type="float">
            <text:p>-83</text:p>
          </table:table-cell>
          <table:table-cell office:value-type="float" office:value="287" calcext:value-type="float">
            <text:p>287</text:p>
          </table:table-cell>
          <table:table-cell office:value-type="float" office:value="493" calcext:value-type="float">
            <text:p>493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0.347155" calcext:value-type="float">
            <text:p>0.347155</text:p>
          </table:table-cell>
          <table:table-cell office:value-type="float" office:value="-1.523954" calcext:value-type="float">
            <text:p>-1.523954</text:p>
          </table:table-cell>
          <table:table-cell office:value-type="float" office:value="-12.45" calcext:value-type="float">
            <text:p>-12.45</text:p>
          </table:table-cell>
          <table:table-cell office:value-type="float" office:value="43.050002" calcext:value-type="float">
            <text:p>43.050002</text:p>
          </table:table-cell>
          <table:table-cell office:value-type="float" office:value="73.950003" calcext:value-type="float">
            <text:p>73.950003</text:p>
          </table:table-cell>
          <table:table-cell office:value-type="float" office:value="10.657154" calcext:value-type="float">
            <text:p>10.657154</text:p>
          </table:table-cell>
          <table:table-cell office:value-type="float" office:value="576.460753" calcext:value-type="float">
            <text:p>576.460753</text:p>
          </table:table-cell>
          <table:table-cell table:number-columns-repeated="6"/>
          <table:table-cell table:formula="of:=[.$Q$7]+([.$Q$6]*[.G383])" office:value-type="float" office:value="-0.285387" calcext:value-type="float">
            <text:p>-0.285387</text:p>
          </table:table-cell>
          <table:table-cell table:formula="of:=[.$R$7]+([.$R$6]*[.H383])" office:value-type="float" office:value="0.347155" calcext:value-type="float">
            <text:p>0.347155</text:p>
          </table:table-cell>
          <table:table-cell table:formula="of:=[.$S$7]+([.$S$6]*[.I383])" office:value-type="float" office:value="-1.523954" calcext:value-type="float">
            <text:p>-1.523954</text:p>
          </table:table-cell>
          <table:table-cell/>
          <table:table-cell table:formula="of:=[.$Q$3]+([.$Q$2]*[.J383])" office:value-type="float" office:value="-0.449999999999999" calcext:value-type="float">
            <text:p>-0.449999999999999</text:p>
          </table:table-cell>
          <table:table-cell table:formula="of:=[.$R$3]+([.$R$2]*[.K383])" office:value-type="float" office:value="26.7025021" calcext:value-type="float">
            <text:p>26.7025021</text:p>
          </table:table-cell>
          <table:table-cell table:formula="of:=[.$S$3]+([.$S$2]*[.L383])" office:value-type="float" office:value="72.64750315" calcext:value-type="float">
            <text:p>72.64750315</text:p>
          </table:table-cell>
          <table:table-cell table:number-columns-repeated="99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84" calcext:value-type="float">
            <text:p>-484</text:p>
          </table:table-cell>
          <table:table-cell office:value-type="float" office:value="-716" calcext:value-type="float">
            <text:p>-716</text:p>
          </table:table-cell>
          <table:table-cell office:value-type="float" office:value="-277" calcext:value-type="float">
            <text:p>-277</text:p>
          </table:table-cell>
          <table:table-cell office:value-type="float" office:value="530" calcext:value-type="float">
            <text:p>530</text:p>
          </table:table-cell>
          <table:table-cell office:value-type="float" office:value="252" calcext:value-type="float">
            <text:p>252</text:p>
          </table:table-cell>
          <table:table-cell office:value-type="float" office:value="0.347155" calcext:value-type="float">
            <text:p>0.347155</text:p>
          </table:table-cell>
          <table:table-cell office:value-type="float" office:value="-0.711963" calcext:value-type="float">
            <text:p>-0.711963</text:p>
          </table:table-cell>
          <table:table-cell office:value-type="float" office:value="-1.053234" calcext:value-type="float">
            <text:p>-1.053234</text:p>
          </table:table-cell>
          <table:table-cell office:value-type="float" office:value="-41.550002" calcext:value-type="float">
            <text:p>-41.550002</text:p>
          </table:table-cell>
          <table:table-cell office:value-type="float" office:value="79.500003" calcext:value-type="float">
            <text:p>79.500003</text:p>
          </table:table-cell>
          <table:table-cell office:value-type="float" office:value="37.800002" calcext:value-type="float">
            <text:p>37.800002</text:p>
          </table:table-cell>
          <table:table-cell office:value-type="float" office:value="8.78562" calcext:value-type="float">
            <text:p>8.78562</text:p>
          </table:table-cell>
          <table:table-cell office:value-type="float" office:value="648.94761" calcext:value-type="float">
            <text:p>648.94761</text:p>
          </table:table-cell>
          <table:table-cell table:number-columns-repeated="6"/>
          <table:table-cell table:formula="of:=[.$Q$7]+([.$Q$6]*[.G384])" office:value-type="float" office:value="0.397155" calcext:value-type="float">
            <text:p>0.397155</text:p>
          </table:table-cell>
          <table:table-cell table:formula="of:=[.$R$7]+([.$R$6]*[.H384])" office:value-type="float" office:value="-0.711963" calcext:value-type="float">
            <text:p>-0.711963</text:p>
          </table:table-cell>
          <table:table-cell table:formula="of:=[.$S$7]+([.$S$6]*[.I384])" office:value-type="float" office:value="-1.053234" calcext:value-type="float">
            <text:p>-1.053234</text:p>
          </table:table-cell>
          <table:table-cell/>
          <table:table-cell table:formula="of:=[.$Q$3]+([.$Q$2]*[.J384])" office:value-type="float" office:value="-29.550002" calcext:value-type="float">
            <text:p>-29.550002</text:p>
          </table:table-cell>
          <table:table-cell table:formula="of:=[.$R$3]+([.$R$2]*[.K384])" office:value-type="float" office:value="64.97500315" calcext:value-type="float">
            <text:p>64.97500315</text:p>
          </table:table-cell>
          <table:table-cell table:formula="of:=[.$S$3]+([.$S$2]*[.L384])" office:value-type="float" office:value="34.6900021" calcext:value-type="float">
            <text:p>34.6900021</text:p>
          </table:table-cell>
          <table:table-cell table:number-columns-repeated="99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816" calcext:value-type="float">
            <text:p>-816</text:p>
          </table:table-cell>
          <table:table-cell office:value-type="float" office:value="-496" calcext:value-type="float">
            <text:p>-496</text:p>
          </table:table-cell>
          <table:table-cell office:value-type="float" office:value="-326" calcext:value-type="float">
            <text:p>-326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float" office:value="0.653123" calcext:value-type="float">
            <text:p>0.653123</text:p>
          </table:table-cell>
          <table:table-cell office:value-type="float" office:value="-1.200334" calcext:value-type="float">
            <text:p>-1.200334</text:p>
          </table:table-cell>
          <table:table-cell office:value-type="float" office:value="-0.729615" calcext:value-type="float">
            <text:p>-0.729615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81.300003" calcext:value-type="float">
            <text:p>81.300003</text:p>
          </table:table-cell>
          <table:table-cell office:value-type="float" office:value="0.3" calcext:value-type="float">
            <text:p>0.3</text:p>
          </table:table-cell>
          <table:table-cell office:value-type="float" office:value="10.32733" calcext:value-type="float">
            <text:p>10.32733</text:p>
          </table:table-cell>
          <table:table-cell office:value-type="float" office:value="632.490316" calcext:value-type="float">
            <text:p>632.490316</text:p>
          </table:table-cell>
          <table:table-cell table:number-columns-repeated="6"/>
          <table:table-cell table:formula="of:=[.$Q$7]+([.$Q$6]*[.G385])" office:value-type="float" office:value="0.703123" calcext:value-type="float">
            <text:p>0.703123</text:p>
          </table:table-cell>
          <table:table-cell table:formula="of:=[.$R$7]+([.$R$6]*[.H385])" office:value-type="float" office:value="-1.200334" calcext:value-type="float">
            <text:p>-1.200334</text:p>
          </table:table-cell>
          <table:table-cell table:formula="of:=[.$S$7]+([.$S$6]*[.I385])" office:value-type="float" office:value="-0.729615" calcext:value-type="float">
            <text:p>-0.729615</text:p>
          </table:table-cell>
          <table:table-cell/>
          <table:table-cell table:formula="of:=[.$Q$3]+([.$Q$2]*[.J385])" office:value-type="float" office:value="-36.900002" calcext:value-type="float">
            <text:p>-36.900002</text:p>
          </table:table-cell>
          <table:table-cell table:formula="of:=[.$R$3]+([.$R$2]*[.K385])" office:value-type="float" office:value="66.86500315" calcext:value-type="float">
            <text:p>66.86500315</text:p>
          </table:table-cell>
          <table:table-cell table:formula="of:=[.$S$3]+([.$S$2]*[.L385])" office:value-type="float" office:value="-4.685" calcext:value-type="float">
            <text:p>-4.685</text:p>
          </table:table-cell>
          <table:table-cell table:number-columns-repeated="99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840" calcext:value-type="float">
            <text:p>-840</text:p>
          </table:table-cell>
          <table:table-cell office:value-type="float" office:value="148" calcext:value-type="float">
            <text:p>148</text:p>
          </table:table-cell>
          <table:table-cell office:value-type="float" office:value="-279" calcext:value-type="float">
            <text:p>-279</text:p>
          </table:table-cell>
          <table:table-cell office:value-type="float" office:value="480" calcext:value-type="float">
            <text:p>480</text:p>
          </table:table-cell>
          <table:table-cell office:value-type="float" office:value="-185" calcext:value-type="float">
            <text:p>-185</text:p>
          </table:table-cell>
          <table:table-cell office:value-type="float" office:value="0.806107" calcext:value-type="float">
            <text:p>0.806107</text:p>
          </table:table-cell>
          <table:table-cell office:value-type="float" office:value="-1.235638" calcext:value-type="float">
            <text:p>-1.235638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-41.850002" calcext:value-type="float">
            <text:p>-41.850002</text:p>
          </table:table-cell>
          <table:table-cell office:value-type="float" office:value="72.000003" calcext:value-type="float">
            <text:p>72.000003</text:p>
          </table:table-cell>
          <table:table-cell office:value-type="float" office:value="-27.750001" calcext:value-type="float">
            <text:p>-27.750001</text:p>
          </table:table-cell>
          <table:table-cell office:value-type="float" office:value="9.942067" calcext:value-type="float">
            <text:p>9.942067</text:p>
          </table:table-cell>
          <table:table-cell office:value-type="float" office:value="585.205947" calcext:value-type="float">
            <text:p>585.205947</text:p>
          </table:table-cell>
          <table:table-cell table:number-columns-repeated="6"/>
          <table:table-cell table:formula="of:=[.$Q$7]+([.$Q$6]*[.G386])" office:value-type="float" office:value="0.856107" calcext:value-type="float">
            <text:p>0.856107</text:p>
          </table:table-cell>
          <table:table-cell table:formula="of:=[.$R$7]+([.$R$6]*[.H386])" office:value-type="float" office:value="-1.235638" calcext:value-type="float">
            <text:p>-1.235638</text:p>
          </table:table-cell>
          <table:table-cell table:formula="of:=[.$S$7]+([.$S$6]*[.I386])" office:value-type="float" office:value="0.217708" calcext:value-type="float">
            <text:p>0.217708</text:p>
          </table:table-cell>
          <table:table-cell/>
          <table:table-cell table:formula="of:=[.$Q$3]+([.$Q$2]*[.J386])" office:value-type="float" office:value="-29.850002" calcext:value-type="float">
            <text:p>-29.850002</text:p>
          </table:table-cell>
          <table:table-cell table:formula="of:=[.$R$3]+([.$R$2]*[.K386])" office:value-type="float" office:value="57.10000315" calcext:value-type="float">
            <text:p>57.10000315</text:p>
          </table:table-cell>
          <table:table-cell table:formula="of:=[.$S$3]+([.$S$2]*[.L386])" office:value-type="float" office:value="-34.13750105" calcext:value-type="float">
            <text:p>-34.13750105</text:p>
          </table:table-cell>
          <table:table-cell table:number-columns-repeated="99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748" calcext:value-type="float">
            <text:p>-748</text:p>
          </table:table-cell>
          <table:table-cell office:value-type="float" office:value="436" calcext:value-type="float">
            <text:p>436</text:p>
          </table:table-cell>
          <table:table-cell office:value-type="float" office:value="-167" calcext:value-type="float">
            <text:p>-167</text:p>
          </table:table-cell>
          <table:table-cell office:value-type="float" office:value="350" calcext:value-type="float">
            <text:p>350</text:p>
          </table:table-cell>
          <table:table-cell office:value-type="float" office:value="-327" calcext:value-type="float">
            <text:p>-327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-1.100306" calcext:value-type="float">
            <text:p>-1.100306</text:p>
          </table:table-cell>
          <table:table-cell office:value-type="float" office:value="0.641355" calcext:value-type="float">
            <text:p>0.641355</text:p>
          </table:table-cell>
          <table:table-cell office:value-type="float" office:value="-25.050001" calcext:value-type="float">
            <text:p>-25.050001</text:p>
          </table:table-cell>
          <table:table-cell office:value-type="float" office:value="52.500002" calcext:value-type="float">
            <text:p>52.500002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9.904232" calcext:value-type="float">
            <text:p>9.904232</text:p>
          </table:table-cell>
          <table:table-cell office:value-type="float" office:value="507.265217" calcext:value-type="float">
            <text:p>507.265217</text:p>
          </table:table-cell>
          <table:table-cell table:number-columns-repeated="6"/>
          <table:table-cell table:formula="of:=[.$Q$7]+([.$Q$6]*[.G387])" office:value-type="float" office:value="0.814919" calcext:value-type="float">
            <text:p>0.814919</text:p>
          </table:table-cell>
          <table:table-cell table:formula="of:=[.$R$7]+([.$R$6]*[.H387])" office:value-type="float" office:value="-1.100306" calcext:value-type="float">
            <text:p>-1.100306</text:p>
          </table:table-cell>
          <table:table-cell table:formula="of:=[.$S$7]+([.$S$6]*[.I387])" office:value-type="float" office:value="0.641355" calcext:value-type="float">
            <text:p>0.641355</text:p>
          </table:table-cell>
          <table:table-cell/>
          <table:table-cell table:formula="of:=[.$Q$3]+([.$Q$2]*[.J387])" office:value-type="float" office:value="-13.050001" calcext:value-type="float">
            <text:p>-13.050001</text:p>
          </table:table-cell>
          <table:table-cell table:formula="of:=[.$R$3]+([.$R$2]*[.K387])" office:value-type="float" office:value="36.6250021" calcext:value-type="float">
            <text:p>36.6250021</text:p>
          </table:table-cell>
          <table:table-cell table:formula="of:=[.$S$3]+([.$S$2]*[.L387])" office:value-type="float" office:value="-56.5025021" calcext:value-type="float">
            <text:p>-56.5025021</text:p>
          </table:table-cell>
          <table:table-cell table:number-columns-repeated="99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72" calcext:value-type="float">
            <text:p>-472</text:p>
          </table:table-cell>
          <table:table-cell office:value-type="float" office:value="732" calcext:value-type="float">
            <text:p>73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-394" calcext:value-type="float">
            <text:p>-394</text:p>
          </table:table-cell>
          <table:table-cell office:value-type="float" office:value="0.382459" calcext:value-type="float">
            <text:p>0.382459</text:p>
          </table:table-cell>
          <table:table-cell office:value-type="float" office:value="-0.694311" calcext:value-type="float">
            <text:p>-0.694311</text:p>
          </table:table-cell>
          <table:table-cell office:value-type="float" office:value="1.07677" calcext:value-type="float">
            <text:p>1.07677</text:p>
          </table:table-cell>
          <table:table-cell office:value-type="float" office:value="2.4" calcext:value-type="float">
            <text:p>2.4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-59.100002" calcext:value-type="float">
            <text:p>-59.100002</text:p>
          </table:table-cell>
          <table:table-cell office:value-type="float" office:value="8.913852" calcext:value-type="float">
            <text:p>8.913852</text:p>
          </table:table-cell>
          <table:table-cell office:value-type="float" office:value="406.80708" calcext:value-type="float">
            <text:p>406.80708</text:p>
          </table:table-cell>
          <table:table-cell table:number-columns-repeated="6"/>
          <table:table-cell table:formula="of:=[.$Q$7]+([.$Q$6]*[.G388])" office:value-type="float" office:value="0.432459" calcext:value-type="float">
            <text:p>0.432459</text:p>
          </table:table-cell>
          <table:table-cell table:formula="of:=[.$R$7]+([.$R$6]*[.H388])" office:value-type="float" office:value="-0.694311" calcext:value-type="float">
            <text:p>-0.694311</text:p>
          </table:table-cell>
          <table:table-cell table:formula="of:=[.$S$7]+([.$S$6]*[.I388])" office:value-type="float" office:value="1.07677" calcext:value-type="float">
            <text:p>1.07677</text:p>
          </table:table-cell>
          <table:table-cell/>
          <table:table-cell table:formula="of:=[.$Q$3]+([.$Q$2]*[.J388])" office:value-type="float" office:value="14.4" calcext:value-type="float">
            <text:p>14.4</text:p>
          </table:table-cell>
          <table:table-cell table:formula="of:=[.$R$3]+([.$R$2]*[.K388])" office:value-type="float" office:value="-2.74999895" calcext:value-type="float">
            <text:p>-2.74999895</text:p>
          </table:table-cell>
          <table:table-cell table:formula="of:=[.$S$3]+([.$S$2]*[.L388])" office:value-type="float" office:value="-67.0550021" calcext:value-type="float">
            <text:p>-67.0550021</text:p>
          </table:table-cell>
          <table:table-cell table:number-columns-repeated="99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28" calcext:value-type="float">
            <text:p>-28</text:p>
          </table:table-cell>
          <table:table-cell office:value-type="float" office:value="696" calcext:value-type="float">
            <text:p>696</text:p>
          </table:table-cell>
          <table:table-cell office:value-type="float" office:value="129" calcext:value-type="float">
            <text:p>129</text:p>
          </table:table-cell>
          <table:table-cell office:value-type="float" office:value="-8" calcext:value-type="float">
            <text:p>-8</text:p>
          </table:table-cell>
          <table:table-cell office:value-type="float" office:value="-358" calcext:value-type="float">
            <text:p>-358</text:p>
          </table:table-cell>
          <table:table-cell office:value-type="float" office:value="0.211824" calcext:value-type="float">
            <text:p>0.211824</text:p>
          </table:table-cell>
          <table:table-cell office:value-type="float" office:value="-0.041188" calcext:value-type="float">
            <text:p>-0.041188</text:p>
          </table:table-cell>
          <table:table-cell office:value-type="float" office:value="1.023814" calcext:value-type="float">
            <text:p>1.023814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-1.2" calcext:value-type="float">
            <text:p>-1.2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6.97539" calcext:value-type="float">
            <text:p>6.97539</text:p>
          </table:table-cell>
          <table:table-cell office:value-type="float" office:value="380.616605" calcext:value-type="float">
            <text:p>380.616605</text:p>
          </table:table-cell>
          <table:table-cell table:number-columns-repeated="6"/>
          <table:table-cell table:formula="of:=[.$Q$7]+([.$Q$6]*[.G389])" office:value-type="float" office:value="0.261824" calcext:value-type="float">
            <text:p>0.261824</text:p>
          </table:table-cell>
          <table:table-cell table:formula="of:=[.$R$7]+([.$R$6]*[.H389])" office:value-type="float" office:value="-0.041188" calcext:value-type="float">
            <text:p>-0.041188</text:p>
          </table:table-cell>
          <table:table-cell table:formula="of:=[.$S$7]+([.$S$6]*[.I389])" office:value-type="float" office:value="1.023814" calcext:value-type="float">
            <text:p>1.023814</text:p>
          </table:table-cell>
          <table:table-cell/>
          <table:table-cell table:formula="of:=[.$Q$3]+([.$Q$2]*[.J389])" office:value-type="float" office:value="31.350001" calcext:value-type="float">
            <text:p>31.350001</text:p>
          </table:table-cell>
          <table:table-cell table:formula="of:=[.$R$3]+([.$R$2]*[.K389])" office:value-type="float" office:value="-19.76" calcext:value-type="float">
            <text:p>-19.76</text:p>
          </table:table-cell>
          <table:table-cell table:formula="of:=[.$S$3]+([.$S$2]*[.L389])" office:value-type="float" office:value="-61.3850021" calcext:value-type="float">
            <text:p>-61.3850021</text:p>
          </table:table-cell>
          <table:table-cell table:number-columns-repeated="997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1044" calcext:value-type="float">
            <text:p>1044</text:p>
          </table:table-cell>
          <table:table-cell office:value-type="float" office:value="137" calcext:value-type="float">
            <text:p>137</text:p>
          </table:table-cell>
          <table:table-cell office:value-type="float" office:value="-65" calcext:value-type="float">
            <text:p>-65</text:p>
          </table:table-cell>
          <table:table-cell office:value-type="float" office:value="-335" calcext:value-type="float">
            <text:p>-335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535722" calcext:value-type="float">
            <text:p>1.535722</text:p>
          </table:table-cell>
          <table:table-cell office:value-type="float" office:value="20.550001" calcext:value-type="float">
            <text:p>20.550001</text:p>
          </table:table-cell>
          <table:table-cell office:value-type="float" office:value="-9.75" calcext:value-type="float">
            <text:p>-9.75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0.265835" calcext:value-type="float">
            <text:p>10.265835</text:p>
          </table:table-cell>
          <table:table-cell office:value-type="float" office:value="367.721362" calcext:value-type="float">
            <text:p>367.721362</text:p>
          </table:table-cell>
          <table:table-cell table:number-columns-repeated="6"/>
          <table:table-cell table:formula="of:=[.$Q$7]+([.$Q$6]*[.G390])" office:value-type="float" office:value="-0.03826" calcext:value-type="float">
            <text:p>-0.03826</text:p>
          </table:table-cell>
          <table:table-cell table:formula="of:=[.$R$7]+([.$R$6]*[.H390])" office:value-type="float" office:value="-0.070608" calcext:value-type="float">
            <text:p>-0.070608</text:p>
          </table:table-cell>
          <table:table-cell table:formula="of:=[.$S$7]+([.$S$6]*[.I390])" office:value-type="float" office:value="1.535722" calcext:value-type="float">
            <text:p>1.535722</text:p>
          </table:table-cell>
          <table:table-cell/>
          <table:table-cell table:formula="of:=[.$Q$3]+([.$Q$2]*[.J390])" office:value-type="float" office:value="32.550001" calcext:value-type="float">
            <text:p>32.550001</text:p>
          </table:table-cell>
          <table:table-cell table:formula="of:=[.$R$3]+([.$R$2]*[.K390])" office:value-type="float" office:value="-28.7375" calcext:value-type="float">
            <text:p>-28.7375</text:p>
          </table:table-cell>
          <table:table-cell table:formula="of:=[.$S$3]+([.$S$2]*[.L390])" office:value-type="float" office:value="-57.7625021" calcext:value-type="float">
            <text:p>-57.7625021</text:p>
          </table:table-cell>
          <table:table-cell table:number-columns-repeated="997"/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-220" calcext:value-type="float">
            <text:p>-220</text:p>
          </table:table-cell>
          <table:table-cell office:value-type="float" office:value="904" calcext:value-type="float">
            <text:p>904</text:p>
          </table:table-cell>
          <table:table-cell office:value-type="float" office:value="259" calcext:value-type="float">
            <text:p>259</text:p>
          </table:table-cell>
          <table:table-cell office:value-type="float" office:value="22" calcext:value-type="float">
            <text:p>22</text:p>
          </table:table-cell>
          <table:table-cell office:value-type="float" office:value="-298" calcext:value-type="float">
            <text:p>-298</text:p>
          </table:table-cell>
          <table:table-cell office:value-type="float" office:value="-0.482487" calcext:value-type="float">
            <text:p>-0.482487</text:p>
          </table:table-cell>
          <table:table-cell office:value-type="float" office:value="-0.323619" calcext:value-type="float">
            <text:p>-0.323619</text:p>
          </table:table-cell>
          <table:table-cell office:value-type="float" office:value="1.329782" calcext:value-type="float">
            <text:p>1.329782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3.3" calcext:value-type="float">
            <text:p>3.3</text:p>
          </table:table-cell>
          <table:table-cell office:value-type="float" office:value="-44.700002" calcext:value-type="float">
            <text:p>-44.700002</text:p>
          </table:table-cell>
          <table:table-cell office:value-type="float" office:value="9.674349" calcext:value-type="float">
            <text:p>9.674349</text:p>
          </table:table-cell>
          <table:table-cell office:value-type="float" office:value="395.435203" calcext:value-type="float">
            <text:p>395.435203</text:p>
          </table:table-cell>
          <table:table-cell table:number-columns-repeated="6"/>
          <table:table-cell table:formula="of:=[.$Q$7]+([.$Q$6]*[.G391])" office:value-type="float" office:value="-0.432487" calcext:value-type="float">
            <text:p>-0.432487</text:p>
          </table:table-cell>
          <table:table-cell table:formula="of:=[.$R$7]+([.$R$6]*[.H391])" office:value-type="float" office:value="-0.323619" calcext:value-type="float">
            <text:p>-0.323619</text:p>
          </table:table-cell>
          <table:table-cell table:formula="of:=[.$S$7]+([.$S$6]*[.I391])" office:value-type="float" office:value="1.329782" calcext:value-type="float">
            <text:p>1.329782</text:p>
          </table:table-cell>
          <table:table-cell/>
          <table:table-cell table:formula="of:=[.$Q$3]+([.$Q$2]*[.J391])" office:value-type="float" office:value="50.850002" calcext:value-type="float">
            <text:p>50.850002</text:p>
          </table:table-cell>
          <table:table-cell table:formula="of:=[.$R$3]+([.$R$2]*[.K391])" office:value-type="float" office:value="-15.035" calcext:value-type="float">
            <text:p>-15.035</text:p>
          </table:table-cell>
          <table:table-cell table:formula="of:=[.$S$3]+([.$S$2]*[.L391])" office:value-type="float" office:value="-51.9350021" calcext:value-type="float">
            <text:p>-51.9350021</text:p>
          </table:table-cell>
          <table:table-cell table:number-columns-repeated="997"/>
        </table:table-row>
        <table:table-row table:style-name="ro1">
          <table:table-cell office:value-type="float" office:value="-472" calcext:value-type="float">
            <text:p>-472</text:p>
          </table:table-cell>
          <table:table-cell office:value-type="float" office:value="-352" calcext:value-type="float">
            <text:p>-352</text:p>
          </table:table-cell>
          <table:table-cell office:value-type="float" office:value="772" calcext:value-type="float">
            <text:p>772</text:p>
          </table:table-cell>
          <table:table-cell office:value-type="float" office:value="333" calcext:value-type="float">
            <text:p>333</text:p>
          </table:table-cell>
          <table:table-cell office:value-type="float" office:value="117" calcext:value-type="float">
            <text:p>117</text:p>
          </table:table-cell>
          <table:table-cell office:value-type="float" office:value="-243" calcext:value-type="float">
            <text:p>-243</text:p>
          </table:table-cell>
          <table:table-cell office:value-type="float" office:value="-0.694311" calcext:value-type="float">
            <text:p>-0.694311</text:p>
          </table:table-cell>
          <table:table-cell office:value-type="float" office:value="-0.517791" calcext:value-type="float">
            <text:p>-0.517791</text:p>
          </table:table-cell>
          <table:table-cell office:value-type="float" office:value="1.13561" calcext:value-type="float">
            <text:p>1.13561</text:p>
          </table:table-cell>
          <table:table-cell office:value-type="float" office:value="49.950002" calcext:value-type="float">
            <text:p>49.950002</text:p>
          </table:table-cell>
          <table:table-cell office:value-type="float" office:value="17.550001" calcext:value-type="float">
            <text:p>17.550001</text:p>
          </table:table-cell>
          <table:table-cell office:value-type="float" office:value="-36.450001" calcext:value-type="float">
            <text:p>-36.450001</text:p>
          </table:table-cell>
          <table:table-cell office:value-type="float" office:value="9.521404" calcext:value-type="float">
            <text:p>9.521404</text:p>
          </table:table-cell>
          <table:table-cell office:value-type="float" office:value="428.517211" calcext:value-type="float">
            <text:p>428.517211</text:p>
          </table:table-cell>
          <table:table-cell table:number-columns-repeated="6"/>
          <table:table-cell table:formula="of:=[.$Q$7]+([.$Q$6]*[.G392])" office:value-type="float" office:value="-0.644311" calcext:value-type="float">
            <text:p>-0.644311</text:p>
          </table:table-cell>
          <table:table-cell table:formula="of:=[.$R$7]+([.$R$6]*[.H392])" office:value-type="float" office:value="-0.517791" calcext:value-type="float">
            <text:p>-0.517791</text:p>
          </table:table-cell>
          <table:table-cell table:formula="of:=[.$S$7]+([.$S$6]*[.I392])" office:value-type="float" office:value="1.13561" calcext:value-type="float">
            <text:p>1.13561</text:p>
          </table:table-cell>
          <table:table-cell/>
          <table:table-cell table:formula="of:=[.$Q$3]+([.$Q$2]*[.J392])" office:value-type="float" office:value="61.950002" calcext:value-type="float">
            <text:p>61.950002</text:p>
          </table:table-cell>
          <table:table-cell table:formula="of:=[.$R$3]+([.$R$2]*[.K392])" office:value-type="float" office:value="-0.0724989499999964" calcext:value-type="float">
            <text:p>-0.072498949999996</text:p>
          </table:table-cell>
          <table:table-cell table:formula="of:=[.$S$3]+([.$S$2]*[.L392])" office:value-type="float" office:value="-43.27250105" calcext:value-type="float">
            <text:p>-43.27250105</text:p>
          </table:table-cell>
          <table:table-cell table:number-columns-repeated="997"/>
        </table:table-row>
        <table:table-row table:style-name="ro1">
          <table:table-cell office:value-type="float" office:value="-652" calcext:value-type="float">
            <text:p>-652</text:p>
          </table:table-cell>
          <table:table-cell office:value-type="float" office:value="-700" calcext:value-type="float">
            <text:p>-700</text:p>
          </table:table-cell>
          <table:table-cell office:value-type="float" office:value="460" calcext:value-type="float">
            <text:p>460</text:p>
          </table:table-cell>
          <table:table-cell office:value-type="float" office:value="400" calcext:value-type="float">
            <text:p>400</text:p>
          </table:table-cell>
          <table:table-cell office:value-type="float" office:value="205" calcext:value-type="float">
            <text:p>205</text:p>
          </table:table-cell>
          <table:table-cell office:value-type="float" office:value="-126" calcext:value-type="float">
            <text:p>-126</text:p>
          </table:table-cell>
          <table:table-cell office:value-type="float" office:value="-0.95909" calcext:value-type="float">
            <text:p>-0.95909</text:p>
          </table:table-cell>
          <table:table-cell office:value-type="float" office:value="-1.029698" calcext:value-type="float">
            <text:p>-1.029698</text:p>
          </table:table-cell>
          <table:table-cell office:value-type="float" office:value="0.676659" calcext:value-type="float">
            <text:p>0.676659</text:p>
          </table:table-cell>
          <table:table-cell office:value-type="float" office:value="60.000002" calcext:value-type="float">
            <text:p>60.000002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18.900001" calcext:value-type="float">
            <text:p>-18.900001</text:p>
          </table:table-cell>
          <table:table-cell office:value-type="float" office:value="10.409398" calcext:value-type="float">
            <text:p>10.409398</text:p>
          </table:table-cell>
          <table:table-cell office:value-type="float" office:value="466.798672" calcext:value-type="float">
            <text:p>466.798672</text:p>
          </table:table-cell>
          <table:table-cell table:number-columns-repeated="6"/>
          <table:table-cell table:formula="of:=[.$Q$7]+([.$Q$6]*[.G393])" office:value-type="float" office:value="-0.90909" calcext:value-type="float">
            <text:p>-0.90909</text:p>
          </table:table-cell>
          <table:table-cell table:formula="of:=[.$R$7]+([.$R$6]*[.H393])" office:value-type="float" office:value="-1.029698" calcext:value-type="float">
            <text:p>-1.029698</text:p>
          </table:table-cell>
          <table:table-cell table:formula="of:=[.$S$7]+([.$S$6]*[.I393])" office:value-type="float" office:value="0.676659" calcext:value-type="float">
            <text:p>0.676659</text:p>
          </table:table-cell>
          <table:table-cell/>
          <table:table-cell table:formula="of:=[.$Q$3]+([.$Q$2]*[.J393])" office:value-type="float" office:value="72.000002" calcext:value-type="float">
            <text:p>72.000002</text:p>
          </table:table-cell>
          <table:table-cell table:formula="of:=[.$R$3]+([.$R$2]*[.K393])" office:value-type="float" office:value="13.78750105" calcext:value-type="float">
            <text:p>13.78750105</text:p>
          </table:table-cell>
          <table:table-cell table:formula="of:=[.$S$3]+([.$S$2]*[.L393])" office:value-type="float" office:value="-24.84500105" calcext:value-type="float">
            <text:p>-24.84500105</text:p>
          </table:table-cell>
          <table:table-cell table:number-columns-repeated="997"/>
        </table:table-row>
        <table:table-row table:style-name="ro1">
          <table:table-cell office:value-type="float" office:value="-632" calcext:value-type="float">
            <text:p>-632</text:p>
          </table:table-cell>
          <table:table-cell office:value-type="float" office:value="-788" calcext:value-type="float">
            <text:p>-788</text:p>
          </table:table-cell>
          <table:table-cell office:value-type="float" office:value="180" calcext:value-type="float">
            <text:p>180</text:p>
          </table:table-cell>
          <table:table-cell office:value-type="float" office:value="408" calcext:value-type="float">
            <text:p>408</text:p>
          </table:table-cell>
          <table:table-cell office:value-type="float" office:value="293" calcext:value-type="float">
            <text:p>293</text:p>
          </table:table-cell>
          <table:table-cell office:value-type="float" office:value="-5" calcext:value-type="float">
            <text:p>-5</text:p>
          </table:table-cell>
          <table:table-cell office:value-type="float" office:value="-0.92967" calcext:value-type="float">
            <text:p>-0.92967</text:p>
          </table:table-cell>
          <table:table-cell office:value-type="float" office:value="-1.159146" calcext:value-type="float">
            <text:p>-1.159146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61.200002" calcext:value-type="float">
            <text:p>61.200002</text:p>
          </table:table-cell>
          <table:table-cell office:value-type="float" office:value="43.950002" calcext:value-type="float">
            <text:p>43.950002</text:p>
          </table:table-cell>
          <table:table-cell office:value-type="float" office:value="-0.75" calcext:value-type="float">
            <text:p>-0.75</text:p>
          </table:table-cell>
          <table:table-cell office:value-type="float" office:value="10.062063" calcext:value-type="float">
            <text:p>10.062063</text:p>
          </table:table-cell>
          <table:table-cell office:value-type="float" office:value="502.332559" calcext:value-type="float">
            <text:p>502.332559</text:p>
          </table:table-cell>
          <table:table-cell table:number-columns-repeated="6"/>
          <table:table-cell table:formula="of:=[.$Q$7]+([.$Q$6]*[.G394])" office:value-type="float" office:value="-0.87967" calcext:value-type="float">
            <text:p>-0.87967</text:p>
          </table:table-cell>
          <table:table-cell table:formula="of:=[.$R$7]+([.$R$6]*[.H394])" office:value-type="float" office:value="-1.159146" calcext:value-type="float">
            <text:p>-1.159146</text:p>
          </table:table-cell>
          <table:table-cell table:formula="of:=[.$S$7]+([.$S$6]*[.I394])" office:value-type="float" office:value="0.26478" calcext:value-type="float">
            <text:p>0.26478</text:p>
          </table:table-cell>
          <table:table-cell/>
          <table:table-cell table:formula="of:=[.$Q$3]+([.$Q$2]*[.J394])" office:value-type="float" office:value="73.200002" calcext:value-type="float">
            <text:p>73.200002</text:p>
          </table:table-cell>
          <table:table-cell table:formula="of:=[.$R$3]+([.$R$2]*[.K394])" office:value-type="float" office:value="27.6475021" calcext:value-type="float">
            <text:p>27.6475021</text:p>
          </table:table-cell>
          <table:table-cell table:formula="of:=[.$S$3]+([.$S$2]*[.L394])" office:value-type="float" office:value="-5.7875" calcext:value-type="float">
            <text:p>-5.7875</text:p>
          </table:table-cell>
          <table:table-cell table:number-columns-repeated="997"/>
        </table:table-row>
        <table:table-row table:style-name="ro1">
          <table:table-cell office:value-type="float" office:value="-536" calcext:value-type="float">
            <text:p>-536</text:p>
          </table:table-cell>
          <table:table-cell office:value-type="float" office:value="-916" calcext:value-type="float">
            <text:p>-916</text:p>
          </table:table-cell>
          <table:table-cell office:value-type="float" office:value="-428" calcext:value-type="float">
            <text:p>-428</text:p>
          </table:table-cell>
          <table:table-cell office:value-type="float" office:value="355" calcext:value-type="float">
            <text:p>355</text:p>
          </table:table-cell>
          <table:table-cell office:value-type="float" office:value="309" calcext:value-type="float">
            <text:p>309</text:p>
          </table:table-cell>
          <table:table-cell office:value-type="float" office:value="232" calcext:value-type="float">
            <text:p>232</text:p>
          </table:table-cell>
          <table:table-cell office:value-type="float" office:value="-0.788455" calcext:value-type="float">
            <text:p>-0.788455</text:p>
          </table:table-cell>
          <table:table-cell office:value-type="float" office:value="-1.347434" calcext:value-type="float">
            <text:p>-1.347434</text:p>
          </table:table-cell>
          <table:table-cell office:value-type="float" office:value="-0.629587" calcext:value-type="float">
            <text:p>-0.629587</text:p>
          </table:table-cell>
          <table:table-cell office:value-type="float" office:value="53.250002" calcext:value-type="float">
            <text:p>53.250002</text:p>
          </table:table-cell>
          <table:table-cell office:value-type="float" office:value="46.350002" calcext:value-type="float">
            <text:p>46.350002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11.222237" calcext:value-type="float">
            <text:p>11.222237</text:p>
          </table:table-cell>
          <table:table-cell office:value-type="float" office:value="524.718972" calcext:value-type="float">
            <text:p>524.718972</text:p>
          </table:table-cell>
          <table:table-cell table:number-columns-repeated="6"/>
          <table:table-cell table:formula="of:=[.$Q$7]+([.$Q$6]*[.G395])" office:value-type="float" office:value="-0.738455" calcext:value-type="float">
            <text:p>-0.738455</text:p>
          </table:table-cell>
          <table:table-cell table:formula="of:=[.$R$7]+([.$R$6]*[.H395])" office:value-type="float" office:value="-1.347434" calcext:value-type="float">
            <text:p>-1.347434</text:p>
          </table:table-cell>
          <table:table-cell table:formula="of:=[.$S$7]+([.$S$6]*[.I395])" office:value-type="float" office:value="-0.629587" calcext:value-type="float">
            <text:p>-0.629587</text:p>
          </table:table-cell>
          <table:table-cell/>
          <table:table-cell table:formula="of:=[.$Q$3]+([.$Q$2]*[.J395])" office:value-type="float" office:value="65.250002" calcext:value-type="float">
            <text:p>65.250002</text:p>
          </table:table-cell>
          <table:table-cell table:formula="of:=[.$R$3]+([.$R$2]*[.K395])" office:value-type="float" office:value="30.1675021" calcext:value-type="float">
            <text:p>30.1675021</text:p>
          </table:table-cell>
          <table:table-cell table:formula="of:=[.$S$3]+([.$S$2]*[.L395])" office:value-type="float" office:value="31.54000105" calcext:value-type="float">
            <text:p>31.54000105</text:p>
          </table:table-cell>
          <table:table-cell table:number-columns-repeated="997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872" calcext:value-type="float">
            <text:p>-872</text:p>
          </table:table-cell>
          <table:table-cell office:value-type="float" office:value="-1076" calcext:value-type="float">
            <text:p>-1076</text:p>
          </table:table-cell>
          <table:table-cell office:value-type="float" office:value="259" calcext:value-type="float">
            <text:p>259</text:p>
          </table:table-cell>
          <table:table-cell office:value-type="float" office:value="226" calcext:value-type="float">
            <text:p>226</text:p>
          </table:table-cell>
          <table:table-cell office:value-type="float" office:value="379" calcext:value-type="float">
            <text:p>379</text:p>
          </table:table-cell>
          <table:table-cell office:value-type="float" office:value="-0.217708" calcext:value-type="float">
            <text:p>-0.217708</text:p>
          </table:table-cell>
          <table:table-cell office:value-type="float" office:value="-1.28271" calcext:value-type="float">
            <text:p>-1.28271</text:p>
          </table:table-cell>
          <table:table-cell office:value-type="float" office:value="-1.582793" calcext:value-type="float">
            <text:p>-1.582793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33.900001" calcext:value-type="float">
            <text:p>33.900001</text:p>
          </table:table-cell>
          <table:table-cell office:value-type="float" office:value="56.850002" calcext:value-type="float">
            <text:p>56.850002</text:p>
          </table:table-cell>
          <table:table-cell office:value-type="float" office:value="13.659309" calcext:value-type="float">
            <text:p>13.659309</text:p>
          </table:table-cell>
          <table:table-cell office:value-type="float" office:value="511.661998" calcext:value-type="float">
            <text:p>511.661998</text:p>
          </table:table-cell>
          <table:table-cell table:number-columns-repeated="6"/>
          <table:table-cell table:formula="of:=[.$Q$7]+([.$Q$6]*[.G396])" office:value-type="float" office:value="-0.167708" calcext:value-type="float">
            <text:p>-0.167708</text:p>
          </table:table-cell>
          <table:table-cell table:formula="of:=[.$R$7]+([.$R$6]*[.H396])" office:value-type="float" office:value="-1.28271" calcext:value-type="float">
            <text:p>-1.28271</text:p>
          </table:table-cell>
          <table:table-cell table:formula="of:=[.$S$7]+([.$S$6]*[.I396])" office:value-type="float" office:value="-1.582793" calcext:value-type="float">
            <text:p>-1.582793</text:p>
          </table:table-cell>
          <table:table-cell/>
          <table:table-cell table:formula="of:=[.$Q$3]+([.$Q$2]*[.J396])" office:value-type="float" office:value="50.850002" calcext:value-type="float">
            <text:p>50.850002</text:p>
          </table:table-cell>
          <table:table-cell table:formula="of:=[.$R$3]+([.$R$2]*[.K396])" office:value-type="float" office:value="17.09500105" calcext:value-type="float">
            <text:p>17.09500105</text:p>
          </table:table-cell>
          <table:table-cell table:formula="of:=[.$S$3]+([.$S$2]*[.L396])" office:value-type="float" office:value="54.6925021" calcext:value-type="float">
            <text:p>54.6925021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16" calcext:value-type="float">
            <text:p>-416</text:p>
          </table:table-cell>
          <table:table-cell office:value-type="float" office:value="-856" calcext:value-type="float">
            <text:p>-856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468" calcext:value-type="float">
            <text:p>468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-0.611935" calcext:value-type="float">
            <text:p>-0.611935</text:p>
          </table:table-cell>
          <table:table-cell office:value-type="float" office:value="-1.259174" calcext:value-type="float">
            <text:p>-1.259174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70.200003" calcext:value-type="float">
            <text:p>70.200003</text:p>
          </table:table-cell>
          <table:table-cell office:value-type="float" office:value="9.336261" calcext:value-type="float">
            <text:p>9.336261</text:p>
          </table:table-cell>
          <table:table-cell office:value-type="float" office:value="501.790793" calcext:value-type="float">
            <text:p>501.790793</text:p>
          </table:table-cell>
          <table:table-cell table:number-columns-repeated="6"/>
          <table:table-cell table:formula="of:=[.$Q$7]+([.$Q$6]*[.G397])" office:value-type="float" office:value="0.085304" calcext:value-type="float">
            <text:p>0.085304</text:p>
          </table:table-cell>
          <table:table-cell table:formula="of:=[.$R$7]+([.$R$6]*[.H397])" office:value-type="float" office:value="-0.611935" calcext:value-type="float">
            <text:p>-0.611935</text:p>
          </table:table-cell>
          <table:table-cell table:formula="of:=[.$S$7]+([.$S$6]*[.I397])" office:value-type="float" office:value="-1.259174" calcext:value-type="float">
            <text:p>-1.259174</text:p>
          </table:table-cell>
          <table:table-cell/>
          <table:table-cell table:formula="of:=[.$Q$3]+([.$Q$2]*[.J397])" office:value-type="float" office:value="31.350001" calcext:value-type="float">
            <text:p>31.350001</text:p>
          </table:table-cell>
          <table:table-cell table:formula="of:=[.$R$3]+([.$R$2]*[.K397])" office:value-type="float" office:value="1.50250105" calcext:value-type="float">
            <text:p>1.50250105</text:p>
          </table:table-cell>
          <table:table-cell table:formula="of:=[.$S$3]+([.$S$2]*[.L397])" office:value-type="float" office:value="68.71000315" calcext:value-type="float">
            <text:p>68.71000315</text:p>
          </table:table-cell>
          <table:table-cell table:number-columns-repeated="9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6" calcext:value-type="float">
            <text:p>-96</text:p>
          </table:table-cell>
          <table:table-cell office:value-type="float" office:value="-824" calcext:value-type="float">
            <text:p>-824</text:p>
          </table:table-cell>
          <table:table-cell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 office:value-type="float" office:value="480" calcext:value-type="float">
            <text:p>480</text:p>
          </table:table-cell>
          <table:table-cell office:value-type="float" office:value="0.094144" calcext:value-type="float">
            <text:p>0.094144</text:p>
          </table:table-cell>
          <table:table-cell office:value-type="float" office:value="-0.141216" calcext:value-type="float">
            <text:p>-0.141216</text:p>
          </table:table-cell>
          <table:table-cell office:value-type="float" office:value="-1.212102" calcext:value-type="float">
            <text:p>-1.212102</text:p>
          </table:table-cell>
          <table:table-cell office:value-type="float" office:value="7.05" calcext:value-type="float">
            <text:p>7.05</text:p>
          </table:table-cell>
          <table:table-cell office:value-type="float" office:value="-1.5" calcext:value-type="float">
            <text:p>-1.5</text:p>
          </table:table-cell>
          <table:table-cell office:value-type="float" office:value="72.000003" calcext:value-type="float">
            <text:p>72.000003</text:p>
          </table:table-cell>
          <table:table-cell office:value-type="float" office:value="8.15951" calcext:value-type="float">
            <text:p>8.15951</text:p>
          </table:table-cell>
          <table:table-cell office:value-type="float" office:value="482.399212" calcext:value-type="float">
            <text:p>482.399212</text:p>
          </table:table-cell>
          <table:table-cell table:number-columns-repeated="6"/>
          <table:table-cell table:formula="of:=[.$Q$7]+([.$Q$6]*[.G398])" office:value-type="float" office:value="0.144144" calcext:value-type="float">
            <text:p>0.144144</text:p>
          </table:table-cell>
          <table:table-cell table:formula="of:=[.$R$7]+([.$R$6]*[.H398])" office:value-type="float" office:value="-0.141216" calcext:value-type="float">
            <text:p>-0.141216</text:p>
          </table:table-cell>
          <table:table-cell table:formula="of:=[.$S$7]+([.$S$6]*[.I398])" office:value-type="float" office:value="-1.212102" calcext:value-type="float">
            <text:p>-1.212102</text:p>
          </table:table-cell>
          <table:table-cell/>
          <table:table-cell table:formula="of:=[.$Q$3]+([.$Q$2]*[.J398])" office:value-type="float" office:value="19.05" calcext:value-type="float">
            <text:p>19.05</text:p>
          </table:table-cell>
          <table:table-cell table:formula="of:=[.$R$3]+([.$R$2]*[.K398])" office:value-type="float" office:value="-20.075" calcext:value-type="float">
            <text:p>-20.075</text:p>
          </table:table-cell>
          <table:table-cell table:formula="of:=[.$S$3]+([.$S$2]*[.L398])" office:value-type="float" office:value="70.60000315" calcext:value-type="float">
            <text:p>70.60000315</text:p>
          </table:table-cell>
          <table:table-cell table:number-columns-repeated="99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office:value-type="float" office:value="-1124" calcext:value-type="float">
            <text:p>-1124</text:p>
          </table:table-cell>
          <table:table-cell office:value-type="float" office:value="-2" calcext:value-type="float">
            <text:p>-2</text:p>
          </table:table-cell>
          <table:table-cell office:value-type="float" office:value="-167" calcext:value-type="float">
            <text:p>-167</text:p>
          </table:table-cell>
          <table:table-cell office:value-type="float" office:value="426" calcext:value-type="float">
            <text:p>426</text:p>
          </table:table-cell>
          <table:table-cell office:value-type="float" office:value="0.335387" calcext:value-type="float">
            <text:p>0.335387</text:p>
          </table:table-cell>
          <table:table-cell office:value-type="float" office:value="0.300084" calcext:value-type="float">
            <text:p>0.300084</text:p>
          </table:table-cell>
          <table:table-cell office:value-type="float" office:value="-1.653401" calcext:value-type="float">
            <text:p>-1.653401</text:p>
          </table:table-cell>
          <table:table-cell office:value-type="float" office:value="-0.3" calcext:value-type="float">
            <text:p>-0.3</text:p>
          </table:table-cell>
          <table:table-cell office:value-type="float" office:value="-25.050001" calcext:value-type="float">
            <text:p>-25.050001</text:p>
          </table:table-cell>
          <table:table-cell office:value-type="float" office:value="63.900003" calcext:value-type="float">
            <text:p>63.900003</text:p>
          </table:table-cell>
          <table:table-cell office:value-type="float" office:value="11.4237" calcext:value-type="float">
            <text:p>11.4237</text:p>
          </table:table-cell>
          <table:table-cell office:value-type="float" office:value="457.568574" calcext:value-type="float">
            <text:p>457.568574</text:p>
          </table:table-cell>
          <table:table-cell table:number-columns-repeated="6"/>
          <table:table-cell table:formula="of:=[.$Q$7]+([.$Q$6]*[.G399])" office:value-type="float" office:value="0.385387" calcext:value-type="float">
            <text:p>0.385387</text:p>
          </table:table-cell>
          <table:table-cell table:formula="of:=[.$R$7]+([.$R$6]*[.H399])" office:value-type="float" office:value="0.300084" calcext:value-type="float">
            <text:p>0.300084</text:p>
          </table:table-cell>
          <table:table-cell table:formula="of:=[.$S$7]+([.$S$6]*[.I399])" office:value-type="float" office:value="-1.653401" calcext:value-type="float">
            <text:p>-1.653401</text:p>
          </table:table-cell>
          <table:table-cell/>
          <table:table-cell table:formula="of:=[.$Q$3]+([.$Q$2]*[.J399])" office:value-type="float" office:value="11.7" calcext:value-type="float">
            <text:p>11.7</text:p>
          </table:table-cell>
          <table:table-cell table:formula="of:=[.$R$3]+([.$R$2]*[.K399])" office:value-type="float" office:value="-44.80250105" calcext:value-type="float">
            <text:p>-44.80250105</text:p>
          </table:table-cell>
          <table:table-cell table:formula="of:=[.$S$3]+([.$S$2]*[.L399])" office:value-type="float" office:value="62.09500315" calcext:value-type="float">
            <text:p>62.09500315</text:p>
          </table:table-cell>
          <table:table-cell table:number-columns-repeated="99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96" calcext:value-type="float">
            <text:p>796</text:p>
          </table:table-cell>
          <table:table-cell office:value-type="float" office:value="-580" calcext:value-type="float">
            <text:p>-580</text:p>
          </table:table-cell>
          <table:table-cell office:value-type="float" office:value="0" calcext:value-type="float">
            <text:p>0</text:p>
          </table:table-cell>
          <table:table-cell office:value-type="float" office:value="-313" calcext:value-type="float">
            <text:p>-313</text:p>
          </table:table-cell>
          <table:table-cell office:value-type="float" office:value="274" calcext:value-type="float">
            <text:p>274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1.170914" calcext:value-type="float">
            <text:p>1.170914</text:p>
          </table:table-cell>
          <table:table-cell office:value-type="float" office:value="-0.853179" calcext:value-type="float">
            <text:p>-0.853179</text:p>
          </table:table-cell>
          <table:table-cell office:value-type="float" office:value="0" calcext:value-type="float">
            <text:p>0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41.100002" calcext:value-type="float">
            <text:p>41.100002</text:p>
          </table:table-cell>
          <table:table-cell office:value-type="float" office:value="10.030589" calcext:value-type="float">
            <text:p>10.030589</text:p>
          </table:table-cell>
          <table:table-cell office:value-type="float" office:value="415.986779" calcext:value-type="float">
            <text:p>415.986779</text:p>
          </table:table-cell>
          <table:table-cell table:number-columns-repeated="6"/>
          <table:table-cell table:formula="of:=[.$Q$7]+([.$Q$6]*[.G400])" office:value-type="float" office:value="0.455995" calcext:value-type="float">
            <text:p>0.455995</text:p>
          </table:table-cell>
          <table:table-cell table:formula="of:=[.$R$7]+([.$R$6]*[.H400])" office:value-type="float" office:value="1.170914" calcext:value-type="float">
            <text:p>1.170914</text:p>
          </table:table-cell>
          <table:table-cell table:formula="of:=[.$S$7]+([.$S$6]*[.I400])" office:value-type="float" office:value="-0.853179" calcext:value-type="float">
            <text:p>-0.853179</text:p>
          </table:table-cell>
          <table:table-cell/>
          <table:table-cell table:formula="of:=[.$Q$3]+([.$Q$2]*[.J400])" office:value-type="float" office:value="12" calcext:value-type="float">
            <text:p>12</text:p>
          </table:table-cell>
          <table:table-cell table:formula="of:=[.$R$3]+([.$R$2]*[.K400])" office:value-type="float" office:value="-67.7975021" calcext:value-type="float">
            <text:p>-67.7975021</text:p>
          </table:table-cell>
          <table:table-cell table:formula="of:=[.$S$3]+([.$S$2]*[.L400])" office:value-type="float" office:value="38.1550021" calcext:value-type="float">
            <text:p>38.1550021</text:p>
          </table:table-cell>
          <table:table-cell table:number-columns-repeated="99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36" calcext:value-type="float">
            <text:p>1036</text:p>
          </table:table-cell>
          <table:table-cell office:value-type="float" office:value="-228" calcext:value-type="float">
            <text:p>-228</text:p>
          </table:table-cell>
          <table:table-cell office:value-type="float" office:value="21" calcext:value-type="float">
            <text:p>21</text:p>
          </table:table-cell>
          <table:table-cell office:value-type="float" office:value="-370" calcext:value-type="float">
            <text:p>-370</text:p>
          </table:table-cell>
          <table:table-cell office:value-type="float" office:value="87" calcext:value-type="float">
            <text:p>87</text:p>
          </table:table-cell>
          <table:table-cell office:value-type="float" office:value="0.411879" calcext:value-type="float">
            <text:p>0.411879</text:p>
          </table:table-cell>
          <table:table-cell office:value-type="float" office:value="1.523954" calcext:value-type="float">
            <text:p>1.523954</text:p>
          </table:table-cell>
          <table:table-cell office:value-type="float" office:value="-0.335387" calcext:value-type="float">
            <text:p>-0.335387</text:p>
          </table:table-cell>
          <table:table-cell office:value-type="float" office:value="3.15" calcext:value-type="float">
            <text:p>3.15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10.759107" calcext:value-type="float">
            <text:p>10.759107</text:p>
          </table:table-cell>
          <table:table-cell office:value-type="float" office:value="380.670461" calcext:value-type="float">
            <text:p>380.670461</text:p>
          </table:table-cell>
          <table:table-cell table:number-columns-repeated="6"/>
          <table:table-cell table:formula="of:=[.$Q$7]+([.$Q$6]*[.G401])" office:value-type="float" office:value="0.461879" calcext:value-type="float">
            <text:p>0.461879</text:p>
          </table:table-cell>
          <table:table-cell table:formula="of:=[.$R$7]+([.$R$6]*[.H401])" office:value-type="float" office:value="1.523954" calcext:value-type="float">
            <text:p>1.523954</text:p>
          </table:table-cell>
          <table:table-cell table:formula="of:=[.$S$7]+([.$S$6]*[.I401])" office:value-type="float" office:value="-0.335387" calcext:value-type="float">
            <text:p>-0.335387</text:p>
          </table:table-cell>
          <table:table-cell/>
          <table:table-cell table:formula="of:=[.$Q$3]+([.$Q$2]*[.J401])" office:value-type="float" office:value="15.15" calcext:value-type="float">
            <text:p>15.15</text:p>
          </table:table-cell>
          <table:table-cell table:formula="of:=[.$R$3]+([.$R$2]*[.K401])" office:value-type="float" office:value="-76.7750021" calcext:value-type="float">
            <text:p>-76.7750021</text:p>
          </table:table-cell>
          <table:table-cell table:formula="of:=[.$S$3]+([.$S$2]*[.L401])" office:value-type="float" office:value="8.70250105" calcext:value-type="float">
            <text:p>8.70250105</text:p>
          </table:table-cell>
          <table:table-cell table:number-columns-repeated="99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40" calcext:value-type="float">
            <text:p>1040</text:p>
          </table:table-cell>
          <table:table-cell office:value-type="float" office:value="520" calcext:value-type="float">
            <text:p>520</text:p>
          </table:table-cell>
          <table:table-cell office:value-type="float" office:value="59" calcext:value-type="float">
            <text:p>59</text:p>
          </table:table-cell>
          <table:table-cell office:value-type="float" office:value="-328" calcext:value-type="float">
            <text:p>-328</text:p>
          </table:table-cell>
          <table:table-cell office:value-type="float" office:value="-101" calcext:value-type="float">
            <text:p>-101</text:p>
          </table:table-cell>
          <table:table-cell office:value-type="float" office:value="0.217708" calcext:value-type="float">
            <text:p>0.217708</text:p>
          </table:table-cell>
          <table:table-cell office:value-type="float" office:value="1.529838" calcext:value-type="float">
            <text:p>1.529838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8.85" calcext:value-type="float">
            <text:p>8.85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11.494734" calcext:value-type="float">
            <text:p>11.494734</text:p>
          </table:table-cell>
          <table:table-cell office:value-type="float" office:value="348.232681" calcext:value-type="float">
            <text:p>348.232681</text:p>
          </table:table-cell>
          <table:table-cell table:number-columns-repeated="6"/>
          <table:table-cell table:formula="of:=[.$Q$7]+([.$Q$6]*[.G402])" office:value-type="float" office:value="0.267708" calcext:value-type="float">
            <text:p>0.267708</text:p>
          </table:table-cell>
          <table:table-cell table:formula="of:=[.$R$7]+([.$R$6]*[.H402])" office:value-type="float" office:value="1.529838" calcext:value-type="float">
            <text:p>1.529838</text:p>
          </table:table-cell>
          <table:table-cell table:formula="of:=[.$S$7]+([.$S$6]*[.I402])" office:value-type="float" office:value="0.764919" calcext:value-type="float">
            <text:p>0.764919</text:p>
          </table:table-cell>
          <table:table-cell/>
          <table:table-cell table:formula="of:=[.$Q$3]+([.$Q$2]*[.J402])" office:value-type="float" office:value="20.85" calcext:value-type="float">
            <text:p>20.85</text:p>
          </table:table-cell>
          <table:table-cell table:formula="of:=[.$R$3]+([.$R$2]*[.K402])" office:value-type="float" office:value="-70.1600021" calcext:value-type="float">
            <text:p>-70.1600021</text:p>
          </table:table-cell>
          <table:table-cell table:formula="of:=[.$S$3]+([.$S$2]*[.L402])" office:value-type="float" office:value="-20.90750105" calcext:value-type="float">
            <text:p>-20.90750105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820" calcext:value-type="float">
            <text:p>820</text:p>
          </table:table-cell>
          <table:table-cell office:value-type="float" office:value="110" calcext:value-type="float">
            <text:p>110</text:p>
          </table:table-cell>
          <table:table-cell office:value-type="float" office:value="-156" calcext:value-type="float">
            <text:p>-156</text:p>
          </table:table-cell>
          <table:table-cell office:value-type="float" office:value="-286" calcext:value-type="float">
            <text:p>-286</text:p>
          </table:table-cell>
          <table:table-cell office:value-type="float" office:value="0.164752" calcext:value-type="float">
            <text:p>0.164752</text:p>
          </table:table-cell>
          <table:table-cell office:value-type="float" office:value="0.864947" calcext:value-type="float">
            <text:p>0.864947</text:p>
          </table:table-cell>
          <table:table-cell office:value-type="float" office:value="1.206218" calcext:value-type="float">
            <text:p>1.206218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-23.400001" calcext:value-type="float">
            <text:p>-23.400001</text:p>
          </table:table-cell>
          <table:table-cell office:value-type="float" office:value="-42.900002" calcext:value-type="float">
            <text:p>-42.900002</text:p>
          </table:table-cell>
          <table:table-cell office:value-type="float" office:value="9.955986" calcext:value-type="float">
            <text:p>9.955986</text:p>
          </table:table-cell>
          <table:table-cell office:value-type="float" office:value="343.848804" calcext:value-type="float">
            <text:p>343.848804</text:p>
          </table:table-cell>
          <table:table-cell table:number-columns-repeated="6"/>
          <table:table-cell table:formula="of:=[.$Q$7]+([.$Q$6]*[.G403])" office:value-type="float" office:value="0.214752" calcext:value-type="float">
            <text:p>0.214752</text:p>
          </table:table-cell>
          <table:table-cell table:formula="of:=[.$R$7]+([.$R$6]*[.H403])" office:value-type="float" office:value="0.864947" calcext:value-type="float">
            <text:p>0.864947</text:p>
          </table:table-cell>
          <table:table-cell table:formula="of:=[.$S$7]+([.$S$6]*[.I403])" office:value-type="float" office:value="1.206218" calcext:value-type="float">
            <text:p>1.206218</text:p>
          </table:table-cell>
          <table:table-cell/>
          <table:table-cell table:formula="of:=[.$Q$3]+([.$Q$2]*[.J403])" office:value-type="float" office:value="28.500001" calcext:value-type="float">
            <text:p>28.500001</text:p>
          </table:table-cell>
          <table:table-cell table:formula="of:=[.$R$3]+([.$R$2]*[.K403])" office:value-type="float" office:value="-43.07000105" calcext:value-type="float">
            <text:p>-43.07000105</text:p>
          </table:table-cell>
          <table:table-cell table:formula="of:=[.$S$3]+([.$S$2]*[.L403])" office:value-type="float" office:value="-50.0450021" calcext:value-type="float">
            <text:p>-50.0450021</text:p>
          </table:table-cell>
          <table:table-cell table:number-columns-repeated="9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60" calcext:value-type="float">
            <text:p>-60</text:p>
          </table:table-cell>
          <table:table-cell office:value-type="float" office:value="940" calcext:value-type="float">
            <text:p>940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-350" calcext:value-type="float">
            <text:p>-350</text:p>
          </table:table-cell>
          <table:table-cell office:value-type="float" office:value="0.08826" calcext:value-type="float">
            <text:p>0.08826</text:p>
          </table:table-cell>
          <table:table-cell office:value-type="float" office:value="-0.08826" calcext:value-type="float">
            <text:p>-0.08826</text:p>
          </table:table-cell>
          <table:table-cell office:value-type="float" office:value="1.382738" calcext:value-type="float">
            <text:p>1.382738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3.45" calcext:value-type="float">
            <text:p>3.45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9.255733" calcext:value-type="float">
            <text:p>9.255733</text:p>
          </table:table-cell>
          <table:table-cell office:value-type="float" office:value="373.038872" calcext:value-type="float">
            <text:p>373.038872</text:p>
          </table:table-cell>
          <table:table-cell table:number-columns-repeated="6"/>
          <table:table-cell table:formula="of:=[.$Q$7]+([.$Q$6]*[.G404])" office:value-type="float" office:value="0.13826" calcext:value-type="float">
            <text:p>0.13826</text:p>
          </table:table-cell>
          <table:table-cell table:formula="of:=[.$R$7]+([.$R$6]*[.H404])" office:value-type="float" office:value="-0.08826" calcext:value-type="float">
            <text:p>-0.08826</text:p>
          </table:table-cell>
          <table:table-cell table:formula="of:=[.$S$7]+([.$S$6]*[.I404])" office:value-type="float" office:value="1.382738" calcext:value-type="float">
            <text:p>1.382738</text:p>
          </table:table-cell>
          <table:table-cell/>
          <table:table-cell table:formula="of:=[.$Q$3]+([.$Q$2]*[.J404])" office:value-type="float" office:value="31.050001" calcext:value-type="float">
            <text:p>31.050001</text:p>
          </table:table-cell>
          <table:table-cell table:formula="of:=[.$R$3]+([.$R$2]*[.K404])" office:value-type="float" office:value="-14.8775" calcext:value-type="float">
            <text:p>-14.8775</text:p>
          </table:table-cell>
          <table:table-cell table:formula="of:=[.$S$3]+([.$S$2]*[.L404])" office:value-type="float" office:value="-60.1250021" calcext:value-type="float">
            <text:p>-60.1250021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 office:value-type="float" office:value="988" calcext:value-type="float">
            <text:p>988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-344" calcext:value-type="float">
            <text:p>-344</text:p>
          </table:table-cell>
          <table:table-cell office:value-type="float" office:value="0.017652" calcext:value-type="float">
            <text:p>0.017652</text:p>
          </table:table-cell>
          <table:table-cell office:value-type="float" office:value="-0.070608" calcext:value-type="float">
            <text:p>-0.070608</text:p>
          </table:table-cell>
          <table:table-cell office:value-type="float" office:value="1.453346" calcext:value-type="float">
            <text:p>1.453346</text:p>
          </table:table-cell>
          <table:table-cell office:value-type="float" office:value="22.650001" calcext:value-type="float">
            <text:p>22.650001</text:p>
          </table:table-cell>
          <table:table-cell office:value-type="float" office:value="6.15" calcext:value-type="float">
            <text:p>6.15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701112" calcext:value-type="float">
            <text:p>9.701112</text:p>
          </table:table-cell>
          <table:table-cell office:value-type="float" office:value="377.912688" calcext:value-type="float">
            <text:p>377.912688</text:p>
          </table:table-cell>
          <table:table-cell table:number-columns-repeated="6"/>
          <table:table-cell table:formula="of:=[.$Q$7]+([.$Q$6]*[.G405])" office:value-type="float" office:value="0.067652" calcext:value-type="float">
            <text:p>0.067652</text:p>
          </table:table-cell>
          <table:table-cell table:formula="of:=[.$R$7]+([.$R$6]*[.H405])" office:value-type="float" office:value="-0.070608" calcext:value-type="float">
            <text:p>-0.070608</text:p>
          </table:table-cell>
          <table:table-cell table:formula="of:=[.$S$7]+([.$S$6]*[.I405])" office:value-type="float" office:value="1.453346" calcext:value-type="float">
            <text:p>1.453346</text:p>
          </table:table-cell>
          <table:table-cell/>
          <table:table-cell table:formula="of:=[.$Q$3]+([.$Q$2]*[.J405])" office:value-type="float" office:value="34.650001" calcext:value-type="float">
            <text:p>34.650001</text:p>
          </table:table-cell>
          <table:table-cell table:formula="of:=[.$R$3]+([.$R$2]*[.K405])" office:value-type="float" office:value="-12.0425" calcext:value-type="float">
            <text:p>-12.0425</text:p>
          </table:table-cell>
          <table:table-cell table:formula="of:=[.$S$3]+([.$S$2]*[.L405])" office:value-type="float" office:value="-59.1800021" calcext:value-type="float">
            <text:p>-59.1800021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6" calcext:value-type="float">
            <text:p>416</text:p>
          </table:table-cell>
          <table:table-cell office:value-type="float" office:value="912" calcext:value-type="float">
            <text:p>912</text:p>
          </table:table-cell>
          <table:table-cell office:value-type="float" office:value="129" calcext:value-type="float">
            <text:p>129</text:p>
          </table:table-cell>
          <table:table-cell office:value-type="float" office:value="-160" calcext:value-type="float">
            <text:p>-160</text:p>
          </table:table-cell>
          <table:table-cell office:value-type="float" office:value="-276" calcext:value-type="float">
            <text:p>-27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611935" calcext:value-type="float">
            <text:p>0.611935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-41.400002" calcext:value-type="float">
            <text:p>-41.400002</text:p>
          </table:table-cell>
          <table:table-cell office:value-type="float" office:value="9.831411" calcext:value-type="float">
            <text:p>9.831411</text:p>
          </table:table-cell>
          <table:table-cell office:value-type="float" office:value="344.117712" calcext:value-type="float">
            <text:p>344.117712</text:p>
          </table:table-cell>
          <table:table-cell table:number-columns-repeated="6"/>
          <table:table-cell table:formula="of:=[.$Q$7]+([.$Q$6]*[.G406])" office:value-type="float" office:value="0.073536" calcext:value-type="float">
            <text:p>0.073536</text:p>
          </table:table-cell>
          <table:table-cell table:formula="of:=[.$R$7]+([.$R$6]*[.H406])" office:value-type="float" office:value="0.611935" calcext:value-type="float">
            <text:p>0.611935</text:p>
          </table:table-cell>
          <table:table-cell table:formula="of:=[.$S$7]+([.$S$6]*[.I406])" office:value-type="float" office:value="1.34155" calcext:value-type="float">
            <text:p>1.34155</text:p>
          </table:table-cell>
          <table:table-cell/>
          <table:table-cell table:formula="of:=[.$Q$3]+([.$Q$2]*[.J406])" office:value-type="float" office:value="31.350001" calcext:value-type="float">
            <text:p>31.350001</text:p>
          </table:table-cell>
          <table:table-cell table:formula="of:=[.$R$3]+([.$R$2]*[.K406])" office:value-type="float" office:value="-43.70000105" calcext:value-type="float">
            <text:p>-43.70000105</text:p>
          </table:table-cell>
          <table:table-cell table:formula="of:=[.$S$3]+([.$S$2]*[.L406])" office:value-type="float" office:value="-48.4700021" calcext:value-type="float">
            <text:p>-48.4700021</text:p>
          </table:table-cell>
          <table:table-cell table:number-columns-repeated="99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0" calcext:value-type="float">
            <text:p>880</text:p>
          </table:table-cell>
          <table:table-cell office:value-type="float" office:value="640" calcext:value-type="float">
            <text:p>640</text:p>
          </table:table-cell>
          <table:table-cell office:value-type="float" office:value="110" calcext:value-type="float">
            <text:p>110</text:p>
          </table:table-cell>
          <table:table-cell office:value-type="float" office:value="-311" calcext:value-type="float">
            <text:p>-311</text:p>
          </table:table-cell>
          <table:table-cell office:value-type="float" office:value="-117" calcext:value-type="float">
            <text:p>-117</text:p>
          </table:table-cell>
          <table:table-cell office:value-type="float" office:value="0.164752" calcext:value-type="float">
            <text:p>0.164752</text:p>
          </table:table-cell>
          <table:table-cell office:value-type="float" office:value="1.294478" calcext:value-type="float">
            <text:p>1.294478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16.500001" calcext:value-type="float">
            <text:p>16.500001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10.727167" calcext:value-type="float">
            <text:p>10.727167</text:p>
          </table:table-cell>
          <table:table-cell office:value-type="float" office:value="350.014285" calcext:value-type="float">
            <text:p>350.014285</text:p>
          </table:table-cell>
          <table:table-cell table:number-columns-repeated="6"/>
          <table:table-cell table:formula="of:=[.$Q$7]+([.$Q$6]*[.G407])" office:value-type="float" office:value="0.214752" calcext:value-type="float">
            <text:p>0.214752</text:p>
          </table:table-cell>
          <table:table-cell table:formula="of:=[.$R$7]+([.$R$6]*[.H407])" office:value-type="float" office:value="1.294478" calcext:value-type="float">
            <text:p>1.294478</text:p>
          </table:table-cell>
          <table:table-cell table:formula="of:=[.$S$7]+([.$S$6]*[.I407])" office:value-type="float" office:value="0.941439" calcext:value-type="float">
            <text:p>0.941439</text:p>
          </table:table-cell>
          <table:table-cell/>
          <table:table-cell table:formula="of:=[.$Q$3]+([.$Q$2]*[.J407])" office:value-type="float" office:value="28.500001" calcext:value-type="float">
            <text:p>28.500001</text:p>
          </table:table-cell>
          <table:table-cell table:formula="of:=[.$R$3]+([.$R$2]*[.K407])" office:value-type="float" office:value="-67.4825021" calcext:value-type="float">
            <text:p>-67.4825021</text:p>
          </table:table-cell>
          <table:table-cell table:formula="of:=[.$S$3]+([.$S$2]*[.L407])" office:value-type="float" office:value="-23.42750105" calcext:value-type="float">
            <text:p>-23.42750105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2" calcext:value-type="float">
            <text:p>1032</text:p>
          </table:table-cell>
          <table:table-cell office:value-type="float" office:value="-152" calcext:value-type="float">
            <text:p>-152</text:p>
          </table:table-cell>
          <table:table-cell office:value-type="float" office:value="119" calcext:value-type="float">
            <text:p>119</text:p>
          </table:table-cell>
          <table:table-cell office:value-type="float" office:value="-335" calcext:value-type="float">
            <text:p>-335</text:p>
          </table:table-cell>
          <table:table-cell office:value-type="float" office:value="136" calcext:value-type="float">
            <text:p>136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1.51807" calcext:value-type="float">
            <text:p>1.51807</text:p>
          </table:table-cell>
          <table:table-cell office:value-type="float" office:value="-0.223592" calcext:value-type="float">
            <text:p>-0.223592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10.235738" calcext:value-type="float">
            <text:p>10.235738</text:p>
          </table:table-cell>
          <table:table-cell office:value-type="float" office:value="380.633682" calcext:value-type="float">
            <text:p>380.633682</text:p>
          </table:table-cell>
          <table:table-cell table:number-columns-repeated="6"/>
          <table:table-cell table:formula="of:=[.$Q$7]+([.$Q$6]*[.G408])" office:value-type="float" office:value="0.102956" calcext:value-type="float">
            <text:p>0.102956</text:p>
          </table:table-cell>
          <table:table-cell table:formula="of:=[.$R$7]+([.$R$6]*[.H408])" office:value-type="float" office:value="1.51807" calcext:value-type="float">
            <text:p>1.51807</text:p>
          </table:table-cell>
          <table:table-cell table:formula="of:=[.$S$7]+([.$S$6]*[.I408])" office:value-type="float" office:value="-0.223592" calcext:value-type="float">
            <text:p>-0.223592</text:p>
          </table:table-cell>
          <table:table-cell/>
          <table:table-cell table:formula="of:=[.$Q$3]+([.$Q$2]*[.J408])" office:value-type="float" office:value="29.850001" calcext:value-type="float">
            <text:p>29.850001</text:p>
          </table:table-cell>
          <table:table-cell table:formula="of:=[.$R$3]+([.$R$2]*[.K408])" office:value-type="float" office:value="-71.2625021" calcext:value-type="float">
            <text:p>-71.2625021</text:p>
          </table:table-cell>
          <table:table-cell table:formula="of:=[.$S$3]+([.$S$2]*[.L408])" office:value-type="float" office:value="16.42000105" calcext:value-type="float">
            <text:p>16.42000105</text:p>
          </table:table-cell>
          <table:table-cell table:number-columns-repeated="99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96" calcext:value-type="float">
            <text:p>796</text:p>
          </table:table-cell>
          <table:table-cell office:value-type="float" office:value="-520" calcext:value-type="float">
            <text:p>-520</text:p>
          </table:table-cell>
          <table:table-cell office:value-type="float" office:value="74" calcext:value-type="float">
            <text:p>74</text:p>
          </table:table-cell>
          <table:table-cell office:value-type="float" office:value="-235" calcext:value-type="float">
            <text:p>-235</text:p>
          </table:table-cell>
          <table:table-cell office:value-type="float" office:value="347" calcext:value-type="float">
            <text:p>347</text:p>
          </table:table-cell>
          <table:table-cell office:value-type="float" office:value="0.26478" calcext:value-type="float">
            <text:p>0.26478</text:p>
          </table:table-cell>
          <table:table-cell office:value-type="float" office:value="1.170914" calcext:value-type="float">
            <text:p>1.170914</text:p>
          </table:table-cell>
          <table:table-cell office:value-type="float" office:value="-0.764919" calcext:value-type="float">
            <text:p>-0.764919</text:p>
          </table:table-cell>
          <table:table-cell office:value-type="float" office:value="11.1" calcext:value-type="float">
            <text:p>11.1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52.050002" calcext:value-type="float">
            <text:p>52.050002</text:p>
          </table:table-cell>
          <table:table-cell office:value-type="float" office:value="9.489758" calcext:value-type="float">
            <text:p>9.489758</text:p>
          </table:table-cell>
          <table:table-cell office:value-type="float" office:value="425.570206" calcext:value-type="float">
            <text:p>425.570206</text:p>
          </table:table-cell>
          <table:table-cell table:number-columns-repeated="6"/>
          <table:table-cell table:formula="of:=[.$Q$7]+([.$Q$6]*[.G409])" office:value-type="float" office:value="0.31478" calcext:value-type="float">
            <text:p>0.31478</text:p>
          </table:table-cell>
          <table:table-cell table:formula="of:=[.$R$7]+([.$R$6]*[.H409])" office:value-type="float" office:value="1.170914" calcext:value-type="float">
            <text:p>1.170914</text:p>
          </table:table-cell>
          <table:table-cell table:formula="of:=[.$S$7]+([.$S$6]*[.I409])" office:value-type="float" office:value="-0.764919" calcext:value-type="float">
            <text:p>-0.764919</text:p>
          </table:table-cell>
          <table:table-cell/>
          <table:table-cell table:formula="of:=[.$Q$3]+([.$Q$2]*[.J409])" office:value-type="float" office:value="23.1" calcext:value-type="float">
            <text:p>23.1</text:p>
          </table:table-cell>
          <table:table-cell table:formula="of:=[.$R$3]+([.$R$2]*[.K409])" office:value-type="float" office:value="-55.51250105" calcext:value-type="float">
            <text:p>-55.51250105</text:p>
          </table:table-cell>
          <table:table-cell table:formula="of:=[.$S$3]+([.$S$2]*[.L409])" office:value-type="float" office:value="49.6525021" calcext:value-type="float">
            <text:p>49.6525021</text:p>
          </table:table-cell>
          <table:table-cell table:number-columns-repeated="99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2" calcext:value-type="float">
            <text:p>312</text:p>
          </table:table-cell>
          <table:table-cell office:value-type="float" office:value="-948" calcext:value-type="float">
            <text:p>-94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253012" calcext:value-type="float">
            <text:p>0.253012</text:p>
          </table:table-cell>
          <table:table-cell office:value-type="float" office:value="0.458951" calcext:value-type="float">
            <text:p>0.458951</text:p>
          </table:table-cell>
          <table:table-cell office:value-type="float" office:value="-1.394506" calcext:value-type="float">
            <text:p>-1.394506</text:p>
          </table:table-cell>
          <table:table-cell office:value-type="float" office:value="14.700001" calcext:value-type="float">
            <text:p>14.700001</text:p>
          </table:table-cell>
          <table:table-cell office:value-type="float" office:value="0.3" calcext:value-type="float">
            <text:p>0.3</text:p>
          </table:table-cell>
          <table:table-cell office:value-type="float" office:value="69.450003" calcext:value-type="float">
            <text:p>69.450003</text:p>
          </table:table-cell>
          <table:table-cell office:value-type="float" office:value="9.931538" calcext:value-type="float">
            <text:p>9.931538</text:p>
          </table:table-cell>
          <table:table-cell office:value-type="float" office:value="473.262084" calcext:value-type="float">
            <text:p>473.262084</text:p>
          </table:table-cell>
          <table:table-cell table:number-columns-repeated="6"/>
          <table:table-cell table:formula="of:=[.$Q$7]+([.$Q$6]*[.G410])" office:value-type="float" office:value="0.303012" calcext:value-type="float">
            <text:p>0.303012</text:p>
          </table:table-cell>
          <table:table-cell table:formula="of:=[.$R$7]+([.$R$6]*[.H410])" office:value-type="float" office:value="0.458951" calcext:value-type="float">
            <text:p>0.458951</text:p>
          </table:table-cell>
          <table:table-cell table:formula="of:=[.$S$7]+([.$S$6]*[.I410])" office:value-type="float" office:value="-1.394506" calcext:value-type="float">
            <text:p>-1.394506</text:p>
          </table:table-cell>
          <table:table-cell/>
          <table:table-cell table:formula="of:=[.$Q$3]+([.$Q$2]*[.J410])" office:value-type="float" office:value="26.700001" calcext:value-type="float">
            <text:p>26.700001</text:p>
          </table:table-cell>
          <table:table-cell table:formula="of:=[.$R$3]+([.$R$2]*[.K410])" office:value-type="float" office:value="-18.185" calcext:value-type="float">
            <text:p>-18.185</text:p>
          </table:table-cell>
          <table:table-cell table:formula="of:=[.$S$3]+([.$S$2]*[.L410])" office:value-type="float" office:value="67.92250315" calcext:value-type="float">
            <text:p>67.92250315</text:p>
          </table:table-cell>
          <table:table-cell table:number-columns-repeated="99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4" calcext:value-type="float">
            <text:p>-84</text:p>
          </table:table-cell>
          <table:table-cell office:value-type="float" office:value="-1004" calcext:value-type="float">
            <text:p>-1004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470" calcext:value-type="float">
            <text:p>470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-1.476882" calcext:value-type="float">
            <text:p>-1.476882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70.500003" calcext:value-type="float">
            <text:p>70.500003</text:p>
          </table:table-cell>
          <table:table-cell office:value-type="float" office:value="9.954828" calcext:value-type="float">
            <text:p>9.954828</text:p>
          </table:table-cell>
          <table:table-cell office:value-type="float" office:value="507.784403" calcext:value-type="float">
            <text:p>507.784403</text:p>
          </table:table-cell>
          <table:table-cell table:number-columns-repeated="6"/>
          <table:table-cell table:formula="of:=[.$Q$7]+([.$Q$6]*[.G411])" office:value-type="float" office:value="0.232404" calcext:value-type="float">
            <text:p>0.232404</text:p>
          </table:table-cell>
          <table:table-cell table:formula="of:=[.$R$7]+([.$R$6]*[.H411])" office:value-type="float" office:value="-0.123564" calcext:value-type="float">
            <text:p>-0.123564</text:p>
          </table:table-cell>
          <table:table-cell table:formula="of:=[.$S$7]+([.$S$6]*[.I411])" office:value-type="float" office:value="-1.476882" calcext:value-type="float">
            <text:p>-1.476882</text:p>
          </table:table-cell>
          <table:table-cell/>
          <table:table-cell table:formula="of:=[.$Q$3]+([.$Q$2]*[.J411])" office:value-type="float" office:value="28.200001" calcext:value-type="float">
            <text:p>28.200001</text:p>
          </table:table-cell>
          <table:table-cell table:formula="of:=[.$R$3]+([.$R$2]*[.K411])" office:value-type="float" office:value="6.54250105" calcext:value-type="float">
            <text:p>6.54250105</text:p>
          </table:table-cell>
          <table:table-cell table:formula="of:=[.$S$3]+([.$S$2]*[.L411])" office:value-type="float" office:value="69.02500315" calcext:value-type="float">
            <text:p>69.02500315</text:p>
          </table:table-cell>
          <table:table-cell table:number-columns-repeated="997"/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-540" calcext:value-type="float">
            <text:p>-540</text:p>
          </table:table-cell>
          <table:table-cell office:value-type="float" office:value="-752" calcext:value-type="float">
            <text:p>-752</text:p>
          </table:table-cell>
          <table:table-cell office:value-type="float" office:value="178" calcext:value-type="float">
            <text:p>178</text:p>
          </table:table-cell>
          <table:table-cell office:value-type="float" office:value="414" calcext:value-type="float">
            <text:p>414</text:p>
          </table:table-cell>
          <table:table-cell office:value-type="float" office:value="325" calcext:value-type="float">
            <text:p>325</text:p>
          </table:table-cell>
          <table:table-cell office:value-type="float" office:value="-0.458951" calcext:value-type="float">
            <text:p>-0.458951</text:p>
          </table:table-cell>
          <table:table-cell office:value-type="float" office:value="-0.794339" calcext:value-type="float">
            <text:p>-0.794339</text:p>
          </table:table-cell>
          <table:table-cell office:value-type="float" office:value="-1.10619" calcext:value-type="float">
            <text:p>-1.10619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62.100002" calcext:value-type="float">
            <text:p>62.100002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9.580691" calcext:value-type="float">
            <text:p>9.580691</text:p>
          </table:table-cell>
          <table:table-cell office:value-type="float" office:value="555.612275" calcext:value-type="float">
            <text:p>555.612275</text:p>
          </table:table-cell>
          <table:table-cell table:number-columns-repeated="6"/>
          <table:table-cell table:formula="of:=[.$Q$7]+([.$Q$6]*[.G412])" office:value-type="float" office:value="-0.408951" calcext:value-type="float">
            <text:p>-0.408951</text:p>
          </table:table-cell>
          <table:table-cell table:formula="of:=[.$R$7]+([.$R$6]*[.H412])" office:value-type="float" office:value="-0.794339" calcext:value-type="float">
            <text:p>-0.794339</text:p>
          </table:table-cell>
          <table:table-cell table:formula="of:=[.$S$7]+([.$S$6]*[.I412])" office:value-type="float" office:value="-1.10619" calcext:value-type="float">
            <text:p>-1.10619</text:p>
          </table:table-cell>
          <table:table-cell/>
          <table:table-cell table:formula="of:=[.$Q$3]+([.$Q$2]*[.J412])" office:value-type="float" office:value="38.700001" calcext:value-type="float">
            <text:p>38.700001</text:p>
          </table:table-cell>
          <table:table-cell table:formula="of:=[.$R$3]+([.$R$2]*[.K412])" office:value-type="float" office:value="46.7050021" calcext:value-type="float">
            <text:p>46.7050021</text:p>
          </table:table-cell>
          <table:table-cell table:formula="of:=[.$S$3]+([.$S$2]*[.L412])" office:value-type="float" office:value="46.1875021" calcext:value-type="float">
            <text:p>46.1875021</text:p>
          </table:table-cell>
          <table:table-cell table:number-columns-repeated="997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952" calcext:value-type="float">
            <text:p>-952</text:p>
          </table:table-cell>
          <table:table-cell office:value-type="float" office:value="-412" calcext:value-type="float">
            <text:p>-412</text:p>
          </table:table-cell>
          <table:table-cell office:value-type="float" office:value="194" calcext:value-type="float">
            <text:p>194</text:p>
          </table:table-cell>
          <table:table-cell office:value-type="float" office:value="508" calcext:value-type="float">
            <text:p>508</text:p>
          </table:table-cell>
          <table:table-cell office:value-type="float" office:value="175" calcext:value-type="float">
            <text:p>175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-0.606051" calcext:value-type="float">
            <text:p>-0.606051</text:p>
          </table:table-cell>
          <table:table-cell office:value-type="float" office:value="29.100001" calcext:value-type="float">
            <text:p>29.100001</text:p>
          </table:table-cell>
          <table:table-cell office:value-type="float" office:value="76.200003" calcext:value-type="float">
            <text:p>76.200003</text:p>
          </table:table-cell>
          <table:table-cell office:value-type="float" office:value="26.250001" calcext:value-type="float">
            <text:p>26.250001</text:p>
          </table:table-cell>
          <table:table-cell office:value-type="float" office:value="10.192049" calcext:value-type="float">
            <text:p>10.192049</text:p>
          </table:table-cell>
          <table:table-cell office:value-type="float" office:value="571.248632" calcext:value-type="float">
            <text:p>571.248632</text:p>
          </table:table-cell>
          <table:table-cell table:number-columns-repeated="6"/>
          <table:table-cell table:formula="of:=[.$Q$7]+([.$Q$6]*[.G413])" office:value-type="float" office:value="-0.044144" calcext:value-type="float">
            <text:p>-0.044144</text:p>
          </table:table-cell>
          <table:table-cell table:formula="of:=[.$R$7]+([.$R$6]*[.H413])" office:value-type="float" office:value="-1.40039" calcext:value-type="float">
            <text:p>-1.40039</text:p>
          </table:table-cell>
          <table:table-cell table:formula="of:=[.$S$7]+([.$S$6]*[.I413])" office:value-type="float" office:value="-0.606051" calcext:value-type="float">
            <text:p>-0.606051</text:p>
          </table:table-cell>
          <table:table-cell/>
          <table:table-cell table:formula="of:=[.$Q$3]+([.$Q$2]*[.J413])" office:value-type="float" office:value="41.100001" calcext:value-type="float">
            <text:p>41.100001</text:p>
          </table:table-cell>
          <table:table-cell table:formula="of:=[.$R$3]+([.$R$2]*[.K413])" office:value-type="float" office:value="61.51000315" calcext:value-type="float">
            <text:p>61.51000315</text:p>
          </table:table-cell>
          <table:table-cell table:formula="of:=[.$S$3]+([.$S$2]*[.L413])" office:value-type="float" office:value="22.56250105" calcext:value-type="float">
            <text:p>22.56250105</text:p>
          </table:table-cell>
          <table:table-cell table:number-columns-repeated="997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1016" calcext:value-type="float">
            <text:p>-1016</text:p>
          </table:table-cell>
          <table:table-cell office:value-type="float" office:value="-132" calcext:value-type="float">
            <text:p>-132</text:p>
          </table:table-cell>
          <table:table-cell office:value-type="float" office:value="238" calcext:value-type="float">
            <text:p>238</text:p>
          </table:table-cell>
          <table:table-cell office:value-type="float" office:value="500" calcext:value-type="float">
            <text:p>500</text:p>
          </table:table-cell>
          <table:table-cell office:value-type="float" office:value="-27" calcext:value-type="float">
            <text:p>-27</text:p>
          </table:table-cell>
          <table:table-cell office:value-type="float" office:value="-0.158868" calcext:value-type="float">
            <text:p>-0.158868</text:p>
          </table:table-cell>
          <table:table-cell office:value-type="float" office:value="-1.494534" calcext:value-type="float">
            <text:p>-1.494534</text:p>
          </table:table-cell>
          <table:table-cell office:value-type="float" office:value="-0.194172" calcext:value-type="float">
            <text:p>-0.194172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75.000003" calcext:value-type="float">
            <text:p>75.000003</text:p>
          </table:table-cell>
          <table:table-cell office:value-type="float" office:value="-4.05" calcext:value-type="float">
            <text:p>-4.05</text:p>
          </table:table-cell>
          <table:table-cell office:value-type="float" office:value="10.102964" calcext:value-type="float">
            <text:p>10.102964</text:p>
          </table:table-cell>
          <table:table-cell office:value-type="float" office:value="554.412301" calcext:value-type="float">
            <text:p>554.412301</text:p>
          </table:table-cell>
          <table:table-cell table:number-columns-repeated="6"/>
          <table:table-cell table:formula="of:=[.$Q$7]+([.$Q$6]*[.G414])" office:value-type="float" office:value="-0.108868" calcext:value-type="float">
            <text:p>-0.108868</text:p>
          </table:table-cell>
          <table:table-cell table:formula="of:=[.$R$7]+([.$R$6]*[.H414])" office:value-type="float" office:value="-1.494534" calcext:value-type="float">
            <text:p>-1.494534</text:p>
          </table:table-cell>
          <table:table-cell table:formula="of:=[.$S$7]+([.$S$6]*[.I414])" office:value-type="float" office:value="-0.194172" calcext:value-type="float">
            <text:p>-0.194172</text:p>
          </table:table-cell>
          <table:table-cell/>
          <table:table-cell table:formula="of:=[.$Q$3]+([.$Q$2]*[.J414])" office:value-type="float" office:value="47.700001" calcext:value-type="float">
            <text:p>47.700001</text:p>
          </table:table-cell>
          <table:table-cell table:formula="of:=[.$R$3]+([.$R$2]*[.K414])" office:value-type="float" office:value="60.25000315" calcext:value-type="float">
            <text:p>60.25000315</text:p>
          </table:table-cell>
          <table:table-cell table:formula="of:=[.$S$3]+([.$S$2]*[.L414])" office:value-type="float" office:value="-9.2525" calcext:value-type="float">
            <text:p>-9.2525</text:p>
          </table:table-cell>
          <table:table-cell table:number-columns-repeated="997"/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952" calcext:value-type="float">
            <text:p>-952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479" calcext:value-type="float">
            <text:p>479</text:p>
          </table:table-cell>
          <table:table-cell office:value-type="float" office:value="-120" calcext:value-type="float">
            <text:p>-120</text:p>
          </table:table-cell>
          <table:table-cell office:value-type="float" office:value="-0.223592" calcext:value-type="float">
            <text:p>-0.223592</text:p>
          </table:table-cell>
          <table:table-cell office:value-type="float" office:value="-1.40039" calcext:value-type="float">
            <text:p>-1.40039</text:p>
          </table:table-cell>
          <table:table-cell office:value-type="float" office:value="0.570747" calcext:value-type="float">
            <text:p>0.570747</text:p>
          </table:table-cell>
          <table:table-cell office:value-type="float" office:value="33.600001" calcext:value-type="float">
            <text:p>33.600001</text:p>
          </table:table-cell>
          <table:table-cell office:value-type="float" office:value="71.850003" calcext:value-type="float">
            <text:p>71.850003</text:p>
          </table:table-cell>
          <table:table-cell office:value-type="float" office:value="-18.000001" calcext:value-type="float">
            <text:p>-18.000001</text:p>
          </table:table-cell>
          <table:table-cell office:value-type="float" office:value="10.191143" calcext:value-type="float">
            <text:p>10.191143</text:p>
          </table:table-cell>
          <table:table-cell office:value-type="float" office:value="542.233345" calcext:value-type="float">
            <text:p>542.233345</text:p>
          </table:table-cell>
          <table:table-cell table:number-columns-repeated="6"/>
          <table:table-cell table:formula="of:=[.$Q$7]+([.$Q$6]*[.G415])" office:value-type="float" office:value="-0.173592" calcext:value-type="float">
            <text:p>-0.173592</text:p>
          </table:table-cell>
          <table:table-cell table:formula="of:=[.$R$7]+([.$R$6]*[.H415])" office:value-type="float" office:value="-1.40039" calcext:value-type="float">
            <text:p>-1.40039</text:p>
          </table:table-cell>
          <table:table-cell table:formula="of:=[.$S$7]+([.$S$6]*[.I415])" office:value-type="float" office:value="0.570747" calcext:value-type="float">
            <text:p>0.570747</text:p>
          </table:table-cell>
          <table:table-cell/>
          <table:table-cell table:formula="of:=[.$Q$3]+([.$Q$2]*[.J415])" office:value-type="float" office:value="45.600001" calcext:value-type="float">
            <text:p>45.600001</text:p>
          </table:table-cell>
          <table:table-cell table:formula="of:=[.$R$3]+([.$R$2]*[.K415])" office:value-type="float" office:value="56.94250315" calcext:value-type="float">
            <text:p>56.94250315</text:p>
          </table:table-cell>
          <table:table-cell table:formula="of:=[.$S$3]+([.$S$2]*[.L415])" office:value-type="float" office:value="-23.90000105" calcext:value-type="float">
            <text:p>-23.90000105</text:p>
          </table:table-cell>
          <table:table-cell table:number-columns-repeated="99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36" calcext:value-type="float">
            <text:p>-736</text:p>
          </table:table-cell>
          <table:table-cell office:value-type="float" office:value="544" calcext:value-type="float">
            <text:p>544</text:p>
          </table:table-cell>
          <table:table-cell office:value-type="float" office:value="186" calcext:value-type="float">
            <text:p>186</text:p>
          </table:table-cell>
          <table:table-cell office:value-type="float" office:value="372" calcext:value-type="float">
            <text:p>372</text:p>
          </table:table-cell>
          <table:table-cell office:value-type="float" office:value="-279" calcext:value-type="float">
            <text:p>-279</text:p>
          </table:table-cell>
          <table:table-cell office:value-type="float" office:value="0.123564" calcext:value-type="float">
            <text:p>0.123564</text:p>
          </table:table-cell>
          <table:table-cell office:value-type="float" office:value="-1.082654" calcext:value-type="float">
            <text:p>-1.082654</text:p>
          </table:table-cell>
          <table:table-cell office:value-type="float" office:value="0.800223" calcext:value-type="float">
            <text:p>0.800223</text:p>
          </table:table-cell>
          <table:table-cell office:value-type="float" office:value="27.900001" calcext:value-type="float">
            <text:p>27.900001</text:p>
          </table:table-cell>
          <table:table-cell office:value-type="float" office:value="55.800002" calcext:value-type="float">
            <text:p>55.800002</text:p>
          </table:table-cell>
          <table:table-cell office:value-type="float" office:value="-41.850002" calcext:value-type="float">
            <text:p>-41.850002</text:p>
          </table:table-cell>
          <table:table-cell office:value-type="float" office:value="9.01299" calcext:value-type="float">
            <text:p>9.01299</text:p>
          </table:table-cell>
          <table:table-cell office:value-type="float" office:value="500.820327" calcext:value-type="float">
            <text:p>500.820327</text:p>
          </table:table-cell>
          <table:table-cell table:number-columns-repeated="6"/>
          <table:table-cell table:formula="of:=[.$Q$7]+([.$Q$6]*[.G416])" office:value-type="float" office:value="0.173564" calcext:value-type="float">
            <text:p>0.173564</text:p>
          </table:table-cell>
          <table:table-cell table:formula="of:=[.$R$7]+([.$R$6]*[.H416])" office:value-type="float" office:value="-1.082654" calcext:value-type="float">
            <text:p>-1.082654</text:p>
          </table:table-cell>
          <table:table-cell table:formula="of:=[.$S$7]+([.$S$6]*[.I416])" office:value-type="float" office:value="0.800223" calcext:value-type="float">
            <text:p>0.800223</text:p>
          </table:table-cell>
          <table:table-cell/>
          <table:table-cell table:formula="of:=[.$Q$3]+([.$Q$2]*[.J416])" office:value-type="float" office:value="39.900001" calcext:value-type="float">
            <text:p>39.900001</text:p>
          </table:table-cell>
          <table:table-cell table:formula="of:=[.$R$3]+([.$R$2]*[.K416])" office:value-type="float" office:value="40.0900021" calcext:value-type="float">
            <text:p>40.0900021</text:p>
          </table:table-cell>
          <table:table-cell table:formula="of:=[.$S$3]+([.$S$2]*[.L416])" office:value-type="float" office:value="-48.9425021" calcext:value-type="float">
            <text:p>-48.9425021</text:p>
          </table:table-cell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6" calcext:value-type="float">
            <text:p>-196</text:p>
          </table:table-cell>
          <table:table-cell office:value-type="float" office:value="776" calcext:value-type="float">
            <text:p>776</text:p>
          </table:table-cell>
          <table:table-cell office:value-type="float" office:value="153" calcext:value-type="float">
            <text:p>153</text:p>
          </table:table-cell>
          <table:table-cell office:value-type="float" office:value="229" calcext:value-type="float">
            <text:p>229</text:p>
          </table:table-cell>
          <table:table-cell office:value-type="float" office:value="-357" calcext:value-type="float">
            <text:p>-357</text:p>
          </table:table-cell>
          <table:table-cell office:value-type="float" office:value="0.052956" calcext:value-type="float">
            <text:p>0.052956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1.141494" calcext:value-type="float">
            <text:p>1.141494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34.350001" calcext:value-type="float">
            <text:p>34.35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7.856884" calcext:value-type="float">
            <text:p>7.856884</text:p>
          </table:table-cell>
          <table:table-cell office:value-type="float" office:value="450.886904" calcext:value-type="float">
            <text:p>450.886904</text:p>
          </table:table-cell>
          <table:table-cell table:number-columns-repeated="6"/>
          <table:table-cell table:formula="of:=[.$Q$7]+([.$Q$6]*[.G417])" office:value-type="float" office:value="0.102956" calcext:value-type="float">
            <text:p>0.102956</text:p>
          </table:table-cell>
          <table:table-cell table:formula="of:=[.$R$7]+([.$R$6]*[.H417])" office:value-type="float" office:value="-0.288316" calcext:value-type="float">
            <text:p>-0.288316</text:p>
          </table:table-cell>
          <table:table-cell table:formula="of:=[.$S$7]+([.$S$6]*[.I417])" office:value-type="float" office:value="1.141494" calcext:value-type="float">
            <text:p>1.141494</text:p>
          </table:table-cell>
          <table:table-cell/>
          <table:table-cell table:formula="of:=[.$Q$3]+([.$Q$2]*[.J417])" office:value-type="float" office:value="34.950001" calcext:value-type="float">
            <text:p>34.950001</text:p>
          </table:table-cell>
          <table:table-cell table:formula="of:=[.$R$3]+([.$R$2]*[.K417])" office:value-type="float" office:value="17.56750105" calcext:value-type="float">
            <text:p>17.56750105</text:p>
          </table:table-cell>
          <table:table-cell table:formula="of:=[.$S$3]+([.$S$2]*[.L417])" office:value-type="float" office:value="-61.2275021" calcext:value-type="float">
            <text:p>-61.2275021</text:p>
          </table:table-cell>
          <table:table-cell table:number-columns-repeated="99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84" calcext:value-type="float">
            <text:p>-184</text:p>
          </table:table-cell>
          <table:table-cell office:value-type="float" office:value="980" calcext:value-type="float">
            <text:p>980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-344" calcext:value-type="float">
            <text:p>-34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-0.270664" calcext:value-type="float">
            <text:p>-0.270664</text:p>
          </table:table-cell>
          <table:table-cell office:value-type="float" office:value="1.441578" calcext:value-type="float">
            <text:p>1.441578</text:p>
          </table:table-cell>
          <table:table-cell office:value-type="float" office:value="28.800001" calcext:value-type="float">
            <text:p>28.800001</text:p>
          </table:table-cell>
          <table:table-cell office:value-type="float" office:value="6.3" calcext:value-type="float">
            <text:p>6.3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9.78631" calcext:value-type="float">
            <text:p>9.78631</text:p>
          </table:table-cell>
          <table:table-cell office:value-type="float" office:value="396.186825" calcext:value-type="float">
            <text:p>396.186825</text:p>
          </table:table-cell>
          <table:table-cell table:number-columns-repeated="6"/>
          <table:table-cell table:formula="of:=[.$Q$7]+([.$Q$6]*[.G418])" office:value-type="float" office:value="-0.00883999999999999" calcext:value-type="float">
            <text:p>-0.00884</text:p>
          </table:table-cell>
          <table:table-cell table:formula="of:=[.$R$7]+([.$R$6]*[.H418])" office:value-type="float" office:value="-0.270664" calcext:value-type="float">
            <text:p>-0.270664</text:p>
          </table:table-cell>
          <table:table-cell table:formula="of:=[.$S$7]+([.$S$6]*[.I418])" office:value-type="float" office:value="1.441578" calcext:value-type="float">
            <text:p>1.441578</text:p>
          </table:table-cell>
          <table:table-cell/>
          <table:table-cell table:formula="of:=[.$Q$3]+([.$Q$2]*[.J418])" office:value-type="float" office:value="40.800001" calcext:value-type="float">
            <text:p>40.800001</text:p>
          </table:table-cell>
          <table:table-cell table:formula="of:=[.$R$3]+([.$R$2]*[.K418])" office:value-type="float" office:value="-11.885" calcext:value-type="float">
            <text:p>-11.885</text:p>
          </table:table-cell>
          <table:table-cell table:formula="of:=[.$S$3]+([.$S$2]*[.L418])" office:value-type="float" office:value="-59.1800021" calcext:value-type="float">
            <text:p>-59.1800021</text:p>
          </table:table-cell>
          <table:table-cell table:number-columns-repeated="997"/>
        </table:table-row>
        <table:table-row table:style-name="ro1">
          <table:table-cell office:value-type="float" office:value="-596" calcext:value-type="float">
            <text:p>-596</text:p>
          </table:table-cell>
          <table:table-cell office:value-type="float" office:value="-20" calcext:value-type="float">
            <text:p>-20</text:p>
          </table:table-cell>
          <table:table-cell office:value-type="float" office:value="780" calcext:value-type="float">
            <text:p>780</text:p>
          </table:table-cell>
          <table:table-cell office:value-type="float" office:value="217" calcext:value-type="float">
            <text:p>217</text:p>
          </table:table-cell>
          <table:table-cell office:value-type="float" office:value="-2" calcext:value-type="float">
            <text:p>-2</text:p>
          </table:table-cell>
          <table:table-cell office:value-type="float" office:value="-319" calcext:value-type="float">
            <text:p>-319</text:p>
          </table:table-cell>
          <table:table-cell office:value-type="float" office:value="-0.876715" calcext:value-type="float">
            <text:p>-0.876715</text:p>
          </table:table-cell>
          <table:table-cell office:value-type="float" office:value="-0.02942" calcext:value-type="float">
            <text:p>-0.02942</text:p>
          </table:table-cell>
          <table:table-cell office:value-type="float" office:value="1.147378" calcext:value-type="float">
            <text:p>1.147378</text:p>
          </table:table-cell>
          <table:table-cell office:value-type="float" office:value="32.550001" calcext:value-type="float">
            <text:p>32.550001</text:p>
          </table:table-cell>
          <table:table-cell office:value-type="float" office:value="-0.3" calcext:value-type="float">
            <text:p>-0.3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628593" calcext:value-type="float">
            <text:p>9.628593</text:p>
          </table:table-cell>
          <table:table-cell office:value-type="float" office:value="385.816018" calcext:value-type="float">
            <text:p>385.816018</text:p>
          </table:table-cell>
          <table:table-cell table:number-columns-repeated="6"/>
          <table:table-cell table:formula="of:=[.$Q$7]+([.$Q$6]*[.G419])" office:value-type="float" office:value="-0.826715" calcext:value-type="float">
            <text:p>-0.826715</text:p>
          </table:table-cell>
          <table:table-cell table:formula="of:=[.$R$7]+([.$R$6]*[.H419])" office:value-type="float" office:value="-0.02942" calcext:value-type="float">
            <text:p>-0.02942</text:p>
          </table:table-cell>
          <table:table-cell table:formula="of:=[.$S$7]+([.$S$6]*[.I419])" office:value-type="float" office:value="1.147378" calcext:value-type="float">
            <text:p>1.147378</text:p>
          </table:table-cell>
          <table:table-cell/>
          <table:table-cell table:formula="of:=[.$Q$3]+([.$Q$2]*[.J419])" office:value-type="float" office:value="44.550001" calcext:value-type="float">
            <text:p>44.550001</text:p>
          </table:table-cell>
          <table:table-cell table:formula="of:=[.$R$3]+([.$R$2]*[.K419])" office:value-type="float" office:value="-18.815" calcext:value-type="float">
            <text:p>-18.815</text:p>
          </table:table-cell>
          <table:table-cell table:formula="of:=[.$S$3]+([.$S$2]*[.L419])" office:value-type="float" office:value="-55.2425021" calcext:value-type="float">
            <text:p>-55.2425021</text:p>
          </table:table-cell>
          <table:table-cell table:number-columns-repeated="997"/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-92" calcext:value-type="float">
            <text:p>-92</text:p>
          </table:table-cell>
          <table:table-cell office:value-type="float" office:value="984" calcext:value-type="float">
            <text:p>984</text:p>
          </table:table-cell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319" calcext:value-type="float">
            <text:p>-319</text:p>
          </table:table-cell>
          <table:table-cell office:value-type="float" office:value="-0.353039" calcext:value-type="float">
            <text:p>-0.353039</text:p>
          </table:table-cell>
          <table:table-cell office:value-type="float" office:value="-0.135332" calcext:value-type="float">
            <text:p>-0.135332</text:p>
          </table:table-cell>
          <table:table-cell office:value-type="float" office:value="1.447462" calcext:value-type="float">
            <text:p>1.447462</text:p>
          </table:table-cell>
          <table:table-cell office:value-type="float" office:value="31.050001" calcext:value-type="float">
            <text:p>31.050001</text:p>
          </table:table-cell>
          <table:table-cell office:value-type="float" office:value="-0.45" calcext:value-type="float">
            <text:p>-0.45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9.973513" calcext:value-type="float">
            <text:p>9.973513</text:p>
          </table:table-cell>
          <table:table-cell office:value-type="float" office:value="380.288049" calcext:value-type="float">
            <text:p>380.288049</text:p>
          </table:table-cell>
          <table:table-cell table:number-columns-repeated="6"/>
          <table:table-cell table:formula="of:=[.$Q$7]+([.$Q$6]*[.G420])" office:value-type="float" office:value="-0.303039" calcext:value-type="float">
            <text:p>-0.303039</text:p>
          </table:table-cell>
          <table:table-cell table:formula="of:=[.$R$7]+([.$R$6]*[.H420])" office:value-type="float" office:value="-0.135332" calcext:value-type="float">
            <text:p>-0.135332</text:p>
          </table:table-cell>
          <table:table-cell table:formula="of:=[.$S$7]+([.$S$6]*[.I420])" office:value-type="float" office:value="1.447462" calcext:value-type="float">
            <text:p>1.447462</text:p>
          </table:table-cell>
          <table:table-cell/>
          <table:table-cell table:formula="of:=[.$Q$3]+([.$Q$2]*[.J420])" office:value-type="float" office:value="43.050001" calcext:value-type="float">
            <text:p>43.050001</text:p>
          </table:table-cell>
          <table:table-cell table:formula="of:=[.$R$3]+([.$R$2]*[.K420])" office:value-type="float" office:value="-18.9725" calcext:value-type="float">
            <text:p>-18.9725</text:p>
          </table:table-cell>
          <table:table-cell table:formula="of:=[.$S$3]+([.$S$2]*[.L420])" office:value-type="float" office:value="-55.2425021" calcext:value-type="float">
            <text:p>-55.2425021</text:p>
          </table:table-cell>
          <table:table-cell table:number-columns-repeated="997"/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8" calcext:value-type="float">
            <text:p>-8</text:p>
          </table:table-cell>
          <table:table-cell office:value-type="float" office:value="968" calcext:value-type="float">
            <text:p>968</text:p>
          </table:table-cell>
          <table:table-cell office:value-type="float" office:value="200" calcext:value-type="float">
            <text:p>200</text:p>
          </table:table-cell>
          <table:table-cell office:value-type="float" office:value="-12" calcext:value-type="float">
            <text:p>-12</text:p>
          </table:table-cell>
          <table:table-cell office:value-type="float" office:value="-315" calcext:value-type="float">
            <text:p>-315</text:p>
          </table:table-cell>
          <table:table-cell office:value-type="float" office:value="-0.200056" calcext:value-type="float">
            <text:p>-0.200056</text:p>
          </table:table-cell>
          <table:table-cell office:value-type="float" office:value="-0.011768" calcext:value-type="float">
            <text:p>-0.011768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30.000001" calcext:value-type="float">
            <text:p>30.000001</text:p>
          </table:table-cell>
          <table:table-cell office:value-type="float" office:value="-1.8" calcext:value-type="float">
            <text:p>-1.8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9.586391" calcext:value-type="float">
            <text:p>9.586391</text:p>
          </table:table-cell>
          <table:table-cell office:value-type="float" office:value="373.321577" calcext:value-type="float">
            <text:p>373.321577</text:p>
          </table:table-cell>
          <table:table-cell table:number-columns-repeated="6"/>
          <table:table-cell table:formula="of:=[.$Q$7]+([.$Q$6]*[.G421])" office:value-type="float" office:value="-0.150056" calcext:value-type="float">
            <text:p>-0.150056</text:p>
          </table:table-cell>
          <table:table-cell table:formula="of:=[.$R$7]+([.$R$6]*[.H421])" office:value-type="float" office:value="-0.011768" calcext:value-type="float">
            <text:p>-0.011768</text:p>
          </table:table-cell>
          <table:table-cell table:formula="of:=[.$S$7]+([.$S$6]*[.I421])" office:value-type="float" office:value="1.423926" calcext:value-type="float">
            <text:p>1.423926</text:p>
          </table:table-cell>
          <table:table-cell/>
          <table:table-cell table:formula="of:=[.$Q$3]+([.$Q$2]*[.J421])" office:value-type="float" office:value="42.000001" calcext:value-type="float">
            <text:p>42.000001</text:p>
          </table:table-cell>
          <table:table-cell table:formula="of:=[.$R$3]+([.$R$2]*[.K421])" office:value-type="float" office:value="-20.39" calcext:value-type="float">
            <text:p>-20.39</text:p>
          </table:table-cell>
          <table:table-cell table:formula="of:=[.$S$3]+([.$S$2]*[.L421])" office:value-type="float" office:value="-54.6125021" calcext:value-type="float">
            <text:p>-54.6125021</text:p>
          </table:table-cell>
          <table:table-cell table:number-columns-repeated="997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64" calcext:value-type="float">
            <text:p>-64</text:p>
          </table:table-cell>
          <table:table-cell office:value-type="float" office:value="1020" calcext:value-type="float">
            <text:p>10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-305" calcext:value-type="float">
            <text:p>-305</text:p>
          </table:table-cell>
          <table:table-cell office:value-type="float" office:value="-0.123564" calcext:value-type="float">
            <text:p>-0.123564</text:p>
          </table:table-cell>
          <table:table-cell office:value-type="float" office:value="-0.094144" calcext:value-type="float">
            <text:p>-0.094144</text:p>
          </table:table-cell>
          <table:table-cell office:value-type="float" office:value="1.500418" calcext:value-type="float">
            <text:p>1.500418</text:p>
          </table:table-cell>
          <table:table-cell office:value-type="float" office:value="34.350001" calcext:value-type="float">
            <text:p>34.350001</text:p>
          </table:table-cell>
          <table:table-cell office:value-type="float" office:value="1.2" calcext:value-type="float">
            <text:p>1.2</text:p>
          </table:table-cell>
          <table:table-cell office:value-type="float" office:value="-45.750002" calcext:value-type="float">
            <text:p>-45.750002</text:p>
          </table:table-cell>
          <table:table-cell office:value-type="float" office:value="10.056251" calcext:value-type="float">
            <text:p>10.056251</text:p>
          </table:table-cell>
          <table:table-cell office:value-type="float" office:value="381.483945" calcext:value-type="float">
            <text:p>381.483945</text:p>
          </table:table-cell>
          <table:table-cell table:number-columns-repeated="6"/>
          <table:table-cell table:formula="of:=[.$Q$7]+([.$Q$6]*[.G422])" office:value-type="float" office:value="-0.073564" calcext:value-type="float">
            <text:p>-0.073564</text:p>
          </table:table-cell>
          <table:table-cell table:formula="of:=[.$R$7]+([.$R$6]*[.H422])" office:value-type="float" office:value="-0.094144" calcext:value-type="float">
            <text:p>-0.094144</text:p>
          </table:table-cell>
          <table:table-cell table:formula="of:=[.$S$7]+([.$S$6]*[.I422])" office:value-type="float" office:value="1.500418" calcext:value-type="float">
            <text:p>1.500418</text:p>
          </table:table-cell>
          <table:table-cell/>
          <table:table-cell table:formula="of:=[.$Q$3]+([.$Q$2]*[.J422])" office:value-type="float" office:value="46.350001" calcext:value-type="float">
            <text:p>46.350001</text:p>
          </table:table-cell>
          <table:table-cell table:formula="of:=[.$R$3]+([.$R$2]*[.K422])" office:value-type="float" office:value="-17.24" calcext:value-type="float">
            <text:p>-17.24</text:p>
          </table:table-cell>
          <table:table-cell table:formula="of:=[.$S$3]+([.$S$2]*[.L422])" office:value-type="float" office:value="-53.0375021" calcext:value-type="float">
            <text:p>-53.0375021</text:p>
          </table:table-cell>
          <table:table-cell table:number-columns-repeated="997"/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40" calcext:value-type="float">
            <text:p>-40</text:p>
          </table:table-cell>
          <table:table-cell office:value-type="float" office:value="960" calcext:value-type="float">
            <text:p>960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-303" calcext:value-type="float">
            <text:p>-303</text:p>
          </table:table-cell>
          <table:table-cell office:value-type="float" office:value="-0.300084" calcext:value-type="float">
            <text:p>-0.300084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12158" calcext:value-type="float">
            <text:p>1.412158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1.65" calcext:value-type="float">
            <text:p>1.65</text:p>
          </table:table-cell>
          <table:table-cell office:value-type="float" office:value="-45.450002" calcext:value-type="float">
            <text:p>-45.450002</text:p>
          </table:table-cell>
          <table:table-cell office:value-type="float" office:value="9.632587" calcext:value-type="float">
            <text:p>9.632587</text:p>
          </table:table-cell>
          <table:table-cell office:value-type="float" office:value="381.777422" calcext:value-type="float">
            <text:p>381.777422</text:p>
          </table:table-cell>
          <table:table-cell table:number-columns-repeated="6"/>
          <table:table-cell table:formula="of:=[.$Q$7]+([.$Q$6]*[.G423])" office:value-type="float" office:value="-0.250084" calcext:value-type="float">
            <text:p>-0.250084</text:p>
          </table:table-cell>
          <table:table-cell table:formula="of:=[.$R$7]+([.$R$6]*[.H423])" office:value-type="float" office:value="-0.05884" calcext:value-type="float">
            <text:p>-0.05884</text:p>
          </table:table-cell>
          <table:table-cell table:formula="of:=[.$S$7]+([.$S$6]*[.I423])" office:value-type="float" office:value="1.412158" calcext:value-type="float">
            <text:p>1.412158</text:p>
          </table:table-cell>
          <table:table-cell/>
          <table:table-cell table:formula="of:=[.$Q$3]+([.$Q$2]*[.J423])" office:value-type="float" office:value="46.800001" calcext:value-type="float">
            <text:p>46.800001</text:p>
          </table:table-cell>
          <table:table-cell table:formula="of:=[.$R$3]+([.$R$2]*[.K423])" office:value-type="float" office:value="-16.7675" calcext:value-type="float">
            <text:p>-16.7675</text:p>
          </table:table-cell>
          <table:table-cell table:formula="of:=[.$S$3]+([.$S$2]*[.L423])" office:value-type="float" office:value="-52.7225021" calcext:value-type="float">
            <text:p>-52.7225021</text:p>
          </table:table-cell>
          <table:table-cell table:number-columns-repeated="997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40" calcext:value-type="float">
            <text:p>-40</text:p>
          </table:table-cell>
          <table:table-cell office:value-type="float" office:value="956" calcext:value-type="float">
            <text:p>95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-306" calcext:value-type="float">
            <text:p>-306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-0.05884" calcext:value-type="float">
            <text:p>-0.05884</text:p>
          </table:table-cell>
          <table:table-cell office:value-type="float" office:value="1.406274" calcext:value-type="float">
            <text:p>1.406274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1.8" calcext:value-type="float">
            <text:p>1.8</text:p>
          </table:table-cell>
          <table:table-cell office:value-type="float" office:value="-45.900002" calcext:value-type="float">
            <text:p>-45.900002</text:p>
          </table:table-cell>
          <table:table-cell office:value-type="float" office:value="9.578202" calcext:value-type="float">
            <text:p>9.578202</text:p>
          </table:table-cell>
          <table:table-cell office:value-type="float" office:value="384.19266" calcext:value-type="float">
            <text:p>384.19266</text:p>
          </table:table-cell>
          <table:table-cell table:number-columns-repeated="6"/>
          <table:table-cell table:formula="of:=[.$Q$7]+([.$Q$6]*[.G424])" office:value-type="float" office:value="-0.238316" calcext:value-type="float">
            <text:p>-0.238316</text:p>
          </table:table-cell>
          <table:table-cell table:formula="of:=[.$R$7]+([.$R$6]*[.H424])" office:value-type="float" office:value="-0.05884" calcext:value-type="float">
            <text:p>-0.05884</text:p>
          </table:table-cell>
          <table:table-cell table:formula="of:=[.$S$7]+([.$S$6]*[.I424])" office:value-type="float" office:value="1.406274" calcext:value-type="float">
            <text:p>1.406274</text:p>
          </table:table-cell>
          <table:table-cell/>
          <table:table-cell table:formula="of:=[.$Q$3]+([.$Q$2]*[.J424])" office:value-type="float" office:value="46.800001" calcext:value-type="float">
            <text:p>46.800001</text:p>
          </table:table-cell>
          <table:table-cell table:formula="of:=[.$R$3]+([.$R$2]*[.K424])" office:value-type="float" office:value="-16.61" calcext:value-type="float">
            <text:p>-16.61</text:p>
          </table:table-cell>
          <table:table-cell table:formula="of:=[.$S$3]+([.$S$2]*[.L424])" office:value-type="float" office:value="-53.1950021" calcext:value-type="float">
            <text:p>-53.1950021</text:p>
          </table:table-cell>
          <table:table-cell table:number-columns-repeated="997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32" calcext:value-type="float">
            <text:p>-32</text:p>
          </table:table-cell>
          <table:table-cell office:value-type="float" office:value="968" calcext:value-type="float">
            <text:p>968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-303" calcext:value-type="float">
            <text:p>-303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2.1" calcext:value-type="float">
            <text:p>2.1</text:p>
          </table:table-cell>
          <table:table-cell office:value-type="float" office:value="-45.450002" calcext:value-type="float">
            <text:p>-45.450002</text:p>
          </table:table-cell>
          <table:table-cell office:value-type="float" office:value="9.690559" calcext:value-type="float">
            <text:p>9.690559</text:p>
          </table:table-cell>
          <table:table-cell office:value-type="float" office:value="381.268934" calcext:value-type="float">
            <text:p>381.268934</text:p>
          </table:table-cell>
          <table:table-cell table:number-columns-repeated="6"/>
          <table:table-cell table:formula="of:=[.$Q$7]+([.$Q$6]*[.G425])" office:value-type="float" office:value="-0.238316" calcext:value-type="float">
            <text:p>-0.238316</text:p>
          </table:table-cell>
          <table:table-cell table:formula="of:=[.$R$7]+([.$R$6]*[.H425])" office:value-type="float" office:value="-0.047072" calcext:value-type="float">
            <text:p>-0.047072</text:p>
          </table:table-cell>
          <table:table-cell table:formula="of:=[.$S$7]+([.$S$6]*[.I425])" office:value-type="float" office:value="1.423926" calcext:value-type="float">
            <text:p>1.423926</text:p>
          </table:table-cell>
          <table:table-cell/>
          <table:table-cell table:formula="of:=[.$Q$3]+([.$Q$2]*[.J425])" office:value-type="float" office:value="46.650001" calcext:value-type="float">
            <text:p>46.650001</text:p>
          </table:table-cell>
          <table:table-cell table:formula="of:=[.$R$3]+([.$R$2]*[.K425])" office:value-type="float" office:value="-16.295" calcext:value-type="float">
            <text:p>-16.295</text:p>
          </table:table-cell>
          <table:table-cell table:formula="of:=[.$S$3]+([.$S$2]*[.L425])" office:value-type="float" office:value="-52.7225021" calcext:value-type="float">
            <text:p>-52.7225021</text:p>
          </table:table-cell>
          <table:table-cell table:number-columns-repeated="997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32" calcext:value-type="float">
            <text:p>-32</text:p>
          </table:table-cell>
          <table:table-cell office:value-type="float" office:value="972" calcext:value-type="float">
            <text:p>972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-308" calcext:value-type="float">
            <text:p>-308</text:p>
          </table:table-cell>
          <table:table-cell office:value-type="float" office:value="-0.288316" calcext:value-type="float">
            <text:p>-0.288316</text:p>
          </table:table-cell>
          <table:table-cell office:value-type="float" office:value="-0.047072" calcext:value-type="float">
            <text:p>-0.047072</text:p>
          </table:table-cell>
          <table:table-cell office:value-type="float" office:value="1.42981" calcext:value-type="float">
            <text:p>1.42981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2.1" calcext:value-type="float">
            <text:p>2.1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9.728988" calcext:value-type="float">
            <text:p>9.728988</text:p>
          </table:table-cell>
          <table:table-cell office:value-type="float" office:value="385.254461" calcext:value-type="float">
            <text:p>385.254461</text:p>
          </table:table-cell>
          <table:table-cell table:number-columns-repeated="6"/>
          <table:table-cell table:formula="of:=[.$Q$7]+([.$Q$6]*[.G426])" office:value-type="float" office:value="-0.238316" calcext:value-type="float">
            <text:p>-0.238316</text:p>
          </table:table-cell>
          <table:table-cell table:formula="of:=[.$R$7]+([.$R$6]*[.H426])" office:value-type="float" office:value="-0.047072" calcext:value-type="float">
            <text:p>-0.047072</text:p>
          </table:table-cell>
          <table:table-cell table:formula="of:=[.$S$7]+([.$S$6]*[.I426])" office:value-type="float" office:value="1.42981" calcext:value-type="float">
            <text:p>1.42981</text:p>
          </table:table-cell>
          <table:table-cell/>
          <table:table-cell table:formula="of:=[.$Q$3]+([.$Q$2]*[.J426])" office:value-type="float" office:value="46.650001" calcext:value-type="float">
            <text:p>46.650001</text:p>
          </table:table-cell>
          <table:table-cell table:formula="of:=[.$R$3]+([.$R$2]*[.K426])" office:value-type="float" office:value="-16.295" calcext:value-type="float">
            <text:p>-16.295</text:p>
          </table:table-cell>
          <table:table-cell table:formula="of:=[.$S$3]+([.$S$2]*[.L426])" office:value-type="float" office:value="-53.5100021" calcext:value-type="float">
            <text:p>-53.5100021</text:p>
          </table:table-cell>
          <table:table-cell table:number-columns-repeated="997"/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36" calcext:value-type="float">
            <text:p>-36</text:p>
          </table:table-cell>
          <table:table-cell office:value-type="float" office:value="968" calcext:value-type="float">
            <text:p>968</text:p>
          </table:table-cell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float" office:value="-308" calcext:value-type="float">
            <text:p>-308</text:p>
          </table:table-cell>
          <table:table-cell office:value-type="float" office:value="-0.282432" calcext:value-type="float">
            <text:p>-0.282432</text:p>
          </table:table-cell>
          <table:table-cell office:value-type="float" office:value="-0.052956" calcext:value-type="float">
            <text:p>-0.052956</text:p>
          </table:table-cell>
          <table:table-cell office:value-type="float" office:value="1.423926" calcext:value-type="float">
            <text:p>1.423926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2.4" calcext:value-type="float">
            <text:p>2.4</text:p>
          </table:table-cell>
          <table:table-cell office:value-type="float" office:value="-46.200002" calcext:value-type="float">
            <text:p>-46.200002</text:p>
          </table:table-cell>
          <table:table-cell office:value-type="float" office:value="9.684205" calcext:value-type="float">
            <text:p>9.684205</text:p>
          </table:table-cell>
          <table:table-cell office:value-type="float" office:value="385.332324" calcext:value-type="float">
            <text:p>385.332324</text:p>
          </table:table-cell>
          <table:table-cell table:number-columns-repeated="6"/>
          <table:table-cell table:formula="of:=[.$Q$7]+([.$Q$6]*[.G427])" office:value-type="float" office:value="-0.232432" calcext:value-type="float">
            <text:p>-0.232432</text:p>
          </table:table-cell>
          <table:table-cell table:formula="of:=[.$R$7]+([.$R$6]*[.H427])" office:value-type="float" office:value="-0.052956" calcext:value-type="float">
            <text:p>-0.052956</text:p>
          </table:table-cell>
          <table:table-cell table:formula="of:=[.$S$7]+([.$S$6]*[.I427])" office:value-type="float" office:value="1.423926" calcext:value-type="float">
            <text:p>1.423926</text:p>
          </table:table-cell>
          <table:table-cell/>
          <table:table-cell table:formula="of:=[.$Q$3]+([.$Q$2]*[.J427])" office:value-type="float" office:value="46.650001" calcext:value-type="float">
            <text:p>46.650001</text:p>
          </table:table-cell>
          <table:table-cell table:formula="of:=[.$R$3]+([.$R$2]*[.K427])" office:value-type="float" office:value="-15.98" calcext:value-type="float">
            <text:p>-15.98</text:p>
          </table:table-cell>
          <table:table-cell table:formula="of:=[.$S$3]+([.$S$2]*[.L427])" office:value-type="float" office:value="-53.5100021" calcext:value-type="float">
            <text:p>-53.510002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1023"/>
        </table:table-row>
        <table:table-row table:style-name="ro1">
          <table:table-cell table:formula="of:=MIN([.A2:.A427])" office:value-type="float" office:value="-1056" calcext:value-type="float">
            <text:p>-1056</text:p>
          </table:table-cell>
          <table:table-cell table:formula="of:=MIN([.B2:.B427])" office:value-type="float" office:value="-1064" calcext:value-type="float">
            <text:p>-1064</text:p>
          </table:table-cell>
          <table:table-cell table:formula="of:=MIN([.C2:.C427])" office:value-type="float" office:value="-1124" calcext:value-type="float">
            <text:p>-1124</text:p>
          </table:table-cell>
          <table:table-cell table:formula="of:=MIN([.D2:.D427])" office:value-type="float" office:value="-571" calcext:value-type="float">
            <text:p>-571</text:p>
          </table:table-cell>
          <table:table-cell table:formula="of:=MIN([.E2:.E427])" office:value-type="float" office:value="-385" calcext:value-type="float">
            <text:p>-385</text:p>
          </table:table-cell>
          <table:table-cell table:formula="of:=MIN([.F2:.F427])" office:value-type="float" office:value="-443" calcext:value-type="float">
            <text:p>-443</text:p>
          </table:table-cell>
          <table:table-cell table:formula="of:=MIN([.G2:.G427])" office:value-type="float" office:value="-1.553373" calcext:value-type="float">
            <text:p>-1.553373</text:p>
          </table:table-cell>
          <table:table-cell table:formula="of:=MIN([.H2:.H427])" office:value-type="float" office:value="-1.565141" calcext:value-type="float">
            <text:p>-1.565141</text:p>
          </table:table-cell>
          <table:table-cell table:formula="of:=MIN([.I2:.I427])" office:value-type="float" office:value="-1.653401" calcext:value-type="float">
            <text:p>-1.653401</text:p>
          </table:table-cell>
          <table:table-cell table:formula="of:=MIN([.J2:.J427])" office:value-type="float" office:value="-85.650003" calcext:value-type="float">
            <text:p>-85.650003</text:p>
          </table:table-cell>
          <table:table-cell table:formula="of:=MIN([.K2:.K427])" office:value-type="float" office:value="-57.750002" calcext:value-type="float">
            <text:p>-57.750002</text:p>
          </table:table-cell>
          <table:table-cell table:formula="of:=MIN([.L2:.L427])" office:value-type="float" office:value="-66.450003" calcext:value-type="float">
            <text:p>-66.450003</text:p>
          </table:table-cell>
          <table:table-cell table:formula="of:=MIN([.M2:.M427])" office:value-type="float" office:value="6.97539" calcext:value-type="float">
            <text:p>6.97539</text:p>
          </table:table-cell>
          <table:table-cell table:formula="of:=MIN([.N2:.N427])" office:value-type="float" office:value="343.848804" calcext:value-type="float">
            <text:p>343.848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1023"/>
        </table:table-row>
        <table:table-row table:style-name="ro1">
          <table:table-cell table:formula="of:=MAX([.A2:.A427])" office:value-type="float" office:value="992" calcext:value-type="float">
            <text:p>992</text:p>
          </table:table-cell>
          <table:table-cell table:formula="of:=MAX([.B2:.B427])" office:value-type="float" office:value="1104" calcext:value-type="float">
            <text:p>1104</text:p>
          </table:table-cell>
          <table:table-cell table:formula="of:=MAX([.C2:.C427])" office:value-type="float" office:value="1184" calcext:value-type="float">
            <text:p>1184</text:p>
          </table:table-cell>
          <table:table-cell table:formula="of:=MAX([.D2:.D427])" office:value-type="float" office:value="433" calcext:value-type="float">
            <text:p>433</text:p>
          </table:table-cell>
          <table:table-cell table:formula="of:=MAX([.E2:.E427])" office:value-type="float" office:value="588" calcext:value-type="float">
            <text:p>588</text:p>
          </table:table-cell>
          <table:table-cell table:formula="of:=MAX([.F2:.F427])" office:value-type="float" office:value="503" calcext:value-type="float">
            <text:p>503</text:p>
          </table:table-cell>
          <table:table-cell table:formula="of:=MAX([.G2:.G427])" office:value-type="float" office:value="1.45923" calcext:value-type="float">
            <text:p>1.45923</text:p>
          </table:table-cell>
          <table:table-cell table:formula="of:=MAX([.H2:.H427])" office:value-type="float" office:value="1.623981" calcext:value-type="float">
            <text:p>1.623981</text:p>
          </table:table-cell>
          <table:table-cell table:formula="of:=MAX([.I2:.I427])" office:value-type="float" office:value="1.741661" calcext:value-type="float">
            <text:p>1.741661</text:p>
          </table:table-cell>
          <table:table-cell table:formula="of:=MAX([.J2:.J427])" office:value-type="float" office:value="64.950003" calcext:value-type="float">
            <text:p>64.950003</text:p>
          </table:table-cell>
          <table:table-cell table:formula="of:=MAX([.K2:.K427])" office:value-type="float" office:value="88.200004" calcext:value-type="float">
            <text:p>88.200004</text:p>
          </table:table-cell>
          <table:table-cell table:formula="of:=MAX([.L2:.L427])" office:value-type="float" office:value="75.450003" calcext:value-type="float">
            <text:p>75.450003</text:p>
          </table:table-cell>
          <table:table-cell table:formula="of:=MAX([.M2:.M427])" office:value-type="float" office:value="13.659309" calcext:value-type="float">
            <text:p>13.659309</text:p>
          </table:table-cell>
          <table:table-cell table:formula="of:=MAX([.N2:.N427])" office:value-type="float" office:value="651.437641" calcext:value-type="float">
            <text:p>651.437641</text:p>
          </table:table-cell>
          <table:table-cell table:number-columns-repeated="1010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g X &amp; Mag Y" table:style-name="ta1">
        <table:shapes>
          <draw:frame draw:z-index="0" draw:style-name="gr1" draw:text-style-name="P1" svg:width="453.4pt" svg:height="481.92pt" svg:x="0.03pt" svg:y="0.03pt">
            <loext:p draw:notify-on-update-of-ranges="Data.Y2:Data.Y427 Data.Z1:Data.Z1 Data.Z2:Data.Z4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  <table:table table:name="Mag Y &amp; Mag Z" table:style-name="ta1">
        <table:shapes>
          <draw:frame draw:z-index="0" draw:style-name="gr1" draw:text-style-name="P1" svg:width="453.4pt" svg:height="477.5pt" svg:x="0.03pt" svg:y="0.03pt">
            <loext:p draw:notify-on-update-of-ranges="Data.Y2:Data.Y427 Data.AA1:Data.AA1 Data.AA2:Data.AA4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  <table:table table:name="Mag X &amp; Mag Z" table:style-name="ta1">
        <table:shapes>
          <draw:frame draw:z-index="0" draw:style-name="gr1" draw:text-style-name="P1" svg:width="453.4pt" svg:height="475.29pt" svg:x="0.03pt" svg:y="0.03pt">
            <loext:p draw:notify-on-update-of-ranges="Data.Y2:Data.Y427 Data.AA1:Data.AA1 Data.AA2:Data.AA4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  <table:table table:name="Acc X &amp; Acc Y" table:style-name="ta1">
        <table:shapes>
          <draw:frame draw:z-index="0" draw:style-name="gr1" draw:text-style-name="P1" svg:width="453.91pt" svg:height="475.29pt" svg:x="0.03pt" svg:y="0.03pt">
            <loext:p draw:notify-on-update-of-ranges="Data.U2:Data.U427 Data.V1:Data.V1 Data.V2:Data.V4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  <table:table table:name="Acc Y &amp; Acc Z" table:style-name="ta1">
        <table:shapes>
          <draw:frame draw:z-index="0" draw:style-name="gr1" draw:text-style-name="P1" svg:width="453.4pt" svg:height="481.41pt" svg:x="0.03pt" svg:y="0.03pt">
            <loext:p draw:notify-on-update-of-ranges="Data.V2:Data.V427 Data.W1:Data.W1 Data.W2:Data.W4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  <table:table table:name="Acc X &amp; Acc Z" table:style-name="ta1">
        <table:shapes>
          <draw:frame draw:z-index="0" draw:style-name="gr1" draw:text-style-name="P1" svg:width="453.94pt" svg:height="450.77pt" svg:x="13.1pt" svg:y="0pt">
            <loext:p draw:notify-on-update-of-ranges="Data.U2:Data.U427 Data.W1:Data.W1 Data.W2:Data.W4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4T17:45:27.524344709</dc:date>
    <meta:editing-duration>PT31M10S</meta:editing-duration>
    <meta:editing-cycles>6</meta:editing-cycles>
    <meta:generator>LibreOffice/5.4.0.3$MacOSX_X86_64 LibreOffice_project/7556cbc6811c9d992f4064ab9287069087d7f62c</meta:generator>
    <meta:document-statistic meta:table-count="7" meta:cell-count="85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17.002cm" xlink:href=".." xlink:type="simple" chart:class="chart:scatter" chart:style-name="ch1">
        <chart:title svg:x="6.295cm" svg:y="0.475cm" chart:style-name="ch2">
          <text:p>Mag X &amp; Mag Y</text:p>
        </chart:title>
        <chart:plot-area chart:style-name="ch3" table:cell-range-address="Data.Y2:Data.Z427 Data.Z1:Data.Z1" chart:data-source-has-labels="row" svg:x="0.319cm" svg:y="1.586cm" svg:width="15.358cm" svg:height="15.076cm">
          <chartooo:coordinate-region svg:x="0.686cm" svg:y="1.783cm" svg:width="14.682cm" svg:height="14.68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Z2:Data.Z427" chart:label-cell-address="Data.Z1:Data.Z1" chart:class="chart:scatter">
            <chart:domain table:cell-range-address="Data.Y2:Data.Y427"/>
            <chart:data-point chart:repeated="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new MagY</text:p>
                <draw:g>
                  <svg:desc>Data.Z1:Data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600001">
                <text:p>33.600001</text:p>
                <draw:g>
                  <svg:desc>Data.Y2:Data.Y427</svg:desc>
                </draw:g>
              </table:table-cell>
              <table:table-cell office:value-type="float" office:value="-15.1925">
                <text:p>-15.1925</text:p>
                <draw:g>
                  <svg:desc>Data.Z2:Data.Z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450001">
                <text:p>36.450001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700001">
                <text:p>35.700001</text:p>
              </table:table-cell>
              <table:table-cell office:value-type="float" office:value="-8.105">
                <text:p>-8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00001">
                <text:p>37.200001</text:p>
              </table:table-cell>
              <table:table-cell office:value-type="float" office:value="-8.8925">
                <text:p>-8.8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050001">
                <text:p>37.050001</text:p>
              </table:table-cell>
              <table:table-cell office:value-type="float" office:value="-9.2075">
                <text:p>-9.2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350001">
                <text:p>37.350001</text:p>
              </table:table-cell>
              <table:table-cell office:value-type="float" office:value="-9.2075">
                <text:p>-9.2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900001">
                <text:p>36.900001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50001">
                <text:p>36.150001</text:p>
              </table:table-cell>
              <table:table-cell office:value-type="float" office:value="-9.68">
                <text:p>-9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100001">
                <text:p>35.100001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950001">
                <text:p>34.950001</text:p>
              </table:table-cell>
              <table:table-cell office:value-type="float" office:value="-12.515">
                <text:p>-12.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000001">
                <text:p>36.000001</text:p>
              </table:table-cell>
              <table:table-cell office:value-type="float" office:value="-12.0425">
                <text:p>-12.0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300001">
                <text:p>36.300001</text:p>
              </table:table-cell>
              <table:table-cell office:value-type="float" office:value="-11.885">
                <text:p>-11.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450001">
                <text:p>36.450001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50001">
                <text:p>37.950001</text:p>
              </table:table-cell>
              <table:table-cell office:value-type="float" office:value="-8.2625">
                <text:p>-8.2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000001">
                <text:p>39.000001</text:p>
              </table:table-cell>
              <table:table-cell office:value-type="float" office:value="-2.59249895">
                <text:p>-2.5924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600001">
                <text:p>39.600001</text:p>
              </table:table-cell>
              <table:table-cell office:value-type="float" office:value="0.242501050000001">
                <text:p>0.24250105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300001">
                <text:p>39.300001</text:p>
              </table:table-cell>
              <table:table-cell office:value-type="float" office:value="5.28250105">
                <text:p>5.2825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950001">
                <text:p>37.950001</text:p>
              </table:table-cell>
              <table:table-cell office:value-type="float" office:value="10.79500105">
                <text:p>10.79500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400001">
                <text:p>35.400001</text:p>
              </table:table-cell>
              <table:table-cell office:value-type="float" office:value="17.09500105">
                <text:p>17.09500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850001">
                <text:p>32.850001</text:p>
              </table:table-cell>
              <table:table-cell office:value-type="float" office:value="22.2925021">
                <text:p>22.2925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250001">
                <text:p>29.250001</text:p>
              </table:table-cell>
              <table:table-cell office:value-type="float" office:value="26.7025021">
                <text:p>26.7025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200001">
                <text:p>25.200001</text:p>
              </table:table-cell>
              <table:table-cell office:value-type="float" office:value="31.7425021">
                <text:p>31.7425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55">
                <text:p>17.55</text:p>
              </table:table-cell>
              <table:table-cell office:value-type="float" office:value="36.4675021">
                <text:p>36.4675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85">
                <text:p>14.85</text:p>
              </table:table-cell>
              <table:table-cell office:value-type="float" office:value="36.7825021">
                <text:p>36.7825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">
                <text:p>10.8</text:p>
              </table:table-cell>
              <table:table-cell office:value-type="float" office:value="38.5150021">
                <text:p>38.5150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">
                <text:p>3.9</text:p>
              </table:table-cell>
              <table:table-cell office:value-type="float" office:value="39.4600021">
                <text:p>39.4600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00001">
                <text:p>-0.900001</text:p>
              </table:table-cell>
              <table:table-cell office:value-type="float" office:value="40.5625021">
                <text:p>40.5625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00001">
                <text:p>-6.300001</text:p>
              </table:table-cell>
              <table:table-cell office:value-type="float" office:value="41.0350021">
                <text:p>41.0350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600001">
                <text:p>-12.600001</text:p>
              </table:table-cell>
              <table:table-cell office:value-type="float" office:value="39.1450021">
                <text:p>39.1450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.450001">
                <text:p>-18.450001</text:p>
              </table:table-cell>
              <table:table-cell office:value-type="float" office:value="37.5700021">
                <text:p>37.5700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50001">
                <text:p>-24.450001</text:p>
              </table:table-cell>
              <table:table-cell office:value-type="float" office:value="33.7900021">
                <text:p>33.7900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.300002">
                <text:p>-27.300002</text:p>
              </table:table-cell>
              <table:table-cell office:value-type="float" office:value="31.1125021">
                <text:p>31.1125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0.150002">
                <text:p>-30.150002</text:p>
              </table:table-cell>
              <table:table-cell office:value-type="float" office:value="28.4350021">
                <text:p>28.4350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300002">
                <text:p>-33.300002</text:p>
              </table:table-cell>
              <table:table-cell office:value-type="float" office:value="24.3400021">
                <text:p>24.3400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.850002">
                <text:p>-35.850002</text:p>
              </table:table-cell>
              <table:table-cell office:value-type="float" office:value="19.30000105">
                <text:p>19.30000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7.350002">
                <text:p>-37.350002</text:p>
              </table:table-cell>
              <table:table-cell office:value-type="float" office:value="14.73250105">
                <text:p>14.73250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9.450002">
                <text:p>-39.450002</text:p>
              </table:table-cell>
              <table:table-cell office:value-type="float" office:value="7.48750105">
                <text:p>7.4875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9.150002">
                <text:p>-39.150002</text:p>
              </table:table-cell>
              <table:table-cell office:value-type="float" office:value="2.60500105">
                <text:p>2.60500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7.800002">
                <text:p>-37.800002</text:p>
              </table:table-cell>
              <table:table-cell office:value-type="float" office:value="-0.387498949999998">
                <text:p>-0.387498949999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8.550002">
                <text:p>-38.550002</text:p>
              </table:table-cell>
              <table:table-cell office:value-type="float" office:value="-2.90749895">
                <text:p>-2.90749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8.700002">
                <text:p>-38.700002</text:p>
              </table:table-cell>
              <table:table-cell office:value-type="float" office:value="-6.53">
                <text:p>-6.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11.885">
                <text:p>-11.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.100002">
                <text:p>-35.100002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.800002">
                <text:p>-31.800002</text:p>
              </table:table-cell>
              <table:table-cell office:value-type="float" office:value="-24.0125">
                <text:p>-24.0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.150002">
                <text:p>-27.150002</text:p>
              </table:table-cell>
              <table:table-cell office:value-type="float" office:value="-29.0525">
                <text:p>-29.0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.650001">
                <text:p>-22.650001</text:p>
              </table:table-cell>
              <table:table-cell office:value-type="float" office:value="-32.04500105">
                <text:p>-32.04500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1.000001">
                <text:p>-21.000001</text:p>
              </table:table-cell>
              <table:table-cell office:value-type="float" office:value="-33.46250105">
                <text:p>-33.46250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34.09250105">
                <text:p>-34.0925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7.400001">
                <text:p>-17.400001</text:p>
              </table:table-cell>
              <table:table-cell office:value-type="float" office:value="-35.19500105">
                <text:p>-35.19500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800001">
                <text:p>-10.800001</text:p>
              </table:table-cell>
              <table:table-cell office:value-type="float" office:value="-37.71500105">
                <text:p>-37.71500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300001">
                <text:p>-3.300001</text:p>
              </table:table-cell>
              <table:table-cell office:value-type="float" office:value="-39.92000105">
                <text:p>-39.92000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">
                <text:p>1.2</text:p>
              </table:table-cell>
              <table:table-cell office:value-type="float" office:value="-40.23500105">
                <text:p>-40.2350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">
                <text:p>7.5</text:p>
              </table:table-cell>
              <table:table-cell office:value-type="float" office:value="-39.13250105">
                <text:p>-39.132501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75">
                <text:p>12.75</text:p>
              </table:table-cell>
              <table:table-cell office:value-type="float" office:value="-37.71500105">
                <text:p>-37.7150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5">
                <text:p>19.65</text:p>
              </table:table-cell>
              <table:table-cell office:value-type="float" office:value="-34.72250105">
                <text:p>-34.72250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7">
                <text:p>23.7</text:p>
              </table:table-cell>
              <table:table-cell office:value-type="float" office:value="-31.5725">
                <text:p>-31.57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200001">
                <text:p>28.200001</text:p>
              </table:table-cell>
              <table:table-cell office:value-type="float" office:value="-27.32">
                <text:p>-27.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350001">
                <text:p>31.350001</text:p>
              </table:table-cell>
              <table:table-cell office:value-type="float" office:value="-23.0675">
                <text:p>-23.0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600001">
                <text:p>33.600001</text:p>
              </table:table-cell>
              <table:table-cell office:value-type="float" office:value="-19.9175">
                <text:p>-19.9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00001">
                <text:p>35.700001</text:p>
              </table:table-cell>
              <table:table-cell office:value-type="float" office:value="-13.775">
                <text:p>-13.7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150001">
                <text:p>36.150001</text:p>
              </table:table-cell>
              <table:table-cell office:value-type="float" office:value="-13.145">
                <text:p>-13.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800001">
                <text:p>37.800001</text:p>
              </table:table-cell>
              <table:table-cell office:value-type="float" office:value="-7.3175">
                <text:p>-7.3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00001">
                <text:p>38.700001</text:p>
              </table:table-cell>
              <table:table-cell office:value-type="float" office:value="-1.01749895">
                <text:p>-1.017498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100001">
                <text:p>38.100001</text:p>
              </table:table-cell>
              <table:table-cell office:value-type="float" office:value="3.86500105">
                <text:p>3.86500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450001">
                <text:p>36.450001</text:p>
              </table:table-cell>
              <table:table-cell office:value-type="float" office:value="9.69250105">
                <text:p>9.69250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700001">
                <text:p>35.700001</text:p>
              </table:table-cell>
              <table:table-cell office:value-type="float" office:value="12.68500105">
                <text:p>12.6850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150001">
                <text:p>36.150001</text:p>
              </table:table-cell>
              <table:table-cell office:value-type="float" office:value="13.63000105">
                <text:p>13.6300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950001">
                <text:p>37.950001</text:p>
              </table:table-cell>
              <table:table-cell office:value-type="float" office:value="7.48750105">
                <text:p>7.4875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.400001">
                <text:p>38.400001</text:p>
              </table:table-cell>
              <table:table-cell office:value-type="float" office:value="0.242501050000001">
                <text:p>0.24250105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.400001">
                <text:p>38.400001</text:p>
              </table:table-cell>
              <table:table-cell office:value-type="float" office:value="-7.0025">
                <text:p>-7.0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850001">
                <text:p>35.850001</text:p>
              </table:table-cell>
              <table:table-cell office:value-type="float" office:value="-15.1925">
                <text:p>-15.1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350001">
                <text:p>34.350001</text:p>
              </table:table-cell>
              <table:table-cell office:value-type="float" office:value="-18.6575">
                <text:p>-18.6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600001">
                <text:p>30.600001</text:p>
              </table:table-cell>
              <table:table-cell office:value-type="float" office:value="-24.17">
                <text:p>-24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050001">
                <text:p>25.050001</text:p>
              </table:table-cell>
              <table:table-cell office:value-type="float" office:value="-30.155">
                <text:p>-30.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">
                <text:p>19.2</text:p>
              </table:table-cell>
              <table:table-cell office:value-type="float" office:value="-33.77750105">
                <text:p>-33.7775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5">
                <text:p>16.5</text:p>
              </table:table-cell>
              <table:table-cell office:value-type="float" office:value="-35.66750105">
                <text:p>-35.66750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7">
                <text:p>14.7</text:p>
              </table:table-cell>
              <table:table-cell office:value-type="float" office:value="-36.14000105">
                <text:p>-36.14000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">
                <text:p>10.5</text:p>
              </table:table-cell>
              <table:table-cell office:value-type="float" office:value="-37.24250105">
                <text:p>-37.2425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5">
                <text:p>5.85</text:p>
              </table:table-cell>
              <table:table-cell office:value-type="float" office:value="-38.81750105">
                <text:p>-38.81750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5">
                <text:p>1.95</text:p>
              </table:table-cell>
              <table:table-cell office:value-type="float" office:value="-39.13250105">
                <text:p>-39.132501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100001">
                <text:p>-2.100001</text:p>
              </table:table-cell>
              <table:table-cell office:value-type="float" office:value="-38.97500105">
                <text:p>-38.97500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.450001">
                <text:p>-9.450001</text:p>
              </table:table-cell>
              <table:table-cell office:value-type="float" office:value="-38.18750105">
                <text:p>-38.187501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650001">
                <text:p>-16.650001</text:p>
              </table:table-cell>
              <table:table-cell office:value-type="float" office:value="-35.19500105">
                <text:p>-35.19500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.750001">
                <text:p>-21.750001</text:p>
              </table:table-cell>
              <table:table-cell office:value-type="float" office:value="-32.83250105">
                <text:p>-32.83250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6.250002">
                <text:p>-26.250002</text:p>
              </table:table-cell>
              <table:table-cell office:value-type="float" office:value="-28.7375">
                <text:p>-28.7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22.4375">
                <text:p>-22.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15.1925">
                <text:p>-15.1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10.625">
                <text:p>-10.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0.050002">
                <text:p>-40.050002</text:p>
              </table:table-cell>
              <table:table-cell office:value-type="float" office:value="-3.37999895">
                <text:p>-3.379998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9.750002">
                <text:p>-39.750002</text:p>
              </table:table-cell>
              <table:table-cell office:value-type="float" office:value="5.44000105">
                <text:p>5.44000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9.300002">
                <text:p>-39.300002</text:p>
              </table:table-cell>
              <table:table-cell office:value-type="float" office:value="10.16500105">
                <text:p>10.165001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.950002">
                <text:p>-37.950002</text:p>
              </table:table-cell>
              <table:table-cell office:value-type="float" office:value="14.10250105">
                <text:p>14.10250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6.300002">
                <text:p>-36.300002</text:p>
              </table:table-cell>
              <table:table-cell office:value-type="float" office:value="17.88250105">
                <text:p>17.88250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1.350002">
                <text:p>-31.350002</text:p>
              </table:table-cell>
              <table:table-cell office:value-type="float" office:value="25.4425021">
                <text:p>25.4425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.650001">
                <text:p>-25.650001</text:p>
              </table:table-cell>
              <table:table-cell office:value-type="float" office:value="32.0575021">
                <text:p>32.0575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.300001">
                <text:p>-21.300001</text:p>
              </table:table-cell>
              <table:table-cell office:value-type="float" office:value="35.3650021">
                <text:p>35.3650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8.150001">
                <text:p>-18.150001</text:p>
              </table:table-cell>
              <table:table-cell office:value-type="float" office:value="37.2550021">
                <text:p>37.2550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.950001">
                <text:p>-13.950001</text:p>
              </table:table-cell>
              <table:table-cell office:value-type="float" office:value="37.8850021">
                <text:p>37.88500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500001">
                <text:p>-7.500001</text:p>
              </table:table-cell>
              <table:table-cell office:value-type="float" office:value="39.7750021">
                <text:p>39.7750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550001">
                <text:p>-2.550001</text:p>
              </table:table-cell>
              <table:table-cell office:value-type="float" office:value="41.1925021">
                <text:p>41.1925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41.1925021">
                <text:p>41.19250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6">
                <text:p>9.6</text:p>
              </table:table-cell>
              <table:table-cell office:value-type="float" office:value="39.4600021">
                <text:p>39.4600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35.9950021">
                <text:p>35.9950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6">
                <text:p>21.6</text:p>
              </table:table-cell>
              <table:table-cell office:value-type="float" office:value="33.6325021">
                <text:p>33.6325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200001">
                <text:p>25.200001</text:p>
              </table:table-cell>
              <table:table-cell office:value-type="float" office:value="30.4825021">
                <text:p>30.4825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400001">
                <text:p>29.400001</text:p>
              </table:table-cell>
              <table:table-cell office:value-type="float" office:value="25.6000021">
                <text:p>25.6000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350001">
                <text:p>34.350001</text:p>
              </table:table-cell>
              <table:table-cell office:value-type="float" office:value="18.04000105">
                <text:p>18.0400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00001">
                <text:p>36.000001</text:p>
              </table:table-cell>
              <table:table-cell office:value-type="float" office:value="14.26000105">
                <text:p>14.260001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.500001">
                <text:p>37.500001</text:p>
              </table:table-cell>
              <table:table-cell office:value-type="float" office:value="10.00750105">
                <text:p>10.00750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.950001">
                <text:p>37.950001</text:p>
              </table:table-cell>
              <table:table-cell office:value-type="float" office:value="3.70750105">
                <text:p>3.70750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.100001">
                <text:p>38.100001</text:p>
              </table:table-cell>
              <table:table-cell office:value-type="float" office:value="-4.32499895">
                <text:p>-4.324998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.050001">
                <text:p>37.050001</text:p>
              </table:table-cell>
              <table:table-cell office:value-type="float" office:value="-10.1525">
                <text:p>-10.15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850001">
                <text:p>35.850001</text:p>
              </table:table-cell>
              <table:table-cell office:value-type="float" office:value="-14.405">
                <text:p>-14.4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100001">
                <text:p>35.100001</text:p>
              </table:table-cell>
              <table:table-cell office:value-type="float" office:value="-17.0825">
                <text:p>-17.0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250001">
                <text:p>32.250001</text:p>
              </table:table-cell>
              <table:table-cell office:value-type="float" office:value="-22.595">
                <text:p>-22.5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700001">
                <text:p>29.700001</text:p>
              </table:table-cell>
              <table:table-cell office:value-type="float" office:value="-26.375">
                <text:p>-26.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5">
                <text:p>23.25</text:p>
              </table:table-cell>
              <table:table-cell office:value-type="float" office:value="-32.67500105">
                <text:p>-32.6750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75">
                <text:p>15.75</text:p>
              </table:table-cell>
              <table:table-cell office:value-type="float" office:value="-37.24250105">
                <text:p>-37.24250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">
                <text:p>12.6</text:p>
              </table:table-cell>
              <table:table-cell office:value-type="float" office:value="-38.97500105">
                <text:p>-38.97500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1">
                <text:p>17.1</text:p>
              </table:table-cell>
              <table:table-cell office:value-type="float" office:value="-36.92750105">
                <text:p>-36.92750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350001">
                <text:p>25.350001</text:p>
              </table:table-cell>
              <table:table-cell office:value-type="float" office:value="-31.2575">
                <text:p>-31.25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150001">
                <text:p>33.150001</text:p>
              </table:table-cell>
              <table:table-cell office:value-type="float" office:value="-21.4925">
                <text:p>-21.49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150001">
                <text:p>36.150001</text:p>
              </table:table-cell>
              <table:table-cell office:value-type="float" office:value="-13.6175">
                <text:p>-13.6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650001">
                <text:p>37.650001</text:p>
              </table:table-cell>
              <table:table-cell office:value-type="float" office:value="-8.2625">
                <text:p>-8.2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550001">
                <text:p>38.550001</text:p>
              </table:table-cell>
              <table:table-cell office:value-type="float" office:value="-1.64749895">
                <text:p>-1.647498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400001">
                <text:p>38.400001</text:p>
              </table:table-cell>
              <table:table-cell office:value-type="float" office:value="1.81750105">
                <text:p>1.817501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350001">
                <text:p>37.350001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350001">
                <text:p>34.350001</text:p>
              </table:table-cell>
              <table:table-cell office:value-type="float" office:value="-17.87">
                <text:p>-17.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400001">
                <text:p>32.400001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300001">
                <text:p>30.300001</text:p>
              </table:table-cell>
              <table:table-cell office:value-type="float" office:value="-21.4925">
                <text:p>-21.4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400001">
                <text:p>29.400001</text:p>
              </table:table-cell>
              <table:table-cell office:value-type="float" office:value="-35.19500105">
                <text:p>-35.19500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200001">
                <text:p>28.200001</text:p>
              </table:table-cell>
              <table:table-cell office:value-type="float" office:value="-42.75500105">
                <text:p>-42.755001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500001">
                <text:p>28.500001</text:p>
              </table:table-cell>
              <table:table-cell office:value-type="float" office:value="-53.78000105">
                <text:p>-53.780001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500001">
                <text:p>28.500001</text:p>
              </table:table-cell>
              <table:table-cell office:value-type="float" office:value="-60.5525021">
                <text:p>-60.5525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650001">
                <text:p>31.650001</text:p>
              </table:table-cell>
              <table:table-cell office:value-type="float" office:value="-68.1125021">
                <text:p>-68.1125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950001">
                <text:p>34.950001</text:p>
              </table:table-cell>
              <table:table-cell office:value-type="float" office:value="-71.1050021">
                <text:p>-71.1050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500001">
                <text:p>37.500001</text:p>
              </table:table-cell>
              <table:table-cell office:value-type="float" office:value="-70.7900021">
                <text:p>-70.7900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500001">
                <text:p>37.500001</text:p>
              </table:table-cell>
              <table:table-cell office:value-type="float" office:value="-70.4750021">
                <text:p>-70.47500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100001">
                <text:p>35.100001</text:p>
              </table:table-cell>
              <table:table-cell office:value-type="float" office:value="-69.5300021">
                <text:p>-69.53000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850001">
                <text:p>35.850001</text:p>
              </table:table-cell>
              <table:table-cell office:value-type="float" office:value="-66.2225021">
                <text:p>-66.22250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050001">
                <text:p>37.050001</text:p>
              </table:table-cell>
              <table:table-cell office:value-type="float" office:value="-59.6075021">
                <text:p>-59.6075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.000001">
                <text:p>39.000001</text:p>
              </table:table-cell>
              <table:table-cell office:value-type="float" office:value="-50.78750105">
                <text:p>-50.78750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750001">
                <text:p>36.750001</text:p>
              </table:table-cell>
              <table:table-cell office:value-type="float" office:value="-47.32250105">
                <text:p>-47.3225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950001">
                <text:p>34.950001</text:p>
              </table:table-cell>
              <table:table-cell office:value-type="float" office:value="-45.74750105">
                <text:p>-45.74750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.050001">
                <text:p>34.050001</text:p>
              </table:table-cell>
              <table:table-cell office:value-type="float" office:value="-33.93500105">
                <text:p>-33.935001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0001">
                <text:p>36.750001</text:p>
              </table:table-cell>
              <table:table-cell office:value-type="float" office:value="-22.1225">
                <text:p>-22.12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.050001">
                <text:p>37.050001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600001">
                <text:p>36.600001</text:p>
              </table:table-cell>
              <table:table-cell office:value-type="float" office:value="4.81000105">
                <text:p>4.810001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.500001">
                <text:p>34.500001</text:p>
              </table:table-cell>
              <table:table-cell office:value-type="float" office:value="20.40250105">
                <text:p>20.40250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100001">
                <text:p>32.100001</text:p>
              </table:table-cell>
              <table:table-cell office:value-type="float" office:value="35.0500021">
                <text:p>35.0500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700001">
                <text:p>29.700001</text:p>
              </table:table-cell>
              <table:table-cell office:value-type="float" office:value="48.43750315">
                <text:p>48.437503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500001">
                <text:p>25.500001</text:p>
              </table:table-cell>
              <table:table-cell office:value-type="float" office:value="60.88000315">
                <text:p>60.88000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900001">
                <text:p>24.900001</text:p>
              </table:table-cell>
              <table:table-cell office:value-type="float" office:value="65.76250315">
                <text:p>65.762503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5">
                <text:p>22.5</text:p>
              </table:table-cell>
              <table:table-cell office:value-type="float" office:value="71.27500315">
                <text:p>71.275003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1">
                <text:p>23.1</text:p>
              </table:table-cell>
              <table:table-cell office:value-type="float" office:value="72.85000315">
                <text:p>72.85000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15">
                <text:p>24.15</text:p>
              </table:table-cell>
              <table:table-cell office:value-type="float" office:value="74.1100042">
                <text:p>74.11000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250001">
                <text:p>29.250001</text:p>
              </table:table-cell>
              <table:table-cell office:value-type="float" office:value="68.28250315">
                <text:p>68.28250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.400001">
                <text:p>29.400001</text:p>
              </table:table-cell>
              <table:table-cell office:value-type="float" office:value="59.14750315">
                <text:p>59.147503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950001">
                <text:p>28.950001</text:p>
              </table:table-cell>
              <table:table-cell office:value-type="float" office:value="50.01250315">
                <text:p>50.012503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700001">
                <text:p>26.700001</text:p>
              </table:table-cell>
              <table:table-cell office:value-type="float" office:value="39.7750021">
                <text:p>39.7750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9">
                <text:p>21.9</text:p>
              </table:table-cell>
              <table:table-cell office:value-type="float" office:value="32.0575021">
                <text:p>32.0575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15">
                <text:p>18.15</text:p>
              </table:table-cell>
              <table:table-cell office:value-type="float" office:value="25.7575021">
                <text:p>25.75750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35">
                <text:p>22.35</text:p>
              </table:table-cell>
              <table:table-cell office:value-type="float" office:value="12.68500105">
                <text:p>12.6850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050001">
                <text:p>28.050001</text:p>
              </table:table-cell>
              <table:table-cell office:value-type="float" office:value="0.87250105">
                <text:p>0.87250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350001">
                <text:p>31.350001</text:p>
              </table:table-cell>
              <table:table-cell office:value-type="float" office:value="-9.05">
                <text:p>-9.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400001">
                <text:p>35.400001</text:p>
              </table:table-cell>
              <table:table-cell office:value-type="float" office:value="-12.9875">
                <text:p>-12.9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000001">
                <text:p>39.000001</text:p>
              </table:table-cell>
              <table:table-cell office:value-type="float" office:value="-13.6175">
                <text:p>-13.61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500001">
                <text:p>37.500001</text:p>
              </table:table-cell>
              <table:table-cell office:value-type="float" office:value="-17.87">
                <text:p>-17.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000001">
                <text:p>39.000001</text:p>
              </table:table-cell>
              <table:table-cell office:value-type="float" office:value="-15.98">
                <text:p>-15.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.400001">
                <text:p>38.400001</text:p>
              </table:table-cell>
              <table:table-cell office:value-type="float" office:value="-16.7675">
                <text:p>-16.7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100001">
                <text:p>38.100001</text:p>
              </table:table-cell>
              <table:table-cell office:value-type="float" office:value="-17.555">
                <text:p>-17.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350001">
                <text:p>37.350001</text:p>
              </table:table-cell>
              <table:table-cell office:value-type="float" office:value="-17.24">
                <text:p>-17.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800001">
                <text:p>37.800001</text:p>
              </table:table-cell>
              <table:table-cell office:value-type="float" office:value="-17.0825">
                <text:p>-17.08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200001">
                <text:p>37.200001</text:p>
              </table:table-cell>
              <table:table-cell office:value-type="float" office:value="-18.815">
                <text:p>-18.8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200001">
                <text:p>37.200001</text:p>
              </table:table-cell>
              <table:table-cell office:value-type="float" office:value="-18.185">
                <text:p>-18.1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350001">
                <text:p>37.350001</text:p>
              </table:table-cell>
              <table:table-cell office:value-type="float" office:value="-16.925">
                <text:p>-16.9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600001">
                <text:p>36.600001</text:p>
              </table:table-cell>
              <table:table-cell office:value-type="float" office:value="-18.3425">
                <text:p>-18.34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150001">
                <text:p>36.150001</text:p>
              </table:table-cell>
              <table:table-cell office:value-type="float" office:value="-5.11249895">
                <text:p>-5.11249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900001">
                <text:p>36.900001</text:p>
              </table:table-cell>
              <table:table-cell office:value-type="float" office:value="12.68500105">
                <text:p>12.68500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.500001">
                <text:p>37.500001</text:p>
              </table:table-cell>
              <table:table-cell office:value-type="float" office:value="25.9150021">
                <text:p>25.91500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.950001">
                <text:p>37.950001</text:p>
              </table:table-cell>
              <table:table-cell office:value-type="float" office:value="38.5150021">
                <text:p>38.5150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250001">
                <text:p>38.250001</text:p>
              </table:table-cell>
              <table:table-cell office:value-type="float" office:value="46.0750021">
                <text:p>46.0750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.050001">
                <text:p>40.050001</text:p>
              </table:table-cell>
              <table:table-cell office:value-type="float" office:value="55.05250315">
                <text:p>55.052503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900001">
                <text:p>39.900001</text:p>
              </table:table-cell>
              <table:table-cell office:value-type="float" office:value="63.55750315">
                <text:p>63.557503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100001">
                <text:p>41.100001</text:p>
              </table:table-cell>
              <table:table-cell office:value-type="float" office:value="65.60500315">
                <text:p>65.605003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800001">
                <text:p>40.800001</text:p>
              </table:table-cell>
              <table:table-cell office:value-type="float" office:value="65.60500315">
                <text:p>65.605003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450001">
                <text:p>42.450001</text:p>
              </table:table-cell>
              <table:table-cell office:value-type="float" office:value="64.66000315">
                <text:p>64.66000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000001">
                <text:p>45.000001</text:p>
              </table:table-cell>
              <table:table-cell office:value-type="float" office:value="55.21000315">
                <text:p>55.210003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.950001">
                <text:p>46.950001</text:p>
              </table:table-cell>
              <table:table-cell office:value-type="float" office:value="46.0750021">
                <text:p>46.0750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400001">
                <text:p>47.400001</text:p>
              </table:table-cell>
              <table:table-cell office:value-type="float" office:value="40.8775021">
                <text:p>40.8775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700001">
                <text:p>47.700001</text:p>
              </table:table-cell>
              <table:table-cell office:value-type="float" office:value="33.4750021">
                <text:p>33.4750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.500001">
                <text:p>46.500001</text:p>
              </table:table-cell>
              <table:table-cell office:value-type="float" office:value="26.2300021">
                <text:p>26.2300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000001">
                <text:p>45.000001</text:p>
              </table:table-cell>
              <table:table-cell office:value-type="float" office:value="10.95250105">
                <text:p>10.952501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.250001">
                <text:p>44.250001</text:p>
              </table:table-cell>
              <table:table-cell office:value-type="float" office:value="-8.5775">
                <text:p>-8.57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.300001">
                <text:p>45.300001</text:p>
              </table:table-cell>
              <table:table-cell office:value-type="float" office:value="-35.03750105">
                <text:p>-35.037501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400001">
                <text:p>44.400001</text:p>
              </table:table-cell>
              <table:table-cell office:value-type="float" office:value="-48.74000105">
                <text:p>-48.74000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500001">
                <text:p>40.500001</text:p>
              </table:table-cell>
              <table:table-cell office:value-type="float" office:value="-61.9700021">
                <text:p>-61.9700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350001">
                <text:p>37.350001</text:p>
              </table:table-cell>
              <table:table-cell office:value-type="float" office:value="-70.0025021">
                <text:p>-70.0025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050001">
                <text:p>31.050001</text:p>
              </table:table-cell>
              <table:table-cell office:value-type="float" office:value="-75.0425021">
                <text:p>-75.0425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650001">
                <text:p>28.650001</text:p>
              </table:table-cell>
              <table:table-cell office:value-type="float" office:value="-73.4675021">
                <text:p>-73.4675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350001">
                <text:p>31.350001</text:p>
              </table:table-cell>
              <table:table-cell office:value-type="float" office:value="-68.2700021">
                <text:p>-68.2700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450001">
                <text:p>27.450001</text:p>
              </table:table-cell>
              <table:table-cell office:value-type="float" office:value="-67.3250021">
                <text:p>-67.3250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6">
                <text:p>18.6</text:p>
              </table:table-cell>
              <table:table-cell office:value-type="float" office:value="-57.24500105">
                <text:p>-57.245001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45">
                <text:p>21.45</text:p>
              </table:table-cell>
              <table:table-cell office:value-type="float" office:value="-49.68500105">
                <text:p>-49.68500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05">
                <text:p>22.05</text:p>
              </table:table-cell>
              <table:table-cell office:value-type="float" office:value="-44.17250105">
                <text:p>-44.17250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00001">
                <text:p>27.900001</text:p>
              </table:table-cell>
              <table:table-cell office:value-type="float" office:value="-30.9425">
                <text:p>-30.94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.200001">
                <text:p>34.200001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.700001">
                <text:p>38.700001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.500001">
                <text:p>40.500001</text:p>
              </table:table-cell>
              <table:table-cell office:value-type="float" office:value="-11.255">
                <text:p>-11.2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.800001">
                <text:p>40.800001</text:p>
              </table:table-cell>
              <table:table-cell office:value-type="float" office:value="-12.6725">
                <text:p>-12.67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.150001">
                <text:p>30.150001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65">
                <text:p>13.65</text:p>
              </table:table-cell>
              <table:table-cell office:value-type="float" office:value="-14.2475">
                <text:p>-14.24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.950001">
                <text:p>-10.950001</text:p>
              </table:table-cell>
              <table:table-cell office:value-type="float" office:value="-18.0275">
                <text:p>-18.0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.750001">
                <text:p>-21.750001</text:p>
              </table:table-cell>
              <table:table-cell office:value-type="float" office:value="-19.9175">
                <text:p>-19.91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1.650002">
                <text:p>-31.650002</text:p>
              </table:table-cell>
              <table:table-cell office:value-type="float" office:value="-19.6025">
                <text:p>-19.60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6.950002">
                <text:p>-46.950002</text:p>
              </table:table-cell>
              <table:table-cell office:value-type="float" office:value="-16.4525">
                <text:p>-16.45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62.400003">
                <text:p>-62.400003</text:p>
              </table:table-cell>
              <table:table-cell office:value-type="float" office:value="-14.09">
                <text:p>-14.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0.650003">
                <text:p>-70.650003</text:p>
              </table:table-cell>
              <table:table-cell office:value-type="float" office:value="-10.4675">
                <text:p>-10.46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3.650003">
                <text:p>-73.650003</text:p>
              </table:table-cell>
              <table:table-cell office:value-type="float" office:value="-12.3575">
                <text:p>-12.3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8.850003">
                <text:p>-68.850003</text:p>
              </table:table-cell>
              <table:table-cell office:value-type="float" office:value="-15.35">
                <text:p>-15.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0.700002">
                <text:p>-50.700002</text:p>
              </table:table-cell>
              <table:table-cell office:value-type="float" office:value="-11.0975">
                <text:p>-11.09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5.800002">
                <text:p>-25.800002</text:p>
              </table:table-cell>
              <table:table-cell office:value-type="float" office:value="-10.31">
                <text:p>-10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6">
                <text:p>6.6</text:p>
              </table:table-cell>
              <table:table-cell office:value-type="float" office:value="-12.0425">
                <text:p>-12.04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.350001">
                <text:p>40.350001</text:p>
              </table:table-cell>
              <table:table-cell office:value-type="float" office:value="-7.9475">
                <text:p>-7.94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250002">
                <text:p>62.250002</text:p>
              </table:table-cell>
              <table:table-cell office:value-type="float" office:value="-8.8925">
                <text:p>-8.89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.850002">
                <text:p>71.850002</text:p>
              </table:table-cell>
              <table:table-cell office:value-type="float" office:value="-7.79">
                <text:p>-7.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.950003">
                <text:p>76.950003</text:p>
              </table:table-cell>
              <table:table-cell office:value-type="float" office:value="-4.48249895">
                <text:p>-4.482498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800002">
                <text:p>73.800002</text:p>
              </table:table-cell>
              <table:table-cell office:value-type="float" office:value="-1.80499895">
                <text:p>-1.804998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.350002">
                <text:p>67.350002</text:p>
              </table:table-cell>
              <table:table-cell office:value-type="float" office:value="-2.59249895">
                <text:p>-2.592498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.750002">
                <text:p>60.750002</text:p>
              </table:table-cell>
              <table:table-cell office:value-type="float" office:value="-8.8925">
                <text:p>-8.89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.550001">
                <text:p>41.550001</text:p>
              </table:table-cell>
              <table:table-cell office:value-type="float" office:value="-15.035">
                <text:p>-15.0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350001">
                <text:p>28.350001</text:p>
              </table:table-cell>
              <table:table-cell office:value-type="float" office:value="-14.2475">
                <text:p>-14.24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35">
                <text:p>19.35</text:p>
              </table:table-cell>
              <table:table-cell office:value-type="float" office:value="-14.405">
                <text:p>-14.4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5">
                <text:p>5.25</text:p>
              </table:table-cell>
              <table:table-cell office:value-type="float" office:value="-12.9875">
                <text:p>-12.9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8.700001">
                <text:p>-8.700001</text:p>
              </table:table-cell>
              <table:table-cell office:value-type="float" office:value="-11.885">
                <text:p>-11.8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4.450001">
                <text:p>-24.450001</text:p>
              </table:table-cell>
              <table:table-cell office:value-type="float" office:value="-10.7825">
                <text:p>-10.78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2.700002">
                <text:p>-32.700002</text:p>
              </table:table-cell>
              <table:table-cell office:value-type="float" office:value="-11.885">
                <text:p>-11.8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6.450002">
                <text:p>-36.450002</text:p>
              </table:table-cell>
              <table:table-cell office:value-type="float" office:value="-14.405">
                <text:p>-14.4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0.850001">
                <text:p>-20.850001</text:p>
              </table:table-cell>
              <table:table-cell office:value-type="float" office:value="-11.885">
                <text:p>-11.8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-13.3025">
                <text:p>-13.30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900001">
                <text:p>24.900001</text:p>
              </table:table-cell>
              <table:table-cell office:value-type="float" office:value="-14.5625">
                <text:p>-14.5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.300002">
                <text:p>54.300002</text:p>
              </table:table-cell>
              <table:table-cell office:value-type="float" office:value="-9.2075">
                <text:p>-9.2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.950002">
                <text:p>64.950002</text:p>
              </table:table-cell>
              <table:table-cell office:value-type="float" office:value="-7.475">
                <text:p>-7.4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400002">
                <text:p>68.400002</text:p>
              </table:table-cell>
              <table:table-cell office:value-type="float" office:value="-9.365">
                <text:p>-9.3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850002">
                <text:p>74.850002</text:p>
              </table:table-cell>
              <table:table-cell office:value-type="float" office:value="-10.4675">
                <text:p>-10.46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600003">
                <text:p>75.600003</text:p>
              </table:table-cell>
              <table:table-cell office:value-type="float" office:value="-10.625">
                <text:p>-10.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.700002">
                <text:p>74.700002</text:p>
              </table:table-cell>
              <table:table-cell office:value-type="float" office:value="-13.145">
                <text:p>-13.1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650002">
                <text:p>73.650002</text:p>
              </table:table-cell>
              <table:table-cell office:value-type="float" office:value="-13.6175">
                <text:p>-13.6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300002">
                <text:p>69.300002</text:p>
              </table:table-cell>
              <table:table-cell office:value-type="float" office:value="-14.2475">
                <text:p>-14.24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600002">
                <text:p>60.600002</text:p>
              </table:table-cell>
              <table:table-cell office:value-type="float" office:value="-14.5625">
                <text:p>-14.5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.850001">
                <text:p>47.850001</text:p>
              </table:table-cell>
              <table:table-cell office:value-type="float" office:value="-15.1925">
                <text:p>-15.19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.350001">
                <text:p>37.350001</text:p>
              </table:table-cell>
              <table:table-cell office:value-type="float" office:value="-17.0825">
                <text:p>-17.08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600001">
                <text:p>24.600001</text:p>
              </table:table-cell>
              <table:table-cell office:value-type="float" office:value="-11.7275">
                <text:p>-11.72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">
                <text:p>4.2</text:p>
              </table:table-cell>
              <table:table-cell office:value-type="float" office:value="-0.859998949999998">
                <text:p>-0.8599989499999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8.600001">
                <text:p>-18.600001</text:p>
              </table:table-cell>
              <table:table-cell office:value-type="float" office:value="3.39250105">
                <text:p>3.39250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.650002">
                <text:p>-31.650002</text:p>
              </table:table-cell>
              <table:table-cell office:value-type="float" office:value="-2.59249895">
                <text:p>-2.592498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8.450002">
                <text:p>-48.450002</text:p>
              </table:table-cell>
              <table:table-cell office:value-type="float" office:value="-13.145">
                <text:p>-13.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6.900003">
                <text:p>-66.900003</text:p>
              </table:table-cell>
              <table:table-cell office:value-type="float" office:value="-21.4925">
                <text:p>-21.49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5.400003">
                <text:p>-65.400003</text:p>
              </table:table-cell>
              <table:table-cell office:value-type="float" office:value="-36.92750105">
                <text:p>-36.927501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8.650003">
                <text:p>-58.650003</text:p>
              </table:table-cell>
              <table:table-cell office:value-type="float" office:value="-35.03750105">
                <text:p>-35.03750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2.150002">
                <text:p>-42.150002</text:p>
              </table:table-cell>
              <table:table-cell office:value-type="float" office:value="-34.56500105">
                <text:p>-34.565001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7.000002">
                <text:p>-27.000002</text:p>
              </table:table-cell>
              <table:table-cell office:value-type="float" office:value="-23.0675">
                <text:p>-23.06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3.500001">
                <text:p>-13.500001</text:p>
              </table:table-cell>
              <table:table-cell office:value-type="float" office:value="-18.3425">
                <text:p>-18.34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75">
                <text:p>6.75</text:p>
              </table:table-cell>
              <table:table-cell office:value-type="float" office:value="-14.5625">
                <text:p>-14.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900001">
                <text:p>27.900001</text:p>
              </table:table-cell>
              <table:table-cell office:value-type="float" office:value="-8.2625">
                <text:p>-8.2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.300001">
                <text:p>45.300001</text:p>
              </table:table-cell>
              <table:table-cell office:value-type="float" office:value="-11.7275">
                <text:p>-11.72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.300001">
                <text:p>48.300001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.250001">
                <text:p>47.250001</text:p>
              </table:table-cell>
              <table:table-cell office:value-type="float" office:value="-7.9475">
                <text:p>-7.94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.150001">
                <text:p>48.150001</text:p>
              </table:table-cell>
              <table:table-cell office:value-type="float" office:value="-5.11249895">
                <text:p>-5.112498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450001">
                <text:p>48.450001</text:p>
              </table:table-cell>
              <table:table-cell office:value-type="float" office:value="-1.48999895">
                <text:p>-1.489998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050001">
                <text:p>43.050001</text:p>
              </table:table-cell>
              <table:table-cell office:value-type="float" office:value="8.59000105">
                <text:p>8.59000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500001">
                <text:p>37.500001</text:p>
              </table:table-cell>
              <table:table-cell office:value-type="float" office:value="19.45750105">
                <text:p>19.45750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.000001">
                <text:p>36.000001</text:p>
              </table:table-cell>
              <table:table-cell office:value-type="float" office:value="24.1825021">
                <text:p>24.18250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400001">
                <text:p>38.400001</text:p>
              </table:table-cell>
              <table:table-cell office:value-type="float" office:value="24.1825021">
                <text:p>24.182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050001">
                <text:p>37.050001</text:p>
              </table:table-cell>
              <table:table-cell office:value-type="float" office:value="25.4425021">
                <text:p>25.4425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.900001">
                <text:p>36.900001</text:p>
              </table:table-cell>
              <table:table-cell office:value-type="float" office:value="26.7025021">
                <text:p>26.7025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000001">
                <text:p>33.000001</text:p>
              </table:table-cell>
              <table:table-cell office:value-type="float" office:value="29.0650021">
                <text:p>29.0650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.300001">
                <text:p>30.300001</text:p>
              </table:table-cell>
              <table:table-cell office:value-type="float" office:value="28.7500021">
                <text:p>28.75000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5">
                <text:p>13.95</text:p>
              </table:table-cell>
              <table:table-cell office:value-type="float" office:value="32.0575021">
                <text:p>32.0575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7.700001">
                <text:p>-17.700001</text:p>
              </table:table-cell>
              <table:table-cell office:value-type="float" office:value="30.6400021">
                <text:p>30.6400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4.550002">
                <text:p>-44.550002</text:p>
              </table:table-cell>
              <table:table-cell office:value-type="float" office:value="28.5925021">
                <text:p>28.59250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1.650003">
                <text:p>-61.650003</text:p>
              </table:table-cell>
              <table:table-cell office:value-type="float" office:value="25.4425021">
                <text:p>25.44250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0.200003">
                <text:p>-70.200003</text:p>
              </table:table-cell>
              <table:table-cell office:value-type="float" office:value="27.9625021">
                <text:p>27.96250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1.700003">
                <text:p>-71.700003</text:p>
              </table:table-cell>
              <table:table-cell office:value-type="float" office:value="24.3400021">
                <text:p>24.34000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69.600003">
                <text:p>-69.600003</text:p>
              </table:table-cell>
              <table:table-cell office:value-type="float" office:value="24.9700021">
                <text:p>24.97000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7.150003">
                <text:p>-57.150003</text:p>
              </table:table-cell>
              <table:table-cell office:value-type="float" office:value="22.6075021">
                <text:p>22.60750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750002">
                <text:p>-33.750002</text:p>
              </table:table-cell>
              <table:table-cell office:value-type="float" office:value="23.0800021">
                <text:p>23.08000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100001">
                <text:p>-2.100001</text:p>
              </table:table-cell>
              <table:table-cell office:value-type="float" office:value="26.8600021">
                <text:p>26.86000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7">
                <text:p>20.7</text:p>
              </table:table-cell>
              <table:table-cell office:value-type="float" office:value="24.1825021">
                <text:p>24.18250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.200001">
                <text:p>49.200001</text:p>
              </table:table-cell>
              <table:table-cell office:value-type="float" office:value="23.3950021">
                <text:p>23.39500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50002">
                <text:p>63.750002</text:p>
              </table:table-cell>
              <table:table-cell office:value-type="float" office:value="21.1900021">
                <text:p>21.1900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700002">
                <text:p>68.700002</text:p>
              </table:table-cell>
              <table:table-cell office:value-type="float" office:value="22.6075021">
                <text:p>22.60750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.600002">
                <text:p>72.600002</text:p>
              </table:table-cell>
              <table:table-cell office:value-type="float" office:value="23.5525021">
                <text:p>23.55250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2.600002">
                <text:p>72.600002</text:p>
              </table:table-cell>
              <table:table-cell office:value-type="float" office:value="23.3950021">
                <text:p>23.39500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.450002">
                <text:p>69.450002</text:p>
              </table:table-cell>
              <table:table-cell office:value-type="float" office:value="24.3400021">
                <text:p>24.34000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450002">
                <text:p>63.450002</text:p>
              </table:table-cell>
              <table:table-cell office:value-type="float" office:value="22.9225021">
                <text:p>22.92250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650001">
                <text:p>49.650001</text:p>
              </table:table-cell>
              <table:table-cell office:value-type="float" office:value="19.30000105">
                <text:p>19.300001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500001">
                <text:p>34.500001</text:p>
              </table:table-cell>
              <table:table-cell office:value-type="float" office:value="23.0800021">
                <text:p>23.0800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.5">
                <text:p>22.5</text:p>
              </table:table-cell>
              <table:table-cell office:value-type="float" office:value="21.03250105">
                <text:p>21.032501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1">
                <text:p>20.1</text:p>
              </table:table-cell>
              <table:table-cell office:value-type="float" office:value="20.40250105">
                <text:p>20.402501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050001">
                <text:p>34.050001</text:p>
              </table:table-cell>
              <table:table-cell office:value-type="float" office:value="18.19750105">
                <text:p>18.197501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.650002">
                <text:p>52.650002</text:p>
              </table:table-cell>
              <table:table-cell office:value-type="float" office:value="21.3475021">
                <text:p>21.3475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.400002">
                <text:p>71.400002</text:p>
              </table:table-cell>
              <table:table-cell office:value-type="float" office:value="17.41000105">
                <text:p>17.410001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.100002">
                <text:p>74.100002</text:p>
              </table:table-cell>
              <table:table-cell office:value-type="float" office:value="19.77250105">
                <text:p>19.77250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.300002">
                <text:p>72.300002</text:p>
              </table:table-cell>
              <table:table-cell office:value-type="float" office:value="20.40250105">
                <text:p>20.40250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7.150002">
                <text:p>57.150002</text:p>
              </table:table-cell>
              <table:table-cell office:value-type="float" office:value="19.30000105">
                <text:p>19.300001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.900001">
                <text:p>39.900001</text:p>
              </table:table-cell>
              <table:table-cell office:value-type="float" office:value="19.30000105">
                <text:p>19.300001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3">
                <text:p>3.3</text:p>
              </table:table-cell>
              <table:table-cell office:value-type="float" office:value="14.73250105">
                <text:p>14.732501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9.850002">
                <text:p>-29.850002</text:p>
              </table:table-cell>
              <table:table-cell office:value-type="float" office:value="6.54250105">
                <text:p>6.54250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8.050003">
                <text:p>-58.050003</text:p>
              </table:table-cell>
              <table:table-cell office:value-type="float" office:value="6.38500105">
                <text:p>6.385001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9.600003">
                <text:p>-69.600003</text:p>
              </table:table-cell>
              <table:table-cell office:value-type="float" office:value="11.74000105">
                <text:p>11.740001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3.500003">
                <text:p>-73.500003</text:p>
              </table:table-cell>
              <table:table-cell office:value-type="float" office:value="8.59000105">
                <text:p>8.590001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0.000003">
                <text:p>-60.000003</text:p>
              </table:table-cell>
              <table:table-cell office:value-type="float" office:value="10.32250105">
                <text:p>10.322501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0.900002">
                <text:p>-30.900002</text:p>
              </table:table-cell>
              <table:table-cell office:value-type="float" office:value="14.89000105">
                <text:p>14.890001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4.700001">
                <text:p>-14.700001</text:p>
              </table:table-cell>
              <table:table-cell office:value-type="float" office:value="14.73250105">
                <text:p>14.73250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45">
                <text:p>15.45</text:p>
              </table:table-cell>
              <table:table-cell office:value-type="float" office:value="15.20500105">
                <text:p>15.205001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650001">
                <text:p>28.650001</text:p>
              </table:table-cell>
              <table:table-cell office:value-type="float" office:value="26.5450021">
                <text:p>26.54500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.750001">
                <text:p>33.750001</text:p>
              </table:table-cell>
              <table:table-cell office:value-type="float" office:value="8.90500105">
                <text:p>8.90500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350001">
                <text:p>31.350001</text:p>
              </table:table-cell>
              <table:table-cell office:value-type="float" office:value="-12.515">
                <text:p>-12.5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650001">
                <text:p>31.650001</text:p>
              </table:table-cell>
              <table:table-cell office:value-type="float" office:value="-45.27500105">
                <text:p>-45.275001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6">
                <text:p>21.6</text:p>
              </table:table-cell>
              <table:table-cell office:value-type="float" office:value="-71.8925021">
                <text:p>-71.892502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3">
                <text:p>9.3</text:p>
              </table:table-cell>
              <table:table-cell office:value-type="float" office:value="-79.1375021">
                <text:p>-79.13750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5">
                <text:p>10.5</text:p>
              </table:table-cell>
              <table:table-cell office:value-type="float" office:value="-73.4675021">
                <text:p>-73.46750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85">
                <text:p>2.85</text:p>
              </table:table-cell>
              <table:table-cell office:value-type="float" office:value="-58.8200021">
                <text:p>-58.82000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5">
                <text:p>6.45</text:p>
              </table:table-cell>
              <table:table-cell office:value-type="float" office:value="-43.07000105">
                <text:p>-43.070001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5">
                <text:p>16.5</text:p>
              </table:table-cell>
              <table:table-cell office:value-type="float" office:value="-29.21">
                <text:p>-29.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25">
                <text:p>20.25</text:p>
              </table:table-cell>
              <table:table-cell office:value-type="float" office:value="-8.8925">
                <text:p>-8.89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15">
                <text:p>21.15</text:p>
              </table:table-cell>
              <table:table-cell office:value-type="float" office:value="17.41000105">
                <text:p>17.410001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200001">
                <text:p>28.200001</text:p>
              </table:table-cell>
              <table:table-cell office:value-type="float" office:value="41.0350021">
                <text:p>41.03500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300001">
                <text:p>30.300001</text:p>
              </table:table-cell>
              <table:table-cell office:value-type="float" office:value="53.79250315">
                <text:p>53.792503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.3">
                <text:p>24.3</text:p>
              </table:table-cell>
              <table:table-cell office:value-type="float" office:value="67.18000315">
                <text:p>67.180003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35">
                <text:p>22.35</text:p>
              </table:table-cell>
              <table:table-cell office:value-type="float" office:value="68.28250315">
                <text:p>68.282503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.550001">
                <text:p>26.550001</text:p>
              </table:table-cell>
              <table:table-cell office:value-type="float" office:value="66.23500315">
                <text:p>66.235003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850001">
                <text:p>41.850001</text:p>
              </table:table-cell>
              <table:table-cell office:value-type="float" office:value="59.46250315">
                <text:p>59.462503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.250001">
                <text:p>35.250001</text:p>
              </table:table-cell>
              <table:table-cell office:value-type="float" office:value="52.06000315">
                <text:p>52.060003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.850001">
                <text:p>38.850001</text:p>
              </table:table-cell>
              <table:table-cell office:value-type="float" office:value="39.9325021">
                <text:p>39.9325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.150001">
                <text:p>39.150001</text:p>
              </table:table-cell>
              <table:table-cell office:value-type="float" office:value="38.0425021">
                <text:p>38.04250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950001">
                <text:p>37.950001</text:p>
              </table:table-cell>
              <table:table-cell office:value-type="float" office:value="42.9250021">
                <text:p>42.92500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.400001">
                <text:p>32.400001</text:p>
              </table:table-cell>
              <table:table-cell office:value-type="float" office:value="60.72250315">
                <text:p>60.722503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.9">
                <text:p>18.9</text:p>
              </table:table-cell>
              <table:table-cell office:value-type="float" office:value="69.85750315">
                <text:p>69.857503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1">
                <text:p>14.1</text:p>
              </table:table-cell>
              <table:table-cell office:value-type="float" office:value="69.07000315">
                <text:p>69.070003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15">
                <text:p>15.15</text:p>
              </table:table-cell>
              <table:table-cell office:value-type="float" office:value="58.99000315">
                <text:p>58.990003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85">
                <text:p>17.85</text:p>
              </table:table-cell>
              <table:table-cell office:value-type="float" office:value="40.2475021">
                <text:p>40.24750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4">
                <text:p>20.4</text:p>
              </table:table-cell>
              <table:table-cell office:value-type="float" office:value="19.77250105">
                <text:p>19.772501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950001">
                <text:p>28.950001</text:p>
              </table:table-cell>
              <table:table-cell office:value-type="float" office:value="-22.28">
                <text:p>-22.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.800001">
                <text:p>25.800001</text:p>
              </table:table-cell>
              <table:table-cell office:value-type="float" office:value="-47.00750105">
                <text:p>-47.007501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500001">
                <text:p>28.500001</text:p>
              </table:table-cell>
              <table:table-cell office:value-type="float" office:value="-66.2225021">
                <text:p>-66.22250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.300001">
                <text:p>33.300001</text:p>
              </table:table-cell>
              <table:table-cell office:value-type="float" office:value="-72.2075021">
                <text:p>-72.20750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.950001">
                <text:p>40.950001</text:p>
              </table:table-cell>
              <table:table-cell office:value-type="float" office:value="-64.8050021">
                <text:p>-64.80500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350002">
                <text:p>58.350002</text:p>
              </table:table-cell>
              <table:table-cell office:value-type="float" office:value="-42.59750105">
                <text:p>-42.597501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.850002">
                <text:p>53.850002</text:p>
              </table:table-cell>
              <table:table-cell office:value-type="float" office:value="-36.29750105">
                <text:p>-36.297501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500002">
                <text:p>52.500002</text:p>
              </table:table-cell>
              <table:table-cell office:value-type="float" office:value="-25.43">
                <text:p>-25.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700001">
                <text:p>47.700001</text:p>
              </table:table-cell>
              <table:table-cell office:value-type="float" office:value="-24.485">
                <text:p>-24.4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500001">
                <text:p>49.500001</text:p>
              </table:table-cell>
              <table:table-cell office:value-type="float" office:value="-22.91">
                <text:p>-22.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.200001">
                <text:p>40.200001</text:p>
              </table:table-cell>
              <table:table-cell office:value-type="float" office:value="-26.5325">
                <text:p>-26.53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250001">
                <text:p>38.250001</text:p>
              </table:table-cell>
              <table:table-cell office:value-type="float" office:value="-24.3275">
                <text:p>-24.32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850001">
                <text:p>32.850001</text:p>
              </table:table-cell>
              <table:table-cell office:value-type="float" office:value="-22.91">
                <text:p>-22.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.7">
                <text:p>23.7</text:p>
              </table:table-cell>
              <table:table-cell office:value-type="float" office:value="-17.24">
                <text:p>-17.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55">
                <text:p>14.55</text:p>
              </table:table-cell>
              <table:table-cell office:value-type="float" office:value="-8.8925">
                <text:p>-8.89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9.450001">
                <text:p>-9.450001</text:p>
              </table:table-cell>
              <table:table-cell office:value-type="float" office:value="18.82750105">
                <text:p>18.827501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9.200001">
                <text:p>-19.200001</text:p>
              </table:table-cell>
              <table:table-cell office:value-type="float" office:value="43.3975021">
                <text:p>43.39750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0.000002">
                <text:p>-30.000002</text:p>
              </table:table-cell>
              <table:table-cell office:value-type="float" office:value="65.60500315">
                <text:p>65.605003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9.250002">
                <text:p>-29.250002</text:p>
              </table:table-cell>
              <table:table-cell office:value-type="float" office:value="73.16500315">
                <text:p>73.165003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4.150001">
                <text:p>-24.150001</text:p>
              </table:table-cell>
              <table:table-cell office:value-type="float" office:value="67.65250315">
                <text:p>67.652503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7.700001">
                <text:p>-17.700001</text:p>
              </table:table-cell>
              <table:table-cell office:value-type="float" office:value="47.3350021">
                <text:p>47.3350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9.300001">
                <text:p>-9.300001</text:p>
              </table:table-cell>
              <table:table-cell office:value-type="float" office:value="25.9150021">
                <text:p>25.91500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55">
                <text:p>8.55</text:p>
              </table:table-cell>
              <table:table-cell office:value-type="float" office:value="-22.1225">
                <text:p>-22.12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.300001">
                <text:p>30.300001</text:p>
              </table:table-cell>
              <table:table-cell office:value-type="float" office:value="-50.47250105">
                <text:p>-50.472501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050001">
                <text:p>46.050001</text:p>
              </table:table-cell>
              <table:table-cell office:value-type="float" office:value="-61.0250021">
                <text:p>-61.02500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.850002">
                <text:p>50.850002</text:p>
              </table:table-cell>
              <table:table-cell office:value-type="float" office:value="-61.6550021">
                <text:p>-61.65500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.250001">
                <text:p>47.250001</text:p>
              </table:table-cell>
              <table:table-cell office:value-type="float" office:value="-45.59000105">
                <text:p>-45.590001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50001">
                <text:p>37.050001</text:p>
              </table:table-cell>
              <table:table-cell office:value-type="float" office:value="-15.1925">
                <text:p>-15.19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.200001">
                <text:p>31.200001</text:p>
              </table:table-cell>
              <table:table-cell office:value-type="float" office:value="-6.6875">
                <text:p>-6.6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.250001">
                <text:p>35.250001</text:p>
              </table:table-cell>
              <table:table-cell office:value-type="float" office:value="-15.35">
                <text:p>-15.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.900001">
                <text:p>45.900001</text:p>
              </table:table-cell>
              <table:table-cell office:value-type="float" office:value="-32.20250105">
                <text:p>-32.202501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5.500002">
                <text:p>55.500002</text:p>
              </table:table-cell>
              <table:table-cell office:value-type="float" office:value="-44.17250105">
                <text:p>-44.172501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.800002">
                <text:p>55.800002</text:p>
              </table:table-cell>
              <table:table-cell office:value-type="float" office:value="-53.46500105">
                <text:p>-53.465001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.650002">
                <text:p>58.650002</text:p>
              </table:table-cell>
              <table:table-cell office:value-type="float" office:value="-53.30750105">
                <text:p>-53.307501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900002">
                <text:p>60.900002</text:p>
              </table:table-cell>
              <table:table-cell office:value-type="float" office:value="-44.33000105">
                <text:p>-44.330001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.600002">
                <text:p>54.600002</text:p>
              </table:table-cell>
              <table:table-cell office:value-type="float" office:value="-28.4225">
                <text:p>-28.42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900001">
                <text:p>33.900001</text:p>
              </table:table-cell>
              <table:table-cell office:value-type="float" office:value="-7.475">
                <text:p>-7.4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449999999999999">
                <text:p>-0.449999999999999</text:p>
              </table:table-cell>
              <table:table-cell office:value-type="float" office:value="26.7025021">
                <text:p>26.70250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9.550002">
                <text:p>-29.550002</text:p>
              </table:table-cell>
              <table:table-cell office:value-type="float" office:value="64.97500315">
                <text:p>64.975003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66.86500315">
                <text:p>66.86500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9.850002">
                <text:p>-29.850002</text:p>
              </table:table-cell>
              <table:table-cell office:value-type="float" office:value="57.10000315">
                <text:p>57.100003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3.050001">
                <text:p>-13.050001</text:p>
              </table:table-cell>
              <table:table-cell office:value-type="float" office:value="36.6250021">
                <text:p>36.62500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.4">
                <text:p>14.4</text:p>
              </table:table-cell>
              <table:table-cell office:value-type="float" office:value="-2.74999895">
                <text:p>-2.749998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.350001">
                <text:p>31.350001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.550001">
                <text:p>32.550001</text:p>
              </table:table-cell>
              <table:table-cell office:value-type="float" office:value="-28.7375">
                <text:p>-28.73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.850002">
                <text:p>50.850002</text:p>
              </table:table-cell>
              <table:table-cell office:value-type="float" office:value="-15.035">
                <text:p>-15.0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.950002">
                <text:p>61.950002</text:p>
              </table:table-cell>
              <table:table-cell office:value-type="float" office:value="-0.0724989499999964">
                <text:p>-0.07249894999999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.000002">
                <text:p>72.000002</text:p>
              </table:table-cell>
              <table:table-cell office:value-type="float" office:value="13.78750105">
                <text:p>13.787501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.200002">
                <text:p>73.200002</text:p>
              </table:table-cell>
              <table:table-cell office:value-type="float" office:value="27.6475021">
                <text:p>27.64750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250002">
                <text:p>65.250002</text:p>
              </table:table-cell>
              <table:table-cell office:value-type="float" office:value="30.1675021">
                <text:p>30.16750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.850002">
                <text:p>50.850002</text:p>
              </table:table-cell>
              <table:table-cell office:value-type="float" office:value="17.09500105">
                <text:p>17.095001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.350001">
                <text:p>31.350001</text:p>
              </table:table-cell>
              <table:table-cell office:value-type="float" office:value="1.50250105">
                <text:p>1.50250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05">
                <text:p>19.05</text:p>
              </table:table-cell>
              <table:table-cell office:value-type="float" office:value="-20.075">
                <text:p>-20.0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7">
                <text:p>11.7</text:p>
              </table:table-cell>
              <table:table-cell office:value-type="float" office:value="-44.80250105">
                <text:p>-44.802501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">
                <text:p>12</text:p>
              </table:table-cell>
              <table:table-cell office:value-type="float" office:value="-67.7975021">
                <text:p>-67.79750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15">
                <text:p>15.15</text:p>
              </table:table-cell>
              <table:table-cell office:value-type="float" office:value="-76.7750021">
                <text:p>-76.7750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.85">
                <text:p>20.85</text:p>
              </table:table-cell>
              <table:table-cell office:value-type="float" office:value="-70.1600021">
                <text:p>-70.16000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.500001">
                <text:p>28.500001</text:p>
              </table:table-cell>
              <table:table-cell office:value-type="float" office:value="-43.07000105">
                <text:p>-43.070001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.050001">
                <text:p>31.050001</text:p>
              </table:table-cell>
              <table:table-cell office:value-type="float" office:value="-14.8775">
                <text:p>-14.8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.650001">
                <text:p>34.650001</text:p>
              </table:table-cell>
              <table:table-cell office:value-type="float" office:value="-12.0425">
                <text:p>-12.04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.350001">
                <text:p>31.350001</text:p>
              </table:table-cell>
              <table:table-cell office:value-type="float" office:value="-43.70000105">
                <text:p>-43.700001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500001">
                <text:p>28.500001</text:p>
              </table:table-cell>
              <table:table-cell office:value-type="float" office:value="-67.4825021">
                <text:p>-67.48250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.850001">
                <text:p>29.850001</text:p>
              </table:table-cell>
              <table:table-cell office:value-type="float" office:value="-71.2625021">
                <text:p>-71.262502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1">
                <text:p>23.1</text:p>
              </table:table-cell>
              <table:table-cell office:value-type="float" office:value="-55.51250105">
                <text:p>-55.512501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700001">
                <text:p>26.700001</text:p>
              </table:table-cell>
              <table:table-cell office:value-type="float" office:value="-18.185">
                <text:p>-18.1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200001">
                <text:p>28.200001</text:p>
              </table:table-cell>
              <table:table-cell office:value-type="float" office:value="6.54250105">
                <text:p>6.542501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.700001">
                <text:p>38.700001</text:p>
              </table:table-cell>
              <table:table-cell office:value-type="float" office:value="46.7050021">
                <text:p>46.70500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1">
                <text:p>41.100001</text:p>
              </table:table-cell>
              <table:table-cell office:value-type="float" office:value="61.51000315">
                <text:p>61.510003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.700001">
                <text:p>47.700001</text:p>
              </table:table-cell>
              <table:table-cell office:value-type="float" office:value="60.25000315">
                <text:p>60.250003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600001">
                <text:p>45.600001</text:p>
              </table:table-cell>
              <table:table-cell office:value-type="float" office:value="56.94250315">
                <text:p>56.942503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900001">
                <text:p>39.900001</text:p>
              </table:table-cell>
              <table:table-cell office:value-type="float" office:value="40.0900021">
                <text:p>40.09000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.950001">
                <text:p>34.950001</text:p>
              </table:table-cell>
              <table:table-cell office:value-type="float" office:value="17.56750105">
                <text:p>17.567501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800001">
                <text:p>40.800001</text:p>
              </table:table-cell>
              <table:table-cell office:value-type="float" office:value="-11.885">
                <text:p>-11.8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550001">
                <text:p>44.550001</text:p>
              </table:table-cell>
              <table:table-cell office:value-type="float" office:value="-18.815">
                <text:p>-18.8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.050001">
                <text:p>43.050001</text:p>
              </table:table-cell>
              <table:table-cell office:value-type="float" office:value="-18.9725">
                <text:p>-18.97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000001">
                <text:p>42.000001</text:p>
              </table:table-cell>
              <table:table-cell office:value-type="float" office:value="-20.39">
                <text:p>-20.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.350001">
                <text:p>46.350001</text:p>
              </table:table-cell>
              <table:table-cell office:value-type="float" office:value="-17.24">
                <text:p>-17.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800001">
                <text:p>46.800001</text:p>
              </table:table-cell>
              <table:table-cell office:value-type="float" office:value="-16.7675">
                <text:p>-16.76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.800001">
                <text:p>46.800001</text:p>
              </table:table-cell>
              <table:table-cell office:value-type="float" office:value="-16.61">
                <text:p>-16.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650001">
                <text:p>46.650001</text:p>
              </table:table-cell>
              <table:table-cell office:value-type="float" office:value="-16.295">
                <text:p>-16.2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.650001">
                <text:p>46.650001</text:p>
              </table:table-cell>
              <table:table-cell office:value-type="float" office:value="-16.295">
                <text:p>-16.2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.650001">
                <text:p>46.650001</text:p>
              </table:table-cell>
              <table:table-cell office:value-type="float" office:value="-15.98">
                <text:p>-1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16.846cm" xlink:href=".." xlink:type="simple" chart:class="chart:scatter" chart:style-name="ch1">
        <chart:title svg:x="6.381cm" svg:y="0.471cm" chart:style-name="ch2">
          <text:p>MagY &amp; Mag Z</text:p>
        </chart:title>
        <chart:plot-area chart:style-name="ch3" table:cell-range-address="Data.Y2:Data.Y427 Data.AA1:Data.AA427" chart:data-source-has-labels="row" svg:x="0.319cm" svg:y="1.578cm" svg:width="15.358cm" svg:height="14.932cm">
          <chartooo:coordinate-region svg:x="0.686cm" svg:y="1.775cm" svg:width="14.682cm" svg:height="14.53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AA2:Data.AA427" chart:label-cell-address="Data.AA1:Data.AA1" chart:class="chart:scatter">
            <chart:domain table:cell-range-address="Data.Y2:Data.Y427"/>
            <chart:data-point chart:repeated="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new MagZ</text:p>
                <draw:g>
                  <svg:desc>Data.AA1:Data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600001">
                <text:p>33.600001</text:p>
                <draw:g>
                  <svg:desc>Data.Y2:Data.Y427</svg:desc>
                </draw:g>
              </table:table-cell>
              <table:table-cell office:value-type="float" office:value="-60.9125021">
                <text:p>-60.9125021</text:p>
                <draw:g>
                  <svg:desc>Data.AA2:Data.AA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450001">
                <text:p>36.45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700001">
                <text:p>35.70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00001">
                <text:p>37.2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050001">
                <text:p>37.05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350001">
                <text:p>37.35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900001">
                <text:p>36.90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50001">
                <text:p>36.1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100001">
                <text:p>35.1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950001">
                <text:p>34.95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000001">
                <text:p>36.00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300001">
                <text:p>36.3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450001">
                <text:p>36.4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50001">
                <text:p>37.9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000001">
                <text:p>39.0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600001">
                <text:p>39.6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300001">
                <text:p>39.3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950001">
                <text:p>37.95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400001">
                <text:p>35.400001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850001">
                <text:p>32.850001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250001">
                <text:p>29.250001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200001">
                <text:p>25.200001</text:p>
              </table:table-cell>
              <table:table-cell office:value-type="float" office:value="-61.7000021">
                <text:p>-61.7000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55">
                <text:p>17.55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85">
                <text:p>14.85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">
                <text:p>10.8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">
                <text:p>3.9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00001">
                <text:p>-0.900001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00001">
                <text:p>-6.30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600001">
                <text:p>-12.60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.450001">
                <text:p>-18.450001</text:p>
              </table:table-cell>
              <table:table-cell office:value-type="float" office:value="-59.6525021">
                <text:p>-59.6525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50001">
                <text:p>-24.450001</text:p>
              </table:table-cell>
              <table:table-cell office:value-type="float" office:value="-59.3375021">
                <text:p>-59.3375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.300002">
                <text:p>-27.300002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.850002">
                <text:p>-35.8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7.350002">
                <text:p>-37.35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9.450002">
                <text:p>-39.45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9.150002">
                <text:p>-39.1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7.800002">
                <text:p>-37.800002</text:p>
              </table:table-cell>
              <table:table-cell office:value-type="float" office:value="-59.4950021">
                <text:p>-59.4950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8.550002">
                <text:p>-38.550002</text:p>
              </table:table-cell>
              <table:table-cell office:value-type="float" office:value="-59.3375021">
                <text:p>-59.3375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8.700002">
                <text:p>-38.70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.100002">
                <text:p>-35.10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.800002">
                <text:p>-31.80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.150002">
                <text:p>-27.150002</text:p>
              </table:table-cell>
              <table:table-cell office:value-type="float" office:value="-59.3375021">
                <text:p>-59.3375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.650001">
                <text:p>-22.6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1.000001">
                <text:p>-21.00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7.400001">
                <text:p>-17.400001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800001">
                <text:p>-10.800001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300001">
                <text:p>-3.300001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">
                <text:p>1.2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">
                <text:p>7.5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75">
                <text:p>12.75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5">
                <text:p>19.65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7">
                <text:p>23.7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200001">
                <text:p>28.2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350001">
                <text:p>31.3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600001">
                <text:p>33.6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00001">
                <text:p>35.70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150001">
                <text:p>36.150001</text:p>
              </table:table-cell>
              <table:table-cell office:value-type="float" office:value="-64.2200021">
                <text:p>-64.2200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800001">
                <text:p>37.80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00001">
                <text:p>38.70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100001">
                <text:p>38.10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450001">
                <text:p>36.45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700001">
                <text:p>35.70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150001">
                <text:p>36.15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950001">
                <text:p>37.95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.400001">
                <text:p>38.400001</text:p>
              </table:table-cell>
              <table:table-cell office:value-type="float" office:value="-64.2200021">
                <text:p>-64.2200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.400001">
                <text:p>38.40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850001">
                <text:p>35.85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350001">
                <text:p>34.35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600001">
                <text:p>30.60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050001">
                <text:p>25.05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">
                <text:p>19.2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5">
                <text:p>16.5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7">
                <text:p>14.7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">
                <text:p>10.5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5">
                <text:p>5.85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5">
                <text:p>1.95</text:p>
              </table:table-cell>
              <table:table-cell office:value-type="float" office:value="-61.7000021">
                <text:p>-61.7000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100001">
                <text:p>-2.100001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.450001">
                <text:p>-9.450001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650001">
                <text:p>-16.65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.750001">
                <text:p>-21.75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6.250002">
                <text:p>-26.250002</text:p>
              </table:table-cell>
              <table:table-cell office:value-type="float" office:value="-59.4950021">
                <text:p>-59.4950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59.4950021">
                <text:p>-59.4950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0.050002">
                <text:p>-40.050002</text:p>
              </table:table-cell>
              <table:table-cell office:value-type="float" office:value="-58.2350021">
                <text:p>-58.23500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9.750002">
                <text:p>-39.750002</text:p>
              </table:table-cell>
              <table:table-cell office:value-type="float" office:value="-57.9200021">
                <text:p>-57.9200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9.300002">
                <text:p>-39.300002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57.9200021">
                <text:p>-57.9200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58.2350021">
                <text:p>-58.2350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1.350002">
                <text:p>-31.35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.650001">
                <text:p>-25.650001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.300001">
                <text:p>-21.300001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8.150001">
                <text:p>-18.150001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.950001">
                <text:p>-13.95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500001">
                <text:p>-7.500001</text:p>
              </table:table-cell>
              <table:table-cell office:value-type="float" office:value="-59.8100021">
                <text:p>-59.8100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550001">
                <text:p>-2.5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6">
                <text:p>9.6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6">
                <text:p>21.6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200001">
                <text:p>25.200001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400001">
                <text:p>29.400001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350001">
                <text:p>34.35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00001">
                <text:p>36.000001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.500001">
                <text:p>37.50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.950001">
                <text:p>37.95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.100001">
                <text:p>38.10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.050001">
                <text:p>37.050001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850001">
                <text:p>35.850001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100001">
                <text:p>35.1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250001">
                <text:p>32.25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700001">
                <text:p>29.7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5">
                <text:p>23.25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75">
                <text:p>15.75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">
                <text:p>12.6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1">
                <text:p>17.1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350001">
                <text:p>25.350001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150001">
                <text:p>33.15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150001">
                <text:p>36.15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650001">
                <text:p>37.65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550001">
                <text:p>38.55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400001">
                <text:p>38.40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350001">
                <text:p>37.35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350001">
                <text:p>34.35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400001">
                <text:p>32.40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300001">
                <text:p>30.30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400001">
                <text:p>29.400001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200001">
                <text:p>28.200001</text:p>
              </table:table-cell>
              <table:table-cell office:value-type="float" office:value="-53.3525021">
                <text:p>-53.3525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500001">
                <text:p>28.500001</text:p>
              </table:table-cell>
              <table:table-cell office:value-type="float" office:value="-45.6350021">
                <text:p>-45.635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500001">
                <text:p>28.500001</text:p>
              </table:table-cell>
              <table:table-cell office:value-type="float" office:value="-38.23250105">
                <text:p>-38.232501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650001">
                <text:p>31.650001</text:p>
              </table:table-cell>
              <table:table-cell office:value-type="float" office:value="-23.11250105">
                <text:p>-23.11250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950001">
                <text:p>34.950001</text:p>
              </table:table-cell>
              <table:table-cell office:value-type="float" office:value="-9.725">
                <text:p>-9.7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500001">
                <text:p>37.5000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500001">
                <text:p>37.500001</text:p>
              </table:table-cell>
              <table:table-cell office:value-type="float" office:value="10.27750105">
                <text:p>10.27750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100001">
                <text:p>35.100001</text:p>
              </table:table-cell>
              <table:table-cell office:value-type="float" office:value="20.51500105">
                <text:p>20.51500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850001">
                <text:p>35.850001</text:p>
              </table:table-cell>
              <table:table-cell office:value-type="float" office:value="28.54750105">
                <text:p>28.54750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050001">
                <text:p>37.050001</text:p>
              </table:table-cell>
              <table:table-cell office:value-type="float" office:value="37.6825021">
                <text:p>37.6825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.000001">
                <text:p>39.000001</text:p>
              </table:table-cell>
              <table:table-cell office:value-type="float" office:value="46.9750021">
                <text:p>46.975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750001">
                <text:p>36.750001</text:p>
              </table:table-cell>
              <table:table-cell office:value-type="float" office:value="50.2825021">
                <text:p>50.2825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950001">
                <text:p>34.950001</text:p>
              </table:table-cell>
              <table:table-cell office:value-type="float" office:value="52.9600021">
                <text:p>52.96000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.050001">
                <text:p>34.050001</text:p>
              </table:table-cell>
              <table:table-cell office:value-type="float" office:value="60.2050021">
                <text:p>60.20500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0001">
                <text:p>36.750001</text:p>
              </table:table-cell>
              <table:table-cell office:value-type="float" office:value="63.19750315">
                <text:p>63.19750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.050001">
                <text:p>37.050001</text:p>
              </table:table-cell>
              <table:table-cell office:value-type="float" office:value="64.61500315">
                <text:p>64.61500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600001">
                <text:p>36.600001</text:p>
              </table:table-cell>
              <table:table-cell office:value-type="float" office:value="65.24500315">
                <text:p>65.24500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.500001">
                <text:p>34.500001</text:p>
              </table:table-cell>
              <table:table-cell office:value-type="float" office:value="63.51250315">
                <text:p>63.51250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100001">
                <text:p>32.100001</text:p>
              </table:table-cell>
              <table:table-cell office:value-type="float" office:value="58.6300021">
                <text:p>58.6300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700001">
                <text:p>29.700001</text:p>
              </table:table-cell>
              <table:table-cell office:value-type="float" office:value="50.1250021">
                <text:p>50.12500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500001">
                <text:p>25.500001</text:p>
              </table:table-cell>
              <table:table-cell office:value-type="float" office:value="39.8875021">
                <text:p>39.8875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900001">
                <text:p>24.900001</text:p>
              </table:table-cell>
              <table:table-cell office:value-type="float" office:value="32.01250105">
                <text:p>32.01250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5">
                <text:p>22.5</text:p>
              </table:table-cell>
              <table:table-cell office:value-type="float" office:value="21.14500105">
                <text:p>21.14500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1">
                <text:p>23.1</text:p>
              </table:table-cell>
              <table:table-cell office:value-type="float" office:value="12.64000105">
                <text:p>12.64000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15">
                <text:p>24.15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250001">
                <text:p>29.250001</text:p>
              </table:table-cell>
              <table:table-cell office:value-type="float" office:value="-20.75000105">
                <text:p>-20.750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.400001">
                <text:p>29.400001</text:p>
              </table:table-cell>
              <table:table-cell office:value-type="float" office:value="-39.96500105">
                <text:p>-39.96500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950001">
                <text:p>28.950001</text:p>
              </table:table-cell>
              <table:table-cell office:value-type="float" office:value="-54.6125021">
                <text:p>-54.61250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700001">
                <text:p>26.70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9">
                <text:p>21.9</text:p>
              </table:table-cell>
              <table:table-cell office:value-type="float" office:value="-70.5200021">
                <text:p>-70.5200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15">
                <text:p>18.15</text:p>
              </table:table-cell>
              <table:table-cell office:value-type="float" office:value="-73.51250315">
                <text:p>-73.51250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35">
                <text:p>22.35</text:p>
              </table:table-cell>
              <table:table-cell office:value-type="float" office:value="-74.77250315">
                <text:p>-74.77250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050001">
                <text:p>28.050001</text:p>
              </table:table-cell>
              <table:table-cell office:value-type="float" office:value="-74.30000315">
                <text:p>-74.300003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350001">
                <text:p>31.350001</text:p>
              </table:table-cell>
              <table:table-cell office:value-type="float" office:value="-72.25250315">
                <text:p>-72.25250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400001">
                <text:p>35.400001</text:p>
              </table:table-cell>
              <table:table-cell office:value-type="float" office:value="-69.1025021">
                <text:p>-69.1025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000001">
                <text:p>39.000001</text:p>
              </table:table-cell>
              <table:table-cell office:value-type="float" office:value="-66.1100021">
                <text:p>-66.11000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500001">
                <text:p>37.50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000001">
                <text:p>39.0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.400001">
                <text:p>38.400001</text:p>
              </table:table-cell>
              <table:table-cell office:value-type="float" office:value="-61.7000021">
                <text:p>-61.7000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100001">
                <text:p>38.100001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350001">
                <text:p>37.350001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800001">
                <text:p>37.80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200001">
                <text:p>37.200001</text:p>
              </table:table-cell>
              <table:table-cell office:value-type="float" office:value="-60.4400021">
                <text:p>-60.44000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200001">
                <text:p>37.200001</text:p>
              </table:table-cell>
              <table:table-cell office:value-type="float" office:value="-60.9125021">
                <text:p>-60.91250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350001">
                <text:p>37.350001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600001">
                <text:p>36.6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150001">
                <text:p>36.150001</text:p>
              </table:table-cell>
              <table:table-cell office:value-type="float" office:value="-66.8975021">
                <text:p>-66.89750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900001">
                <text:p>36.900001</text:p>
              </table:table-cell>
              <table:table-cell office:value-type="float" office:value="-66.5825021">
                <text:p>-66.5825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.500001">
                <text:p>37.5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.950001">
                <text:p>37.950001</text:p>
              </table:table-cell>
              <table:table-cell office:value-type="float" office:value="-58.3925021">
                <text:p>-58.3925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250001">
                <text:p>38.250001</text:p>
              </table:table-cell>
              <table:table-cell office:value-type="float" office:value="-53.3525021">
                <text:p>-53.3525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.050001">
                <text:p>40.050001</text:p>
              </table:table-cell>
              <table:table-cell office:value-type="float" office:value="-40.75250105">
                <text:p>-40.75250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900001">
                <text:p>39.900001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100001">
                <text:p>41.100001</text:p>
              </table:table-cell>
              <table:table-cell office:value-type="float" office:value="-10.04">
                <text:p>-10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800001">
                <text:p>40.800001</text:p>
              </table:table-cell>
              <table:table-cell office:value-type="float" office:value="-3.2675">
                <text:p>-3.26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450001">
                <text:p>42.450001</text:p>
              </table:table-cell>
              <table:table-cell office:value-type="float" office:value="12.95500105">
                <text:p>12.95500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000001">
                <text:p>45.000001</text:p>
              </table:table-cell>
              <table:table-cell office:value-type="float" office:value="33.58750105">
                <text:p>33.58750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.950001">
                <text:p>46.950001</text:p>
              </table:table-cell>
              <table:table-cell office:value-type="float" office:value="41.3050021">
                <text:p>41.3050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400001">
                <text:p>47.400001</text:p>
              </table:table-cell>
              <table:table-cell office:value-type="float" office:value="45.2425021">
                <text:p>45.2425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700001">
                <text:p>47.700001</text:p>
              </table:table-cell>
              <table:table-cell office:value-type="float" office:value="49.9675021">
                <text:p>49.9675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.500001">
                <text:p>46.500001</text:p>
              </table:table-cell>
              <table:table-cell office:value-type="float" office:value="55.0075021">
                <text:p>55.0075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000001">
                <text:p>45.000001</text:p>
              </table:table-cell>
              <table:table-cell office:value-type="float" office:value="60.5200021">
                <text:p>60.5200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.250001">
                <text:p>44.250001</text:p>
              </table:table-cell>
              <table:table-cell office:value-type="float" office:value="61.93750315">
                <text:p>61.93750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.300001">
                <text:p>45.300001</text:p>
              </table:table-cell>
              <table:table-cell office:value-type="float" office:value="53.5900021">
                <text:p>53.590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400001">
                <text:p>44.400001</text:p>
              </table:table-cell>
              <table:table-cell office:value-type="float" office:value="45.2425021">
                <text:p>45.2425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500001">
                <text:p>40.500001</text:p>
              </table:table-cell>
              <table:table-cell office:value-type="float" office:value="33.90250105">
                <text:p>33.902501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350001">
                <text:p>37.350001</text:p>
              </table:table-cell>
              <table:table-cell office:value-type="float" office:value="20.67250105">
                <text:p>20.67250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050001">
                <text:p>31.050001</text:p>
              </table:table-cell>
              <table:table-cell office:value-type="float" office:value="6.4975">
                <text:p>6.49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650001">
                <text:p>28.650001</text:p>
              </table:table-cell>
              <table:table-cell office:value-type="float" office:value="-13.505">
                <text:p>-13.5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350001">
                <text:p>31.350001</text:p>
              </table:table-cell>
              <table:table-cell office:value-type="float" office:value="-24.53000105">
                <text:p>-24.53000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450001">
                <text:p>27.450001</text:p>
              </table:table-cell>
              <table:table-cell office:value-type="float" office:value="-29.72750105">
                <text:p>-29.72750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6">
                <text:p>18.6</text:p>
              </table:table-cell>
              <table:table-cell office:value-type="float" office:value="-46.4225021">
                <text:p>-46.4225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45">
                <text:p>21.45</text:p>
              </table:table-cell>
              <table:table-cell office:value-type="float" office:value="-52.0925021">
                <text:p>-52.09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05">
                <text:p>22.05</text:p>
              </table:table-cell>
              <table:table-cell office:value-type="float" office:value="-55.7150021">
                <text:p>-55.7150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00001">
                <text:p>27.900001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.200001">
                <text:p>34.200001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.700001">
                <text:p>38.700001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.500001">
                <text:p>40.500001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.800001">
                <text:p>40.80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.150001">
                <text:p>30.150001</text:p>
              </table:table-cell>
              <table:table-cell office:value-type="float" office:value="-65.1650021">
                <text:p>-65.1650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65">
                <text:p>13.65</text:p>
              </table:table-cell>
              <table:table-cell office:value-type="float" office:value="-67.5275021">
                <text:p>-67.52750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.950001">
                <text:p>-10.95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.750001">
                <text:p>-21.750001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1.650002">
                <text:p>-31.650002</text:p>
              </table:table-cell>
              <table:table-cell office:value-type="float" office:value="-56.9750021">
                <text:p>-56.9750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6.950002">
                <text:p>-46.950002</text:p>
              </table:table-cell>
              <table:table-cell office:value-type="float" office:value="-46.2650021">
                <text:p>-46.2650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62.400003">
                <text:p>-62.400003</text:p>
              </table:table-cell>
              <table:table-cell office:value-type="float" office:value="-29.88500105">
                <text:p>-29.885001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0.650003">
                <text:p>-70.650003</text:p>
              </table:table-cell>
              <table:table-cell office:value-type="float" office:value="-13.6625">
                <text:p>-13.6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3.650003">
                <text:p>-73.650003</text:p>
              </table:table-cell>
              <table:table-cell office:value-type="float" office:value="8.54500105">
                <text:p>8.54500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8.850003">
                <text:p>-68.850003</text:p>
              </table:table-cell>
              <table:table-cell office:value-type="float" office:value="29.17750105">
                <text:p>29.177501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0.700002">
                <text:p>-50.700002</text:p>
              </table:table-cell>
              <table:table-cell office:value-type="float" office:value="57.8425021">
                <text:p>57.8425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5.800002">
                <text:p>-25.800002</text:p>
              </table:table-cell>
              <table:table-cell office:value-type="float" office:value="70.75750315">
                <text:p>70.757503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6">
                <text:p>6.6</text:p>
              </table:table-cell>
              <table:table-cell office:value-type="float" office:value="73.27750315">
                <text:p>73.277503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.350001">
                <text:p>40.350001</text:p>
              </table:table-cell>
              <table:table-cell office:value-type="float" office:value="62.09500315">
                <text:p>62.095003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250002">
                <text:p>62.250002</text:p>
              </table:table-cell>
              <table:table-cell office:value-type="float" office:value="42.5650021">
                <text:p>42.56500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.850002">
                <text:p>71.850002</text:p>
              </table:table-cell>
              <table:table-cell office:value-type="float" office:value="25.55500105">
                <text:p>25.55500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.950003">
                <text:p>76.950003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800002">
                <text:p>73.800002</text:p>
              </table:table-cell>
              <table:table-cell office:value-type="float" office:value="-18.0725">
                <text:p>-18.0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.350002">
                <text:p>67.350002</text:p>
              </table:table-cell>
              <table:table-cell office:value-type="float" office:value="-32.24750105">
                <text:p>-32.247501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.750002">
                <text:p>60.750002</text:p>
              </table:table-cell>
              <table:table-cell office:value-type="float" office:value="-41.22500105">
                <text:p>-41.225001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.550001">
                <text:p>41.550001</text:p>
              </table:table-cell>
              <table:table-cell office:value-type="float" office:value="-55.2425021">
                <text:p>-55.24250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350001">
                <text:p>28.350001</text:p>
              </table:table-cell>
              <table:table-cell office:value-type="float" office:value="-60.9125021">
                <text:p>-60.9125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35">
                <text:p>19.35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5">
                <text:p>5.25</text:p>
              </table:table-cell>
              <table:table-cell office:value-type="float" office:value="-64.8500021">
                <text:p>-64.8500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8.700001">
                <text:p>-8.700001</text:p>
              </table:table-cell>
              <table:table-cell office:value-type="float" office:value="-64.8500021">
                <text:p>-64.8500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4.450001">
                <text:p>-24.450001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2.700002">
                <text:p>-32.700002</text:p>
              </table:table-cell>
              <table:table-cell office:value-type="float" office:value="-56.8175021">
                <text:p>-56.8175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6.450002">
                <text:p>-36.450002</text:p>
              </table:table-cell>
              <table:table-cell office:value-type="float" office:value="-54.7700021">
                <text:p>-54.7700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0.850001">
                <text:p>-20.850001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-65.3225021">
                <text:p>-65.32250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900001">
                <text:p>24.90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.300002">
                <text:p>54.300002</text:p>
              </table:table-cell>
              <table:table-cell office:value-type="float" office:value="-47.8400021">
                <text:p>-47.84000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.950002">
                <text:p>64.950002</text:p>
              </table:table-cell>
              <table:table-cell office:value-type="float" office:value="-36.50000105">
                <text:p>-36.5000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400002">
                <text:p>68.400002</text:p>
              </table:table-cell>
              <table:table-cell office:value-type="float" office:value="-29.88500105">
                <text:p>-29.8850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850002">
                <text:p>74.850002</text:p>
              </table:table-cell>
              <table:table-cell office:value-type="float" office:value="-11.7725">
                <text:p>-11.77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600003">
                <text:p>75.60000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.700002">
                <text:p>74.700002</text:p>
              </table:table-cell>
              <table:table-cell office:value-type="float" office:value="12.32500105">
                <text:p>12.32500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650002">
                <text:p>73.650002</text:p>
              </table:table-cell>
              <table:table-cell office:value-type="float" office:value="17.99500105">
                <text:p>17.99500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300002">
                <text:p>69.300002</text:p>
              </table:table-cell>
              <table:table-cell office:value-type="float" office:value="29.33500105">
                <text:p>29.33500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600002">
                <text:p>60.600002</text:p>
              </table:table-cell>
              <table:table-cell office:value-type="float" office:value="43.1950021">
                <text:p>43.19500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.850001">
                <text:p>47.850001</text:p>
              </table:table-cell>
              <table:table-cell office:value-type="float" office:value="56.1100021">
                <text:p>56.11000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.350001">
                <text:p>37.350001</text:p>
              </table:table-cell>
              <table:table-cell office:value-type="float" office:value="62.88250315">
                <text:p>62.88250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600001">
                <text:p>24.600001</text:p>
              </table:table-cell>
              <table:table-cell office:value-type="float" office:value="69.34000315">
                <text:p>69.34000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">
                <text:p>4.2</text:p>
              </table:table-cell>
              <table:table-cell office:value-type="float" office:value="74.22250315">
                <text:p>74.222503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8.600001">
                <text:p>-18.600001</text:p>
              </table:table-cell>
              <table:table-cell office:value-type="float" office:value="72.96250315">
                <text:p>72.9625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.650002">
                <text:p>-31.650002</text:p>
              </table:table-cell>
              <table:table-cell office:value-type="float" office:value="69.02500315">
                <text:p>69.025003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8.450002">
                <text:p>-48.450002</text:p>
              </table:table-cell>
              <table:table-cell office:value-type="float" office:value="57.8425021">
                <text:p>57.8425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6.900003">
                <text:p>-66.900003</text:p>
              </table:table-cell>
              <table:table-cell office:value-type="float" office:value="30.75250105">
                <text:p>30.752501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5.400003">
                <text:p>-65.400003</text:p>
              </table:table-cell>
              <table:table-cell office:value-type="float" office:value="1.7725">
                <text:p>1.77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8.650003">
                <text:p>-58.650003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2.150002">
                <text:p>-42.150002</text:p>
              </table:table-cell>
              <table:table-cell office:value-type="float" office:value="-43.11500105">
                <text:p>-43.115001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7.000002">
                <text:p>-27.000002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3.500001">
                <text:p>-13.5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75">
                <text:p>6.75</text:p>
              </table:table-cell>
              <table:table-cell office:value-type="float" office:value="-66.8975021">
                <text:p>-66.8975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900001">
                <text:p>27.900001</text:p>
              </table:table-cell>
              <table:table-cell office:value-type="float" office:value="-65.4800021">
                <text:p>-65.4800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.300001">
                <text:p>45.300001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.300001">
                <text:p>48.300001</text:p>
              </table:table-cell>
              <table:table-cell office:value-type="float" office:value="-57.1325021">
                <text:p>-57.132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.250001">
                <text:p>47.250001</text:p>
              </table:table-cell>
              <table:table-cell office:value-type="float" office:value="-58.2350021">
                <text:p>-58.235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.150001">
                <text:p>48.150001</text:p>
              </table:table-cell>
              <table:table-cell office:value-type="float" office:value="-58.0775021">
                <text:p>-58.077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450001">
                <text:p>48.450001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050001">
                <text:p>43.050001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500001">
                <text:p>37.500001</text:p>
              </table:table-cell>
              <table:table-cell office:value-type="float" office:value="-65.9525021">
                <text:p>-65.95250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.000001">
                <text:p>36.000001</text:p>
              </table:table-cell>
              <table:table-cell office:value-type="float" office:value="-68.6300021">
                <text:p>-68.63000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400001">
                <text:p>38.400001</text:p>
              </table:table-cell>
              <table:table-cell office:value-type="float" office:value="-68.1575021">
                <text:p>-68.15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050001">
                <text:p>37.050001</text:p>
              </table:table-cell>
              <table:table-cell office:value-type="float" office:value="-68.6300021">
                <text:p>-68.6300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.900001">
                <text:p>36.900001</text:p>
              </table:table-cell>
              <table:table-cell office:value-type="float" office:value="-68.4725021">
                <text:p>-68.4725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000001">
                <text:p>33.000001</text:p>
              </table:table-cell>
              <table:table-cell office:value-type="float" office:value="-69.1025021">
                <text:p>-69.1025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.300001">
                <text:p>30.300001</text:p>
              </table:table-cell>
              <table:table-cell office:value-type="float" office:value="-69.8900021">
                <text:p>-69.89000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5">
                <text:p>13.95</text:p>
              </table:table-cell>
              <table:table-cell office:value-type="float" office:value="-70.5200021">
                <text:p>-70.5200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7.700001">
                <text:p>-17.700001</text:p>
              </table:table-cell>
              <table:table-cell office:value-type="float" office:value="-67.5275021">
                <text:p>-67.5275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4.550002">
                <text:p>-44.550002</text:p>
              </table:table-cell>
              <table:table-cell office:value-type="float" office:value="-54.2975021">
                <text:p>-54.29750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1.650003">
                <text:p>-61.650003</text:p>
              </table:table-cell>
              <table:table-cell office:value-type="float" office:value="-34.61000105">
                <text:p>-34.61000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0.200003">
                <text:p>-70.200003</text:p>
              </table:table-cell>
              <table:table-cell office:value-type="float" office:value="-9.41">
                <text:p>-9.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1.700003">
                <text:p>-71.700003</text:p>
              </table:table-cell>
              <table:table-cell office:value-type="float" office:value="7.915">
                <text:p>7.9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69.600003">
                <text:p>-69.600003</text:p>
              </table:table-cell>
              <table:table-cell office:value-type="float" office:value="23.66500105">
                <text:p>23.6650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7.150003">
                <text:p>-57.150003</text:p>
              </table:table-cell>
              <table:table-cell office:value-type="float" office:value="48.0775021">
                <text:p>48.07750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750002">
                <text:p>-33.750002</text:p>
              </table:table-cell>
              <table:table-cell office:value-type="float" office:value="64.93000315">
                <text:p>64.93000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100001">
                <text:p>-2.100001</text:p>
              </table:table-cell>
              <table:table-cell office:value-type="float" office:value="70.44250315">
                <text:p>70.442503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7">
                <text:p>20.7</text:p>
              </table:table-cell>
              <table:table-cell office:value-type="float" office:value="67.92250315">
                <text:p>67.922503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.200001">
                <text:p>49.200001</text:p>
              </table:table-cell>
              <table:table-cell office:value-type="float" office:value="51.5425021">
                <text:p>51.54250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50002">
                <text:p>63.750002</text:p>
              </table:table-cell>
              <table:table-cell office:value-type="float" office:value="36.2650021">
                <text:p>36.2650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700002">
                <text:p>68.700002</text:p>
              </table:table-cell>
              <table:table-cell office:value-type="float" office:value="25.55500105">
                <text:p>25.55500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.600002">
                <text:p>72.600002</text:p>
              </table:table-cell>
              <table:table-cell office:value-type="float" office:value="9.64750105">
                <text:p>9.64750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2.600002">
                <text:p>72.600002</text:p>
              </table:table-cell>
              <table:table-cell office:value-type="float" office:value="-4.2125">
                <text:p>-4.2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.450002">
                <text:p>69.450002</text:p>
              </table:table-cell>
              <table:table-cell office:value-type="float" office:value="-19.64750105">
                <text:p>-19.647501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450002">
                <text:p>63.450002</text:p>
              </table:table-cell>
              <table:table-cell office:value-type="float" office:value="-32.56250105">
                <text:p>-32.562501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650001">
                <text:p>49.650001</text:p>
              </table:table-cell>
              <table:table-cell office:value-type="float" office:value="-48.7850021">
                <text:p>-48.7850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500001">
                <text:p>34.500001</text:p>
              </table:table-cell>
              <table:table-cell office:value-type="float" office:value="-56.9750021">
                <text:p>-56.9750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.5">
                <text:p>22.5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1">
                <text:p>20.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050001">
                <text:p>34.050001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.650002">
                <text:p>52.650002</text:p>
              </table:table-cell>
              <table:table-cell office:value-type="float" office:value="-46.5800021">
                <text:p>-46.5800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.400002">
                <text:p>71.400002</text:p>
              </table:table-cell>
              <table:table-cell office:value-type="float" office:value="-22.32500105">
                <text:p>-22.325001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.100002">
                <text:p>74.100002</text:p>
              </table:table-cell>
              <table:table-cell office:value-type="float" office:value="-8.3075">
                <text:p>-8.30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.300002">
                <text:p>72.300002</text:p>
              </table:table-cell>
              <table:table-cell office:value-type="float" office:value="18.15250105">
                <text:p>18.15250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7.150002">
                <text:p>57.150002</text:p>
              </table:table-cell>
              <table:table-cell office:value-type="float" office:value="46.8175021">
                <text:p>46.81750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.900001">
                <text:p>39.900001</text:p>
              </table:table-cell>
              <table:table-cell office:value-type="float" office:value="61.30750315">
                <text:p>61.307503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3">
                <text:p>3.3</text:p>
              </table:table-cell>
              <table:table-cell office:value-type="float" office:value="73.75000315">
                <text:p>73.750003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9.850002">
                <text:p>-29.850002</text:p>
              </table:table-cell>
              <table:table-cell office:value-type="float" office:value="70.28500315">
                <text:p>70.285003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8.050003">
                <text:p>-58.050003</text:p>
              </table:table-cell>
              <table:table-cell office:value-type="float" office:value="50.2825021">
                <text:p>50.28250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9.600003">
                <text:p>-69.600003</text:p>
              </table:table-cell>
              <table:table-cell office:value-type="float" office:value="29.80750105">
                <text:p>29.807501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3.500003">
                <text:p>-73.50000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0.000003">
                <text:p>-60.000003</text:p>
              </table:table-cell>
              <table:table-cell office:value-type="float" office:value="-33.50750105">
                <text:p>-33.507501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0.900002">
                <text:p>-30.900002</text:p>
              </table:table-cell>
              <table:table-cell office:value-type="float" office:value="-58.3925021">
                <text:p>-58.39250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4.700001">
                <text:p>-14.700001</text:p>
              </table:table-cell>
              <table:table-cell office:value-type="float" office:value="-65.4800021">
                <text:p>-65.48000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45">
                <text:p>15.45</text:p>
              </table:table-cell>
              <table:table-cell office:value-type="float" office:value="-68.3150021">
                <text:p>-68.31500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650001">
                <text:p>28.65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.750001">
                <text:p>33.750001</text:p>
              </table:table-cell>
              <table:table-cell office:value-type="float" office:value="-65.4800021">
                <text:p>-65.48000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350001">
                <text:p>31.350001</text:p>
              </table:table-cell>
              <table:table-cell office:value-type="float" office:value="-65.3225021">
                <text:p>-65.32250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650001">
                <text:p>31.650001</text:p>
              </table:table-cell>
              <table:table-cell office:value-type="float" office:value="-51.9350021">
                <text:p>-51.93500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6">
                <text:p>21.6</text:p>
              </table:table-cell>
              <table:table-cell office:value-type="float" office:value="-24.05750105">
                <text:p>-24.057501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3">
                <text:p>9.3</text:p>
              </table:table-cell>
              <table:table-cell office:value-type="float" office:value="4.2925">
                <text:p>4.29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5">
                <text:p>10.5</text:p>
              </table:table-cell>
              <table:table-cell office:value-type="float" office:value="26.34250105">
                <text:p>26.342501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85">
                <text:p>2.85</text:p>
              </table:table-cell>
              <table:table-cell office:value-type="float" office:value="49.9675021">
                <text:p>49.96750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5">
                <text:p>6.45</text:p>
              </table:table-cell>
              <table:table-cell office:value-type="float" office:value="61.30750315">
                <text:p>61.307503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5">
                <text:p>16.5</text:p>
              </table:table-cell>
              <table:table-cell office:value-type="float" office:value="64.93000315">
                <text:p>64.930003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25">
                <text:p>20.25</text:p>
              </table:table-cell>
              <table:table-cell office:value-type="float" office:value="67.29250315">
                <text:p>67.29250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15">
                <text:p>21.15</text:p>
              </table:table-cell>
              <table:table-cell office:value-type="float" office:value="64.45750315">
                <text:p>64.457503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200001">
                <text:p>28.200001</text:p>
              </table:table-cell>
              <table:table-cell office:value-type="float" office:value="49.0225021">
                <text:p>49.02250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300001">
                <text:p>30.300001</text:p>
              </table:table-cell>
              <table:table-cell office:value-type="float" office:value="34.37500105">
                <text:p>34.375001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.3">
                <text:p>24.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35">
                <text:p>22.35</text:p>
              </table:table-cell>
              <table:table-cell office:value-type="float" office:value="-11.615">
                <text:p>-11.6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.550001">
                <text:p>26.550001</text:p>
              </table:table-cell>
              <table:table-cell office:value-type="float" office:value="-20.75000105">
                <text:p>-20.750001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850001">
                <text:p>41.850001</text:p>
              </table:table-cell>
              <table:table-cell office:value-type="float" office:value="-28.94000105">
                <text:p>-28.940001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.250001">
                <text:p>35.250001</text:p>
              </table:table-cell>
              <table:table-cell office:value-type="float" office:value="-46.1075021">
                <text:p>-46.10750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.850001">
                <text:p>38.850001</text:p>
              </table:table-cell>
              <table:table-cell office:value-type="float" office:value="-55.0850021">
                <text:p>-55.0850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.150001">
                <text:p>39.150001</text:p>
              </table:table-cell>
              <table:table-cell office:value-type="float" office:value="-56.5025021">
                <text:p>-56.50250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950001">
                <text:p>37.950001</text:p>
              </table:table-cell>
              <table:table-cell office:value-type="float" office:value="-54.7700021">
                <text:p>-54.77000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.400001">
                <text:p>32.400001</text:p>
              </table:table-cell>
              <table:table-cell office:value-type="float" office:value="-36.97250105">
                <text:p>-36.972501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.9">
                <text:p>18.9</text:p>
              </table:table-cell>
              <table:table-cell office:value-type="float" office:value="-5.63">
                <text:p>-5.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1">
                <text:p>14.1</text:p>
              </table:table-cell>
              <table:table-cell office:value-type="float" office:value="9.49000105">
                <text:p>9.490001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15">
                <text:p>15.15</text:p>
              </table:table-cell>
              <table:table-cell office:value-type="float" office:value="37.0525021">
                <text:p>37.0525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85">
                <text:p>17.85</text:p>
              </table:table-cell>
              <table:table-cell office:value-type="float" office:value="55.4800021">
                <text:p>55.48000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4">
                <text:p>20.4</text:p>
              </table:table-cell>
              <table:table-cell office:value-type="float" office:value="65.40250315">
                <text:p>65.402503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950001">
                <text:p>28.950001</text:p>
              </table:table-cell>
              <table:table-cell office:value-type="float" office:value="63.67000315">
                <text:p>63.670003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.800001">
                <text:p>25.800001</text:p>
              </table:table-cell>
              <table:table-cell office:value-type="float" office:value="54.3775021">
                <text:p>54.37750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500001">
                <text:p>28.500001</text:p>
              </table:table-cell>
              <table:table-cell office:value-type="float" office:value="33.27250105">
                <text:p>33.272501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.300001">
                <text:p>33.300001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.950001">
                <text:p>40.950001</text:p>
              </table:table-cell>
              <table:table-cell office:value-type="float" office:value="-20.43500105">
                <text:p>-20.435001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350002">
                <text:p>58.350002</text:p>
              </table:table-cell>
              <table:table-cell office:value-type="float" office:value="-31.77500105">
                <text:p>-31.775001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.850002">
                <text:p>53.850002</text:p>
              </table:table-cell>
              <table:table-cell office:value-type="float" office:value="-41.85500105">
                <text:p>-41.855001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500002">
                <text:p>52.500002</text:p>
              </table:table-cell>
              <table:table-cell office:value-type="float" office:value="-48.7850021">
                <text:p>-48.78500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700001">
                <text:p>47.700001</text:p>
              </table:table-cell>
              <table:table-cell office:value-type="float" office:value="-51.6200021">
                <text:p>-51.62000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500001">
                <text:p>49.500001</text:p>
              </table:table-cell>
              <table:table-cell office:value-type="float" office:value="-50.6750021">
                <text:p>-50.67500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.200001">
                <text:p>40.200001</text:p>
              </table:table-cell>
              <table:table-cell office:value-type="float" office:value="-54.7700021">
                <text:p>-54.77000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250001">
                <text:p>38.250001</text:p>
              </table:table-cell>
              <table:table-cell office:value-type="float" office:value="-56.6600021">
                <text:p>-56.66000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850001">
                <text:p>32.85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.7">
                <text:p>23.7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55">
                <text:p>14.55</text:p>
              </table:table-cell>
              <table:table-cell office:value-type="float" office:value="-66.8975021">
                <text:p>-66.89750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9.450001">
                <text:p>-9.450001</text:p>
              </table:table-cell>
              <table:table-cell office:value-type="float" office:value="-64.2200021">
                <text:p>-64.22000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51.9350021">
                <text:p>-51.93500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0.000002">
                <text:p>-30.000002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9.250002">
                <text:p>-29.25000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4.150001">
                <text:p>-24.150001</text:p>
              </table:table-cell>
              <table:table-cell office:value-type="float" office:value="35.7925021">
                <text:p>35.79250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7.700001">
                <text:p>-17.700001</text:p>
              </table:table-cell>
              <table:table-cell office:value-type="float" office:value="60.5200021">
                <text:p>60.5200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9.300001">
                <text:p>-9.300001</text:p>
              </table:table-cell>
              <table:table-cell office:value-type="float" office:value="72.33250315">
                <text:p>72.332503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55">
                <text:p>8.55</text:p>
              </table:table-cell>
              <table:table-cell office:value-type="float" office:value="72.64750315">
                <text:p>72.647503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.300001">
                <text:p>30.300001</text:p>
              </table:table-cell>
              <table:table-cell office:value-type="float" office:value="51.7000021">
                <text:p>51.70000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050001">
                <text:p>46.050001</text:p>
              </table:table-cell>
              <table:table-cell office:value-type="float" office:value="24.61000105">
                <text:p>24.610001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.850002">
                <text:p>50.850002</text:p>
              </table:table-cell>
              <table:table-cell office:value-type="float" office:value="5.8675">
                <text:p>5.86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.250001">
                <text:p>47.250001</text:p>
              </table:table-cell>
              <table:table-cell office:value-type="float" office:value="-38.23250105">
                <text:p>-38.232501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50001">
                <text:p>37.050001</text:p>
              </table:table-cell>
              <table:table-cell office:value-type="float" office:value="-59.6525021">
                <text:p>-59.65250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.200001">
                <text:p>31.20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.250001">
                <text:p>35.2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.900001">
                <text:p>45.900001</text:p>
              </table:table-cell>
              <table:table-cell office:value-type="float" office:value="-49.1000021">
                <text:p>-49.10000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5.500002">
                <text:p>55.500002</text:p>
              </table:table-cell>
              <table:table-cell office:value-type="float" office:value="-30.83000105">
                <text:p>-30.830001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.800002">
                <text:p>55.800002</text:p>
              </table:table-cell>
              <table:table-cell office:value-type="float" office:value="-14.135">
                <text:p>-14.1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.650002">
                <text:p>58.65000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900002">
                <text:p>60.900002</text:p>
              </table:table-cell>
              <table:table-cell office:value-type="float" office:value="24.92500105">
                <text:p>24.925001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.600002">
                <text:p>54.600002</text:p>
              </table:table-cell>
              <table:table-cell office:value-type="float" office:value="48.0775021">
                <text:p>48.07750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900001">
                <text:p>33.900001</text:p>
              </table:table-cell>
              <table:table-cell office:value-type="float" office:value="68.08000315">
                <text:p>68.08000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449999999999999">
                <text:p>-0.449999999999999</text:p>
              </table:table-cell>
              <table:table-cell office:value-type="float" office:value="72.64750315">
                <text:p>72.647503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9.550002">
                <text:p>-29.550002</text:p>
              </table:table-cell>
              <table:table-cell office:value-type="float" office:value="34.6900021">
                <text:p>34.69000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4.685">
                <text:p>-4.6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9.850002">
                <text:p>-29.850002</text:p>
              </table:table-cell>
              <table:table-cell office:value-type="float" office:value="-34.13750105">
                <text:p>-34.137501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56.5025021">
                <text:p>-56.50250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.4">
                <text:p>14.4</text:p>
              </table:table-cell>
              <table:table-cell office:value-type="float" office:value="-67.0550021">
                <text:p>-67.05500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.350001">
                <text:p>31.350001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.550001">
                <text:p>32.550001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.850002">
                <text:p>50.850002</text:p>
              </table:table-cell>
              <table:table-cell office:value-type="float" office:value="-51.9350021">
                <text:p>-51.9350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.950002">
                <text:p>61.950002</text:p>
              </table:table-cell>
              <table:table-cell office:value-type="float" office:value="-43.27250105">
                <text:p>-43.27250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.000002">
                <text:p>72.000002</text:p>
              </table:table-cell>
              <table:table-cell office:value-type="float" office:value="-24.84500105">
                <text:p>-24.845001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.200002">
                <text:p>73.200002</text:p>
              </table:table-cell>
              <table:table-cell office:value-type="float" office:value="-5.7875">
                <text:p>-5.7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250002">
                <text:p>65.250002</text:p>
              </table:table-cell>
              <table:table-cell office:value-type="float" office:value="31.54000105">
                <text:p>31.540001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.850002">
                <text:p>50.850002</text:p>
              </table:table-cell>
              <table:table-cell office:value-type="float" office:value="54.6925021">
                <text:p>54.69250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.350001">
                <text:p>31.350001</text:p>
              </table:table-cell>
              <table:table-cell office:value-type="float" office:value="68.71000315">
                <text:p>68.710003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05">
                <text:p>19.05</text:p>
              </table:table-cell>
              <table:table-cell office:value-type="float" office:value="70.60000315">
                <text:p>70.600003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7">
                <text:p>11.7</text:p>
              </table:table-cell>
              <table:table-cell office:value-type="float" office:value="62.09500315">
                <text:p>62.09500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">
                <text:p>12</text:p>
              </table:table-cell>
              <table:table-cell office:value-type="float" office:value="38.1550021">
                <text:p>38.15500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15">
                <text:p>15.15</text:p>
              </table:table-cell>
              <table:table-cell office:value-type="float" office:value="8.70250105">
                <text:p>8.70250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.85">
                <text:p>20.85</text:p>
              </table:table-cell>
              <table:table-cell office:value-type="float" office:value="-20.90750105">
                <text:p>-20.907501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.500001">
                <text:p>28.500001</text:p>
              </table:table-cell>
              <table:table-cell office:value-type="float" office:value="-50.0450021">
                <text:p>-50.04500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.050001">
                <text:p>31.0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.650001">
                <text:p>34.65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.350001">
                <text:p>31.350001</text:p>
              </table:table-cell>
              <table:table-cell office:value-type="float" office:value="-48.4700021">
                <text:p>-48.47000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500001">
                <text:p>28.500001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.850001">
                <text:p>29.850001</text:p>
              </table:table-cell>
              <table:table-cell office:value-type="float" office:value="16.42000105">
                <text:p>16.420001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1">
                <text:p>23.1</text:p>
              </table:table-cell>
              <table:table-cell office:value-type="float" office:value="49.6525021">
                <text:p>49.65250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700001">
                <text:p>26.700001</text:p>
              </table:table-cell>
              <table:table-cell office:value-type="float" office:value="67.92250315">
                <text:p>67.922503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200001">
                <text:p>28.200001</text:p>
              </table:table-cell>
              <table:table-cell office:value-type="float" office:value="69.02500315">
                <text:p>69.02500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.700001">
                <text:p>38.700001</text:p>
              </table:table-cell>
              <table:table-cell office:value-type="float" office:value="46.1875021">
                <text:p>46.18750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1">
                <text:p>41.100001</text:p>
              </table:table-cell>
              <table:table-cell office:value-type="float" office:value="22.56250105">
                <text:p>22.562501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.700001">
                <text:p>47.700001</text:p>
              </table:table-cell>
              <table:table-cell office:value-type="float" office:value="-9.2525">
                <text:p>-9.25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600001">
                <text:p>45.600001</text:p>
              </table:table-cell>
              <table:table-cell office:value-type="float" office:value="-23.90000105">
                <text:p>-23.900001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900001">
                <text:p>39.900001</text:p>
              </table:table-cell>
              <table:table-cell office:value-type="float" office:value="-48.9425021">
                <text:p>-48.94250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.950001">
                <text:p>34.950001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800001">
                <text:p>40.80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550001">
                <text:p>44.550001</text:p>
              </table:table-cell>
              <table:table-cell office:value-type="float" office:value="-55.2425021">
                <text:p>-55.24250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.050001">
                <text:p>43.050001</text:p>
              </table:table-cell>
              <table:table-cell office:value-type="float" office:value="-55.2425021">
                <text:p>-55.24250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000001">
                <text:p>42.000001</text:p>
              </table:table-cell>
              <table:table-cell office:value-type="float" office:value="-54.6125021">
                <text:p>-54.61250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.350001">
                <text:p>46.350001</text:p>
              </table:table-cell>
              <table:table-cell office:value-type="float" office:value="-53.0375021">
                <text:p>-53.03750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800001">
                <text:p>46.800001</text:p>
              </table:table-cell>
              <table:table-cell office:value-type="float" office:value="-52.7225021">
                <text:p>-52.72250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.800001">
                <text:p>46.800001</text:p>
              </table:table-cell>
              <table:table-cell office:value-type="float" office:value="-53.1950021">
                <text:p>-53.19500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650001">
                <text:p>46.650001</text:p>
              </table:table-cell>
              <table:table-cell office:value-type="float" office:value="-52.7225021">
                <text:p>-52.72250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.650001">
                <text:p>46.650001</text:p>
              </table:table-cell>
              <table:table-cell office:value-type="float" office:value="-53.5100021">
                <text:p>-53.51000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.650001">
                <text:p>46.650001</text:p>
              </table:table-cell>
              <table:table-cell office:value-type="float" office:value="-53.5100021">
                <text:p>-53.5100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16.768cm" xlink:href=".." xlink:type="simple" chart:class="chart:scatter" chart:style-name="ch1">
        <chart:title svg:x="6.312cm" svg:y="0.47cm" chart:style-name="ch2">
          <text:p>Mag X &amp; Mag Z</text:p>
        </chart:title>
        <chart:plot-area chart:style-name="ch3" table:cell-range-address="Data.Y2:Data.Y427 Data.AA1:Data.AA427" chart:data-source-has-labels="row" svg:x="0.319cm" svg:y="1.576cm" svg:width="15.358cm" svg:height="14.857cm">
          <chartooo:coordinate-region svg:x="0.686cm" svg:y="1.773cm" svg:width="14.682cm" svg:height="14.46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AA2:Data.AA427" chart:label-cell-address="Data.AA1:Data.AA1" chart:class="chart:scatter">
            <chart:domain table:cell-range-address="Data.Y2:Data.Y427"/>
            <chart:data-point chart:repeated="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new MagZ</text:p>
                <draw:g>
                  <svg:desc>Data.AA1:Data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600001">
                <text:p>33.600001</text:p>
                <draw:g>
                  <svg:desc>Data.Y2:Data.Y427</svg:desc>
                </draw:g>
              </table:table-cell>
              <table:table-cell office:value-type="float" office:value="-60.9125021">
                <text:p>-60.9125021</text:p>
                <draw:g>
                  <svg:desc>Data.AA2:Data.AA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450001">
                <text:p>36.45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700001">
                <text:p>35.70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00001">
                <text:p>37.2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050001">
                <text:p>37.05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350001">
                <text:p>37.35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900001">
                <text:p>36.90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50001">
                <text:p>36.1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100001">
                <text:p>35.1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950001">
                <text:p>34.95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000001">
                <text:p>36.00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300001">
                <text:p>36.3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450001">
                <text:p>36.4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50001">
                <text:p>37.9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000001">
                <text:p>39.0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600001">
                <text:p>39.6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300001">
                <text:p>39.3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950001">
                <text:p>37.95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400001">
                <text:p>35.400001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850001">
                <text:p>32.850001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250001">
                <text:p>29.250001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200001">
                <text:p>25.200001</text:p>
              </table:table-cell>
              <table:table-cell office:value-type="float" office:value="-61.7000021">
                <text:p>-61.7000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55">
                <text:p>17.55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85">
                <text:p>14.85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8">
                <text:p>10.8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">
                <text:p>3.9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00001">
                <text:p>-0.900001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00001">
                <text:p>-6.30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600001">
                <text:p>-12.60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8.450001">
                <text:p>-18.450001</text:p>
              </table:table-cell>
              <table:table-cell office:value-type="float" office:value="-59.6525021">
                <text:p>-59.6525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50001">
                <text:p>-24.450001</text:p>
              </table:table-cell>
              <table:table-cell office:value-type="float" office:value="-59.3375021">
                <text:p>-59.3375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.300002">
                <text:p>-27.300002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5.850002">
                <text:p>-35.8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7.350002">
                <text:p>-37.35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9.450002">
                <text:p>-39.45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9.150002">
                <text:p>-39.1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7.800002">
                <text:p>-37.800002</text:p>
              </table:table-cell>
              <table:table-cell office:value-type="float" office:value="-59.4950021">
                <text:p>-59.4950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8.550002">
                <text:p>-38.550002</text:p>
              </table:table-cell>
              <table:table-cell office:value-type="float" office:value="-59.3375021">
                <text:p>-59.3375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8.700002">
                <text:p>-38.70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.100002">
                <text:p>-35.10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.800002">
                <text:p>-31.80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.150002">
                <text:p>-27.150002</text:p>
              </table:table-cell>
              <table:table-cell office:value-type="float" office:value="-59.3375021">
                <text:p>-59.33750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2.650001">
                <text:p>-22.6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1.000001">
                <text:p>-21.00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7.400001">
                <text:p>-17.400001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.800001">
                <text:p>-10.800001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300001">
                <text:p>-3.300001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">
                <text:p>1.2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">
                <text:p>7.5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75">
                <text:p>12.75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5">
                <text:p>19.65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7">
                <text:p>23.7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200001">
                <text:p>28.2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350001">
                <text:p>31.35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600001">
                <text:p>33.6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00001">
                <text:p>35.70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150001">
                <text:p>36.150001</text:p>
              </table:table-cell>
              <table:table-cell office:value-type="float" office:value="-64.2200021">
                <text:p>-64.2200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800001">
                <text:p>37.80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700001">
                <text:p>38.70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100001">
                <text:p>38.10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450001">
                <text:p>36.45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.700001">
                <text:p>35.70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.150001">
                <text:p>36.15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950001">
                <text:p>37.95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.400001">
                <text:p>38.400001</text:p>
              </table:table-cell>
              <table:table-cell office:value-type="float" office:value="-64.2200021">
                <text:p>-64.2200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.400001">
                <text:p>38.40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850001">
                <text:p>35.85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.350001">
                <text:p>34.350001</text:p>
              </table:table-cell>
              <table:table-cell office:value-type="float" office:value="-64.5350021">
                <text:p>-64.5350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600001">
                <text:p>30.600001</text:p>
              </table:table-cell>
              <table:table-cell office:value-type="float" office:value="-63.7475021">
                <text:p>-63.7475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.050001">
                <text:p>25.05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">
                <text:p>19.2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5">
                <text:p>16.5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7">
                <text:p>14.7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5">
                <text:p>10.5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85">
                <text:p>5.85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5">
                <text:p>1.95</text:p>
              </table:table-cell>
              <table:table-cell office:value-type="float" office:value="-61.7000021">
                <text:p>-61.7000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.100001">
                <text:p>-2.100001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.450001">
                <text:p>-9.450001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650001">
                <text:p>-16.65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.750001">
                <text:p>-21.75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6.250002">
                <text:p>-26.250002</text:p>
              </table:table-cell>
              <table:table-cell office:value-type="float" office:value="-59.4950021">
                <text:p>-59.4950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59.4950021">
                <text:p>-59.4950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0.050002">
                <text:p>-40.050002</text:p>
              </table:table-cell>
              <table:table-cell office:value-type="float" office:value="-58.2350021">
                <text:p>-58.23500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9.750002">
                <text:p>-39.750002</text:p>
              </table:table-cell>
              <table:table-cell office:value-type="float" office:value="-57.9200021">
                <text:p>-57.9200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9.300002">
                <text:p>-39.300002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57.9200021">
                <text:p>-57.9200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58.2350021">
                <text:p>-58.2350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1.350002">
                <text:p>-31.350002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5.650001">
                <text:p>-25.650001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1.300001">
                <text:p>-21.300001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8.150001">
                <text:p>-18.150001</text:p>
              </table:table-cell>
              <table:table-cell office:value-type="float" office:value="-58.8650021">
                <text:p>-58.8650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.950001">
                <text:p>-13.95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500001">
                <text:p>-7.500001</text:p>
              </table:table-cell>
              <table:table-cell office:value-type="float" office:value="-59.8100021">
                <text:p>-59.8100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550001">
                <text:p>-2.5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6">
                <text:p>9.6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">
                <text:p>18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6">
                <text:p>21.6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200001">
                <text:p>25.200001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400001">
                <text:p>29.400001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350001">
                <text:p>34.35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00001">
                <text:p>36.000001</text:p>
              </table:table-cell>
              <table:table-cell office:value-type="float" office:value="-62.8025021">
                <text:p>-62.8025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.500001">
                <text:p>37.50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.950001">
                <text:p>37.95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.100001">
                <text:p>38.10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.050001">
                <text:p>37.050001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.850001">
                <text:p>35.850001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100001">
                <text:p>35.1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250001">
                <text:p>32.25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700001">
                <text:p>29.7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5">
                <text:p>23.25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75">
                <text:p>15.75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6">
                <text:p>12.6</text:p>
              </table:table-cell>
              <table:table-cell office:value-type="float" office:value="-60.7550021">
                <text:p>-60.7550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1">
                <text:p>17.1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350001">
                <text:p>25.350001</text:p>
              </table:table-cell>
              <table:table-cell office:value-type="float" office:value="-61.5425021">
                <text:p>-61.542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150001">
                <text:p>33.15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150001">
                <text:p>36.15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650001">
                <text:p>37.65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550001">
                <text:p>38.55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400001">
                <text:p>38.400001</text:p>
              </table:table-cell>
              <table:table-cell office:value-type="float" office:value="-63.2750021">
                <text:p>-63.2750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.350001">
                <text:p>37.35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350001">
                <text:p>34.35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400001">
                <text:p>32.40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300001">
                <text:p>30.30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400001">
                <text:p>29.400001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200001">
                <text:p>28.200001</text:p>
              </table:table-cell>
              <table:table-cell office:value-type="float" office:value="-53.3525021">
                <text:p>-53.3525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500001">
                <text:p>28.500001</text:p>
              </table:table-cell>
              <table:table-cell office:value-type="float" office:value="-45.6350021">
                <text:p>-45.635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500001">
                <text:p>28.500001</text:p>
              </table:table-cell>
              <table:table-cell office:value-type="float" office:value="-38.23250105">
                <text:p>-38.232501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650001">
                <text:p>31.650001</text:p>
              </table:table-cell>
              <table:table-cell office:value-type="float" office:value="-23.11250105">
                <text:p>-23.112501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950001">
                <text:p>34.950001</text:p>
              </table:table-cell>
              <table:table-cell office:value-type="float" office:value="-9.725">
                <text:p>-9.7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500001">
                <text:p>37.50000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500001">
                <text:p>37.500001</text:p>
              </table:table-cell>
              <table:table-cell office:value-type="float" office:value="10.27750105">
                <text:p>10.27750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100001">
                <text:p>35.100001</text:p>
              </table:table-cell>
              <table:table-cell office:value-type="float" office:value="20.51500105">
                <text:p>20.51500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850001">
                <text:p>35.850001</text:p>
              </table:table-cell>
              <table:table-cell office:value-type="float" office:value="28.54750105">
                <text:p>28.54750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050001">
                <text:p>37.050001</text:p>
              </table:table-cell>
              <table:table-cell office:value-type="float" office:value="37.6825021">
                <text:p>37.6825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.000001">
                <text:p>39.000001</text:p>
              </table:table-cell>
              <table:table-cell office:value-type="float" office:value="46.9750021">
                <text:p>46.9750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750001">
                <text:p>36.750001</text:p>
              </table:table-cell>
              <table:table-cell office:value-type="float" office:value="50.2825021">
                <text:p>50.2825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.950001">
                <text:p>34.950001</text:p>
              </table:table-cell>
              <table:table-cell office:value-type="float" office:value="52.9600021">
                <text:p>52.96000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.050001">
                <text:p>34.050001</text:p>
              </table:table-cell>
              <table:table-cell office:value-type="float" office:value="60.2050021">
                <text:p>60.20500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0001">
                <text:p>36.750001</text:p>
              </table:table-cell>
              <table:table-cell office:value-type="float" office:value="63.19750315">
                <text:p>63.19750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.050001">
                <text:p>37.050001</text:p>
              </table:table-cell>
              <table:table-cell office:value-type="float" office:value="64.61500315">
                <text:p>64.61500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600001">
                <text:p>36.600001</text:p>
              </table:table-cell>
              <table:table-cell office:value-type="float" office:value="65.24500315">
                <text:p>65.24500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.500001">
                <text:p>34.500001</text:p>
              </table:table-cell>
              <table:table-cell office:value-type="float" office:value="63.51250315">
                <text:p>63.51250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100001">
                <text:p>32.100001</text:p>
              </table:table-cell>
              <table:table-cell office:value-type="float" office:value="58.6300021">
                <text:p>58.63000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700001">
                <text:p>29.700001</text:p>
              </table:table-cell>
              <table:table-cell office:value-type="float" office:value="50.1250021">
                <text:p>50.12500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500001">
                <text:p>25.500001</text:p>
              </table:table-cell>
              <table:table-cell office:value-type="float" office:value="39.8875021">
                <text:p>39.8875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.900001">
                <text:p>24.900001</text:p>
              </table:table-cell>
              <table:table-cell office:value-type="float" office:value="32.01250105">
                <text:p>32.01250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5">
                <text:p>22.5</text:p>
              </table:table-cell>
              <table:table-cell office:value-type="float" office:value="21.14500105">
                <text:p>21.14500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1">
                <text:p>23.1</text:p>
              </table:table-cell>
              <table:table-cell office:value-type="float" office:value="12.64000105">
                <text:p>12.64000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.15">
                <text:p>24.15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250001">
                <text:p>29.250001</text:p>
              </table:table-cell>
              <table:table-cell office:value-type="float" office:value="-20.75000105">
                <text:p>-20.750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.400001">
                <text:p>29.400001</text:p>
              </table:table-cell>
              <table:table-cell office:value-type="float" office:value="-39.96500105">
                <text:p>-39.96500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.950001">
                <text:p>28.950001</text:p>
              </table:table-cell>
              <table:table-cell office:value-type="float" office:value="-54.6125021">
                <text:p>-54.61250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700001">
                <text:p>26.700001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9">
                <text:p>21.9</text:p>
              </table:table-cell>
              <table:table-cell office:value-type="float" office:value="-70.5200021">
                <text:p>-70.52000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15">
                <text:p>18.15</text:p>
              </table:table-cell>
              <table:table-cell office:value-type="float" office:value="-73.51250315">
                <text:p>-73.51250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35">
                <text:p>22.35</text:p>
              </table:table-cell>
              <table:table-cell office:value-type="float" office:value="-74.77250315">
                <text:p>-74.77250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050001">
                <text:p>28.050001</text:p>
              </table:table-cell>
              <table:table-cell office:value-type="float" office:value="-74.30000315">
                <text:p>-74.300003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.350001">
                <text:p>31.350001</text:p>
              </table:table-cell>
              <table:table-cell office:value-type="float" office:value="-72.25250315">
                <text:p>-72.25250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400001">
                <text:p>35.400001</text:p>
              </table:table-cell>
              <table:table-cell office:value-type="float" office:value="-69.1025021">
                <text:p>-69.1025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.000001">
                <text:p>39.000001</text:p>
              </table:table-cell>
              <table:table-cell office:value-type="float" office:value="-66.1100021">
                <text:p>-66.11000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.500001">
                <text:p>37.500001</text:p>
              </table:table-cell>
              <table:table-cell office:value-type="float" office:value="-64.3775021">
                <text:p>-64.37750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000001">
                <text:p>39.00000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.400001">
                <text:p>38.400001</text:p>
              </table:table-cell>
              <table:table-cell office:value-type="float" office:value="-61.7000021">
                <text:p>-61.7000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.100001">
                <text:p>38.100001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350001">
                <text:p>37.350001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800001">
                <text:p>37.80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200001">
                <text:p>37.200001</text:p>
              </table:table-cell>
              <table:table-cell office:value-type="float" office:value="-60.4400021">
                <text:p>-60.44000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200001">
                <text:p>37.200001</text:p>
              </table:table-cell>
              <table:table-cell office:value-type="float" office:value="-60.9125021">
                <text:p>-60.91250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7.350001">
                <text:p>37.350001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600001">
                <text:p>36.600001</text:p>
              </table:table-cell>
              <table:table-cell office:value-type="float" office:value="-63.5900021">
                <text:p>-63.59000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150001">
                <text:p>36.150001</text:p>
              </table:table-cell>
              <table:table-cell office:value-type="float" office:value="-66.8975021">
                <text:p>-66.89750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900001">
                <text:p>36.900001</text:p>
              </table:table-cell>
              <table:table-cell office:value-type="float" office:value="-66.5825021">
                <text:p>-66.5825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7.500001">
                <text:p>37.5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.950001">
                <text:p>37.950001</text:p>
              </table:table-cell>
              <table:table-cell office:value-type="float" office:value="-58.3925021">
                <text:p>-58.39250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.250001">
                <text:p>38.250001</text:p>
              </table:table-cell>
              <table:table-cell office:value-type="float" office:value="-53.3525021">
                <text:p>-53.35250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.050001">
                <text:p>40.050001</text:p>
              </table:table-cell>
              <table:table-cell office:value-type="float" office:value="-40.75250105">
                <text:p>-40.75250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900001">
                <text:p>39.900001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100001">
                <text:p>41.100001</text:p>
              </table:table-cell>
              <table:table-cell office:value-type="float" office:value="-10.04">
                <text:p>-10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800001">
                <text:p>40.800001</text:p>
              </table:table-cell>
              <table:table-cell office:value-type="float" office:value="-3.2675">
                <text:p>-3.26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.450001">
                <text:p>42.450001</text:p>
              </table:table-cell>
              <table:table-cell office:value-type="float" office:value="12.95500105">
                <text:p>12.95500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000001">
                <text:p>45.000001</text:p>
              </table:table-cell>
              <table:table-cell office:value-type="float" office:value="33.58750105">
                <text:p>33.58750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6.950001">
                <text:p>46.950001</text:p>
              </table:table-cell>
              <table:table-cell office:value-type="float" office:value="41.3050021">
                <text:p>41.3050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400001">
                <text:p>47.400001</text:p>
              </table:table-cell>
              <table:table-cell office:value-type="float" office:value="45.2425021">
                <text:p>45.2425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700001">
                <text:p>47.700001</text:p>
              </table:table-cell>
              <table:table-cell office:value-type="float" office:value="49.9675021">
                <text:p>49.9675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6.500001">
                <text:p>46.500001</text:p>
              </table:table-cell>
              <table:table-cell office:value-type="float" office:value="55.0075021">
                <text:p>55.0075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000001">
                <text:p>45.000001</text:p>
              </table:table-cell>
              <table:table-cell office:value-type="float" office:value="60.5200021">
                <text:p>60.5200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.250001">
                <text:p>44.250001</text:p>
              </table:table-cell>
              <table:table-cell office:value-type="float" office:value="61.93750315">
                <text:p>61.93750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.300001">
                <text:p>45.300001</text:p>
              </table:table-cell>
              <table:table-cell office:value-type="float" office:value="53.5900021">
                <text:p>53.590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400001">
                <text:p>44.400001</text:p>
              </table:table-cell>
              <table:table-cell office:value-type="float" office:value="45.2425021">
                <text:p>45.2425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500001">
                <text:p>40.500001</text:p>
              </table:table-cell>
              <table:table-cell office:value-type="float" office:value="33.90250105">
                <text:p>33.902501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350001">
                <text:p>37.350001</text:p>
              </table:table-cell>
              <table:table-cell office:value-type="float" office:value="20.67250105">
                <text:p>20.67250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.050001">
                <text:p>31.050001</text:p>
              </table:table-cell>
              <table:table-cell office:value-type="float" office:value="6.4975">
                <text:p>6.49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650001">
                <text:p>28.650001</text:p>
              </table:table-cell>
              <table:table-cell office:value-type="float" office:value="-13.505">
                <text:p>-13.5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350001">
                <text:p>31.350001</text:p>
              </table:table-cell>
              <table:table-cell office:value-type="float" office:value="-24.53000105">
                <text:p>-24.530001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450001">
                <text:p>27.450001</text:p>
              </table:table-cell>
              <table:table-cell office:value-type="float" office:value="-29.72750105">
                <text:p>-29.72750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6">
                <text:p>18.6</text:p>
              </table:table-cell>
              <table:table-cell office:value-type="float" office:value="-46.4225021">
                <text:p>-46.4225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45">
                <text:p>21.45</text:p>
              </table:table-cell>
              <table:table-cell office:value-type="float" office:value="-52.0925021">
                <text:p>-52.09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05">
                <text:p>22.05</text:p>
              </table:table-cell>
              <table:table-cell office:value-type="float" office:value="-55.7150021">
                <text:p>-55.7150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00001">
                <text:p>27.900001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.200001">
                <text:p>34.200001</text:p>
              </table:table-cell>
              <table:table-cell office:value-type="float" office:value="-62.6450021">
                <text:p>-62.6450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.700001">
                <text:p>38.700001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.500001">
                <text:p>40.500001</text:p>
              </table:table-cell>
              <table:table-cell office:value-type="float" office:value="-61.0700021">
                <text:p>-61.07000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.800001">
                <text:p>40.80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.150001">
                <text:p>30.150001</text:p>
              </table:table-cell>
              <table:table-cell office:value-type="float" office:value="-65.1650021">
                <text:p>-65.1650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65">
                <text:p>13.65</text:p>
              </table:table-cell>
              <table:table-cell office:value-type="float" office:value="-67.5275021">
                <text:p>-67.52750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0.950001">
                <text:p>-10.950001</text:p>
              </table:table-cell>
              <table:table-cell office:value-type="float" office:value="-64.6925021">
                <text:p>-64.69250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1.750001">
                <text:p>-21.750001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1.650002">
                <text:p>-31.650002</text:p>
              </table:table-cell>
              <table:table-cell office:value-type="float" office:value="-56.9750021">
                <text:p>-56.9750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6.950002">
                <text:p>-46.950002</text:p>
              </table:table-cell>
              <table:table-cell office:value-type="float" office:value="-46.2650021">
                <text:p>-46.2650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62.400003">
                <text:p>-62.400003</text:p>
              </table:table-cell>
              <table:table-cell office:value-type="float" office:value="-29.88500105">
                <text:p>-29.885001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0.650003">
                <text:p>-70.650003</text:p>
              </table:table-cell>
              <table:table-cell office:value-type="float" office:value="-13.6625">
                <text:p>-13.6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3.650003">
                <text:p>-73.650003</text:p>
              </table:table-cell>
              <table:table-cell office:value-type="float" office:value="8.54500105">
                <text:p>8.54500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8.850003">
                <text:p>-68.850003</text:p>
              </table:table-cell>
              <table:table-cell office:value-type="float" office:value="29.17750105">
                <text:p>29.177501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0.700002">
                <text:p>-50.700002</text:p>
              </table:table-cell>
              <table:table-cell office:value-type="float" office:value="57.8425021">
                <text:p>57.8425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5.800002">
                <text:p>-25.800002</text:p>
              </table:table-cell>
              <table:table-cell office:value-type="float" office:value="70.75750315">
                <text:p>70.757503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6">
                <text:p>6.6</text:p>
              </table:table-cell>
              <table:table-cell office:value-type="float" office:value="73.27750315">
                <text:p>73.277503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.350001">
                <text:p>40.350001</text:p>
              </table:table-cell>
              <table:table-cell office:value-type="float" office:value="62.09500315">
                <text:p>62.095003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250002">
                <text:p>62.250002</text:p>
              </table:table-cell>
              <table:table-cell office:value-type="float" office:value="42.5650021">
                <text:p>42.56500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.850002">
                <text:p>71.850002</text:p>
              </table:table-cell>
              <table:table-cell office:value-type="float" office:value="25.55500105">
                <text:p>25.55500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.950003">
                <text:p>76.950003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.800002">
                <text:p>73.800002</text:p>
              </table:table-cell>
              <table:table-cell office:value-type="float" office:value="-18.0725">
                <text:p>-18.0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.350002">
                <text:p>67.350002</text:p>
              </table:table-cell>
              <table:table-cell office:value-type="float" office:value="-32.24750105">
                <text:p>-32.247501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.750002">
                <text:p>60.750002</text:p>
              </table:table-cell>
              <table:table-cell office:value-type="float" office:value="-41.22500105">
                <text:p>-41.225001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.550001">
                <text:p>41.550001</text:p>
              </table:table-cell>
              <table:table-cell office:value-type="float" office:value="-55.2425021">
                <text:p>-55.24250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350001">
                <text:p>28.350001</text:p>
              </table:table-cell>
              <table:table-cell office:value-type="float" office:value="-60.9125021">
                <text:p>-60.9125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35">
                <text:p>19.35</text:p>
              </table:table-cell>
              <table:table-cell office:value-type="float" office:value="-63.1175021">
                <text:p>-63.1175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25">
                <text:p>5.25</text:p>
              </table:table-cell>
              <table:table-cell office:value-type="float" office:value="-64.8500021">
                <text:p>-64.8500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8.700001">
                <text:p>-8.700001</text:p>
              </table:table-cell>
              <table:table-cell office:value-type="float" office:value="-64.8500021">
                <text:p>-64.8500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4.450001">
                <text:p>-24.450001</text:p>
              </table:table-cell>
              <table:table-cell office:value-type="float" office:value="-60.5975021">
                <text:p>-60.5975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2.700002">
                <text:p>-32.700002</text:p>
              </table:table-cell>
              <table:table-cell office:value-type="float" office:value="-56.8175021">
                <text:p>-56.8175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6.450002">
                <text:p>-36.450002</text:p>
              </table:table-cell>
              <table:table-cell office:value-type="float" office:value="-54.7700021">
                <text:p>-54.7700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0.850001">
                <text:p>-20.850001</text:p>
              </table:table-cell>
              <table:table-cell office:value-type="float" office:value="-61.8575021">
                <text:p>-61.8575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-65.3225021">
                <text:p>-65.32250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900001">
                <text:p>24.900001</text:p>
              </table:table-cell>
              <table:table-cell office:value-type="float" office:value="-62.4875021">
                <text:p>-62.48750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.300002">
                <text:p>54.300002</text:p>
              </table:table-cell>
              <table:table-cell office:value-type="float" office:value="-47.8400021">
                <text:p>-47.84000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.950002">
                <text:p>64.950002</text:p>
              </table:table-cell>
              <table:table-cell office:value-type="float" office:value="-36.50000105">
                <text:p>-36.5000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400002">
                <text:p>68.400002</text:p>
              </table:table-cell>
              <table:table-cell office:value-type="float" office:value="-29.88500105">
                <text:p>-29.8850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850002">
                <text:p>74.850002</text:p>
              </table:table-cell>
              <table:table-cell office:value-type="float" office:value="-11.7725">
                <text:p>-11.77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600003">
                <text:p>75.60000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.700002">
                <text:p>74.700002</text:p>
              </table:table-cell>
              <table:table-cell office:value-type="float" office:value="12.32500105">
                <text:p>12.32500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650002">
                <text:p>73.650002</text:p>
              </table:table-cell>
              <table:table-cell office:value-type="float" office:value="17.99500105">
                <text:p>17.995001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.300002">
                <text:p>69.300002</text:p>
              </table:table-cell>
              <table:table-cell office:value-type="float" office:value="29.33500105">
                <text:p>29.335001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600002">
                <text:p>60.600002</text:p>
              </table:table-cell>
              <table:table-cell office:value-type="float" office:value="43.1950021">
                <text:p>43.19500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7.850001">
                <text:p>47.850001</text:p>
              </table:table-cell>
              <table:table-cell office:value-type="float" office:value="56.1100021">
                <text:p>56.11000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.350001">
                <text:p>37.350001</text:p>
              </table:table-cell>
              <table:table-cell office:value-type="float" office:value="62.88250315">
                <text:p>62.882503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600001">
                <text:p>24.600001</text:p>
              </table:table-cell>
              <table:table-cell office:value-type="float" office:value="69.34000315">
                <text:p>69.34000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">
                <text:p>4.2</text:p>
              </table:table-cell>
              <table:table-cell office:value-type="float" office:value="74.22250315">
                <text:p>74.222503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8.600001">
                <text:p>-18.600001</text:p>
              </table:table-cell>
              <table:table-cell office:value-type="float" office:value="72.96250315">
                <text:p>72.962503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1.650002">
                <text:p>-31.650002</text:p>
              </table:table-cell>
              <table:table-cell office:value-type="float" office:value="69.02500315">
                <text:p>69.025003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8.450002">
                <text:p>-48.450002</text:p>
              </table:table-cell>
              <table:table-cell office:value-type="float" office:value="57.8425021">
                <text:p>57.8425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6.900003">
                <text:p>-66.900003</text:p>
              </table:table-cell>
              <table:table-cell office:value-type="float" office:value="30.75250105">
                <text:p>30.752501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5.400003">
                <text:p>-65.400003</text:p>
              </table:table-cell>
              <table:table-cell office:value-type="float" office:value="1.7725">
                <text:p>1.77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8.650003">
                <text:p>-58.650003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2.150002">
                <text:p>-42.150002</text:p>
              </table:table-cell>
              <table:table-cell office:value-type="float" office:value="-43.11500105">
                <text:p>-43.115001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7.000002">
                <text:p>-27.000002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3.500001">
                <text:p>-13.500001</text:p>
              </table:table-cell>
              <table:table-cell office:value-type="float" office:value="-63.9050021">
                <text:p>-63.9050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75">
                <text:p>6.75</text:p>
              </table:table-cell>
              <table:table-cell office:value-type="float" office:value="-66.8975021">
                <text:p>-66.8975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900001">
                <text:p>27.900001</text:p>
              </table:table-cell>
              <table:table-cell office:value-type="float" office:value="-65.4800021">
                <text:p>-65.4800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5.300001">
                <text:p>45.300001</text:p>
              </table:table-cell>
              <table:table-cell office:value-type="float" office:value="-58.7075021">
                <text:p>-58.7075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.300001">
                <text:p>48.300001</text:p>
              </table:table-cell>
              <table:table-cell office:value-type="float" office:value="-57.1325021">
                <text:p>-57.132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.250001">
                <text:p>47.250001</text:p>
              </table:table-cell>
              <table:table-cell office:value-type="float" office:value="-58.2350021">
                <text:p>-58.235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.150001">
                <text:p>48.150001</text:p>
              </table:table-cell>
              <table:table-cell office:value-type="float" office:value="-58.0775021">
                <text:p>-58.077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.450001">
                <text:p>48.450001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.050001">
                <text:p>43.050001</text:p>
              </table:table-cell>
              <table:table-cell office:value-type="float" office:value="-62.0150021">
                <text:p>-62.01500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500001">
                <text:p>37.500001</text:p>
              </table:table-cell>
              <table:table-cell office:value-type="float" office:value="-65.9525021">
                <text:p>-65.95250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.000001">
                <text:p>36.000001</text:p>
              </table:table-cell>
              <table:table-cell office:value-type="float" office:value="-68.6300021">
                <text:p>-68.63000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400001">
                <text:p>38.400001</text:p>
              </table:table-cell>
              <table:table-cell office:value-type="float" office:value="-68.1575021">
                <text:p>-68.15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050001">
                <text:p>37.050001</text:p>
              </table:table-cell>
              <table:table-cell office:value-type="float" office:value="-68.6300021">
                <text:p>-68.6300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.900001">
                <text:p>36.900001</text:p>
              </table:table-cell>
              <table:table-cell office:value-type="float" office:value="-68.4725021">
                <text:p>-68.4725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000001">
                <text:p>33.000001</text:p>
              </table:table-cell>
              <table:table-cell office:value-type="float" office:value="-69.1025021">
                <text:p>-69.1025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.300001">
                <text:p>30.300001</text:p>
              </table:table-cell>
              <table:table-cell office:value-type="float" office:value="-69.8900021">
                <text:p>-69.89000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95">
                <text:p>13.95</text:p>
              </table:table-cell>
              <table:table-cell office:value-type="float" office:value="-70.5200021">
                <text:p>-70.52000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7.700001">
                <text:p>-17.700001</text:p>
              </table:table-cell>
              <table:table-cell office:value-type="float" office:value="-67.5275021">
                <text:p>-67.52750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4.550002">
                <text:p>-44.550002</text:p>
              </table:table-cell>
              <table:table-cell office:value-type="float" office:value="-54.2975021">
                <text:p>-54.29750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1.650003">
                <text:p>-61.650003</text:p>
              </table:table-cell>
              <table:table-cell office:value-type="float" office:value="-34.61000105">
                <text:p>-34.610001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0.200003">
                <text:p>-70.200003</text:p>
              </table:table-cell>
              <table:table-cell office:value-type="float" office:value="-9.41">
                <text:p>-9.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1.700003">
                <text:p>-71.700003</text:p>
              </table:table-cell>
              <table:table-cell office:value-type="float" office:value="7.915">
                <text:p>7.9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69.600003">
                <text:p>-69.600003</text:p>
              </table:table-cell>
              <table:table-cell office:value-type="float" office:value="23.66500105">
                <text:p>23.6650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7.150003">
                <text:p>-57.150003</text:p>
              </table:table-cell>
              <table:table-cell office:value-type="float" office:value="48.0775021">
                <text:p>48.07750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750002">
                <text:p>-33.750002</text:p>
              </table:table-cell>
              <table:table-cell office:value-type="float" office:value="64.93000315">
                <text:p>64.930003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.100001">
                <text:p>-2.100001</text:p>
              </table:table-cell>
              <table:table-cell office:value-type="float" office:value="70.44250315">
                <text:p>70.442503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.7">
                <text:p>20.7</text:p>
              </table:table-cell>
              <table:table-cell office:value-type="float" office:value="67.92250315">
                <text:p>67.922503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.200001">
                <text:p>49.200001</text:p>
              </table:table-cell>
              <table:table-cell office:value-type="float" office:value="51.5425021">
                <text:p>51.54250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750002">
                <text:p>63.750002</text:p>
              </table:table-cell>
              <table:table-cell office:value-type="float" office:value="36.2650021">
                <text:p>36.2650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700002">
                <text:p>68.700002</text:p>
              </table:table-cell>
              <table:table-cell office:value-type="float" office:value="25.55500105">
                <text:p>25.55500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.600002">
                <text:p>72.600002</text:p>
              </table:table-cell>
              <table:table-cell office:value-type="float" office:value="9.64750105">
                <text:p>9.64750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2.600002">
                <text:p>72.600002</text:p>
              </table:table-cell>
              <table:table-cell office:value-type="float" office:value="-4.2125">
                <text:p>-4.2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.450002">
                <text:p>69.450002</text:p>
              </table:table-cell>
              <table:table-cell office:value-type="float" office:value="-19.64750105">
                <text:p>-19.647501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.450002">
                <text:p>63.450002</text:p>
              </table:table-cell>
              <table:table-cell office:value-type="float" office:value="-32.56250105">
                <text:p>-32.562501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.650001">
                <text:p>49.650001</text:p>
              </table:table-cell>
              <table:table-cell office:value-type="float" office:value="-48.7850021">
                <text:p>-48.7850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500001">
                <text:p>34.500001</text:p>
              </table:table-cell>
              <table:table-cell office:value-type="float" office:value="-56.9750021">
                <text:p>-56.9750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.5">
                <text:p>22.5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1">
                <text:p>20.1</text:p>
              </table:table-cell>
              <table:table-cell office:value-type="float" office:value="-62.9600021">
                <text:p>-62.96000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050001">
                <text:p>34.050001</text:p>
              </table:table-cell>
              <table:table-cell office:value-type="float" office:value="-59.0225021">
                <text:p>-59.02250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.650002">
                <text:p>52.650002</text:p>
              </table:table-cell>
              <table:table-cell office:value-type="float" office:value="-46.5800021">
                <text:p>-46.5800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1.400002">
                <text:p>71.400002</text:p>
              </table:table-cell>
              <table:table-cell office:value-type="float" office:value="-22.32500105">
                <text:p>-22.325001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.100002">
                <text:p>74.100002</text:p>
              </table:table-cell>
              <table:table-cell office:value-type="float" office:value="-8.3075">
                <text:p>-8.30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.300002">
                <text:p>72.300002</text:p>
              </table:table-cell>
              <table:table-cell office:value-type="float" office:value="18.15250105">
                <text:p>18.15250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7.150002">
                <text:p>57.150002</text:p>
              </table:table-cell>
              <table:table-cell office:value-type="float" office:value="46.8175021">
                <text:p>46.81750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.900001">
                <text:p>39.900001</text:p>
              </table:table-cell>
              <table:table-cell office:value-type="float" office:value="61.30750315">
                <text:p>61.307503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3">
                <text:p>3.3</text:p>
              </table:table-cell>
              <table:table-cell office:value-type="float" office:value="73.75000315">
                <text:p>73.750003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9.850002">
                <text:p>-29.850002</text:p>
              </table:table-cell>
              <table:table-cell office:value-type="float" office:value="70.28500315">
                <text:p>70.285003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8.050003">
                <text:p>-58.050003</text:p>
              </table:table-cell>
              <table:table-cell office:value-type="float" office:value="50.2825021">
                <text:p>50.28250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9.600003">
                <text:p>-69.600003</text:p>
              </table:table-cell>
              <table:table-cell office:value-type="float" office:value="29.80750105">
                <text:p>29.807501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3.500003">
                <text:p>-73.500003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0.000003">
                <text:p>-60.000003</text:p>
              </table:table-cell>
              <table:table-cell office:value-type="float" office:value="-33.50750105">
                <text:p>-33.507501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0.900002">
                <text:p>-30.900002</text:p>
              </table:table-cell>
              <table:table-cell office:value-type="float" office:value="-58.3925021">
                <text:p>-58.39250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4.700001">
                <text:p>-14.700001</text:p>
              </table:table-cell>
              <table:table-cell office:value-type="float" office:value="-65.4800021">
                <text:p>-65.48000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45">
                <text:p>15.45</text:p>
              </table:table-cell>
              <table:table-cell office:value-type="float" office:value="-68.3150021">
                <text:p>-68.31500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650001">
                <text:p>28.650001</text:p>
              </table:table-cell>
              <table:table-cell office:value-type="float" office:value="-63.4325021">
                <text:p>-63.43250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.750001">
                <text:p>33.750001</text:p>
              </table:table-cell>
              <table:table-cell office:value-type="float" office:value="-65.4800021">
                <text:p>-65.48000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350001">
                <text:p>31.350001</text:p>
              </table:table-cell>
              <table:table-cell office:value-type="float" office:value="-65.3225021">
                <text:p>-65.32250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650001">
                <text:p>31.650001</text:p>
              </table:table-cell>
              <table:table-cell office:value-type="float" office:value="-51.9350021">
                <text:p>-51.93500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6">
                <text:p>21.6</text:p>
              </table:table-cell>
              <table:table-cell office:value-type="float" office:value="-24.05750105">
                <text:p>-24.057501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3">
                <text:p>9.3</text:p>
              </table:table-cell>
              <table:table-cell office:value-type="float" office:value="4.2925">
                <text:p>4.29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5">
                <text:p>10.5</text:p>
              </table:table-cell>
              <table:table-cell office:value-type="float" office:value="26.34250105">
                <text:p>26.342501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85">
                <text:p>2.85</text:p>
              </table:table-cell>
              <table:table-cell office:value-type="float" office:value="49.9675021">
                <text:p>49.96750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5">
                <text:p>6.45</text:p>
              </table:table-cell>
              <table:table-cell office:value-type="float" office:value="61.30750315">
                <text:p>61.307503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5">
                <text:p>16.5</text:p>
              </table:table-cell>
              <table:table-cell office:value-type="float" office:value="64.93000315">
                <text:p>64.930003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25">
                <text:p>20.25</text:p>
              </table:table-cell>
              <table:table-cell office:value-type="float" office:value="67.29250315">
                <text:p>67.29250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15">
                <text:p>21.15</text:p>
              </table:table-cell>
              <table:table-cell office:value-type="float" office:value="64.45750315">
                <text:p>64.457503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200001">
                <text:p>28.200001</text:p>
              </table:table-cell>
              <table:table-cell office:value-type="float" office:value="49.0225021">
                <text:p>49.02250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300001">
                <text:p>30.300001</text:p>
              </table:table-cell>
              <table:table-cell office:value-type="float" office:value="34.37500105">
                <text:p>34.375001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.3">
                <text:p>24.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35">
                <text:p>22.35</text:p>
              </table:table-cell>
              <table:table-cell office:value-type="float" office:value="-11.615">
                <text:p>-11.6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.550001">
                <text:p>26.550001</text:p>
              </table:table-cell>
              <table:table-cell office:value-type="float" office:value="-20.75000105">
                <text:p>-20.750001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850001">
                <text:p>41.850001</text:p>
              </table:table-cell>
              <table:table-cell office:value-type="float" office:value="-28.94000105">
                <text:p>-28.940001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.250001">
                <text:p>35.250001</text:p>
              </table:table-cell>
              <table:table-cell office:value-type="float" office:value="-46.1075021">
                <text:p>-46.10750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.850001">
                <text:p>38.850001</text:p>
              </table:table-cell>
              <table:table-cell office:value-type="float" office:value="-55.0850021">
                <text:p>-55.0850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.150001">
                <text:p>39.150001</text:p>
              </table:table-cell>
              <table:table-cell office:value-type="float" office:value="-56.5025021">
                <text:p>-56.50250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950001">
                <text:p>37.950001</text:p>
              </table:table-cell>
              <table:table-cell office:value-type="float" office:value="-54.7700021">
                <text:p>-54.77000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.400001">
                <text:p>32.400001</text:p>
              </table:table-cell>
              <table:table-cell office:value-type="float" office:value="-36.97250105">
                <text:p>-36.972501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.9">
                <text:p>18.9</text:p>
              </table:table-cell>
              <table:table-cell office:value-type="float" office:value="-5.63">
                <text:p>-5.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1">
                <text:p>14.1</text:p>
              </table:table-cell>
              <table:table-cell office:value-type="float" office:value="9.49000105">
                <text:p>9.490001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15">
                <text:p>15.15</text:p>
              </table:table-cell>
              <table:table-cell office:value-type="float" office:value="37.0525021">
                <text:p>37.0525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85">
                <text:p>17.85</text:p>
              </table:table-cell>
              <table:table-cell office:value-type="float" office:value="55.4800021">
                <text:p>55.48000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4">
                <text:p>20.4</text:p>
              </table:table-cell>
              <table:table-cell office:value-type="float" office:value="65.40250315">
                <text:p>65.402503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950001">
                <text:p>28.950001</text:p>
              </table:table-cell>
              <table:table-cell office:value-type="float" office:value="63.67000315">
                <text:p>63.670003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.800001">
                <text:p>25.800001</text:p>
              </table:table-cell>
              <table:table-cell office:value-type="float" office:value="54.3775021">
                <text:p>54.37750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500001">
                <text:p>28.500001</text:p>
              </table:table-cell>
              <table:table-cell office:value-type="float" office:value="33.27250105">
                <text:p>33.272501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.300001">
                <text:p>33.300001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.950001">
                <text:p>40.950001</text:p>
              </table:table-cell>
              <table:table-cell office:value-type="float" office:value="-20.43500105">
                <text:p>-20.435001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8.350002">
                <text:p>58.350002</text:p>
              </table:table-cell>
              <table:table-cell office:value-type="float" office:value="-31.77500105">
                <text:p>-31.775001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3.850002">
                <text:p>53.850002</text:p>
              </table:table-cell>
              <table:table-cell office:value-type="float" office:value="-41.85500105">
                <text:p>-41.855001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2.500002">
                <text:p>52.500002</text:p>
              </table:table-cell>
              <table:table-cell office:value-type="float" office:value="-48.7850021">
                <text:p>-48.78500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700001">
                <text:p>47.700001</text:p>
              </table:table-cell>
              <table:table-cell office:value-type="float" office:value="-51.6200021">
                <text:p>-51.620002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500001">
                <text:p>49.500001</text:p>
              </table:table-cell>
              <table:table-cell office:value-type="float" office:value="-50.6750021">
                <text:p>-50.67500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.200001">
                <text:p>40.200001</text:p>
              </table:table-cell>
              <table:table-cell office:value-type="float" office:value="-54.7700021">
                <text:p>-54.77000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250001">
                <text:p>38.250001</text:p>
              </table:table-cell>
              <table:table-cell office:value-type="float" office:value="-56.6600021">
                <text:p>-56.66000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850001">
                <text:p>32.850001</text:p>
              </table:table-cell>
              <table:table-cell office:value-type="float" office:value="-59.9675021">
                <text:p>-59.96750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.7">
                <text:p>23.7</text:p>
              </table:table-cell>
              <table:table-cell office:value-type="float" office:value="-64.0625021">
                <text:p>-64.06250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55">
                <text:p>14.55</text:p>
              </table:table-cell>
              <table:table-cell office:value-type="float" office:value="-66.8975021">
                <text:p>-66.89750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9.450001">
                <text:p>-9.450001</text:p>
              </table:table-cell>
              <table:table-cell office:value-type="float" office:value="-64.2200021">
                <text:p>-64.22000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51.9350021">
                <text:p>-51.93500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0.000002">
                <text:p>-30.000002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9.250002">
                <text:p>-29.25000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4.150001">
                <text:p>-24.150001</text:p>
              </table:table-cell>
              <table:table-cell office:value-type="float" office:value="35.7925021">
                <text:p>35.79250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7.700001">
                <text:p>-17.700001</text:p>
              </table:table-cell>
              <table:table-cell office:value-type="float" office:value="60.5200021">
                <text:p>60.5200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9.300001">
                <text:p>-9.300001</text:p>
              </table:table-cell>
              <table:table-cell office:value-type="float" office:value="72.33250315">
                <text:p>72.332503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55">
                <text:p>8.55</text:p>
              </table:table-cell>
              <table:table-cell office:value-type="float" office:value="72.64750315">
                <text:p>72.647503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.300001">
                <text:p>30.300001</text:p>
              </table:table-cell>
              <table:table-cell office:value-type="float" office:value="51.7000021">
                <text:p>51.70000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050001">
                <text:p>46.050001</text:p>
              </table:table-cell>
              <table:table-cell office:value-type="float" office:value="24.61000105">
                <text:p>24.610001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.850002">
                <text:p>50.850002</text:p>
              </table:table-cell>
              <table:table-cell office:value-type="float" office:value="5.8675">
                <text:p>5.86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.250001">
                <text:p>47.250001</text:p>
              </table:table-cell>
              <table:table-cell office:value-type="float" office:value="-38.23250105">
                <text:p>-38.232501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50001">
                <text:p>37.050001</text:p>
              </table:table-cell>
              <table:table-cell office:value-type="float" office:value="-59.6525021">
                <text:p>-59.65250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.200001">
                <text:p>31.200001</text:p>
              </table:table-cell>
              <table:table-cell office:value-type="float" office:value="-62.1725021">
                <text:p>-62.17250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.250001">
                <text:p>35.2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5.900001">
                <text:p>45.900001</text:p>
              </table:table-cell>
              <table:table-cell office:value-type="float" office:value="-49.1000021">
                <text:p>-49.10000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5.500002">
                <text:p>55.500002</text:p>
              </table:table-cell>
              <table:table-cell office:value-type="float" office:value="-30.83000105">
                <text:p>-30.830001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.800002">
                <text:p>55.800002</text:p>
              </table:table-cell>
              <table:table-cell office:value-type="float" office:value="-14.135">
                <text:p>-14.1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8.650002">
                <text:p>58.65000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.900002">
                <text:p>60.900002</text:p>
              </table:table-cell>
              <table:table-cell office:value-type="float" office:value="24.92500105">
                <text:p>24.925001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4.600002">
                <text:p>54.600002</text:p>
              </table:table-cell>
              <table:table-cell office:value-type="float" office:value="48.0775021">
                <text:p>48.07750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900001">
                <text:p>33.900001</text:p>
              </table:table-cell>
              <table:table-cell office:value-type="float" office:value="68.08000315">
                <text:p>68.08000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449999999999999">
                <text:p>-0.449999999999999</text:p>
              </table:table-cell>
              <table:table-cell office:value-type="float" office:value="72.64750315">
                <text:p>72.647503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9.550002">
                <text:p>-29.550002</text:p>
              </table:table-cell>
              <table:table-cell office:value-type="float" office:value="34.6900021">
                <text:p>34.69000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4.685">
                <text:p>-4.6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9.850002">
                <text:p>-29.850002</text:p>
              </table:table-cell>
              <table:table-cell office:value-type="float" office:value="-34.13750105">
                <text:p>-34.137501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56.5025021">
                <text:p>-56.50250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.4">
                <text:p>14.4</text:p>
              </table:table-cell>
              <table:table-cell office:value-type="float" office:value="-67.0550021">
                <text:p>-67.05500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.350001">
                <text:p>31.350001</text:p>
              </table:table-cell>
              <table:table-cell office:value-type="float" office:value="-61.3850021">
                <text:p>-61.38500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.550001">
                <text:p>32.550001</text:p>
              </table:table-cell>
              <table:table-cell office:value-type="float" office:value="-57.7625021">
                <text:p>-57.76250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.850002">
                <text:p>50.850002</text:p>
              </table:table-cell>
              <table:table-cell office:value-type="float" office:value="-51.9350021">
                <text:p>-51.9350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.950002">
                <text:p>61.950002</text:p>
              </table:table-cell>
              <table:table-cell office:value-type="float" office:value="-43.27250105">
                <text:p>-43.27250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.000002">
                <text:p>72.000002</text:p>
              </table:table-cell>
              <table:table-cell office:value-type="float" office:value="-24.84500105">
                <text:p>-24.845001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3.200002">
                <text:p>73.200002</text:p>
              </table:table-cell>
              <table:table-cell office:value-type="float" office:value="-5.7875">
                <text:p>-5.7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250002">
                <text:p>65.250002</text:p>
              </table:table-cell>
              <table:table-cell office:value-type="float" office:value="31.54000105">
                <text:p>31.540001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.850002">
                <text:p>50.850002</text:p>
              </table:table-cell>
              <table:table-cell office:value-type="float" office:value="54.6925021">
                <text:p>54.69250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.350001">
                <text:p>31.350001</text:p>
              </table:table-cell>
              <table:table-cell office:value-type="float" office:value="68.71000315">
                <text:p>68.710003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05">
                <text:p>19.05</text:p>
              </table:table-cell>
              <table:table-cell office:value-type="float" office:value="70.60000315">
                <text:p>70.600003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7">
                <text:p>11.7</text:p>
              </table:table-cell>
              <table:table-cell office:value-type="float" office:value="62.09500315">
                <text:p>62.09500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">
                <text:p>12</text:p>
              </table:table-cell>
              <table:table-cell office:value-type="float" office:value="38.1550021">
                <text:p>38.15500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15">
                <text:p>15.15</text:p>
              </table:table-cell>
              <table:table-cell office:value-type="float" office:value="8.70250105">
                <text:p>8.70250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.85">
                <text:p>20.85</text:p>
              </table:table-cell>
              <table:table-cell office:value-type="float" office:value="-20.90750105">
                <text:p>-20.907501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.500001">
                <text:p>28.500001</text:p>
              </table:table-cell>
              <table:table-cell office:value-type="float" office:value="-50.0450021">
                <text:p>-50.04500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1.050001">
                <text:p>31.050001</text:p>
              </table:table-cell>
              <table:table-cell office:value-type="float" office:value="-60.1250021">
                <text:p>-60.12500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.650001">
                <text:p>34.65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1.350001">
                <text:p>31.350001</text:p>
              </table:table-cell>
              <table:table-cell office:value-type="float" office:value="-48.4700021">
                <text:p>-48.47000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.500001">
                <text:p>28.500001</text:p>
              </table:table-cell>
              <table:table-cell office:value-type="float" office:value="-23.42750105">
                <text:p>-23.42750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.850001">
                <text:p>29.850001</text:p>
              </table:table-cell>
              <table:table-cell office:value-type="float" office:value="16.42000105">
                <text:p>16.420001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1">
                <text:p>23.1</text:p>
              </table:table-cell>
              <table:table-cell office:value-type="float" office:value="49.6525021">
                <text:p>49.65250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700001">
                <text:p>26.700001</text:p>
              </table:table-cell>
              <table:table-cell office:value-type="float" office:value="67.92250315">
                <text:p>67.922503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.200001">
                <text:p>28.200001</text:p>
              </table:table-cell>
              <table:table-cell office:value-type="float" office:value="69.02500315">
                <text:p>69.02500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.700001">
                <text:p>38.700001</text:p>
              </table:table-cell>
              <table:table-cell office:value-type="float" office:value="46.1875021">
                <text:p>46.18750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1">
                <text:p>41.100001</text:p>
              </table:table-cell>
              <table:table-cell office:value-type="float" office:value="22.56250105">
                <text:p>22.562501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.700001">
                <text:p>47.700001</text:p>
              </table:table-cell>
              <table:table-cell office:value-type="float" office:value="-9.2525">
                <text:p>-9.25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600001">
                <text:p>45.600001</text:p>
              </table:table-cell>
              <table:table-cell office:value-type="float" office:value="-23.90000105">
                <text:p>-23.900001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900001">
                <text:p>39.900001</text:p>
              </table:table-cell>
              <table:table-cell office:value-type="float" office:value="-48.9425021">
                <text:p>-48.94250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.950001">
                <text:p>34.950001</text:p>
              </table:table-cell>
              <table:table-cell office:value-type="float" office:value="-61.2275021">
                <text:p>-61.22750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.800001">
                <text:p>40.800001</text:p>
              </table:table-cell>
              <table:table-cell office:value-type="float" office:value="-59.1800021">
                <text:p>-59.18000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550001">
                <text:p>44.550001</text:p>
              </table:table-cell>
              <table:table-cell office:value-type="float" office:value="-55.2425021">
                <text:p>-55.24250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.050001">
                <text:p>43.050001</text:p>
              </table:table-cell>
              <table:table-cell office:value-type="float" office:value="-55.2425021">
                <text:p>-55.24250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000001">
                <text:p>42.000001</text:p>
              </table:table-cell>
              <table:table-cell office:value-type="float" office:value="-54.6125021">
                <text:p>-54.61250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.350001">
                <text:p>46.350001</text:p>
              </table:table-cell>
              <table:table-cell office:value-type="float" office:value="-53.0375021">
                <text:p>-53.03750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800001">
                <text:p>46.800001</text:p>
              </table:table-cell>
              <table:table-cell office:value-type="float" office:value="-52.7225021">
                <text:p>-52.72250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.800001">
                <text:p>46.800001</text:p>
              </table:table-cell>
              <table:table-cell office:value-type="float" office:value="-53.1950021">
                <text:p>-53.19500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650001">
                <text:p>46.650001</text:p>
              </table:table-cell>
              <table:table-cell office:value-type="float" office:value="-52.7225021">
                <text:p>-52.72250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.650001">
                <text:p>46.650001</text:p>
              </table:table-cell>
              <table:table-cell office:value-type="float" office:value="-53.5100021">
                <text:p>-53.51000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.650001">
                <text:p>46.650001</text:p>
              </table:table-cell>
              <table:table-cell office:value-type="float" office:value="-53.5100021">
                <text:p>-53.5100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16.768cm" xlink:href=".." xlink:type="simple" chart:class="chart:scatter" chart:style-name="ch1">
        <chart:title svg:x="6.407cm" svg:y="0.47cm" chart:style-name="ch2">
          <text:p>Acc X &amp; Acc Y</text:p>
        </chart:title>
        <chart:plot-area chart:style-name="ch3" table:cell-range-address="Data.U2:Data.V427 Data.V1:Data.V1" chart:data-source-has-labels="row" svg:x="0.32cm" svg:y="1.576cm" svg:width="15.374cm" svg:height="14.857cm">
          <chartooo:coordinate-region svg:x="0.482cm" svg:y="1.773cm" svg:width="15.108cm" svg:height="14.46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V2:Data.V427" chart:label-cell-address="Data.V1:Data.V1" chart:class="chart:scatter">
            <chart:domain table:cell-range-address="Data.U2:Data.U427"/>
            <chart:data-point chart:repeated="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new AccY</text:p>
                <draw:g>
                  <svg:desc>Data.V1:Data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95599999999999">
                <text:p>-0.00295599999999999</text:p>
                <draw:g>
                  <svg:desc>Data.U2:Data.U427</svg:desc>
                </draw:g>
              </table:table-cell>
              <table:table-cell office:value-type="float" office:value="-0.194172">
                <text:p>-0.194172</text:p>
                <draw:g>
                  <svg:desc>Data.V2:Data.V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0.08826">
                <text:p>0.08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0608">
                <text:p>-0.020608</text:p>
              </table:table-cell>
              <table:table-cell office:value-type="float" office:value="-0.05884">
                <text:p>-0.05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58">
                <text:p>0.02058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58">
                <text:p>0.02058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116">
                <text:p>0.044116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232">
                <text:p>0.038232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0608">
                <text:p>-0.020608</text:p>
              </table:table-cell>
              <table:table-cell office:value-type="float" office:value="0.082376">
                <text:p>0.082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1188">
                <text:p>0.091188</text:p>
              </table:table-cell>
              <table:table-cell office:value-type="float" office:value="-0.064724">
                <text:p>-0.064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188">
                <text:p>0.091188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2348">
                <text:p>0.032348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3536">
                <text:p>0.073536</text:p>
              </table:table-cell>
              <table:table-cell office:value-type="float" office:value="-0.035304">
                <text:p>-0.035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464">
                <text:p>0.026464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696">
                <text:p>0.014696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-0.035304">
                <text:p>-0.035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058">
                <text:p>0.02058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464">
                <text:p>0.026464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-0.070608">
                <text:p>-0.070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6492">
                <text:p>-0.026492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7072">
                <text:p>0.097072</text:p>
              </table:table-cell>
              <table:table-cell office:value-type="float" office:value="0.188288">
                <text:p>0.188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32376">
                <text:p>-0.032376</text:p>
              </table:table-cell>
              <table:table-cell office:value-type="float" office:value="0.023536">
                <text:p>0.023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0028">
                <text:p>-0.050028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348">
                <text:p>0.032348</text:p>
              </table:table-cell>
              <table:table-cell office:value-type="float" office:value="0.023536">
                <text:p>0.023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232">
                <text:p>0.038232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232">
                <text:p>0.038232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348">
                <text:p>0.032348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8232">
                <text:p>0.038232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464">
                <text:p>0.026464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58">
                <text:p>0.02058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696">
                <text:p>0.014696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6768">
                <text:p>-0.06768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058">
                <text:p>0.02058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464">
                <text:p>0.026464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696">
                <text:p>0.014696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58">
                <text:p>0.02058</text:p>
              </table:table-cell>
              <table:table-cell office:value-type="float" office:value="0.017652">
                <text:p>0.017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7652">
                <text:p>0.067652</text:p>
              </table:table-cell>
              <table:table-cell office:value-type="float" office:value="0.041188">
                <text:p>0.041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116">
                <text:p>0.044116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58">
                <text:p>0.02058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2348">
                <text:p>0.032348</text:p>
              </table:table-cell>
              <table:table-cell office:value-type="float" office:value="-0.035304">
                <text:p>-0.035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4724">
                <text:p>0.114724</text:p>
              </table:table-cell>
              <table:table-cell office:value-type="float" office:value="0.02942">
                <text:p>0.029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464">
                <text:p>0.026464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58">
                <text:p>0.02058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6492">
                <text:p>-0.026492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464">
                <text:p>0.026464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028">
                <text:p>-0.050028</text:p>
              </table:table-cell>
              <table:table-cell office:value-type="float" office:value="-0.05884">
                <text:p>-0.05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2376">
                <text:p>-0.032376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464">
                <text:p>0.026464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58">
                <text:p>0.0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6464">
                <text:p>0.026464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4696">
                <text:p>0.014696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058">
                <text:p>0.0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38288">
                <text:p>-0.138288</text:p>
              </table:table-cell>
              <table:table-cell office:value-type="float" office:value="-0.141216">
                <text:p>-0.141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768">
                <text:p>0.061768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6464">
                <text:p>0.026464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">
                <text:p>0.05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42">
                <text:p>0.07942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5304">
                <text:p>0.085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50056">
                <text:p>-0.150056</text:p>
              </table:table-cell>
              <table:table-cell office:value-type="float" office:value="-0.05884">
                <text:p>-0.058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6464">
                <text:p>0.026464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696">
                <text:p>0.014696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696">
                <text:p>0.014696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2348">
                <text:p>0.032348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058">
                <text:p>0.02058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696">
                <text:p>0.014696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58">
                <text:p>0.02058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696">
                <text:p>0.014696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464">
                <text:p>0.026464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6464">
                <text:p>0.026464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696">
                <text:p>0.014696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58">
                <text:p>0.02058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232">
                <text:p>0.038232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464">
                <text:p>0.026464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-0.064724">
                <text:p>-0.0647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58">
                <text:p>0.02058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696">
                <text:p>0.014696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116">
                <text:p>0.044116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2348">
                <text:p>0.032348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0608">
                <text:p>-0.020608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884">
                <text:p>0.055884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1768">
                <text:p>0.061768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1768">
                <text:p>0.061768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058">
                <text:p>0.0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5884">
                <text:p>0.055884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5884">
                <text:p>0.055884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1768">
                <text:p>0.061768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4116">
                <text:p>0.044116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1768">
                <text:p>0.061768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6">
                <text:p>0.044116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464">
                <text:p>0.026464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1768">
                <text:p>0.061768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4116">
                <text:p>0.044116</text:p>
              </table:table-cell>
              <table:table-cell office:value-type="float" office:value="-0.035304">
                <text:p>-0.0353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2348">
                <text:p>0.032348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0608">
                <text:p>-0.020608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116">
                <text:p>0.044116</text:p>
              </table:table-cell>
              <table:table-cell office:value-type="float" office:value="-0.064724">
                <text:p>-0.064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5884">
                <text:p>0.055884</text:p>
              </table:table-cell>
              <table:table-cell office:value-type="float" office:value="-0.070608">
                <text:p>-0.0706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4116">
                <text:p>0.044116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6464">
                <text:p>0.026464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2348">
                <text:p>0.032348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6464">
                <text:p>0.026464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348">
                <text:p>0.032348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232">
                <text:p>0.038232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8232">
                <text:p>0.038232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2348">
                <text:p>0.03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58">
                <text:p>0.02058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4116">
                <text:p>0.044116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1768">
                <text:p>0.061768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4116">
                <text:p>0.04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0608">
                <text:p>-0.020608</text:p>
              </table:table-cell>
              <table:table-cell office:value-type="float" office:value="-0.135332">
                <text:p>-0.135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116">
                <text:p>0.04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6464">
                <text:p>0.026464</text:p>
              </table:table-cell>
              <table:table-cell office:value-type="float" office:value="0.011768">
                <text:p>0.011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116">
                <text:p>0.044116</text:p>
              </table:table-cell>
              <table:table-cell office:value-type="float" office:value="-0.035304">
                <text:p>-0.035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0028">
                <text:p>0.150028</text:p>
              </table:table-cell>
              <table:table-cell office:value-type="float" office:value="0.023536">
                <text:p>0.023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3536">
                <text:p>0.073536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942">
                <text:p>0.07942</text:p>
              </table:table-cell>
              <table:table-cell office:value-type="float" office:value="0.047072">
                <text:p>0.0470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2376">
                <text:p>0.132376</text:p>
              </table:table-cell>
              <table:table-cell office:value-type="float" office:value="0.300084">
                <text:p>0.3000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0028">
                <text:p>0.150028</text:p>
              </table:table-cell>
              <table:table-cell office:value-type="float" office:value="0.553095">
                <text:p>0.5530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072">
                <text:p>0.097072</text:p>
              </table:table-cell>
              <table:table-cell office:value-type="float" office:value="0.753151">
                <text:p>0.7531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8868">
                <text:p>0.208868</text:p>
              </table:table-cell>
              <table:table-cell office:value-type="float" office:value="0.964974">
                <text:p>0.9649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32404">
                <text:p>0.232404</text:p>
              </table:table-cell>
              <table:table-cell office:value-type="float" office:value="1.217986">
                <text:p>1.2179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4116">
                <text:p>0.044116</text:p>
              </table:table-cell>
              <table:table-cell office:value-type="float" office:value="1.565141">
                <text:p>1.565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1768">
                <text:p>0.061768</text:p>
              </table:table-cell>
              <table:table-cell office:value-type="float" office:value="1.329782">
                <text:p>1.3297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058">
                <text:p>0.02058</text:p>
              </table:table-cell>
              <table:table-cell office:value-type="float" office:value="1.606329">
                <text:p>1.6063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7652">
                <text:p>0.067652</text:p>
              </table:table-cell>
              <table:table-cell office:value-type="float" office:value="1.594562">
                <text:p>1.5945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6492">
                <text:p>0.126492</text:p>
              </table:table-cell>
              <table:table-cell office:value-type="float" office:value="1.582793">
                <text:p>1.582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14752">
                <text:p>-0.114752</text:p>
              </table:table-cell>
              <table:table-cell office:value-type="float" office:value="1.259174">
                <text:p>1.2591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0608">
                <text:p>-0.020608</text:p>
              </table:table-cell>
              <table:table-cell office:value-type="float" office:value="1.200334">
                <text:p>1.2003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1768">
                <text:p>0.061768</text:p>
              </table:table-cell>
              <table:table-cell office:value-type="float" office:value="1.04735">
                <text:p>1.04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348">
                <text:p>0.032348</text:p>
              </table:table-cell>
              <table:table-cell office:value-type="float" office:value="0.829643">
                <text:p>0.829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4116">
                <text:p>0.044116</text:p>
              </table:table-cell>
              <table:table-cell office:value-type="float" office:value="0.670775">
                <text:p>0.670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50028">
                <text:p>-0.050028</text:p>
              </table:table-cell>
              <table:table-cell office:value-type="float" office:value="0.341271">
                <text:p>0.3412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4724">
                <text:p>-0.014724</text:p>
              </table:table-cell>
              <table:table-cell office:value-type="float" office:value="-0.282432">
                <text:p>-0.282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7652">
                <text:p>0.067652</text:p>
              </table:table-cell>
              <table:table-cell office:value-type="float" office:value="-0.488371">
                <text:p>-0.4883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464">
                <text:p>0.026464</text:p>
              </table:table-cell>
              <table:table-cell office:value-type="float" office:value="-0.806107">
                <text:p>-0.8061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594">
                <text:p>0.25594</text:p>
              </table:table-cell>
              <table:table-cell office:value-type="float" office:value="-1.082654">
                <text:p>-1.082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4172">
                <text:p>0.244172</text:p>
              </table:table-cell>
              <table:table-cell office:value-type="float" office:value="-1.28271">
                <text:p>-1.28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536">
                <text:p>0.28536</text:p>
              </table:table-cell>
              <table:table-cell office:value-type="float" office:value="-1.37097">
                <text:p>-1.370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478">
                <text:p>0.31478</text:p>
              </table:table-cell>
              <table:table-cell office:value-type="float" office:value="-1.48865">
                <text:p>-1.48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9476">
                <text:p>0.279476</text:p>
              </table:table-cell>
              <table:table-cell office:value-type="float" office:value="-1.535722">
                <text:p>-1.5357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3564">
                <text:p>0.173564</text:p>
              </table:table-cell>
              <table:table-cell office:value-type="float" office:value="-1.447462">
                <text:p>-1.4474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3564">
                <text:p>0.173564</text:p>
              </table:table-cell>
              <table:table-cell office:value-type="float" office:value="-1.241522">
                <text:p>-1.2415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8868">
                <text:p>0.208868</text:p>
              </table:table-cell>
              <table:table-cell office:value-type="float" office:value="-0.964974">
                <text:p>-0.964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4172">
                <text:p>0.244172</text:p>
              </table:table-cell>
              <table:table-cell office:value-type="float" office:value="-0.835527">
                <text:p>-0.8355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8896">
                <text:p>0.308896</text:p>
              </table:table-cell>
              <table:table-cell office:value-type="float" office:value="-0.729615">
                <text:p>-0.7296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2432">
                <text:p>0.332432</text:p>
              </table:table-cell>
              <table:table-cell office:value-type="float" office:value="-0.647239">
                <text:p>-0.6472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6548">
                <text:p>0.326548</text:p>
              </table:table-cell>
              <table:table-cell office:value-type="float" office:value="-0.370691">
                <text:p>-0.3706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0636">
                <text:p>0.220636</text:p>
              </table:table-cell>
              <table:table-cell office:value-type="float" office:value="-0.182404">
                <text:p>-0.1824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7072">
                <text:p>0.097072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">
                <text:p>0.05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14752">
                <text:p>-0.114752</text:p>
              </table:table-cell>
              <table:table-cell office:value-type="float" office:value="0.082376">
                <text:p>0.0823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942">
                <text:p>0.07942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0.011768">
                <text:p>0.0117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44144">
                <text:p>-0.044144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14752">
                <text:p>-0.114752</text:p>
              </table:table-cell>
              <table:table-cell office:value-type="float" office:value="-0.100028">
                <text:p>-0.100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32376">
                <text:p>-0.032376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3826">
                <text:p>-0.03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55912">
                <text:p>-0.055912</text:p>
              </table:table-cell>
              <table:table-cell office:value-type="float" office:value="0.017652">
                <text:p>0.017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50028">
                <text:p>-0.050028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6768">
                <text:p>-0.06768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0608">
                <text:p>-0.020608</text:p>
              </table:table-cell>
              <table:table-cell office:value-type="float" office:value="0.011768">
                <text:p>0.0117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6768">
                <text:p>-0.06768</text:p>
              </table:table-cell>
              <table:table-cell office:value-type="float" office:value="-0.1471">
                <text:p>-0.14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-0.564863">
                <text:p>-0.5648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50028">
                <text:p>-0.050028</text:p>
              </table:table-cell>
              <table:table-cell office:value-type="float" office:value="-0.611935">
                <text:p>-0.6119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-0.917903">
                <text:p>-0.9179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4696">
                <text:p>0.014696</text:p>
              </table:table-cell>
              <table:table-cell office:value-type="float" office:value="-1.035582">
                <text:p>-1.0355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-1.294478">
                <text:p>-1.2944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0608">
                <text:p>-0.020608</text:p>
              </table:table-cell>
              <table:table-cell office:value-type="float" office:value="-1.382738">
                <text:p>-1.3827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14752">
                <text:p>-0.114752</text:p>
              </table:table-cell>
              <table:table-cell office:value-type="float" office:value="-1.541606">
                <text:p>-1.5416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32404">
                <text:p>-0.132404</text:p>
              </table:table-cell>
              <table:table-cell office:value-type="float" office:value="-1.48865">
                <text:p>-1.488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8868">
                <text:p>-0.108868</text:p>
              </table:table-cell>
              <table:table-cell office:value-type="float" office:value="-1.347434">
                <text:p>-1.3474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79476">
                <text:p>-0.179476</text:p>
              </table:table-cell>
              <table:table-cell office:value-type="float" office:value="-1.176798">
                <text:p>-1.1767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85387">
                <text:p>-0.285387</text:p>
              </table:table-cell>
              <table:table-cell office:value-type="float" office:value="-0.870831">
                <text:p>-0.8708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73619">
                <text:p>-0.273619</text:p>
              </table:table-cell>
              <table:table-cell office:value-type="float" office:value="-0.735499">
                <text:p>-0.735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1478">
                <text:p>-0.21478</text:p>
              </table:table-cell>
              <table:table-cell office:value-type="float" office:value="-0.588399">
                <text:p>-0.5883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226548">
                <text:p>-0.226548</text:p>
              </table:table-cell>
              <table:table-cell office:value-type="float" office:value="-0.364807">
                <text:p>-0.3648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21478">
                <text:p>-0.21478</text:p>
              </table:table-cell>
              <table:table-cell office:value-type="float" office:value="-0.1471">
                <text:p>-0.14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50084">
                <text:p>-0.250084</text:p>
              </table:table-cell>
              <table:table-cell office:value-type="float" office:value="0.464835">
                <text:p>0.4648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08868">
                <text:p>-0.108868</text:p>
              </table:table-cell>
              <table:table-cell office:value-type="float" office:value="0.823759">
                <text:p>0.8237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79476">
                <text:p>-0.179476</text:p>
              </table:table-cell>
              <table:table-cell office:value-type="float" office:value="1.153262">
                <text:p>1.1532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20636">
                <text:p>-0.120636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559258">
                <text:p>1.5592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14724">
                <text:p>0.114724</text:p>
              </table:table-cell>
              <table:table-cell office:value-type="float" office:value="1.623981">
                <text:p>1.623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768">
                <text:p>0.16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20636">
                <text:p>0.220636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2652">
                <text:p>0.22652</text:p>
              </table:table-cell>
              <table:table-cell office:value-type="float" office:value="1.07677">
                <text:p>1.07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8896">
                <text:p>0.308896</text:p>
              </table:table-cell>
              <table:table-cell office:value-type="float" office:value="0.776687">
                <text:p>0.7766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2404">
                <text:p>0.232404</text:p>
              </table:table-cell>
              <table:table-cell office:value-type="float" office:value="0.576631">
                <text:p>0.5766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8288">
                <text:p>0.238288</text:p>
              </table:table-cell>
              <table:table-cell office:value-type="float" office:value="0.394227">
                <text:p>0.3942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5594">
                <text:p>0.25594</text:p>
              </table:table-cell>
              <table:table-cell office:value-type="float" office:value="0.276548">
                <text:p>0.2765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">
                <text:p>0.05</text:p>
              </table:table-cell>
              <table:table-cell office:value-type="float" office:value="0.070608">
                <text:p>0.0706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02984">
                <text:p>-0.102984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02984">
                <text:p>-0.102984</text:p>
              </table:table-cell>
              <table:table-cell office:value-type="float" office:value="-0.08826">
                <text:p>-0.0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73564">
                <text:p>-0.073564</text:p>
              </table:table-cell>
              <table:table-cell office:value-type="float" office:value="-0.064724">
                <text:p>-0.0647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8232">
                <text:p>0.038232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0664">
                <text:p>0.320664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8455">
                <text:p>0.838455</text:p>
              </table:table-cell>
              <table:table-cell office:value-type="float" office:value="0.047072">
                <text:p>0.047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7323">
                <text:p>0.997323</text:p>
              </table:table-cell>
              <table:table-cell office:value-type="float" office:value="0.082376">
                <text:p>0.0823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67958">
                <text:p>1.167958</text:p>
              </table:table-cell>
              <table:table-cell office:value-type="float" office:value="0.100028">
                <text:p>0.1000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56218">
                <text:p>1.256218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56274">
                <text:p>1.456274</text:p>
              </table:table-cell>
              <table:table-cell office:value-type="float" office:value="0.082376">
                <text:p>0.0823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0923">
                <text:p>1.50923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26798">
                <text:p>1.226798</text:p>
              </table:table-cell>
              <table:table-cell office:value-type="float" office:value="0.100028">
                <text:p>0.1000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3851">
                <text:p>1.03851</text:p>
              </table:table-cell>
              <table:table-cell office:value-type="float" office:value="0.064724">
                <text:p>0.0647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9503">
                <text:p>0.379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03012">
                <text:p>-0.203012</text:p>
              </table:table-cell>
              <table:table-cell office:value-type="float" office:value="-0.05884">
                <text:p>-0.058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720803">
                <text:p>-0.720803</text:p>
              </table:table-cell>
              <table:table-cell office:value-type="float" office:value="-0.105912">
                <text:p>-0.1059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26213">
                <text:p>-1.26213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415114">
                <text:p>-1.415114</text:p>
              </table:table-cell>
              <table:table-cell office:value-type="float" office:value="-0.1471">
                <text:p>-0.14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268014">
                <text:p>-1.268014</text:p>
              </table:table-cell>
              <table:table-cell office:value-type="float" office:value="-0.052956">
                <text:p>-0.0529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26213">
                <text:p>-1.26213</text:p>
              </table:table-cell>
              <table:table-cell office:value-type="float" office:value="-0.111796">
                <text:p>-0.1117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109146">
                <text:p>-1.109146</text:p>
              </table:table-cell>
              <table:table-cell office:value-type="float" office:value="-0.276548">
                <text:p>-0.2765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87967">
                <text:p>-0.87967</text:p>
              </table:table-cell>
              <table:table-cell office:value-type="float" office:value="-0.253012">
                <text:p>-0.2530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61963">
                <text:p>-0.661963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285387">
                <text:p>-0.285387</text:p>
              </table:table-cell>
              <table:table-cell office:value-type="float" office:value="0.023536">
                <text:p>0.0235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79448">
                <text:p>0.179448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536">
                <text:p>0.28536</text:p>
              </table:table-cell>
              <table:table-cell office:value-type="float" office:value="0.047072">
                <text:p>0.0470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73703">
                <text:p>0.673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14919">
                <text:p>0.814919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50278">
                <text:p>1.050278</text:p>
              </table:table-cell>
              <table:table-cell office:value-type="float" office:value="0.023536">
                <text:p>0.0235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79726">
                <text:p>1.179726</text:p>
              </table:table-cell>
              <table:table-cell office:value-type="float" office:value="0.135332">
                <text:p>0.1353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1503">
                <text:p>1.21503</text:p>
              </table:table-cell>
              <table:table-cell office:value-type="float" office:value="0.111796">
                <text:p>0.111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4394">
                <text:p>1.044394</text:p>
              </table:table-cell>
              <table:table-cell office:value-type="float" office:value="0.052956">
                <text:p>0.0529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61935">
                <text:p>0.661935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91216">
                <text:p>0.191216</text:p>
              </table:table-cell>
              <table:table-cell office:value-type="float" office:value="0.011768">
                <text:p>0.0117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79503">
                <text:p>-0.279503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767875">
                <text:p>-0.767875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14974">
                <text:p>-0.914974</text:p>
              </table:table-cell>
              <table:table-cell office:value-type="float" office:value="0.011768">
                <text:p>0.011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14445">
                <text:p>-1.14445</text:p>
              </table:table-cell>
              <table:table-cell office:value-type="float" office:value="0.047072">
                <text:p>0.0470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26213">
                <text:p>-1.26213</text:p>
              </table:table-cell>
              <table:table-cell office:value-type="float" office:value="0.064724">
                <text:p>0.0647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426882">
                <text:p>-1.426882</text:p>
              </table:table-cell>
              <table:table-cell office:value-type="float" office:value="0.111796">
                <text:p>0.111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456302">
                <text:p>-1.456302</text:p>
              </table:table-cell>
              <table:table-cell office:value-type="float" office:value="0.1471">
                <text:p>0.14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485722">
                <text:p>-1.485722</text:p>
              </table:table-cell>
              <table:table-cell office:value-type="float" office:value="0.105912">
                <text:p>0.1059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3373">
                <text:p>-1.503373</text:p>
              </table:table-cell>
              <table:table-cell office:value-type="float" office:value="0.152984">
                <text:p>0.152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426882">
                <text:p>-1.426882</text:p>
              </table:table-cell>
              <table:table-cell office:value-type="float" office:value="0.08826">
                <text:p>0.088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150334">
                <text:p>-1.150334</text:p>
              </table:table-cell>
              <table:table-cell office:value-type="float" office:value="0.141216">
                <text:p>0.1412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2677">
                <text:p>-1.02677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838483">
                <text:p>-0.838483</text:p>
              </table:table-cell>
              <table:table-cell office:value-type="float" office:value="-0.20594">
                <text:p>-0.205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26603">
                <text:p>-0.426603</text:p>
              </table:table-cell>
              <table:table-cell office:value-type="float" office:value="-0.300084">
                <text:p>-0.300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73564">
                <text:p>-0.073564</text:p>
              </table:table-cell>
              <table:table-cell office:value-type="float" office:value="-0.182404">
                <text:p>-0.1824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6492">
                <text:p>0.126492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2018">
                <text:p>0.962018</text:p>
              </table:table-cell>
              <table:table-cell office:value-type="float" office:value="0.023536">
                <text:p>0.023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3271">
                <text:p>1.33271</text:p>
              </table:table-cell>
              <table:table-cell office:value-type="float" office:value="0.411879">
                <text:p>0.4118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9155">
                <text:p>1.39155</text:p>
              </table:table-cell>
              <table:table-cell office:value-type="float" office:value="0.435415">
                <text:p>0.435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79754">
                <text:p>1.279754</text:p>
              </table:table-cell>
              <table:table-cell office:value-type="float" office:value="0.470719">
                <text:p>0.4707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2677">
                <text:p>1.12677</text:p>
              </table:table-cell>
              <table:table-cell office:value-type="float" office:value="0.341271">
                <text:p>0.3412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20858">
                <text:p>1.020858</text:p>
              </table:table-cell>
              <table:table-cell office:value-type="float" office:value="0.258896">
                <text:p>0.2588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6051">
                <text:p>0.656051</text:p>
              </table:table-cell>
              <table:table-cell office:value-type="float" office:value="0.082376">
                <text:p>0.0823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38316">
                <text:p>0.338316</text:p>
              </table:table-cell>
              <table:table-cell office:value-type="float" office:value="0.258896">
                <text:p>0.2588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5594">
                <text:p>-0.15594</text:p>
              </table:table-cell>
              <table:table-cell office:value-type="float" office:value="0.047072">
                <text:p>0.0470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97183">
                <text:p>-0.39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08896">
                <text:p>-0.208896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14752">
                <text:p>-0.114752</text:p>
              </table:table-cell>
              <table:table-cell office:value-type="float" office:value="-0.064724">
                <text:p>-0.0647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238316">
                <text:p>-0.238316</text:p>
              </table:table-cell>
              <table:table-cell office:value-type="float" office:value="-0.05884">
                <text:p>-0.058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2652">
                <text:p>-0.12652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79448">
                <text:p>-0.079448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73592">
                <text:p>-0.173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32404">
                <text:p>-0.132404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971">
                <text:p>-0.0971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85332">
                <text:p>-0.085332</text:p>
              </table:table-cell>
              <table:table-cell office:value-type="float" office:value="-0.076492">
                <text:p>-0.0764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20608">
                <text:p>-0.020608</text:p>
              </table:table-cell>
              <table:table-cell office:value-type="float" office:value="-0.070608">
                <text:p>-0.0706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97128">
                <text:p>0.297128</text:p>
              </table:table-cell>
              <table:table-cell office:value-type="float" office:value="-0.064724">
                <text:p>-0.0647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26659">
                <text:p>0.726659</text:p>
              </table:table-cell>
              <table:table-cell office:value-type="float" office:value="0.017652">
                <text:p>0.017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32654">
                <text:p>1.132654</text:p>
              </table:table-cell>
              <table:table-cell office:value-type="float" office:value="0.17652">
                <text:p>0.17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38594">
                <text:p>1.338594</text:p>
              </table:table-cell>
              <table:table-cell office:value-type="float" office:value="0.141216">
                <text:p>0.1412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44506">
                <text:p>1.444506</text:p>
              </table:table-cell>
              <table:table-cell office:value-type="float" office:value="0.070608">
                <text:p>0.070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67958">
                <text:p>1.167958</text:p>
              </table:table-cell>
              <table:table-cell office:value-type="float" office:value="-0.20594">
                <text:p>-0.205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15002">
                <text:p>1.115002</text:p>
              </table:table-cell>
              <table:table-cell office:value-type="float" office:value="-0.123564">
                <text:p>-0.1235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03123">
                <text:p>0.703123</text:p>
              </table:table-cell>
              <table:table-cell office:value-type="float" office:value="-0.11768">
                <text:p>-0.117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5332">
                <text:p>0.185332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09007">
                <text:p>-0.609007</text:p>
              </table:table-cell>
              <table:table-cell office:value-type="float" office:value="-0.194172">
                <text:p>-0.1941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062074">
                <text:p>-1.062074</text:p>
              </table:table-cell>
              <table:table-cell office:value-type="float" office:value="-0.100028">
                <text:p>-0.1000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420998">
                <text:p>-1.420998</text:p>
              </table:table-cell>
              <table:table-cell office:value-type="float" office:value="-0.11768">
                <text:p>-0.117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91606">
                <text:p>-1.491606</text:p>
              </table:table-cell>
              <table:table-cell office:value-type="float" office:value="-0.100028">
                <text:p>-0.1000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497489">
                <text:p>-1.497489</text:p>
              </table:table-cell>
              <table:table-cell office:value-type="float" office:value="-0.052956">
                <text:p>-0.0529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415114">
                <text:p>-1.415114</text:p>
              </table:table-cell>
              <table:table-cell office:value-type="float" office:value="-0.11768">
                <text:p>-0.117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297434">
                <text:p>-1.297434</text:p>
              </table:table-cell>
              <table:table-cell office:value-type="float" office:value="-0.11768">
                <text:p>-0.11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226826">
                <text:p>-1.226826</text:p>
              </table:table-cell>
              <table:table-cell office:value-type="float" office:value="-0.152984">
                <text:p>-0.1529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944394">
                <text:p>-0.944394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508979">
                <text:p>-0.508979</text:p>
              </table:table-cell>
              <table:table-cell office:value-type="float" office:value="-0.023536">
                <text:p>-0.0235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79476">
                <text:p>-0.179476</text:p>
              </table:table-cell>
              <table:table-cell office:value-type="float" office:value="-0.005884">
                <text:p>-0.0058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32376">
                <text:p>0.132376</text:p>
              </table:table-cell>
              <table:table-cell office:value-type="float" office:value="-0.017652">
                <text:p>-0.0176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2652">
                <text:p>0.22652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79448">
                <text:p>-0.079448</text:p>
              </table:table-cell>
              <table:table-cell office:value-type="float" office:value="0.052956">
                <text:p>0.052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344227">
                <text:p>-0.344227</text:p>
              </table:table-cell>
              <table:table-cell office:value-type="float" office:value="-0.094144">
                <text:p>-0.0941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697267">
                <text:p>-0.697267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185638">
                <text:p>-1.185638</text:p>
              </table:table-cell>
              <table:table-cell office:value-type="float" office:value="0.070608">
                <text:p>0.0706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479838">
                <text:p>-1.479838</text:p>
              </table:table-cell>
              <table:table-cell office:value-type="float" office:value="0.017652">
                <text:p>0.0176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420998">
                <text:p>-1.420998</text:p>
              </table:table-cell>
              <table:table-cell office:value-type="float" office:value="-0.070608">
                <text:p>-0.0706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226826">
                <text:p>-1.226826</text:p>
              </table:table-cell>
              <table:table-cell office:value-type="float" office:value="0.023536">
                <text:p>0.0235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709035">
                <text:p>-0.709035</text:p>
              </table:table-cell>
              <table:table-cell office:value-type="float" office:value="0.05884">
                <text:p>0.058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597239">
                <text:p>-0.597239</text:p>
              </table:table-cell>
              <table:table-cell office:value-type="float" office:value="0.358923">
                <text:p>0.3589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91466">
                <text:p>1.091466</text:p>
              </table:table-cell>
              <table:table-cell office:value-type="float" office:value="0.070608">
                <text:p>0.0706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3787">
                <text:p>0.973787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39155">
                <text:p>1.39155</text:p>
              </table:table-cell>
              <table:table-cell office:value-type="float" office:value="0.200056">
                <text:p>0.2000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9155">
                <text:p>1.39155</text:p>
              </table:table-cell>
              <table:table-cell office:value-type="float" office:value="0.270664">
                <text:p>0.2706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03234">
                <text:p>1.103234</text:p>
              </table:table-cell>
              <table:table-cell office:value-type="float" office:value="0.17652">
                <text:p>0.176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50223">
                <text:p>0.850223</text:p>
              </table:table-cell>
              <table:table-cell office:value-type="float" office:value="0.152984">
                <text:p>0.152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73592">
                <text:p>0.273592</text:p>
              </table:table-cell>
              <table:table-cell office:value-type="float" office:value="0.135332">
                <text:p>0.1353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02956">
                <text:p>0.102956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14752">
                <text:p>-0.114752</text:p>
              </table:table-cell>
              <table:table-cell office:value-type="float" office:value="0.305967">
                <text:p>0.3059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79448">
                <text:p>-0.079448</text:p>
              </table:table-cell>
              <table:table-cell office:value-type="float" office:value="0.700195">
                <text:p>0.700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1.353318">
                <text:p>1.3533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6492">
                <text:p>0.126492</text:p>
              </table:table-cell>
              <table:table-cell office:value-type="float" office:value="1.588677">
                <text:p>1.5886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08923">
                <text:p>0.408923</text:p>
              </table:table-cell>
              <table:table-cell office:value-type="float" office:value="1.565141">
                <text:p>1.5651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0608">
                <text:p>0.120608</text:p>
              </table:table-cell>
              <table:table-cell office:value-type="float" office:value="1.041466">
                <text:p>1.0414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61852">
                <text:p>0.361852</text:p>
              </table:table-cell>
              <table:table-cell office:value-type="float" office:value="0.570747">
                <text:p>0.5707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44227">
                <text:p>0.444227</text:p>
              </table:table-cell>
              <table:table-cell office:value-type="float" office:value="0.376575">
                <text:p>0.3765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32404">
                <text:p>0.232404</text:p>
              </table:table-cell>
              <table:table-cell office:value-type="float" office:value="-0.582515">
                <text:p>-0.5825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20608">
                <text:p>-0.020608</text:p>
              </table:table-cell>
              <table:table-cell office:value-type="float" office:value="-0.541327">
                <text:p>-0.541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4696">
                <text:p>0.014696</text:p>
              </table:table-cell>
              <table:table-cell office:value-type="float" office:value="-0.870831">
                <text:p>-0.8708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61879">
                <text:p>-0.361879</text:p>
              </table:table-cell>
              <table:table-cell office:value-type="float" office:value="-1.306246">
                <text:p>-1.3062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32487">
                <text:p>-0.432487</text:p>
              </table:table-cell>
              <table:table-cell office:value-type="float" office:value="-1.482766">
                <text:p>-1.4827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55995">
                <text:p>-0.355995</text:p>
              </table:table-cell>
              <table:table-cell office:value-type="float" office:value="-1.447462">
                <text:p>-1.4474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50084">
                <text:p>-0.250084</text:p>
              </table:table-cell>
              <table:table-cell office:value-type="float" office:value="-1.265058">
                <text:p>-1.2650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473675">
                <text:p>-0.473675</text:p>
              </table:table-cell>
              <table:table-cell office:value-type="float" office:value="-0.906135">
                <text:p>-0.9061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673731">
                <text:p>-0.673731</text:p>
              </table:table-cell>
              <table:table-cell office:value-type="float" office:value="-0.912018">
                <text:p>-0.9120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5884">
                <text:p>0.055884</text:p>
              </table:table-cell>
              <table:table-cell office:value-type="float" office:value="-0.400111">
                <text:p>-0.4001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50111">
                <text:p>-0.350111</text:p>
              </table:table-cell>
              <table:table-cell office:value-type="float" office:value="-0.20594">
                <text:p>-0.205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285387">
                <text:p>-0.285387</text:p>
              </table:table-cell>
              <table:table-cell office:value-type="float" office:value="-0.164752">
                <text:p>-0.1647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379531">
                <text:p>-0.379531</text:p>
              </table:table-cell>
              <table:table-cell office:value-type="float" office:value="-0.311852">
                <text:p>-0.3118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61852">
                <text:p>-0.261852</text:p>
              </table:table-cell>
              <table:table-cell office:value-type="float" office:value="-0.682543">
                <text:p>-0.6825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55967">
                <text:p>-0.255967</text:p>
              </table:table-cell>
              <table:table-cell office:value-type="float" office:value="-1.129726">
                <text:p>-1.1297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73564">
                <text:p>-0.073564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91188">
                <text:p>0.091188</text:p>
              </table:table-cell>
              <table:table-cell office:value-type="float" office:value="-1.565141">
                <text:p>-1.565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5304">
                <text:p>0.085304</text:p>
              </table:table-cell>
              <table:table-cell office:value-type="float" office:value="-1.441578">
                <text:p>-1.4415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-0.859063">
                <text:p>-0.8590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08868">
                <text:p>-0.108868</text:p>
              </table:table-cell>
              <table:table-cell office:value-type="float" office:value="-0.229476">
                <text:p>-0.22947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7652">
                <text:p>0.067652</text:p>
              </table:table-cell>
              <table:table-cell office:value-type="float" office:value="0.558979">
                <text:p>0.5589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3536">
                <text:p>0.073536</text:p>
              </table:table-cell>
              <table:table-cell office:value-type="float" office:value="1.053234">
                <text:p>1.0532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26492">
                <text:p>-0.02649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32404">
                <text:p>-0.132404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503095">
                <text:p>-0.503095</text:p>
              </table:table-cell>
              <table:table-cell office:value-type="float" office:value="1.470998">
                <text:p>1.4709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285387">
                <text:p>-0.285387</text:p>
              </table:table-cell>
              <table:table-cell office:value-type="float" office:value="0.953206">
                <text:p>0.9532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397183">
                <text:p>-0.397183</text:p>
              </table:table-cell>
              <table:table-cell office:value-type="float" office:value="0.923787">
                <text:p>0.9237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32376">
                <text:p>-0.032376</text:p>
              </table:table-cell>
              <table:table-cell office:value-type="float" office:value="0.353039">
                <text:p>0.3530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285387">
                <text:p>-0.285387</text:p>
              </table:table-cell>
              <table:table-cell office:value-type="float" office:value="0.323619">
                <text:p>0.323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0.429531">
                <text:p>0.4295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55912">
                <text:p>-0.055912</text:p>
              </table:table-cell>
              <table:table-cell office:value-type="float" office:value="0.164752">
                <text:p>0.164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6464">
                <text:p>0.026464</text:p>
              </table:table-cell>
              <table:table-cell office:value-type="float" office:value="0.170636">
                <text:p>0.1706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8868">
                <text:p>0.208868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44255">
                <text:p>0.544255</text:p>
              </table:table-cell>
              <table:table-cell office:value-type="float" office:value="-0.347155">
                <text:p>-0.3471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03151">
                <text:p>0.803151</text:p>
              </table:table-cell>
              <table:table-cell office:value-type="float" office:value="-0.717847">
                <text:p>-0.7178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26687">
                <text:p>0.826687</text:p>
              </table:table-cell>
              <table:table-cell office:value-type="float" office:value="-1.094422">
                <text:p>-1.0944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14863">
                <text:p>0.614863</text:p>
              </table:table-cell>
              <table:table-cell office:value-type="float" office:value="-1.276826">
                <text:p>-1.276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91383">
                <text:p>0.791383</text:p>
              </table:table-cell>
              <table:table-cell office:value-type="float" office:value="-1.25329">
                <text:p>-1.253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14807">
                <text:p>0.414807</text:p>
              </table:table-cell>
              <table:table-cell office:value-type="float" office:value="-0.800223">
                <text:p>-0.8002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2984">
                <text:p>0.202984</text:p>
              </table:table-cell>
              <table:table-cell office:value-type="float" office:value="-0.311852">
                <text:p>-0.3118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6464">
                <text:p>0.026464</text:p>
              </table:table-cell>
              <table:table-cell office:value-type="float" office:value="0.400111">
                <text:p>0.4001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320691">
                <text:p>-0.320691</text:p>
              </table:table-cell>
              <table:table-cell office:value-type="float" office:value="1.000278">
                <text:p>1.0002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591355">
                <text:p>-0.591355</text:p>
              </table:table-cell>
              <table:table-cell office:value-type="float" office:value="1.365086">
                <text:p>1.3650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826715">
                <text:p>-0.826715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79587">
                <text:p>-0.579587</text:p>
              </table:table-cell>
              <table:table-cell office:value-type="float" office:value="1.10619">
                <text:p>1.106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408951">
                <text:p>-0.408951</text:p>
              </table:table-cell>
              <table:table-cell office:value-type="float" office:value="0.717847">
                <text:p>0.7178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91216">
                <text:p>-0.091216</text:p>
              </table:table-cell>
              <table:table-cell office:value-type="float" office:value="-0.082376">
                <text:p>-0.0823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3536">
                <text:p>0.073536</text:p>
              </table:table-cell>
              <table:table-cell office:value-type="float" office:value="-0.247128">
                <text:p>-0.2471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5884">
                <text:p>0.055884</text:p>
              </table:table-cell>
              <table:table-cell office:value-type="float" office:value="-0.20594">
                <text:p>-0.205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32432">
                <text:p>-0.232432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520747">
                <text:p>-0.520747</text:p>
              </table:table-cell>
              <table:table-cell office:value-type="float" office:value="0.629587">
                <text:p>0.629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644311">
                <text:p>-0.644311</text:p>
              </table:table-cell>
              <table:table-cell office:value-type="float" office:value="1.012046">
                <text:p>1.0120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703151">
                <text:p>-0.703151</text:p>
              </table:table-cell>
              <table:table-cell office:value-type="float" office:value="1.37097">
                <text:p>1.370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3851">
                <text:p>-0.93851</text:p>
              </table:table-cell>
              <table:table-cell office:value-type="float" office:value="1.22387">
                <text:p>1.223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932626">
                <text:p>-0.932626</text:p>
              </table:table-cell>
              <table:table-cell office:value-type="float" office:value="1.217986">
                <text:p>1.2179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750223">
                <text:p>-0.750223</text:p>
              </table:table-cell>
              <table:table-cell office:value-type="float" office:value="0.606051">
                <text:p>0.6060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85387">
                <text:p>-0.285387</text:p>
              </table:table-cell>
              <table:table-cell office:value-type="float" office:value="0.347155">
                <text:p>0.3471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7155">
                <text:p>0.397155</text:p>
              </table:table-cell>
              <table:table-cell office:value-type="float" office:value="-0.711963">
                <text:p>-0.711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03123">
                <text:p>0.703123</text:p>
              </table:table-cell>
              <table:table-cell office:value-type="float" office:value="-1.200334">
                <text:p>-1.2003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56107">
                <text:p>0.856107</text:p>
              </table:table-cell>
              <table:table-cell office:value-type="float" office:value="-1.235638">
                <text:p>-1.2356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14919">
                <text:p>0.814919</text:p>
              </table:table-cell>
              <table:table-cell office:value-type="float" office:value="-1.100306">
                <text:p>-1.1003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2459">
                <text:p>0.432459</text:p>
              </table:table-cell>
              <table:table-cell office:value-type="float" office:value="-0.694311">
                <text:p>-0.6943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61824">
                <text:p>0.261824</text:p>
              </table:table-cell>
              <table:table-cell office:value-type="float" office:value="-0.041188">
                <text:p>-0.0411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3826">
                <text:p>-0.03826</text:p>
              </table:table-cell>
              <table:table-cell office:value-type="float" office:value="-0.070608">
                <text:p>-0.07060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432487">
                <text:p>-0.432487</text:p>
              </table:table-cell>
              <table:table-cell office:value-type="float" office:value="-0.323619">
                <text:p>-0.3236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644311">
                <text:p>-0.644311</text:p>
              </table:table-cell>
              <table:table-cell office:value-type="float" office:value="-0.517791">
                <text:p>-0.5177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90909">
                <text:p>-0.90909</text:p>
              </table:table-cell>
              <table:table-cell office:value-type="float" office:value="-1.029698">
                <text:p>-1.0296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87967">
                <text:p>-0.87967</text:p>
              </table:table-cell>
              <table:table-cell office:value-type="float" office:value="-1.159146">
                <text:p>-1.1591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738455">
                <text:p>-0.738455</text:p>
              </table:table-cell>
              <table:table-cell office:value-type="float" office:value="-1.347434">
                <text:p>-1.3474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67708">
                <text:p>-0.167708</text:p>
              </table:table-cell>
              <table:table-cell office:value-type="float" office:value="-1.28271">
                <text:p>-1.282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5304">
                <text:p>0.085304</text:p>
              </table:table-cell>
              <table:table-cell office:value-type="float" office:value="-0.611935">
                <text:p>-0.6119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44144">
                <text:p>0.144144</text:p>
              </table:table-cell>
              <table:table-cell office:value-type="float" office:value="-0.141216">
                <text:p>-0.1412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85387">
                <text:p>0.385387</text:p>
              </table:table-cell>
              <table:table-cell office:value-type="float" office:value="0.300084">
                <text:p>0.3000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55995">
                <text:p>0.455995</text:p>
              </table:table-cell>
              <table:table-cell office:value-type="float" office:value="1.170914">
                <text:p>1.1709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61879">
                <text:p>0.461879</text:p>
              </table:table-cell>
              <table:table-cell office:value-type="float" office:value="1.523954">
                <text:p>1.5239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67708">
                <text:p>0.267708</text:p>
              </table:table-cell>
              <table:table-cell office:value-type="float" office:value="1.529838">
                <text:p>1.5298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14752">
                <text:p>0.214752</text:p>
              </table:table-cell>
              <table:table-cell office:value-type="float" office:value="0.864947">
                <text:p>0.8649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3826">
                <text:p>0.13826</text:p>
              </table:table-cell>
              <table:table-cell office:value-type="float" office:value="-0.08826">
                <text:p>-0.088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7652">
                <text:p>0.067652</text:p>
              </table:table-cell>
              <table:table-cell office:value-type="float" office:value="-0.070608">
                <text:p>-0.0706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3536">
                <text:p>0.073536</text:p>
              </table:table-cell>
              <table:table-cell office:value-type="float" office:value="0.611935">
                <text:p>0.6119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14752">
                <text:p>0.214752</text:p>
              </table:table-cell>
              <table:table-cell office:value-type="float" office:value="1.294478">
                <text:p>1.2944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02956">
                <text:p>0.102956</text:p>
              </table:table-cell>
              <table:table-cell office:value-type="float" office:value="1.51807">
                <text:p>1.518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478">
                <text:p>0.31478</text:p>
              </table:table-cell>
              <table:table-cell office:value-type="float" office:value="1.170914">
                <text:p>1.1709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03012">
                <text:p>0.303012</text:p>
              </table:table-cell>
              <table:table-cell office:value-type="float" office:value="0.458951">
                <text:p>0.4589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32404">
                <text:p>0.232404</text:p>
              </table:table-cell>
              <table:table-cell office:value-type="float" office:value="-0.123564">
                <text:p>-0.1235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408951">
                <text:p>-0.408951</text:p>
              </table:table-cell>
              <table:table-cell office:value-type="float" office:value="-0.794339">
                <text:p>-0.7943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44144">
                <text:p>-0.044144</text:p>
              </table:table-cell>
              <table:table-cell office:value-type="float" office:value="-1.40039">
                <text:p>-1.400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08868">
                <text:p>-0.108868</text:p>
              </table:table-cell>
              <table:table-cell office:value-type="float" office:value="-1.494534">
                <text:p>-1.4945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73592">
                <text:p>-0.173592</text:p>
              </table:table-cell>
              <table:table-cell office:value-type="float" office:value="-1.40039">
                <text:p>-1.400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73564">
                <text:p>0.173564</text:p>
              </table:table-cell>
              <table:table-cell office:value-type="float" office:value="-1.082654">
                <text:p>-1.0826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02956">
                <text:p>0.102956</text:p>
              </table:table-cell>
              <table:table-cell office:value-type="float" office:value="-0.288316">
                <text:p>-0.2883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-0.270664">
                <text:p>-0.2706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826715">
                <text:p>-0.826715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303039">
                <text:p>-0.303039</text:p>
              </table:table-cell>
              <table:table-cell office:value-type="float" office:value="-0.135332">
                <text:p>-0.1353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50056">
                <text:p>-0.150056</text:p>
              </table:table-cell>
              <table:table-cell office:value-type="float" office:value="-0.011768">
                <text:p>-0.0117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73564">
                <text:p>-0.073564</text:p>
              </table:table-cell>
              <table:table-cell office:value-type="float" office:value="-0.094144">
                <text:p>-0.094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250084">
                <text:p>-0.250084</text:p>
              </table:table-cell>
              <table:table-cell office:value-type="float" office:value="-0.05884">
                <text:p>-0.058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238316">
                <text:p>-0.238316</text:p>
              </table:table-cell>
              <table:table-cell office:value-type="float" office:value="-0.05884">
                <text:p>-0.058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238316">
                <text:p>-0.238316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238316">
                <text:p>-0.238316</text:p>
              </table:table-cell>
              <table:table-cell office:value-type="float" office:value="-0.047072">
                <text:p>-0.0470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232432">
                <text:p>-0.232432</text:p>
              </table:table-cell>
              <table:table-cell office:value-type="float" office:value="-0.052956">
                <text:p>-0.0529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6cm" svg:height="16.984cm" xlink:href=".." xlink:type="simple" chart:class="chart:scatter" chart:style-name="ch1">
        <chart:title svg:x="6.415cm" svg:y="0.474cm" chart:style-name="ch2">
          <text:p>Acc Y &amp; Acc Z</text:p>
        </chart:title>
        <chart:plot-area chart:style-name="ch3" table:cell-range-address="Data.V2:Data.W427 Data.W1:Data.W1" chart:data-source-has-labels="row" svg:x="0.319cm" svg:y="1.584cm" svg:width="15.358cm" svg:height="15.061cm">
          <chartooo:coordinate-region svg:x="0.481cm" svg:y="1.781cm" svg:width="15.092cm" svg:height="14.66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W2:Data.W427" chart:label-cell-address="Data.W1:Data.W1" chart:class="chart:scatter">
            <chart:domain table:cell-range-address="Data.V2:Data.V427"/>
            <chart:data-point chart:repeated="4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new AccZ</text:p>
                <draw:g>
                  <svg:desc>Data.W1: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94172">
                <text:p>-0.194172</text:p>
                <draw:g>
                  <svg:desc>Data.V2:Data.V427</svg:desc>
                </draw:g>
              </table:table-cell>
              <table:table-cell office:value-type="float" office:value="1.494534">
                <text:p>1.494534</text:p>
                <draw:g>
                  <svg:desc>Data.W2:Data.W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26">
                <text:p>0.08826</text:p>
              </table:table-cell>
              <table:table-cell office:value-type="float" office:value="1.382738">
                <text:p>1.382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884">
                <text:p>-0.0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7072">
                <text:p>-0.04707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47072">
                <text:p>-0.047072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942">
                <text:p>-0.0294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884">
                <text:p>0.00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76">
                <text:p>0.082376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4724">
                <text:p>-0.064724</text:p>
              </table:table-cell>
              <table:table-cell office:value-type="float" office:value="1.353318">
                <text:p>1.353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7652">
                <text:p>-0.017652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5304">
                <text:p>-0.035304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35304">
                <text:p>-0.035304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2942">
                <text:p>-0.0294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942">
                <text:p>-0.0294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70608">
                <text:p>-0.07060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41188">
                <text:p>-0.04118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942">
                <text:p>-0.0294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8288">
                <text:p>0.188288</text:p>
              </table:table-cell>
              <table:table-cell office:value-type="float" office:value="1.247406">
                <text:p>1.247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536">
                <text:p>0.023536</text:p>
              </table:table-cell>
              <table:table-cell office:value-type="float" office:value="1.48865">
                <text:p>1.48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3536">
                <text:p>0.023536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884">
                <text:p>0.00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7072">
                <text:p>-0.04707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41188">
                <text:p>-0.041188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7072">
                <text:p>-0.047072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942">
                <text:p>-0.0294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942">
                <text:p>-0.0294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652">
                <text:p>0.01765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1188">
                <text:p>0.04118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5304">
                <text:p>-0.035304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42">
                <text:p>0.02942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1188">
                <text:p>-0.04118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884">
                <text:p>-0.05884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1768">
                <text:p>-0.011768</text:p>
              </table:table-cell>
              <table:table-cell office:value-type="float" office:value="1.500418">
                <text:p>1.500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.470998">
                <text:p>1.470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5884">
                <text:p>-0.005884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470998">
                <text:p>1.470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41216">
                <text:p>-0.141216</text:p>
              </table:table-cell>
              <table:table-cell office:value-type="float" office:value="1.635749">
                <text:p>1.635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7072">
                <text:p>-0.047072</text:p>
              </table:table-cell>
              <table:table-cell office:value-type="float" office:value="1.40039">
                <text:p>1.40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884">
                <text:p>0.00588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942">
                <text:p>-0.02942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5884">
                <text:p>-0.05884</text:p>
              </table:table-cell>
              <table:table-cell office:value-type="float" office:value="1.623981">
                <text:p>1.6239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942">
                <text:p>-0.0294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942">
                <text:p>-0.02942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884">
                <text:p>0.00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942">
                <text:p>-0.02942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1188">
                <text:p>-0.041188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2942">
                <text:p>-0.02942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5884">
                <text:p>0.00588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64724">
                <text:p>-0.064724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2942">
                <text:p>-0.02942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2942">
                <text:p>-0.02942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2942">
                <text:p>-0.02942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2942">
                <text:p>-0.02942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884">
                <text:p>0.00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884">
                <text:p>0.00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942">
                <text:p>-0.0294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35304">
                <text:p>-0.035304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884">
                <text:p>0.005884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7072">
                <text:p>-0.047072</text:p>
              </table:table-cell>
              <table:table-cell office:value-type="float" office:value="1.506302">
                <text:p>1.5063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4724">
                <text:p>-0.064724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70608">
                <text:p>-0.070608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35332">
                <text:p>-0.135332</text:p>
              </table:table-cell>
              <table:table-cell office:value-type="float" office:value="1.641633">
                <text:p>1.6416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768">
                <text:p>0.01176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35304">
                <text:p>-0.035304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3536">
                <text:p>0.023536</text:p>
              </table:table-cell>
              <table:table-cell office:value-type="float" office:value="1.241522">
                <text:p>1.241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5304">
                <text:p>0.035304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7072">
                <text:p>0.04707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84">
                <text:p>0.300084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3095">
                <text:p>0.553095</text:p>
              </table:table-cell>
              <table:table-cell office:value-type="float" office:value="1.318014">
                <text:p>1.318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53151">
                <text:p>0.753151</text:p>
              </table:table-cell>
              <table:table-cell office:value-type="float" office:value="1.323898">
                <text:p>1.3238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4974">
                <text:p>0.964974</text:p>
              </table:table-cell>
              <table:table-cell office:value-type="float" office:value="0.964974">
                <text:p>0.9649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17986">
                <text:p>1.217986</text:p>
              </table:table-cell>
              <table:table-cell office:value-type="float" office:value="0.741383">
                <text:p>0.7413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76854">
                <text:p>1.376854</text:p>
              </table:table-cell>
              <table:table-cell office:value-type="float" office:value="0.517791">
                <text:p>0.5177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65141">
                <text:p>1.565141</text:p>
              </table:table-cell>
              <table:table-cell office:value-type="float" office:value="0.194172">
                <text:p>0.194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29782">
                <text:p>1.329782</text:p>
              </table:table-cell>
              <table:table-cell office:value-type="float" office:value="-0.11768">
                <text:p>-0.11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606329">
                <text:p>1.606329</text:p>
              </table:table-cell>
              <table:table-cell office:value-type="float" office:value="-0.076492">
                <text:p>-0.076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94562">
                <text:p>1.594562</text:p>
              </table:table-cell>
              <table:table-cell office:value-type="float" office:value="-0.400111">
                <text:p>-0.400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82793">
                <text:p>1.582793</text:p>
              </table:table-cell>
              <table:table-cell office:value-type="float" office:value="-0.800223">
                <text:p>-0.8002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59174">
                <text:p>1.259174</text:p>
              </table:table-cell>
              <table:table-cell office:value-type="float" office:value="-0.811991">
                <text:p>-0.811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00334">
                <text:p>1.200334</text:p>
              </table:table-cell>
              <table:table-cell office:value-type="float" office:value="-0.953206">
                <text:p>-0.953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4735">
                <text:p>1.04735</text:p>
              </table:table-cell>
              <table:table-cell office:value-type="float" office:value="-1.088538">
                <text:p>-1.0885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29643">
                <text:p>0.829643</text:p>
              </table:table-cell>
              <table:table-cell office:value-type="float" office:value="-1.247406">
                <text:p>-1.2474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0775">
                <text:p>0.670775</text:p>
              </table:table-cell>
              <table:table-cell office:value-type="float" office:value="-1.388622">
                <text:p>-1.388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41271">
                <text:p>0.341271</text:p>
              </table:table-cell>
              <table:table-cell office:value-type="float" office:value="-1.494534">
                <text:p>-1.4945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84">
                <text:p>0.05884</text:p>
              </table:table-cell>
              <table:table-cell office:value-type="float" office:value="-1.506302">
                <text:p>-1.506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282432">
                <text:p>-0.282432</text:p>
              </table:table-cell>
              <table:table-cell office:value-type="float" office:value="-1.435694">
                <text:p>-1.435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88371">
                <text:p>-0.488371</text:p>
              </table:table-cell>
              <table:table-cell office:value-type="float" office:value="-1.365086">
                <text:p>-1.365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806107">
                <text:p>-0.806107</text:p>
              </table:table-cell>
              <table:table-cell office:value-type="float" office:value="-1.100306">
                <text:p>-1.1003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082654">
                <text:p>-1.082654</text:p>
              </table:table-cell>
              <table:table-cell office:value-type="float" office:value="-1.065002">
                <text:p>-1.065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8271">
                <text:p>-1.28271</text:p>
              </table:table-cell>
              <table:table-cell office:value-type="float" office:value="-0.841411">
                <text:p>-0.8414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37097">
                <text:p>-1.37097</text:p>
              </table:table-cell>
              <table:table-cell office:value-type="float" office:value="-0.653123">
                <text:p>-0.6531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8865">
                <text:p>-1.48865</text:p>
              </table:table-cell>
              <table:table-cell office:value-type="float" office:value="-0.305967">
                <text:p>-0.305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35722">
                <text:p>-1.535722</text:p>
              </table:table-cell>
              <table:table-cell office:value-type="float" office:value="-0.100028">
                <text:p>-0.100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447462">
                <text:p>-1.447462</text:p>
              </table:table-cell>
              <table:table-cell office:value-type="float" office:value="0.458951">
                <text:p>0.4589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241522">
                <text:p>-1.241522</text:p>
              </table:table-cell>
              <table:table-cell office:value-type="float" office:value="0.706079">
                <text:p>0.706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64974">
                <text:p>-0.964974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835527">
                <text:p>-0.835527</text:p>
              </table:table-cell>
              <table:table-cell office:value-type="float" office:value="1.25329">
                <text:p>1.25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729615">
                <text:p>-0.729615</text:p>
              </table:table-cell>
              <table:table-cell office:value-type="float" office:value="1.294478">
                <text:p>1.2944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647239">
                <text:p>-0.647239</text:p>
              </table:table-cell>
              <table:table-cell office:value-type="float" office:value="1.159146">
                <text:p>1.1591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70691">
                <text:p>-0.370691</text:p>
              </table:table-cell>
              <table:table-cell office:value-type="float" office:value="1.347434">
                <text:p>1.3474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82404">
                <text:p>-0.182404</text:p>
              </table:table-cell>
              <table:table-cell office:value-type="float" office:value="1.34155">
                <text:p>1.341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17652">
                <text:p>-0.017652</text:p>
              </table:table-cell>
              <table:table-cell office:value-type="float" office:value="1.382738">
                <text:p>1.3827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2376">
                <text:p>0.082376</text:p>
              </table:table-cell>
              <table:table-cell office:value-type="float" office:value="1.512185">
                <text:p>1.5121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884">
                <text:p>0.05884</text:p>
              </table:table-cell>
              <table:table-cell office:value-type="float" office:value="1.28271">
                <text:p>1.282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1768">
                <text:p>0.01176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00028">
                <text:p>-0.100028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5884">
                <text:p>0.00588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7652">
                <text:p>0.017652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884">
                <text:p>0.05884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768">
                <text:p>0.011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471">
                <text:p>-0.1471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564863">
                <text:p>-0.564863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11935">
                <text:p>-0.611935</text:p>
              </table:table-cell>
              <table:table-cell office:value-type="float" office:value="1.329782">
                <text:p>1.3297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17903">
                <text:p>-0.917903</text:p>
              </table:table-cell>
              <table:table-cell office:value-type="float" office:value="1.10619">
                <text:p>1.106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035582">
                <text:p>-1.035582</text:p>
              </table:table-cell>
              <table:table-cell office:value-type="float" office:value="1.065002">
                <text:p>1.065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294478">
                <text:p>-1.294478</text:p>
              </table:table-cell>
              <table:table-cell office:value-type="float" office:value="0.759035">
                <text:p>0.759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82738">
                <text:p>-1.382738</text:p>
              </table:table-cell>
              <table:table-cell office:value-type="float" office:value="0.588399">
                <text:p>0.588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541606">
                <text:p>-1.541606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48865">
                <text:p>-1.48865</text:p>
              </table:table-cell>
              <table:table-cell office:value-type="float" office:value="-0.164752">
                <text:p>-0.1647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347434">
                <text:p>-1.347434</text:p>
              </table:table-cell>
              <table:table-cell office:value-type="float" office:value="-0.511907">
                <text:p>-0.5119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176798">
                <text:p>-1.176798</text:p>
              </table:table-cell>
              <table:table-cell office:value-type="float" office:value="-1.035582">
                <text:p>-1.0355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870831">
                <text:p>-0.870831</text:p>
              </table:table-cell>
              <table:table-cell office:value-type="float" office:value="-1.229754">
                <text:p>-1.2297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735499">
                <text:p>-0.735499</text:p>
              </table:table-cell>
              <table:table-cell office:value-type="float" office:value="-1.31213">
                <text:p>-1.312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588399">
                <text:p>-0.588399</text:p>
              </table:table-cell>
              <table:table-cell office:value-type="float" office:value="-1.406274">
                <text:p>-1.406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64807">
                <text:p>-0.364807</text:p>
              </table:table-cell>
              <table:table-cell office:value-type="float" office:value="-1.453346">
                <text:p>-1.4533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471">
                <text:p>-0.1471</text:p>
              </table:table-cell>
              <table:table-cell office:value-type="float" office:value="-1.48865">
                <text:p>-1.488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4835">
                <text:p>0.464835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23759">
                <text:p>0.823759</text:p>
              </table:table-cell>
              <table:table-cell office:value-type="float" office:value="-1.423926">
                <text:p>-1.4239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53262">
                <text:p>1.153262</text:p>
              </table:table-cell>
              <table:table-cell office:value-type="float" office:value="-0.994394">
                <text:p>-0.99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59202">
                <text:p>1.359202</text:p>
              </table:table-cell>
              <table:table-cell office:value-type="float" office:value="-0.694311">
                <text:p>-0.694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59258">
                <text:p>1.559258</text:p>
              </table:table-cell>
              <table:table-cell office:value-type="float" office:value="-0.211824">
                <text:p>-0.2118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23981">
                <text:p>1.623981</text:p>
              </table:table-cell>
              <table:table-cell office:value-type="float" office:value="0.100028">
                <text:p>0.100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53346">
                <text:p>1.453346</text:p>
              </table:table-cell>
              <table:table-cell office:value-type="float" office:value="0.617819">
                <text:p>0.6178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2981">
                <text:p>1.42981</text:p>
              </table:table-cell>
              <table:table-cell office:value-type="float" office:value="0.600167">
                <text:p>0.6001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7677">
                <text:p>1.07677</text:p>
              </table:table-cell>
              <table:table-cell office:value-type="float" office:value="1.129726">
                <text:p>1.1297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76687">
                <text:p>0.776687</text:p>
              </table:table-cell>
              <table:table-cell office:value-type="float" office:value="1.188566">
                <text:p>1.1885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76631">
                <text:p>0.576631</text:p>
              </table:table-cell>
              <table:table-cell office:value-type="float" office:value="1.34155">
                <text:p>1.34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94227">
                <text:p>0.394227</text:p>
              </table:table-cell>
              <table:table-cell office:value-type="float" office:value="1.306246">
                <text:p>1.306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76548">
                <text:p>0.276548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0608">
                <text:p>0.070608</text:p>
              </table:table-cell>
              <table:table-cell office:value-type="float" office:value="1.494534">
                <text:p>1.4945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7652">
                <text:p>-0.017652</text:p>
              </table:table-cell>
              <table:table-cell office:value-type="float" office:value="1.347434">
                <text:p>1.3474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8826">
                <text:p>-0.0882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64724">
                <text:p>-0.06472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41188">
                <text:p>-0.041188</text:p>
              </table:table-cell>
              <table:table-cell office:value-type="float" office:value="1.535722">
                <text:p>1.5357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7072">
                <text:p>0.047072</text:p>
              </table:table-cell>
              <table:table-cell office:value-type="float" office:value="1.212102">
                <text:p>1.2121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2376">
                <text:p>0.082376</text:p>
              </table:table-cell>
              <table:table-cell office:value-type="float" office:value="0.994394">
                <text:p>0.9943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0028">
                <text:p>0.100028</text:p>
              </table:table-cell>
              <table:table-cell office:value-type="float" office:value="0.882599">
                <text:p>0.8825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884">
                <text:p>0.05884</text:p>
              </table:table-cell>
              <table:table-cell office:value-type="float" office:value="0.553095">
                <text:p>0.553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2376">
                <text:p>0.082376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5304">
                <text:p>0.035304</text:p>
              </table:table-cell>
              <table:table-cell office:value-type="float" office:value="-0.341271">
                <text:p>-0.341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00028">
                <text:p>0.100028</text:p>
              </table:table-cell>
              <table:table-cell office:value-type="float" office:value="-0.700195">
                <text:p>-0.700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64724">
                <text:p>0.064724</text:p>
              </table:table-cell>
              <table:table-cell office:value-type="float" office:value="-1.006162">
                <text:p>-1.0061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-1.500418">
                <text:p>-1.5004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5884">
                <text:p>-0.05884</text:p>
              </table:table-cell>
              <table:table-cell office:value-type="float" office:value="-1.529838">
                <text:p>-1.5298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05912">
                <text:p>-0.105912</text:p>
              </table:table-cell>
              <table:table-cell office:value-type="float" office:value="-1.288594">
                <text:p>-1.288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23536">
                <text:p>-0.023536</text:p>
              </table:table-cell>
              <table:table-cell office:value-type="float" office:value="-0.835527">
                <text:p>-0.8355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471">
                <text:p>-0.1471</text:p>
              </table:table-cell>
              <table:table-cell office:value-type="float" office:value="-0.200056">
                <text:p>-0.200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52956">
                <text:p>-0.052956</text:p>
              </table:table-cell>
              <table:table-cell office:value-type="float" office:value="0.08826">
                <text:p>0.088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11796">
                <text:p>-0.111796</text:p>
              </table:table-cell>
              <table:table-cell office:value-type="float" office:value="0.664891">
                <text:p>0.6648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76548">
                <text:p>-0.276548</text:p>
              </table:table-cell>
              <table:table-cell office:value-type="float" office:value="0.900251">
                <text:p>0.9002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253012">
                <text:p>-0.253012</text:p>
              </table:table-cell>
              <table:table-cell office:value-type="float" office:value="1.070886">
                <text:p>1.0708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31213">
                <text:p>1.312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3536">
                <text:p>0.023536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884">
                <text:p>0.005884</text:p>
              </table:table-cell>
              <table:table-cell office:value-type="float" office:value="1.394506">
                <text:p>1.3945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7072">
                <text:p>0.047072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23536">
                <text:p>-0.023536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3536">
                <text:p>0.023536</text:p>
              </table:table-cell>
              <table:table-cell office:value-type="float" office:value="1.029698">
                <text:p>1.029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35332">
                <text:p>0.135332</text:p>
              </table:table-cell>
              <table:table-cell office:value-type="float" office:value="0.970858">
                <text:p>0.9708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1796">
                <text:p>0.111796</text:p>
              </table:table-cell>
              <table:table-cell office:value-type="float" office:value="0.870831">
                <text:p>0.870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52956">
                <text:p>0.052956</text:p>
              </table:table-cell>
              <table:table-cell office:value-type="float" office:value="1.029698">
                <text:p>1.0296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884">
                <text:p>0.05884</text:p>
              </table:table-cell>
              <table:table-cell office:value-type="float" office:value="1.229754">
                <text:p>1.2297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1768">
                <text:p>0.011768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884">
                <text:p>0.05884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11768">
                <text:p>-0.011768</text:p>
              </table:table-cell>
              <table:table-cell office:value-type="float" office:value="1.353318">
                <text:p>1.3533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1768">
                <text:p>0.011768</text:p>
              </table:table-cell>
              <table:table-cell office:value-type="float" office:value="1.235638">
                <text:p>1.2356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7072">
                <text:p>0.047072</text:p>
              </table:table-cell>
              <table:table-cell office:value-type="float" office:value="0.882599">
                <text:p>0.8825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4724">
                <text:p>0.064724</text:p>
              </table:table-cell>
              <table:table-cell office:value-type="float" office:value="0.659007">
                <text:p>0.6590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1796">
                <text:p>0.111796</text:p>
              </table:table-cell>
              <table:table-cell office:value-type="float" office:value="0.470719">
                <text:p>0.470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71">
                <text:p>0.1471</text:p>
              </table:table-cell>
              <table:table-cell office:value-type="float" office:value="0.376575">
                <text:p>0.3765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05912">
                <text:p>0.105912</text:p>
              </table:table-cell>
              <table:table-cell office:value-type="float" office:value="0.064724">
                <text:p>0.0647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52984">
                <text:p>0.152984</text:p>
              </table:table-cell>
              <table:table-cell office:value-type="float" office:value="-0.200056">
                <text:p>-0.2000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826">
                <text:p>0.08826</text:p>
              </table:table-cell>
              <table:table-cell office:value-type="float" office:value="-0.558979">
                <text:p>-0.558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1216">
                <text:p>0.141216</text:p>
              </table:table-cell>
              <table:table-cell office:value-type="float" office:value="-0.906135">
                <text:p>-0.906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11768">
                <text:p>-0.011768</text:p>
              </table:table-cell>
              <table:table-cell office:value-type="float" office:value="-0.941439">
                <text:p>-0.9414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20594">
                <text:p>-0.20594</text:p>
              </table:table-cell>
              <table:table-cell office:value-type="float" office:value="-1.323898">
                <text:p>-1.3238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300084">
                <text:p>-0.300084</text:p>
              </table:table-cell>
              <table:table-cell office:value-type="float" office:value="-1.412158">
                <text:p>-1.4121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82404">
                <text:p>-0.182404</text:p>
              </table:table-cell>
              <table:table-cell office:value-type="float" office:value="-1.51807">
                <text:p>-1.518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5884">
                <text:p>-0.005884</text:p>
              </table:table-cell>
              <table:table-cell office:value-type="float" office:value="-1.506302">
                <text:p>-1.506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3536">
                <text:p>0.023536</text:p>
              </table:table-cell>
              <table:table-cell office:value-type="float" office:value="-1.19445">
                <text:p>-1.194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11879">
                <text:p>0.411879</text:p>
              </table:table-cell>
              <table:table-cell office:value-type="float" office:value="-0.523675">
                <text:p>-0.523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35415">
                <text:p>0.435415</text:p>
              </table:table-cell>
              <table:table-cell office:value-type="float" office:value="-0.035304">
                <text:p>-0.035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70719">
                <text:p>0.470719</text:p>
              </table:table-cell>
              <table:table-cell office:value-type="float" office:value="0.423647">
                <text:p>0.4236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41271">
                <text:p>0.341271</text:p>
              </table:table-cell>
              <table:table-cell office:value-type="float" office:value="0.817875">
                <text:p>0.817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58896">
                <text:p>0.258896</text:p>
              </table:table-cell>
              <table:table-cell office:value-type="float" office:value="1.041466">
                <text:p>1.0414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2376">
                <text:p>0.082376</text:p>
              </table:table-cell>
              <table:table-cell office:value-type="float" office:value="1.212102">
                <text:p>1.212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58896">
                <text:p>0.258896</text:p>
              </table:table-cell>
              <table:table-cell office:value-type="float" office:value="1.094422">
                <text:p>1.0944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7072">
                <text:p>0.047072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.741661">
                <text:p>1.7416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5884">
                <text:p>0.05884</text:p>
              </table:table-cell>
              <table:table-cell office:value-type="float" office:value="1.329782">
                <text:p>1.3297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64724">
                <text:p>-0.06472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5884">
                <text:p>-0.0588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8865">
                <text:p>1.48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41188">
                <text:p>-0.041188</text:p>
              </table:table-cell>
              <table:table-cell office:value-type="float" office:value="1.512185">
                <text:p>1.512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76492">
                <text:p>-0.07649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70608">
                <text:p>-0.07060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47072">
                <text:p>-0.047072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64724">
                <text:p>-0.064724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7652">
                <text:p>0.017652</text:p>
              </table:table-cell>
              <table:table-cell office:value-type="float" office:value="1.294478">
                <text:p>1.2944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7652">
                <text:p>0.17652</text:p>
              </table:table-cell>
              <table:table-cell office:value-type="float" office:value="0.923787">
                <text:p>0.9237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41216">
                <text:p>0.141216</text:p>
              </table:table-cell>
              <table:table-cell office:value-type="float" office:value="0.370691">
                <text:p>0.3706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0608">
                <text:p>0.070608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0594">
                <text:p>-0.20594</text:p>
              </table:table-cell>
              <table:table-cell office:value-type="float" office:value="-0.676659">
                <text:p>-0.6766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23564">
                <text:p>-0.123564</text:p>
              </table:table-cell>
              <table:table-cell office:value-type="float" office:value="-0.947323">
                <text:p>-0.9473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11768">
                <text:p>-0.11768</text:p>
              </table:table-cell>
              <table:table-cell office:value-type="float" office:value="-1.406274">
                <text:p>-1.4062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41188">
                <text:p>-0.041188</text:p>
              </table:table-cell>
              <table:table-cell office:value-type="float" office:value="-1.406274">
                <text:p>-1.4062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94172">
                <text:p>-0.194172</text:p>
              </table:table-cell>
              <table:table-cell office:value-type="float" office:value="-1.412158">
                <text:p>-1.4121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00028">
                <text:p>-0.100028</text:p>
              </table:table-cell>
              <table:table-cell office:value-type="float" office:value="-1.112074">
                <text:p>-1.1120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1768">
                <text:p>-0.11768</text:p>
              </table:table-cell>
              <table:table-cell office:value-type="float" office:value="-0.641355">
                <text:p>-0.6413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100028">
                <text:p>-0.100028</text:p>
              </table:table-cell>
              <table:table-cell office:value-type="float" office:value="-0.270664">
                <text:p>-0.2706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52956">
                <text:p>-0.052956</text:p>
              </table:table-cell>
              <table:table-cell office:value-type="float" office:value="0.182404">
                <text:p>0.1824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1768">
                <text:p>-0.11768</text:p>
              </table:table-cell>
              <table:table-cell office:value-type="float" office:value="0.429531">
                <text:p>0.4295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11768">
                <text:p>-0.11768</text:p>
              </table:table-cell>
              <table:table-cell office:value-type="float" office:value="0.664891">
                <text:p>0.6648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52984">
                <text:p>-0.152984</text:p>
              </table:table-cell>
              <table:table-cell office:value-type="float" office:value="0.859063">
                <text:p>0.8590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47072">
                <text:p>-0.047072</text:p>
              </table:table-cell>
              <table:table-cell office:value-type="float" office:value="1.10619">
                <text:p>1.106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3536">
                <text:p>-0.023536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5884">
                <text:p>-0.005884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17652">
                <text:p>-0.017652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2956">
                <text:p>0.052956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94144">
                <text:p>-0.094144</text:p>
              </table:table-cell>
              <table:table-cell office:value-type="float" office:value="1.37097">
                <text:p>1.370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5304">
                <text:p>0.035304</text:p>
              </table:table-cell>
              <table:table-cell office:value-type="float" office:value="1.000278">
                <text:p>1.0002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0608">
                <text:p>0.070608</text:p>
              </table:table-cell>
              <table:table-cell office:value-type="float" office:value="0.888483">
                <text:p>0.8884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7652">
                <text:p>0.017652</text:p>
              </table:table-cell>
              <table:table-cell office:value-type="float" office:value="0.258896">
                <text:p>0.2588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70608">
                <text:p>-0.070608</text:p>
              </table:table-cell>
              <table:table-cell office:value-type="float" office:value="-0.317735">
                <text:p>-0.3177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3536">
                <text:p>0.023536</text:p>
              </table:table-cell>
              <table:table-cell office:value-type="float" office:value="-0.95909">
                <text:p>-0.959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884">
                <text:p>0.05884</text:p>
              </table:table-cell>
              <table:table-cell office:value-type="float" office:value="-1.359202">
                <text:p>-1.3592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58923">
                <text:p>0.358923</text:p>
              </table:table-cell>
              <table:table-cell office:value-type="float" office:value="-1.57691">
                <text:p>-1.57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70608">
                <text:p>0.070608</text:p>
              </table:table-cell>
              <table:table-cell office:value-type="float" office:value="-1.629865">
                <text:p>-1.629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1768">
                <text:p>0.11768</text:p>
              </table:table-cell>
              <table:table-cell office:value-type="float" office:value="-1.041466">
                <text:p>-1.0414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00056">
                <text:p>0.200056</text:p>
              </table:table-cell>
              <table:table-cell office:value-type="float" office:value="-0.582515">
                <text:p>-0.5825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70664">
                <text:p>0.270664</text:p>
              </table:table-cell>
              <table:table-cell office:value-type="float" office:value="0.158868">
                <text:p>0.158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7652">
                <text:p>0.17652</text:p>
              </table:table-cell>
              <table:table-cell office:value-type="float" office:value="0.823759">
                <text:p>0.8237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2984">
                <text:p>0.152984</text:p>
              </table:table-cell>
              <table:table-cell office:value-type="float" office:value="1.153262">
                <text:p>1.1532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35332">
                <text:p>0.135332</text:p>
              </table:table-cell>
              <table:table-cell office:value-type="float" office:value="1.318014">
                <text:p>1.3180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8865">
                <text:p>1.48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05967">
                <text:p>0.305967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00195">
                <text:p>0.700195</text:p>
              </table:table-cell>
              <table:table-cell office:value-type="float" office:value="1.229754">
                <text:p>1.2297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53318">
                <text:p>1.353318</text:p>
              </table:table-cell>
              <table:table-cell office:value-type="float" office:value="0.753151">
                <text:p>0.7531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88677">
                <text:p>1.588677</text:p>
              </table:table-cell>
              <table:table-cell office:value-type="float" office:value="0.241244">
                <text:p>0.2412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65141">
                <text:p>1.565141</text:p>
              </table:table-cell>
              <table:table-cell office:value-type="float" office:value="-0.400111">
                <text:p>-0.400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41466">
                <text:p>1.041466</text:p>
              </table:table-cell>
              <table:table-cell office:value-type="float" office:value="-0.676659">
                <text:p>-0.6766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70747">
                <text:p>0.570747</text:p>
              </table:table-cell>
              <table:table-cell office:value-type="float" office:value="-1.34155">
                <text:p>-1.341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6575">
                <text:p>0.376575</text:p>
              </table:table-cell>
              <table:table-cell office:value-type="float" office:value="-1.376854">
                <text:p>-1.3768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582515">
                <text:p>-0.582515</text:p>
              </table:table-cell>
              <table:table-cell office:value-type="float" office:value="-1.34155">
                <text:p>-1.341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41327">
                <text:p>-0.541327</text:p>
              </table:table-cell>
              <table:table-cell office:value-type="float" office:value="-1.535722">
                <text:p>-1.5357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870831">
                <text:p>-0.870831</text:p>
              </table:table-cell>
              <table:table-cell office:value-type="float" office:value="-1.259174">
                <text:p>-1.2591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306246">
                <text:p>-1.306246</text:p>
              </table:table-cell>
              <table:table-cell office:value-type="float" office:value="-0.629587">
                <text:p>-0.629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482766">
                <text:p>-1.482766</text:p>
              </table:table-cell>
              <table:table-cell office:value-type="float" office:value="-0.229476">
                <text:p>-0.2294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447462">
                <text:p>-1.447462</text:p>
              </table:table-cell>
              <table:table-cell office:value-type="float" office:value="0.541327">
                <text:p>0.5413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265058">
                <text:p>-1.265058</text:p>
              </table:table-cell>
              <table:table-cell office:value-type="float" office:value="0.817875">
                <text:p>0.817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906135">
                <text:p>-0.906135</text:p>
              </table:table-cell>
              <table:table-cell office:value-type="float" office:value="1.070886">
                <text:p>1.0708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912018">
                <text:p>-0.912018</text:p>
              </table:table-cell>
              <table:table-cell office:value-type="float" office:value="1.117958">
                <text:p>1.1179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400111">
                <text:p>-0.400111</text:p>
              </table:table-cell>
              <table:table-cell office:value-type="float" office:value="1.123842">
                <text:p>1.1238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20594">
                <text:p>-0.20594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164752">
                <text:p>-0.164752</text:p>
              </table:table-cell>
              <table:table-cell office:value-type="float" office:value="1.353318">
                <text:p>1.3533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311852">
                <text:p>-0.311852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682543">
                <text:p>-0.682543</text:p>
              </table:table-cell>
              <table:table-cell office:value-type="float" office:value="1.265058">
                <text:p>1.2650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129726">
                <text:p>-1.129726</text:p>
              </table:table-cell>
              <table:table-cell office:value-type="float" office:value="0.694311">
                <text:p>0.6943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42981">
                <text:p>-1.42981</text:p>
              </table:table-cell>
              <table:table-cell office:value-type="float" office:value="0.558979">
                <text:p>0.5589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565141">
                <text:p>-1.565141</text:p>
              </table:table-cell>
              <table:table-cell office:value-type="float" office:value="-0.200056">
                <text:p>-0.2000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441578">
                <text:p>-1.441578</text:p>
              </table:table-cell>
              <table:table-cell office:value-type="float" office:value="-0.711963">
                <text:p>-0.711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859063">
                <text:p>-0.859063</text:p>
              </table:table-cell>
              <table:table-cell office:value-type="float" office:value="-1.229754">
                <text:p>-1.2297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29476">
                <text:p>-0.229476</text:p>
              </table:table-cell>
              <table:table-cell office:value-type="float" office:value="-1.48865">
                <text:p>-1.488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58979">
                <text:p>0.558979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53234">
                <text:p>1.053234</text:p>
              </table:table-cell>
              <table:table-cell office:value-type="float" office:value="-1.16503">
                <text:p>-1.165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47462">
                <text:p>1.447462</text:p>
              </table:table-cell>
              <table:table-cell office:value-type="float" office:value="-0.682543">
                <text:p>-0.6825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23926">
                <text:p>1.423926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70998">
                <text:p>1.470998</text:p>
              </table:table-cell>
              <table:table-cell office:value-type="float" office:value="0.494255">
                <text:p>0.4942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53206">
                <text:p>0.953206</text:p>
              </table:table-cell>
              <table:table-cell office:value-type="float" office:value="0.853179">
                <text:p>0.8531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23787">
                <text:p>0.923787</text:p>
              </table:table-cell>
              <table:table-cell office:value-type="float" office:value="1.129726">
                <text:p>1.1297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3039">
                <text:p>0.353039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23619">
                <text:p>0.323619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29531">
                <text:p>0.429531</text:p>
              </table:table-cell>
              <table:table-cell office:value-type="float" office:value="1.470998">
                <text:p>1.4709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64752">
                <text:p>0.164752</text:p>
              </table:table-cell>
              <table:table-cell office:value-type="float" office:value="1.40039">
                <text:p>1.400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70636">
                <text:p>0.170636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5304">
                <text:p>0.035304</text:p>
              </table:table-cell>
              <table:table-cell office:value-type="float" office:value="1.523954">
                <text:p>1.5239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347155">
                <text:p>-0.347155</text:p>
              </table:table-cell>
              <table:table-cell office:value-type="float" office:value="1.182682">
                <text:p>1.1826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717847">
                <text:p>-0.717847</text:p>
              </table:table-cell>
              <table:table-cell office:value-type="float" office:value="1.04735">
                <text:p>1.047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094422">
                <text:p>-1.094422</text:p>
              </table:table-cell>
              <table:table-cell office:value-type="float" office:value="0.764919">
                <text:p>0.7649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276826">
                <text:p>-1.276826</text:p>
              </table:table-cell>
              <table:table-cell office:value-type="float" office:value="0.417763">
                <text:p>0.4177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25329">
                <text:p>-1.25329</text:p>
              </table:table-cell>
              <table:table-cell office:value-type="float" office:value="-0.623703">
                <text:p>-0.6237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800223">
                <text:p>-0.800223</text:p>
              </table:table-cell>
              <table:table-cell office:value-type="float" office:value="-1.206218">
                <text:p>-1.2062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311852">
                <text:p>-0.311852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00111">
                <text:p>0.400111</text:p>
              </table:table-cell>
              <table:table-cell office:value-type="float" office:value="-1.476882">
                <text:p>-1.4768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00278">
                <text:p>1.000278</text:p>
              </table:table-cell>
              <table:table-cell office:value-type="float" office:value="-1.07677">
                <text:p>-1.076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365086">
                <text:p>1.365086</text:p>
              </table:table-cell>
              <table:table-cell office:value-type="float" office:value="-0.335387">
                <text:p>-0.3353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465114">
                <text:p>1.465114</text:p>
              </table:table-cell>
              <table:table-cell office:value-type="float" office:value="0.123564">
                <text:p>0.1235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0619">
                <text:p>1.10619</text:p>
              </table:table-cell>
              <table:table-cell office:value-type="float" office:value="0.676659">
                <text:p>0.6766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17847">
                <text:p>0.717847</text:p>
              </table:table-cell>
              <table:table-cell office:value-type="float" office:value="1.318014">
                <text:p>1.3180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82376">
                <text:p>-0.082376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47128">
                <text:p>-0.247128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0594">
                <text:p>-0.20594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942">
                <text:p>0.2942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29587">
                <text:p>0.629587</text:p>
              </table:table-cell>
              <table:table-cell office:value-type="float" office:value="1.28271">
                <text:p>1.282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12046">
                <text:p>1.012046</text:p>
              </table:table-cell>
              <table:table-cell office:value-type="float" office:value="1.070886">
                <text:p>1.0708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7097">
                <text:p>1.37097</text:p>
              </table:table-cell>
              <table:table-cell office:value-type="float" office:value="0.682543">
                <text:p>0.6825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2387">
                <text:p>1.22387</text:p>
              </table:table-cell>
              <table:table-cell office:value-type="float" office:value="0.152984">
                <text:p>0.1529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217986">
                <text:p>1.217986</text:p>
              </table:table-cell>
              <table:table-cell office:value-type="float" office:value="-0.329503">
                <text:p>-0.3295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06051">
                <text:p>0.606051</text:p>
              </table:table-cell>
              <table:table-cell office:value-type="float" office:value="-1.22387">
                <text:p>-1.223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47155">
                <text:p>0.347155</text:p>
              </table:table-cell>
              <table:table-cell office:value-type="float" office:value="-1.523954">
                <text:p>-1.5239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711963">
                <text:p>-0.711963</text:p>
              </table:table-cell>
              <table:table-cell office:value-type="float" office:value="-1.053234">
                <text:p>-1.0532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200334">
                <text:p>-1.200334</text:p>
              </table:table-cell>
              <table:table-cell office:value-type="float" office:value="-0.729615">
                <text:p>-0.7296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235638">
                <text:p>-1.235638</text:p>
              </table:table-cell>
              <table:table-cell office:value-type="float" office:value="0.217708">
                <text:p>0.2177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100306">
                <text:p>-1.100306</text:p>
              </table:table-cell>
              <table:table-cell office:value-type="float" office:value="0.641355">
                <text:p>0.6413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694311">
                <text:p>-0.694311</text:p>
              </table:table-cell>
              <table:table-cell office:value-type="float" office:value="1.07677">
                <text:p>1.076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41188">
                <text:p>-0.041188</text:p>
              </table:table-cell>
              <table:table-cell office:value-type="float" office:value="1.023814">
                <text:p>1.0238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70608">
                <text:p>-0.070608</text:p>
              </table:table-cell>
              <table:table-cell office:value-type="float" office:value="1.535722">
                <text:p>1.5357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323619">
                <text:p>-0.323619</text:p>
              </table:table-cell>
              <table:table-cell office:value-type="float" office:value="1.329782">
                <text:p>1.3297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517791">
                <text:p>-0.517791</text:p>
              </table:table-cell>
              <table:table-cell office:value-type="float" office:value="1.13561">
                <text:p>1.13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029698">
                <text:p>-1.029698</text:p>
              </table:table-cell>
              <table:table-cell office:value-type="float" office:value="0.676659">
                <text:p>0.6766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159146">
                <text:p>-1.159146</text:p>
              </table:table-cell>
              <table:table-cell office:value-type="float" office:value="0.26478">
                <text:p>0.264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347434">
                <text:p>-1.347434</text:p>
              </table:table-cell>
              <table:table-cell office:value-type="float" office:value="-0.629587">
                <text:p>-0.6295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28271">
                <text:p>-1.28271</text:p>
              </table:table-cell>
              <table:table-cell office:value-type="float" office:value="-1.582793">
                <text:p>-1.5827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611935">
                <text:p>-0.611935</text:p>
              </table:table-cell>
              <table:table-cell office:value-type="float" office:value="-1.259174">
                <text:p>-1.2591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41216">
                <text:p>-0.141216</text:p>
              </table:table-cell>
              <table:table-cell office:value-type="float" office:value="-1.212102">
                <text:p>-1.2121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0084">
                <text:p>0.300084</text:p>
              </table:table-cell>
              <table:table-cell office:value-type="float" office:value="-1.653401">
                <text:p>-1.6534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70914">
                <text:p>1.170914</text:p>
              </table:table-cell>
              <table:table-cell office:value-type="float" office:value="-0.853179">
                <text:p>-0.8531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23954">
                <text:p>1.523954</text:p>
              </table:table-cell>
              <table:table-cell office:value-type="float" office:value="-0.335387">
                <text:p>-0.3353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29838">
                <text:p>1.529838</text:p>
              </table:table-cell>
              <table:table-cell office:value-type="float" office:value="0.764919">
                <text:p>0.7649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64947">
                <text:p>0.864947</text:p>
              </table:table-cell>
              <table:table-cell office:value-type="float" office:value="1.206218">
                <text:p>1.2062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8826">
                <text:p>-0.08826</text:p>
              </table:table-cell>
              <table:table-cell office:value-type="float" office:value="1.382738">
                <text:p>1.382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70608">
                <text:p>-0.07060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11935">
                <text:p>0.611935</text:p>
              </table:table-cell>
              <table:table-cell office:value-type="float" office:value="1.34155">
                <text:p>1.341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294478">
                <text:p>1.294478</text:p>
              </table:table-cell>
              <table:table-cell office:value-type="float" office:value="0.941439">
                <text:p>0.9414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1807">
                <text:p>1.51807</text:p>
              </table:table-cell>
              <table:table-cell office:value-type="float" office:value="-0.223592">
                <text:p>-0.2235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170914">
                <text:p>1.170914</text:p>
              </table:table-cell>
              <table:table-cell office:value-type="float" office:value="-0.764919">
                <text:p>-0.7649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58951">
                <text:p>0.458951</text:p>
              </table:table-cell>
              <table:table-cell office:value-type="float" office:value="-1.394506">
                <text:p>-1.3945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23564">
                <text:p>-0.123564</text:p>
              </table:table-cell>
              <table:table-cell office:value-type="float" office:value="-1.476882">
                <text:p>-1.4768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794339">
                <text:p>-0.794339</text:p>
              </table:table-cell>
              <table:table-cell office:value-type="float" office:value="-1.10619">
                <text:p>-1.106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40039">
                <text:p>-1.40039</text:p>
              </table:table-cell>
              <table:table-cell office:value-type="float" office:value="-0.606051">
                <text:p>-0.6060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494534">
                <text:p>-1.494534</text:p>
              </table:table-cell>
              <table:table-cell office:value-type="float" office:value="-0.194172">
                <text:p>-0.1941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40039">
                <text:p>-1.40039</text:p>
              </table:table-cell>
              <table:table-cell office:value-type="float" office:value="0.570747">
                <text:p>0.5707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082654">
                <text:p>-1.082654</text:p>
              </table:table-cell>
              <table:table-cell office:value-type="float" office:value="0.800223">
                <text:p>0.8002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288316">
                <text:p>-0.288316</text:p>
              </table:table-cell>
              <table:table-cell office:value-type="float" office:value="1.141494">
                <text:p>1.141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270664">
                <text:p>-0.27066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2942">
                <text:p>-0.02942</text:p>
              </table:table-cell>
              <table:table-cell office:value-type="float" office:value="1.147378">
                <text:p>1.1473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35332">
                <text:p>-0.13533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11768">
                <text:p>-0.011768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94144">
                <text:p>-0.094144</text:p>
              </table:table-cell>
              <table:table-cell office:value-type="float" office:value="1.500418">
                <text:p>1.5004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5884">
                <text:p>-0.05884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5884">
                <text:p>-0.05884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47072">
                <text:p>-0.047072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47072">
                <text:p>-0.047072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52956">
                <text:p>-0.052956</text:p>
              </table:table-cell>
              <table:table-cell office:value-type="float" office:value="1.423926">
                <text:p>1.423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15.903cm" xlink:href=".." xlink:type="simple" chart:class="chart:scatter" chart:style-name="ch1">
        <chart:title svg:x="6.424cm" svg:y="0.453cm" chart:style-name="ch2">
          <text:p>Acc X &amp; Acc Z</text:p>
        </chart:title>
        <chart:plot-area chart:style-name="ch3" table:cell-range-address="Data.U2:Data.U427 Data.W1:Data.W427" chart:data-source-has-labels="row" svg:x="0.32cm" svg:y="1.542cm" svg:width="15.375cm" svg:height="14.043cm">
          <chartooo:coordinate-region svg:x="0.482cm" svg:y="1.739cm" svg:width="15.109cm" svg:height="13.65cm"/>
          <chart:axis chart:dimension="x" chart:name="primary-x" chart:style-name="ch4"/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axis chart:dimension="y" chart:name="secondary-y" chart:style-name="ch5"/>
          <chart:series chart:attached-axis="primary-y" chart:style-name="ch7" chart:values-cell-range-address="Data.W2:Data.W427" chart:label-cell-address="Data.W1:Data.W1" chart:class="chart:scatter">
            <chart:domain table:cell-range-address="Data.U2:Data.U427"/>
            <chart:data-point chart:repeated="4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new AccZ</text:p>
                <draw:g>
                  <svg:desc>Data.W1:Data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95599999999999">
                <text:p>-0.00295599999999999</text:p>
                <draw:g>
                  <svg:desc>Data.U2:Data.U427</svg:desc>
                </draw:g>
              </table:table-cell>
              <table:table-cell office:value-type="float" office:value="1.494534">
                <text:p>1.494534</text:p>
                <draw:g>
                  <svg:desc>Data.W2:Data.W4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382738">
                <text:p>1.382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0608">
                <text:p>-0.02060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58">
                <text:p>0.0205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58">
                <text:p>0.0205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116">
                <text:p>0.044116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8232">
                <text:p>0.03823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0608">
                <text:p>-0.020608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1188">
                <text:p>0.091188</text:p>
              </table:table-cell>
              <table:table-cell office:value-type="float" office:value="1.353318">
                <text:p>1.353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188">
                <text:p>0.091188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2348">
                <text:p>0.03234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3536">
                <text:p>0.073536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464">
                <text:p>0.02646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696">
                <text:p>0.01469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058">
                <text:p>0.0205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464">
                <text:p>0.02646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6492">
                <text:p>-0.02649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7072">
                <text:p>0.097072</text:p>
              </table:table-cell>
              <table:table-cell office:value-type="float" office:value="1.247406">
                <text:p>1.247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32376">
                <text:p>-0.032376</text:p>
              </table:table-cell>
              <table:table-cell office:value-type="float" office:value="1.48865">
                <text:p>1.48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0028">
                <text:p>-0.050028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348">
                <text:p>0.03234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232">
                <text:p>0.03823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232">
                <text:p>0.038232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348">
                <text:p>0.03234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8232">
                <text:p>0.03823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6464">
                <text:p>0.02646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58">
                <text:p>0.0205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696">
                <text:p>0.014696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6768">
                <text:p>-0.06768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058">
                <text:p>0.0205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6464">
                <text:p>0.026464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696">
                <text:p>0.014696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58">
                <text:p>0.0205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7652">
                <text:p>0.067652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116">
                <text:p>0.044116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58">
                <text:p>0.0205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2348">
                <text:p>0.032348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4724">
                <text:p>0.114724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464">
                <text:p>0.02646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58">
                <text:p>0.0205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6492">
                <text:p>-0.026492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464">
                <text:p>0.026464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028">
                <text:p>-0.05002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2376">
                <text:p>-0.032376</text:p>
              </table:table-cell>
              <table:table-cell office:value-type="float" office:value="1.500418">
                <text:p>1.500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464">
                <text:p>0.02646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58">
                <text:p>0.02058</text:p>
              </table:table-cell>
              <table:table-cell office:value-type="float" office:value="1.470998">
                <text:p>1.470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6464">
                <text:p>0.02646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4696">
                <text:p>0.014696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058">
                <text:p>0.02058</text:p>
              </table:table-cell>
              <table:table-cell office:value-type="float" office:value="1.470998">
                <text:p>1.470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38288">
                <text:p>-0.138288</text:p>
              </table:table-cell>
              <table:table-cell office:value-type="float" office:value="1.635749">
                <text:p>1.635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768">
                <text:p>0.061768</text:p>
              </table:table-cell>
              <table:table-cell office:value-type="float" office:value="1.40039">
                <text:p>1.40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6464">
                <text:p>0.02646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">
                <text:p>0.05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42">
                <text:p>0.07942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5304">
                <text:p>0.085304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50056">
                <text:p>-0.150056</text:p>
              </table:table-cell>
              <table:table-cell office:value-type="float" office:value="1.623981">
                <text:p>1.6239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6464">
                <text:p>0.02646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696">
                <text:p>0.014696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696">
                <text:p>0.014696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2348">
                <text:p>0.03234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058">
                <text:p>0.02058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696">
                <text:p>0.014696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58">
                <text:p>0.02058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696">
                <text:p>0.014696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464">
                <text:p>0.02646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6464">
                <text:p>0.02646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696">
                <text:p>0.014696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58">
                <text:p>0.0205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232">
                <text:p>0.03823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464">
                <text:p>0.02646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58">
                <text:p>0.02058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4696">
                <text:p>0.014696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116">
                <text:p>0.044116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2348">
                <text:p>0.03234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0608">
                <text:p>-0.02060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884">
                <text:p>0.055884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1768">
                <text:p>0.061768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1768">
                <text:p>0.061768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058">
                <text:p>0.02058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5884">
                <text:p>0.05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5884">
                <text:p>0.05588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1768">
                <text:p>0.061768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4116">
                <text:p>0.044116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1768">
                <text:p>0.06176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6">
                <text:p>0.044116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464">
                <text:p>0.02646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1768">
                <text:p>0.061768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4116">
                <text:p>0.044116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2348">
                <text:p>0.03234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0608">
                <text:p>-0.020608</text:p>
              </table:table-cell>
              <table:table-cell office:value-type="float" office:value="1.506302">
                <text:p>1.5063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4116">
                <text:p>0.044116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5884">
                <text:p>0.055884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4116">
                <text:p>0.044116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6464">
                <text:p>0.026464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2348">
                <text:p>0.03234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6464">
                <text:p>0.026464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348">
                <text:p>0.03234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232">
                <text:p>0.03823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8232">
                <text:p>0.038232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2348">
                <text:p>0.03234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58">
                <text:p>0.02058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4116">
                <text:p>0.04411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1768">
                <text:p>0.061768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4116">
                <text:p>0.04411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0608">
                <text:p>-0.020608</text:p>
              </table:table-cell>
              <table:table-cell office:value-type="float" office:value="1.641633">
                <text:p>1.6416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116">
                <text:p>0.044116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6464">
                <text:p>0.02646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116">
                <text:p>0.044116</text:p>
              </table:table-cell>
              <table:table-cell office:value-type="float" office:value="1.476882">
                <text:p>1.4768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0028">
                <text:p>0.150028</text:p>
              </table:table-cell>
              <table:table-cell office:value-type="float" office:value="1.241522">
                <text:p>1.241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3536">
                <text:p>0.073536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942">
                <text:p>0.0794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2376">
                <text:p>0.132376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50028">
                <text:p>0.150028</text:p>
              </table:table-cell>
              <table:table-cell office:value-type="float" office:value="1.318014">
                <text:p>1.3180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072">
                <text:p>0.097072</text:p>
              </table:table-cell>
              <table:table-cell office:value-type="float" office:value="1.323898">
                <text:p>1.3238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8868">
                <text:p>0.208868</text:p>
              </table:table-cell>
              <table:table-cell office:value-type="float" office:value="0.964974">
                <text:p>0.9649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32404">
                <text:p>0.232404</text:p>
              </table:table-cell>
              <table:table-cell office:value-type="float" office:value="0.741383">
                <text:p>0.7413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0.517791">
                <text:p>0.5177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4116">
                <text:p>0.044116</text:p>
              </table:table-cell>
              <table:table-cell office:value-type="float" office:value="0.194172">
                <text:p>0.194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1768">
                <text:p>0.061768</text:p>
              </table:table-cell>
              <table:table-cell office:value-type="float" office:value="-0.11768">
                <text:p>-0.117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058">
                <text:p>0.02058</text:p>
              </table:table-cell>
              <table:table-cell office:value-type="float" office:value="-0.076492">
                <text:p>-0.0764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7652">
                <text:p>0.067652</text:p>
              </table:table-cell>
              <table:table-cell office:value-type="float" office:value="-0.400111">
                <text:p>-0.4001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6492">
                <text:p>0.126492</text:p>
              </table:table-cell>
              <table:table-cell office:value-type="float" office:value="-0.800223">
                <text:p>-0.8002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14752">
                <text:p>-0.114752</text:p>
              </table:table-cell>
              <table:table-cell office:value-type="float" office:value="-0.811991">
                <text:p>-0.811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20608">
                <text:p>-0.020608</text:p>
              </table:table-cell>
              <table:table-cell office:value-type="float" office:value="-0.953206">
                <text:p>-0.953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1768">
                <text:p>0.061768</text:p>
              </table:table-cell>
              <table:table-cell office:value-type="float" office:value="-1.088538">
                <text:p>-1.0885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348">
                <text:p>0.032348</text:p>
              </table:table-cell>
              <table:table-cell office:value-type="float" office:value="-1.247406">
                <text:p>-1.2474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4116">
                <text:p>0.044116</text:p>
              </table:table-cell>
              <table:table-cell office:value-type="float" office:value="-1.388622">
                <text:p>-1.388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50028">
                <text:p>-0.050028</text:p>
              </table:table-cell>
              <table:table-cell office:value-type="float" office:value="-1.494534">
                <text:p>-1.4945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-1.506302">
                <text:p>-1.5063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4724">
                <text:p>-0.014724</text:p>
              </table:table-cell>
              <table:table-cell office:value-type="float" office:value="-1.435694">
                <text:p>-1.435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7652">
                <text:p>0.067652</text:p>
              </table:table-cell>
              <table:table-cell office:value-type="float" office:value="-1.365086">
                <text:p>-1.365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464">
                <text:p>0.026464</text:p>
              </table:table-cell>
              <table:table-cell office:value-type="float" office:value="-1.100306">
                <text:p>-1.1003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594">
                <text:p>0.25594</text:p>
              </table:table-cell>
              <table:table-cell office:value-type="float" office:value="-1.065002">
                <text:p>-1.065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4172">
                <text:p>0.244172</text:p>
              </table:table-cell>
              <table:table-cell office:value-type="float" office:value="-0.841411">
                <text:p>-0.8414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536">
                <text:p>0.28536</text:p>
              </table:table-cell>
              <table:table-cell office:value-type="float" office:value="-0.653123">
                <text:p>-0.6531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1478">
                <text:p>0.31478</text:p>
              </table:table-cell>
              <table:table-cell office:value-type="float" office:value="-0.305967">
                <text:p>-0.305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9476">
                <text:p>0.279476</text:p>
              </table:table-cell>
              <table:table-cell office:value-type="float" office:value="-0.100028">
                <text:p>-0.100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3564">
                <text:p>0.173564</text:p>
              </table:table-cell>
              <table:table-cell office:value-type="float" office:value="0.458951">
                <text:p>0.4589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3564">
                <text:p>0.173564</text:p>
              </table:table-cell>
              <table:table-cell office:value-type="float" office:value="0.706079">
                <text:p>0.7060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8868">
                <text:p>0.208868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4172">
                <text:p>0.244172</text:p>
              </table:table-cell>
              <table:table-cell office:value-type="float" office:value="1.25329">
                <text:p>1.25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8896">
                <text:p>0.308896</text:p>
              </table:table-cell>
              <table:table-cell office:value-type="float" office:value="1.294478">
                <text:p>1.2944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2432">
                <text:p>0.332432</text:p>
              </table:table-cell>
              <table:table-cell office:value-type="float" office:value="1.159146">
                <text:p>1.1591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6548">
                <text:p>0.326548</text:p>
              </table:table-cell>
              <table:table-cell office:value-type="float" office:value="1.347434">
                <text:p>1.3474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0636">
                <text:p>0.220636</text:p>
              </table:table-cell>
              <table:table-cell office:value-type="float" office:value="1.34155">
                <text:p>1.341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7072">
                <text:p>0.097072</text:p>
              </table:table-cell>
              <table:table-cell office:value-type="float" office:value="1.382738">
                <text:p>1.3827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">
                <text:p>0.05</text:p>
              </table:table-cell>
              <table:table-cell office:value-type="float" office:value="1.465114">
                <text:p>1.465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14752">
                <text:p>-0.114752</text:p>
              </table:table-cell>
              <table:table-cell office:value-type="float" office:value="1.512185">
                <text:p>1.5121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942">
                <text:p>0.07942</text:p>
              </table:table-cell>
              <table:table-cell office:value-type="float" office:value="1.28271">
                <text:p>1.282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44144">
                <text:p>-0.044144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14752">
                <text:p>-0.114752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32376">
                <text:p>-0.032376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3826">
                <text:p>-0.03826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55912">
                <text:p>-0.055912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50028">
                <text:p>-0.05002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6768">
                <text:p>-0.06768</text:p>
              </table:table-cell>
              <table:table-cell office:value-type="float" office:value="1.45923">
                <text:p>1.459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0608">
                <text:p>-0.02060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6768">
                <text:p>-0.06768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50028">
                <text:p>-0.050028</text:p>
              </table:table-cell>
              <table:table-cell office:value-type="float" office:value="1.329782">
                <text:p>1.3297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81200000000001">
                <text:p>0.00881200000000001</text:p>
              </table:table-cell>
              <table:table-cell office:value-type="float" office:value="1.10619">
                <text:p>1.106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4696">
                <text:p>0.014696</text:p>
              </table:table-cell>
              <table:table-cell office:value-type="float" office:value="1.065002">
                <text:p>1.065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0.759035">
                <text:p>0.759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0608">
                <text:p>-0.020608</text:p>
              </table:table-cell>
              <table:table-cell office:value-type="float" office:value="0.588399">
                <text:p>0.5883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14752">
                <text:p>-0.114752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32404">
                <text:p>-0.132404</text:p>
              </table:table-cell>
              <table:table-cell office:value-type="float" office:value="-0.164752">
                <text:p>-0.1647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08868">
                <text:p>-0.108868</text:p>
              </table:table-cell>
              <table:table-cell office:value-type="float" office:value="-0.511907">
                <text:p>-0.5119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79476">
                <text:p>-0.179476</text:p>
              </table:table-cell>
              <table:table-cell office:value-type="float" office:value="-1.035582">
                <text:p>-1.0355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85387">
                <text:p>-0.285387</text:p>
              </table:table-cell>
              <table:table-cell office:value-type="float" office:value="-1.229754">
                <text:p>-1.2297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73619">
                <text:p>-0.273619</text:p>
              </table:table-cell>
              <table:table-cell office:value-type="float" office:value="-1.31213">
                <text:p>-1.312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1478">
                <text:p>-0.21478</text:p>
              </table:table-cell>
              <table:table-cell office:value-type="float" office:value="-1.406274">
                <text:p>-1.406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226548">
                <text:p>-0.226548</text:p>
              </table:table-cell>
              <table:table-cell office:value-type="float" office:value="-1.453346">
                <text:p>-1.4533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21478">
                <text:p>-0.21478</text:p>
              </table:table-cell>
              <table:table-cell office:value-type="float" office:value="-1.48865">
                <text:p>-1.488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50084">
                <text:p>-0.250084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08868">
                <text:p>-0.108868</text:p>
              </table:table-cell>
              <table:table-cell office:value-type="float" office:value="-1.423926">
                <text:p>-1.4239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79476">
                <text:p>-0.179476</text:p>
              </table:table-cell>
              <table:table-cell office:value-type="float" office:value="-0.994394">
                <text:p>-0.99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20636">
                <text:p>-0.120636</text:p>
              </table:table-cell>
              <table:table-cell office:value-type="float" office:value="-0.694311">
                <text:p>-0.694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-0.211824">
                <text:p>-0.2118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14724">
                <text:p>0.114724</text:p>
              </table:table-cell>
              <table:table-cell office:value-type="float" office:value="0.100028">
                <text:p>0.100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768">
                <text:p>0.16768</text:p>
              </table:table-cell>
              <table:table-cell office:value-type="float" office:value="0.617819">
                <text:p>0.6178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20636">
                <text:p>0.220636</text:p>
              </table:table-cell>
              <table:table-cell office:value-type="float" office:value="0.600167">
                <text:p>0.6001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2652">
                <text:p>0.22652</text:p>
              </table:table-cell>
              <table:table-cell office:value-type="float" office:value="1.129726">
                <text:p>1.1297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8896">
                <text:p>0.308896</text:p>
              </table:table-cell>
              <table:table-cell office:value-type="float" office:value="1.188566">
                <text:p>1.1885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2404">
                <text:p>0.232404</text:p>
              </table:table-cell>
              <table:table-cell office:value-type="float" office:value="1.34155">
                <text:p>1.34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38288">
                <text:p>0.238288</text:p>
              </table:table-cell>
              <table:table-cell office:value-type="float" office:value="1.306246">
                <text:p>1.306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5594">
                <text:p>0.25594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">
                <text:p>0.05</text:p>
              </table:table-cell>
              <table:table-cell office:value-type="float" office:value="1.494534">
                <text:p>1.4945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02984">
                <text:p>-0.102984</text:p>
              </table:table-cell>
              <table:table-cell office:value-type="float" office:value="1.347434">
                <text:p>1.3474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02984">
                <text:p>-0.102984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73564">
                <text:p>-0.073564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8232">
                <text:p>0.038232</text:p>
              </table:table-cell>
              <table:table-cell office:value-type="float" office:value="1.535722">
                <text:p>1.5357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0664">
                <text:p>0.320664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8455">
                <text:p>0.838455</text:p>
              </table:table-cell>
              <table:table-cell office:value-type="float" office:value="1.212102">
                <text:p>1.2121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7323">
                <text:p>0.997323</text:p>
              </table:table-cell>
              <table:table-cell office:value-type="float" office:value="0.994394">
                <text:p>0.9943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67958">
                <text:p>1.167958</text:p>
              </table:table-cell>
              <table:table-cell office:value-type="float" office:value="0.882599">
                <text:p>0.8825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56218">
                <text:p>1.256218</text:p>
              </table:table-cell>
              <table:table-cell office:value-type="float" office:value="0.553095">
                <text:p>0.553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56274">
                <text:p>1.456274</text:p>
              </table:table-cell>
              <table:table-cell office:value-type="float" office:value="0.11768">
                <text:p>0.11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0923">
                <text:p>1.50923</text:p>
              </table:table-cell>
              <table:table-cell office:value-type="float" office:value="-0.341271">
                <text:p>-0.341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26798">
                <text:p>1.226798</text:p>
              </table:table-cell>
              <table:table-cell office:value-type="float" office:value="-0.700195">
                <text:p>-0.7001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3851">
                <text:p>1.03851</text:p>
              </table:table-cell>
              <table:table-cell office:value-type="float" office:value="-1.006162">
                <text:p>-1.0061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9503">
                <text:p>0.379503</text:p>
              </table:table-cell>
              <table:table-cell office:value-type="float" office:value="-1.500418">
                <text:p>-1.5004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203012">
                <text:p>-0.203012</text:p>
              </table:table-cell>
              <table:table-cell office:value-type="float" office:value="-1.529838">
                <text:p>-1.5298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720803">
                <text:p>-0.720803</text:p>
              </table:table-cell>
              <table:table-cell office:value-type="float" office:value="-1.288594">
                <text:p>-1.2885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26213">
                <text:p>-1.26213</text:p>
              </table:table-cell>
              <table:table-cell office:value-type="float" office:value="-0.835527">
                <text:p>-0.8355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415114">
                <text:p>-1.415114</text:p>
              </table:table-cell>
              <table:table-cell office:value-type="float" office:value="-0.200056">
                <text:p>-0.200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268014">
                <text:p>-1.268014</text:p>
              </table:table-cell>
              <table:table-cell office:value-type="float" office:value="0.08826">
                <text:p>0.088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26213">
                <text:p>-1.26213</text:p>
              </table:table-cell>
              <table:table-cell office:value-type="float" office:value="0.664891">
                <text:p>0.6648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109146">
                <text:p>-1.109146</text:p>
              </table:table-cell>
              <table:table-cell office:value-type="float" office:value="0.900251">
                <text:p>0.9002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87967">
                <text:p>-0.87967</text:p>
              </table:table-cell>
              <table:table-cell office:value-type="float" office:value="1.070886">
                <text:p>1.0708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661963">
                <text:p>-0.661963</text:p>
              </table:table-cell>
              <table:table-cell office:value-type="float" office:value="1.31213">
                <text:p>1.312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285387">
                <text:p>-0.285387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79448">
                <text:p>0.179448</text:p>
              </table:table-cell>
              <table:table-cell office:value-type="float" office:value="1.394506">
                <text:p>1.3945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8536">
                <text:p>0.28536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73703">
                <text:p>0.673703</text:p>
              </table:table-cell>
              <table:table-cell office:value-type="float" office:value="1.388622">
                <text:p>1.3886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14919">
                <text:p>0.814919</text:p>
              </table:table-cell>
              <table:table-cell office:value-type="float" office:value="1.19445">
                <text:p>1.194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50278">
                <text:p>1.050278</text:p>
              </table:table-cell>
              <table:table-cell office:value-type="float" office:value="1.029698">
                <text:p>1.0296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79726">
                <text:p>1.179726</text:p>
              </table:table-cell>
              <table:table-cell office:value-type="float" office:value="0.970858">
                <text:p>0.9708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1503">
                <text:p>1.21503</text:p>
              </table:table-cell>
              <table:table-cell office:value-type="float" office:value="0.870831">
                <text:p>0.8708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4394">
                <text:p>1.044394</text:p>
              </table:table-cell>
              <table:table-cell office:value-type="float" office:value="1.029698">
                <text:p>1.0296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61935">
                <text:p>0.661935</text:p>
              </table:table-cell>
              <table:table-cell office:value-type="float" office:value="1.229754">
                <text:p>1.2297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91216">
                <text:p>0.19121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79503">
                <text:p>-0.279503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767875">
                <text:p>-0.767875</text:p>
              </table:table-cell>
              <table:table-cell office:value-type="float" office:value="1.353318">
                <text:p>1.3533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14974">
                <text:p>-0.914974</text:p>
              </table:table-cell>
              <table:table-cell office:value-type="float" office:value="1.235638">
                <text:p>1.2356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14445">
                <text:p>-1.14445</text:p>
              </table:table-cell>
              <table:table-cell office:value-type="float" office:value="0.882599">
                <text:p>0.8825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26213">
                <text:p>-1.26213</text:p>
              </table:table-cell>
              <table:table-cell office:value-type="float" office:value="0.659007">
                <text:p>0.6590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426882">
                <text:p>-1.426882</text:p>
              </table:table-cell>
              <table:table-cell office:value-type="float" office:value="0.470719">
                <text:p>0.470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456302">
                <text:p>-1.456302</text:p>
              </table:table-cell>
              <table:table-cell office:value-type="float" office:value="0.376575">
                <text:p>0.3765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485722">
                <text:p>-1.485722</text:p>
              </table:table-cell>
              <table:table-cell office:value-type="float" office:value="0.064724">
                <text:p>0.0647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03373">
                <text:p>-1.503373</text:p>
              </table:table-cell>
              <table:table-cell office:value-type="float" office:value="-0.200056">
                <text:p>-0.2000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426882">
                <text:p>-1.426882</text:p>
              </table:table-cell>
              <table:table-cell office:value-type="float" office:value="-0.558979">
                <text:p>-0.558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150334">
                <text:p>-1.150334</text:p>
              </table:table-cell>
              <table:table-cell office:value-type="float" office:value="-0.906135">
                <text:p>-0.906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2677">
                <text:p>-1.02677</text:p>
              </table:table-cell>
              <table:table-cell office:value-type="float" office:value="-0.941439">
                <text:p>-0.9414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838483">
                <text:p>-0.838483</text:p>
              </table:table-cell>
              <table:table-cell office:value-type="float" office:value="-1.323898">
                <text:p>-1.3238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26603">
                <text:p>-0.426603</text:p>
              </table:table-cell>
              <table:table-cell office:value-type="float" office:value="-1.412158">
                <text:p>-1.4121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73564">
                <text:p>-0.073564</text:p>
              </table:table-cell>
              <table:table-cell office:value-type="float" office:value="-1.51807">
                <text:p>-1.518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6492">
                <text:p>0.126492</text:p>
              </table:table-cell>
              <table:table-cell office:value-type="float" office:value="-1.506302">
                <text:p>-1.506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2018">
                <text:p>0.962018</text:p>
              </table:table-cell>
              <table:table-cell office:value-type="float" office:value="-1.19445">
                <text:p>-1.194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3271">
                <text:p>1.33271</text:p>
              </table:table-cell>
              <table:table-cell office:value-type="float" office:value="-0.523675">
                <text:p>-0.523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9155">
                <text:p>1.39155</text:p>
              </table:table-cell>
              <table:table-cell office:value-type="float" office:value="-0.035304">
                <text:p>-0.035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79754">
                <text:p>1.279754</text:p>
              </table:table-cell>
              <table:table-cell office:value-type="float" office:value="0.423647">
                <text:p>0.4236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2677">
                <text:p>1.12677</text:p>
              </table:table-cell>
              <table:table-cell office:value-type="float" office:value="0.817875">
                <text:p>0.817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20858">
                <text:p>1.020858</text:p>
              </table:table-cell>
              <table:table-cell office:value-type="float" office:value="1.041466">
                <text:p>1.0414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6051">
                <text:p>0.656051</text:p>
              </table:table-cell>
              <table:table-cell office:value-type="float" office:value="1.212102">
                <text:p>1.212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38316">
                <text:p>0.338316</text:p>
              </table:table-cell>
              <table:table-cell office:value-type="float" office:value="1.094422">
                <text:p>1.0944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5594">
                <text:p>-0.15594</text:p>
              </table:table-cell>
              <table:table-cell office:value-type="float" office:value="1.482766">
                <text:p>1.4827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397183">
                <text:p>-0.397183</text:p>
              </table:table-cell>
              <table:table-cell office:value-type="float" office:value="1.741661">
                <text:p>1.7416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08896">
                <text:p>-0.208896</text:p>
              </table:table-cell>
              <table:table-cell office:value-type="float" office:value="1.329782">
                <text:p>1.3297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14752">
                <text:p>-0.11475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238316">
                <text:p>-0.238316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2652">
                <text:p>-0.12652</text:p>
              </table:table-cell>
              <table:table-cell office:value-type="float" office:value="1.48865">
                <text:p>1.488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79448">
                <text:p>-0.079448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73592">
                <text:p>-0.17359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32404">
                <text:p>-0.132404</text:p>
              </table:table-cell>
              <table:table-cell office:value-type="float" office:value="1.512185">
                <text:p>1.512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971">
                <text:p>-0.0971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85332">
                <text:p>-0.085332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20608">
                <text:p>-0.020608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97128">
                <text:p>0.297128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26659">
                <text:p>0.726659</text:p>
              </table:table-cell>
              <table:table-cell office:value-type="float" office:value="1.294478">
                <text:p>1.2944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32654">
                <text:p>1.132654</text:p>
              </table:table-cell>
              <table:table-cell office:value-type="float" office:value="0.923787">
                <text:p>0.9237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38594">
                <text:p>1.338594</text:p>
              </table:table-cell>
              <table:table-cell office:value-type="float" office:value="0.370691">
                <text:p>0.3706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44506">
                <text:p>1.444506</text:p>
              </table:table-cell>
              <table:table-cell office:value-type="float" office:value="-0.02942">
                <text:p>-0.029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167958">
                <text:p>1.167958</text:p>
              </table:table-cell>
              <table:table-cell office:value-type="float" office:value="-0.676659">
                <text:p>-0.6766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115002">
                <text:p>1.115002</text:p>
              </table:table-cell>
              <table:table-cell office:value-type="float" office:value="-0.947323">
                <text:p>-0.9473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03123">
                <text:p>0.703123</text:p>
              </table:table-cell>
              <table:table-cell office:value-type="float" office:value="-1.406274">
                <text:p>-1.4062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5332">
                <text:p>0.185332</text:p>
              </table:table-cell>
              <table:table-cell office:value-type="float" office:value="-1.406274">
                <text:p>-1.4062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09007">
                <text:p>-0.609007</text:p>
              </table:table-cell>
              <table:table-cell office:value-type="float" office:value="-1.412158">
                <text:p>-1.4121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062074">
                <text:p>-1.062074</text:p>
              </table:table-cell>
              <table:table-cell office:value-type="float" office:value="-1.112074">
                <text:p>-1.1120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420998">
                <text:p>-1.420998</text:p>
              </table:table-cell>
              <table:table-cell office:value-type="float" office:value="-0.641355">
                <text:p>-0.6413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91606">
                <text:p>-1.491606</text:p>
              </table:table-cell>
              <table:table-cell office:value-type="float" office:value="-0.270664">
                <text:p>-0.2706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497489">
                <text:p>-1.497489</text:p>
              </table:table-cell>
              <table:table-cell office:value-type="float" office:value="0.182404">
                <text:p>0.1824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415114">
                <text:p>-1.415114</text:p>
              </table:table-cell>
              <table:table-cell office:value-type="float" office:value="0.429531">
                <text:p>0.4295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297434">
                <text:p>-1.297434</text:p>
              </table:table-cell>
              <table:table-cell office:value-type="float" office:value="0.664891">
                <text:p>0.6648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226826">
                <text:p>-1.226826</text:p>
              </table:table-cell>
              <table:table-cell office:value-type="float" office:value="0.859063">
                <text:p>0.8590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944394">
                <text:p>-0.944394</text:p>
              </table:table-cell>
              <table:table-cell office:value-type="float" office:value="1.10619">
                <text:p>1.106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508979">
                <text:p>-0.508979</text:p>
              </table:table-cell>
              <table:table-cell office:value-type="float" office:value="1.435694">
                <text:p>1.4356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79476">
                <text:p>-0.179476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32376">
                <text:p>0.13237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2652">
                <text:p>0.2265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79448">
                <text:p>-0.079448</text:p>
              </table:table-cell>
              <table:table-cell office:value-type="float" office:value="1.359202">
                <text:p>1.3592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344227">
                <text:p>-0.344227</text:p>
              </table:table-cell>
              <table:table-cell office:value-type="float" office:value="1.37097">
                <text:p>1.370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697267">
                <text:p>-0.697267</text:p>
              </table:table-cell>
              <table:table-cell office:value-type="float" office:value="1.000278">
                <text:p>1.0002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185638">
                <text:p>-1.185638</text:p>
              </table:table-cell>
              <table:table-cell office:value-type="float" office:value="0.888483">
                <text:p>0.8884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479838">
                <text:p>-1.479838</text:p>
              </table:table-cell>
              <table:table-cell office:value-type="float" office:value="0.258896">
                <text:p>0.2588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420998">
                <text:p>-1.420998</text:p>
              </table:table-cell>
              <table:table-cell office:value-type="float" office:value="-0.317735">
                <text:p>-0.3177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226826">
                <text:p>-1.226826</text:p>
              </table:table-cell>
              <table:table-cell office:value-type="float" office:value="-0.95909">
                <text:p>-0.9590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709035">
                <text:p>-0.709035</text:p>
              </table:table-cell>
              <table:table-cell office:value-type="float" office:value="-1.359202">
                <text:p>-1.3592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597239">
                <text:p>-0.597239</text:p>
              </table:table-cell>
              <table:table-cell office:value-type="float" office:value="-1.57691">
                <text:p>-1.57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91466">
                <text:p>1.091466</text:p>
              </table:table-cell>
              <table:table-cell office:value-type="float" office:value="-1.629865">
                <text:p>-1.6298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3787">
                <text:p>0.973787</text:p>
              </table:table-cell>
              <table:table-cell office:value-type="float" office:value="-1.041466">
                <text:p>-1.0414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39155">
                <text:p>1.39155</text:p>
              </table:table-cell>
              <table:table-cell office:value-type="float" office:value="-0.582515">
                <text:p>-0.5825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9155">
                <text:p>1.39155</text:p>
              </table:table-cell>
              <table:table-cell office:value-type="float" office:value="0.158868">
                <text:p>0.158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03234">
                <text:p>1.103234</text:p>
              </table:table-cell>
              <table:table-cell office:value-type="float" office:value="0.823759">
                <text:p>0.8237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50223">
                <text:p>0.850223</text:p>
              </table:table-cell>
              <table:table-cell office:value-type="float" office:value="1.153262">
                <text:p>1.1532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73592">
                <text:p>0.273592</text:p>
              </table:table-cell>
              <table:table-cell office:value-type="float" office:value="1.318014">
                <text:p>1.3180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02956">
                <text:p>0.102956</text:p>
              </table:table-cell>
              <table:table-cell office:value-type="float" office:value="1.48865">
                <text:p>1.488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14752">
                <text:p>-0.114752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79448">
                <text:p>-0.079448</text:p>
              </table:table-cell>
              <table:table-cell office:value-type="float" office:value="1.229754">
                <text:p>1.2297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295599999999999">
                <text:p>-0.00295599999999999</text:p>
              </table:table-cell>
              <table:table-cell office:value-type="float" office:value="0.753151">
                <text:p>0.7531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6492">
                <text:p>0.126492</text:p>
              </table:table-cell>
              <table:table-cell office:value-type="float" office:value="0.241244">
                <text:p>0.2412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08923">
                <text:p>0.408923</text:p>
              </table:table-cell>
              <table:table-cell office:value-type="float" office:value="-0.400111">
                <text:p>-0.400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0608">
                <text:p>0.120608</text:p>
              </table:table-cell>
              <table:table-cell office:value-type="float" office:value="-0.676659">
                <text:p>-0.6766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61852">
                <text:p>0.361852</text:p>
              </table:table-cell>
              <table:table-cell office:value-type="float" office:value="-1.34155">
                <text:p>-1.341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44227">
                <text:p>0.444227</text:p>
              </table:table-cell>
              <table:table-cell office:value-type="float" office:value="-1.376854">
                <text:p>-1.3768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32404">
                <text:p>0.232404</text:p>
              </table:table-cell>
              <table:table-cell office:value-type="float" office:value="-1.34155">
                <text:p>-1.341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20608">
                <text:p>-0.020608</text:p>
              </table:table-cell>
              <table:table-cell office:value-type="float" office:value="-1.535722">
                <text:p>-1.5357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4696">
                <text:p>0.014696</text:p>
              </table:table-cell>
              <table:table-cell office:value-type="float" office:value="-1.259174">
                <text:p>-1.2591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61879">
                <text:p>-0.361879</text:p>
              </table:table-cell>
              <table:table-cell office:value-type="float" office:value="-0.629587">
                <text:p>-0.629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32487">
                <text:p>-0.432487</text:p>
              </table:table-cell>
              <table:table-cell office:value-type="float" office:value="-0.229476">
                <text:p>-0.2294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55995">
                <text:p>-0.355995</text:p>
              </table:table-cell>
              <table:table-cell office:value-type="float" office:value="0.541327">
                <text:p>0.5413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50084">
                <text:p>-0.250084</text:p>
              </table:table-cell>
              <table:table-cell office:value-type="float" office:value="0.817875">
                <text:p>0.8178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473675">
                <text:p>-0.473675</text:p>
              </table:table-cell>
              <table:table-cell office:value-type="float" office:value="1.070886">
                <text:p>1.0708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673731">
                <text:p>-0.673731</text:p>
              </table:table-cell>
              <table:table-cell office:value-type="float" office:value="1.117958">
                <text:p>1.1179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55884">
                <text:p>0.055884</text:p>
              </table:table-cell>
              <table:table-cell office:value-type="float" office:value="1.123842">
                <text:p>1.1238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50111">
                <text:p>-0.350111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285387">
                <text:p>-0.285387</text:p>
              </table:table-cell>
              <table:table-cell office:value-type="float" office:value="1.353318">
                <text:p>1.3533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379531">
                <text:p>-0.379531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61852">
                <text:p>-0.261852</text:p>
              </table:table-cell>
              <table:table-cell office:value-type="float" office:value="1.265058">
                <text:p>1.2650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55967">
                <text:p>-0.255967</text:p>
              </table:table-cell>
              <table:table-cell office:value-type="float" office:value="0.694311">
                <text:p>0.6943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73564">
                <text:p>-0.073564</text:p>
              </table:table-cell>
              <table:table-cell office:value-type="float" office:value="0.558979">
                <text:p>0.5589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91188">
                <text:p>0.091188</text:p>
              </table:table-cell>
              <table:table-cell office:value-type="float" office:value="-0.200056">
                <text:p>-0.2000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85304">
                <text:p>0.085304</text:p>
              </table:table-cell>
              <table:table-cell office:value-type="float" office:value="-0.711963">
                <text:p>-0.711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-1.229754">
                <text:p>-1.22975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08868">
                <text:p>-0.108868</text:p>
              </table:table-cell>
              <table:table-cell office:value-type="float" office:value="-1.48865">
                <text:p>-1.488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67652">
                <text:p>0.067652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73536">
                <text:p>0.073536</text:p>
              </table:table-cell>
              <table:table-cell office:value-type="float" office:value="-1.16503">
                <text:p>-1.165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26492">
                <text:p>-0.026492</text:p>
              </table:table-cell>
              <table:table-cell office:value-type="float" office:value="-0.682543">
                <text:p>-0.6825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32404">
                <text:p>-0.132404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503095">
                <text:p>-0.503095</text:p>
              </table:table-cell>
              <table:table-cell office:value-type="float" office:value="0.494255">
                <text:p>0.4942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285387">
                <text:p>-0.285387</text:p>
              </table:table-cell>
              <table:table-cell office:value-type="float" office:value="0.853179">
                <text:p>0.8531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397183">
                <text:p>-0.397183</text:p>
              </table:table-cell>
              <table:table-cell office:value-type="float" office:value="1.129726">
                <text:p>1.1297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32376">
                <text:p>-0.032376</text:p>
              </table:table-cell>
              <table:table-cell office:value-type="float" office:value="1.418042">
                <text:p>1.4180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285387">
                <text:p>-0.285387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92800000000001">
                <text:p>0.00292800000000001</text:p>
              </table:table-cell>
              <table:table-cell office:value-type="float" office:value="1.470998">
                <text:p>1.4709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55912">
                <text:p>-0.055912</text:p>
              </table:table-cell>
              <table:table-cell office:value-type="float" office:value="1.40039">
                <text:p>1.400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6464">
                <text:p>0.026464</text:p>
              </table:table-cell>
              <table:table-cell office:value-type="float" office:value="1.376854">
                <text:p>1.3768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8868">
                <text:p>0.208868</text:p>
              </table:table-cell>
              <table:table-cell office:value-type="float" office:value="1.523954">
                <text:p>1.5239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44255">
                <text:p>0.544255</text:p>
              </table:table-cell>
              <table:table-cell office:value-type="float" office:value="1.182682">
                <text:p>1.1826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03151">
                <text:p>0.803151</text:p>
              </table:table-cell>
              <table:table-cell office:value-type="float" office:value="1.04735">
                <text:p>1.047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26687">
                <text:p>0.826687</text:p>
              </table:table-cell>
              <table:table-cell office:value-type="float" office:value="0.764919">
                <text:p>0.7649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14863">
                <text:p>0.614863</text:p>
              </table:table-cell>
              <table:table-cell office:value-type="float" office:value="0.417763">
                <text:p>0.4177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91383">
                <text:p>0.791383</text:p>
              </table:table-cell>
              <table:table-cell office:value-type="float" office:value="-0.623703">
                <text:p>-0.6237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14807">
                <text:p>0.414807</text:p>
              </table:table-cell>
              <table:table-cell office:value-type="float" office:value="-1.206218">
                <text:p>-1.2062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02984">
                <text:p>0.202984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6464">
                <text:p>0.026464</text:p>
              </table:table-cell>
              <table:table-cell office:value-type="float" office:value="-1.476882">
                <text:p>-1.4768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320691">
                <text:p>-0.320691</text:p>
              </table:table-cell>
              <table:table-cell office:value-type="float" office:value="-1.07677">
                <text:p>-1.076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591355">
                <text:p>-0.591355</text:p>
              </table:table-cell>
              <table:table-cell office:value-type="float" office:value="-0.335387">
                <text:p>-0.3353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826715">
                <text:p>-0.826715</text:p>
              </table:table-cell>
              <table:table-cell office:value-type="float" office:value="0.123564">
                <text:p>0.1235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79587">
                <text:p>-0.579587</text:p>
              </table:table-cell>
              <table:table-cell office:value-type="float" office:value="0.676659">
                <text:p>0.6766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408951">
                <text:p>-0.408951</text:p>
              </table:table-cell>
              <table:table-cell office:value-type="float" office:value="1.318014">
                <text:p>1.3180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91216">
                <text:p>-0.091216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73536">
                <text:p>0.073536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55884">
                <text:p>0.055884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32432">
                <text:p>-0.232432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520747">
                <text:p>-0.520747</text:p>
              </table:table-cell>
              <table:table-cell office:value-type="float" office:value="1.28271">
                <text:p>1.282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644311">
                <text:p>-0.644311</text:p>
              </table:table-cell>
              <table:table-cell office:value-type="float" office:value="1.070886">
                <text:p>1.0708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703151">
                <text:p>-0.703151</text:p>
              </table:table-cell>
              <table:table-cell office:value-type="float" office:value="0.682543">
                <text:p>0.6825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3851">
                <text:p>-0.93851</text:p>
              </table:table-cell>
              <table:table-cell office:value-type="float" office:value="0.152984">
                <text:p>0.1529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932626">
                <text:p>-0.932626</text:p>
              </table:table-cell>
              <table:table-cell office:value-type="float" office:value="-0.329503">
                <text:p>-0.3295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750223">
                <text:p>-0.750223</text:p>
              </table:table-cell>
              <table:table-cell office:value-type="float" office:value="-1.22387">
                <text:p>-1.223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85387">
                <text:p>-0.285387</text:p>
              </table:table-cell>
              <table:table-cell office:value-type="float" office:value="-1.523954">
                <text:p>-1.5239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97155">
                <text:p>0.397155</text:p>
              </table:table-cell>
              <table:table-cell office:value-type="float" office:value="-1.053234">
                <text:p>-1.0532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03123">
                <text:p>0.703123</text:p>
              </table:table-cell>
              <table:table-cell office:value-type="float" office:value="-0.729615">
                <text:p>-0.7296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56107">
                <text:p>0.856107</text:p>
              </table:table-cell>
              <table:table-cell office:value-type="float" office:value="0.217708">
                <text:p>0.2177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14919">
                <text:p>0.814919</text:p>
              </table:table-cell>
              <table:table-cell office:value-type="float" office:value="0.641355">
                <text:p>0.6413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32459">
                <text:p>0.432459</text:p>
              </table:table-cell>
              <table:table-cell office:value-type="float" office:value="1.07677">
                <text:p>1.076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61824">
                <text:p>0.261824</text:p>
              </table:table-cell>
              <table:table-cell office:value-type="float" office:value="1.023814">
                <text:p>1.0238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3826">
                <text:p>-0.03826</text:p>
              </table:table-cell>
              <table:table-cell office:value-type="float" office:value="1.535722">
                <text:p>1.5357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432487">
                <text:p>-0.432487</text:p>
              </table:table-cell>
              <table:table-cell office:value-type="float" office:value="1.329782">
                <text:p>1.3297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644311">
                <text:p>-0.644311</text:p>
              </table:table-cell>
              <table:table-cell office:value-type="float" office:value="1.13561">
                <text:p>1.13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90909">
                <text:p>-0.90909</text:p>
              </table:table-cell>
              <table:table-cell office:value-type="float" office:value="0.676659">
                <text:p>0.6766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87967">
                <text:p>-0.87967</text:p>
              </table:table-cell>
              <table:table-cell office:value-type="float" office:value="0.26478">
                <text:p>0.264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738455">
                <text:p>-0.738455</text:p>
              </table:table-cell>
              <table:table-cell office:value-type="float" office:value="-0.629587">
                <text:p>-0.6295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67708">
                <text:p>-0.167708</text:p>
              </table:table-cell>
              <table:table-cell office:value-type="float" office:value="-1.582793">
                <text:p>-1.5827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5304">
                <text:p>0.085304</text:p>
              </table:table-cell>
              <table:table-cell office:value-type="float" office:value="-1.259174">
                <text:p>-1.2591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44144">
                <text:p>0.144144</text:p>
              </table:table-cell>
              <table:table-cell office:value-type="float" office:value="-1.212102">
                <text:p>-1.2121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85387">
                <text:p>0.385387</text:p>
              </table:table-cell>
              <table:table-cell office:value-type="float" office:value="-1.653401">
                <text:p>-1.6534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55995">
                <text:p>0.455995</text:p>
              </table:table-cell>
              <table:table-cell office:value-type="float" office:value="-0.853179">
                <text:p>-0.8531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61879">
                <text:p>0.461879</text:p>
              </table:table-cell>
              <table:table-cell office:value-type="float" office:value="-0.335387">
                <text:p>-0.3353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67708">
                <text:p>0.267708</text:p>
              </table:table-cell>
              <table:table-cell office:value-type="float" office:value="0.764919">
                <text:p>0.7649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14752">
                <text:p>0.214752</text:p>
              </table:table-cell>
              <table:table-cell office:value-type="float" office:value="1.206218">
                <text:p>1.2062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3826">
                <text:p>0.13826</text:p>
              </table:table-cell>
              <table:table-cell office:value-type="float" office:value="1.382738">
                <text:p>1.3827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67652">
                <text:p>0.067652</text:p>
              </table:table-cell>
              <table:table-cell office:value-type="float" office:value="1.453346">
                <text:p>1.4533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3536">
                <text:p>0.073536</text:p>
              </table:table-cell>
              <table:table-cell office:value-type="float" office:value="1.34155">
                <text:p>1.341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14752">
                <text:p>0.214752</text:p>
              </table:table-cell>
              <table:table-cell office:value-type="float" office:value="0.941439">
                <text:p>0.9414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02956">
                <text:p>0.102956</text:p>
              </table:table-cell>
              <table:table-cell office:value-type="float" office:value="-0.223592">
                <text:p>-0.2235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478">
                <text:p>0.31478</text:p>
              </table:table-cell>
              <table:table-cell office:value-type="float" office:value="-0.764919">
                <text:p>-0.7649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03012">
                <text:p>0.303012</text:p>
              </table:table-cell>
              <table:table-cell office:value-type="float" office:value="-1.394506">
                <text:p>-1.3945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32404">
                <text:p>0.232404</text:p>
              </table:table-cell>
              <table:table-cell office:value-type="float" office:value="-1.476882">
                <text:p>-1.47688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408951">
                <text:p>-0.408951</text:p>
              </table:table-cell>
              <table:table-cell office:value-type="float" office:value="-1.10619">
                <text:p>-1.106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44144">
                <text:p>-0.044144</text:p>
              </table:table-cell>
              <table:table-cell office:value-type="float" office:value="-0.606051">
                <text:p>-0.6060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08868">
                <text:p>-0.108868</text:p>
              </table:table-cell>
              <table:table-cell office:value-type="float" office:value="-0.194172">
                <text:p>-0.1941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73592">
                <text:p>-0.173592</text:p>
              </table:table-cell>
              <table:table-cell office:value-type="float" office:value="0.570747">
                <text:p>0.5707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73564">
                <text:p>0.173564</text:p>
              </table:table-cell>
              <table:table-cell office:value-type="float" office:value="0.800223">
                <text:p>0.8002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02956">
                <text:p>0.102956</text:p>
              </table:table-cell>
              <table:table-cell office:value-type="float" office:value="1.141494">
                <text:p>1.141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883999999999999">
                <text:p>-0.00883999999999999</text:p>
              </table:table-cell>
              <table:table-cell office:value-type="float" office:value="1.441578">
                <text:p>1.4415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826715">
                <text:p>-0.826715</text:p>
              </table:table-cell>
              <table:table-cell office:value-type="float" office:value="1.147378">
                <text:p>1.1473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303039">
                <text:p>-0.303039</text:p>
              </table:table-cell>
              <table:table-cell office:value-type="float" office:value="1.447462">
                <text:p>1.4474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50056">
                <text:p>-0.15005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73564">
                <text:p>-0.073564</text:p>
              </table:table-cell>
              <table:table-cell office:value-type="float" office:value="1.500418">
                <text:p>1.5004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250084">
                <text:p>-0.250084</text:p>
              </table:table-cell>
              <table:table-cell office:value-type="float" office:value="1.412158">
                <text:p>1.4121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238316">
                <text:p>-0.238316</text:p>
              </table:table-cell>
              <table:table-cell office:value-type="float" office:value="1.406274">
                <text:p>1.4062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238316">
                <text:p>-0.238316</text:p>
              </table:table-cell>
              <table:table-cell office:value-type="float" office:value="1.423926">
                <text:p>1.4239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238316">
                <text:p>-0.238316</text:p>
              </table:table-cell>
              <table:table-cell office:value-type="float" office:value="1.42981">
                <text:p>1.4298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232432">
                <text:p>-0.232432</text:p>
              </table:table-cell>
              <table:table-cell office:value-type="float" office:value="1.423926">
                <text:p>1.4239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